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25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8457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2.7902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0.3827in"/>
    </style:style>
    <style:style style:name="co12" style:family="table-column">
      <style:table-column-properties fo:break-before="auto" style:column-width="0.9366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0.9063in"/>
    </style:style>
    <style:style style:name="co17" style:family="table-column">
      <style:table-column-properties fo:break-before="auto" style:column-width="0.1583in"/>
    </style:style>
    <style:style style:name="co18" style:family="table-column">
      <style:table-column-properties fo:break-before="auto" style:column-width="0.5217in"/>
    </style:style>
    <style:style style:name="co19" style:family="table-column">
      <style:table-column-properties fo:break-before="auto" style:column-width="0.2217in"/>
    </style:style>
    <style:style style:name="co20" style:family="table-column">
      <style:table-column-properties fo:break-before="auto" style:column-width="0.2016in"/>
    </style:style>
    <style:style style:name="co21" style:family="table-column">
      <style:table-column-properties fo:break-before="auto" style:column-width="0.302in"/>
    </style:style>
    <style:style style:name="co22" style:family="table-column">
      <style:table-column-properties fo:break-before="auto" style:column-width="0.4126in"/>
    </style:style>
    <style:style style:name="co23" style:family="table-column">
      <style:table-column-properties fo:break-before="auto" style:column-width="0.4028in"/>
    </style:style>
    <style:style style:name="co24" style:family="table-column">
      <style:table-column-properties fo:break-before="auto" style:column-width="0.6543in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ta3" style:family="table" style:master-page-name="PageStyle_5f_Hoja3">
      <style:table-properties table:display="true" style:writing-mode="lr-tb"/>
    </style:style>
    <style:style style:name="ta2" style:family="table" style:master-page-name="PageStyle_5f_MallaSPC">
      <style:table-properties table:display="true" style:writing-mode="lr-tb"/>
    </style:style>
    <style:style style:name="ta4" style:family="table" style:master-page-name="PageStyle_5f_dependencie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00cc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8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9" style:family="table-cell" style:parent-style-name="Default">
      <style:table-cell-properties fo:background-color="#00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Pendiente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2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3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wrap-option="no-wrap" fo:border="0.0138in solid #000000" style:shrink-to-fit="tru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7" style:family="table-cell" style:parent-style-name="Default">
      <style:table-cell-properties fo:wrap-option="no-wrap" style:shrink-to-fit="true"/>
    </style:style>
    <style:style style:name="ce38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3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00cc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00"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3" style:family="table-cell" style:parent-style-name="Default"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4" style:family="table-cell" style:parent-style-name="Default">
      <style:table-cell-properties fo:background-color="#ffff00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5" style:family="table-cell" style:parent-style-name="Default">
      <style:table-cell-properties fo:background-color="transparent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3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8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9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0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1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1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5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6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8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9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diagonal-bl-tr="none" style:diagonal-tl-br="none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="0.0008in solid #000000"/>
    </style:style>
    <style:style style:name="ce95" style:family="table-cell" style:parent-style-name="Default">
      <style:table-cell-properties fo:background-color="#000000" fo:border="0.0008in solid #000000"/>
    </style:style>
    <style:style style:name="ce96" style:family="table-cell" style:parent-style-name="Default">
      <style:table-cell-properties fo:background-color="#ffff00" fo:border="0.0008in solid #000000"/>
    </style:style>
    <style:style style:name="ce97" style:family="table-cell" style:parent-style-name="Default">
      <style:table-cell-properties fo:background-color="#ffff00" style:text-align-source="fix" style:repeat-content="false" fo:border="0.0008in solid #000000"/>
      <style:paragraph-properties fo:text-align="end" fo:margin-left="0in"/>
    </style:style>
    <style:style style:name="ce98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llaSPC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1" table:default-cell-style-name="ce1"/>
        <table:table-column table:style-name="co11" table:default-cell-style-name="Default"/>
        <table:table-column table:style-name="co4" table:default-cell-style-name="Default"/>
        <table:table-column table:style-name="co12" table:default-cell-style-name="ce64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94"/>
        <table:table-column table:style-name="co20" table:default-cell-style-name="ce94"/>
        <table:table-column table:style-name="co9" table:default-cell-style-name="ce94"/>
        <table:table-column table:style-name="co21" table:default-cell-style-name="ce94"/>
        <table:table-column table:style-name="co22" table:default-cell-style-name="ce97"/>
        <table:table-column table:style-name="co23" table:default-cell-style-name="Default"/>
        <table:table-column table:style-name="co22" table:default-cell-style-name="ce96"/>
        <table:table-column table:style-name="co24" table:default-cell-style-name="Default"/>
        <table:table-column table:style-name="co25" table:number-columns-repeated="994" table:default-cell-style-name="Default"/>
        <table:table-row table:style-name="ro3">
          <table:table-cell/>
          <table:table-cell table:style-name="ce5"/>
          <table:table-cell table:style-name="ce10" table:number-columns-repeated="2"/>
          <table:table-cell table:style-name="ce26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3">
          <table:table-cell table:formula="of:=IF(NOT([.B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I </text:p>
          </table:table-cell>
          <table:table-cell table:style-name="ce44"/>
          <table:table-cell table:style-name="ce44" office:value-type="string">
            <text:p>ECTS</text:p>
          </table:table-cell>
          <table:table-cell table:style-name="ce50" office:value-type="string">
            <text:p>HT</text:p>
          </table:table-cell>
          <table:table-cell table:style-name="ce50" office:value-type="string">
            <text:p>Ay</text:p>
          </table:table-cell>
          <table:table-cell table:style-name="ce44" office:value-type="string">
            <text:p>Pr</text:p>
          </table:table-cell>
          <table:table-cell table:style-name="ce50" office:value-type="string">
            <text:p>Aut</text:p>
          </table:table-cell>
          <table:table-cell table:style-name="ce44" office:value-type="string">
            <text:p>Tot</text:p>
          </table:table-cell>
          <table:table-cell table:style-name="ce44"/>
          <table:table-cell table:style-name="ce57"/>
          <table:table-cell table:style-name="ce74" table:number-columns-repeated="3"/>
          <table:table-cell table:style-name="ce49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2">
          <table:table-cell table:formula="of:=IF(NOT([.B3]=&quot;&quot;);&quot;CS&quot;;&quot;&quot;)">
            <text:p/>
          </table:table-cell>
          <table:table-cell table:style-name="ce5"/>
          <table:table-cell table:style-name="ce11" office:value-type="string">
            <text:p>Codigo</text:p>
          </table:table-cell>
          <table:table-cell table:style-name="ce11" office:value-type="string">
            <text:p>Alias</text:p>
          </table:table-cell>
          <table:table-cell table:style-name="ce28" office:value-type="string">
            <text:p>Nombre</text:p>
          </table:table-cell>
          <table:table-cell table:style-name="ce11" office:value-type="string">
            <text:p>T</text:p>
          </table:table-cell>
          <table:table-cell table:style-name="ce47" office:value-type="string">
            <text:p>Cr</text:p>
          </table:table-cell>
          <table:table-cell table:style-name="ce51" office:value-type="string">
            <text:p>HT/C</text:p>
          </table:table-cell>
          <table:table-cell table:style-name="ce51" office:value-type="string">
            <text:p>HP</text:p>
          </table:table-cell>
          <table:table-cell table:style-name="ce11" office:value-type="string">
            <text:p>HL</text:p>
          </table:table-cell>
          <table:table-cell table:style-name="ce51" office:value-type="string">
            <text:p>TI</text:p>
          </table:table-cell>
          <table:table-cell table:style-name="ce11" office:value-type="string">
            <text:p>Tot</text:p>
          </table:table-cell>
          <table:table-cell table:style-name="ce11" office:value-type="string">
            <text:p>Lab</text:p>
          </table:table-cell>
          <table:table-cell table:style-name="ce58" office:value-type="string">
            <text:p>Prereq</text:p>
          </table:table-cell>
          <table:table-cell table:style-name="ce75" office:value-type="string">
            <text:p>Rec</text:p>
          </table:table-cell>
          <table:table-cell table:style-name="ce75" office:value-type="string">
            <text:p>Correq</text:p>
          </table:table-cell>
          <table:table-cell table:style-name="ce79" office:value-type="string">
            <text:p>Group</text:p>
          </table:table-cell>
          <table:table-cell table:style-name="ce47" office:value-type="string">
            <text:p>Area</text:p>
          </table:table-cell>
          <table:table-cell table:number-columns-repeated="2"/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/>
          <table:table-cell table:style-name="ce29" office:value-type="string">
            <text:p>Introducción a la Programación</text:p>
          </table:table-cell>
          <table:table-cell table:style-name="ce12" office:value-type="string">
            <text:p>O</text:p>
          </table:table-cell>
          <table:table-cell table:style-name="ce14" table:formula="of:=[.H4]+0.5*([.I4]+[.J4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3" table:formula="of:=[.H4]+[.I4]+[.K4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59"/>
          <table:table-cell table:style-name="ce76"/>
          <table:table-cell table:style-name="ce76" table:formula="of:=[.C8]" office:value-type="string" office:string-value="CS105">
            <text:p>CS105</text:p>
          </table:table-cell>
          <table:table-cell table:style-name="ce76"/>
          <table:table-cell table:style-name="ce14" office:value-type="string">
            <text:p>CS</text:p>
          </table:table-cell>
          <table:table-cell table:style-name="ce5" office:value-type="string">
            <text:p>SPC,NT</text:p>
          </table:table-cell>
          <table:table-cell table:style-name="ce5" table:formula="of:=IF(OR([.B4]=&quot;&quot;;[.S4]=&quot;&quot;;[.U4]=&quot;&quot;);&quot;&quot;;&quot;,&quot;)">
            <text:p/>
          </table:table-cell>
          <table:table-cell table:style-name="ce5"/>
          <table:table-cell table:style-name="ce5" table:formula="of:=IF(AND(NOT(CONCATENATE([.S4];[.U4])=&quot;&quot;);NOT([.W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4];[.U4];[.W4])=&quot;&quot;);NOT([.Y4]=&quot;&quot;));&quot;,&quot;;&quot;&quot;)">
            <text:p/>
          </table:table-cell>
          <table:table-cell/>
          <table:table-cell table:style-name="ce23" table:formula="of:=IF(AND(NOT(CONCATENATE([.S4];[.U4];[.W4];[.Y4])=&quot;&quot;);NOT([.AA4]=&quot;&quot;));&quot;,&quot;;&quot;&quot;)">
            <text:p/>
          </table:table-cell>
          <table:table-cell/>
          <table:table-cell table:style-name="ce23" table:formula="of:=IF(AND(NOT(CONCATENATE([.S4];[.U4];[.W4];[.Y4];[.AA4])=&quot;&quot;);NOT([.AC4]=&quot;&quot;));&quot;,&quot;;&quot;&quot;)">
            <text:p/>
          </table:table-cell>
          <table:table-cell/>
          <table:table-cell table:formula="of:=IF(AND(NOT(CONCATENATE([.S4];[.U4];[.W4];[.Y4];[.AA4];[.AC4])=&quot;&quot;);NOT([.AC4]=&quot;&quot;));&quot;,&quot;;&quot;&quot;)">
            <text:p/>
          </table:table-cell>
          <table:table-cell table:number-columns-repeated="994"/>
        </table:table-row>
        <table:table-row table:style-name="ro4">
          <table:table-cell table:style-name="ce1" table:formula="of:=IF(NOT([.B5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S101F</text:p>
          </table:table-cell>
          <table:table-cell table:style-name="ce13"/>
          <table:table-cell table:style-name="ce30" office:value-type="string">
            <text:p>Introducción a la Programación</text:p>
          </table:table-cell>
          <table:table-cell table:style-name="ce13" office:value-type="string">
            <text:p>O</text:p>
          </table:table-cell>
          <table:table-cell table:style-name="ce13" table:formula="of:=[.L5]/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table:formula="of:=[.H5]+[.I5]+[.K5]" office:value-type="float" office:value="12">
            <text:p>12</text:p>
          </table:table-cell>
          <table:table-cell table:style-name="ce54" office:value-type="string">
            <text:p>Basic</text:p>
          </table:table-cell>
          <table:table-cell table:style-name="ce60"/>
          <table:table-cell table:style-name="ce77"/>
          <table:table-cell table:style-name="ce77" table:formula="of:=[.C8]" office:value-type="string" office:string-value="CS105">
            <text:p>CS105</text:p>
          </table:table-cell>
          <table:table-cell table:style-name="ce77"/>
          <table:table-cell table:style-name="ce13" office:value-type="string">
            <text:p>CS</text:p>
          </table:table-cell>
          <table:table-cell table:style-name="ce6"/>
          <table:table-cell table:style-name="ce6" table:formula="of:=IF(OR([.B5]=&quot;&quot;;[.S5]=&quot;&quot;;[.U5]=&quot;&quot;);&quot;&quot;;&quot;,&quot;)">
            <text:p/>
          </table:table-cell>
          <table:table-cell table:style-name="ce6"/>
          <table:table-cell table:style-name="ce6" table:formula="of:=IF(AND(NOT(CONCATENATE([.S5];[.U5])=&quot;&quot;);NOT([.W5]=&quot;&quot;));&quot;,&quot;;&quot;&quot;)">
            <text:p/>
          </table:table-cell>
          <table:table-cell table:style-name="ce93"/>
          <table:table-cell table:style-name="ce93" table:formula="of:=IF(AND(NOT(CONCATENATE([.S5];[.U5];[.W5])=&quot;&quot;);NOT([.Y5]=&quot;&quot;));&quot;,&quot;;&quot;&quot;)">
            <text:p/>
          </table:table-cell>
          <table:table-cell table:style-name="ce96"/>
          <table:table-cell table:style-name="ce93" table:formula="of:=IF(AND(NOT(CONCATENATE([.S5];[.U5];[.W5];[.Y5])=&quot;&quot;);NOT([.AA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5];[.U5];[.W5];[.Y5];[.AA5])=&quot;&quot;);NOT([.AC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6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 office:value-type="string">
            <text:p>CS101</text:p>
          </table:table-cell>
          <table:table-cell table:style-name="ce29" office:value-type="string">
            <text:p>Introducción a la Programación</text:p>
          </table:table-cell>
          <table:table-cell table:style-name="ce12" office:value-type="string">
            <text:p>O</text:p>
          </table:table-cell>
          <table:table-cell table:style-name="ce14" table:formula="of:=[.H6]+0.5*([.I6]+[.J6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3" table:formula="of:=[.H6]+[.I6]+[.K6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59"/>
          <table:table-cell table:style-name="ce76"/>
          <table:table-cell table:style-name="ce76" table:formula="of:=[.C10]" office:value-type="string" office:string-value="CB101">
            <text:p>CB101</text:p>
          </table:table-cell>
          <table:table-cell table:style-name="ce76"/>
          <table:table-cell table:style-name="ce14" office:value-type="string">
            <text:p>CS</text:p>
          </table:table-cell>
          <table:table-cell table:style-name="ce5" office:value-type="string">
            <text:p>UNSA</text:p>
          </table:table-cell>
          <table:table-cell table:style-name="ce5" table:formula="of:=IF(OR([.B6]=&quot;&quot;;[.S6]=&quot;&quot;;[.U6]=&quot;&quot;);&quot;&quot;;&quot;,&quot;)">
            <text:p/>
          </table:table-cell>
          <table:table-cell table:style-name="ce5"/>
          <table:table-cell table:style-name="ce5" table:formula="of:=IF(AND(NOT(CONCATENATE([.S6];[.U6])=&quot;&quot;);NOT([.W6]=&quot;&quot;));&quot;,&quot;;&quot;&quot;)">
            <text:p/>
          </table:table-cell>
          <table:table-cell table:style-name="ce23"/>
          <table:table-cell table:style-name="ce23" table:formula="of:=IF(AND(NOT(CONCATENATE([.S6];[.U6];[.W6])=&quot;&quot;);NOT([.Y6]=&quot;&quot;));&quot;,&quot;;&quot;&quot;)">
            <text:p/>
          </table:table-cell>
          <table:table-cell/>
          <table:table-cell table:style-name="ce23" table:formula="of:=IF(AND(NOT(CONCATENATE([.S6];[.U6];[.W6];[.Y6])=&quot;&quot;);NOT([.AA6]=&quot;&quot;));&quot;,&quot;;&quot;&quot;)">
            <text:p/>
          </table:table-cell>
          <table:table-cell/>
          <table:table-cell table:formula="of:=IF(AND(NOT(CONCATENATE([.S6];[.U6];[.W6];[.Y6];[.AA6])=&quot;&quot;);NOT([.AC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7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 office:value-type="string">
            <text:p>CS101</text:p>
          </table:table-cell>
          <table:table-cell table:style-name="ce31" office:value-type="string">
            <text:p>Solución Algorítmica de Problemas</text:p>
          </table:table-cell>
          <table:table-cell table:style-name="ce12" office:value-type="string">
            <text:p>O</text:p>
          </table:table-cell>
          <table:table-cell table:style-name="ce24" table:formula="of:=8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53" office:value-type="string">
            <text:p>Basic</text:p>
          </table:table-cell>
          <table:table-cell table:style-name="ce59"/>
          <table:table-cell table:style-name="ce76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7]=&quot;&quot;;[.S7]=&quot;&quot;;[.U7]=&quot;&quot;);&quot;&quot;;&quot;,&quot;)">
            <text:p/>
          </table:table-cell>
          <table:table-cell table:style-name="ce5"/>
          <table:table-cell table:style-name="ce5" table:formula="of:=IF(AND(NOT(CONCATENATE([.S7];[.U7])=&quot;&quot;);NOT([.W7]=&quot;&quot;));&quot;,&quot;;&quot;&quot;)">
            <text:p/>
          </table:table-cell>
          <table:table-cell table:style-name="ce23"/>
          <table:table-cell table:style-name="ce23" table:formula="of:=IF(AND(NOT(CONCATENATE([.S7];[.U7];[.W7])=&quot;&quot;);NOT([.Y7]=&quot;&quot;));&quot;,&quot;;&quot;&quot;)">
            <text:p/>
          </table:table-cell>
          <table:table-cell/>
          <table:table-cell table:style-name="ce23" table:formula="of:=IF(AND(NOT(CONCATENATE([.S7];[.U7];[.W7];[.Y7])=&quot;&quot;);NOT([.AA7]=&quot;&quot;));&quot;,&quot;;&quot;&quot;)">
            <text:p/>
          </table:table-cell>
          <table:table-cell/>
          <table:table-cell table:formula="of:=IF(AND(NOT(CONCATENATE([.S7];[.U7];[.W7];[.Y7];[.AA7])=&quot;&quot;);NOT([.AC7]=&quot;&quot;));&quot;,&quot;;&quot;&quot;)">
            <text:p/>
          </table:table-cell>
          <table:table-cell/>
          <table:table-cell/>
          <table:table-cell office:value-type="string">
            <text:p>UTALCA</text:p>
          </table:table-cell>
          <table:table-cell table:number-columns-repeated="993"/>
        </table:table-row>
        <table:table-row table:style-name="ro2">
          <table:table-cell table:formula="of:=IF(NOT([.B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5</text:p>
          </table:table-cell>
          <table:table-cell table:style-name="ce12"/>
          <table:table-cell table:style-name="ce32" office:value-type="string">
            <text:p>Estructuras Discretas I</text:p>
          </table:table-cell>
          <table:table-cell table:style-name="ce12" office:value-type="string">
            <text:p>O</text:p>
          </table:table-cell>
          <table:table-cell table:style-name="ce14" table:formula="of:=[.H8]+0.5*([.I8]+[.J8])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2"/>
          <table:table-cell table:style-name="ce13"/>
          <table:table-cell table:style-name="ce13" table:formula="of:=[.H8]+[.I8]+[.K8]" office:value-type="float" office:value="6">
            <text:p>6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MC</text:p>
          </table:table-cell>
          <table:table-cell table:style-name="ce5" office:value-type="string">
            <text:p>SPC,2E,NT</text:p>
          </table:table-cell>
          <table:table-cell table:style-name="ce5" table:formula="of:=IF(OR([.B8]=&quot;&quot;;[.S8]=&quot;&quot;;[.U8]=&quot;&quot;);&quot;&quot;;&quot;,&quot;)">
            <text:p/>
          </table:table-cell>
          <table:table-cell table:style-name="ce5"/>
          <table:table-cell table:style-name="ce5" table:formula="of:=IF(AND(NOT(CONCATENATE([.S8];[.U8])=&quot;&quot;);NOT([.W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8];[.U8];[.W8])=&quot;&quot;);NOT([.Y8]=&quot;&quot;));&quot;,&quot;;&quot;&quot;)">
            <text:p/>
          </table:table-cell>
          <table:table-cell/>
          <table:table-cell table:style-name="ce23" table:formula="of:=IF(AND(NOT(CONCATENATE([.S8];[.U8];[.W8];[.Y8])=&quot;&quot;);NOT([.AA8]=&quot;&quot;));&quot;,&quot;;&quot;&quot;)">
            <text:p/>
          </table:table-cell>
          <table:table-cell/>
          <table:table-cell table:formula="of:=IF(AND(NOT(CONCATENATE([.S8];[.U8];[.W8];[.Y8];[.AA8])=&quot;&quot;);NOT([.AC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9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S105</text:p>
          </table:table-cell>
          <table:table-cell table:style-name="ce13"/>
          <table:table-cell table:style-name="ce30" office:value-type="string">
            <text:p>Estructuras Discretas I</text:p>
          </table:table-cell>
          <table:table-cell table:style-name="ce13" office:value-type="string">
            <text:p>O</text:p>
          </table:table-cell>
          <table:table-cell table:style-name="ce13" table:formula="of:=[.L9]/3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table:formula="of:=[.H9]+[.I9]+[.K9]" office:value-type="float" office:value="12">
            <text:p>12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MC</text:p>
          </table:table-cell>
          <table:table-cell table:style-name="ce6"/>
          <table:table-cell table:style-name="ce6" table:formula="of:=IF(OR([.B9]=&quot;&quot;;[.S9]=&quot;&quot;;[.U9]=&quot;&quot;);&quot;&quot;;&quot;,&quot;)">
            <text:p/>
          </table:table-cell>
          <table:table-cell table:style-name="ce6"/>
          <table:table-cell table:style-name="ce6" table:formula="of:=IF(AND(NOT(CONCATENATE([.S9];[.U9])=&quot;&quot;);NOT([.W9]=&quot;&quot;));&quot;,&quot;;&quot;&quot;)">
            <text:p/>
          </table:table-cell>
          <table:table-cell table:style-name="ce93"/>
          <table:table-cell table:style-name="ce93" table:formula="of:=IF(AND(NOT(CONCATENATE([.S9];[.U9];[.W9])=&quot;&quot;);NOT([.Y9]=&quot;&quot;));&quot;,&quot;;&quot;&quot;)">
            <text:p/>
          </table:table-cell>
          <table:table-cell table:style-name="ce96"/>
          <table:table-cell table:style-name="ce93" table:formula="of:=IF(AND(NOT(CONCATENATE([.S9];[.U9];[.W9];[.Y9])=&quot;&quot;);NOT([.AA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];[.U9];[.W9];[.Y9];[.AA9])=&quot;&quot;);NOT([.AC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10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B101</text:p>
          </table:table-cell>
          <table:table-cell table:style-name="ce12"/>
          <table:table-cell table:style-name="ce29" office:value-type="string">
            <text:p>Álgebra y Geometría</text:p>
          </table:table-cell>
          <table:table-cell table:style-name="ce12" office:value-type="string">
            <text:p>O</text:p>
          </table:table-cell>
          <table:table-cell table:style-name="ce14" table:formula="of:=[.H10]+0.5*([.I10]+[.J10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0]+[.I10]+[.K10]" office:value-type="float" office:value="6">
            <text:p>6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10]=&quot;&quot;;[.S10]=&quot;&quot;;[.U10]=&quot;&quot;);&quot;&quot;;&quot;,&quot;)">
            <text:p/>
          </table:table-cell>
          <table:table-cell table:style-name="ce5"/>
          <table:table-cell table:style-name="ce5" table:formula="of:=IF(AND(NOT(CONCATENATE([.S10];[.U10])=&quot;&quot;);NOT([.W1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0];[.U10];[.W10])=&quot;&quot;);NOT([.Y10]=&quot;&quot;));&quot;,&quot;;&quot;&quot;)">
            <text:p/>
          </table:table-cell>
          <table:table-cell/>
          <table:table-cell table:style-name="ce23" table:formula="of:=IF(AND(NOT(CONCATENATE([.S10];[.U10];[.W10];[.Y10])=&quot;&quot;);NOT([.AA10]=&quot;&quot;));&quot;,&quot;;&quot;&quot;)">
            <text:p/>
          </table:table-cell>
          <table:table-cell/>
          <table:table-cell table:formula="of:=IF(AND(NOT(CONCATENATE([.S10];[.U10];[.W10];[.Y10];[.AA10])=&quot;&quot;);NOT([.AC1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11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B101</text:p>
          </table:table-cell>
          <table:table-cell table:style-name="ce13"/>
          <table:table-cell table:style-name="ce30" office:value-type="string">
            <text:p>Álgebra y Geometría</text:p>
          </table:table-cell>
          <table:table-cell table:style-name="ce13" office:value-type="string">
            <text:p>O</text:p>
          </table:table-cell>
          <table:table-cell table:style-name="ce13" table:formula="of:=[.L11]/3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table:formula="of:=[.H11]+[.I11]+[.K11]" office:value-type="float" office:value="12">
            <text:p>12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CB</text:p>
          </table:table-cell>
          <table:table-cell table:style-name="ce6"/>
          <table:table-cell table:style-name="ce6" table:formula="of:=IF(OR([.B11]=&quot;&quot;;[.S11]=&quot;&quot;;[.U11]=&quot;&quot;);&quot;&quot;;&quot;,&quot;)">
            <text:p/>
          </table:table-cell>
          <table:table-cell table:style-name="ce6"/>
          <table:table-cell table:style-name="ce6" table:formula="of:=IF(AND(NOT(CONCATENATE([.S11];[.U11])=&quot;&quot;);NOT([.W10]=&quot;&quot;));&quot;,&quot;;&quot;&quot;)">
            <text:p/>
          </table:table-cell>
          <table:table-cell table:style-name="ce1"/>
          <table:table-cell table:style-name="ce93" table:formula="of:=IF(AND(NOT(CONCATENATE([.S11];[.U11];[.W10])=&quot;&quot;);NOT([.Y11]=&quot;&quot;));&quot;,&quot;;&quot;&quot;)">
            <text:p/>
          </table:table-cell>
          <table:table-cell table:style-name="ce96"/>
          <table:table-cell table:style-name="ce93" table:formula="of:=IF(AND(NOT(CONCATENATE([.S11];[.U11];[.W11];[.Y11])=&quot;&quot;);NOT([.AA1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];[.U11];[.W11];[.Y11];[.AA11])=&quot;&quot;);NOT([.AC1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style-name="ce2" table:formula="of:=IF(NOT([.B12]=&quot;&quot;);&quot;CS&quot;;&quot;&quot;)" office:value-type="string" office:string-value="CS">
            <text:p>CS</text:p>
          </table:table-cell>
          <table:table-cell table:style-name="ce7" office:value-type="float" office:value="1">
            <text:p>1</text:p>
          </table:table-cell>
          <table:table-cell table:style-name="ce14" office:value-type="string">
            <text:p>CB102</text:p>
          </table:table-cell>
          <table:table-cell table:style-name="ce14" office:value-type="string">
            <text:p>MAT101</text:p>
          </table:table-cell>
          <table:table-cell table:style-name="ce32" office:value-type="string">
            <text:p>Cálculo I</text:p>
          </table:table-cell>
          <table:table-cell table:style-name="ce14" office:value-type="string">
            <text:p>O</text:p>
          </table:table-cell>
          <table:table-cell table:style-name="ce48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 table:formula="of:=SUM([.H12:.K12])" office:value-type="float" office:value="15">
            <text:p>15</text:p>
          </table:table-cell>
          <table:table-cell table:style-name="ce55" office:value-type="string">
            <text:p>Basic</text:p>
          </table:table-cell>
          <table:table-cell table:style-name="ce61"/>
          <table:table-cell table:style-name="ce78" table:number-columns-repeated="3"/>
          <table:table-cell table:style-name="ce14" office:value-type="string">
            <text:p>MC</text:p>
          </table:table-cell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>
            <text:p>UTALCA</text:p>
          </table:table-cell>
          <table:table-cell table:style-name="ce2" table:number-columns-repeated="988"/>
          <table:table-cell table:number-columns-repeated="5"/>
        </table:table-row>
        <table:table-row table:style-name="ro2">
          <table:table-cell table:formula="of:=IF(NOT([.B13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M131</text:p>
          </table:table-cell>
          <table:table-cell table:style-name="ce12"/>
          <table:table-cell table:style-name="ce29" office:value-type="string">
            <text:p>Cálculo Diferencial</text:p>
          </table:table-cell>
          <table:table-cell table:style-name="ce12" office:value-type="string">
            <text:p>O</text:p>
          </table:table-cell>
          <table:table-cell table:style-name="ce14" table:formula="of:=[.H13]+0.5*([.I13]+[.J13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3]+[.I13]+[.K13]" office:value-type="float" office:value="6">
            <text:p>6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13]=&quot;&quot;;[.S13]=&quot;&quot;;[.U1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3];[.U13])=&quot;&quot;);NOT([.W13]=&quot;&quot;));&quot;,&quot;;&quot;&quot;)">
            <text:p/>
          </table:table-cell>
          <table:table-cell table:style-name="ce23"/>
          <table:table-cell table:style-name="ce23" table:formula="of:=IF(AND(NOT(CONCATENATE([.S13];[.U13];[.W13])=&quot;&quot;);NOT([.Y13]=&quot;&quot;));&quot;,&quot;;&quot;&quot;)">
            <text:p/>
          </table:table-cell>
          <table:table-cell/>
          <table:table-cell table:style-name="ce23" table:formula="of:=IF(AND(NOT(CONCATENATE([.S13];[.U13];[.W13];[.Y13])=&quot;&quot;);NOT([.AA13]=&quot;&quot;));&quot;,&quot;;&quot;&quot;)">
            <text:p/>
          </table:table-cell>
          <table:table-cell/>
          <table:table-cell table:formula="of:=IF(AND(NOT(CONCATENATE([.S13];[.U13];[.W13];[.Y13];[.AA13])=&quot;&quot;);NOT([.AC1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M141</text:p>
          </table:table-cell>
          <table:table-cell table:style-name="ce12"/>
          <table:table-cell table:style-name="ce29" office:value-type="string">
            <text:p>Cálculo Vectorial I</text:p>
          </table:table-cell>
          <table:table-cell table:style-name="ce12" office:value-type="string">
            <text:p>O</text:p>
          </table:table-cell>
          <table:table-cell table:style-name="ce14" table:formula="of:=[.H14]+0.5*([.I14]+[.J14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4]+[.I14]+[.K14]" office:value-type="float" office:value="6">
            <text:p>6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14]=&quot;&quot;;[.S14]=&quot;&quot;;[.U1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4];[.U14])=&quot;&quot;);NOT([.W14]=&quot;&quot;));&quot;,&quot;;&quot;&quot;)">
            <text:p/>
          </table:table-cell>
          <table:table-cell table:style-name="ce23"/>
          <table:table-cell table:style-name="ce23" table:formula="of:=IF(AND(NOT(CONCATENATE([.S14];[.U14];[.W14])=&quot;&quot;);NOT([.Y14]=&quot;&quot;));&quot;,&quot;;&quot;&quot;)">
            <text:p/>
          </table:table-cell>
          <table:table-cell/>
          <table:table-cell table:style-name="ce23" table:formula="of:=IF(AND(NOT(CONCATENATE([.S14];[.U14];[.W14];[.Y14])=&quot;&quot;);NOT([.AA14]=&quot;&quot;));&quot;,&quot;;&quot;&quot;)">
            <text:p/>
          </table:table-cell>
          <table:table-cell/>
          <table:table-cell table:formula="of:=IF(AND(NOT(CONCATENATE([.S14];[.U14];[.W14];[.Y14];[.AA14])=&quot;&quot;);NOT([.AC1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12"/>
          <table:table-cell table:style-name="ce29" office:value-type="string">
            <text:p>Lengua Extranjera I</text:p>
          </table:table-cell>
          <table:table-cell table:style-name="ce12" office:value-type="string">
            <text:p>O</text:p>
          </table:table-cell>
          <table:table-cell table:style-name="ce14" table:formula="of:=[.H15]+0.5*([.I15]+[.J15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]+[.I15]+[.K15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5]=&quot;&quot;;[.S15]=&quot;&quot;;[.U15]=&quot;&quot;);&quot;&quot;;&quot;,&quot;)">
            <text:p/>
          </table:table-cell>
          <table:table-cell table:style-name="ce5"/>
          <table:table-cell table:style-name="ce5" table:formula="of:=IF(AND(NOT(CONCATENATE([.S15];[.U15])=&quot;&quot;);NOT([.W15]=&quot;&quot;));&quot;,&quot;;&quot;&quot;)">
            <text:p/>
          </table:table-cell>
          <table:table-cell table:style-name="ce23"/>
          <table:table-cell table:style-name="ce23" table:formula="of:=IF(AND(NOT(CONCATENATE([.S15];[.U15];[.W15])=&quot;&quot;);NOT([.Y15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5];[.U15];[.W15];[.Y15])=&quot;&quot;);NOT([.AA15]=&quot;&quot;));&quot;,&quot;;&quot;&quot;)">
            <text:p/>
          </table:table-cell>
          <table:table-cell/>
          <table:table-cell table:formula="of:=IF(AND(NOT(CONCATENATE([.S15];[.U15];[.W15];[.Y15];[.AA15])=&quot;&quot;);NOT([.AC1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6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l Estudio</text:p>
          </table:table-cell>
          <table:table-cell table:style-name="ce12" office:value-type="string">
            <text:p>O</text:p>
          </table:table-cell>
          <table:table-cell table:style-name="ce14" table:formula="of:=[.H16]+0.5*([.I16]+[.J16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6]+[.I16]+[.K16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16]=&quot;&quot;;[.S16]=&quot;&quot;;[.U16]=&quot;&quot;);&quot;&quot;;&quot;,&quot;)">
            <text:p/>
          </table:table-cell>
          <table:table-cell table:style-name="ce5"/>
          <table:table-cell table:style-name="ce5" table:formula="of:=IF(AND(NOT(CONCATENATE([.S16];[.U16])=&quot;&quot;);NOT([.W1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];[.U16];[.W16])=&quot;&quot;);NOT([.Y16]=&quot;&quot;));&quot;,&quot;;&quot;&quot;)">
            <text:p/>
          </table:table-cell>
          <table:table-cell/>
          <table:table-cell table:style-name="ce23" table:formula="of:=IF(AND(NOT(CONCATENATE([.S16];[.U16];[.W16];[.Y16])=&quot;&quot;);NOT([.AA16]=&quot;&quot;));&quot;,&quot;;&quot;&quot;)">
            <text:p/>
          </table:table-cell>
          <table:table-cell/>
          <table:table-cell table:formula="of:=IF(AND(NOT(CONCATENATE([.S16];[.U16];[.W16];[.Y16];[.AA16])=&quot;&quot;);NOT([.AC1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17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FG102</text:p>
          </table:table-cell>
          <table:table-cell table:style-name="ce13"/>
          <table:table-cell table:style-name="ce30" office:value-type="string">
            <text:p>Metodología Universitaria</text:p>
          </table:table-cell>
          <table:table-cell table:style-name="ce13" office:value-type="string">
            <text:p>O</text:p>
          </table:table-cell>
          <table:table-cell table:style-name="ce13" table:formula="of:=[.L17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17]+[.I17]+[.K17]" office:value-type="float" office:value="9">
            <text:p>9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FG</text:p>
          </table:table-cell>
          <table:table-cell table:style-name="ce6"/>
          <table:table-cell table:style-name="ce6" table:formula="of:=IF(OR([.B17]=&quot;&quot;;[.S17]=&quot;&quot;;[.U17]=&quot;&quot;);&quot;&quot;;&quot;,&quot;)">
            <text:p/>
          </table:table-cell>
          <table:table-cell table:style-name="ce6"/>
          <table:table-cell table:style-name="ce6" table:formula="of:=IF(AND(NOT(CONCATENATE([.S17];[.U17])=&quot;&quot;);NOT([.W17]=&quot;&quot;));&quot;,&quot;;&quot;&quot;)">
            <text:p/>
          </table:table-cell>
          <table:table-cell table:style-name="ce93"/>
          <table:table-cell table:style-name="ce93" table:formula="of:=IF(AND(NOT(CONCATENATE([.S17];[.U17];[.W17])=&quot;&quot;);NOT([.Y17]=&quot;&quot;));&quot;,&quot;;&quot;&quot;)">
            <text:p/>
          </table:table-cell>
          <table:table-cell table:style-name="ce96"/>
          <table:table-cell table:style-name="ce93" table:formula="of:=IF(AND(NOT(CONCATENATE([.S17];[.U17];[.W17];[.Y17])=&quot;&quot;);NOT([.AA1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];[.U17];[.W17];[.Y17];[.AA17])=&quot;&quot;);NOT([.AC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1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 la Investigación</text:p>
          </table:table-cell>
          <table:table-cell table:style-name="ce12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8]+[.I18]+[.K18]" office:value-type="float" office:value="0">
            <text:p>0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8]=&quot;&quot;;[.S18]=&quot;&quot;;[.U18]=&quot;&quot;);&quot;&quot;;&quot;,&quot;)">
            <text:p/>
          </table:table-cell>
          <table:table-cell table:style-name="ce5"/>
          <table:table-cell table:style-name="ce5" table:formula="of:=IF(AND(NOT(CONCATENATE([.S18];[.U18])=&quot;&quot;);NOT([.W18]=&quot;&quot;));&quot;,&quot;;&quot;&quot;)">
            <text:p/>
          </table:table-cell>
          <table:table-cell table:style-name="ce23"/>
          <table:table-cell table:style-name="ce23" table:formula="of:=IF(AND(NOT(CONCATENATE([.S18];[.U18];[.W18])=&quot;&quot;);NOT([.Y18]=&quot;&quot;));&quot;,&quot;;&quot;&quot;)">
            <text:p/>
          </table:table-cell>
          <table:table-cell/>
          <table:table-cell table:style-name="ce23" table:formula="of:=IF(AND(NOT(CONCATENATE([.S18];[.U18];[.W18];[.Y18])=&quot;&quot;);NOT([.AA18]=&quot;&quot;));&quot;,&quot;;&quot;&quot;)">
            <text:p/>
          </table:table-cell>
          <table:table-cell/>
          <table:table-cell table:formula="of:=IF(AND(NOT(CONCATENATE([.S18];[.U18];[.W18];[.Y18];[.AA18])=&quot;&quot;);NOT([.AC1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9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3</text:p>
          </table:table-cell>
          <table:table-cell table:style-name="ce12"/>
          <table:table-cell table:style-name="ce29" office:value-type="string">
            <text:p>Introducción a la Vida Universitaria</text:p>
          </table:table-cell>
          <table:table-cell table:style-name="ce12" office:value-type="string">
            <text:p>O</text:p>
          </table:table-cell>
          <table:table-cell table:style-name="ce14" table:formula="of:=[.H19]+0.5*([.I19]+[.J19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19]+[.I19]+[.K19]" office:value-type="float" office:value="3">
            <text:p>3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19]=&quot;&quot;;[.S19]=&quot;&quot;;[.U19]=&quot;&quot;);&quot;&quot;;&quot;,&quot;)">
            <text:p/>
          </table:table-cell>
          <table:table-cell table:style-name="ce5"/>
          <table:table-cell table:style-name="ce5" table:formula="of:=IF(AND(NOT(CONCATENATE([.S19];[.U19])=&quot;&quot;);NOT([.W1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9];[.U19];[.W19])=&quot;&quot;);NOT([.Y19]=&quot;&quot;));&quot;,&quot;;&quot;&quot;)">
            <text:p/>
          </table:table-cell>
          <table:table-cell/>
          <table:table-cell table:style-name="ce23" table:formula="of:=IF(AND(NOT(CONCATENATE([.S19];[.U19];[.W19];[.Y19])=&quot;&quot;);NOT([.AA19]=&quot;&quot;));&quot;,&quot;;&quot;&quot;)">
            <text:p/>
          </table:table-cell>
          <table:table-cell/>
          <table:table-cell table:formula="of:=IF(AND(NOT(CONCATENATE([.S19];[.U19];[.W19];[.Y19];[.AA19])=&quot;&quot;);NOT([.AC1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20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FG103</text:p>
          </table:table-cell>
          <table:table-cell table:style-name="ce13" office:value-type="string">
            <text:p>FG101</text:p>
          </table:table-cell>
          <table:table-cell table:style-name="ce30" office:value-type="string">
            <text:p>Introducción a la Vida Universitaria</text:p>
          </table:table-cell>
          <table:table-cell table:style-name="ce13" office:value-type="string">
            <text:p>O</text:p>
          </table:table-cell>
          <table:table-cell table:style-name="ce13" table:formula="of:=[.L20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20]+[.I20]+[.K20]" office:value-type="float" office:value="9">
            <text:p>9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FG</text:p>
          </table:table-cell>
          <table:table-cell table:style-name="ce6"/>
          <table:table-cell table:style-name="ce6" table:formula="of:=IF(OR([.B20]=&quot;&quot;;[.S20]=&quot;&quot;;[.U20]=&quot;&quot;);&quot;&quot;;&quot;,&quot;)">
            <text:p/>
          </table:table-cell>
          <table:table-cell table:style-name="ce6"/>
          <table:table-cell table:style-name="ce6" table:formula="of:=IF(AND(NOT(CONCATENATE([.S20];[.U20])=&quot;&quot;);NOT([.W20]=&quot;&quot;));&quot;,&quot;;&quot;&quot;)">
            <text:p/>
          </table:table-cell>
          <table:table-cell table:style-name="ce93"/>
          <table:table-cell table:style-name="ce93" table:formula="of:=IF(AND(NOT(CONCATENATE([.S20];[.U20];[.W20])=&quot;&quot;);NOT([.Y20]=&quot;&quot;));&quot;,&quot;;&quot;&quot;)">
            <text:p/>
          </table:table-cell>
          <table:table-cell table:style-name="ce96"/>
          <table:table-cell table:style-name="ce93" table:formula="of:=IF(AND(NOT(CONCATENATE([.S20];[.U20];[.W20];[.Y20])=&quot;&quot;);NOT([.AA20]=&quot;&quot;));&quot;,&quot;;&quot;&quot;)">
            <text:p/>
          </table:table-cell>
          <table:table-cell/>
          <table:table-cell table:style-name="ce1" table:formula="of:=IF(AND(NOT(CONCATENATE([.S20];[.U20];[.W20];[.Y20];[.AA20])=&quot;&quot;);NOT([.AC20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21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Introducción a la Ciencia de la Computación</text:p>
          </table:table-cell>
          <table:table-cell table:style-name="ce12" office:value-type="string">
            <text:p>O</text:p>
          </table:table-cell>
          <table:table-cell table:style-name="ce14" table:formula="of:=[.H21]+0.5*([.I21]+[.J2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1]+[.I21]+[.K21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/>
          <table:table-cell table:style-name="ce5" table:formula="of:=IF(OR([.B21]=&quot;&quot;;[.S21]=&quot;&quot;;[.U21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1];[.U21])=&quot;&quot;);NOT([.W21]=&quot;&quot;));&quot;,&quot;;&quot;&quot;)">
            <text:p/>
          </table:table-cell>
          <table:table-cell table:style-name="ce23"/>
          <table:table-cell table:style-name="ce23" table:formula="of:=IF(AND(NOT(CONCATENATE([.S21];[.U21];[.W21])=&quot;&quot;);NOT([.Y21]=&quot;&quot;));&quot;,&quot;;&quot;&quot;)">
            <text:p/>
          </table:table-cell>
          <table:table-cell/>
          <table:table-cell table:style-name="ce23" table:formula="of:=IF(AND(NOT(CONCATENATE([.S21];[.U21];[.W21];[.Y21])=&quot;&quot;);NOT([.AA21]=&quot;&quot;));&quot;,&quot;;&quot;&quot;)">
            <text:p/>
          </table:table-cell>
          <table:table-cell/>
          <table:table-cell table:formula="of:=IF(AND(NOT(CONCATENATE([.S21];[.U21];[.W21];[.Y21];[.AA21])=&quot;&quot;);NOT([.AC2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2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Fundamentos en Ciencias de la Computación</text:p>
          </table:table-cell>
          <table:table-cell table:style-name="ce12" office:value-type="string">
            <text:p>O</text:p>
          </table:table-cell>
          <table:table-cell table:style-name="ce14" table:formula="of:=[.H22]+0.5*([.I22]+[.J22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2]+[.I22]+[.K22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/>
          <table:table-cell table:style-name="ce5" table:formula="of:=IF(OR([.B22]=&quot;&quot;;[.S22]=&quot;&quot;;[.U22]=&quot;&quot;);&quot;&quot;;&quot;,&quot;)">
            <text:p/>
          </table:table-cell>
          <table:table-cell table:style-name="ce5"/>
          <table:table-cell table:style-name="ce5" table:formula="of:=IF(AND(NOT(CONCATENATE([.S22];[.U22])=&quot;&quot;);NOT([.W22]=&quot;&quot;));&quot;,&quot;;&quot;&quot;)">
            <text:p/>
          </table:table-cell>
          <table:table-cell table:style-name="ce23"/>
          <table:table-cell table:style-name="ce23" table:formula="of:=IF(AND(NOT(CONCATENATE([.S22];[.U22];[.W22])=&quot;&quot;);NOT([.Y22]=&quot;&quot;));&quot;,&quot;;&quot;&quot;)">
            <text:p/>
          </table:table-cell>
          <table:table-cell office:value-type="string">
            <text:p>ULS</text:p>
          </table:table-cell>
          <table:table-cell table:style-name="ce23" table:formula="of:=IF(AND(NOT(CONCATENATE([.S22];[.U22];[.W22];[.Y22])=&quot;&quot;);NOT([.AA22]=&quot;&quot;));&quot;,&quot;;&quot;&quot;)">
            <text:p/>
          </table:table-cell>
          <table:table-cell/>
          <table:table-cell table:formula="of:=IF(AND(NOT(CONCATENATE([.S22];[.U22];[.W22];[.Y22];[.AA22])=&quot;&quot;);NOT([.AC22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3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1</text:p>
          </table:table-cell>
          <table:table-cell table:style-name="ce12"/>
          <table:table-cell table:style-name="ce29" office:value-type="string">
            <text:p>Comunicación</text:p>
          </table:table-cell>
          <table:table-cell table:style-name="ce12" office:value-type="string">
            <text:p>O</text:p>
          </table:table-cell>
          <table:table-cell table:style-name="ce14" table:formula="of:=[.H23]+0.5*([.I23]+[.J23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3]+[.I23]+[.K23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23]=&quot;&quot;;[.S23]=&quot;&quot;;[.U2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3];[.U23])=&quot;&quot;);NOT([.W2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3];[.U23];[.W23])=&quot;&quot;);NOT([.Y23]=&quot;&quot;));&quot;,&quot;;&quot;&quot;)">
            <text:p/>
          </table:table-cell>
          <table:table-cell/>
          <table:table-cell table:style-name="ce23" table:formula="of:=IF(AND(NOT(CONCATENATE([.S23];[.U23];[.W23];[.Y23])=&quot;&quot;);NOT([.AA23]=&quot;&quot;));&quot;,&quot;;&quot;&quot;)">
            <text:p/>
          </table:table-cell>
          <table:table-cell/>
          <table:table-cell table:formula="of:=IF(AND(NOT(CONCATENATE([.S23];[.U23];[.W23];[.Y23];[.AA23])=&quot;&quot;);NOT([.AC2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1</text:p>
          </table:table-cell>
          <table:table-cell table:style-name="ce12"/>
          <table:table-cell table:style-name="ce29" office:value-type="string">
            <text:p>Técnicas de Expresión Oral y Escrita</text:p>
          </table:table-cell>
          <table:table-cell table:style-name="ce12" office:value-type="string">
            <text:p>O</text:p>
          </table:table-cell>
          <table:table-cell table:style-name="ce14" table:formula="of:=[.H24]+0.5*([.I24]+[.J24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4]+[.I24]+[.K24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24]=&quot;&quot;;[.S24]=&quot;&quot;;[.U24]=&quot;&quot;);&quot;&quot;;&quot;,&quot;)">
            <text:p/>
          </table:table-cell>
          <table:table-cell table:style-name="ce5"/>
          <table:table-cell table:style-name="ce5" table:formula="of:=IF(AND(NOT(CONCATENATE([.S24];[.U24])=&quot;&quot;);NOT([.W24]=&quot;&quot;));&quot;,&quot;;&quot;&quot;)">
            <text:p/>
          </table:table-cell>
          <table:table-cell table:style-name="ce23"/>
          <table:table-cell table:style-name="ce23" table:formula="of:=IF(AND(NOT(CONCATENATE([.S24];[.U24];[.W24])=&quot;&quot;);NOT([.Y24]=&quot;&quot;));&quot;,&quot;;&quot;&quot;)">
            <text:p/>
          </table:table-cell>
          <table:table-cell/>
          <table:table-cell table:style-name="ce23" table:formula="of:=IF(AND(NOT(CONCATENATE([.S24];[.U24];[.W24];[.Y24])=&quot;&quot;);NOT([.AA24]=&quot;&quot;));&quot;,&quot;;&quot;&quot;)">
            <text:p/>
          </table:table-cell>
          <table:table-cell/>
          <table:table-cell table:formula="of:=IF(AND(NOT(CONCATENATE([.S24];[.U24];[.W24];[.Y24];[.AA24])=&quot;&quot;);NOT([.AC2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22</text:p>
          </table:table-cell>
          <table:table-cell table:style-name="ce12"/>
          <table:table-cell table:style-name="ce29" office:value-type="string">
            <text:p>Legislación Universitaria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5]+[.I25]+[.K25]" office:value-type="float" office:value="0">
            <text:p>0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24"/>
          <table:table-cell table:style-name="ce5"/>
          <table:table-cell table:style-name="ce5" table:formula="of:=IF(OR([.B25]=&quot;&quot;;[.S25]=&quot;&quot;;[.U25]=&quot;&quot;);&quot;&quot;;&quot;,&quot;)">
            <text:p/>
          </table:table-cell>
          <table:table-cell table:style-name="ce5"/>
          <table:table-cell table:style-name="ce5" table:formula="of:=IF(AND(NOT(CONCATENATE([.S25];[.U25])=&quot;&quot;);NOT([.W25]=&quot;&quot;));&quot;,&quot;;&quot;&quot;)">
            <text:p/>
          </table:table-cell>
          <table:table-cell table:style-name="ce23"/>
          <table:table-cell table:style-name="ce23" table:formula="of:=IF(AND(NOT(CONCATENATE([.S25];[.U25];[.W25])=&quot;&quot;);NOT([.Y25]=&quot;&quot;));&quot;,&quot;;&quot;&quot;)">
            <text:p/>
          </table:table-cell>
          <table:table-cell/>
          <table:table-cell table:style-name="ce23" table:formula="of:=IF(AND(NOT(CONCATENATE([.S25];[.U25];[.W25];[.Y25])=&quot;&quot;);NOT([.AA25]=&quot;&quot;));&quot;,&quot;;&quot;&quot;)">
            <text:p/>
          </table:table-cell>
          <table:table-cell/>
          <table:table-cell table:formula="of:=IF(AND(NOT(CONCATENATE([.S25];[.U25];[.W25];[.Y25];[.AA25])=&quot;&quot;);NOT([.AC2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12"/>
          <table:table-cell table:style-name="ce29" office:value-type="string">
            <text:p>Inglés Técnico 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6]+[.I26]+[.K26]" office:value-type="float" office:value="0">
            <text:p>0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6];[.U26])=&quot;&quot;);NOT([.W26]=&quot;&quot;));&quot;,&quot;;&quot;&quot;)">
            <text:p/>
          </table:table-cell>
          <table:table-cell table:style-name="ce23"/>
          <table:table-cell table:style-name="ce23" table:formula="of:=IF(AND(NOT(CONCATENATE([.S26];[.U26];[.W26])=&quot;&quot;);NOT([.Y26]=&quot;&quot;));&quot;,&quot;;&quot;&quot;)">
            <text:p/>
          </table:table-cell>
          <table:table-cell/>
          <table:table-cell table:style-name="ce23" table:formula="of:=IF(AND(NOT(CONCATENATE([.S26];[.U26];[.W26];[.Y26])=&quot;&quot;);NOT([.AA26]=&quot;&quot;));&quot;,&quot;;&quot;&quot;)">
            <text:p/>
          </table:table-cell>
          <table:table-cell/>
          <table:table-cell table:formula="of:=IF(AND(NOT(CONCATENATE([.S26];[.U26];[.W26];[.Y26];[.AA26])=&quot;&quot;);NOT([.AC2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0</text:p>
          </table:table-cell>
          <table:table-cell table:style-name="ce12"/>
          <table:table-cell table:style-name="ce29" office:value-type="string">
            <text:p>Informática</text:p>
          </table:table-cell>
          <table:table-cell table:style-name="ce12" office:value-type="string">
            <text:p>O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7]+[.I27]+[.K27]" office:value-type="float" office:value="0">
            <text:p>0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7];[.U27])=&quot;&quot;);NOT([.W27]=&quot;&quot;));&quot;,&quot;;&quot;&quot;)">
            <text:p/>
          </table:table-cell>
          <table:table-cell table:style-name="ce23"/>
          <table:table-cell table:style-name="ce23" table:formula="of:=IF(AND(NOT(CONCATENATE([.S27];[.U27];[.W27])=&quot;&quot;);NOT([.Y27]=&quot;&quot;));&quot;,&quot;;&quot;&quot;)">
            <text:p/>
          </table:table-cell>
          <table:table-cell/>
          <table:table-cell table:style-name="ce23" table:formula="of:=IF(AND(NOT(CONCATENATE([.S27];[.U27];[.W27];[.Y27])=&quot;&quot;);NOT([.AA27]=&quot;&quot;));&quot;,&quot;;&quot;&quot;)">
            <text:p/>
          </table:table-cell>
          <table:table-cell/>
          <table:table-cell table:formula="of:=IF(AND(NOT(CONCATENATE([.S27];[.U27];[.W27];[.Y27];[.AA27])=&quot;&quot;);NOT([.AC2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8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4:.G23])" office:value-type="float" office:value="86">
            <text:p>86</text:p>
          </table:table-cell>
          <table:table-cell table:style-name="ce6" table:formula="of:=SUM([.H4:.J19])" office:value-type="float" office:value="87" table:number-columns-spanned="3" table:number-rows-spanned="1">
            <text:p>87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28]=&quot;&quot;;[.S28]=&quot;&quot;;[.U2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8];[.U28];[.W28])=&quot;&quot;);NOT([.Y28]=&quot;&quot;));&quot;,&quot;;&quot;&quot;)">
            <text:p/>
          </table:table-cell>
          <table:table-cell/>
          <table:table-cell table:style-name="ce23" table:formula="of:=IF(AND(NOT(CONCATENATE([.S28];[.U28];[.W28];[.Y28])=&quot;&quot;);NOT([.AA28]=&quot;&quot;));&quot;,&quot;;&quot;&quot;)">
            <text:p/>
          </table:table-cell>
          <table:table-cell/>
          <table:table-cell table:formula="of:=IF(AND(NOT(CONCATENATE([.S28];[.U28];[.W28];[.Y28];[.AA28])=&quot;&quot;);NOT([.AC2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2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29]=&quot;&quot;;[.S29]=&quot;&quot;;[.U2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9];[.U29];[.W29])=&quot;&quot;);NOT([.Y29]=&quot;&quot;));&quot;,&quot;;&quot;&quot;)">
            <text:p/>
          </table:table-cell>
          <table:table-cell/>
          <table:table-cell table:style-name="ce23" table:formula="of:=IF(AND(NOT(CONCATENATE([.S29];[.U29];[.W29];[.Y29])=&quot;&quot;);NOT([.AA29]=&quot;&quot;));&quot;,&quot;;&quot;&quot;)">
            <text:p/>
          </table:table-cell>
          <table:table-cell/>
          <table:table-cell table:formula="of:=IF(AND(NOT(CONCATENATE([.S29];[.U29];[.W29];[.Y29];[.AA29])=&quot;&quot;);NOT([.AC2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3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0]=&quot;&quot;;[.S30]=&quot;&quot;;[.U3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30];[.U30];[.W30])=&quot;&quot;);NOT([.Y30]=&quot;&quot;));&quot;,&quot;;&quot;&quot;)">
            <text:p/>
          </table:table-cell>
          <table:table-cell/>
          <table:table-cell table:style-name="ce23" table:formula="of:=IF(AND(NOT(CONCATENATE([.S30];[.U30];[.W30];[.Y30])=&quot;&quot;);NOT([.AA30]=&quot;&quot;));&quot;,&quot;;&quot;&quot;)">
            <text:p/>
          </table:table-cell>
          <table:table-cell/>
          <table:table-cell table:formula="of:=IF(AND(NOT(CONCATENATE([.S30];[.U30];[.W30];[.Y30];[.AA30])=&quot;&quot;);NOT([.AC3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31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Introducción a la Ciencia de la Computación</text:p>
          </table:table-cell>
          <table:table-cell table:style-name="ce12" office:value-type="string">
            <text:p>O</text:p>
          </table:table-cell>
          <table:table-cell table:style-name="ce14" table:formula="of:=[.H31]+0.5*([.I31]+[.J3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1]+[.I31]+[.K31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31]=&quot;&quot;;[.S31]=&quot;&quot;;[.U31]=&quot;&quot;);&quot;&quot;;&quot;,&quot;)">
            <text:p/>
          </table:table-cell>
          <table:table-cell table:style-name="ce5"/>
          <table:table-cell table:style-name="ce5" table:formula="of:=IF(AND(NOT(CONCATENATE([.S31];[.U31])=&quot;&quot;);NOT([.W3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];[.U31];[.W31])=&quot;&quot;);NOT([.Y31]=&quot;&quot;));&quot;,&quot;;&quot;&quot;)">
            <text:p/>
          </table:table-cell>
          <table:table-cell/>
          <table:table-cell table:style-name="ce23" table:formula="of:=IF(AND(NOT(CONCATENATE([.S31];[.U31];[.W31];[.Y31])=&quot;&quot;);NOT([.AA31]=&quot;&quot;));&quot;,&quot;;&quot;&quot;)">
            <text:p/>
          </table:table-cell>
          <table:table-cell/>
          <table:table-cell table:formula="of:=IF(AND(NOT(CONCATENATE([.S31];[.U31];[.W31];[.Y31];[.AA31])=&quot;&quot;);NOT([.AC3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32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0</text:p>
          </table:table-cell>
          <table:table-cell table:style-name="ce13"/>
          <table:table-cell table:style-name="ce30" office:value-type="string">
            <text:p>Introducción a la Ciencia de la Computación</text:p>
          </table:table-cell>
          <table:table-cell table:style-name="ce13" office:value-type="string">
            <text:p>O</text:p>
          </table:table-cell>
          <table:table-cell table:style-name="ce13" table:formula="of:=[.L32]/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/>
          <table:table-cell table:style-name="ce13" office:value-type="float" office:value="2">
            <text:p>2</text:p>
          </table:table-cell>
          <table:table-cell table:style-name="ce13" table:formula="of:=[.H32]+[.I32]+[.K32]" office:value-type="float" office:value="6">
            <text:p>6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CS,IT</text:p>
          </table:table-cell>
          <table:table-cell table:style-name="ce6"/>
          <table:table-cell table:style-name="ce6" table:formula="of:=IF(OR([.B32]=&quot;&quot;;[.S32]=&quot;&quot;;[.U32]=&quot;&quot;);&quot;&quot;;&quot;,&quot;)">
            <text:p/>
          </table:table-cell>
          <table:table-cell table:style-name="ce6"/>
          <table:table-cell table:style-name="ce6" table:formula="of:=IF(AND(NOT(CONCATENATE([.S32];[.U32])=&quot;&quot;);NOT([.W32]=&quot;&quot;));&quot;,&quot;;&quot;&quot;)">
            <text:p/>
          </table:table-cell>
          <table:table-cell table:style-name="ce93"/>
          <table:table-cell table:style-name="ce93" table:formula="of:=IF(AND(NOT(CONCATENATE([.S32];[.U32];[.W32])=&quot;&quot;);NOT([.Y32]=&quot;&quot;));&quot;,&quot;;&quot;&quot;)">
            <text:p/>
          </table:table-cell>
          <table:table-cell table:style-name="ce96"/>
          <table:table-cell table:style-name="ce93" table:formula="of:=IF(AND(NOT(CONCATENATE([.S32];[.U32];[.W32];[.Y32])=&quot;&quot;);NOT([.AA3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2];[.U32];[.W32];[.Y32];[.AA32])=&quot;&quot;);NOT([.AC3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33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1O</text:p>
          </table:table-cell>
          <table:table-cell table:style-name="ce12"/>
          <table:table-cell table:style-name="ce29" office:value-type="string">
            <text:p>Introducción a la Programación Orientada a Objetos</text:p>
          </table:table-cell>
          <table:table-cell table:style-name="ce12" office:value-type="string">
            <text:p>O</text:p>
          </table:table-cell>
          <table:table-cell table:style-name="ce14" table:formula="of:=[.H33]+0.5*([.I33]+[.J33])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table:formula="of:=[.H33]+[.I33]+[.K33]" office:value-type="float" office:value="8">
            <text:p>8</text:p>
          </table:table-cell>
          <table:table-cell table:style-name="ce53" office:value-type="string">
            <text:p>Basic</text:p>
          </table:table-cell>
          <table:table-cell table:style-name="ce59" office:value-type="string">
            <text:p>CS101F</text:p>
          </table:table-cell>
          <table:table-cell table:number-columns-repeated="3" table:style-name="ce76"/>
          <table:table-cell table:style-name="ce14" office:value-type="string">
            <text:p>CS,SE</text:p>
          </table:table-cell>
          <table:table-cell table:style-name="ce5" office:value-type="string">
            <text:p>SPC,NT</text:p>
          </table:table-cell>
          <table:table-cell table:style-name="ce5" table:formula="of:=IF(OR([.B33]=&quot;&quot;;[.S33]=&quot;&quot;;[.U3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33];[.U33])=&quot;&quot;);NOT([.W3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3];[.U33];[.W33])=&quot;&quot;);NOT([.Y33]=&quot;&quot;));&quot;,&quot;;&quot;&quot;)">
            <text:p/>
          </table:table-cell>
          <table:table-cell/>
          <table:table-cell table:style-name="ce23" table:formula="of:=IF(AND(NOT(CONCATENATE([.S33];[.U33];[.W33];[.Y33])=&quot;&quot;);NOT([.AA33]=&quot;&quot;));&quot;,&quot;;&quot;&quot;)">
            <text:p/>
          </table:table-cell>
          <table:table-cell/>
          <table:table-cell table:formula="of:=IF(AND(NOT(CONCATENATE([.S33];[.U33];[.W33];[.Y33];[.AA33])=&quot;&quot;);NOT([.AC3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34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1O</text:p>
          </table:table-cell>
          <table:table-cell table:style-name="ce13"/>
          <table:table-cell table:style-name="ce30" office:value-type="string">
            <text:p>Introducción a la Programación Orientada a Objetos</text:p>
          </table:table-cell>
          <table:table-cell table:style-name="ce13" office:value-type="string">
            <text:p>O</text:p>
          </table:table-cell>
          <table:table-cell table:style-name="ce13" table:formula="of:=[.L34]/3" office:value-type="float" office:value="4">
            <text:p>4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 table:formula="of:=[.H34]+[.I34]+[.K34]" office:value-type="float" office:value="12">
            <text:p>12</text:p>
          </table:table-cell>
          <table:table-cell table:style-name="ce54" office:value-type="string">
            <text:p>Basic</text:p>
          </table:table-cell>
          <table:table-cell table:style-name="ce60" office:value-type="string">
            <text:p>CS101F</text:p>
          </table:table-cell>
          <table:table-cell table:number-columns-repeated="3" table:style-name="ce77"/>
          <table:table-cell table:style-name="ce13" office:value-type="string">
            <text:p>CS,SE</text:p>
          </table:table-cell>
          <table:table-cell table:style-name="ce6"/>
          <table:table-cell table:style-name="ce6" table:formula="of:=IF(OR([.B34]=&quot;&quot;;[.S34]=&quot;&quot;;[.U34]=&quot;&quot;);&quot;&quot;;&quot;,&quot;)">
            <text:p/>
          </table:table-cell>
          <table:table-cell table:style-name="ce6"/>
          <table:table-cell table:style-name="ce6" table:formula="of:=IF(AND(NOT(CONCATENATE([.S34];[.U34])=&quot;&quot;);NOT([.W34]=&quot;&quot;));&quot;,&quot;;&quot;&quot;)">
            <text:p/>
          </table:table-cell>
          <table:table-cell table:style-name="ce93"/>
          <table:table-cell table:style-name="ce93" table:formula="of:=IF(AND(NOT(CONCATENATE([.S34];[.U34];[.W34])=&quot;&quot;);NOT([.Y34]=&quot;&quot;));&quot;,&quot;;&quot;&quot;)">
            <text:p/>
          </table:table-cell>
          <table:table-cell table:style-name="ce96"/>
          <table:table-cell table:style-name="ce93" table:formula="of:=IF(AND(NOT(CONCATENATE([.S34];[.U34];[.W34];[.Y34])=&quot;&quot;);NOT([.AA3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4];[.U34];[.W34];[.Y34];[.AA34])=&quot;&quot;);NOT([.AC3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3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6</text:p>
          </table:table-cell>
          <table:table-cell table:style-name="ce12"/>
          <table:table-cell table:style-name="ce29" office:value-type="string">
            <text:p>Estructuras Discretas II</text:p>
          </table:table-cell>
          <table:table-cell table:style-name="ce12" office:value-type="string">
            <text:p>O</text:p>
          </table:table-cell>
          <table:table-cell table:style-name="ce14" table:formula="of:=[.H35]+0.5*([.I35]+[.J35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35]+[.I35]+[.K35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59" office:value-type="string">
            <text:p>CS101F,CS105</text:p>
          </table:table-cell>
          <table:table-cell table:number-columns-repeated="3" table:style-name="ce76"/>
          <table:table-cell table:style-name="ce14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35]=&quot;&quot;;[.S35]=&quot;&quot;;[.U35]=&quot;&quot;);&quot;&quot;;&quot;,&quot;)">
            <text:p/>
          </table:table-cell>
          <table:table-cell table:style-name="ce5"/>
          <table:table-cell table:style-name="ce5" table:formula="of:=IF(AND(NOT(CONCATENATE([.S35];[.U35])=&quot;&quot;);NOT([.W3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5];[.U35];[.W35])=&quot;&quot;);NOT([.Y35]=&quot;&quot;));&quot;,&quot;;&quot;&quot;)">
            <text:p/>
          </table:table-cell>
          <table:table-cell/>
          <table:table-cell table:style-name="ce23" table:formula="of:=IF(AND(NOT(CONCATENATE([.S35];[.U35];[.W35];[.Y35])=&quot;&quot;);NOT([.AA35]=&quot;&quot;));&quot;,&quot;;&quot;&quot;)">
            <text:p/>
          </table:table-cell>
          <table:table-cell/>
          <table:table-cell table:formula="of:=IF(AND(NOT(CONCATENATE([.S35];[.U35];[.W35];[.Y35];[.AA35])=&quot;&quot;);NOT([.AC3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36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6</text:p>
          </table:table-cell>
          <table:table-cell table:style-name="ce13"/>
          <table:table-cell table:style-name="ce30" office:value-type="string">
            <text:p>Estructuras Discretas II</text:p>
          </table:table-cell>
          <table:table-cell table:style-name="ce13" office:value-type="string">
            <text:p>O</text:p>
          </table:table-cell>
          <table:table-cell table:style-name="ce13" table:formula="of:=[.L36]/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36]+[.I36]+[.K36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0" office:value-type="string">
            <text:p>CS101F,CS105</text:p>
          </table:table-cell>
          <table:table-cell table:number-columns-repeated="3" table:style-name="ce77"/>
          <table:table-cell table:style-name="ce13" office:value-type="string">
            <text:p>MC</text:p>
          </table:table-cell>
          <table:table-cell table:style-name="ce6"/>
          <table:table-cell table:style-name="ce6" table:formula="of:=IF(OR([.B36]=&quot;&quot;;[.S36]=&quot;&quot;;[.U36]=&quot;&quot;);&quot;&quot;;&quot;,&quot;)">
            <text:p/>
          </table:table-cell>
          <table:table-cell table:style-name="ce6"/>
          <table:table-cell table:style-name="ce6" table:formula="of:=IF(AND(NOT(CONCATENATE([.S36];[.U36])=&quot;&quot;);NOT([.W36]=&quot;&quot;));&quot;,&quot;;&quot;&quot;)">
            <text:p/>
          </table:table-cell>
          <table:table-cell table:style-name="ce93"/>
          <table:table-cell table:style-name="ce93" table:formula="of:=IF(AND(NOT(CONCATENATE([.S36];[.U36];[.W36])=&quot;&quot;);NOT([.Y36]=&quot;&quot;));&quot;,&quot;;&quot;&quot;)">
            <text:p/>
          </table:table-cell>
          <table:table-cell table:style-name="ce96"/>
          <table:table-cell table:style-name="ce93" table:formula="of:=IF(AND(NOT(CONCATENATE([.S36];[.U36];[.W36];[.Y36])=&quot;&quot;);NOT([.AA3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6];[.U36];[.W36];[.Y36];[.AA36])=&quot;&quot;);NOT([.AC3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37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B102</text:p>
          </table:table-cell>
          <table:table-cell table:style-name="ce12"/>
          <table:table-cell table:style-name="ce29" office:value-type="string">
            <text:p>Análisis Matemático I</text:p>
          </table:table-cell>
          <table:table-cell table:style-name="ce12" office:value-type="string">
            <text:p>O</text:p>
          </table:table-cell>
          <table:table-cell table:style-name="ce14" table:formula="of:=[.H37]+0.5*([.I37]+[.J37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7]+[.I37]+[.K37]" office:value-type="float" office:value="6">
            <text:p>6</text:p>
          </table:table-cell>
          <table:table-cell table:style-name="ce53"/>
          <table:table-cell table:style-name="ce59" office:value-type="string">
            <text:p>CB101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37]=&quot;&quot;;[.S37]=&quot;&quot;;[.U37]=&quot;&quot;);&quot;&quot;;&quot;,&quot;)">
            <text:p/>
          </table:table-cell>
          <table:table-cell table:style-name="ce5"/>
          <table:table-cell table:style-name="ce5" table:formula="of:=IF(AND(NOT(CONCATENATE([.S37];[.U37])=&quot;&quot;);NOT([.W3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7];[.U37];[.W37])=&quot;&quot;);NOT([.Y37]=&quot;&quot;));&quot;,&quot;;&quot;&quot;)">
            <text:p/>
          </table:table-cell>
          <table:table-cell/>
          <table:table-cell table:style-name="ce23" table:formula="of:=IF(AND(NOT(CONCATENATE([.S37];[.U37];[.W37];[.Y37])=&quot;&quot;);NOT([.AA37]=&quot;&quot;));&quot;,&quot;;&quot;&quot;)">
            <text:p/>
          </table:table-cell>
          <table:table-cell/>
          <table:table-cell table:formula="of:=IF(AND(NOT(CONCATENATE([.S37];[.U37];[.W37];[.Y37];[.AA37])=&quot;&quot;);NOT([.AC3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38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B102</text:p>
          </table:table-cell>
          <table:table-cell table:style-name="ce13"/>
          <table:table-cell table:style-name="ce30" office:value-type="string">
            <text:p>Análisis Matemático I</text:p>
          </table:table-cell>
          <table:table-cell table:style-name="ce13" office:value-type="string">
            <text:p>O</text:p>
          </table:table-cell>
          <table:table-cell table:style-name="ce13" table:formula="of:=[.L38]/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38]+[.I38]+[.K38]" office:value-type="float" office:value="9">
            <text:p>9</text:p>
          </table:table-cell>
          <table:table-cell table:style-name="ce54"/>
          <table:table-cell table:style-name="ce60" office:value-type="string">
            <text:p>CB101</text:p>
          </table:table-cell>
          <table:table-cell table:number-columns-repeated="3" table:style-name="ce77"/>
          <table:table-cell table:style-name="ce13" office:value-type="string">
            <text:p>CB</text:p>
          </table:table-cell>
          <table:table-cell table:style-name="ce6"/>
          <table:table-cell table:style-name="ce6" table:formula="of:=IF(OR([.B38]=&quot;&quot;;[.S38]=&quot;&quot;;[.U38]=&quot;&quot;);&quot;&quot;;&quot;,&quot;)">
            <text:p/>
          </table:table-cell>
          <table:table-cell table:style-name="ce6"/>
          <table:table-cell table:style-name="ce6" table:formula="of:=IF(AND(NOT(CONCATENATE([.S38];[.U38])=&quot;&quot;);NOT([.W38]=&quot;&quot;));&quot;,&quot;;&quot;&quot;)">
            <text:p/>
          </table:table-cell>
          <table:table-cell table:style-name="ce93"/>
          <table:table-cell table:style-name="ce93" table:formula="of:=IF(AND(NOT(CONCATENATE([.S38];[.U38];[.W38])=&quot;&quot;);NOT([.Y38]=&quot;&quot;));&quot;,&quot;;&quot;&quot;)">
            <text:p/>
          </table:table-cell>
          <table:table-cell table:style-name="ce96"/>
          <table:table-cell table:style-name="ce93" table:formula="of:=IF(AND(NOT(CONCATENATE([.S38];[.U38];[.W38];[.Y38])=&quot;&quot;);NOT([.AA3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8];[.U38];[.W38];[.Y38];[.AA38])=&quot;&quot;);NOT([.AC3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39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B102</text:p>
          </table:table-cell>
          <table:table-cell table:style-name="ce12"/>
          <table:table-cell table:style-name="ce29" office:value-type="string">
            <text:p>Cálculo en una variable</text:p>
          </table:table-cell>
          <table:table-cell table:style-name="ce12" office:value-type="string">
            <text:p>O</text:p>
          </table:table-cell>
          <table:table-cell table:style-name="ce14" table:formula="of:=[.H39]+0.5*([.I39]+[.J39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9]+[.I39]+[.K39]" office:value-type="float" office:value="6">
            <text:p>6</text:p>
          </table:table-cell>
          <table:table-cell table:style-name="ce53"/>
          <table:table-cell table:style-name="ce59" office:value-type="string">
            <text:p>CB101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 office:value-type="string">
            <text:p>UNSA</text:p>
          </table:table-cell>
          <table:table-cell table:style-name="ce5" table:formula="of:=IF(OR([.B39]=&quot;&quot;;[.S39]=&quot;&quot;;[.U39]=&quot;&quot;);&quot;&quot;;&quot;,&quot;)">
            <text:p/>
          </table:table-cell>
          <table:table-cell table:style-name="ce5"/>
          <table:table-cell table:style-name="ce5" table:formula="of:=IF(AND(NOT(CONCATENATE([.S39];[.U39])=&quot;&quot;);NOT([.W39]=&quot;&quot;));&quot;,&quot;;&quot;&quot;)">
            <text:p/>
          </table:table-cell>
          <table:table-cell table:style-name="ce23"/>
          <table:table-cell table:style-name="ce23" table:formula="of:=IF(AND(NOT(CONCATENATE([.S39];[.U39];[.W39])=&quot;&quot;);NOT([.Y39]=&quot;&quot;));&quot;,&quot;;&quot;&quot;)">
            <text:p/>
          </table:table-cell>
          <table:table-cell/>
          <table:table-cell table:style-name="ce23" table:formula="of:=IF(AND(NOT(CONCATENATE([.S39];[.U39];[.W39];[.Y39])=&quot;&quot;);NOT([.AA39]=&quot;&quot;));&quot;,&quot;;&quot;&quot;)">
            <text:p/>
          </table:table-cell>
          <table:table-cell/>
          <table:table-cell table:formula="of:=IF(AND(NOT(CONCATENATE([.S39];[.U39];[.W39];[.Y39];[.AA39])=&quot;&quot;);NOT([.AC3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40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Introducción a la Filosofía</text:p>
          </table:table-cell>
          <table:table-cell table:style-name="ce12" office:value-type="string">
            <text:p>O</text:p>
          </table:table-cell>
          <table:table-cell table:style-name="ce14" table:formula="of:=[.H40]+0.5*([.I40]+[.J40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40]+[.I40]+[.K40]" office:value-type="float" office:value="3">
            <text:p>3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40]=&quot;&quot;;[.S40]=&quot;&quot;;[.U40]=&quot;&quot;);&quot;&quot;;&quot;,&quot;)">
            <text:p/>
          </table:table-cell>
          <table:table-cell table:style-name="ce5"/>
          <table:table-cell table:style-name="ce5" table:formula="of:=IF(AND(NOT(CONCATENATE([.S40];[.U40])=&quot;&quot;);NOT([.W40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0];[.U40];[.W40])=&quot;&quot;);NOT([.Y40]=&quot;&quot;));&quot;,&quot;;&quot;&quot;)">
            <text:p/>
          </table:table-cell>
          <table:table-cell/>
          <table:table-cell table:style-name="ce23" table:formula="of:=IF(AND(NOT(CONCATENATE([.S40];[.U40];[.W40];[.Y40])=&quot;&quot;);NOT([.AA40]=&quot;&quot;));&quot;,&quot;;&quot;&quot;)">
            <text:p/>
          </table:table-cell>
          <table:table-cell/>
          <table:table-cell table:formula="of:=IF(AND(NOT(CONCATENATE([.S40];[.U40];[.W40];[.Y40];[.AA40])=&quot;&quot;);NOT([.AC4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Fundamentos de Filosofía</text:p>
          </table:table-cell>
          <table:table-cell table:style-name="ce12" office:value-type="string">
            <text:p>O</text:p>
          </table:table-cell>
          <table:table-cell table:style-name="ce14" table:formula="of:=[.H41]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41]+[.I41]+[.K41]" office:value-type="float" office:value="2">
            <text:p>2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41];[.U41])=&quot;&quot;);NOT([.W41]=&quot;&quot;));&quot;,&quot;;&quot;&quot;)">
            <text:p/>
          </table:table-cell>
          <table:table-cell table:style-name="ce23"/>
          <table:table-cell table:style-name="ce23" table:formula="of:=IF(AND(NOT(CONCATENATE([.S41];[.U41];[.W41])=&quot;&quot;);NOT([.Y41]=&quot;&quot;));&quot;,&quot;;&quot;&quot;)">
            <text:p/>
          </table:table-cell>
          <table:table-cell/>
          <table:table-cell table:style-name="ce23" table:formula="of:=IF(AND(NOT(CONCATENATE([.S41];[.U41];[.W41];[.Y41])=&quot;&quot;);NOT([.AA41]=&quot;&quot;));&quot;,&quot;;&quot;&quot;)">
            <text:p/>
          </table:table-cell>
          <table:table-cell/>
          <table:table-cell table:formula="of:=IF(AND(NOT(CONCATENATE([.S41];[.U41];[.W41];[.Y41];[.AA41])=&quot;&quot;);NOT([.AC4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office:value-type="string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FG104</text:p>
          </table:table-cell>
          <table:table-cell table:style-name="ce13" office:value-type="string">
            <text:p>FG103</text:p>
          </table:table-cell>
          <table:table-cell table:style-name="ce30" office:value-type="string">
            <text:p>Fundamentos de Filosofía</text:p>
          </table:table-cell>
          <table:table-cell table:style-name="ce13" office:value-type="string">
            <text:p>O</text:p>
          </table:table-cell>
          <table:table-cell table:style-name="ce13" table:formula="of:=[.L42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42]+[.I42]+[.K42]" office:value-type="float" office:value="9">
            <text:p>9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FG</text:p>
          </table:table-cell>
          <table:table-cell table:number-columns-repeated="3" table:style-name="ce6"/>
          <table:table-cell table:style-name="ce6" table:formula="of:=IF(AND(NOT(CONCATENATE([.S42];[.U42])=&quot;&quot;);NOT([.W42]=&quot;&quot;));&quot;,&quot;;&quot;&quot;)">
            <text:p/>
          </table:table-cell>
          <table:table-cell table:style-name="ce93"/>
          <table:table-cell table:style-name="ce93" table:formula="of:=IF(AND(NOT(CONCATENATE([.S42];[.U42];[.W42])=&quot;&quot;);NOT([.Y42]=&quot;&quot;));&quot;,&quot;;&quot;&quot;)">
            <text:p/>
          </table:table-cell>
          <table:table-cell table:style-name="ce96"/>
          <table:table-cell table:style-name="ce93" table:formula="of:=IF(AND(NOT(CONCATENATE([.S42];[.U42];[.W42];[.Y42])=&quot;&quot;);NOT([.AA42]=&quot;&quot;));&quot;,&quot;;&quot;&quot;)">
            <text:p/>
          </table:table-cell>
          <table:table-cell/>
          <table:table-cell table:style-name="ce1" table:formula="of:=IF(AND(NOT(CONCATENATE([.S42];[.U42];[.W42];[.Y42];[.AA42])=&quot;&quot;);NOT([.AC42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FG108</text:p>
          </table:table-cell>
          <table:table-cell table:style-name="ce15"/>
          <table:table-cell table:style-name="ce35" office:value-type="string">
            <text:p>Antropología Cultur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43]+[.I43]+[.K43]" office:value-type="float" office:value="0">
            <text:p>0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43];[.U43])=&quot;&quot;);NOT([.W43]=&quot;&quot;));&quot;,&quot;;&quot;&quot;)">
            <text:p/>
          </table:table-cell>
          <table:table-cell table:style-name="ce23"/>
          <table:table-cell table:style-name="ce23" table:formula="of:=IF(AND(NOT(CONCATENATE([.S43];[.U43];[.W43])=&quot;&quot;);NOT([.Y43]=&quot;&quot;));&quot;,&quot;;&quot;&quot;)">
            <text:p/>
          </table:table-cell>
          <table:table-cell/>
          <table:table-cell table:style-name="ce23" table:formula="of:=IF(AND(NOT(CONCATENATE([.S43];[.U43];[.W43];[.Y43])=&quot;&quot;);NOT([.AA43]=&quot;&quot;));&quot;,&quot;;&quot;&quot;)">
            <text:p/>
          </table:table-cell>
          <table:table-cell/>
          <table:table-cell table:formula="of:=IF(AND(NOT(CONCATENATE([.S43];[.U43];[.W43];[.Y43];[.AA43])=&quot;&quot;);NOT([.AC4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office:value-type="string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FG140</text:p>
          </table:table-cell>
          <table:table-cell table:style-name="ce13" office:value-type="string">
            <text:p>FG104</text:p>
          </table:table-cell>
          <table:table-cell table:style-name="ce30" office:value-type="string">
            <text:p>Pensamiento Crítico</text:p>
          </table:table-cell>
          <table:table-cell table:style-name="ce13" office:value-type="string">
            <text:p>O</text:p>
          </table:table-cell>
          <table:table-cell table:style-name="ce13" table:formula="of:=[.L44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44]+[.I44]+[.K44]" office:value-type="float" office:value="9">
            <text:p>9</text:p>
          </table:table-cell>
          <table:table-cell table:style-name="ce54"/>
          <table:table-cell table:style-name="ce60"/>
          <table:table-cell table:number-columns-repeated="3" table:style-name="ce77"/>
          <table:table-cell table:style-name="ce13" office:value-type="string">
            <text:p>FG</text:p>
          </table:table-cell>
          <table:table-cell table:number-columns-repeated="3" table:style-name="ce6"/>
          <table:table-cell table:style-name="ce6" table:formula="of:=IF(AND(NOT(CONCATENATE([.S44];[.U44])=&quot;&quot;);NOT([.W44]=&quot;&quot;));&quot;,&quot;;&quot;&quot;)">
            <text:p/>
          </table:table-cell>
          <table:table-cell table:style-name="ce93"/>
          <table:table-cell table:style-name="ce93" table:formula="of:=IF(AND(NOT(CONCATENATE([.S44];[.U44];[.W44])=&quot;&quot;);NOT([.Y44]=&quot;&quot;));&quot;,&quot;;&quot;&quot;)">
            <text:p/>
          </table:table-cell>
          <table:table-cell table:style-name="ce96"/>
          <table:table-cell table:style-name="ce93" table:formula="of:=IF(AND(NOT(CONCATENATE([.S44];[.U44];[.W44];[.Y44])=&quot;&quot;);NOT([.AA44]=&quot;&quot;));&quot;,&quot;;&quot;&quot;)">
            <text:p/>
          </table:table-cell>
          <table:table-cell/>
          <table:table-cell table:style-name="ce1" table:formula="of:=IF(AND(NOT(CONCATENATE([.S44];[.U44];[.W44];[.Y44];[.AA44])=&quot;&quot;);NOT([.AC44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4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45]+0.5*([.I45]+[.J4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5]+[.I45]+[.K45]" office:value-type="float" office:value="3">
            <text:p>3</text:p>
          </table:table-cell>
          <table:table-cell table:style-name="ce53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5]=&quot;&quot;;[.S45]=&quot;&quot;;[.U45]=&quot;&quot;);&quot;&quot;;&quot;,&quot;)">
            <text:p/>
          </table:table-cell>
          <table:table-cell table:style-name="ce5"/>
          <table:table-cell table:style-name="ce5" table:formula="of:=IF(AND(NOT(CONCATENATE([.S45];[.U45])=&quot;&quot;);NOT([.W45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5];[.U45];[.W45])=&quot;&quot;);NOT([.Y45]=&quot;&quot;));&quot;,&quot;;&quot;&quot;)">
            <text:p/>
          </table:table-cell>
          <table:table-cell/>
          <table:table-cell table:style-name="ce23" table:formula="of:=IF(AND(NOT(CONCATENATE([.S45];[.U45];[.W45];[.Y45])=&quot;&quot;);NOT([.AA45]=&quot;&quot;));&quot;,&quot;;&quot;&quot;)">
            <text:p/>
          </table:table-cell>
          <table:table-cell/>
          <table:table-cell table:formula="of:=IF(AND(NOT(CONCATENATE([.S45];[.U45];[.W45];[.Y45];[.AA45])=&quot;&quot;);NOT([.AC4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46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46]+0.5*([.I46]+[.J46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6]+[.I46]+[.K46]" office:value-type="float" office:value="3">
            <text:p>3</text:p>
          </table:table-cell>
          <table:table-cell table:style-name="ce53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6]=&quot;&quot;;[.S46]=&quot;&quot;;[.U46]=&quot;&quot;);&quot;&quot;;&quot;,&quot;)">
            <text:p/>
          </table:table-cell>
          <table:table-cell table:style-name="ce5"/>
          <table:table-cell table:style-name="ce5" table:formula="of:=IF(AND(NOT(CONCATENATE([.S46];[.U46])=&quot;&quot;);NOT([.W46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6];[.U46];[.W46])=&quot;&quot;);NOT([.Y46]=&quot;&quot;));&quot;,&quot;;&quot;&quot;)">
            <text:p/>
          </table:table-cell>
          <table:table-cell/>
          <table:table-cell table:style-name="ce23" table:formula="of:=IF(AND(NOT(CONCATENATE([.S46];[.U46];[.W46];[.Y46])=&quot;&quot;);NOT([.AA46]=&quot;&quot;));&quot;,&quot;;&quot;&quot;)">
            <text:p/>
          </table:table-cell>
          <table:table-cell/>
          <table:table-cell table:formula="of:=IF(AND(NOT(CONCATENATE([.S46];[.U46];[.W46];[.Y46];[.AA46])=&quot;&quot;);NOT([.AC4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47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Relaciones Humanas</text:p>
          </table:table-cell>
          <table:table-cell table:style-name="ce12" office:value-type="string">
            <text:p>O</text:p>
          </table:table-cell>
          <table:table-cell table:style-name="ce14" table:formula="of:=[.H47]+0.5*([.I47]+[.J47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7]+[.I47]+[.K47]" office:value-type="float" office:value="3">
            <text:p>3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47]=&quot;&quot;;[.S47]=&quot;&quot;;[.U47]=&quot;&quot;);&quot;&quot;;&quot;,&quot;)">
            <text:p/>
          </table:table-cell>
          <table:table-cell table:style-name="ce5"/>
          <table:table-cell table:style-name="ce5" table:formula="of:=IF(AND(NOT(CONCATENATE([.S47];[.U47])=&quot;&quot;);NOT([.W47]=&quot;&quot;));&quot;,&quot;;&quot;&quot;)">
            <text:p/>
          </table:table-cell>
          <table:table-cell table:style-name="ce23"/>
          <table:table-cell table:style-name="ce23" table:formula="of:=IF(AND(NOT(CONCATENATE([.S47];[.U47];[.W47])=&quot;&quot;);NOT([.Y47]=&quot;&quot;));&quot;,&quot;;&quot;&quot;)">
            <text:p/>
          </table:table-cell>
          <table:table-cell/>
          <table:table-cell table:style-name="ce23" table:formula="of:=IF(AND(NOT(CONCATENATE([.S47];[.U47];[.W47];[.Y47])=&quot;&quot;);NOT([.AA47]=&quot;&quot;));&quot;,&quot;;&quot;&quot;)">
            <text:p/>
          </table:table-cell>
          <table:table-cell/>
          <table:table-cell table:formula="of:=IF(AND(NOT(CONCATENATE([.S47];[.U47];[.W47];[.Y47];[.AA47])=&quot;&quot;);NOT([.AC4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12</text:p>
          </table:table-cell>
          <table:table-cell table:style-name="ce12"/>
          <table:table-cell table:style-name="ce29" office:value-type="string">
            <text:p>Matrimonio y Familia</text:p>
          </table:table-cell>
          <table:table-cell table:style-name="ce12" office:value-type="string">
            <text:p>E</text:p>
          </table:table-cell>
          <table:table-cell table:style-name="ce14" table:formula="of:=[.H48]+0.5*([.I48]+[.J48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8]+[.I48]+[.K48]" office:value-type="float" office:value="3">
            <text:p>3</text:p>
          </table:table-cell>
          <table:table-cell table:style-name="ce53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8]=&quot;&quot;;[.S48]=&quot;&quot;;[.U48]=&quot;&quot;);&quot;&quot;;&quot;,&quot;)">
            <text:p/>
          </table:table-cell>
          <table:table-cell table:style-name="ce5"/>
          <table:table-cell table:style-name="ce5" table:formula="of:=IF(AND(NOT(CONCATENATE([.S48];[.U48])=&quot;&quot;);NOT([.W48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8];[.U48];[.W48])=&quot;&quot;);NOT([.Y48]=&quot;&quot;));&quot;,&quot;;&quot;&quot;)">
            <text:p/>
          </table:table-cell>
          <table:table-cell/>
          <table:table-cell table:style-name="ce23" table:formula="of:=IF(AND(NOT(CONCATENATE([.S48];[.U48];[.W48];[.Y48])=&quot;&quot;);NOT([.AA48]=&quot;&quot;));&quot;,&quot;;&quot;&quot;)">
            <text:p/>
          </table:table-cell>
          <table:table-cell/>
          <table:table-cell table:formula="of:=IF(AND(NOT(CONCATENATE([.S48];[.U48];[.W48];[.Y48];[.AA48])=&quot;&quot;);NOT([.AC4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ID102</text:p>
          </table:table-cell>
          <table:table-cell table:style-name="ce12"/>
          <table:table-cell table:style-name="ce31" office:value-type="string">
            <text:p>Lengua Extranjera II</text:p>
          </table:table-cell>
          <table:table-cell table:style-name="ce12" office:value-type="string">
            <text:p>O</text:p>
          </table:table-cell>
          <table:table-cell table:style-name="ce14" table:formula="of:=[.H49]+0.5*([.I49]+[.J49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9]+[.I49]+[.K49]" office:value-type="float" office:value="4">
            <text:p>4</text:p>
          </table:table-cell>
          <table:table-cell table:style-name="ce53"/>
          <table:table-cell table:style-name="ce59" office:value-type="string">
            <text:p>ID101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number-columns-repeated="2" table:style-name="ce5"/>
          <table:table-cell table:style-name="ce5" table:formula="of:=IF(AND(NOT(CONCATENATE([.S49];[.U49])=&quot;&quot;);NOT([.W49]=&quot;&quot;));&quot;,&quot;;&quot;&quot;)">
            <text:p/>
          </table:table-cell>
          <table:table-cell table:style-name="ce23"/>
          <table:table-cell table:style-name="ce23" table:formula="of:=IF(AND(NOT(CONCATENATE([.S49];[.U49];[.W49])=&quot;&quot;);NOT([.Y49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49];[.U49];[.W49];[.Y49])=&quot;&quot;);NOT([.AA49]=&quot;&quot;));&quot;,&quot;;&quot;&quot;)">
            <text:p/>
          </table:table-cell>
          <table:table-cell/>
          <table:table-cell table:formula="of:=IF(AND(NOT(CONCATENATE([.S49];[.U49];[.W49];[.Y49];[.AA49])=&quot;&quot;);NOT([.AC4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0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ID102</text:p>
          </table:table-cell>
          <table:table-cell table:style-name="ce12"/>
          <table:table-cell table:style-name="ce29" office:value-type="string">
            <text:p>Inglés Técnico I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50]+[.I50]+[.K50]" office:value-type="float" office:value="0">
            <text:p>0</text:p>
          </table:table-cell>
          <table:table-cell table:style-name="ce53"/>
          <table:table-cell table:style-name="ce59" office:value-type="string">
            <text:p>ID101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50]=&quot;&quot;;[.S50]=&quot;&quot;;[.U50]=&quot;&quot;);&quot;&quot;;&quot;,&quot;)">
            <text:p/>
          </table:table-cell>
          <table:table-cell table:style-name="ce5"/>
          <table:table-cell table:style-name="ce5" table:formula="of:=IF(AND(NOT(CONCATENATE([.S50];[.U50])=&quot;&quot;);NOT([.W50]=&quot;&quot;));&quot;,&quot;;&quot;&quot;)">
            <text:p/>
          </table:table-cell>
          <table:table-cell table:style-name="ce23"/>
          <table:table-cell table:style-name="ce23" table:formula="of:=IF(AND(NOT(CONCATENATE([.S50];[.U50];[.W50])=&quot;&quot;);NOT([.Y50]=&quot;&quot;));&quot;,&quot;;&quot;&quot;)">
            <text:p/>
          </table:table-cell>
          <table:table-cell/>
          <table:table-cell table:style-name="ce23" table:formula="of:=IF(AND(NOT(CONCATENATE([.S50];[.U50];[.W50];[.Y50])=&quot;&quot;);NOT([.AA50]=&quot;&quot;));&quot;,&quot;;&quot;&quot;)">
            <text:p/>
          </table:table-cell>
          <table:table-cell/>
          <table:table-cell table:formula="of:=IF(AND(NOT(CONCATENATE([.S50];[.U50];[.W50];[.Y50];[.AA50])=&quot;&quot;);NOT([.AC5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1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81</text:p>
          </table:table-cell>
          <table:table-cell table:style-name="ce12"/>
          <table:table-cell table:style-name="ce29" office:value-type="string">
            <text:p>Historia de la Computación</text:p>
          </table:table-cell>
          <table:table-cell table:style-name="ce12" office:value-type="string">
            <text:p>O</text:p>
          </table:table-cell>
          <table:table-cell table:style-name="ce14" table:formula="of:=[.H51]+0.5*([.I51]+[.J51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51]+[.I51]+[.K51]" office:value-type="float" office:value="3">
            <text:p>3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/>
          <table:table-cell table:style-name="ce5" table:formula="of:=IF(OR([.B51]=&quot;&quot;;[.S51]=&quot;&quot;;[.U51]=&quot;&quot;);&quot;&quot;;&quot;,&quot;)">
            <text:p/>
          </table:table-cell>
          <table:table-cell table:style-name="ce5"/>
          <table:table-cell table:style-name="ce5" table:formula="of:=IF(AND(NOT(CONCATENATE([.S51];[.U51])=&quot;&quot;);NOT([.W51]=&quot;&quot;));&quot;,&quot;;&quot;&quot;)">
            <text:p/>
          </table:table-cell>
          <table:table-cell table:style-name="ce23"/>
          <table:table-cell table:style-name="ce23" table:formula="of:=IF(AND(NOT(CONCATENATE([.S51];[.U51];[.W51])=&quot;&quot;);NOT([.Y51]=&quot;&quot;));&quot;,&quot;;&quot;&quot;)">
            <text:p/>
          </table:table-cell>
          <table:table-cell/>
          <table:table-cell table:style-name="ce23" table:formula="of:=IF(AND(NOT(CONCATENATE([.S51];[.U51];[.W51];[.Y51])=&quot;&quot;);NOT([.AA51]=&quot;&quot;));&quot;,&quot;;&quot;&quot;)">
            <text:p/>
          </table:table-cell>
          <table:table-cell/>
          <table:table-cell table:formula="of:=IF(AND(NOT(CONCATENATE([.S51];[.U51];[.W51];[.Y51];[.AA51])=&quot;&quot;);NOT([.AC5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2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52]+0.5*([.I52]+[.J52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52]+[.I52]+[.K52]" office:value-type="float" office:value="2">
            <text:p>2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52]=&quot;&quot;;[.S52]=&quot;&quot;;[.U52]=&quot;&quot;);&quot;&quot;;&quot;,&quot;)">
            <text:p/>
          </table:table-cell>
          <table:table-cell table:style-name="ce5"/>
          <table:table-cell table:style-name="ce5" table:formula="of:=IF(AND(NOT(CONCATENATE([.S52];[.U52])=&quot;&quot;);NOT([.W52]=&quot;&quot;));&quot;,&quot;;&quot;&quot;)">
            <text:p/>
          </table:table-cell>
          <table:table-cell table:style-name="ce23"/>
          <table:table-cell table:style-name="ce23" table:formula="of:=IF(AND(NOT(CONCATENATE([.S52];[.U52];[.W52])=&quot;&quot;);NOT([.Y52]=&quot;&quot;));&quot;,&quot;;&quot;&quot;)">
            <text:p/>
          </table:table-cell>
          <table:table-cell/>
          <table:table-cell table:style-name="ce23" table:formula="of:=IF(AND(NOT(CONCATENATE([.S52];[.U52];[.W52];[.Y52])=&quot;&quot;);NOT([.AA52]=&quot;&quot;));&quot;,&quot;;&quot;&quot;)">
            <text:p/>
          </table:table-cell>
          <table:table-cell/>
          <table:table-cell table:formula="of:=IF(AND(NOT(CONCATENATE([.S52];[.U52];[.W52];[.Y52];[.AA52])=&quot;&quot;);NOT([.AC5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3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F141</text:p>
          </table:table-cell>
          <table:table-cell table:style-name="ce12"/>
          <table:table-cell table:style-name="ce29" office:value-type="string">
            <text:p>Física General I</text:p>
          </table:table-cell>
          <table:table-cell table:style-name="ce12" office:value-type="string">
            <text:p>O</text:p>
          </table:table-cell>
          <table:table-cell table:style-name="ce14" table:formula="of:=[.H53]+0.5*([.I53]+[.J53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53]+[.I53]+[.K53]" office:value-type="float" office:value="8">
            <text:p>8</text:p>
          </table:table-cell>
          <table:table-cell table:style-name="ce53" office:value-type="string">
            <text:p>Physic</text:p>
          </table:table-cell>
          <table:table-cell table:style-name="ce59"/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53]=&quot;&quot;;[.S53]=&quot;&quot;;[.U5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3];[.U53])=&quot;&quot;);NOT([.W53]=&quot;&quot;));&quot;,&quot;;&quot;&quot;)">
            <text:p/>
          </table:table-cell>
          <table:table-cell table:style-name="ce23"/>
          <table:table-cell table:style-name="ce23" table:formula="of:=IF(AND(NOT(CONCATENATE([.S53];[.U53];[.W53])=&quot;&quot;);NOT([.Y53]=&quot;&quot;));&quot;,&quot;;&quot;&quot;)">
            <text:p/>
          </table:table-cell>
          <table:table-cell/>
          <table:table-cell table:style-name="ce23" table:formula="of:=IF(AND(NOT(CONCATENATE([.S53];[.U53];[.W53];[.Y53])=&quot;&quot;);NOT([.AA53]=&quot;&quot;));&quot;,&quot;;&quot;&quot;)">
            <text:p/>
          </table:table-cell>
          <table:table-cell/>
          <table:table-cell table:formula="of:=IF(AND(NOT(CONCATENATE([.S53];[.U53];[.W53];[.Y53];[.AA53])=&quot;&quot;);NOT([.AC5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4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Q121</text:p>
          </table:table-cell>
          <table:table-cell table:style-name="ce12"/>
          <table:table-cell table:style-name="ce29" office:value-type="string">
            <text:p>Química General I</text:p>
          </table:table-cell>
          <table:table-cell table:style-name="ce12" office:value-type="string">
            <text:p>O</text:p>
          </table:table-cell>
          <table:table-cell table:style-name="ce14" table:formula="of:=[.H54]+0.5*([.I54]+[.J54])" office:value-type="float" office:value="6.5">
            <text:p>6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table:formula="of:=[.H54]+[.I54]+[.K54]" office:value-type="float" office:value="9">
            <text:p>9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54]=&quot;&quot;;[.S54]=&quot;&quot;;[.U5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4];[.U54])=&quot;&quot;);NOT([.W54]=&quot;&quot;));&quot;,&quot;;&quot;&quot;)">
            <text:p/>
          </table:table-cell>
          <table:table-cell table:style-name="ce23"/>
          <table:table-cell table:style-name="ce23" table:formula="of:=IF(AND(NOT(CONCATENATE([.S54];[.U54];[.W54])=&quot;&quot;);NOT([.Y54]=&quot;&quot;));&quot;,&quot;;&quot;&quot;)">
            <text:p/>
          </table:table-cell>
          <table:table-cell/>
          <table:table-cell table:style-name="ce23" table:formula="of:=IF(AND(NOT(CONCATENATE([.S54];[.U54];[.W54];[.Y54])=&quot;&quot;);NOT([.AA54]=&quot;&quot;));&quot;,&quot;;&quot;&quot;)">
            <text:p/>
          </table:table-cell>
          <table:table-cell/>
          <table:table-cell table:formula="of:=IF(AND(NOT(CONCATENATE([.S54];[.U54];[.W54];[.Y54];[.AA54])=&quot;&quot;);NOT([.AC5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M132</text:p>
          </table:table-cell>
          <table:table-cell table:style-name="ce12"/>
          <table:table-cell table:style-name="ce29" office:value-type="string">
            <text:p>Cálculo Integral</text:p>
          </table:table-cell>
          <table:table-cell table:style-name="ce12" office:value-type="string">
            <text:p>O</text:p>
          </table:table-cell>
          <table:table-cell table:style-name="ce14" table:formula="of:=[.H55]+0.5*([.I55]+[.J55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55]+[.I55]+[.K55]" office:value-type="float" office:value="6">
            <text:p>6</text:p>
          </table:table-cell>
          <table:table-cell table:style-name="ce53"/>
          <table:table-cell table:style-name="ce59" office:value-type="string">
            <text:p>CM131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55]=&quot;&quot;;[.S55]=&quot;&quot;;[.U55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5];[.U55])=&quot;&quot;);NOT([.W55]=&quot;&quot;));&quot;,&quot;;&quot;&quot;)">
            <text:p/>
          </table:table-cell>
          <table:table-cell table:style-name="ce23"/>
          <table:table-cell table:style-name="ce23" table:formula="of:=IF(AND(NOT(CONCATENATE([.S55];[.U55];[.W55])=&quot;&quot;);NOT([.Y55]=&quot;&quot;));&quot;,&quot;;&quot;&quot;)">
            <text:p/>
          </table:table-cell>
          <table:table-cell/>
          <table:table-cell table:style-name="ce23" table:formula="of:=IF(AND(NOT(CONCATENATE([.S55];[.U55];[.W55];[.Y55])=&quot;&quot;);NOT([.AA55]=&quot;&quot;));&quot;,&quot;;&quot;&quot;)">
            <text:p/>
          </table:table-cell>
          <table:table-cell/>
          <table:table-cell table:formula="of:=IF(AND(NOT(CONCATENATE([.S55];[.U55];[.W55];[.Y55];[.AA55])=&quot;&quot;);NOT([.AC5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6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31:.G45])" office:value-type="float" office:value="50">
            <text:p>50</text:p>
          </table:table-cell>
          <table:table-cell table:style-name="ce6" table:formula="of:=SUM([.H31:.J45])" office:value-type="float" office:value="74" table:number-columns-spanned="3" table:number-rows-spanned="1">
            <text:p>74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56]=&quot;&quot;;[.S56]=&quot;&quot;;[.U56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6];[.U56];[.W56])=&quot;&quot;);NOT([.Y56]=&quot;&quot;));&quot;,&quot;;&quot;&quot;)">
            <text:p/>
          </table:table-cell>
          <table:table-cell/>
          <table:table-cell table:style-name="ce23" table:formula="of:=IF(AND(NOT(CONCATENATE([.S56];[.U56];[.W56];[.Y56])=&quot;&quot;);NOT([.AA56]=&quot;&quot;));&quot;,&quot;;&quot;&quot;)">
            <text:p/>
          </table:table-cell>
          <table:table-cell/>
          <table:table-cell table:formula="of:=IF(AND(NOT(CONCATENATE([.S56];[.U56];[.W56];[.Y56];[.AA56])=&quot;&quot;);NOT([.AC5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7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57]=&quot;&quot;;[.S57]=&quot;&quot;;[.U5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7];[.U57];[.W57])=&quot;&quot;);NOT([.Y57]=&quot;&quot;));&quot;,&quot;;&quot;&quot;)">
            <text:p/>
          </table:table-cell>
          <table:table-cell/>
          <table:table-cell table:style-name="ce23" table:formula="of:=IF(AND(NOT(CONCATENATE([.S57];[.U57];[.W57];[.Y57])=&quot;&quot;);NOT([.AA57]=&quot;&quot;));&quot;,&quot;;&quot;&quot;)">
            <text:p/>
          </table:table-cell>
          <table:table-cell/>
          <table:table-cell table:formula="of:=IF(AND(NOT(CONCATENATE([.S57];[.U57];[.W57];[.Y57];[.AA57])=&quot;&quot;);NOT([.AC5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58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3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58]=&quot;&quot;;[.S58]=&quot;&quot;;[.U5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8];[.U58];[.W58])=&quot;&quot;);NOT([.Y58]=&quot;&quot;));&quot;,&quot;;&quot;&quot;)">
            <text:p/>
          </table:table-cell>
          <table:table-cell/>
          <table:table-cell table:style-name="ce23" table:formula="of:=IF(AND(NOT(CONCATENATE([.S58];[.U58];[.W58];[.Y58])=&quot;&quot;);NOT([.AA58]=&quot;&quot;));&quot;,&quot;;&quot;&quot;)">
            <text:p/>
          </table:table-cell>
          <table:table-cell/>
          <table:table-cell table:formula="of:=IF(AND(NOT(CONCATENATE([.S58];[.U58];[.W58];[.Y58];[.AA58])=&quot;&quot;);NOT([.AC5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9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59]=&quot;&quot;;[.S59]=&quot;&quot;;[.U5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9];[.U59];[.W59])=&quot;&quot;);NOT([.Y59]=&quot;&quot;));&quot;,&quot;;&quot;&quot;)">
            <text:p/>
          </table:table-cell>
          <table:table-cell/>
          <table:table-cell table:style-name="ce23" table:formula="of:=IF(AND(NOT(CONCATENATE([.S59];[.U59];[.W59];[.Y59])=&quot;&quot;);NOT([.AA59]=&quot;&quot;));&quot;,&quot;;&quot;&quot;)">
            <text:p/>
          </table:table-cell>
          <table:table-cell/>
          <table:table-cell table:formula="of:=IF(AND(NOT(CONCATENATE([.S59];[.U59];[.W59];[.Y59];[.AA59])=&quot;&quot;);NOT([.AC5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60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0]+0.5*([.I60]+[.J60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0]+[.I60]+[.K6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9" office:value-type="string">
            <text:p>CS101O</text:p>
          </table:table-cell>
          <table:table-cell table:number-columns-repeated="3" table:style-name="ce80"/>
          <table:table-cell table:style-name="ce14" office:value-type="string">
            <text:p>CS,SE</text:p>
          </table:table-cell>
          <table:table-cell table:style-name="ce5" office:value-type="string">
            <text:p>SPC</text:p>
          </table:table-cell>
          <table:table-cell table:style-name="ce5" table:formula="of:=IF(OR([.B60]=&quot;&quot;;[.S60]=&quot;&quot;;[.U60]=&quot;&quot;);&quot;&quot;;&quot;,&quot;)">
            <text:p/>
          </table:table-cell>
          <table:table-cell table:style-name="ce5"/>
          <table:table-cell table:style-name="ce5" table:formula="of:=IF(AND(NOT(CONCATENATE([.S60];[.U60])=&quot;&quot;);NOT([.W60]=&quot;&quot;));&quot;,&quot;;&quot;&quot;)">
            <text:p/>
          </table:table-cell>
          <table:table-cell table:style-name="ce23"/>
          <table:table-cell table:style-name="ce23" table:formula="of:=IF(AND(NOT(CONCATENATE([.S60];[.U60];[.W60])=&quot;&quot;);NOT([.Y60]=&quot;&quot;));&quot;,&quot;;&quot;&quot;)">
            <text:p/>
          </table:table-cell>
          <table:table-cell/>
          <table:table-cell table:style-name="ce23" table:formula="of:=IF(AND(NOT(CONCATENATE([.S60];[.U60];[.W60];[.Y60])=&quot;&quot;);NOT([.AA60]=&quot;&quot;));&quot;,&quot;;&quot;&quot;)">
            <text:p/>
          </table:table-cell>
          <table:table-cell/>
          <table:table-cell table:formula="of:=IF(AND(NOT(CONCATENATE([.S60];[.U60];[.W60];[.Y60];[.AA60])=&quot;&quot;);NOT([.AC60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6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1]+0.5*([.I61]+[.J6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1]+[.I61]+[.K6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9" office:value-type="string">
            <text:p>CS101O,UCSP=Inglés (200)</text:p>
          </table:table-cell>
          <table:table-cell table:number-columns-repeated="3" table:style-name="ce80"/>
          <table:table-cell table:style-name="ce14" office:value-type="string">
            <text:p>CS,SE</text:p>
          </table:table-cell>
          <table:table-cell table:style-name="ce5"/>
          <table:table-cell table:style-name="ce5" table:formula="of:=IF(OR([.B61]=&quot;&quot;;[.S61]=&quot;&quot;;[.U61]=&quot;&quot;);&quot;&quot;;&quot;,&quot;)">
            <text:p/>
          </table:table-cell>
          <table:table-cell table:style-name="ce5"/>
          <table:table-cell table:style-name="ce5" table:formula="of:=IF(AND(NOT(CONCATENATE([.S61];[.U61])=&quot;&quot;);NOT([.W61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61];[.U61];[.W61])=&quot;&quot;);NOT([.Y61]=&quot;&quot;));&quot;,&quot;;&quot;&quot;)">
            <text:p/>
          </table:table-cell>
          <table:table-cell/>
          <table:table-cell table:style-name="ce23" table:formula="of:=IF(AND(NOT(CONCATENATE([.S61];[.U61];[.W61];[.Y61])=&quot;&quot;);NOT([.AA61]=&quot;&quot;));&quot;,&quot;;&quot;&quot;)">
            <text:p/>
          </table:table-cell>
          <table:table-cell/>
          <table:table-cell table:formula="of:=IF(AND(NOT(CONCATENATE([.S61];[.U61];[.W61];[.Y61];[.AA61])=&quot;&quot;);NOT([.AC61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62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02O</text:p>
          </table:table-cell>
          <table:table-cell table:style-name="ce16"/>
          <table:table-cell table:style-name="ce36" office:value-type="string">
            <text:p>Objetos y Abstracción de Datos</text:p>
          </table:table-cell>
          <table:table-cell table:style-name="ce13" office:value-type="string">
            <text:p>O</text:p>
          </table:table-cell>
          <table:table-cell table:style-name="ce13" table:formula="of:=[.L62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62]+[.I62]+[.K6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0" office:value-type="string">
            <text:p>CS101O,UCSP=Inglés (200)</text:p>
          </table:table-cell>
          <table:table-cell table:number-columns-repeated="3" table:style-name="ce81"/>
          <table:table-cell table:style-name="ce13" office:value-type="string">
            <text:p>CS,SE</text:p>
          </table:table-cell>
          <table:table-cell table:style-name="ce6"/>
          <table:table-cell table:style-name="ce6" table:formula="of:=IF(OR([.B62]=&quot;&quot;;[.S62]=&quot;&quot;;[.U62]=&quot;&quot;);&quot;&quot;;&quot;,&quot;)">
            <text:p/>
          </table:table-cell>
          <table:table-cell table:style-name="ce6"/>
          <table:table-cell table:style-name="ce6" table:formula="of:=IF(AND(NOT(CONCATENATE([.S62];[.U62])=&quot;&quot;);NOT([.W62]=&quot;&quot;));&quot;,&quot;;&quot;&quot;)">
            <text:p/>
          </table:table-cell>
          <table:table-cell table:style-name="ce93"/>
          <table:table-cell table:style-name="ce93" table:formula="of:=IF(AND(NOT(CONCATENATE([.S62];[.U62];[.W62])=&quot;&quot;);NOT([.Y62]=&quot;&quot;));&quot;,&quot;;&quot;&quot;)">
            <text:p/>
          </table:table-cell>
          <table:table-cell table:style-name="ce96"/>
          <table:table-cell table:style-name="ce93" table:formula="of:=IF(AND(NOT(CONCATENATE([.S62];[.U62];[.W62];[.Y62])=&quot;&quot;);NOT([.AA6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2];[.U62];[.W62];[.Y62];[.AA62])=&quot;&quot;);NOT([.AC6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63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3]+0.5*([.I63]+[.J6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3]+[.I63]+[.K6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9" office:value-type="string">
            <text:p>CS101O,ID101</text:p>
          </table:table-cell>
          <table:table-cell table:number-columns-repeated="3" table:style-name="ce80"/>
          <table:table-cell table:style-name="ce14" office:value-type="string">
            <text:p>CS,SE</text:p>
          </table:table-cell>
          <table:table-cell table:style-name="ce5" office:value-type="string">
            <text:p>USGP</text:p>
          </table:table-cell>
          <table:table-cell table:style-name="ce5" table:formula="of:=IF(OR([.B63]=&quot;&quot;;[.S63]=&quot;&quot;;[.U63]=&quot;&quot;);&quot;&quot;;&quot;,&quot;)">
            <text:p/>
          </table:table-cell>
          <table:table-cell table:style-name="ce5"/>
          <table:table-cell table:style-name="ce5" table:formula="of:=IF(AND(NOT(CONCATENATE([.S63];[.U63])=&quot;&quot;);NOT([.W63]=&quot;&quot;));&quot;,&quot;;&quot;&quot;)">
            <text:p/>
          </table:table-cell>
          <table:table-cell table:style-name="ce23"/>
          <table:table-cell table:style-name="ce23" table:formula="of:=IF(AND(NOT(CONCATENATE([.S63];[.U63];[.W63])=&quot;&quot;);NOT([.Y63]=&quot;&quot;));&quot;,&quot;;&quot;&quot;)">
            <text:p/>
          </table:table-cell>
          <table:table-cell/>
          <table:table-cell table:style-name="ce23" table:formula="of:=IF(AND(NOT(CONCATENATE([.S63];[.U63];[.W63];[.Y63])=&quot;&quot;);NOT([.AA63]=&quot;&quot;));&quot;,&quot;;&quot;&quot;)">
            <text:p/>
          </table:table-cell>
          <table:table-cell/>
          <table:table-cell table:formula="of:=IF(AND(NOT(CONCATENATE([.S63];[.U63];[.W63];[.Y63];[.AA63])=&quot;&quot;);NOT([.AC6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4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64]+0.5*([.I64]+[.J64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4]+[.I64]+[.K64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5,CS101O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64]=&quot;&quot;;[.S64]=&quot;&quot;;[.U64]=&quot;&quot;);&quot;&quot;;&quot;,&quot;)">
            <text:p/>
          </table:table-cell>
          <table:table-cell table:style-name="ce5"/>
          <table:table-cell table:style-name="ce5" table:formula="of:=IF(AND(NOT(CONCATENATE([.S64];[.U64])=&quot;&quot;);NOT([.W6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4];[.U64];[.W64])=&quot;&quot;);NOT([.Y64]=&quot;&quot;));&quot;,&quot;;&quot;&quot;)">
            <text:p/>
          </table:table-cell>
          <table:table-cell/>
          <table:table-cell table:style-name="ce23" table:formula="of:=IF(AND(NOT(CONCATENATE([.S64];[.U64];[.W64];[.Y64])=&quot;&quot;);NOT([.AA64]=&quot;&quot;));&quot;,&quot;;&quot;&quot;)">
            <text:p/>
          </table:table-cell>
          <table:table-cell/>
          <table:table-cell table:formula="of:=IF(AND(NOT(CONCATENATE([.S64];[.U64];[.W64];[.Y64];[.AA64])=&quot;&quot;);NOT([.AC6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5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Álgebra Abstracta</text:p>
          </table:table-cell>
          <table:table-cell table:style-name="ce12" office:value-type="string">
            <text:p>O</text:p>
          </table:table-cell>
          <table:table-cell table:style-name="ce14" table:formula="of:=[.H65]+0.5*([.I65]+[.J65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5]+[.I65]+[.K65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5,CS101O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65]=&quot;&quot;;[.S65]=&quot;&quot;;[.U65]=&quot;&quot;);&quot;&quot;;&quot;,&quot;)">
            <text:p/>
          </table:table-cell>
          <table:table-cell table:style-name="ce5"/>
          <table:table-cell table:style-name="ce5" table:formula="of:=IF(AND(NOT(CONCATENATE([.S65];[.U65])=&quot;&quot;);NOT([.W6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5];[.U65];[.W65])=&quot;&quot;);NOT([.Y65]=&quot;&quot;));&quot;,&quot;;&quot;&quot;)">
            <text:p/>
          </table:table-cell>
          <table:table-cell/>
          <table:table-cell table:style-name="ce23" table:formula="of:=IF(AND(NOT(CONCATENATE([.S65];[.U65];[.W65];[.Y65])=&quot;&quot;);NOT([.AA65]=&quot;&quot;));&quot;,&quot;;&quot;&quot;)">
            <text:p/>
          </table:table-cell>
          <table:table-cell/>
          <table:table-cell table:formula="of:=IF(AND(NOT(CONCATENATE([.S65];[.U65];[.W65];[.Y65];[.AA65])=&quot;&quot;);NOT([.AC6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66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07</text:p>
          </table:table-cell>
          <table:table-cell table:style-name="ce16"/>
          <table:table-cell table:style-name="ce36" office:value-type="string">
            <text:p>Álgebra Abstracta</text:p>
          </table:table-cell>
          <table:table-cell table:style-name="ce13" office:value-type="string">
            <text:p>O</text:p>
          </table:table-cell>
          <table:table-cell table:style-name="ce13" table:formula="of:=[.L66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66]+[.I66]+[.K66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105,CS101O</text:p>
          </table:table-cell>
          <table:table-cell table:number-columns-repeated="3" table:style-name="ce81"/>
          <table:table-cell table:style-name="ce16" office:value-type="string">
            <text:p>MC</text:p>
          </table:table-cell>
          <table:table-cell table:style-name="ce6"/>
          <table:table-cell table:style-name="ce6" table:formula="of:=IF(OR([.B66]=&quot;&quot;;[.S66]=&quot;&quot;;[.U66]=&quot;&quot;);&quot;&quot;;&quot;,&quot;)">
            <text:p/>
          </table:table-cell>
          <table:table-cell table:style-name="ce6"/>
          <table:table-cell table:style-name="ce6" table:formula="of:=IF(AND(NOT(CONCATENATE([.S66];[.U66])=&quot;&quot;);NOT([.W66]=&quot;&quot;));&quot;,&quot;;&quot;&quot;)">
            <text:p/>
          </table:table-cell>
          <table:table-cell table:style-name="ce93"/>
          <table:table-cell table:style-name="ce93" table:formula="of:=IF(AND(NOT(CONCATENATE([.S66];[.U66];[.W66])=&quot;&quot;);NOT([.Y66]=&quot;&quot;));&quot;,&quot;;&quot;&quot;)">
            <text:p/>
          </table:table-cell>
          <table:table-cell table:style-name="ce96"/>
          <table:table-cell table:style-name="ce93" table:formula="of:=IF(AND(NOT(CONCATENATE([.S66];[.U66];[.W66];[.Y66])=&quot;&quot;);NOT([.AA6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6];[.U66];[.W66];[.Y66];[.AA66])=&quot;&quot;);NOT([.AC6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67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67]+0.5*([.I67]+[.J67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67]+[.I67]+[.K67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5,CS101O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UNSA</text:p>
          </table:table-cell>
          <table:table-cell table:style-name="ce5" table:formula="of:=IF(OR([.B67]=&quot;&quot;;[.S67]=&quot;&quot;;[.U67]=&quot;&quot;);&quot;&quot;;&quot;,&quot;)">
            <text:p/>
          </table:table-cell>
          <table:table-cell table:style-name="ce5"/>
          <table:table-cell table:style-name="ce5" table:formula="of:=IF(AND(NOT(CONCATENATE([.S67];[.U67])=&quot;&quot;);NOT([.W67]=&quot;&quot;));&quot;,&quot;;&quot;&quot;)">
            <text:p/>
          </table:table-cell>
          <table:table-cell table:style-name="ce23"/>
          <table:table-cell table:style-name="ce23" table:formula="of:=IF(AND(NOT(CONCATENATE([.S67];[.U67];[.W67])=&quot;&quot;);NOT([.Y67]=&quot;&quot;));&quot;,&quot;;&quot;&quot;)">
            <text:p/>
          </table:table-cell>
          <table:table-cell/>
          <table:table-cell table:style-name="ce23" table:formula="of:=IF(AND(NOT(CONCATENATE([.S67];[.U67];[.W67];[.Y67])=&quot;&quot;);NOT([.AA67]=&quot;&quot;));&quot;,&quot;;&quot;&quot;)">
            <text:p/>
          </table:table-cell>
          <table:table-cell/>
          <table:table-cell table:formula="of:=IF(AND(NOT(CONCATENATE([.S67];[.U67];[.W67];[.Y67];[.AA67])=&quot;&quot;);NOT([.AC6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68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Análisis Matemático II</text:p>
          </table:table-cell>
          <table:table-cell table:style-name="ce12" office:value-type="string">
            <text:p>O</text:p>
          </table:table-cell>
          <table:table-cell table:style-name="ce14" table:formula="of:=[.H68]+0.5*([.I68]+[.J68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68]+[.I68]+[.K68]" office:value-type="float" office:value="6">
            <text:p>6</text:p>
          </table:table-cell>
          <table:table-cell table:style-name="ce53"/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68]=&quot;&quot;;[.S68]=&quot;&quot;;[.U68]=&quot;&quot;);&quot;&quot;;&quot;,&quot;)">
            <text:p/>
          </table:table-cell>
          <table:table-cell table:style-name="ce5"/>
          <table:table-cell table:style-name="ce5" table:formula="of:=IF(AND(NOT(CONCATENATE([.S68];[.U68])=&quot;&quot;);NOT([.W6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8];[.U68];[.W68])=&quot;&quot;);NOT([.Y68]=&quot;&quot;));&quot;,&quot;;&quot;&quot;)">
            <text:p/>
          </table:table-cell>
          <table:table-cell/>
          <table:table-cell table:style-name="ce23" table:formula="of:=IF(AND(NOT(CONCATENATE([.S68];[.U68];[.W68];[.Y68])=&quot;&quot;);NOT([.AA68]=&quot;&quot;));&quot;,&quot;;&quot;&quot;)">
            <text:p/>
          </table:table-cell>
          <table:table-cell/>
          <table:table-cell table:formula="of:=IF(AND(NOT(CONCATENATE([.S68];[.U68];[.W68];[.Y68];[.AA68])=&quot;&quot;);NOT([.AC6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69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B103</text:p>
          </table:table-cell>
          <table:table-cell table:style-name="ce16"/>
          <table:table-cell table:style-name="ce36" office:value-type="string">
            <text:p>Análisis Matemático II</text:p>
          </table:table-cell>
          <table:table-cell table:style-name="ce13" office:value-type="string">
            <text:p>O</text:p>
          </table:table-cell>
          <table:table-cell table:style-name="ce13" table:formula="of:=[.L69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69]+[.I69]+[.K69]" office:value-type="float" office:value="9">
            <text:p>9</text:p>
          </table:table-cell>
          <table:table-cell table:style-name="ce54"/>
          <table:table-cell table:style-name="ce63" office:value-type="string">
            <text:p>CB102</text:p>
          </table:table-cell>
          <table:table-cell table:number-columns-repeated="3" table:style-name="ce81"/>
          <table:table-cell table:style-name="ce16" office:value-type="string">
            <text:p>CB</text:p>
          </table:table-cell>
          <table:table-cell table:style-name="ce6"/>
          <table:table-cell table:style-name="ce6" table:formula="of:=IF(OR([.B69]=&quot;&quot;;[.S69]=&quot;&quot;;[.U69]=&quot;&quot;);&quot;&quot;;&quot;,&quot;)">
            <text:p/>
          </table:table-cell>
          <table:table-cell table:style-name="ce6"/>
          <table:table-cell table:style-name="ce6" table:formula="of:=IF(AND(NOT(CONCATENATE([.S69];[.U69])=&quot;&quot;);NOT([.W69]=&quot;&quot;));&quot;,&quot;;&quot;&quot;)">
            <text:p/>
          </table:table-cell>
          <table:table-cell table:style-name="ce93"/>
          <table:table-cell table:style-name="ce93" table:formula="of:=IF(AND(NOT(CONCATENATE([.S69];[.U69];[.W69])=&quot;&quot;);NOT([.Y69]=&quot;&quot;));&quot;,&quot;;&quot;&quot;)">
            <text:p/>
          </table:table-cell>
          <table:table-cell table:style-name="ce96"/>
          <table:table-cell table:style-name="ce93" table:formula="of:=IF(AND(NOT(CONCATENATE([.S69];[.U69];[.W69];[.Y69])=&quot;&quot;);NOT([.AA6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9];[.U69];[.W69];[.Y69];[.AA69])=&quot;&quot;);NOT([.AC6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70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70]+0.5*([.I70]+[.J70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0]+[.I70]+[.K70]" office:value-type="float" office:value="6">
            <text:p>6</text:p>
          </table:table-cell>
          <table:table-cell table:style-name="ce53"/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UNSA</text:p>
          </table:table-cell>
          <table:table-cell table:style-name="ce5" table:formula="of:=IF(OR([.B70]=&quot;&quot;;[.S70]=&quot;&quot;;[.U70]=&quot;&quot;);&quot;&quot;;&quot;,&quot;)">
            <text:p/>
          </table:table-cell>
          <table:table-cell table:style-name="ce5"/>
          <table:table-cell table:style-name="ce5" table:formula="of:=IF(AND(NOT(CONCATENATE([.S70];[.U70])=&quot;&quot;);NOT([.W70]=&quot;&quot;));&quot;,&quot;;&quot;&quot;)">
            <text:p/>
          </table:table-cell>
          <table:table-cell table:style-name="ce23"/>
          <table:table-cell table:style-name="ce23" table:formula="of:=IF(AND(NOT(CONCATENATE([.S70];[.U70];[.W70])=&quot;&quot;);NOT([.Y70]=&quot;&quot;));&quot;,&quot;;&quot;&quot;)">
            <text:p/>
          </table:table-cell>
          <table:table-cell/>
          <table:table-cell table:style-name="ce23" table:formula="of:=IF(AND(NOT(CONCATENATE([.S70];[.U70];[.W70];[.Y70])=&quot;&quot;);NOT([.AA70]=&quot;&quot;));&quot;,&quot;;&quot;&quot;)">
            <text:p/>
          </table:table-cell>
          <table:table-cell/>
          <table:table-cell table:formula="of:=IF(AND(NOT(CONCATENATE([.S70];[.U70];[.W70];[.Y70];[.AA70])=&quot;&quot;);NOT([.AC7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7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I</text:p>
          </table:table-cell>
          <table:table-cell table:style-name="ce12" office:value-type="string">
            <text:p>O</text:p>
          </table:table-cell>
          <table:table-cell table:style-name="ce14" table:formula="of:=[.H71]+0.5*([.I71]+[.J71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71]+[.I71]+[.K71]" office:value-type="float" office:value="4">
            <text:p>4</text:p>
          </table:table-cell>
          <table:table-cell table:style-name="ce53" office:value-type="string">
            <text:p>Physic</text:p>
          </table:table-cell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/>
          <table:table-cell table:style-name="ce5" table:formula="of:=IF(OR([.B71]=&quot;&quot;;[.S71]=&quot;&quot;;[.U71]=&quot;&quot;);&quot;&quot;;&quot;,&quot;)">
            <text:p/>
          </table:table-cell>
          <table:table-cell table:style-name="ce5"/>
          <table:table-cell table:style-name="ce5" table:formula="of:=IF(AND(NOT(CONCATENATE([.S71];[.U71])=&quot;&quot;);NOT([.W71]=&quot;&quot;));&quot;,&quot;;&quot;&quot;)">
            <text:p/>
          </table:table-cell>
          <table:table-cell table:style-name="ce23"/>
          <table:table-cell table:style-name="ce23" table:formula="of:=IF(AND(NOT(CONCATENATE([.S71];[.U71];[.W71])=&quot;&quot;);NOT([.Y71]=&quot;&quot;));&quot;,&quot;;&quot;&quot;)">
            <text:p/>
          </table:table-cell>
          <table:table-cell/>
          <table:table-cell table:style-name="ce23" table:formula="of:=IF(AND(NOT(CONCATENATE([.S71];[.U71];[.W71];[.Y71])=&quot;&quot;);NOT([.AA71]=&quot;&quot;));&quot;,&quot;;&quot;&quot;)">
            <text:p/>
          </table:table-cell>
          <table:table-cell/>
          <table:table-cell table:formula="of:=IF(AND(NOT(CONCATENATE([.S71];[.U71];[.W71];[.Y71];[.AA71])=&quot;&quot;);NOT([.AC7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72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30</text:p>
          </table:table-cell>
          <table:table-cell table:style-name="ce15"/>
          <table:table-cell table:style-name="ce35" office:value-type="string">
            <text:p>Introducción a Internet</text:p>
          </table:table-cell>
          <table:table-cell table:style-name="ce12" office:value-type="string">
            <text:p>O</text:p>
          </table:table-cell>
          <table:table-cell table:style-name="ce14" table:formula="of:=[.H72]+0.5*([.I72]+[.J72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72]+[.I72]+[.K72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101O,CS100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5" office:value-type="string">
            <text:p>SPC,NT</text:p>
          </table:table-cell>
          <table:table-cell table:style-name="ce5" table:formula="of:=IF(OR([.B72]=&quot;&quot;;[.S72]=&quot;&quot;;[.U72]=&quot;&quot;);&quot;&quot;;&quot;,&quot;)">
            <text:p/>
          </table:table-cell>
          <table:table-cell table:style-name="ce5"/>
          <table:table-cell table:style-name="ce5" table:formula="of:=IF(AND(NOT(CONCATENATE([.S72];[.U72])=&quot;&quot;);NOT([.W7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2];[.U72];[.W72])=&quot;&quot;);NOT([.Y72]=&quot;&quot;));&quot;,&quot;;&quot;&quot;)">
            <text:p/>
          </table:table-cell>
          <table:table-cell/>
          <table:table-cell table:style-name="ce23" table:formula="of:=IF(AND(NOT(CONCATENATE([.S72];[.U72];[.W72];[.Y72])=&quot;&quot;);NOT([.AA72]=&quot;&quot;));&quot;,&quot;;&quot;&quot;)">
            <text:p/>
          </table:table-cell>
          <table:table-cell/>
          <table:table-cell table:formula="of:=IF(AND(NOT(CONCATENATE([.S72];[.U72];[.W72];[.Y72];[.AA72])=&quot;&quot;);NOT([.AC7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73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30</text:p>
          </table:table-cell>
          <table:table-cell table:style-name="ce16"/>
          <table:table-cell table:style-name="ce36" office:value-type="string">
            <text:p>Introducción a Internet</text:p>
          </table:table-cell>
          <table:table-cell table:style-name="ce13" office:value-type="string">
            <text:p>O</text:p>
          </table:table-cell>
          <table:table-cell table:style-name="ce13" table:formula="of:=[.L73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73]+[.I73]+[.K73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S101O,CS100</text:p>
          </table:table-cell>
          <table:table-cell table:number-columns-repeated="3" table:style-name="ce81"/>
          <table:table-cell table:style-name="ce16" office:value-type="string">
            <text:p>IT</text:p>
          </table:table-cell>
          <table:table-cell table:style-name="ce6"/>
          <table:table-cell table:style-name="ce6" table:formula="of:=IF(OR([.B73]=&quot;&quot;;[.S73]=&quot;&quot;;[.U73]=&quot;&quot;);&quot;&quot;;&quot;,&quot;)">
            <text:p/>
          </table:table-cell>
          <table:table-cell table:style-name="ce6"/>
          <table:table-cell table:style-name="ce6" table:formula="of:=IF(AND(NOT(CONCATENATE([.S73];[.U73])=&quot;&quot;);NOT([.W73]=&quot;&quot;));&quot;,&quot;;&quot;&quot;)">
            <text:p/>
          </table:table-cell>
          <table:table-cell table:style-name="ce93"/>
          <table:table-cell table:style-name="ce93" table:formula="of:=IF(AND(NOT(CONCATENATE([.S73];[.U73];[.W73])=&quot;&quot;);NOT([.Y73]=&quot;&quot;));&quot;,&quot;;&quot;&quot;)">
            <text:p/>
          </table:table-cell>
          <table:table-cell table:style-name="ce96"/>
          <table:table-cell table:style-name="ce93" table:formula="of:=IF(AND(NOT(CONCATENATE([.S73];[.U73];[.W73];[.Y73])=&quot;&quot;);NOT([.AA7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3];[.U73];[.W73];[.Y73];[.AA73])=&quot;&quot;);NOT([.AC7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74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220T</text:p>
          </table:table-cell>
          <table:table-cell table:style-name="ce15"/>
          <table:table-cell table:style-name="ce35" office:value-type="string">
            <text:p>Arquitectura de Computadores</text:p>
          </table:table-cell>
          <table:table-cell table:style-name="ce12" office:value-type="string">
            <text:p>O</text:p>
          </table:table-cell>
          <table:table-cell table:style-name="ce14" table:formula="of:=[.H74]+0.5*([.I74]+[.J74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74]+[.I74]+[.K74]" office:value-type="float" office:value="4">
            <text:p>4</text:p>
          </table:table-cell>
          <table:table-cell table:style-name="ce53" office:value-type="string">
            <text:p>Networks</text:p>
          </table:table-cell>
          <table:table-cell table:style-name="ce62" office:value-type="string">
            <text:p>CS106</text:p>
          </table:table-cell>
          <table:table-cell table:number-columns-repeated="3" table:style-name="ce80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74]=&quot;&quot;;[.S74]=&quot;&quot;;[.U74]=&quot;&quot;);&quot;&quot;;&quot;,&quot;)">
            <text:p/>
          </table:table-cell>
          <table:table-cell table:style-name="ce5"/>
          <table:table-cell table:style-name="ce5" table:formula="of:=IF(AND(NOT(CONCATENATE([.S74];[.U74])=&quot;&quot;);NOT([.W7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4];[.U74];[.W74])=&quot;&quot;);NOT([.Y74]=&quot;&quot;));&quot;,&quot;;&quot;&quot;)">
            <text:p/>
          </table:table-cell>
          <table:table-cell/>
          <table:table-cell table:style-name="ce23" table:formula="of:=IF(AND(NOT(CONCATENATE([.S74];[.U74];[.W74];[.Y74])=&quot;&quot;);NOT([.AA74]=&quot;&quot;));&quot;,&quot;;&quot;&quot;)">
            <text:p/>
          </table:table-cell>
          <table:table-cell/>
          <table:table-cell table:formula="of:=IF(AND(NOT(CONCATENATE([.S74];[.U74];[.W74];[.Y74];[.AA74])=&quot;&quot;);NOT([.AC7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75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220T</text:p>
          </table:table-cell>
          <table:table-cell table:style-name="ce16"/>
          <table:table-cell table:style-name="ce36" office:value-type="string">
            <text:p>Arquitectura de Computadores</text:p>
          </table:table-cell>
          <table:table-cell table:style-name="ce13" office:value-type="string">
            <text:p>O</text:p>
          </table:table-cell>
          <table:table-cell table:style-name="ce13" table:formula="of:=[.L75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75]+[.I75]+[.K75]" office:value-type="float" office:value="9">
            <text:p>9</text:p>
          </table:table-cell>
          <table:table-cell table:style-name="ce54" office:value-type="string">
            <text:p>Networks</text:p>
          </table:table-cell>
          <table:table-cell table:style-name="ce63" office:value-type="string">
            <text:p>CS106</text:p>
          </table:table-cell>
          <table:table-cell table:number-columns-repeated="3" table:style-name="ce81"/>
          <table:table-cell table:style-name="ce16" office:value-type="string">
            <text:p>HW</text:p>
          </table:table-cell>
          <table:table-cell table:style-name="ce6"/>
          <table:table-cell table:style-name="ce6" table:formula="of:=IF(OR([.B75]=&quot;&quot;;[.S75]=&quot;&quot;;[.U75]=&quot;&quot;);&quot;&quot;;&quot;,&quot;)">
            <text:p/>
          </table:table-cell>
          <table:table-cell table:style-name="ce6"/>
          <table:table-cell table:style-name="ce6" table:formula="of:=IF(AND(NOT(CONCATENATE([.S75];[.U75])=&quot;&quot;);NOT([.W75]=&quot;&quot;));&quot;,&quot;;&quot;&quot;)">
            <text:p/>
          </table:table-cell>
          <table:table-cell table:style-name="ce93"/>
          <table:table-cell table:style-name="ce93" table:formula="of:=IF(AND(NOT(CONCATENATE([.S75];[.U75];[.W75])=&quot;&quot;);NOT([.Y75]=&quot;&quot;));&quot;,&quot;;&quot;&quot;)">
            <text:p/>
          </table:table-cell>
          <table:table-cell table:style-name="ce96"/>
          <table:table-cell table:style-name="ce93" table:formula="of:=IF(AND(NOT(CONCATENATE([.S75];[.U75];[.W75];[.Y75])=&quot;&quot;);NOT([.AA7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5];[.U75];[.W75];[.Y75];[.AA75])=&quot;&quot;);NOT([.AC7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76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107</text:p>
          </table:table-cell>
          <table:table-cell table:style-name="ce15"/>
          <table:table-cell table:style-name="ce35" office:value-type="string">
            <text:p>Fundamentos Antropológicos de la Ciencia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6]+[.I76]+[.K76]" office:value-type="float" office:value="3">
            <text:p>3</text:p>
          </table:table-cell>
          <table:table-cell table:style-name="ce53"/>
          <table:table-cell table:style-name="ce62" office:value-type="string">
            <text:p>FG104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76]=&quot;&quot;;[.S76]=&quot;&quot;;[.U76]=&quot;&quot;);&quot;&quot;;&quot;,&quot;)">
            <text:p/>
          </table:table-cell>
          <table:table-cell table:style-name="ce5"/>
          <table:table-cell table:style-name="ce5" table:formula="of:=IF(AND(NOT(CONCATENATE([.S76];[.U76])=&quot;&quot;);NOT([.W76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76];[.U76];[.W76])=&quot;&quot;);NOT([.Y76]=&quot;&quot;));&quot;,&quot;;&quot;&quot;)">
            <text:p/>
          </table:table-cell>
          <table:table-cell/>
          <table:table-cell table:style-name="ce23" table:formula="of:=IF(AND(NOT(CONCATENATE([.S76];[.U76];[.W76];[.Y76])=&quot;&quot;);NOT([.AA76]=&quot;&quot;));&quot;,&quot;;&quot;&quot;)">
            <text:p/>
          </table:table-cell>
          <table:table-cell/>
          <table:table-cell table:formula="of:=IF(AND(NOT(CONCATENATE([.S76];[.U76];[.W76];[.Y76];[.AA76])=&quot;&quot;);NOT([.AC7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77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FG107</text:p>
          </table:table-cell>
          <table:table-cell table:style-name="ce16"/>
          <table:table-cell table:style-name="ce36" office:value-type="string">
            <text:p>Antropología</text:p>
          </table:table-cell>
          <table:table-cell table:style-name="ce13" office:value-type="string">
            <text:p>O</text:p>
          </table:table-cell>
          <table:table-cell table:style-name="ce13" table:formula="of:=[.L77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77]+[.I77]+[.K77]" office:value-type="float" office:value="9">
            <text:p>9</text:p>
          </table:table-cell>
          <table:table-cell table:style-name="ce54"/>
          <table:table-cell table:style-name="ce63" office:value-type="string">
            <text:p>FG104</text:p>
          </table:table-cell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77]=&quot;&quot;;[.S77]=&quot;&quot;;[.U77]=&quot;&quot;);&quot;&quot;;&quot;,&quot;)">
            <text:p/>
          </table:table-cell>
          <table:table-cell table:style-name="ce6"/>
          <table:table-cell table:style-name="ce6" table:formula="of:=IF(AND(NOT(CONCATENATE([.S77];[.U77])=&quot;&quot;);NOT([.W77]=&quot;&quot;));&quot;,&quot;;&quot;&quot;)">
            <text:p/>
          </table:table-cell>
          <table:table-cell table:style-name="ce93"/>
          <table:table-cell table:style-name="ce93" table:formula="of:=IF(AND(NOT(CONCATENATE([.S77];[.U77];[.W77])=&quot;&quot;);NOT([.Y77]=&quot;&quot;));&quot;,&quot;;&quot;&quot;)">
            <text:p/>
          </table:table-cell>
          <table:table-cell table:style-name="ce96"/>
          <table:table-cell table:style-name="ce93" table:formula="of:=IF(AND(NOT(CONCATENATE([.S77];[.U77];[.W77];[.Y77])=&quot;&quot;);NOT([.AA77]=&quot;&quot;));&quot;,&quot;;&quot;&quot;)">
            <text:p/>
          </table:table-cell>
          <table:table-cell/>
          <table:table-cell table:style-name="ce1" table:formula="of:=IF(AND(NOT(CONCATENATE([.S77];[.U77];[.W77];[.Y77];[.AA77])=&quot;&quot;);NOT([.AC77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78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1</text:p>
          </table:table-cell>
          <table:table-cell table:style-name="ce15"/>
          <table:table-cell table:style-name="ce35" office:value-type="string">
            <text:p>Artes Plásticas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8]+[.I78]+[.K78]" office:value-type="float" office:value="3">
            <text:p>3</text:p>
          </table:table-cell>
          <table:table-cell table:style-name="ce53"/>
          <table:table-cell table:style-name="ce62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78]=&quot;&quot;;[.S78]=&quot;&quot;;[.U78]=&quot;&quot;);&quot;&quot;;&quot;,&quot;)">
            <text:p/>
          </table:table-cell>
          <table:table-cell table:style-name="ce5"/>
          <table:table-cell table:style-name="ce5" table:formula="of:=IF(AND(NOT(CONCATENATE([.S78];[.U78])=&quot;&quot;);NOT([.W7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8];[.U78];[.W78])=&quot;&quot;);NOT([.Y78]=&quot;&quot;));&quot;,&quot;;&quot;&quot;)">
            <text:p/>
          </table:table-cell>
          <table:table-cell/>
          <table:table-cell table:style-name="ce23" table:formula="of:=IF(AND(NOT(CONCATENATE([.S78];[.U78];[.W78];[.Y78])=&quot;&quot;);NOT([.AA78]=&quot;&quot;));&quot;,&quot;;&quot;&quot;)">
            <text:p/>
          </table:table-cell>
          <table:table-cell/>
          <table:table-cell table:formula="of:=IF(AND(NOT(CONCATENATE([.S78];[.U78];[.W78];[.Y78];[.AA78])=&quot;&quot;);NOT([.AC7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79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2</text:p>
          </table:table-cell>
          <table:table-cell table:style-name="ce15"/>
          <table:table-cell table:style-name="ce35" office:value-type="string">
            <text:p>Apreciación Literaria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9]+[.I79]+[.K79]" office:value-type="float" office:value="3">
            <text:p>3</text:p>
          </table:table-cell>
          <table:table-cell table:style-name="ce53"/>
          <table:table-cell table:style-name="ce62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79]=&quot;&quot;;[.S79]=&quot;&quot;;[.U79]=&quot;&quot;);&quot;&quot;;&quot;,&quot;)">
            <text:p/>
          </table:table-cell>
          <table:table-cell table:style-name="ce5"/>
          <table:table-cell table:style-name="ce5" table:formula="of:=IF(AND(NOT(CONCATENATE([.S79];[.U79])=&quot;&quot;);NOT([.W7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79];[.U79];[.W79])=&quot;&quot;);NOT([.Y79]=&quot;&quot;));&quot;,&quot;;&quot;&quot;)">
            <text:p/>
          </table:table-cell>
          <table:table-cell/>
          <table:table-cell table:style-name="ce23" table:formula="of:=IF(AND(NOT(CONCATENATE([.S79];[.U79];[.W79];[.Y79])=&quot;&quot;);NOT([.AA79]=&quot;&quot;));&quot;,&quot;;&quot;&quot;)">
            <text:p/>
          </table:table-cell>
          <table:table-cell/>
          <table:table-cell table:formula="of:=IF(AND(NOT(CONCATENATE([.S79];[.U79];[.W79];[.Y79];[.AA79])=&quot;&quot;);NOT([.AC7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80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3</text:p>
          </table:table-cell>
          <table:table-cell table:style-name="ce15"/>
          <table:table-cell table:style-name="ce35" office:value-type="string">
            <text:p>Oratoria y Expresión Personal</text:p>
          </table:table-cell>
          <table:table-cell table:style-name="ce12" office:value-type="string">
            <text:p>E</text:p>
          </table:table-cell>
          <table:table-cell table:style-name="ce14" table:formula="of:=[.H80]+0.5*([.I80]+[.J80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0]+[.I80]+[.K80]" office:value-type="float" office:value="3">
            <text:p>3</text:p>
          </table:table-cell>
          <table:table-cell table:style-name="ce53"/>
          <table:table-cell table:style-name="ce62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80]=&quot;&quot;;[.S80]=&quot;&quot;;[.U80]=&quot;&quot;);&quot;&quot;;&quot;,&quot;)">
            <text:p/>
          </table:table-cell>
          <table:table-cell table:style-name="ce5"/>
          <table:table-cell table:style-name="ce5" table:formula="of:=IF(AND(NOT(CONCATENATE([.S80];[.U80])=&quot;&quot;);NOT([.W8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80];[.U80];[.W80])=&quot;&quot;);NOT([.Y80]=&quot;&quot;));&quot;,&quot;;&quot;&quot;)">
            <text:p/>
          </table:table-cell>
          <table:table-cell/>
          <table:table-cell table:style-name="ce23" table:formula="of:=IF(AND(NOT(CONCATENATE([.S80];[.U80];[.W80];[.Y80])=&quot;&quot;);NOT([.AA80]=&quot;&quot;));&quot;,&quot;;&quot;&quot;)">
            <text:p/>
          </table:table-cell>
          <table:table-cell/>
          <table:table-cell table:formula="of:=IF(AND(NOT(CONCATENATE([.S80];[.U80];[.W80];[.Y80];[.AA80])=&quot;&quot;);NOT([.AC8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ID103</text:p>
          </table:table-cell>
          <table:table-cell table:style-name="ce15" office:value-type="string">
            <text:p>ID201</text:p>
          </table:table-cell>
          <table:table-cell table:style-name="ce35" office:value-type="string">
            <text:p>Lengua Extranjera III</text:p>
          </table:table-cell>
          <table:table-cell table:style-name="ce12" office:value-type="string">
            <text:p>O</text:p>
          </table:table-cell>
          <table:table-cell table:style-name="ce14" table:formula="of:=[.H81]+0.5*([.I81]+[.J81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1]+[.I81]+[.K81]" office:value-type="float" office:value="4">
            <text:p>4</text:p>
          </table:table-cell>
          <table:table-cell table:style-name="ce53"/>
          <table:table-cell table:style-name="ce62" office:value-type="string">
            <text:p>ID102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number-columns-repeated="2" table:style-name="ce5"/>
          <table:table-cell table:style-name="ce5" table:formula="of:=IF(AND(NOT(CONCATENATE([.S81];[.U81])=&quot;&quot;);NOT([.W81]=&quot;&quot;));&quot;,&quot;;&quot;&quot;)">
            <text:p/>
          </table:table-cell>
          <table:table-cell table:style-name="ce23"/>
          <table:table-cell table:style-name="ce23" table:formula="of:=IF(AND(NOT(CONCATENATE([.S81];[.U81];[.W81])=&quot;&quot;);NOT([.Y81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81];[.U81];[.W81];[.Y81])=&quot;&quot;);NOT([.AA81]=&quot;&quot;));&quot;,&quot;;&quot;&quot;)">
            <text:p/>
          </table:table-cell>
          <table:table-cell/>
          <table:table-cell table:formula="of:=IF(AND(NOT(CONCATENATE([.S81];[.U81];[.W81];[.Y81];[.AA81])=&quot;&quot;);NOT([.AC8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82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Computacional</text:p>
          </table:table-cell>
          <table:table-cell table:style-name="ce12" office:value-type="string">
            <text:p>O</text:p>
          </table:table-cell>
          <table:table-cell table:style-name="ce14" table:formula="of:=[.H82]+0.5*([.I82]+[.J82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82]+[.I82]+[.K82]" office:value-type="float" office:value="6">
            <text:p>6</text:p>
          </table:table-cell>
          <table:table-cell table:style-name="ce53" office:value-type="string">
            <text:p>Physic</text:p>
          </table:table-cell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USGP</text:p>
          </table:table-cell>
          <table:table-cell table:style-name="ce5" table:formula="of:=IF(OR([.B82]=&quot;&quot;;[.S82]=&quot;&quot;;[.U82]=&quot;&quot;);&quot;&quot;;&quot;,&quot;)">
            <text:p/>
          </table:table-cell>
          <table:table-cell table:style-name="ce5"/>
          <table:table-cell table:style-name="ce5" table:formula="of:=IF(AND(NOT(CONCATENATE([.S82];[.U82])=&quot;&quot;);NOT([.W82]=&quot;&quot;));&quot;,&quot;;&quot;&quot;)">
            <text:p/>
          </table:table-cell>
          <table:table-cell table:style-name="ce23"/>
          <table:table-cell table:style-name="ce23" table:formula="of:=IF(AND(NOT(CONCATENATE([.S82];[.U82];[.W82])=&quot;&quot;);NOT([.Y82]=&quot;&quot;));&quot;,&quot;;&quot;&quot;)">
            <text:p/>
          </table:table-cell>
          <table:table-cell/>
          <table:table-cell table:style-name="ce23" table:formula="of:=IF(AND(NOT(CONCATENATE([.S82];[.U82];[.W82];[.Y82])=&quot;&quot;);NOT([.AA82]=&quot;&quot;));&quot;,&quot;;&quot;&quot;)">
            <text:p/>
          </table:table-cell>
          <table:table-cell/>
          <table:table-cell table:formula="of:=IF(AND(NOT(CONCATENATE([.S82];[.U82];[.W82];[.Y82];[.AA82])=&quot;&quot;);NOT([.AC8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F142</text:p>
          </table:table-cell>
          <table:table-cell table:style-name="ce15"/>
          <table:table-cell table:style-name="ce35" office:value-type="string">
            <text:p>Física General II</text:p>
          </table:table-cell>
          <table:table-cell table:style-name="ce12" office:value-type="string">
            <text:p>O</text:p>
          </table:table-cell>
          <table:table-cell table:style-name="ce14" table:formula="of:=[.H83]+0.5*([.I83]+[.J83])" office:value-type="float" office:value="6.5">
            <text:p>6.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3" table:formula="of:=[.H83]+[.I83]+[.K83]" office:value-type="float" office:value="9">
            <text:p>9</text:p>
          </table:table-cell>
          <table:table-cell table:style-name="ce53" office:value-type="string">
            <text:p>Physic</text:p>
          </table:table-cell>
          <table:table-cell table:style-name="ce62" office:value-type="string">
            <text:p>CF14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3];[.U83])=&quot;&quot;);NOT([.W83]=&quot;&quot;));&quot;,&quot;;&quot;&quot;)">
            <text:p/>
          </table:table-cell>
          <table:table-cell table:style-name="ce23"/>
          <table:table-cell table:style-name="ce23" table:formula="of:=IF(AND(NOT(CONCATENATE([.S83];[.U83];[.W83])=&quot;&quot;);NOT([.Y83]=&quot;&quot;));&quot;,&quot;;&quot;&quot;)">
            <text:p/>
          </table:table-cell>
          <table:table-cell/>
          <table:table-cell table:style-name="ce23" table:formula="of:=IF(AND(NOT(CONCATENATE([.S83];[.U83];[.W83];[.Y83])=&quot;&quot;);NOT([.AA83]=&quot;&quot;));&quot;,&quot;;&quot;&quot;)">
            <text:p/>
          </table:table-cell>
          <table:table-cell/>
          <table:table-cell table:formula="of:=IF(AND(NOT(CONCATENATE([.S83];[.U83];[.W83];[.Y83];[.AA83])=&quot;&quot;);NOT([.AC8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Q122</text:p>
          </table:table-cell>
          <table:table-cell table:style-name="ce15"/>
          <table:table-cell table:style-name="ce35" office:value-type="string">
            <text:p>Química General II</text:p>
          </table:table-cell>
          <table:table-cell table:style-name="ce12" office:value-type="string">
            <text:p>O</text:p>
          </table:table-cell>
          <table:table-cell table:style-name="ce14" table:formula="of:=[.H84]+0.5*([.I84]+[.J84])" office:value-type="float" office:value="6.5">
            <text:p>6.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3" table:formula="of:=[.H84]+[.I84]+[.K84]" office:value-type="float" office:value="9">
            <text:p>9</text:p>
          </table:table-cell>
          <table:table-cell table:style-name="ce53"/>
          <table:table-cell table:style-name="ce62" office:value-type="string">
            <text:p>CQ12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4];[.U84])=&quot;&quot;);NOT([.W84]=&quot;&quot;));&quot;,&quot;;&quot;&quot;)">
            <text:p/>
          </table:table-cell>
          <table:table-cell table:style-name="ce23"/>
          <table:table-cell table:style-name="ce23" table:formula="of:=IF(AND(NOT(CONCATENATE([.S84];[.U84];[.W84])=&quot;&quot;);NOT([.Y84]=&quot;&quot;));&quot;,&quot;;&quot;&quot;)">
            <text:p/>
          </table:table-cell>
          <table:table-cell/>
          <table:table-cell table:style-name="ce23" table:formula="of:=IF(AND(NOT(CONCATENATE([.S84];[.U84];[.W84];[.Y84])=&quot;&quot;);NOT([.AA84]=&quot;&quot;));&quot;,&quot;;&quot;&quot;)">
            <text:p/>
          </table:table-cell>
          <table:table-cell/>
          <table:table-cell table:formula="of:=IF(AND(NOT(CONCATENATE([.S84];[.U84];[.W84];[.Y84];[.AA84])=&quot;&quot;);NOT([.AC8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M142</text:p>
          </table:table-cell>
          <table:table-cell table:style-name="ce15"/>
          <table:table-cell table:style-name="ce35" office:value-type="string">
            <text:p>Cálculo Vectorial II</text:p>
          </table:table-cell>
          <table:table-cell table:style-name="ce12" office:value-type="string">
            <text:p>O</text:p>
          </table:table-cell>
          <table:table-cell table:style-name="ce14" table:formula="of:=[.H85]+0.5*([.I85]+[.J85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5]+[.I85]+[.K85]" office:value-type="float" office:value="6">
            <text:p>6</text:p>
          </table:table-cell>
          <table:table-cell table:style-name="ce53"/>
          <table:table-cell table:style-name="ce62" office:value-type="string">
            <text:p>CM14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5];[.U85])=&quot;&quot;);NOT([.W85]=&quot;&quot;));&quot;,&quot;;&quot;&quot;)">
            <text:p/>
          </table:table-cell>
          <table:table-cell table:style-name="ce23"/>
          <table:table-cell table:style-name="ce23" table:formula="of:=IF(AND(NOT(CONCATENATE([.S85];[.U85];[.W85])=&quot;&quot;);NOT([.Y85]=&quot;&quot;));&quot;,&quot;;&quot;&quot;)">
            <text:p/>
          </table:table-cell>
          <table:table-cell/>
          <table:table-cell table:style-name="ce23" table:formula="of:=IF(AND(NOT(CONCATENATE([.S85];[.U85];[.W85];[.Y85])=&quot;&quot;);NOT([.AA85]=&quot;&quot;));&quot;,&quot;;&quot;&quot;)">
            <text:p/>
          </table:table-cell>
          <table:table-cell/>
          <table:table-cell table:formula="of:=IF(AND(NOT(CONCATENATE([.S85];[.U85];[.W85];[.Y85];[.AA85])=&quot;&quot;);NOT([.AC8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86];[.U86];[.W86])=&quot;&quot;);NOT([.Y86]=&quot;&quot;));&quot;,&quot;;&quot;&quot;)">
            <text:p/>
          </table:table-cell>
          <table:table-cell/>
          <table:table-cell table:style-name="ce23" table:formula="of:=IF(AND(NOT(CONCATENATE([.S86];[.U86];[.W86];[.Y86])=&quot;&quot;);NOT([.AA86]=&quot;&quot;));&quot;,&quot;;&quot;&quot;)">
            <text:p/>
          </table:table-cell>
          <table:table-cell/>
          <table:table-cell table:formula="of:=IF(AND(NOT(CONCATENATE([.S86];[.U86];[.W86];[.Y86];[.AA86])=&quot;&quot;);NOT([.AC8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87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60:.G78])" office:value-type="float" office:value="63">
            <text:p>63</text:p>
          </table:table-cell>
          <table:table-cell table:style-name="ce6" table:formula="of:=SUM([.H60:.J78])" office:value-type="float" office:value="98" table:number-columns-spanned="3" table:number-rows-spanned="1">
            <text:p>98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87]=&quot;&quot;;[.S87]=&quot;&quot;;[.U8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87];[.U87];[.W87])=&quot;&quot;);NOT([.Y87]=&quot;&quot;));&quot;,&quot;;&quot;&quot;)">
            <text:p/>
          </table:table-cell>
          <table:table-cell/>
          <table:table-cell table:style-name="ce23" table:formula="of:=IF(AND(NOT(CONCATENATE([.S87];[.U87];[.W87];[.Y87])=&quot;&quot;);NOT([.AA87]=&quot;&quot;));&quot;,&quot;;&quot;&quot;)">
            <text:p/>
          </table:table-cell>
          <table:table-cell/>
          <table:table-cell table:formula="of:=IF(AND(NOT(CONCATENATE([.S87];[.U87];[.W87];[.Y87];[.AA87])=&quot;&quot;);NOT([.AC8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88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88]=&quot;&quot;;[.S88]=&quot;&quot;;[.U8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88];[.U88];[.W88])=&quot;&quot;);NOT([.Y88]=&quot;&quot;));&quot;,&quot;;&quot;&quot;)">
            <text:p/>
          </table:table-cell>
          <table:table-cell/>
          <table:table-cell table:style-name="ce23" table:formula="of:=IF(AND(NOT(CONCATENATE([.S88];[.U88];[.W88];[.Y88])=&quot;&quot;);NOT([.AA88]=&quot;&quot;));&quot;,&quot;;&quot;&quot;)">
            <text:p/>
          </table:table-cell>
          <table:table-cell/>
          <table:table-cell table:formula="of:=IF(AND(NOT(CONCATENATE([.S88];[.U88];[.W88];[.Y88];[.AA88])=&quot;&quot;);NOT([.AC8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8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4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89]=&quot;&quot;;[.S89]=&quot;&quot;;[.U8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89];[.U89];[.W89])=&quot;&quot;);NOT([.Y89]=&quot;&quot;));&quot;,&quot;;&quot;&quot;)">
            <text:p/>
          </table:table-cell>
          <table:table-cell/>
          <table:table-cell table:style-name="ce23" table:formula="of:=IF(AND(NOT(CONCATENATE([.S89];[.U89];[.W89];[.Y89])=&quot;&quot;);NOT([.AA89]=&quot;&quot;));&quot;,&quot;;&quot;&quot;)">
            <text:p/>
          </table:table-cell>
          <table:table-cell/>
          <table:table-cell table:formula="of:=IF(AND(NOT(CONCATENATE([.S89];[.U89];[.W89];[.Y89];[.AA89])=&quot;&quot;);NOT([.AC8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9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90]=&quot;&quot;;[.S90]=&quot;&quot;;[.U9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90];[.U90];[.W90])=&quot;&quot;);NOT([.Y90]=&quot;&quot;));&quot;,&quot;;&quot;&quot;)">
            <text:p/>
          </table:table-cell>
          <table:table-cell/>
          <table:table-cell table:style-name="ce23" table:formula="of:=IF(AND(NOT(CONCATENATE([.S90];[.U90];[.W90];[.Y90])=&quot;&quot;);NOT([.AA90]=&quot;&quot;));&quot;,&quot;;&quot;&quot;)">
            <text:p/>
          </table:table-cell>
          <table:table-cell/>
          <table:table-cell table:formula="of:=IF(AND(NOT(CONCATENATE([.S90];[.U90];[.W90];[.Y90];[.AA90])=&quot;&quot;);NOT([.AC9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91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103O</text:p>
          </table:table-cell>
          <table:table-cell table:style-name="ce15"/>
          <table:table-cell table:style-name="ce35" office:value-type="string">
            <text:p>Algoritmos y Estructuras de Datos</text:p>
          </table:table-cell>
          <table:table-cell table:style-name="ce12" office:value-type="string">
            <text:p>O</text:p>
          </table:table-cell>
          <table:table-cell table:style-name="ce14" table:formula="of:=[.H91]+0.5*([.I91]+[.J9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91]+[.I91]+[.K9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2O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91]=&quot;&quot;;[.S91]=&quot;&quot;;[.U91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91];[.U91])=&quot;&quot;);NOT([.W9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1];[.U91];[.W91])=&quot;&quot;);NOT([.Y91]=&quot;&quot;));&quot;,&quot;;&quot;&quot;)">
            <text:p/>
          </table:table-cell>
          <table:table-cell/>
          <table:table-cell table:style-name="ce23" table:formula="of:=IF(AND(NOT(CONCATENATE([.S91];[.U91];[.W91];[.Y91])=&quot;&quot;);NOT([.AA91]=&quot;&quot;));&quot;,&quot;;&quot;&quot;)">
            <text:p/>
          </table:table-cell>
          <table:table-cell/>
          <table:table-cell table:formula="of:=IF(AND(NOT(CONCATENATE([.S91];[.U91];[.W91];[.Y91];[.AA91])=&quot;&quot;);NOT([.AC9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92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103O</text:p>
          </table:table-cell>
          <table:table-cell table:style-name="ce16"/>
          <table:table-cell table:style-name="ce36" office:value-type="string">
            <text:p>Algoritmos y Estructuras de Datos</text:p>
          </table:table-cell>
          <table:table-cell table:style-name="ce13" office:value-type="string">
            <text:p>O</text:p>
          </table:table-cell>
          <table:table-cell table:style-name="ce13" table:formula="of:=[.L9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92]+[.I92]+[.K9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102O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92]=&quot;&quot;;[.S92]=&quot;&quot;;[.U92]=&quot;&quot;);&quot;&quot;;&quot;,&quot;)">
            <text:p/>
          </table:table-cell>
          <table:table-cell table:style-name="ce6"/>
          <table:table-cell table:style-name="ce6" table:formula="of:=IF(AND(NOT(CONCATENATE([.S92];[.U92])=&quot;&quot;);NOT([.W92]=&quot;&quot;));&quot;,&quot;;&quot;&quot;)">
            <text:p/>
          </table:table-cell>
          <table:table-cell table:style-name="ce93"/>
          <table:table-cell table:style-name="ce93" table:formula="of:=IF(AND(NOT(CONCATENATE([.S92];[.U92];[.W92])=&quot;&quot;);NOT([.Y92]=&quot;&quot;));&quot;,&quot;;&quot;&quot;)">
            <text:p/>
          </table:table-cell>
          <table:table-cell table:style-name="ce96"/>
          <table:table-cell table:style-name="ce93" table:formula="of:=IF(AND(NOT(CONCATENATE([.S92];[.U92];[.W92];[.Y92])=&quot;&quot;);NOT([.AA9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2];[.U92];[.W92];[.Y92];[.AA92])=&quot;&quot;);NOT([.AC9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93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11T</text:p>
          </table:table-cell>
          <table:table-cell table:style-name="ce15"/>
          <table:table-cell table:style-name="ce35" office:value-type="string">
            <text:p>Teoría de la Computación</text:p>
          </table:table-cell>
          <table:table-cell table:style-name="ce14" office:value-type="string">
            <text:p>O</text:p>
          </table:table-cell>
          <table:table-cell table:style-name="ce14" table:formula="of:=[.H93]+0.5*([.I93]+[.J9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93]+[.I93]+[.K9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106</text:p>
          </table:table-cell>
          <table:table-cell table:number-columns-repeated="3" table:style-name="ce82"/>
          <table:table-cell table:style-name="ce92" office:value-type="string">
            <text:p>CS</text:p>
          </table:table-cell>
          <table:table-cell table:style-name="ce7" office:value-type="string">
            <text:p>SPC,NT</text:p>
          </table:table-cell>
          <table:table-cell table:style-name="ce5" table:formula="of:=IF(OR([.B93]=&quot;&quot;;[.S93]=&quot;&quot;;[.U93]=&quot;&quot;);&quot;&quot;;&quot;,&quot;)">
            <text:p/>
          </table:table-cell>
          <table:table-cell table:style-name="ce5"/>
          <table:table-cell table:style-name="ce5" table:formula="of:=IF(AND(NOT(CONCATENATE([.S93];[.U93])=&quot;&quot;);NOT([.W9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3];[.U93];[.W93])=&quot;&quot;);NOT([.Y93]=&quot;&quot;));&quot;,&quot;;&quot;&quot;)">
            <text:p/>
          </table:table-cell>
          <table:table-cell/>
          <table:table-cell table:style-name="ce23" table:formula="of:=IF(AND(NOT(CONCATENATE([.S93];[.U93];[.W93];[.Y93])=&quot;&quot;);NOT([.AA93]=&quot;&quot;));&quot;,&quot;;&quot;&quot;)">
            <text:p/>
          </table:table-cell>
          <table:table-cell/>
          <table:table-cell table:formula="of:=IF(AND(NOT(CONCATENATE([.S93];[.U93];[.W93];[.Y93];[.AA93])=&quot;&quot;);NOT([.AC9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94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211T</text:p>
          </table:table-cell>
          <table:table-cell table:style-name="ce16"/>
          <table:table-cell table:style-name="ce36" office:value-type="string">
            <text:p>Teoría de la Computación</text:p>
          </table:table-cell>
          <table:table-cell table:style-name="ce13" office:value-type="string">
            <text:p>O</text:p>
          </table:table-cell>
          <table:table-cell table:style-name="ce13" table:formula="of:=[.L94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94]+[.I94]+[.K94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S106</text:p>
          </table:table-cell>
          <table:table-cell table:number-columns-repeated="3" table:style-name="ce83"/>
          <table:table-cell table:style-name="ce93" office:value-type="string">
            <text:p>CS</text:p>
          </table:table-cell>
          <table:table-cell table:style-name="ce6"/>
          <table:table-cell table:style-name="ce6" table:formula="of:=IF(OR([.B94]=&quot;&quot;;[.S94]=&quot;&quot;;[.U94]=&quot;&quot;);&quot;&quot;;&quot;,&quot;)">
            <text:p/>
          </table:table-cell>
          <table:table-cell table:style-name="ce6"/>
          <table:table-cell table:style-name="ce6" table:formula="of:=IF(AND(NOT(CONCATENATE([.S94];[.U94])=&quot;&quot;);NOT([.W94]=&quot;&quot;));&quot;,&quot;;&quot;&quot;)">
            <text:p/>
          </table:table-cell>
          <table:table-cell table:style-name="ce93"/>
          <table:table-cell table:style-name="ce93" table:formula="of:=IF(AND(NOT(CONCATENATE([.S94];[.U94];[.W94])=&quot;&quot;);NOT([.Y94]=&quot;&quot;));&quot;,&quot;;&quot;&quot;)">
            <text:p/>
          </table:table-cell>
          <table:table-cell table:style-name="ce96"/>
          <table:table-cell table:style-name="ce93" table:formula="of:=IF(AND(NOT(CONCATENATE([.S94];[.U94];[.W94];[.Y94])=&quot;&quot;);NOT([.AA9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4];[.U94];[.W94];[.Y94];[.AA94])=&quot;&quot;);NOT([.AC9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95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3</text:p>
          </table:table-cell>
          <table:table-cell table:style-name="ce15"/>
          <table:table-cell table:style-name="ce35" office:value-type="string">
            <text:p>Estadística y Probabilidades</text:p>
          </table:table-cell>
          <table:table-cell table:style-name="ce12" office:value-type="string">
            <text:p>O</text:p>
          </table:table-cell>
          <table:table-cell table:style-name="ce14" table:formula="of:=[.H95]+0.5*([.I95]+[.J9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95]+[.I95]+[.K95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95]=&quot;&quot;;[.S95]=&quot;&quot;;[.U95]=&quot;&quot;);&quot;&quot;;&quot;,&quot;)">
            <text:p/>
          </table:table-cell>
          <table:table-cell table:style-name="ce5"/>
          <table:table-cell table:style-name="ce5" table:formula="of:=IF(AND(NOT(CONCATENATE([.S95];[.U95])=&quot;&quot;);NOT([.W9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5];[.U95];[.W95])=&quot;&quot;);NOT([.Y95]=&quot;&quot;));&quot;,&quot;;&quot;&quot;)">
            <text:p/>
          </table:table-cell>
          <table:table-cell/>
          <table:table-cell table:style-name="ce23" table:formula="of:=IF(AND(NOT(CONCATENATE([.S95];[.U95];[.W95];[.Y95])=&quot;&quot;);NOT([.AA95]=&quot;&quot;));&quot;,&quot;;&quot;&quot;)">
            <text:p/>
          </table:table-cell>
          <table:table-cell/>
          <table:table-cell table:formula="of:=IF(AND(NOT(CONCATENATE([.S95];[.U95];[.W95];[.Y95];[.AA95])=&quot;&quot;);NOT([.AC9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96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B203</text:p>
          </table:table-cell>
          <table:table-cell table:style-name="ce16"/>
          <table:table-cell table:style-name="ce36" office:value-type="string">
            <text:p>Estadística y Probabilidades</text:p>
          </table:table-cell>
          <table:table-cell table:style-name="ce13" office:value-type="string">
            <text:p>O</text:p>
          </table:table-cell>
          <table:table-cell table:style-name="ce13" table:formula="of:=[.L96]/3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3" table:formula="of:=[.H96]+[.I96]+[.K96]" office:value-type="float" office:value="6">
            <text:p>6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B103</text:p>
          </table:table-cell>
          <table:table-cell table:number-columns-repeated="3" table:style-name="ce81"/>
          <table:table-cell table:style-name="ce16" office:value-type="string">
            <text:p>MC</text:p>
          </table:table-cell>
          <table:table-cell table:style-name="ce6"/>
          <table:table-cell table:style-name="ce6" table:formula="of:=IF(OR([.B96]=&quot;&quot;;[.S96]=&quot;&quot;;[.U96]=&quot;&quot;);&quot;&quot;;&quot;,&quot;)">
            <text:p/>
          </table:table-cell>
          <table:table-cell table:style-name="ce6"/>
          <table:table-cell table:style-name="ce6" table:formula="of:=IF(AND(NOT(CONCATENATE([.S96];[.U96])=&quot;&quot;);NOT([.W96]=&quot;&quot;));&quot;,&quot;;&quot;&quot;)">
            <text:p/>
          </table:table-cell>
          <table:table-cell table:style-name="ce93"/>
          <table:table-cell table:style-name="ce93" table:formula="of:=IF(AND(NOT(CONCATENATE([.S96];[.U96];[.W96])=&quot;&quot;);NOT([.Y96]=&quot;&quot;));&quot;,&quot;;&quot;&quot;)">
            <text:p/>
          </table:table-cell>
          <table:table-cell table:style-name="ce96"/>
          <table:table-cell table:style-name="ce93" table:formula="of:=IF(AND(NOT(CONCATENATE([.S96];[.U96];[.W96];[.Y96])=&quot;&quot;);NOT([.AA9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6];[.U96];[.W96];[.Y96];[.AA96])=&quot;&quot;);NOT([.AC9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97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Análisis Matemático III</text:p>
          </table:table-cell>
          <table:table-cell table:style-name="ce12" office:value-type="string">
            <text:p>O</text:p>
          </table:table-cell>
          <table:table-cell table:style-name="ce14" table:formula="of:=[.H97]+0.5*([.I97]+[.J97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97]+[.I97]+[.K97]" office:value-type="float" office:value="6">
            <text:p>6</text:p>
          </table:table-cell>
          <table:table-cell table:style-name="ce53"/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SPC,NT</text:p>
          </table:table-cell>
          <table:table-cell table:style-name="ce5" table:formula="of:=IF(OR([.B97]=&quot;&quot;;[.S97]=&quot;&quot;;[.U97]=&quot;&quot;);&quot;&quot;;&quot;,&quot;)">
            <text:p/>
          </table:table-cell>
          <table:table-cell table:style-name="ce5"/>
          <table:table-cell table:style-name="ce5" table:formula="of:=IF(AND(NOT(CONCATENATE([.S97];[.U97])=&quot;&quot;);NOT([.W9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7];[.U97];[.W97])=&quot;&quot;);NOT([.Y97]=&quot;&quot;));&quot;,&quot;;&quot;&quot;)">
            <text:p/>
          </table:table-cell>
          <table:table-cell/>
          <table:table-cell table:style-name="ce23" table:formula="of:=IF(AND(NOT(CONCATENATE([.S97];[.U97];[.W97];[.Y97])=&quot;&quot;);NOT([.AA97]=&quot;&quot;));&quot;,&quot;;&quot;&quot;)">
            <text:p/>
          </table:table-cell>
          <table:table-cell/>
          <table:table-cell table:formula="of:=IF(AND(NOT(CONCATENATE([.S97];[.U97];[.W97];[.Y97];[.AA97])=&quot;&quot;);NOT([.AC9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98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B201</text:p>
          </table:table-cell>
          <table:table-cell table:style-name="ce16"/>
          <table:table-cell table:style-name="ce36" office:value-type="string">
            <text:p>Análisis Matemático III</text:p>
          </table:table-cell>
          <table:table-cell table:style-name="ce13" office:value-type="string">
            <text:p>O</text:p>
          </table:table-cell>
          <table:table-cell table:style-name="ce13" table:formula="of:=[.L98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98]+[.I98]+[.K98]" office:value-type="float" office:value="9">
            <text:p>9</text:p>
          </table:table-cell>
          <table:table-cell table:style-name="ce54"/>
          <table:table-cell table:style-name="ce63" office:value-type="string">
            <text:p>CB103</text:p>
          </table:table-cell>
          <table:table-cell table:number-columns-repeated="3" table:style-name="ce81"/>
          <table:table-cell table:style-name="ce16" office:value-type="string">
            <text:p>CB</text:p>
          </table:table-cell>
          <table:table-cell table:style-name="ce6"/>
          <table:table-cell table:style-name="ce6" table:formula="of:=IF(OR([.B98]=&quot;&quot;;[.S98]=&quot;&quot;;[.U98]=&quot;&quot;);&quot;&quot;;&quot;,&quot;)">
            <text:p/>
          </table:table-cell>
          <table:table-cell table:style-name="ce6"/>
          <table:table-cell table:style-name="ce6" table:formula="of:=IF(AND(NOT(CONCATENATE([.S98];[.U98])=&quot;&quot;);NOT([.W98]=&quot;&quot;));&quot;,&quot;;&quot;&quot;)">
            <text:p/>
          </table:table-cell>
          <table:table-cell table:style-name="ce93"/>
          <table:table-cell table:style-name="ce93" table:formula="of:=IF(AND(NOT(CONCATENATE([.S98];[.U98];[.W98])=&quot;&quot;);NOT([.Y98]=&quot;&quot;));&quot;,&quot;;&quot;&quot;)">
            <text:p/>
          </table:table-cell>
          <table:table-cell table:style-name="ce96"/>
          <table:table-cell table:style-name="ce93" table:formula="of:=IF(AND(NOT(CONCATENATE([.S98];[.U98];[.W98];[.Y98])=&quot;&quot;);NOT([.AA9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8];[.U98];[.W98];[.Y98];[.AA98])=&quot;&quot;);NOT([.AC9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99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99]+0.5*([.I99]+[.J99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99]+[.I99]+[.K99]" office:value-type="float" office:value="6">
            <text:p>6</text:p>
          </table:table-cell>
          <table:table-cell table:style-name="ce53"/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UNSA</text:p>
          </table:table-cell>
          <table:table-cell table:style-name="ce5" table:formula="of:=IF(OR([.B99]=&quot;&quot;;[.S99]=&quot;&quot;;[.U99]=&quot;&quot;);&quot;&quot;;&quot;,&quot;)">
            <text:p/>
          </table:table-cell>
          <table:table-cell table:style-name="ce5"/>
          <table:table-cell table:style-name="ce5" table:formula="of:=IF(AND(NOT(CONCATENATE([.S99];[.U99])=&quot;&quot;);NOT([.W99]=&quot;&quot;));&quot;,&quot;;&quot;&quot;)">
            <text:p/>
          </table:table-cell>
          <table:table-cell table:style-name="ce23"/>
          <table:table-cell table:style-name="ce23" table:formula="of:=IF(AND(NOT(CONCATENATE([.S99];[.U99];[.W99])=&quot;&quot;);NOT([.Y99]=&quot;&quot;));&quot;,&quot;;&quot;&quot;)">
            <text:p/>
          </table:table-cell>
          <table:table-cell/>
          <table:table-cell table:style-name="ce23" table:formula="of:=IF(AND(NOT(CONCATENATE([.S99];[.U99];[.W99];[.Y99])=&quot;&quot;);NOT([.AA99]=&quot;&quot;));&quot;,&quot;;&quot;&quot;)">
            <text:p/>
          </table:table-cell>
          <table:table-cell/>
          <table:table-cell table:formula="of:=IF(AND(NOT(CONCATENATE([.S99];[.U99];[.W99];[.Y99];[.AA99])=&quot;&quot;);NOT([.AC9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00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70T</text:p>
          </table:table-cell>
          <table:table-cell table:style-name="ce15"/>
          <table:table-cell table:style-name="ce35" office:value-type="string">
            <text:p>Bases de Datos I</text:p>
          </table:table-cell>
          <table:table-cell table:style-name="ce12" office:value-type="string">
            <text:p>O</text:p>
          </table:table-cell>
          <table:table-cell table:style-name="ce14" table:formula="of:=[.H100]+0.5*([.I100]+[.J100])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3" table:formula="of:=[.H100]+[.I100]+[.K100]" office:value-type="float" office:value="8">
            <text:p>8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7</text:p>
          </table:table-cell>
          <table:table-cell table:number-columns-repeated="3" table:style-name="ce80"/>
          <table:table-cell table:style-name="ce15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100]=&quot;&quot;;[.S100]=&quot;&quot;;[.U100]=&quot;&quot;);&quot;&quot;;&quot;,&quot;)">
            <text:p/>
          </table:table-cell>
          <table:table-cell table:style-name="ce5"/>
          <table:table-cell table:style-name="ce5" table:formula="of:=IF(AND(NOT(CONCATENATE([.S100];[.U100])=&quot;&quot;);NOT([.W10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00];[.U100];[.W100])=&quot;&quot;);NOT([.Y100]=&quot;&quot;));&quot;,&quot;;&quot;&quot;)">
            <text:p/>
          </table:table-cell>
          <table:table-cell/>
          <table:table-cell table:style-name="ce23" table:formula="of:=IF(AND(NOT(CONCATENATE([.S100];[.U100];[.W100];[.Y100])=&quot;&quot;);NOT([.AA100]=&quot;&quot;));&quot;,&quot;;&quot;&quot;)">
            <text:p/>
          </table:table-cell>
          <table:table-cell/>
          <table:table-cell table:formula="of:=IF(AND(NOT(CONCATENATE([.S100];[.U100];[.W100];[.Y100];[.AA100])=&quot;&quot;);NOT([.AC10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01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270T</text:p>
          </table:table-cell>
          <table:table-cell table:style-name="ce16"/>
          <table:table-cell table:style-name="ce36" office:value-type="string">
            <text:p>Bases de Datos I</text:p>
          </table:table-cell>
          <table:table-cell table:style-name="ce13" office:value-type="string">
            <text:p>O</text:p>
          </table:table-cell>
          <table:table-cell table:style-name="ce13" table:formula="of:=[.L101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01]+[.I101]+[.K101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107</text:p>
          </table:table-cell>
          <table:table-cell table:number-columns-repeated="3" table:style-name="ce81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01]=&quot;&quot;;[.S101]=&quot;&quot;;[.U101]=&quot;&quot;);&quot;&quot;;&quot;,&quot;)">
            <text:p/>
          </table:table-cell>
          <table:table-cell table:style-name="ce6"/>
          <table:table-cell table:style-name="ce6" table:formula="of:=IF(AND(NOT(CONCATENATE([.S101];[.U101])=&quot;&quot;);NOT([.W101]=&quot;&quot;));&quot;,&quot;;&quot;&quot;)">
            <text:p/>
          </table:table-cell>
          <table:table-cell table:style-name="ce93"/>
          <table:table-cell table:style-name="ce93" table:formula="of:=IF(AND(NOT(CONCATENATE([.S101];[.U101];[.W101])=&quot;&quot;);NOT([.Y101]=&quot;&quot;));&quot;,&quot;;&quot;&quot;)">
            <text:p/>
          </table:table-cell>
          <table:table-cell table:style-name="ce96"/>
          <table:table-cell table:style-name="ce93" table:formula="of:=IF(AND(NOT(CONCATENATE([.S101];[.U101];[.W101];[.Y101])=&quot;&quot;);NOT([.AA10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01];[.U101];[.W101];[.Y101];[.AA101])=&quot;&quot;);NOT([.AC10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7">
          <table:table-cell table:formula="of:=IF(NOT([.B102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F241</text:p>
          </table:table-cell>
          <table:table-cell table:style-name="ce12"/>
          <table:table-cell table:style-name="ce29" office:value-type="string">
            <text:p>Física General III</text:p>
          </table:table-cell>
          <table:table-cell table:style-name="ce12" office:value-type="string">
            <text:p>O</text:p>
          </table:table-cell>
          <table:table-cell table:style-name="ce14" table:formula="of:=[.H102]+0.5*([.I102]+[.J102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102]+[.I102]+[.K102]" office:value-type="float" office:value="8">
            <text:p>8</text:p>
          </table:table-cell>
          <table:table-cell table:style-name="ce53"/>
          <table:table-cell table:style-name="ce59" office:value-type="string">
            <text:p>CF142, CM142, CM132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2]=&quot;&quot;;[.S102]=&quot;&quot;;[.U102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2];[.U102])=&quot;&quot;);NOT([.W102]=&quot;&quot;));&quot;,&quot;;&quot;&quot;)">
            <text:p/>
          </table:table-cell>
          <table:table-cell table:style-name="ce23"/>
          <table:table-cell table:style-name="ce23" table:formula="of:=IF(AND(NOT(CONCATENATE([.S102];[.U102];[.W102])=&quot;&quot;);NOT([.Y102]=&quot;&quot;));&quot;,&quot;;&quot;&quot;)">
            <text:p/>
          </table:table-cell>
          <table:table-cell/>
          <table:table-cell table:style-name="ce23" table:formula="of:=IF(AND(NOT(CONCATENATE([.S102];[.U102];[.W102];[.Y102])=&quot;&quot;);NOT([.AA102]=&quot;&quot;));&quot;,&quot;;&quot;&quot;)">
            <text:p/>
          </table:table-cell>
          <table:table-cell/>
          <table:table-cell table:formula="of:=IF(AND(NOT(CONCATENATE([.S102];[.U102];[.W102];[.Y102];[.AA102])=&quot;&quot;);NOT([.AC10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3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M251</text:p>
          </table:table-cell>
          <table:table-cell table:style-name="ce12"/>
          <table:table-cell table:style-name="ce29" office:value-type="string">
            <text:p>Álgebra Lineal</text:p>
          </table:table-cell>
          <table:table-cell table:style-name="ce12" office:value-type="string">
            <text:p>O</text:p>
          </table:table-cell>
          <table:table-cell table:style-name="ce14" table:formula="of:=[.H103]+0.5*([.I103]+[.J103])" office:value-type="float" office:value="5.5">
            <text:p>5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2"/>
          <table:table-cell table:style-name="ce13"/>
          <table:table-cell table:style-name="ce13" table:formula="of:=[.H103]+[.I103]+[.K103]" office:value-type="float" office:value="7">
            <text:p>7</text:p>
          </table:table-cell>
          <table:table-cell table:style-name="ce53"/>
          <table:table-cell table:style-name="ce59" office:value-type="string">
            <text:p>CM132,CM142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3]=&quot;&quot;;[.S103]=&quot;&quot;;[.U10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3];[.U103])=&quot;&quot;);NOT([.W103]=&quot;&quot;));&quot;,&quot;;&quot;&quot;)">
            <text:p/>
          </table:table-cell>
          <table:table-cell table:style-name="ce23"/>
          <table:table-cell table:style-name="ce23" table:formula="of:=IF(AND(NOT(CONCATENATE([.S103];[.U103];[.W103])=&quot;&quot;);NOT([.Y103]=&quot;&quot;));&quot;,&quot;;&quot;&quot;)">
            <text:p/>
          </table:table-cell>
          <table:table-cell/>
          <table:table-cell table:style-name="ce23" table:formula="of:=IF(AND(NOT(CONCATENATE([.S103];[.U103];[.W103];[.Y103])=&quot;&quot;);NOT([.AA103]=&quot;&quot;));&quot;,&quot;;&quot;&quot;)">
            <text:p/>
          </table:table-cell>
          <table:table-cell/>
          <table:table-cell table:formula="of:=IF(AND(NOT(CONCATENATE([.S103];[.U103];[.W103];[.Y103];[.AA103])=&quot;&quot;);NOT([.AC10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4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M211</text:p>
          </table:table-cell>
          <table:table-cell table:style-name="ce12"/>
          <table:table-cell table:style-name="ce29" office:value-type="string">
            <text:p>Cálculo Diferencial e Integral Avanzado</text:p>
          </table:table-cell>
          <table:table-cell table:style-name="ce12" office:value-type="string">
            <text:p>O</text:p>
          </table:table-cell>
          <table:table-cell table:style-name="ce14" table:formula="of:=[.H104]+0.5*([.I104]+[.J104])" office:value-type="float" office:value="7.5">
            <text:p>7.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2"/>
          <table:table-cell table:style-name="ce13"/>
          <table:table-cell table:style-name="ce13" table:formula="of:=[.H104]+[.I104]+[.K104]" office:value-type="float" office:value="9">
            <text:p>9</text:p>
          </table:table-cell>
          <table:table-cell table:style-name="ce53"/>
          <table:table-cell table:style-name="ce59" office:value-type="string">
            <text:p>CM132,CM142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4]=&quot;&quot;;[.S104]=&quot;&quot;;[.U10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4];[.U104])=&quot;&quot;);NOT([.W104]=&quot;&quot;));&quot;,&quot;;&quot;&quot;)">
            <text:p/>
          </table:table-cell>
          <table:table-cell table:style-name="ce23"/>
          <table:table-cell table:style-name="ce23" table:formula="of:=IF(AND(NOT(CONCATENATE([.S104];[.U104];[.W104])=&quot;&quot;);NOT([.Y104]=&quot;&quot;));&quot;,&quot;;&quot;&quot;)">
            <text:p/>
          </table:table-cell>
          <table:table-cell/>
          <table:table-cell table:style-name="ce23" table:formula="of:=IF(AND(NOT(CONCATENATE([.S104];[.U104];[.W104];[.Y104])=&quot;&quot;);NOT([.AA104]=&quot;&quot;));&quot;,&quot;;&quot;&quot;)">
            <text:p/>
          </table:table-cell>
          <table:table-cell/>
          <table:table-cell table:formula="of:=IF(AND(NOT(CONCATENATE([.S104];[.U104];[.W104];[.Y104];[.AA104])=&quot;&quot;);NOT([.AC10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office:value-type="string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FG141</text:p>
          </table:table-cell>
          <table:table-cell table:style-name="ce16"/>
          <table:table-cell table:style-name="ce36" office:value-type="string">
            <text:p>Historia de las Ideas</text:p>
          </table:table-cell>
          <table:table-cell table:style-name="ce13" office:value-type="string">
            <text:p>O</text:p>
          </table:table-cell>
          <table:table-cell table:style-name="ce13" table:formula="of:=[.L105]/3" office:value-type="float" office:value="4">
            <text:p>4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3" table:formula="of:=[.H105]+[.I105]+[.K105]" office:value-type="float" office:value="12">
            <text:p>12</text:p>
          </table:table-cell>
          <table:table-cell table:style-name="ce54"/>
          <table:table-cell table:style-name="ce63"/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105]=&quot;&quot;;[.S105]=&quot;&quot;;[.U105]=&quot;&quot;);&quot;&quot;;&quot;,&quot;)">
            <text:p/>
          </table:table-cell>
          <table:table-cell table:style-name="ce6"/>
          <table:table-cell table:style-name="ce6" table:formula="of:=IF(AND(NOT(CONCATENATE([.S105];[.U105])=&quot;&quot;);NOT([.W105]=&quot;&quot;));&quot;,&quot;;&quot;&quot;)">
            <text:p/>
          </table:table-cell>
          <table:table-cell table:style-name="ce93"/>
          <table:table-cell table:style-name="ce93" table:formula="of:=IF(AND(NOT(CONCATENATE([.S105];[.U105];[.W105])=&quot;&quot;);NOT([.Y105]=&quot;&quot;));&quot;,&quot;;&quot;&quot;)">
            <text:p/>
          </table:table-cell>
          <table:table-cell table:style-name="ce96"/>
          <table:table-cell table:style-name="ce93" table:formula="of:=IF(AND(NOT(CONCATENATE([.S105];[.U105];[.W105];[.Y105])=&quot;&quot;);NOT([.AA105]=&quot;&quot;));&quot;,&quot;;&quot;&quot;)">
            <text:p/>
          </table:table-cell>
          <table:table-cell/>
          <table:table-cell table:style-name="ce1" table:formula="of:=IF(AND(NOT(CONCATENATE([.S105];[.U105];[.W105];[.Y105];[.AA105])=&quot;&quot;);NOT([.AC105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06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office:value-type="string">
            <text:p>ID103</text:p>
          </table:table-cell>
          <table:table-cell table:style-name="ce12" office:value-type="string">
            <text:p>ID201</text:p>
          </table:table-cell>
          <table:table-cell table:style-name="ce29" office:value-type="string">
            <text:p>Inglés Técnico II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06]+[.I106]+[.K106]" office:value-type="float" office:value="0">
            <text:p>0</text:p>
          </table:table-cell>
          <table:table-cell table:style-name="ce53"/>
          <table:table-cell table:style-name="ce59" office:value-type="string">
            <text:p>ID102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06]=&quot;&quot;;[.S106]=&quot;&quot;;[.U106]=&quot;&quot;);&quot;&quot;;&quot;,&quot;)">
            <text:p/>
          </table:table-cell>
          <table:table-cell table:style-name="ce5"/>
          <table:table-cell table:style-name="ce5" table:formula="of:=IF(AND(NOT(CONCATENATE([.S106];[.U106])=&quot;&quot;);NOT([.W106]=&quot;&quot;));&quot;,&quot;;&quot;&quot;)">
            <text:p/>
          </table:table-cell>
          <table:table-cell table:style-name="ce23"/>
          <table:table-cell table:style-name="ce23" table:formula="of:=IF(AND(NOT(CONCATENATE([.S106];[.U106];[.W106])=&quot;&quot;);NOT([.Y106]=&quot;&quot;));&quot;,&quot;;&quot;&quot;)">
            <text:p/>
          </table:table-cell>
          <table:table-cell/>
          <table:table-cell table:style-name="ce23" table:formula="of:=IF(AND(NOT(CONCATENATE([.S106];[.U106];[.W106];[.Y106])=&quot;&quot;);NOT([.AA106]=&quot;&quot;));&quot;,&quot;;&quot;&quot;)">
            <text:p/>
          </table:table-cell>
          <table:table-cell/>
          <table:table-cell table:formula="of:=IF(AND(NOT(CONCATENATE([.S106];[.U106];[.W106];[.Y106];[.AA106])=&quot;&quot;);NOT([.AC10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FG109</text:p>
          </table:table-cell>
          <table:table-cell table:style-name="ce12"/>
          <table:table-cell table:style-name="ce29" office:value-type="string">
            <text:p>Realidad Nacion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07]+[.I107]+[.K107]" office:value-type="float" office:value="0">
            <text:p>0</text:p>
          </table:table-cell>
          <table:table-cell table:style-name="ce53"/>
          <table:table-cell table:style-name="ce59" office:value-type="string">
            <text:p>FG108</text:p>
          </table:table-cell>
          <table:table-cell table:number-columns-repeated="3" table:style-name="ce76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107];[.U107])=&quot;&quot;);NOT([.W107]=&quot;&quot;));&quot;,&quot;;&quot;&quot;)">
            <text:p/>
          </table:table-cell>
          <table:table-cell table:style-name="ce23"/>
          <table:table-cell table:style-name="ce23" table:formula="of:=IF(AND(NOT(CONCATENATE([.S107];[.U107];[.W107])=&quot;&quot;);NOT([.Y107]=&quot;&quot;));&quot;,&quot;;&quot;&quot;)">
            <text:p/>
          </table:table-cell>
          <table:table-cell/>
          <table:table-cell table:style-name="ce23" table:formula="of:=IF(AND(NOT(CONCATENATE([.S107];[.U107];[.W107];[.Y107])=&quot;&quot;);NOT([.AA107]=&quot;&quot;));&quot;,&quot;;&quot;&quot;)">
            <text:p/>
          </table:table-cell>
          <table:table-cell/>
          <table:table-cell table:formula="of:=IF(AND(NOT(CONCATENATE([.S107];[.U107];[.W107];[.Y107];[.AA107])=&quot;&quot;);NOT([.AC10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08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91:.G100])" office:value-type="float" office:value="38">
            <text:p>38</text:p>
          </table:table-cell>
          <table:table-cell table:style-name="ce6" table:formula="of:=SUM([.H90:.J100])" office:value-type="float" office:value="60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108]=&quot;&quot;;[.S108]=&quot;&quot;;[.U10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08];[.U108];[.W108])=&quot;&quot;);NOT([.Y108]=&quot;&quot;));&quot;,&quot;;&quot;&quot;)">
            <text:p/>
          </table:table-cell>
          <table:table-cell/>
          <table:table-cell table:style-name="ce23" table:formula="of:=IF(AND(NOT(CONCATENATE([.S108];[.U108];[.W108];[.Y108])=&quot;&quot;);NOT([.AA108]=&quot;&quot;));&quot;,&quot;;&quot;&quot;)">
            <text:p/>
          </table:table-cell>
          <table:table-cell/>
          <table:table-cell table:formula="of:=IF(AND(NOT(CONCATENATE([.S108];[.U108];[.W108];[.Y108];[.AA108])=&quot;&quot;);NOT([.AC10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09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109]=&quot;&quot;;[.S109]=&quot;&quot;;[.U10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09];[.U109];[.W109])=&quot;&quot;);NOT([.Y109]=&quot;&quot;));&quot;,&quot;;&quot;&quot;)">
            <text:p/>
          </table:table-cell>
          <table:table-cell/>
          <table:table-cell table:style-name="ce23" table:formula="of:=IF(AND(NOT(CONCATENATE([.S109];[.U109];[.W109];[.Y109])=&quot;&quot;);NOT([.AA109]=&quot;&quot;));&quot;,&quot;;&quot;&quot;)">
            <text:p/>
          </table:table-cell>
          <table:table-cell/>
          <table:table-cell table:formula="of:=IF(AND(NOT(CONCATENATE([.S109];[.U109];[.W109];[.Y109];[.AA109])=&quot;&quot;);NOT([.AC10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10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5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110]=&quot;&quot;;[.S110]=&quot;&quot;;[.U11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10];[.U110];[.W110])=&quot;&quot;);NOT([.Y110]=&quot;&quot;));&quot;,&quot;;&quot;&quot;)">
            <text:p/>
          </table:table-cell>
          <table:table-cell/>
          <table:table-cell table:style-name="ce23" table:formula="of:=IF(AND(NOT(CONCATENATE([.S110];[.U110];[.W110];[.Y110])=&quot;&quot;);NOT([.AA110]=&quot;&quot;));&quot;,&quot;;&quot;&quot;)">
            <text:p/>
          </table:table-cell>
          <table:table-cell/>
          <table:table-cell table:formula="of:=IF(AND(NOT(CONCATENATE([.S110];[.U110];[.W110];[.Y110];[.AA110])=&quot;&quot;);NOT([.AC11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11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11]=&quot;&quot;;[.S111]=&quot;&quot;;[.U11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11];[.U111];[.W111])=&quot;&quot;);NOT([.Y111]=&quot;&quot;));&quot;,&quot;;&quot;&quot;)">
            <text:p/>
          </table:table-cell>
          <table:table-cell/>
          <table:table-cell table:style-name="ce23" table:formula="of:=IF(AND(NOT(CONCATENATE([.S111];[.U111];[.W111];[.Y111])=&quot;&quot;);NOT([.AA111]=&quot;&quot;));&quot;,&quot;;&quot;&quot;)">
            <text:p/>
          </table:table-cell>
          <table:table-cell/>
          <table:table-cell table:formula="of:=IF(AND(NOT(CONCATENATE([.S111];[.U111];[.W111];[.Y111];[.AA111])=&quot;&quot;);NOT([.AC111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12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90T</text:p>
          </table:table-cell>
          <table:table-cell table:style-name="ce15"/>
          <table:table-cell table:style-name="ce35" office:value-type="string">
            <text:p>Ingeniería de Software I</text:p>
          </table:table-cell>
          <table:table-cell table:style-name="ce12" office:value-type="string">
            <text:p>O</text:p>
          </table:table-cell>
          <table:table-cell table:style-name="ce14" table:formula="of:=[.H112]+0.5*([.I112]+[.J112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12]+[.I112]+[.K112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2O,CS270T,CS130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5" office:value-type="string">
            <text:p>SPC</text:p>
          </table:table-cell>
          <table:table-cell table:style-name="ce5" table:formula="of:=IF(OR([.B112]=&quot;&quot;;[.S112]=&quot;&quot;;[.U112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12];[.U112])=&quot;&quot;);NOT([.W11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2];[.U112];[.W112])=&quot;&quot;);NOT([.Y112]=&quot;&quot;));&quot;,&quot;;&quot;&quot;)">
            <text:p/>
          </table:table-cell>
          <table:table-cell/>
          <table:table-cell table:style-name="ce23" table:formula="of:=IF(AND(NOT(CONCATENATE([.S112];[.U112];[.W112];[.Y112])=&quot;&quot;);NOT([.AA112]=&quot;&quot;));&quot;,&quot;;&quot;&quot;)">
            <text:p/>
          </table:table-cell>
          <table:table-cell/>
          <table:table-cell table:formula="of:=IF(AND(NOT(CONCATENATE([.S112];[.U112];[.W112];[.Y112];[.AA112])=&quot;&quot;);NOT([.AC112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13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90T</text:p>
          </table:table-cell>
          <table:table-cell table:style-name="ce16"/>
          <table:table-cell table:style-name="ce36" office:value-type="string">
            <text:p>Ingeniería de Software I</text:p>
          </table:table-cell>
          <table:table-cell table:style-name="ce13" office:value-type="string">
            <text:p>O</text:p>
          </table:table-cell>
          <table:table-cell table:style-name="ce13" table:formula="of:=[.L113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13]+[.I113]+[.K113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102O,CS270T,CS130</text:p>
          </table:table-cell>
          <table:table-cell table:number-columns-repeated="3" table:style-name="ce81"/>
          <table:table-cell table:style-name="ce16" office:value-type="string">
            <text:p>SE</text:p>
          </table:table-cell>
          <table:table-cell table:style-name="ce6"/>
          <table:table-cell table:style-name="ce6" table:formula="of:=IF(OR([.B113]=&quot;&quot;;[.S113]=&quot;&quot;;[.U113]=&quot;&quot;);&quot;&quot;;&quot;,&quot;)">
            <text:p/>
          </table:table-cell>
          <table:table-cell table:style-name="ce6"/>
          <table:table-cell table:style-name="ce6" table:formula="of:=IF(AND(NOT(CONCATENATE([.S113];[.U113])=&quot;&quot;);NOT([.W113]=&quot;&quot;));&quot;,&quot;;&quot;&quot;)">
            <text:p/>
          </table:table-cell>
          <table:table-cell table:style-name="ce93"/>
          <table:table-cell table:style-name="ce93" table:formula="of:=IF(AND(NOT(CONCATENATE([.S113];[.U113];[.W113])=&quot;&quot;);NOT([.Y113]=&quot;&quot;));&quot;,&quot;;&quot;&quot;)">
            <text:p/>
          </table:table-cell>
          <table:table-cell table:style-name="ce96"/>
          <table:table-cell table:style-name="ce93" table:formula="of:=IF(AND(NOT(CONCATENATE([.S113];[.U113];[.W113];[.Y113])=&quot;&quot;);NOT([.AA11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3];[.U113];[.W113];[.Y113];[.AA113])=&quot;&quot;);NOT([.AC11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14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M274</text:p>
          </table:table-cell>
          <table:table-cell table:style-name="ce15"/>
          <table:table-cell table:style-name="ce35" office:value-type="string">
            <text:p>Introducción a Estadística y Probabilidades</text:p>
          </table:table-cell>
          <table:table-cell table:style-name="ce14" office:value-type="string">
            <text:p>O</text:p>
          </table:table-cell>
          <table:table-cell table:style-name="ce14" table:formula="of:=[.H114]+0.5*([.I114]+[.J114])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14]+[.I114]+[.K114]" office:value-type="float" office:value="8">
            <text:p>8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M211</text:p>
          </table:table-cell>
          <table:table-cell table:number-columns-repeated="3" table:style-name="ce82"/>
          <table:table-cell table:style-name="ce92" office:value-type="string">
            <text:p>MC</text:p>
          </table:table-cell>
          <table:table-cell table:style-name="ce7"/>
          <table:table-cell table:style-name="ce5" table:formula="of:=IF(OR([.B114]=&quot;&quot;;[.S114]=&quot;&quot;;[.U11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14];[.U114])=&quot;&quot;);NOT([.W114]=&quot;&quot;));&quot;,&quot;;&quot;&quot;)">
            <text:p/>
          </table:table-cell>
          <table:table-cell table:style-name="ce23"/>
          <table:table-cell table:style-name="ce23" table:formula="of:=IF(AND(NOT(CONCATENATE([.S114];[.U114];[.W114])=&quot;&quot;);NOT([.Y114]=&quot;&quot;));&quot;,&quot;;&quot;&quot;)">
            <text:p/>
          </table:table-cell>
          <table:table-cell/>
          <table:table-cell table:style-name="ce23" table:formula="of:=IF(AND(NOT(CONCATENATE([.S114];[.U114];[.W114];[.Y114])=&quot;&quot;);NOT([.AA114]=&quot;&quot;));&quot;,&quot;;&quot;&quot;)">
            <text:p/>
          </table:table-cell>
          <table:table-cell/>
          <table:table-cell table:formula="of:=IF(AND(NOT(CONCATENATE([.S114];[.U114];[.W114];[.Y114];[.AA114])=&quot;&quot;);NOT([.AC11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15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10T</text:p>
          </table:table-cell>
          <table:table-cell table:style-name="ce15"/>
          <table:table-cell table:style-name="ce35" office:value-type="string">
            <text:p>Análisis y Diseño de Algoritmos</text:p>
          </table:table-cell>
          <table:table-cell table:style-name="ce12" office:value-type="string">
            <text:p>O</text:p>
          </table:table-cell>
          <table:table-cell table:style-name="ce14" table:formula="of:=[.H115]+0.5*([.I115]+[.J11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15]+[.I115]+[.K11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3O,CB203</text:p>
          </table:table-cell>
          <table:table-cell table:style-name="ce80" table:formula="of:=[.C93]" office:value-type="string" office:string-value="CS211T">
            <text:p>CS211T</text:p>
          </table:table-cell>
          <table:table-cell table:number-columns-repeated="2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115]=&quot;&quot;;[.S115]=&quot;&quot;;[.U115]=&quot;&quot;);&quot;&quot;;&quot;,&quot;)">
            <text:p/>
          </table:table-cell>
          <table:table-cell table:style-name="ce5"/>
          <table:table-cell table:style-name="ce5" table:formula="of:=IF(AND(NOT(CONCATENATE([.S115];[.U115])=&quot;&quot;);NOT([.W11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5];[.U115];[.W115])=&quot;&quot;);NOT([.Y115]=&quot;&quot;));&quot;,&quot;;&quot;&quot;)">
            <text:p/>
          </table:table-cell>
          <table:table-cell/>
          <table:table-cell table:style-name="ce23" table:formula="of:=IF(AND(NOT(CONCATENATE([.S115];[.U115];[.W115];[.Y115])=&quot;&quot;);NOT([.AA115]=&quot;&quot;));&quot;,&quot;;&quot;&quot;)">
            <text:p/>
          </table:table-cell>
          <table:table-cell/>
          <table:table-cell table:formula="of:=IF(AND(NOT(CONCATENATE([.S115];[.U115];[.W115];[.Y115];[.AA115])=&quot;&quot;);NOT([.AC11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16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10T</text:p>
          </table:table-cell>
          <table:table-cell table:style-name="ce16"/>
          <table:table-cell table:style-name="ce36" office:value-type="string">
            <text:p>Análisis y Diseño de Algoritmos</text:p>
          </table:table-cell>
          <table:table-cell table:style-name="ce13" office:value-type="string">
            <text:p>O</text:p>
          </table:table-cell>
          <table:table-cell table:style-name="ce13" table:formula="of:=[.L116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16]+[.I116]+[.K116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103O,CB203</text:p>
          </table:table-cell>
          <table:table-cell table:style-name="ce81" table:formula="of:=[.C94]" office:value-type="string" office:string-value="CS211T">
            <text:p>CS211T</text:p>
          </table:table-cell>
          <table:table-cell table:number-columns-repeated="2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16]=&quot;&quot;;[.S116]=&quot;&quot;;[.U116]=&quot;&quot;);&quot;&quot;;&quot;,&quot;)">
            <text:p/>
          </table:table-cell>
          <table:table-cell table:style-name="ce6"/>
          <table:table-cell table:style-name="ce6" table:formula="of:=IF(AND(NOT(CONCATENATE([.S116];[.U116])=&quot;&quot;);NOT([.W116]=&quot;&quot;));&quot;,&quot;;&quot;&quot;)">
            <text:p/>
          </table:table-cell>
          <table:table-cell table:style-name="ce93"/>
          <table:table-cell table:style-name="ce93" table:formula="of:=IF(AND(NOT(CONCATENATE([.S116];[.U116];[.W116])=&quot;&quot;);NOT([.Y116]=&quot;&quot;));&quot;,&quot;;&quot;&quot;)">
            <text:p/>
          </table:table-cell>
          <table:table-cell table:style-name="ce96"/>
          <table:table-cell table:style-name="ce93" table:formula="of:=IF(AND(NOT(CONCATENATE([.S116];[.U116];[.W116];[.Y116])=&quot;&quot;);NOT([.AA11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6];[.U116];[.W116];[.Y116];[.AA116])=&quot;&quot;);NOT([.AC11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17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10T</text:p>
          </table:table-cell>
          <table:table-cell table:style-name="ce15"/>
          <table:table-cell table:style-name="ce35" office:value-type="string">
            <text:p>Análisis y Diseño de Algoritmos</text:p>
          </table:table-cell>
          <table:table-cell table:style-name="ce12" office:value-type="string">
            <text:p>O</text:p>
          </table:table-cell>
          <table:table-cell table:style-name="ce14" table:formula="of:=[.H117]+0.5*([.I117]+[.J117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17]+[.I117]+[.K117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103O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/>
          <table:table-cell table:style-name="ce5" table:formula="of:=IF(OR([.B117]=&quot;&quot;;[.S117]=&quot;&quot;;[.U117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17];[.U117])=&quot;&quot;);NOT([.W117]=&quot;&quot;));&quot;,&quot;;&quot;&quot;)">
            <text:p/>
          </table:table-cell>
          <table:table-cell table:style-name="ce23"/>
          <table:table-cell table:style-name="ce23" table:formula="of:=IF(AND(NOT(CONCATENATE([.S117];[.U117];[.W117])=&quot;&quot;);NOT([.Y117]=&quot;&quot;));&quot;,&quot;;&quot;&quot;)">
            <text:p/>
          </table:table-cell>
          <table:table-cell/>
          <table:table-cell table:style-name="ce23" table:formula="of:=IF(AND(NOT(CONCATENATE([.S117];[.U117];[.W117];[.Y117])=&quot;&quot;);NOT([.AA117]=&quot;&quot;));&quot;,&quot;;&quot;&quot;)">
            <text:p/>
          </table:table-cell>
          <table:table-cell/>
          <table:table-cell table:formula="of:=IF(AND(NOT(CONCATENATE([.S117];[.U117];[.W117];[.Y117];[.AA117])=&quot;&quot;);NOT([.AC117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18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71T</text:p>
          </table:table-cell>
          <table:table-cell table:style-name="ce15"/>
          <table:table-cell table:style-name="ce35" office:value-type="string">
            <text:p>Bases de Datos II</text:p>
          </table:table-cell>
          <table:table-cell table:style-name="ce12" office:value-type="string">
            <text:p>O</text:p>
          </table:table-cell>
          <table:table-cell table:style-name="ce14" table:formula="of:=[.H118]+0.5*([.I118]+[.J118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18]+[.I118]+[.K118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70T,UCSP=Inglés (300)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18]=&quot;&quot;;[.S118]=&quot;&quot;;[.U118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18];[.U118])=&quot;&quot;);NOT([.W11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8];[.U118];[.W118])=&quot;&quot;);NOT([.Y118]=&quot;&quot;));&quot;,&quot;;&quot;&quot;)">
            <text:p/>
          </table:table-cell>
          <table:table-cell/>
          <table:table-cell table:style-name="ce23" table:formula="of:=IF(AND(NOT(CONCATENATE([.S118];[.U118];[.W118];[.Y118])=&quot;&quot;);NOT([.AA118]=&quot;&quot;));&quot;,&quot;;&quot;&quot;)">
            <text:p/>
          </table:table-cell>
          <table:table-cell/>
          <table:table-cell table:formula="of:=IF(AND(NOT(CONCATENATE([.S118];[.U118];[.W118];[.Y118];[.AA118])=&quot;&quot;);NOT([.AC118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19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71T</text:p>
          </table:table-cell>
          <table:table-cell table:style-name="ce16"/>
          <table:table-cell table:style-name="ce36" office:value-type="string">
            <text:p>Bases de Datos II</text:p>
          </table:table-cell>
          <table:table-cell table:style-name="ce13" office:value-type="string">
            <text:p>O</text:p>
          </table:table-cell>
          <table:table-cell table:style-name="ce13" table:formula="of:=[.L119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19]+[.I119]+[.K119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70T,UCSP=Inglés (300)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19]=&quot;&quot;;[.S119]=&quot;&quot;;[.U119]=&quot;&quot;);&quot;&quot;;&quot;,&quot;)">
            <text:p/>
          </table:table-cell>
          <table:table-cell table:style-name="ce6"/>
          <table:table-cell table:style-name="ce6" table:formula="of:=IF(AND(NOT(CONCATENATE([.S119];[.U119])=&quot;&quot;);NOT([.W119]=&quot;&quot;));&quot;,&quot;;&quot;&quot;)">
            <text:p/>
          </table:table-cell>
          <table:table-cell table:style-name="ce93"/>
          <table:table-cell table:style-name="ce93" table:formula="of:=IF(AND(NOT(CONCATENATE([.S119];[.U119];[.W119])=&quot;&quot;);NOT([.Y119]=&quot;&quot;));&quot;,&quot;;&quot;&quot;)">
            <text:p/>
          </table:table-cell>
          <table:table-cell table:style-name="ce96"/>
          <table:table-cell table:style-name="ce93" table:formula="of:=IF(AND(NOT(CONCATENATE([.S119];[.U119];[.W119];[.Y119])=&quot;&quot;);NOT([.AA11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9];[.U119];[.W119];[.Y119];[.AA119])=&quot;&quot;);NOT([.AC11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20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71T</text:p>
          </table:table-cell>
          <table:table-cell table:style-name="ce15"/>
          <table:table-cell table:style-name="ce35" office:value-type="string">
            <text:p>Bases de Datos II</text:p>
          </table:table-cell>
          <table:table-cell table:style-name="ce12" office:value-type="string">
            <text:p>O</text:p>
          </table:table-cell>
          <table:table-cell table:style-name="ce14" table:formula="of:=[.H120]+0.5*([.I120]+[.J120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0]+[.I120]+[.K120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70T,ID201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USGP</text:p>
          </table:table-cell>
          <table:table-cell table:style-name="ce5" table:formula="of:=IF(OR([.B120]=&quot;&quot;;[.S120]=&quot;&quot;;[.U120]=&quot;&quot;);&quot;&quot;;&quot;,&quot;)">
            <text:p/>
          </table:table-cell>
          <table:table-cell table:style-name="ce5"/>
          <table:table-cell table:style-name="ce5" table:formula="of:=IF(AND(NOT(CONCATENATE([.S120];[.U120])=&quot;&quot;);NOT([.W120]=&quot;&quot;));&quot;,&quot;;&quot;&quot;)">
            <text:p/>
          </table:table-cell>
          <table:table-cell table:style-name="ce23"/>
          <table:table-cell table:style-name="ce23" table:formula="of:=IF(AND(NOT(CONCATENATE([.S120];[.U120];[.W120])=&quot;&quot;);NOT([.Y120]=&quot;&quot;));&quot;,&quot;;&quot;&quot;)">
            <text:p/>
          </table:table-cell>
          <table:table-cell/>
          <table:table-cell table:style-name="ce23" table:formula="of:=IF(AND(NOT(CONCATENATE([.S120];[.U120];[.W120];[.Y120])=&quot;&quot;);NOT([.AA120]=&quot;&quot;));&quot;,&quot;;&quot;&quot;)">
            <text:p/>
          </table:table-cell>
          <table:table-cell/>
          <table:table-cell table:formula="of:=IF(AND(NOT(CONCATENATE([.S120];[.U120];[.W120];[.Y120];[.AA120])=&quot;&quot;);NOT([.AC12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21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121]+0.5*([.I121]+[.J121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1]+[.I121]+[.K121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20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121]=&quot;&quot;;[.S121]=&quot;&quot;;[.U121]=&quot;&quot;);&quot;&quot;;&quot;,&quot;)">
            <text:p/>
          </table:table-cell>
          <table:table-cell table:style-name="ce5"/>
          <table:table-cell table:style-name="ce5" table:formula="of:=IF(AND(NOT(CONCATENATE([.S121];[.U121])=&quot;&quot;);NOT([.W12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21];[.U121];[.W121])=&quot;&quot;);NOT([.Y121]=&quot;&quot;));&quot;,&quot;;&quot;&quot;)">
            <text:p/>
          </table:table-cell>
          <table:table-cell/>
          <table:table-cell table:style-name="ce23" table:formula="of:=IF(AND(NOT(CONCATENATE([.S121];[.U121];[.W121];[.Y121])=&quot;&quot;);NOT([.AA121]=&quot;&quot;));&quot;,&quot;;&quot;&quot;)">
            <text:p/>
          </table:table-cell>
          <table:table-cell/>
          <table:table-cell table:formula="of:=IF(AND(NOT(CONCATENATE([.S121];[.U121];[.W121];[.Y121];[.AA121])=&quot;&quot;);NOT([.AC12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22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B306</text:p>
          </table:table-cell>
          <table:table-cell table:style-name="ce16"/>
          <table:table-cell table:style-name="ce36" office:value-type="string">
            <text:p>Análisis Numérico</text:p>
          </table:table-cell>
          <table:table-cell table:style-name="ce13" office:value-type="string">
            <text:p>O</text:p>
          </table:table-cell>
          <table:table-cell table:style-name="ce13" table:formula="of:=[.L12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22]+[.I122]+[.K122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B201</text:p>
          </table:table-cell>
          <table:table-cell table:number-columns-repeated="3" table:style-name="ce81"/>
          <table:table-cell table:style-name="ce16" office:value-type="string">
            <text:p>MC</text:p>
          </table:table-cell>
          <table:table-cell table:style-name="ce6"/>
          <table:table-cell table:style-name="ce6" table:formula="of:=IF(OR([.B122]=&quot;&quot;;[.S122]=&quot;&quot;;[.U122]=&quot;&quot;);&quot;&quot;;&quot;,&quot;)">
            <text:p/>
          </table:table-cell>
          <table:table-cell table:style-name="ce6"/>
          <table:table-cell table:style-name="ce6" table:formula="of:=IF(AND(NOT(CONCATENATE([.S122];[.U122])=&quot;&quot;);NOT([.W122]=&quot;&quot;));&quot;,&quot;;&quot;&quot;)">
            <text:p/>
          </table:table-cell>
          <table:table-cell table:style-name="ce93"/>
          <table:table-cell table:style-name="ce93" table:formula="of:=IF(AND(NOT(CONCATENATE([.S122];[.U122];[.W122])=&quot;&quot;);NOT([.Y122]=&quot;&quot;));&quot;,&quot;;&quot;&quot;)">
            <text:p/>
          </table:table-cell>
          <table:table-cell table:style-name="ce96"/>
          <table:table-cell table:style-name="ce93" table:formula="of:=IF(AND(NOT(CONCATENATE([.S122];[.U122];[.W122];[.Y122])=&quot;&quot;);NOT([.AA12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2];[.U122];[.W122];[.Y122];[.AA122])=&quot;&quot;);NOT([.AC12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23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123]+0.5*([.I123]+[.J12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3]+[.I123]+[.K12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20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UNSA</text:p>
          </table:table-cell>
          <table:table-cell table:style-name="ce5" table:formula="of:=IF(OR([.B123]=&quot;&quot;;[.S123]=&quot;&quot;;[.U123]=&quot;&quot;);&quot;&quot;;&quot;,&quot;)">
            <text:p/>
          </table:table-cell>
          <table:table-cell table:style-name="ce5"/>
          <table:table-cell table:style-name="ce5" table:formula="of:=IF(AND(NOT(CONCATENATE([.S123];[.U123])=&quot;&quot;);NOT([.W123]=&quot;&quot;));&quot;,&quot;;&quot;&quot;)">
            <text:p/>
          </table:table-cell>
          <table:table-cell table:style-name="ce23"/>
          <table:table-cell table:style-name="ce23" table:formula="of:=IF(AND(NOT(CONCATENATE([.S123];[.U123];[.W123])=&quot;&quot;);NOT([.Y123]=&quot;&quot;));&quot;,&quot;;&quot;&quot;)">
            <text:p/>
          </table:table-cell>
          <table:table-cell/>
          <table:table-cell table:style-name="ce23" table:formula="of:=IF(AND(NOT(CONCATENATE([.S123];[.U123];[.W123];[.Y123])=&quot;&quot;);NOT([.AA123]=&quot;&quot;));&quot;,&quot;;&quot;&quot;)">
            <text:p/>
          </table:table-cell>
          <table:table-cell/>
          <table:table-cell table:formula="of:=IF(AND(NOT(CONCATENATE([.S123];[.U123];[.W123];[.Y123];[.AA123])=&quot;&quot;);NOT([.AC12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24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Computacional</text:p>
          </table:table-cell>
          <table:table-cell table:style-name="ce12" office:value-type="string">
            <text:p>O</text:p>
          </table:table-cell>
          <table:table-cell table:style-name="ce14" table:formula="of:=[.H124]+0.5*([.I124]+[.J124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4]+[.I124]+[.K124]" office:value-type="float" office:value="6">
            <text:p>6</text:p>
          </table:table-cell>
          <table:table-cell table:style-name="ce53" office:value-type="string">
            <text:p>Physic</text:p>
          </table:table-cell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SPC</text:p>
          </table:table-cell>
          <table:table-cell table:style-name="ce5" table:formula="of:=IF(OR([.B124]=&quot;&quot;;[.S124]=&quot;&quot;;[.U124]=&quot;&quot;);&quot;&quot;;&quot;,&quot;)">
            <text:p/>
          </table:table-cell>
          <table:table-cell table:style-name="ce5"/>
          <table:table-cell table:style-name="ce5" table:formula="of:=IF(AND(NOT(CONCATENATE([.S124];[.U124])=&quot;&quot;);NOT([.W12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24];[.U124];[.W124])=&quot;&quot;);NOT([.Y124]=&quot;&quot;));&quot;,&quot;;&quot;&quot;)">
            <text:p/>
          </table:table-cell>
          <table:table-cell/>
          <table:table-cell table:style-name="ce23" table:formula="of:=IF(AND(NOT(CONCATENATE([.S124];[.U124];[.W124];[.Y124])=&quot;&quot;);NOT([.AA124]=&quot;&quot;));&quot;,&quot;;&quot;&quot;)">
            <text:p/>
          </table:table-cell>
          <table:table-cell/>
          <table:table-cell table:formula="of:=IF(AND(NOT(CONCATENATE([.S124];[.U124];[.W124];[.Y124];[.AA124])=&quot;&quot;);NOT([.AC12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25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B111</text:p>
          </table:table-cell>
          <table:table-cell table:style-name="ce16"/>
          <table:table-cell table:style-name="ce36" office:value-type="string">
            <text:p>Física Computacional</text:p>
          </table:table-cell>
          <table:table-cell table:style-name="ce13" office:value-type="string">
            <text:p>O</text:p>
          </table:table-cell>
          <table:table-cell table:style-name="ce13" table:formula="of:=[.L125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25]+[.I125]+[.K125]" office:value-type="float" office:value="9">
            <text:p>9</text:p>
          </table:table-cell>
          <table:table-cell table:style-name="ce54" office:value-type="string">
            <text:p>Physic</text:p>
          </table:table-cell>
          <table:table-cell table:style-name="ce63" office:value-type="string">
            <text:p>CB103</text:p>
          </table:table-cell>
          <table:table-cell table:number-columns-repeated="3" table:style-name="ce81"/>
          <table:table-cell table:style-name="ce16" office:value-type="string">
            <text:p>CB</text:p>
          </table:table-cell>
          <table:table-cell table:style-name="ce6"/>
          <table:table-cell table:style-name="ce6" table:formula="of:=IF(OR([.B125]=&quot;&quot;;[.S125]=&quot;&quot;;[.U125]=&quot;&quot;);&quot;&quot;;&quot;,&quot;)">
            <text:p/>
          </table:table-cell>
          <table:table-cell table:style-name="ce6"/>
          <table:table-cell table:style-name="ce6" table:formula="of:=IF(AND(NOT(CONCATENATE([.S125];[.U125])=&quot;&quot;);NOT([.W125]=&quot;&quot;));&quot;,&quot;;&quot;&quot;)">
            <text:p/>
          </table:table-cell>
          <table:table-cell table:style-name="ce93"/>
          <table:table-cell table:style-name="ce93" table:formula="of:=IF(AND(NOT(CONCATENATE([.S125];[.U125];[.W125])=&quot;&quot;);NOT([.Y125]=&quot;&quot;));&quot;,&quot;;&quot;&quot;)">
            <text:p/>
          </table:table-cell>
          <table:table-cell table:style-name="ce96"/>
          <table:table-cell table:style-name="ce93" table:formula="of:=IF(AND(NOT(CONCATENATE([.S125];[.U125];[.W125];[.Y125])=&quot;&quot;);NOT([.AA12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5];[.U125];[.W125];[.Y125];[.AA125])=&quot;&quot;);NOT([.AC12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office:value-type="string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126]+0.5*([.I126]+[.J126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6]+[.I126]+[.K126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211T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USGP</text:p>
          </table:table-cell>
          <table:table-cell table:number-columns-repeated="2" table:style-name="ce5"/>
          <table:table-cell table:style-name="ce5" table:formula="of:=IF(AND(NOT(CONCATENATE([.S126];[.U126])=&quot;&quot;);NOT([.W126]=&quot;&quot;));&quot;,&quot;;&quot;&quot;)">
            <text:p/>
          </table:table-cell>
          <table:table-cell table:style-name="ce23"/>
          <table:table-cell table:style-name="ce23" table:formula="of:=IF(AND(NOT(CONCATENATE([.S126];[.U126];[.W126])=&quot;&quot;);NOT([.Y126]=&quot;&quot;));&quot;,&quot;;&quot;&quot;)">
            <text:p/>
          </table:table-cell>
          <table:table-cell/>
          <table:table-cell table:style-name="ce23" table:formula="of:=IF(AND(NOT(CONCATENATE([.S126];[.U126];[.W126];[.Y126])=&quot;&quot;);NOT([.AA126]=&quot;&quot;));&quot;,&quot;;&quot;&quot;)">
            <text:p/>
          </table:table-cell>
          <table:table-cell/>
          <table:table-cell table:formula="of:=IF(AND(NOT(CONCATENATE([.S126];[.U126];[.W126];[.Y126];[.AA126])=&quot;&quot;);NOT([.AC12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27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27]+0.5*([.I127]+[.J127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27]+[.I127]+[.K127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11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USGP</text:p>
          </table:table-cell>
          <table:table-cell table:style-name="ce5" table:formula="of:=IF(OR([.B127]=&quot;&quot;;[.S127]=&quot;&quot;;[.U127]=&quot;&quot;);&quot;&quot;;&quot;,&quot;)">
            <text:p/>
          </table:table-cell>
          <table:table-cell table:style-name="ce5"/>
          <table:table-cell table:style-name="ce5" table:formula="of:=IF(AND(NOT(CONCATENATE([.S127];[.U127])=&quot;&quot;);NOT([.W127]=&quot;&quot;));&quot;,&quot;;&quot;&quot;)">
            <text:p/>
          </table:table-cell>
          <table:table-cell table:style-name="ce23"/>
          <table:table-cell table:style-name="ce23" table:formula="of:=IF(AND(NOT(CONCATENATE([.S127];[.U127];[.W127])=&quot;&quot;);NOT([.Y127]=&quot;&quot;));&quot;,&quot;;&quot;&quot;)">
            <text:p/>
          </table:table-cell>
          <table:table-cell/>
          <table:table-cell table:style-name="ce23" table:formula="of:=IF(AND(NOT(CONCATENATE([.S127];[.U127];[.W127];[.Y127])=&quot;&quot;);NOT([.AA127]=&quot;&quot;));&quot;,&quot;;&quot;&quot;)">
            <text:p/>
          </table:table-cell>
          <table:table-cell/>
          <table:table-cell table:formula="of:=IF(AND(NOT(CONCATENATE([.S127];[.U127];[.W127];[.Y127];[.AA127])=&quot;&quot;);NOT([.AC12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28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</text:p>
          </table:table-cell>
          <table:table-cell table:style-name="ce15" office:value-type="string">
            <text:p>O</text:p>
          </table:table-cell>
          <table:table-cell table:style-name="ce14" table:formula="of:=[.H128]+0.5*([.I128]+[.J128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28]+[.I128]+[.K128]" office:value-type="float" office:value="3">
            <text:p>3</text:p>
          </table:table-cell>
          <table:table-cell table:style-name="ce53"/>
          <table:table-cell table:style-name="ce62" office:value-type="string">
            <text:p>FG107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128]=&quot;&quot;;[.S128]=&quot;&quot;;[.U128]=&quot;&quot;);&quot;&quot;;&quot;,&quot;)">
            <text:p/>
          </table:table-cell>
          <table:table-cell table:style-name="ce5"/>
          <table:table-cell table:style-name="ce5" table:formula="of:=IF(AND(NOT(CONCATENATE([.S128];[.U128])=&quot;&quot;);NOT([.W128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28];[.U128];[.W128])=&quot;&quot;);NOT([.Y128]=&quot;&quot;));&quot;,&quot;;&quot;&quot;)">
            <text:p/>
          </table:table-cell>
          <table:table-cell/>
          <table:table-cell table:style-name="ce23" table:formula="of:=IF(AND(NOT(CONCATENATE([.S128];[.U128];[.W128];[.Y128])=&quot;&quot;);NOT([.AA128]=&quot;&quot;));&quot;,&quot;;&quot;&quot;)">
            <text:p/>
          </table:table-cell>
          <table:table-cell/>
          <table:table-cell table:formula="of:=IF(AND(NOT(CONCATENATE([.S128];[.U128];[.W128];[.Y128];[.AA128])=&quot;&quot;);NOT([.AC12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09</text:p>
          </table:table-cell>
          <table:table-cell table:style-name="ce12"/>
          <table:table-cell table:style-name="ce32" office:value-type="string">
            <text:p>Psicología</text:p>
          </table:table-cell>
          <table:table-cell table:style-name="ce15" office:value-type="string">
            <text:p>E</text:p>
          </table:table-cell>
          <table:table-cell table:style-name="ce14" table:formula="of:=[.H129]+0.5*([.I129]+[.J129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29]+[.I129]+[.K129]" office:value-type="float" office:value="3">
            <text:p>3</text:p>
          </table:table-cell>
          <table:table-cell table:style-name="ce53"/>
          <table:table-cell table:style-name="ce62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129]=&quot;&quot;;[.S129]=&quot;&quot;;[.U129]=&quot;&quot;);&quot;&quot;;&quot;,&quot;)">
            <text:p/>
          </table:table-cell>
          <table:table-cell table:style-name="ce5"/>
          <table:table-cell table:style-name="ce5" table:formula="of:=IF(AND(NOT(CONCATENATE([.S129];[.U129])=&quot;&quot;);NOT([.W12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29];[.U129];[.W129])=&quot;&quot;);NOT([.Y129]=&quot;&quot;));&quot;,&quot;;&quot;&quot;)">
            <text:p/>
          </table:table-cell>
          <table:table-cell/>
          <table:table-cell table:style-name="ce23" table:formula="of:=IF(AND(NOT(CONCATENATE([.S129];[.U129];[.W129];[.Y129])=&quot;&quot;);NOT([.AA129]=&quot;&quot;));&quot;,&quot;;&quot;&quot;)">
            <text:p/>
          </table:table-cell>
          <table:table-cell/>
          <table:table-cell table:formula="of:=IF(AND(NOT(CONCATENATE([.S129];[.U129];[.W129];[.Y129];[.AA129])=&quot;&quot;);NOT([.AC12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06</text:p>
          </table:table-cell>
          <table:table-cell table:style-name="ce12"/>
          <table:table-cell table:style-name="ce32" office:value-type="string">
            <text:p>Sociología</text:p>
          </table:table-cell>
          <table:table-cell table:style-name="ce15" office:value-type="string">
            <text:p>E</text:p>
          </table:table-cell>
          <table:table-cell table:style-name="ce14" table:formula="of:=[.H130]+0.5*([.I130]+[.J130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30]+[.I130]+[.K130]" office:value-type="float" office:value="3">
            <text:p>3</text:p>
          </table:table-cell>
          <table:table-cell table:style-name="ce53"/>
          <table:table-cell table:style-name="ce62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130]=&quot;&quot;;[.S130]=&quot;&quot;;[.U130]=&quot;&quot;);&quot;&quot;;&quot;,&quot;)">
            <text:p/>
          </table:table-cell>
          <table:table-cell table:style-name="ce5"/>
          <table:table-cell table:style-name="ce5" table:formula="of:=IF(AND(NOT(CONCATENATE([.S130];[.U130])=&quot;&quot;);NOT([.W130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30];[.U130];[.W130])=&quot;&quot;);NOT([.Y130]=&quot;&quot;));&quot;,&quot;;&quot;&quot;)">
            <text:p/>
          </table:table-cell>
          <table:table-cell/>
          <table:table-cell table:style-name="ce23" table:formula="of:=IF(AND(NOT(CONCATENATE([.S130];[.U130];[.W130];[.Y130])=&quot;&quot;);NOT([.AA130]=&quot;&quot;));&quot;,&quot;;&quot;&quot;)">
            <text:p/>
          </table:table-cell>
          <table:table-cell/>
          <table:table-cell table:formula="of:=IF(AND(NOT(CONCATENATE([.S130];[.U130];[.W130];[.Y130];[.AA130])=&quot;&quot;);NOT([.AC13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office:value-type="string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FG206</text:p>
          </table:table-cell>
          <table:table-cell table:style-name="ce13"/>
          <table:table-cell table:style-name="ce30" office:value-type="string">
            <text:p>Sociología</text:p>
          </table:table-cell>
          <table:table-cell table:style-name="ce16" office:value-type="string">
            <text:p>O</text:p>
          </table:table-cell>
          <table:table-cell table:style-name="ce13" table:formula="of:=[.L131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31]+[.I131]+[.K131]" office:value-type="float" office:value="9">
            <text:p>9</text:p>
          </table:table-cell>
          <table:table-cell table:style-name="ce54"/>
          <table:table-cell table:style-name="ce63"/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131]=&quot;&quot;;[.S131]=&quot;&quot;;[.U131]=&quot;&quot;);&quot;&quot;;&quot;,&quot;)">
            <text:p/>
          </table:table-cell>
          <table:table-cell table:style-name="ce6"/>
          <table:table-cell table:style-name="ce6" table:formula="of:=IF(AND(NOT(CONCATENATE([.S131];[.U131])=&quot;&quot;);NOT([.W131]=&quot;&quot;));&quot;,&quot;;&quot;&quot;)">
            <text:p/>
          </table:table-cell>
          <table:table-cell table:style-name="ce93"/>
          <table:table-cell table:style-name="ce93" table:formula="of:=IF(AND(NOT(CONCATENATE([.S131];[.U131];[.W131])=&quot;&quot;);NOT([.Y131]=&quot;&quot;));&quot;,&quot;;&quot;&quot;)">
            <text:p/>
          </table:table-cell>
          <table:table-cell table:style-name="ce96"/>
          <table:table-cell table:style-name="ce93" table:formula="of:=IF(AND(NOT(CONCATENATE([.S131];[.U131];[.W131];[.Y131])=&quot;&quot;);NOT([.AA131]=&quot;&quot;));&quot;,&quot;;&quot;&quot;)">
            <text:p/>
          </table:table-cell>
          <table:table-cell/>
          <table:table-cell table:style-name="ce1" table:formula="of:=IF(AND(NOT(CONCATENATE([.S131];[.U131];[.W131];[.Y131];[.AA131])=&quot;&quot;);NOT([.AC131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32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office:value-type="string">
            <text:p>ID104</text:p>
          </table:table-cell>
          <table:table-cell table:style-name="ce12" office:value-type="string">
            <text:p>ID202</text:p>
          </table:table-cell>
          <table:table-cell table:style-name="ce29" office:value-type="string">
            <text:p>Inglés Técnico IV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32]+[.I132]+[.K132]" office:value-type="float" office:value="0">
            <text:p>0</text:p>
          </table:table-cell>
          <table:table-cell table:style-name="ce53"/>
          <table:table-cell table:style-name="ce59" office:value-type="string">
            <text:p>ID201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32]=&quot;&quot;;[.S132]=&quot;&quot;;[.U132]=&quot;&quot;);&quot;&quot;;&quot;,&quot;)">
            <text:p/>
          </table:table-cell>
          <table:table-cell table:style-name="ce5"/>
          <table:table-cell table:style-name="ce5" table:formula="of:=IF(AND(NOT(CONCATENATE([.S132];[.U132])=&quot;&quot;);NOT([.W132]=&quot;&quot;));&quot;,&quot;;&quot;&quot;)">
            <text:p/>
          </table:table-cell>
          <table:table-cell table:style-name="ce23"/>
          <table:table-cell table:style-name="ce23" table:formula="of:=IF(AND(NOT(CONCATENATE([.S132];[.U132];[.W132])=&quot;&quot;);NOT([.Y132]=&quot;&quot;));&quot;,&quot;;&quot;&quot;)">
            <text:p/>
          </table:table-cell>
          <table:table-cell/>
          <table:table-cell table:style-name="ce23" table:formula="of:=IF(AND(NOT(CONCATENATE([.S132];[.U132];[.W132];[.Y132])=&quot;&quot;);NOT([.AA132]=&quot;&quot;));&quot;,&quot;;&quot;&quot;)">
            <text:p/>
          </table:table-cell>
          <table:table-cell/>
          <table:table-cell table:formula="of:=IF(AND(NOT(CONCATENATE([.S132];[.U132];[.W132];[.Y132];[.AA132])=&quot;&quot;);NOT([.AC13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33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office:value-type="string">
            <text:p>ID104</text:p>
          </table:table-cell>
          <table:table-cell table:style-name="ce12" office:value-type="string">
            <text:p>ID202</text:p>
          </table:table-cell>
          <table:table-cell table:style-name="ce29" office:value-type="string">
            <text:p>Lengua Extranjera IV</text:p>
          </table:table-cell>
          <table:table-cell table:style-name="ce12" office:value-type="string">
            <text:p>O</text:p>
          </table:table-cell>
          <table:table-cell table:style-name="ce14" table:formula="of:=[.H133]+0.5*([.I133]+[.J133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33]+[.I133]+[.K133]" office:value-type="float" office:value="4">
            <text:p>4</text:p>
          </table:table-cell>
          <table:table-cell table:style-name="ce53"/>
          <table:table-cell table:style-name="ce59" office:value-type="string">
            <text:p>ID201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33]=&quot;&quot;;[.S133]=&quot;&quot;;[.U133]=&quot;&quot;);&quot;&quot;;&quot;,&quot;)">
            <text:p/>
          </table:table-cell>
          <table:table-cell table:style-name="ce5"/>
          <table:table-cell table:style-name="ce5" table:formula="of:=IF(AND(NOT(CONCATENATE([.S133];[.U133])=&quot;&quot;);NOT([.W133]=&quot;&quot;));&quot;,&quot;;&quot;&quot;)">
            <text:p/>
          </table:table-cell>
          <table:table-cell table:style-name="ce23"/>
          <table:table-cell table:style-name="ce23" table:formula="of:=IF(AND(NOT(CONCATENATE([.S133];[.U133];[.W133])=&quot;&quot;);NOT([.Y133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33];[.U133];[.W133];[.Y133])=&quot;&quot;);NOT([.AA133]=&quot;&quot;));&quot;,&quot;;&quot;&quot;)">
            <text:p/>
          </table:table-cell>
          <table:table-cell/>
          <table:table-cell table:formula="of:=IF(AND(NOT(CONCATENATE([.S133];[.U133];[.W133];[.Y133];[.AA133])=&quot;&quot;);NOT([.AC13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134];[.U134];[.W134])=&quot;&quot;);NOT([.Y134]=&quot;&quot;));&quot;,&quot;;&quot;&quot;)">
            <text:p/>
          </table:table-cell>
          <table:table-cell/>
          <table:table-cell table:style-name="ce23" table:formula="of:=IF(AND(NOT(CONCATENATE([.S134];[.U134];[.W134];[.Y134])=&quot;&quot;);NOT([.AA134]=&quot;&quot;));&quot;,&quot;;&quot;&quot;)">
            <text:p/>
          </table:table-cell>
          <table:table-cell/>
          <table:table-cell table:formula="of:=IF(AND(NOT(CONCATENATE([.S134];[.U134];[.W134];[.Y134];[.AA134])=&quot;&quot;);NOT([.AC13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35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112:.G128])" office:value-type="float" office:value="60">
            <text:p>60</text:p>
          </table:table-cell>
          <table:table-cell table:style-name="ce6" table:formula="of:=SUM([.H111:.J121])" office:value-type="float" office:value="59" table:number-columns-spanned="3" table:number-rows-spanned="1">
            <text:p>59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135]=&quot;&quot;;[.S135]=&quot;&quot;;[.U135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5];[.U135];[.W135])=&quot;&quot;);NOT([.Y135]=&quot;&quot;));&quot;,&quot;;&quot;&quot;)">
            <text:p/>
          </table:table-cell>
          <table:table-cell/>
          <table:table-cell table:style-name="ce23" table:formula="of:=IF(AND(NOT(CONCATENATE([.S135];[.U135];[.W135];[.Y135])=&quot;&quot;);NOT([.AA135]=&quot;&quot;));&quot;,&quot;;&quot;&quot;)">
            <text:p/>
          </table:table-cell>
          <table:table-cell/>
          <table:table-cell table:formula="of:=IF(AND(NOT(CONCATENATE([.S135];[.U135];[.W135];[.Y135];[.AA135])=&quot;&quot;);NOT([.AC13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36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6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136]=&quot;&quot;;[.S136]=&quot;&quot;;[.U136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6];[.U136];[.W136])=&quot;&quot;);NOT([.Y136]=&quot;&quot;));&quot;,&quot;;&quot;&quot;)">
            <text:p/>
          </table:table-cell>
          <table:table-cell/>
          <table:table-cell table:style-name="ce23" table:formula="of:=IF(AND(NOT(CONCATENATE([.S136];[.U136];[.W136];[.Y136])=&quot;&quot;);NOT([.AA136]=&quot;&quot;));&quot;,&quot;;&quot;&quot;)">
            <text:p/>
          </table:table-cell>
          <table:table-cell/>
          <table:table-cell table:formula="of:=IF(AND(NOT(CONCATENATE([.S136];[.U136];[.W136];[.Y136];[.AA136])=&quot;&quot;);NOT([.AC13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37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37]=&quot;&quot;;[.S137]=&quot;&quot;;[.U13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7];[.U137];[.W137])=&quot;&quot;);NOT([.Y137]=&quot;&quot;));&quot;,&quot;;&quot;&quot;)">
            <text:p/>
          </table:table-cell>
          <table:table-cell/>
          <table:table-cell table:style-name="ce23" table:formula="of:=IF(AND(NOT(CONCATENATE([.S137];[.U137];[.W137];[.Y137])=&quot;&quot;);NOT([.AA137]=&quot;&quot;));&quot;,&quot;;&quot;&quot;)">
            <text:p/>
          </table:table-cell>
          <table:table-cell/>
          <table:table-cell table:formula="of:=IF(AND(NOT(CONCATENATE([.S137];[.U137];[.W137];[.Y137];[.AA137])=&quot;&quot;);NOT([.AC13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38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CS390</text:p>
          </table:table-cell>
          <table:table-cell table:style-name="ce12"/>
          <table:table-cell table:style-name="ce32" office:value-type="string">
            <text:p>Ingeniería de Software II</text:p>
          </table:table-cell>
          <table:table-cell table:style-name="ce12" office:value-type="string">
            <text:p>O</text:p>
          </table:table-cell>
          <table:table-cell table:style-name="ce14" table:formula="of:=[.H138]+0.5*([.I138]+[.J13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38]+[.I138]+[.K13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90T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,NT</text:p>
          </table:table-cell>
          <table:table-cell table:style-name="ce5" table:formula="of:=IF(OR([.B138]=&quot;&quot;;[.S138]=&quot;&quot;;[.U138]=&quot;&quot;);&quot;&quot;;&quot;,&quot;)">
            <text:p/>
          </table:table-cell>
          <table:table-cell table:style-name="ce5"/>
          <table:table-cell table:style-name="ce5" table:formula="of:=IF(AND(NOT(CONCATENATE([.S138];[.U138])=&quot;&quot;);NOT([.W13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38];[.U138];[.W138])=&quot;&quot;);NOT([.Y138]=&quot;&quot;));&quot;,&quot;;&quot;&quot;)">
            <text:p/>
          </table:table-cell>
          <table:table-cell/>
          <table:table-cell table:style-name="ce23" table:formula="of:=IF(AND(NOT(CONCATENATE([.S138];[.U138];[.W138];[.Y138])=&quot;&quot;);NOT([.AA138]=&quot;&quot;));&quot;,&quot;;&quot;&quot;)">
            <text:p/>
          </table:table-cell>
          <table:table-cell/>
          <table:table-cell table:formula="of:=IF(AND(NOT(CONCATENATE([.S138];[.U138];[.W138];[.Y138];[.AA138])=&quot;&quot;);NOT([.AC13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39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CS390</text:p>
          </table:table-cell>
          <table:table-cell table:style-name="ce13"/>
          <table:table-cell table:style-name="ce30" office:value-type="string">
            <text:p>Ingeniería de Software II</text:p>
          </table:table-cell>
          <table:table-cell table:style-name="ce13" office:value-type="string">
            <text:p>O</text:p>
          </table:table-cell>
          <table:table-cell table:style-name="ce13" table:formula="of:=[.L139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39]+[.I139]+[.K139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90T</text:p>
          </table:table-cell>
          <table:table-cell table:number-columns-repeated="3" table:style-name="ce81"/>
          <table:table-cell table:style-name="ce16" office:value-type="string">
            <text:p>SE</text:p>
          </table:table-cell>
          <table:table-cell table:style-name="ce6"/>
          <table:table-cell table:style-name="ce6" table:formula="of:=IF(OR([.B139]=&quot;&quot;;[.S139]=&quot;&quot;;[.U139]=&quot;&quot;);&quot;&quot;;&quot;,&quot;)">
            <text:p/>
          </table:table-cell>
          <table:table-cell table:style-name="ce6"/>
          <table:table-cell table:style-name="ce6" table:formula="of:=IF(AND(NOT(CONCATENATE([.S139];[.U139])=&quot;&quot;);NOT([.W139]=&quot;&quot;));&quot;,&quot;;&quot;&quot;)">
            <text:p/>
          </table:table-cell>
          <table:table-cell table:style-name="ce93"/>
          <table:table-cell table:style-name="ce93" table:formula="of:=IF(AND(NOT(CONCATENATE([.S139];[.U139];[.W139])=&quot;&quot;);NOT([.Y139]=&quot;&quot;));&quot;,&quot;;&quot;&quot;)">
            <text:p/>
          </table:table-cell>
          <table:table-cell table:style-name="ce96"/>
          <table:table-cell table:style-name="ce93" table:formula="of:=IF(AND(NOT(CONCATENATE([.S139];[.U139];[.W139];[.Y139])=&quot;&quot;);NOT([.AA13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39];[.U139];[.W139];[.Y139];[.AA139])=&quot;&quot;);NOT([.AC13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40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315</text:p>
          </table:table-cell>
          <table:table-cell table:style-name="ce15"/>
          <table:table-cell table:style-name="ce35" office:value-type="string">
            <text:p>Estructuras de Datos Avanzadas</text:p>
          </table:table-cell>
          <table:table-cell table:style-name="ce12" office:value-type="string">
            <text:p>O</text:p>
          </table:table-cell>
          <table:table-cell table:style-name="ce14" table:formula="of:=[.H140]+0.5*([.I140]+[.J140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40]+[.I140]+[.K14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10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,NT</text:p>
          </table:table-cell>
          <table:table-cell table:style-name="ce5" table:formula="of:=IF(OR([.B140]=&quot;&quot;;[.S140]=&quot;&quot;;[.U140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40];[.U140])=&quot;&quot;);NOT([.W14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0];[.U140];[.W140])=&quot;&quot;);NOT([.Y140]=&quot;&quot;));&quot;,&quot;;&quot;&quot;)">
            <text:p/>
          </table:table-cell>
          <table:table-cell/>
          <table:table-cell table:style-name="ce23" table:formula="of:=IF(AND(NOT(CONCATENATE([.S140];[.U140];[.W140];[.Y140])=&quot;&quot;);NOT([.AA140]=&quot;&quot;));&quot;,&quot;;&quot;&quot;)">
            <text:p/>
          </table:table-cell>
          <table:table-cell/>
          <table:table-cell table:formula="of:=IF(AND(NOT(CONCATENATE([.S140];[.U140];[.W140];[.Y140];[.AA140])=&quot;&quot;);NOT([.AC14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41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315</text:p>
          </table:table-cell>
          <table:table-cell table:style-name="ce16"/>
          <table:table-cell table:style-name="ce36" office:value-type="string">
            <text:p>Estructuras de Datos Avanzadas</text:p>
          </table:table-cell>
          <table:table-cell table:style-name="ce13" office:value-type="string">
            <text:p>O</text:p>
          </table:table-cell>
          <table:table-cell table:style-name="ce13" table:formula="of:=[.L141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41]+[.I141]+[.K141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10T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41]=&quot;&quot;;[.S141]=&quot;&quot;;[.U141]=&quot;&quot;);&quot;&quot;;&quot;,&quot;)">
            <text:p/>
          </table:table-cell>
          <table:table-cell table:style-name="ce6"/>
          <table:table-cell table:style-name="ce6" table:formula="of:=IF(AND(NOT(CONCATENATE([.S141];[.U141])=&quot;&quot;);NOT([.W141]=&quot;&quot;));&quot;,&quot;;&quot;&quot;)">
            <text:p/>
          </table:table-cell>
          <table:table-cell table:style-name="ce93"/>
          <table:table-cell table:style-name="ce93" table:formula="of:=IF(AND(NOT(CONCATENATE([.S141];[.U141];[.W141])=&quot;&quot;);NOT([.Y141]=&quot;&quot;));&quot;,&quot;;&quot;&quot;)">
            <text:p/>
          </table:table-cell>
          <table:table-cell table:style-name="ce96"/>
          <table:table-cell table:style-name="ce93" table:formula="of:=IF(AND(NOT(CONCATENATE([.S141];[.U141];[.W141];[.Y141])=&quot;&quot;);NOT([.AA14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1];[.U141];[.W141];[.Y141];[.AA141])=&quot;&quot;);NOT([.AC14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42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225T</text:p>
          </table:table-cell>
          <table:table-cell table:style-name="ce15"/>
          <table:table-cell table:style-name="ce35" office:value-type="string">
            <text:p>Sistemas Operativos</text:p>
          </table:table-cell>
          <table:table-cell table:style-name="ce12" office:value-type="string">
            <text:p>O</text:p>
          </table:table-cell>
          <table:table-cell table:style-name="ce14" table:formula="of:=[.H142]+0.5*([.I142]+[.J142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42]+[.I142]+[.K142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20T</text:p>
          </table:table-cell>
          <table:table-cell table:number-columns-repeated="3" table:style-name="ce80"/>
          <table:table-cell table:style-name="ce15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142]=&quot;&quot;;[.S142]=&quot;&quot;;[.U142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42];[.U142])=&quot;&quot;);NOT([.W14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2];[.U142];[.W142])=&quot;&quot;);NOT([.Y142]=&quot;&quot;));&quot;,&quot;;&quot;&quot;)">
            <text:p/>
          </table:table-cell>
          <table:table-cell/>
          <table:table-cell table:style-name="ce23" table:formula="of:=IF(AND(NOT(CONCATENATE([.S142];[.U142];[.W142];[.Y142])=&quot;&quot;);NOT([.AA142]=&quot;&quot;));&quot;,&quot;;&quot;&quot;)">
            <text:p/>
          </table:table-cell>
          <table:table-cell/>
          <table:table-cell table:formula="of:=IF(AND(NOT(CONCATENATE([.S142];[.U142];[.W142];[.Y142];[.AA142])=&quot;&quot;);NOT([.AC14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43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225T</text:p>
          </table:table-cell>
          <table:table-cell table:style-name="ce16"/>
          <table:table-cell table:style-name="ce36" office:value-type="string">
            <text:p>Sistemas Operativos</text:p>
          </table:table-cell>
          <table:table-cell table:style-name="ce13" office:value-type="string">
            <text:p>O</text:p>
          </table:table-cell>
          <table:table-cell table:style-name="ce13" table:formula="of:=[.L143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43]+[.I143]+[.K143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20T</text:p>
          </table:table-cell>
          <table:table-cell table:number-columns-repeated="3" table:style-name="ce81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43]=&quot;&quot;;[.S143]=&quot;&quot;;[.U143]=&quot;&quot;);&quot;&quot;;&quot;,&quot;)">
            <text:p/>
          </table:table-cell>
          <table:table-cell table:style-name="ce6"/>
          <table:table-cell table:style-name="ce6" table:formula="of:=IF(AND(NOT(CONCATENATE([.S143];[.U143])=&quot;&quot;);NOT([.W143]=&quot;&quot;));&quot;,&quot;;&quot;&quot;)">
            <text:p/>
          </table:table-cell>
          <table:table-cell table:style-name="ce93"/>
          <table:table-cell table:style-name="ce93" table:formula="of:=IF(AND(NOT(CONCATENATE([.S143];[.U143];[.W143])=&quot;&quot;);NOT([.Y143]=&quot;&quot;));&quot;,&quot;;&quot;&quot;)">
            <text:p/>
          </table:table-cell>
          <table:table-cell table:style-name="ce96"/>
          <table:table-cell table:style-name="ce93" table:formula="of:=IF(AND(NOT(CONCATENATE([.S143];[.U143];[.W143];[.Y143])=&quot;&quot;);NOT([.AA14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3];[.U143];[.W143];[.Y143];[.AA143])=&quot;&quot;);NOT([.AC14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style-name="ce1" table:formula="of:=IF(NOT([.B144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336</text:p>
          </table:table-cell>
          <table:table-cell table:style-name="ce16"/>
          <table:table-cell table:style-name="ce36" office:value-type="string">
            <text:p>Seguridad en Computación</text:p>
          </table:table-cell>
          <table:table-cell table:style-name="ce13" office:value-type="string">
            <text:p>O</text:p>
          </table:table-cell>
          <table:table-cell table:style-name="ce13" table:formula="of:=[.L144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44]+[.I144]+[.K144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6" office:value-type="string">
            <text:p>CS103O</text:p>
          </table:table-cell>
          <table:table-cell table:number-columns-repeated="3" table:style-name="ce81"/>
          <table:table-cell table:style-name="ce16" office:value-type="string">
            <text:p>IT</text:p>
          </table:table-cell>
          <table:table-cell table:number-columns-repeated="3" table:style-name="ce6"/>
          <table:table-cell table:style-name="ce6" table:formula="of:=IF(AND(NOT(CONCATENATE([.S144];[.U144])=&quot;&quot;);NOT([.W144]=&quot;&quot;));&quot;,&quot;;&quot;&quot;)">
            <text:p/>
          </table:table-cell>
          <table:table-cell table:style-name="ce93"/>
          <table:table-cell table:style-name="ce93" table:formula="of:=IF(AND(NOT(CONCATENATE([.S144];[.U144];[.W144])=&quot;&quot;);NOT([.Y144]=&quot;&quot;));&quot;,&quot;;&quot;&quot;)">
            <text:p/>
          </table:table-cell>
          <table:table-cell table:style-name="ce96"/>
          <table:table-cell table:style-name="ce93" table:formula="of:=IF(AND(NOT(CONCATENATE([.S144];[.U144];[.W144];[.Y144])=&quot;&quot;);NOT([.AA14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4];[.U144];[.W144];[.Y144];[.AA144])=&quot;&quot;);NOT([.AC14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45]=&quot;&quot;);&quot;CS&quot;;&quot;&quot;)" office:value-type="string" office:string-value="CS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45]+0.5*([.I145]+[.J14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45]+[.I145]+[.K145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11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style-name="ce5" table:formula="of:=IF(OR([.B145]=&quot;&quot;;[.S145]=&quot;&quot;;[.U145]=&quot;&quot;);&quot;&quot;;&quot;,&quot;)">
            <text:p/>
          </table:table-cell>
          <table:table-cell table:style-name="ce5"/>
          <table:table-cell table:style-name="ce5" table:formula="of:=IF(AND(NOT(CONCATENATE([.S145];[.U145])=&quot;&quot;);NOT([.W14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5];[.U145];[.W145])=&quot;&quot;);NOT([.Y145]=&quot;&quot;));&quot;,&quot;;&quot;&quot;)">
            <text:p/>
          </table:table-cell>
          <table:table-cell/>
          <table:table-cell table:style-name="ce23" table:formula="of:=IF(AND(NOT(CONCATENATE([.S145];[.U145];[.W145];[.Y145])=&quot;&quot;);NOT([.AA145]=&quot;&quot;));&quot;,&quot;;&quot;&quot;)">
            <text:p/>
          </table:table-cell>
          <table:table-cell/>
          <table:table-cell table:formula="of:=IF(AND(NOT(CONCATENATE([.S145];[.U145];[.W145];[.Y145];[.AA145])=&quot;&quot;);NOT([.AC14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46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B307</text:p>
          </table:table-cell>
          <table:table-cell table:style-name="ce16"/>
          <table:table-cell table:style-name="ce36" office:value-type="string">
            <text:p>Matemática aplicada a la computación</text:p>
          </table:table-cell>
          <table:table-cell table:style-name="ce13" office:value-type="string">
            <text:p>O</text:p>
          </table:table-cell>
          <table:table-cell table:style-name="ce13" table:formula="of:=[.L146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46]+[.I146]+[.K146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B111</text:p>
          </table:table-cell>
          <table:table-cell table:number-columns-repeated="3" table:style-name="ce81"/>
          <table:table-cell table:style-name="ce16" office:value-type="string">
            <text:p>MC</text:p>
          </table:table-cell>
          <table:table-cell table:style-name="ce6"/>
          <table:table-cell table:style-name="ce6" table:formula="of:=IF(OR([.B146]=&quot;&quot;;[.S146]=&quot;&quot;;[.U146]=&quot;&quot;);&quot;&quot;;&quot;,&quot;)">
            <text:p/>
          </table:table-cell>
          <table:table-cell table:style-name="ce6"/>
          <table:table-cell table:style-name="ce6" table:formula="of:=IF(AND(NOT(CONCATENATE([.S146];[.U146])=&quot;&quot;);NOT([.W146]=&quot;&quot;));&quot;,&quot;;&quot;&quot;)">
            <text:p/>
          </table:table-cell>
          <table:table-cell table:style-name="ce93"/>
          <table:table-cell table:style-name="ce93" table:formula="of:=IF(AND(NOT(CONCATENATE([.S146];[.U146];[.W146])=&quot;&quot;);NOT([.Y146]=&quot;&quot;));&quot;,&quot;;&quot;&quot;)">
            <text:p/>
          </table:table-cell>
          <table:table-cell table:style-name="ce96"/>
          <table:table-cell table:style-name="ce93" table:formula="of:=IF(AND(NOT(CONCATENATE([.S146];[.U146];[.W146];[.Y146])=&quot;&quot;);NOT([.AA14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6];[.U146];[.W146];[.Y146];[.AA146])=&quot;&quot;);NOT([.AC14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47]=&quot;&quot;);&quot;CS&quot;;&quot;&quot;)" office:value-type="string" office:string-value="CS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47]+0.5*([.I147]+[.J147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47]+[.I147]+[.K147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B11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UNSA</text:p>
          </table:table-cell>
          <table:table-cell table:style-name="ce5" table:formula="of:=IF(OR([.B147]=&quot;&quot;;[.S147]=&quot;&quot;;[.U147]=&quot;&quot;);&quot;&quot;;&quot;,&quot;)">
            <text:p/>
          </table:table-cell>
          <table:table-cell table:style-name="ce5"/>
          <table:table-cell table:style-name="ce5" table:formula="of:=IF(AND(NOT(CONCATENATE([.S147];[.U147])=&quot;&quot;);NOT([.W147]=&quot;&quot;));&quot;,&quot;;&quot;&quot;)">
            <text:p/>
          </table:table-cell>
          <table:table-cell table:style-name="ce23"/>
          <table:table-cell table:style-name="ce23" table:formula="of:=IF(AND(NOT(CONCATENATE([.S147];[.U147];[.W147])=&quot;&quot;);NOT([.Y147]=&quot;&quot;));&quot;,&quot;;&quot;&quot;)">
            <text:p/>
          </table:table-cell>
          <table:table-cell/>
          <table:table-cell table:style-name="ce23" table:formula="of:=IF(AND(NOT(CONCATENATE([.S147];[.U147];[.W147];[.Y147])=&quot;&quot;);NOT([.AA147]=&quot;&quot;));&quot;,&quot;;&quot;&quot;)">
            <text:p/>
          </table:table-cell>
          <table:table-cell/>
          <table:table-cell table:formula="of:=IF(AND(NOT(CONCATENATE([.S147];[.U147];[.W147];[.Y147];[.AA147])=&quot;&quot;);NOT([.AC14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148]+0.5*([.I148]+[.J14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48]+[.I148]+[.K148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211T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number-columns-repeated="2" table:style-name="ce5"/>
          <table:table-cell table:style-name="ce5" table:formula="of:=IF(AND(NOT(CONCATENATE([.S148];[.U148])=&quot;&quot;);NOT([.W14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8];[.U148];[.W148])=&quot;&quot;);NOT([.Y148]=&quot;&quot;));&quot;,&quot;;&quot;&quot;)">
            <text:p/>
          </table:table-cell>
          <table:table-cell/>
          <table:table-cell table:style-name="ce23" table:formula="of:=IF(AND(NOT(CONCATENATE([.S148];[.U148];[.W148];[.Y148])=&quot;&quot;);NOT([.AA148]=&quot;&quot;));&quot;,&quot;;&quot;&quot;)">
            <text:p/>
          </table:table-cell>
          <table:table-cell/>
          <table:table-cell table:formula="of:=IF(AND(NOT(CONCATENATE([.S148];[.U148];[.W148];[.Y148];[.AA148])=&quot;&quot;);NOT([.AC14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office:value-type="string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260</text:p>
          </table:table-cell>
          <table:table-cell table:style-name="ce16"/>
          <table:table-cell table:style-name="ce36" office:value-type="string">
            <text:p>Lógica Computacional</text:p>
          </table:table-cell>
          <table:table-cell table:style-name="ce13" office:value-type="string">
            <text:p>O</text:p>
          </table:table-cell>
          <table:table-cell table:style-name="ce13" table:formula="of:=[.L149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49]+[.I149]+[.K149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S211T</text:p>
          </table:table-cell>
          <table:table-cell table:number-columns-repeated="3" table:style-name="ce81"/>
          <table:table-cell table:style-name="ce16" office:value-type="string">
            <text:p>MC</text:p>
          </table:table-cell>
          <table:table-cell table:number-columns-repeated="3" table:style-name="ce6"/>
          <table:table-cell table:style-name="ce6" table:formula="of:=IF(AND(NOT(CONCATENATE([.S149];[.U149])=&quot;&quot;);NOT([.W149]=&quot;&quot;));&quot;,&quot;;&quot;&quot;)">
            <text:p/>
          </table:table-cell>
          <table:table-cell table:style-name="ce93"/>
          <table:table-cell table:style-name="ce93" table:formula="of:=IF(AND(NOT(CONCATENATE([.S149];[.U149];[.W149])=&quot;&quot;);NOT([.Y149]=&quot;&quot;));&quot;,&quot;;&quot;&quot;)">
            <text:p/>
          </table:table-cell>
          <table:table-cell table:style-name="ce96"/>
          <table:table-cell table:style-name="ce93" table:formula="of:=IF(AND(NOT(CONCATENATE([.S149];[.U149];[.W149];[.Y149])=&quot;&quot;);NOT([.AA14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9];[.U149];[.W149];[.Y149];[.AA149])=&quot;&quot;);NOT([.AC14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50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office:value-type="string">
            <text:p>ID105</text:p>
          </table:table-cell>
          <table:table-cell table:style-name="ce12" office:value-type="string">
            <text:p>ID301</text:p>
          </table:table-cell>
          <table:table-cell table:style-name="ce29" office:value-type="string">
            <text:p>Inglés Técnico V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50]+[.I150]+[.K150]" office:value-type="float" office:value="0">
            <text:p>0</text:p>
          </table:table-cell>
          <table:table-cell table:style-name="ce53"/>
          <table:table-cell table:style-name="ce59" office:value-type="string">
            <text:p>ID202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0]=&quot;&quot;;[.S150]=&quot;&quot;;[.U150]=&quot;&quot;);&quot;&quot;;&quot;,&quot;)">
            <text:p/>
          </table:table-cell>
          <table:table-cell table:style-name="ce5"/>
          <table:table-cell table:style-name="ce5" table:formula="of:=IF(AND(NOT(CONCATENATE([.S150];[.U150])=&quot;&quot;);NOT([.W150]=&quot;&quot;));&quot;,&quot;;&quot;&quot;)">
            <text:p/>
          </table:table-cell>
          <table:table-cell table:style-name="ce23"/>
          <table:table-cell table:style-name="ce23" table:formula="of:=IF(AND(NOT(CONCATENATE([.S150];[.U150];[.W150])=&quot;&quot;);NOT([.Y150]=&quot;&quot;));&quot;,&quot;;&quot;&quot;)">
            <text:p/>
          </table:table-cell>
          <table:table-cell/>
          <table:table-cell table:style-name="ce23" table:formula="of:=IF(AND(NOT(CONCATENATE([.S150];[.U150];[.W150];[.Y150])=&quot;&quot;);NOT([.AA150]=&quot;&quot;));&quot;,&quot;;&quot;&quot;)">
            <text:p/>
          </table:table-cell>
          <table:table-cell/>
          <table:table-cell table:formula="of:=IF(AND(NOT(CONCATENATE([.S150];[.U150];[.W150];[.Y150];[.AA150])=&quot;&quot;);NOT([.AC15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1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office:value-type="string">
            <text:p>ID105</text:p>
          </table:table-cell>
          <table:table-cell table:style-name="ce12" office:value-type="string">
            <text:p>ID301</text:p>
          </table:table-cell>
          <table:table-cell table:style-name="ce29" office:value-type="string">
            <text:p>Lengua Extranjera V</text:p>
          </table:table-cell>
          <table:table-cell table:style-name="ce12" office:value-type="string">
            <text:p>O</text:p>
          </table:table-cell>
          <table:table-cell table:style-name="ce14" table:formula="of:=[.H151]+0.5*([.I151]+[.J15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1]+[.I151]+[.K151]" office:value-type="float" office:value="4">
            <text:p>4</text:p>
          </table:table-cell>
          <table:table-cell table:style-name="ce53"/>
          <table:table-cell table:style-name="ce59" office:value-type="string">
            <text:p>ID202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51]=&quot;&quot;;[.S151]=&quot;&quot;;[.U151]=&quot;&quot;);&quot;&quot;;&quot;,&quot;)">
            <text:p/>
          </table:table-cell>
          <table:table-cell table:style-name="ce5"/>
          <table:table-cell table:style-name="ce5" table:formula="of:=IF(AND(NOT(CONCATENATE([.S151];[.U151])=&quot;&quot;);NOT([.W151]=&quot;&quot;));&quot;,&quot;;&quot;&quot;)">
            <text:p/>
          </table:table-cell>
          <table:table-cell table:style-name="ce23"/>
          <table:table-cell table:style-name="ce23" table:formula="of:=IF(AND(NOT(CONCATENATE([.S151];[.U151];[.W151])=&quot;&quot;);NOT([.Y151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51];[.U151];[.W151];[.Y151])=&quot;&quot;);NOT([.AA151]=&quot;&quot;));&quot;,&quot;;&quot;&quot;)">
            <text:p/>
          </table:table-cell>
          <table:table-cell/>
          <table:table-cell table:formula="of:=IF(AND(NOT(CONCATENATE([.S151];[.U151];[.W151];[.Y151];[.AA151])=&quot;&quot;);NOT([.AC15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2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FG204</text:p>
          </table:table-cell>
          <table:table-cell table:style-name="ce15"/>
          <table:table-cell table:style-name="ce35" office:value-type="string">
            <text:p>Teología I</text:p>
          </table:table-cell>
          <table:table-cell table:style-name="ce12" office:value-type="string">
            <text:p>O</text:p>
          </table:table-cell>
          <table:table-cell table:style-name="ce14" table:formula="of:=[.H152]+0.5*([.I152]+[.J152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52]+[.I152]+[.K152]" office:value-type="float" office:value="3">
            <text:p>3</text:p>
          </table:table-cell>
          <table:table-cell table:style-name="ce53"/>
          <table:table-cell table:style-name="ce62" office:value-type="string">
            <text:p>FG107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152]=&quot;&quot;;[.S152]=&quot;&quot;;[.U152]=&quot;&quot;);&quot;&quot;;&quot;,&quot;)">
            <text:p/>
          </table:table-cell>
          <table:table-cell table:style-name="ce5"/>
          <table:table-cell table:style-name="ce5" table:formula="of:=IF(AND(NOT(CONCATENATE([.S152];[.U152])=&quot;&quot;);NOT([.W152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52];[.U152];[.W152])=&quot;&quot;);NOT([.Y152]=&quot;&quot;));&quot;,&quot;;&quot;&quot;)">
            <text:p/>
          </table:table-cell>
          <table:table-cell/>
          <table:table-cell table:style-name="ce23" table:formula="of:=IF(AND(NOT(CONCATENATE([.S152];[.U152];[.W152];[.Y152])=&quot;&quot;);NOT([.AA152]=&quot;&quot;));&quot;,&quot;;&quot;&quot;)">
            <text:p/>
          </table:table-cell>
          <table:table-cell/>
          <table:table-cell table:formula="of:=IF(AND(NOT(CONCATENATE([.S152];[.U152];[.W152];[.Y152];[.AA152])=&quot;&quot;);NOT([.AC15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3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153]+0.5*([.I153]+[.J153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3]+[.I153]+[.K153]" office:value-type="float" office:value="3">
            <text:p>3</text:p>
          </table:table-cell>
          <table:table-cell table:style-name="ce53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3]=&quot;&quot;;[.S153]=&quot;&quot;;[.U153]=&quot;&quot;);&quot;&quot;;&quot;,&quot;)">
            <text:p/>
          </table:table-cell>
          <table:table-cell table:style-name="ce5"/>
          <table:table-cell table:style-name="ce5" table:formula="of:=IF(AND(NOT(CONCATENATE([.S153];[.U153])=&quot;&quot;);NOT([.W153]=&quot;&quot;));&quot;,&quot;;&quot;&quot;)">
            <text:p/>
          </table:table-cell>
          <table:table-cell table:style-name="ce23"/>
          <table:table-cell table:style-name="ce23" table:formula="of:=IF(AND(NOT(CONCATENATE([.S153];[.U153];[.W153])=&quot;&quot;);NOT([.Y153]=&quot;&quot;));&quot;,&quot;;&quot;&quot;)">
            <text:p/>
          </table:table-cell>
          <table:table-cell/>
          <table:table-cell table:style-name="ce23" table:formula="of:=IF(AND(NOT(CONCATENATE([.S153];[.U153];[.W153];[.Y153])=&quot;&quot;);NOT([.AA153]=&quot;&quot;));&quot;,&quot;;&quot;&quot;)">
            <text:p/>
          </table:table-cell>
          <table:table-cell/>
          <table:table-cell table:formula="of:=IF(AND(NOT(CONCATENATE([.S153];[.U153];[.W153];[.Y153];[.AA153])=&quot;&quot;);NOT([.AC15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4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154]+0.5*([.I154]+[.J154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4]+[.I154]+[.K154]" office:value-type="float" office:value="3">
            <text:p>3</text:p>
          </table:table-cell>
          <table:table-cell table:style-name="ce53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4]=&quot;&quot;;[.S154]=&quot;&quot;;[.U154]=&quot;&quot;);&quot;&quot;;&quot;,&quot;)">
            <text:p/>
          </table:table-cell>
          <table:table-cell table:style-name="ce5"/>
          <table:table-cell table:style-name="ce5" table:formula="of:=IF(AND(NOT(CONCATENATE([.S154];[.U154])=&quot;&quot;);NOT([.W154]=&quot;&quot;));&quot;,&quot;;&quot;&quot;)">
            <text:p/>
          </table:table-cell>
          <table:table-cell table:style-name="ce23"/>
          <table:table-cell table:style-name="ce23" table:formula="of:=IF(AND(NOT(CONCATENATE([.S154];[.U154];[.W154])=&quot;&quot;);NOT([.Y154]=&quot;&quot;));&quot;,&quot;;&quot;&quot;)">
            <text:p/>
          </table:table-cell>
          <table:table-cell/>
          <table:table-cell table:style-name="ce23" table:formula="of:=IF(AND(NOT(CONCATENATE([.S154];[.U154];[.W154];[.Y154])=&quot;&quot;);NOT([.AA154]=&quot;&quot;));&quot;,&quot;;&quot;&quot;)">
            <text:p/>
          </table:table-cell>
          <table:table-cell/>
          <table:table-cell table:formula="of:=IF(AND(NOT(CONCATENATE([.S154];[.U154];[.W154];[.Y154];[.AA154])=&quot;&quot;);NOT([.AC15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5]=&quot;&quot;);&quot;C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17" table:formula="of:=SUM([.G138:.G142])" office:value-type="float" office:value="18">
            <text:p>18</text:p>
          </table:table-cell>
          <table:table-cell table:style-name="ce6" table:formula="of:=SUM([.H138:.J142])" office:value-type="float" office:value="30" table:number-columns-spanned="3" table:number-rows-spanned="1">
            <text:p>3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2"/>
          <table:table-cell table:number-columns-repeated="3" table:style-name="ce80"/>
          <table:table-cell table:style-name="ce15"/>
          <table:table-cell table:style-name="ce5"/>
          <table:table-cell table:style-name="ce5" table:formula="of:=IF(OR([.B155]=&quot;&quot;;[.S155]=&quot;&quot;;[.U155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5];[.U155];[.W155])=&quot;&quot;);NOT([.Y155]=&quot;&quot;));&quot;,&quot;;&quot;&quot;)">
            <text:p/>
          </table:table-cell>
          <table:table-cell/>
          <table:table-cell table:style-name="ce23" table:formula="of:=IF(AND(NOT(CONCATENATE([.S155];[.U155];[.W155];[.Y155])=&quot;&quot;);NOT([.AA155]=&quot;&quot;));&quot;,&quot;;&quot;&quot;)">
            <text:p/>
          </table:table-cell>
          <table:table-cell/>
          <table:table-cell table:formula="of:=IF(AND(NOT(CONCATENATE([.S155];[.U155];[.W155];[.Y155];[.AA155])=&quot;&quot;);NOT([.AC15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6]=&quot;&quot;);&quot;C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number-columns-repeated="2" table:style-name="ce17"/>
          <table:table-cell table:number-columns-repeated="2" table:style-name="ce52"/>
          <table:table-cell table:style-name="ce17"/>
          <table:table-cell table:style-name="ce52"/>
          <table:table-cell table:number-columns-repeated="2" table:style-name="ce17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156]=&quot;&quot;;[.S156]=&quot;&quot;;[.U156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6];[.U156];[.W156])=&quot;&quot;);NOT([.Y156]=&quot;&quot;));&quot;,&quot;;&quot;&quot;)">
            <text:p/>
          </table:table-cell>
          <table:table-cell/>
          <table:table-cell table:style-name="ce23" table:formula="of:=IF(AND(NOT(CONCATENATE([.S156];[.U156];[.W156];[.Y156])=&quot;&quot;);NOT([.AA156]=&quot;&quot;));&quot;,&quot;;&quot;&quot;)">
            <text:p/>
          </table:table-cell>
          <table:table-cell/>
          <table:table-cell table:formula="of:=IF(AND(NOT(CONCATENATE([.S156];[.U156];[.W156];[.Y156];[.AA156])=&quot;&quot;);NOT([.AC15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7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7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157]=&quot;&quot;;[.S157]=&quot;&quot;;[.U15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7];[.U157];[.W157])=&quot;&quot;);NOT([.Y157]=&quot;&quot;));&quot;,&quot;;&quot;&quot;)">
            <text:p/>
          </table:table-cell>
          <table:table-cell/>
          <table:table-cell table:style-name="ce23" table:formula="of:=IF(AND(NOT(CONCATENATE([.S157];[.U157];[.W157];[.Y157])=&quot;&quot;);NOT([.AA157]=&quot;&quot;));&quot;,&quot;;&quot;&quot;)">
            <text:p/>
          </table:table-cell>
          <table:table-cell/>
          <table:table-cell table:formula="of:=IF(AND(NOT(CONCATENATE([.S157];[.U157];[.W157];[.Y157];[.AA157])=&quot;&quot;);NOT([.AC15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8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58]=&quot;&quot;;[.S158]=&quot;&quot;;[.U15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8];[.U158];[.W158])=&quot;&quot;);NOT([.Y158]=&quot;&quot;));&quot;,&quot;;&quot;&quot;)">
            <text:p/>
          </table:table-cell>
          <table:table-cell/>
          <table:table-cell table:style-name="ce23" table:formula="of:=IF(AND(NOT(CONCATENATE([.S158];[.U158];[.W158];[.Y158])=&quot;&quot;);NOT([.AA158]=&quot;&quot;));&quot;,&quot;;&quot;&quot;)">
            <text:p/>
          </table:table-cell>
          <table:table-cell/>
          <table:table-cell table:formula="of:=IF(AND(NOT(CONCATENATE([.S158];[.U158];[.W158];[.Y158];[.AA158])=&quot;&quot;);NOT([.AC15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9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36</text:p>
          </table:table-cell>
          <table:table-cell table:style-name="ce15"/>
          <table:table-cell table:style-name="ce35" office:value-type="string">
            <text:p>Seguridad en Computación</text:p>
          </table:table-cell>
          <table:table-cell table:style-name="ce12" office:value-type="string">
            <text:p>O</text:p>
          </table:table-cell>
          <table:table-cell table:style-name="ce14" table:formula="of:=[.H159]+0.5*([.I159]+[.J159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59]+[.I159]+[.K159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7" office:value-type="string">
            <text:p>CS103O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number-columns-repeated="2" table:style-name="ce5"/>
          <table:table-cell table:style-name="ce5" table:formula="of:=IF(AND(NOT(CONCATENATE([.S159];[.U159])=&quot;&quot;);NOT([.W15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59];[.U159];[.W159])=&quot;&quot;);NOT([.Y159]=&quot;&quot;));&quot;,&quot;;&quot;&quot;)">
            <text:p/>
          </table:table-cell>
          <table:table-cell/>
          <table:table-cell table:style-name="ce23" table:formula="of:=IF(AND(NOT(CONCATENATE([.S159];[.U159];[.W159];[.Y159])=&quot;&quot;);NOT([.AA159]=&quot;&quot;));&quot;,&quot;;&quot;&quot;)">
            <text:p/>
          </table:table-cell>
          <table:table-cell/>
          <table:table-cell table:formula="of:=IF(AND(NOT(CONCATENATE([.S159];[.U159];[.W159];[.Y159];[.AA159])=&quot;&quot;);NOT([.AC15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6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36</text:p>
          </table:table-cell>
          <table:table-cell table:style-name="ce15"/>
          <table:table-cell table:style-name="ce35" office:value-type="string">
            <text:p>Seguridad en Computación</text:p>
          </table:table-cell>
          <table:table-cell table:style-name="ce12" office:value-type="string">
            <text:p>O</text:p>
          </table:table-cell>
          <table:table-cell table:style-name="ce14" table:formula="of:=[.H160]+0.5*([.I160]+[.J160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60]+[.I160]+[.K16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7" office:value-type="string">
            <text:p>CS103O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UNSA</text:p>
          </table:table-cell>
          <table:table-cell table:number-columns-repeated="2" table:style-name="ce5"/>
          <table:table-cell table:style-name="ce5" table:formula="of:=IF(AND(NOT(CONCATENATE([.S160];[.U160])=&quot;&quot;);NOT([.W160]=&quot;&quot;));&quot;,&quot;;&quot;&quot;)">
            <text:p/>
          </table:table-cell>
          <table:table-cell table:style-name="ce23"/>
          <table:table-cell table:style-name="ce23" table:formula="of:=IF(AND(NOT(CONCATENATE([.S160];[.U160];[.W160])=&quot;&quot;);NOT([.Y160]=&quot;&quot;));&quot;,&quot;;&quot;&quot;)">
            <text:p/>
          </table:table-cell>
          <table:table-cell/>
          <table:table-cell table:style-name="ce23" table:formula="of:=IF(AND(NOT(CONCATENATE([.S160];[.U160];[.W160];[.Y160])=&quot;&quot;);NOT([.AA160]=&quot;&quot;));&quot;,&quot;;&quot;&quot;)">
            <text:p/>
          </table:table-cell>
          <table:table-cell/>
          <table:table-cell table:formula="of:=IF(AND(NOT(CONCATENATE([.S160];[.U160];[.W160];[.Y160];[.AA160])=&quot;&quot;);NOT([.AC16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61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43</text:p>
          </table:table-cell>
          <table:table-cell table:style-name="ce15"/>
          <table:table-cell table:style-name="ce35" office:value-type="string">
            <text:p>Lenguajes de Programación</text:p>
          </table:table-cell>
          <table:table-cell table:style-name="ce12" office:value-type="string">
            <text:p>O</text:p>
          </table:table-cell>
          <table:table-cell table:style-name="ce14" table:formula="of:=[.H161]+0.5*([.I161]+[.J16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61]+[.I161]+[.K16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11T,CS210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161]=&quot;&quot;;[.S161]=&quot;&quot;;[.U161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61];[.U161])=&quot;&quot;);NOT([.W16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1];[.U161];[.W161])=&quot;&quot;);NOT([.Y161]=&quot;&quot;));&quot;,&quot;;&quot;&quot;)">
            <text:p/>
          </table:table-cell>
          <table:table-cell/>
          <table:table-cell table:style-name="ce23" table:formula="of:=IF(AND(NOT(CONCATENATE([.S161];[.U161];[.W161];[.Y161])=&quot;&quot;);NOT([.AA161]=&quot;&quot;));&quot;,&quot;;&quot;&quot;)">
            <text:p/>
          </table:table-cell>
          <table:table-cell/>
          <table:table-cell table:formula="of:=IF(AND(NOT(CONCATENATE([.S161];[.U161];[.W161];[.Y161];[.AA161])=&quot;&quot;);NOT([.AC16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62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343</text:p>
          </table:table-cell>
          <table:table-cell table:style-name="ce16"/>
          <table:table-cell table:style-name="ce36" office:value-type="string">
            <text:p>Lenguajes de Programación</text:p>
          </table:table-cell>
          <table:table-cell table:style-name="ce13" office:value-type="string">
            <text:p>O</text:p>
          </table:table-cell>
          <table:table-cell table:style-name="ce13" table:formula="of:=[.L16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62]+[.I162]+[.K16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11T,CS210T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62]=&quot;&quot;;[.S162]=&quot;&quot;;[.U162]=&quot;&quot;);&quot;&quot;;&quot;,&quot;)">
            <text:p/>
          </table:table-cell>
          <table:table-cell table:style-name="ce6"/>
          <table:table-cell table:style-name="ce6" table:formula="of:=IF(AND(NOT(CONCATENATE([.S162];[.U162])=&quot;&quot;);NOT([.W162]=&quot;&quot;));&quot;,&quot;;&quot;&quot;)">
            <text:p/>
          </table:table-cell>
          <table:table-cell table:style-name="ce93"/>
          <table:table-cell table:style-name="ce93" table:formula="of:=IF(AND(NOT(CONCATENATE([.S162];[.U162];[.W162])=&quot;&quot;);NOT([.Y162]=&quot;&quot;));&quot;,&quot;;&quot;&quot;)">
            <text:p/>
          </table:table-cell>
          <table:table-cell table:style-name="ce96"/>
          <table:table-cell table:style-name="ce93" table:formula="of:=IF(AND(NOT(CONCATENATE([.S162];[.U162];[.W162];[.Y162])=&quot;&quot;);NOT([.AA16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2];[.U162];[.W162];[.Y162];[.AA162])=&quot;&quot;);NOT([.AC16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63]=&quot;&quot;);&quot;CS&quot;;&quot;&quot;)" office:value-type="string" office:string-value="CS">
            <text:p>CS</text:p>
          </table:table-cell>
          <table:table-cell table:style-name="ce7" office:value-type="float" office:value="7">
            <text:p>7</text:p>
          </table:table-cell>
          <table:table-cell table:style-name="ce15" office:value-type="string">
            <text:p>CS401</text:p>
          </table:table-cell>
          <table:table-cell table:style-name="ce15"/>
          <table:table-cell table:style-name="ce35" office:value-type="string">
            <text:p>Proyecto I</text:p>
          </table:table-cell>
          <table:table-cell table:style-name="ce14" office:value-type="string">
            <text:p>O</text:p>
          </table:table-cell>
          <table:table-cell table:style-name="ce14" table:formula="of:=[.H163]+0.5*([.I163]+[.J163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63]+[.I163]+[.K163]" office:value-type="float" office:value="4">
            <text:p>4</text:p>
          </table:table-cell>
          <table:table-cell table:style-name="ce53"/>
          <table:table-cell table:style-name="ce68" office:value-type="string">
            <text:p>CS290T</text:p>
          </table:table-cell>
          <table:table-cell table:number-columns-repeated="3" table:style-name="ce85"/>
          <table:table-cell table:style-name="ce15" office:value-type="string">
            <text:p>CS,SE,IS</text:p>
          </table:table-cell>
          <table:table-cell table:style-name="ce9" office:value-type="string">
            <text:p>SPC</text:p>
          </table:table-cell>
          <table:table-cell table:style-name="ce5" table:formula="of:=IF(OR([.B163]=&quot;&quot;;[.S163]=&quot;&quot;;[.U16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63];[.U163])=&quot;&quot;);NOT([.W163]=&quot;&quot;));&quot;,&quot;;&quot;&quot;)">
            <text:p/>
          </table:table-cell>
          <table:table-cell table:style-name="ce23"/>
          <table:table-cell table:style-name="ce23" table:formula="of:=IF(AND(NOT(CONCATENATE([.S163];[.U163];[.W163])=&quot;&quot;);NOT([.Y163]=&quot;&quot;));&quot;,&quot;;&quot;&quot;)">
            <text:p/>
          </table:table-cell>
          <table:table-cell/>
          <table:table-cell table:style-name="ce23" table:formula="of:=IF(AND(NOT(CONCATENATE([.S163];[.U163];[.W163];[.Y163])=&quot;&quot;);NOT([.AA163]=&quot;&quot;));&quot;,&quot;;&quot;&quot;)">
            <text:p/>
          </table:table-cell>
          <table:table-cell/>
          <table:table-cell table:formula="of:=IF(AND(NOT(CONCATENATE([.S163];[.U163];[.W163];[.Y163];[.AA163])=&quot;&quot;);NOT([.AC163]=&quot;&quot;));&quot;,&quot;;&quot;&quot;)">
            <text:p/>
          </table:table-cell>
          <table:table-cell/>
          <table:table-cell table:number-columns-repeated="995"/>
        </table:table-row>
        <table:table-row table:style-name="ro8">
          <table:table-cell table:formula="of:=IF(NOT([.B164]=&quot;&quot;);&quot;CS&quot;;&quot;&quot;)" office:value-type="string" office:string-value="CS">
            <text:p>CS</text:p>
          </table:table-cell>
          <table:table-cell table:style-name="ce7" office:value-type="float" office:value="7">
            <text:p>7</text:p>
          </table:table-cell>
          <table:table-cell table:style-name="ce15" office:value-type="string">
            <text:p>CS401</text:p>
          </table:table-cell>
          <table:table-cell table:style-name="ce15"/>
          <table:table-cell table:style-name="ce35" office:value-type="string">
            <text:p>Proyecto I</text:p>
          </table:table-cell>
          <table:table-cell table:style-name="ce14" office:value-type="string">
            <text:p>O</text:p>
          </table:table-cell>
          <table:table-cell table:style-name="ce14" table:formula="of:=[.H164]+0.5*([.I164]+[.J164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64]+[.I164]+[.K164]" office:value-type="float" office:value="3">
            <text:p>3</text:p>
          </table:table-cell>
          <table:table-cell table:style-name="ce53"/>
          <table:table-cell table:style-name="ce68" office:value-type="string">
            <text:p>CS290T,UCSP=100 Cr</text:p>
          </table:table-cell>
          <table:table-cell table:number-columns-repeated="3" table:style-name="ce85"/>
          <table:table-cell table:style-name="ce15" office:value-type="string">
            <text:p>CS,SE,IS</text:p>
          </table:table-cell>
          <table:table-cell table:style-name="ce9"/>
          <table:table-cell table:style-name="ce5" table:formula="of:=IF(OR([.B164]=&quot;&quot;;[.S164]=&quot;&quot;;[.U164]=&quot;&quot;);&quot;&quot;;&quot;,&quot;)">
            <text:p/>
          </table:table-cell>
          <table:table-cell table:style-name="ce9"/>
          <table:table-cell table:style-name="ce5" table:formula="of:=IF(AND(NOT(CONCATENATE([.S164];[.U164])=&quot;&quot;);NOT([.W164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64];[.U164];[.W164])=&quot;&quot;);NOT([.Y164]=&quot;&quot;));&quot;,&quot;;&quot;&quot;)">
            <text:p/>
          </table:table-cell>
          <table:table-cell/>
          <table:table-cell table:style-name="ce23" table:formula="of:=IF(AND(NOT(CONCATENATE([.S164];[.U164];[.W164];[.Y164])=&quot;&quot;);NOT([.AA164]=&quot;&quot;));&quot;,&quot;;&quot;&quot;)">
            <text:p/>
          </table:table-cell>
          <table:table-cell/>
          <table:table-cell table:formula="of:=IF(AND(NOT(CONCATENATE([.S164];[.U164];[.W164];[.Y164];[.AA164])=&quot;&quot;);NOT([.AC164]=&quot;&quot;));&quot;,&quot;;&quot;&quot;)">
            <text:p/>
          </table:table-cell>
          <table:table-cell/>
          <table:table-cell table:number-columns-repeated="995"/>
        </table:table-row>
        <table:table-row table:style-name="ro8">
          <table:table-cell table:style-name="ce1" table:formula="of:=IF(NOT([.B165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401</text:p>
          </table:table-cell>
          <table:table-cell table:style-name="ce16"/>
          <table:table-cell table:style-name="ce36" office:value-type="string">
            <text:p>Proyecto I</text:p>
          </table:table-cell>
          <table:table-cell table:style-name="ce13" office:value-type="string">
            <text:p>O</text:p>
          </table:table-cell>
          <table:table-cell table:style-name="ce13" table:formula="of:=[.L165]/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3" table:formula="of:=[.H165]+[.I165]+[.K165]" office:value-type="float" office:value="3">
            <text:p>3</text:p>
          </table:table-cell>
          <table:table-cell table:style-name="ce54"/>
          <table:table-cell table:style-name="ce63" office:value-type="string">
            <text:p>CS290T,UCSP=100 Cr</text:p>
          </table:table-cell>
          <table:table-cell table:number-columns-repeated="3" table:style-name="ce81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165]=&quot;&quot;;[.S165]=&quot;&quot;;[.U165]=&quot;&quot;);&quot;&quot;;&quot;,&quot;)">
            <text:p/>
          </table:table-cell>
          <table:table-cell table:style-name="ce6"/>
          <table:table-cell table:style-name="ce6" table:formula="of:=IF(AND(NOT(CONCATENATE([.S165];[.U165])=&quot;&quot;);NOT([.W165]=&quot;&quot;));&quot;,&quot;;&quot;&quot;)">
            <text:p/>
          </table:table-cell>
          <table:table-cell table:style-name="ce93"/>
          <table:table-cell table:style-name="ce93" table:formula="of:=IF(AND(NOT(CONCATENATE([.S165];[.U165];[.W165])=&quot;&quot;);NOT([.Y165]=&quot;&quot;));&quot;,&quot;;&quot;&quot;)">
            <text:p/>
          </table:table-cell>
          <table:table-cell table:style-name="ce96"/>
          <table:table-cell table:style-name="ce93" table:formula="of:=IF(AND(NOT(CONCATENATE([.S165];[.U165];[.W165];[.Y165])=&quot;&quot;);NOT([.AA16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5];[.U165];[.W165];[.Y165];[.AA165])=&quot;&quot;);NOT([.AC16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66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50W</text:p>
          </table:table-cell>
          <table:table-cell table:style-name="ce15"/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166]+0.5*([.I166]+[.J166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66]+[.I166]+[.K166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290T,UCSP=Inglés (400)</text:p>
          </table:table-cell>
          <table:table-cell table:number-columns-repeated="3" table:style-name="ce80"/>
          <table:table-cell table:style-name="ce15" office:value-type="string">
            <text:p>CS,IT,SE</text:p>
          </table:table-cell>
          <table:table-cell table:style-name="ce7" office:value-type="string">
            <text:p>SPC</text:p>
          </table:table-cell>
          <table:table-cell table:style-name="ce5" table:formula="of:=IF(OR([.B166]=&quot;&quot;;[.S166]=&quot;&quot;;[.U166]=&quot;&quot;);&quot;&quot;;&quot;,&quot;)">
            <text:p/>
          </table:table-cell>
          <table:table-cell table:style-name="ce5"/>
          <table:table-cell table:style-name="ce5" table:formula="of:=IF(AND(NOT(CONCATENATE([.S166];[.U166])=&quot;&quot;);NOT([.W16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6];[.U166];[.W166])=&quot;&quot;);NOT([.Y166]=&quot;&quot;));&quot;,&quot;;&quot;&quot;)">
            <text:p/>
          </table:table-cell>
          <table:table-cell/>
          <table:table-cell table:style-name="ce23" table:formula="of:=IF(AND(NOT(CONCATENATE([.S166];[.U166];[.W166];[.Y166])=&quot;&quot;);NOT([.AA166]=&quot;&quot;));&quot;,&quot;;&quot;&quot;)">
            <text:p/>
          </table:table-cell>
          <table:table-cell/>
          <table:table-cell table:formula="of:=IF(AND(NOT(CONCATENATE([.S166];[.U166];[.W166];[.Y166];[.AA166])=&quot;&quot;);NOT([.AC166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67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250W</text:p>
          </table:table-cell>
          <table:table-cell table:style-name="ce16"/>
          <table:table-cell table:style-name="ce36" office:value-type="string">
            <text:p>Interacción Humano Computador</text:p>
          </table:table-cell>
          <table:table-cell table:style-name="ce13" office:value-type="string">
            <text:p>O</text:p>
          </table:table-cell>
          <table:table-cell table:style-name="ce13" table:formula="of:=[.L167]/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3" table:formula="of:=[.H167]+[.I167]+[.K167]" office:value-type="float" office:value="6">
            <text:p>6</text:p>
          </table:table-cell>
          <table:table-cell table:style-name="ce54" office:value-type="string">
            <text:p>Basic</text:p>
          </table:table-cell>
          <table:table-cell table:style-name="ce63" office:value-type="string">
            <text:p>CS290T,UCSP=Inglés (400)</text:p>
          </table:table-cell>
          <table:table-cell table:number-columns-repeated="3" table:style-name="ce81"/>
          <table:table-cell table:style-name="ce16" office:value-type="string">
            <text:p>CS,IT,SE</text:p>
          </table:table-cell>
          <table:table-cell table:style-name="ce6"/>
          <table:table-cell table:style-name="ce6" table:formula="of:=IF(OR([.B167]=&quot;&quot;;[.S167]=&quot;&quot;;[.U167]=&quot;&quot;);&quot;&quot;;&quot;,&quot;)">
            <text:p/>
          </table:table-cell>
          <table:table-cell table:style-name="ce6"/>
          <table:table-cell table:style-name="ce6" table:formula="of:=IF(AND(NOT(CONCATENATE([.S167];[.U167])=&quot;&quot;);NOT([.W167]=&quot;&quot;));&quot;,&quot;;&quot;&quot;)">
            <text:p/>
          </table:table-cell>
          <table:table-cell table:style-name="ce93"/>
          <table:table-cell table:style-name="ce93" table:formula="of:=IF(AND(NOT(CONCATENATE([.S167];[.U167];[.W167])=&quot;&quot;);NOT([.Y167]=&quot;&quot;));&quot;,&quot;;&quot;&quot;)">
            <text:p/>
          </table:table-cell>
          <table:table-cell table:style-name="ce96"/>
          <table:table-cell table:style-name="ce93" table:formula="of:=IF(AND(NOT(CONCATENATE([.S167];[.U167];[.W167];[.Y167])=&quot;&quot;);NOT([.AA16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7];[.U167];[.W167];[.Y167];[.AA167])=&quot;&quot;);NOT([.AC16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68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50W</text:p>
          </table:table-cell>
          <table:table-cell table:style-name="ce15"/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168]+0.5*([.I168]+[.J168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68]+[.I168]+[.K168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2" office:value-type="string">
            <text:p>CS290T,ID301</text:p>
          </table:table-cell>
          <table:table-cell table:number-columns-repeated="3" table:style-name="ce80"/>
          <table:table-cell table:style-name="ce15" office:value-type="string">
            <text:p>CS,IT,SE</text:p>
          </table:table-cell>
          <table:table-cell table:style-name="ce7" office:value-type="string">
            <text:p>USGP</text:p>
          </table:table-cell>
          <table:table-cell table:style-name="ce5" table:formula="of:=IF(OR([.B168]=&quot;&quot;;[.S168]=&quot;&quot;;[.U168]=&quot;&quot;);&quot;&quot;;&quot;,&quot;)">
            <text:p/>
          </table:table-cell>
          <table:table-cell table:style-name="ce5"/>
          <table:table-cell table:style-name="ce5" table:formula="of:=IF(AND(NOT(CONCATENATE([.S168];[.U168])=&quot;&quot;);NOT([.W168]=&quot;&quot;));&quot;,&quot;;&quot;&quot;)">
            <text:p/>
          </table:table-cell>
          <table:table-cell table:style-name="ce23"/>
          <table:table-cell table:style-name="ce23" table:formula="of:=IF(AND(NOT(CONCATENATE([.S168];[.U168];[.W168])=&quot;&quot;);NOT([.Y168]=&quot;&quot;));&quot;,&quot;;&quot;&quot;)">
            <text:p/>
          </table:table-cell>
          <table:table-cell/>
          <table:table-cell table:style-name="ce23" table:formula="of:=IF(AND(NOT(CONCATENATE([.S168];[.U168];[.W168];[.Y168])=&quot;&quot;);NOT([.AA168]=&quot;&quot;));&quot;,&quot;;&quot;&quot;)">
            <text:p/>
          </table:table-cell>
          <table:table-cell/>
          <table:table-cell table:formula="of:=IF(AND(NOT(CONCATENATE([.S168];[.U168];[.W168];[.Y168];[.AA168])=&quot;&quot;);NOT([.AC16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69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30W</text:p>
          </table:table-cell>
          <table:table-cell table:style-name="ce15"/>
          <table:table-cell table:style-name="ce35" office:value-type="string">
            <text:p>Computación Centrada en Redes I</text:p>
          </table:table-cell>
          <table:table-cell table:style-name="ce12" office:value-type="string">
            <text:p>O</text:p>
          </table:table-cell>
          <table:table-cell table:style-name="ce14" table:formula="of:=[.H169]+0.5*([.I169]+[.J169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69]+[.I169]+[.K169]" office:value-type="float" office:value="5">
            <text:p>5</text:p>
          </table:table-cell>
          <table:table-cell table:style-name="ce53" office:value-type="string">
            <text:p>Networks</text:p>
          </table:table-cell>
          <table:table-cell table:style-name="ce62" office:value-type="string">
            <text:p>CS225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/>
          <table:table-cell table:style-name="ce5" table:formula="of:=IF(OR([.B169]=&quot;&quot;;[.S169]=&quot;&quot;;[.U169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69];[.U169])=&quot;&quot;);NOT([.W169]=&quot;&quot;));&quot;,&quot;;&quot;&quot;)">
            <text:p/>
          </table:table-cell>
          <table:table-cell table:style-name="ce23"/>
          <table:table-cell table:style-name="ce23" table:formula="of:=IF(AND(NOT(CONCATENATE([.S169];[.U169];[.W169])=&quot;&quot;);NOT([.Y169]=&quot;&quot;));&quot;,&quot;;&quot;&quot;)">
            <text:p/>
          </table:table-cell>
          <table:table-cell/>
          <table:table-cell table:style-name="ce23" table:formula="of:=IF(AND(NOT(CONCATENATE([.S169];[.U169];[.W169];[.Y169])=&quot;&quot;);NOT([.AA169]=&quot;&quot;));&quot;,&quot;;&quot;&quot;)">
            <text:p/>
          </table:table-cell>
          <table:table-cell/>
          <table:table-cell table:formula="of:=IF(AND(NOT(CONCATENATE([.S169];[.U169];[.W169];[.Y169];[.AA169])=&quot;&quot;);NOT([.AC16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7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61T</text:p>
          </table:table-cell>
          <table:table-cell table:style-name="ce15"/>
          <table:table-cell table:style-name="ce35" office:value-type="string">
            <text:p>Inteligencia Artificial</text:p>
          </table:table-cell>
          <table:table-cell table:style-name="ce12" office:value-type="string">
            <text:p>O</text:p>
          </table:table-cell>
          <table:table-cell table:style-name="ce14" table:formula="of:=[.H170]+0.5*([.I170]+[.J170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70]+[.I170]+[.K17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0,CB203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</text:p>
          </table:table-cell>
          <table:table-cell table:style-name="ce5" table:formula="of:=IF(OR([.B170]=&quot;&quot;;[.S170]=&quot;&quot;;[.U170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70];[.U170])=&quot;&quot;);NOT([.W17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70];[.U170];[.W170])=&quot;&quot;);NOT([.Y170]=&quot;&quot;));&quot;,&quot;;&quot;&quot;)">
            <text:p/>
          </table:table-cell>
          <table:table-cell/>
          <table:table-cell table:style-name="ce23" table:formula="of:=IF(AND(NOT(CONCATENATE([.S170];[.U170];[.W170];[.Y170])=&quot;&quot;);NOT([.AA170]=&quot;&quot;));&quot;,&quot;;&quot;&quot;)">
            <text:p/>
          </table:table-cell>
          <table:table-cell/>
          <table:table-cell table:formula="of:=IF(AND(NOT(CONCATENATE([.S170];[.U170];[.W170];[.Y170];[.AA170])=&quot;&quot;);NOT([.AC17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71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14</text:p>
          </table:table-cell>
          <table:table-cell table:style-name="ce15"/>
          <table:table-cell table:style-name="ce35" office:value-type="string">
            <text:p>Algoritmos Paralelos</text:p>
          </table:table-cell>
          <table:table-cell table:style-name="ce12" office:value-type="string">
            <text:p>O</text:p>
          </table:table-cell>
          <table:table-cell table:style-name="ce14" table:formula="of:=[.H171]+0.5*([.I171]+[.J17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71]+[.I171]+[.K17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10T,CS225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71]=&quot;&quot;;[.S171]=&quot;&quot;;[.U171]=&quot;&quot;);&quot;&quot;;&quot;,&quot;)">
            <text:p/>
          </table:table-cell>
          <table:table-cell table:style-name="ce5"/>
          <table:table-cell table:style-name="ce5" table:formula="of:=IF(AND(NOT(CONCATENATE([.S171];[.U171])=&quot;&quot;);NOT([.W17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71];[.U171];[.W171])=&quot;&quot;);NOT([.Y171]=&quot;&quot;));&quot;,&quot;;&quot;&quot;)">
            <text:p/>
          </table:table-cell>
          <table:table-cell/>
          <table:table-cell table:style-name="ce23" table:formula="of:=IF(AND(NOT(CONCATENATE([.S171];[.U171];[.W171];[.Y171])=&quot;&quot;);NOT([.AA171]=&quot;&quot;));&quot;,&quot;;&quot;&quot;)">
            <text:p/>
          </table:table-cell>
          <table:table-cell/>
          <table:table-cell table:formula="of:=IF(AND(NOT(CONCATENATE([.S171];[.U171];[.W171];[.Y171];[.AA171])=&quot;&quot;);NOT([.AC17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72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314</text:p>
          </table:table-cell>
          <table:table-cell table:style-name="ce16"/>
          <table:table-cell table:style-name="ce36" office:value-type="string">
            <text:p>Algoritmos Paralelos</text:p>
          </table:table-cell>
          <table:table-cell table:style-name="ce13" office:value-type="string">
            <text:p>O</text:p>
          </table:table-cell>
          <table:table-cell table:style-name="ce13" table:formula="of:=[.L17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72]+[.I172]+[.K17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10T,CS225T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72]=&quot;&quot;;[.S172]=&quot;&quot;;[.U172]=&quot;&quot;);&quot;&quot;;&quot;,&quot;)">
            <text:p/>
          </table:table-cell>
          <table:table-cell table:style-name="ce6"/>
          <table:table-cell table:style-name="ce6" table:formula="of:=IF(AND(NOT(CONCATENATE([.S172];[.U172])=&quot;&quot;);NOT([.W172]=&quot;&quot;));&quot;,&quot;;&quot;&quot;)">
            <text:p/>
          </table:table-cell>
          <table:table-cell table:style-name="ce93"/>
          <table:table-cell table:style-name="ce93" table:formula="of:=IF(AND(NOT(CONCATENATE([.S172];[.U172];[.W172])=&quot;&quot;);NOT([.Y172]=&quot;&quot;));&quot;,&quot;;&quot;&quot;)">
            <text:p/>
          </table:table-cell>
          <table:table-cell table:style-name="ce96"/>
          <table:table-cell table:style-name="ce93" table:formula="of:=IF(AND(NOT(CONCATENATE([.S172];[.U172];[.W172];[.Y172])=&quot;&quot;);NOT([.AA17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2];[.U172];[.W172];[.Y172];[.AA172])=&quot;&quot;);NOT([.AC17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style-name="ce1" table:formula="of:=IF(NOT([.B173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FG210</text:p>
          </table:table-cell>
          <table:table-cell table:style-name="ce13"/>
          <table:table-cell table:style-name="ce30" office:value-type="string">
            <text:p>Ética</text:p>
          </table:table-cell>
          <table:table-cell table:style-name="ce16" office:value-type="string">
            <text:p>O</text:p>
          </table:table-cell>
          <table:table-cell table:style-name="ce13" table:formula="of:=[.L173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73]+[.I173]+[.K173]" office:value-type="float" office:value="9">
            <text:p>9</text:p>
          </table:table-cell>
          <table:table-cell table:style-name="ce54"/>
          <table:table-cell table:style-name="ce63"/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3]=&quot;&quot;;[.S173]=&quot;&quot;;[.U173]=&quot;&quot;);&quot;&quot;;&quot;,&quot;)">
            <text:p/>
          </table:table-cell>
          <table:table-cell table:style-name="ce6"/>
          <table:table-cell table:style-name="ce6" table:formula="of:=IF(AND(NOT(CONCATENATE([.S173];[.U173])=&quot;&quot;);NOT([.W173]=&quot;&quot;));&quot;,&quot;;&quot;&quot;)">
            <text:p/>
          </table:table-cell>
          <table:table-cell table:style-name="ce93"/>
          <table:table-cell table:style-name="ce93" table:formula="of:=IF(AND(NOT(CONCATENATE([.S173];[.U173];[.W173])=&quot;&quot;);NOT([.Y173]=&quot;&quot;));&quot;,&quot;;&quot;&quot;)">
            <text:p/>
          </table:table-cell>
          <table:table-cell table:style-name="ce96"/>
          <table:table-cell table:style-name="ce93" table:formula="of:=IF(AND(NOT(CONCATENATE([.S173];[.U173];[.W173];[.Y173])=&quot;&quot;);NOT([.AA17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3];[.U173];[.W173];[.Y173];[.AA173])=&quot;&quot;);NOT([.AC17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style-name="ce1" table:formula="of:=IF(NOT([.B174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FG210</text:p>
          </table:table-cell>
          <table:table-cell table:style-name="ce13"/>
          <table:table-cell table:style-name="ce30" office:value-type="string">
            <text:p>Ética</text:p>
          </table:table-cell>
          <table:table-cell table:style-name="ce16" office:value-type="string">
            <text:p>O</text:p>
          </table:table-cell>
          <table:table-cell table:style-name="ce13" table:formula="of:=[.L174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74]+[.I174]+[.K174]" office:value-type="float" office:value="9">
            <text:p>9</text:p>
          </table:table-cell>
          <table:table-cell table:style-name="ce54"/>
          <table:table-cell table:style-name="ce63" office:value-type="string">
            <text:p>FG107</text:p>
          </table:table-cell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4]=&quot;&quot;;[.S174]=&quot;&quot;;[.U174]=&quot;&quot;);&quot;&quot;;&quot;,&quot;)">
            <text:p/>
          </table:table-cell>
          <table:table-cell table:style-name="ce6"/>
          <table:table-cell table:style-name="ce6" table:formula="of:=IF(AND(NOT(CONCATENATE([.S174];[.U174])=&quot;&quot;);NOT([.W174]=&quot;&quot;));&quot;,&quot;;&quot;&quot;)">
            <text:p/>
          </table:table-cell>
          <table:table-cell table:style-name="ce93"/>
          <table:table-cell table:style-name="ce93" table:formula="of:=IF(AND(NOT(CONCATENATE([.S174];[.U174];[.W174])=&quot;&quot;);NOT([.Y174]=&quot;&quot;));&quot;,&quot;;&quot;&quot;)">
            <text:p/>
          </table:table-cell>
          <table:table-cell table:style-name="ce96"/>
          <table:table-cell table:style-name="ce93" table:formula="of:=IF(AND(NOT(CONCATENATE([.S174];[.U174];[.W174];[.Y174])=&quot;&quot;);NOT([.AA174]=&quot;&quot;));&quot;,&quot;;&quot;&quot;)">
            <text:p/>
          </table:table-cell>
          <table:table-cell/>
          <table:table-cell table:style-name="ce1" table:formula="of:=IF(AND(NOT(CONCATENATE([.S174];[.U174];[.W174];[.Y174];[.AA174])=&quot;&quot;);NOT([.AC174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style-name="ce1" office:value-type="string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FG302</text:p>
          </table:table-cell>
          <table:table-cell table:style-name="ce16"/>
          <table:table-cell table:style-name="ce36" office:value-type="string">
            <text:p>Visión Cristiana de nuestro tiempo</text:p>
          </table:table-cell>
          <table:table-cell table:style-name="ce16" office:value-type="string">
            <text:p>O</text:p>
          </table:table-cell>
          <table:table-cell table:style-name="ce13" table:formula="of:=[.L175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75]+[.I175]+[.K175]" office:value-type="float" office:value="9">
            <text:p>9</text:p>
          </table:table-cell>
          <table:table-cell table:style-name="ce16"/>
          <table:table-cell table:style-name="ce63" office:value-type="string">
            <text:p>FG141</text:p>
          </table:table-cell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5]=&quot;&quot;;[.S175]=&quot;&quot;;[.U175]=&quot;&quot;);&quot;&quot;;&quot;,&quot;)">
            <text:p/>
          </table:table-cell>
          <table:table-cell table:number-columns-repeated="2" table:style-name="ce6"/>
          <table:table-cell table:style-name="ce93"/>
          <table:table-cell table:number-columns-repeated="3" table:style-name="ce96"/>
          <table:table-cell/>
          <table:table-cell table:style-name="ce1" table:formula="of:=IF(AND(NOT(CONCATENATE([.S175];[.U175];[.W175];[.Y175];[.AA175])=&quot;&quot;);NOT([.AC175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style-name="ce1" table:formula="of:=IF(NOT([.B176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FG350</text:p>
          </table:table-cell>
          <table:table-cell table:style-name="ce16"/>
          <table:table-cell table:style-name="ce36" office:value-type="string">
            <text:p>Liderazgo y Desarrollo Personal</text:p>
          </table:table-cell>
          <table:table-cell table:style-name="ce13" office:value-type="string">
            <text:p>O</text:p>
          </table:table-cell>
          <table:table-cell table:style-name="ce13" table:formula="of:=[.L176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76]+[.I176]+[.K176]" office:value-type="float" office:value="9">
            <text:p>9</text:p>
          </table:table-cell>
          <table:table-cell table:style-name="ce54"/>
          <table:table-cell table:style-name="ce63"/>
          <table:table-cell table:number-columns-repeated="3" table:style-name="ce81"/>
          <table:table-cell table:style-name="ce13" office:value-type="string">
            <text:p>FG</text:p>
          </table:table-cell>
          <table:table-cell table:style-name="ce6"/>
          <table:table-cell table:style-name="ce6" table:formula="of:=IF(OR([.B176]=&quot;&quot;;[.S176]=&quot;&quot;;[.U176]=&quot;&quot;);&quot;&quot;;&quot;,&quot;)">
            <text:p/>
          </table:table-cell>
          <table:table-cell table:style-name="ce6"/>
          <table:table-cell table:style-name="ce6" table:formula="of:=IF(AND(NOT(CONCATENATE([.S176];[.U176])=&quot;&quot;);NOT([.W176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176];[.U176];[.W176];[.Y176])=&quot;&quot;);NOT([.AA17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6];[.U176];[.W176];[.Y176];[.AA176])=&quot;&quot;);NOT([.AC17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77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FG204A</text:p>
          </table:table-cell>
          <table:table-cell table:style-name="ce15"/>
          <table:table-cell table:style-name="ce35" office:value-type="string">
            <text:p>Teología II</text:p>
          </table:table-cell>
          <table:table-cell table:style-name="ce12" office:value-type="string">
            <text:p>O</text:p>
          </table:table-cell>
          <table:table-cell table:style-name="ce14" table:formula="of:=[.H177]+0.5*([.I177]+[.J177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77]+[.I177]+[.K177]" office:value-type="float" office:value="3">
            <text:p>3</text:p>
          </table:table-cell>
          <table:table-cell table:style-name="ce53"/>
          <table:table-cell table:style-name="ce62" office:value-type="string">
            <text:p>FG204,FG210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177]=&quot;&quot;;[.S177]=&quot;&quot;;[.U177]=&quot;&quot;);&quot;&quot;;&quot;,&quot;)">
            <text:p/>
          </table:table-cell>
          <table:table-cell table:style-name="ce5"/>
          <table:table-cell table:style-name="ce5" table:formula="of:=IF(AND(NOT(CONCATENATE([.S177];[.U177])=&quot;&quot;);NOT([.W177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77];[.U177];[.W177])=&quot;&quot;);NOT([.Y177]=&quot;&quot;));&quot;,&quot;;&quot;&quot;)">
            <text:p/>
          </table:table-cell>
          <table:table-cell/>
          <table:table-cell table:style-name="ce23" table:formula="of:=IF(AND(NOT(CONCATENATE([.S177];[.U177];[.W177];[.Y177])=&quot;&quot;);NOT([.AA177]=&quot;&quot;));&quot;,&quot;;&quot;&quot;)">
            <text:p/>
          </table:table-cell>
          <table:table-cell/>
          <table:table-cell table:formula="of:=IF(AND(NOT(CONCATENATE([.S177];[.U177];[.W177];[.Y177];[.AA177])=&quot;&quot;);NOT([.AC17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78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FG121</text:p>
          </table:table-cell>
          <table:table-cell table:style-name="ce15"/>
          <table:table-cell table:style-name="ce35" office:value-type="string">
            <text:p>Economía</text:p>
          </table:table-cell>
          <table:table-cell table:style-name="ce12" office:value-type="string">
            <text:p>O</text:p>
          </table:table-cell>
          <table:table-cell table:style-name="ce14" table:formula="of:=[.H178]+0.5*([.I178]+[.J178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78]+[.I178]+[.K178]" office:value-type="float" office:value="3">
            <text:p>3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178]=&quot;&quot;;[.S178]=&quot;&quot;;[.U178]=&quot;&quot;);&quot;&quot;;&quot;,&quot;)">
            <text:p/>
          </table:table-cell>
          <table:table-cell table:style-name="ce5"/>
          <table:table-cell table:style-name="ce5" table:formula="of:=IF(AND(NOT(CONCATENATE([.S178];[.U178])=&quot;&quot;);NOT([.W178]=&quot;&quot;));&quot;,&quot;;&quot;&quot;)">
            <text:p/>
          </table:table-cell>
          <table:table-cell table:style-name="ce23"/>
          <table:table-cell table:style-name="ce23" table:formula="of:=IF(AND(NOT(CONCATENATE([.S178];[.U178];[.W178])=&quot;&quot;);NOT([.Y178]=&quot;&quot;));&quot;,&quot;;&quot;&quot;)">
            <text:p/>
          </table:table-cell>
          <table:table-cell/>
          <table:table-cell table:style-name="ce23" table:formula="of:=IF(AND(NOT(CONCATENATE([.S178];[.U178];[.W178];[.Y178])=&quot;&quot;);NOT([.AA178]=&quot;&quot;));&quot;,&quot;;&quot;&quot;)">
            <text:p/>
          </table:table-cell>
          <table:table-cell/>
          <table:table-cell table:formula="of:=IF(AND(NOT(CONCATENATE([.S178];[.U178];[.W178];[.Y178];[.AA178])=&quot;&quot;);NOT([.AC17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110</text:p>
          </table:table-cell>
          <table:table-cell table:style-name="ce12"/>
          <table:table-cell table:style-name="ce29" office:value-type="string">
            <text:p>Economía Digit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79]+[.I179]+[.K179]" office:value-type="float" office:value="0">
            <text:p>0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179];[.U179])=&quot;&quot;);NOT([.W179]=&quot;&quot;));&quot;,&quot;;&quot;&quot;)">
            <text:p/>
          </table:table-cell>
          <table:table-cell table:style-name="ce23"/>
          <table:table-cell table:style-name="ce23" table:formula="of:=IF(AND(NOT(CONCATENATE([.S179];[.U179];[.W179])=&quot;&quot;);NOT([.Y179]=&quot;&quot;));&quot;,&quot;;&quot;&quot;)">
            <text:p/>
          </table:table-cell>
          <table:table-cell/>
          <table:table-cell table:style-name="ce23" table:formula="of:=IF(AND(NOT(CONCATENATE([.S179];[.U179];[.W179];[.Y179])=&quot;&quot;);NOT([.AA179]=&quot;&quot;));&quot;,&quot;;&quot;&quot;)">
            <text:p/>
          </table:table-cell>
          <table:table-cell/>
          <table:table-cell table:formula="of:=IF(AND(NOT(CONCATENATE([.S179];[.U179];[.W179];[.Y179];[.AA179])=&quot;&quot;);NOT([.AC17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180];[.U180];[.W180])=&quot;&quot;);NOT([.Y180]=&quot;&quot;));&quot;,&quot;;&quot;&quot;)">
            <text:p/>
          </table:table-cell>
          <table:table-cell/>
          <table:table-cell table:style-name="ce23" table:formula="of:=IF(AND(NOT(CONCATENATE([.S180];[.U180];[.W180];[.Y180])=&quot;&quot;);NOT([.AA180]=&quot;&quot;));&quot;,&quot;;&quot;&quot;)">
            <text:p/>
          </table:table-cell>
          <table:table-cell/>
          <table:table-cell table:formula="of:=IF(AND(NOT(CONCATENATE([.S180];[.U180];[.W180];[.Y180];[.AA180])=&quot;&quot;);NOT([.AC18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81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159:.G177])" office:value-type="float" office:value="56">
            <text:p>56</text:p>
          </table:table-cell>
          <table:table-cell table:style-name="ce6" table:formula="of:=SUM([.H159:.J177])" office:value-type="float" office:value="95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181]=&quot;&quot;;[.S181]=&quot;&quot;;[.U18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1];[.U181];[.W181])=&quot;&quot;);NOT([.Y181]=&quot;&quot;));&quot;,&quot;;&quot;&quot;)">
            <text:p/>
          </table:table-cell>
          <table:table-cell/>
          <table:table-cell table:style-name="ce23" table:formula="of:=IF(AND(NOT(CONCATENATE([.S181];[.U181];[.W181];[.Y181])=&quot;&quot;);NOT([.AA181]=&quot;&quot;));&quot;,&quot;;&quot;&quot;)">
            <text:p/>
          </table:table-cell>
          <table:table-cell/>
          <table:table-cell table:formula="of:=IF(AND(NOT(CONCATENATE([.S181];[.U181];[.W181];[.Y181];[.AA181])=&quot;&quot;);NOT([.AC18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8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8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182]=&quot;&quot;;[.S182]=&quot;&quot;;[.U182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2];[.U182];[.W182])=&quot;&quot;);NOT([.Y182]=&quot;&quot;));&quot;,&quot;;&quot;&quot;)">
            <text:p/>
          </table:table-cell>
          <table:table-cell/>
          <table:table-cell table:style-name="ce23" table:formula="of:=IF(AND(NOT(CONCATENATE([.S182];[.U182];[.W182];[.Y182])=&quot;&quot;);NOT([.AA182]=&quot;&quot;));&quot;,&quot;;&quot;&quot;)">
            <text:p/>
          </table:table-cell>
          <table:table-cell/>
          <table:table-cell table:formula="of:=IF(AND(NOT(CONCATENATE([.S182];[.U182];[.W182];[.Y182];[.AA182])=&quot;&quot;);NOT([.AC182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83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83]=&quot;&quot;;[.S183]=&quot;&quot;;[.U183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3];[.U183];[.W183])=&quot;&quot;);NOT([.Y183]=&quot;&quot;));&quot;,&quot;;&quot;&quot;)">
            <text:p/>
          </table:table-cell>
          <table:table-cell/>
          <table:table-cell table:style-name="ce23" table:formula="of:=IF(AND(NOT(CONCATENATE([.S183];[.U183];[.W183];[.Y183])=&quot;&quot;);NOT([.AA183]=&quot;&quot;));&quot;,&quot;;&quot;&quot;)">
            <text:p/>
          </table:table-cell>
          <table:table-cell/>
          <table:table-cell table:formula="of:=IF(AND(NOT(CONCATENATE([.S183];[.U183];[.W183];[.Y183];[.AA183])=&quot;&quot;);NOT([.AC18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CS369</text:p>
          </table:table-cell>
          <table:table-cell table:style-name="ce12"/>
          <table:table-cell table:style-name="ce32" office:value-type="string">
            <text:p>Computación Evolutiva</text:p>
          </table:table-cell>
          <table:table-cell table:style-name="ce15" office:value-type="string">
            <text:p>E</text:p>
          </table:table-cell>
          <table:table-cell table:style-name="ce14" table:formula="of:=[.H184]+0.5*([.I184]+[.J184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84]+[.I184]+[.K184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315</text:p>
          </table:table-cell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/>
          <table:table-cell table:style-name="ce5" table:formula="of:=IF(OR([.B184]=&quot;&quot;;[.S184]=&quot;&quot;;[.U184]=&quot;&quot;);&quot;&quot;;&quot;,&quot;)">
            <text:p/>
          </table:table-cell>
          <table:table-cell table:style-name="ce5"/>
          <table:table-cell table:style-name="ce5" table:formula="of:=IF(AND(NOT(CONCATENATE([.S184];[.U184])=&quot;&quot;);NOT([.W184]=&quot;&quot;));&quot;,&quot;;&quot;&quot;)">
            <text:p/>
          </table:table-cell>
          <table:table-cell table:style-name="ce23"/>
          <table:table-cell table:style-name="ce23" table:formula="of:=IF(AND(NOT(CONCATENATE([.S184];[.U184];[.W184])=&quot;&quot;);NOT([.Y184]=&quot;&quot;));&quot;,&quot;;&quot;&quot;)">
            <text:p/>
          </table:table-cell>
          <table:table-cell/>
          <table:table-cell table:style-name="ce23" table:formula="of:=IF(AND(NOT(CONCATENATE([.S184];[.U184];[.W184];[.Y184])=&quot;&quot;);NOT([.AA184]=&quot;&quot;));&quot;,&quot;;&quot;&quot;)">
            <text:p/>
          </table:table-cell>
          <table:table-cell/>
          <table:table-cell table:formula="of:=IF(AND(NOT(CONCATENATE([.S184];[.U184];[.W184];[.Y184];[.AA184])=&quot;&quot;);NOT([.AC18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85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40S</text:p>
          </table:table-cell>
          <table:table-cell table:style-name="ce15"/>
          <table:table-cell table:style-name="ce35" office:value-type="string">
            <text:p>Compiladores</text:p>
          </table:table-cell>
          <table:table-cell table:style-name="ce12" office:value-type="string">
            <text:p>O</text:p>
          </table:table-cell>
          <table:table-cell table:style-name="ce14" table:formula="of:=[.H185]+0.5*([.I185]+[.J18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85]+[.I185]+[.K18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343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85]=&quot;&quot;;[.S185]=&quot;&quot;;[.U185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85];[.U185])=&quot;&quot;);NOT([.W18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85];[.U185];[.W185])=&quot;&quot;);NOT([.Y185]=&quot;&quot;));&quot;,&quot;;&quot;&quot;)">
            <text:p/>
          </table:table-cell>
          <table:table-cell/>
          <table:table-cell table:style-name="ce23" table:formula="of:=IF(AND(NOT(CONCATENATE([.S185];[.U185];[.W185];[.Y185])=&quot;&quot;);NOT([.AA185]=&quot;&quot;));&quot;,&quot;;&quot;&quot;)">
            <text:p/>
          </table:table-cell>
          <table:table-cell/>
          <table:table-cell table:formula="of:=IF(AND(NOT(CONCATENATE([.S185];[.U185];[.W185];[.Y185];[.AA185])=&quot;&quot;);NOT([.AC18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86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40S</text:p>
          </table:table-cell>
          <table:table-cell table:style-name="ce16"/>
          <table:table-cell table:style-name="ce36" office:value-type="string">
            <text:p>Compiladores</text:p>
          </table:table-cell>
          <table:table-cell table:style-name="ce13" office:value-type="string">
            <text:p>O</text:p>
          </table:table-cell>
          <table:table-cell table:style-name="ce13" table:formula="of:=[.L186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86]+[.I186]+[.K186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343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86]=&quot;&quot;;[.S186]=&quot;&quot;;[.U186]=&quot;&quot;);&quot;&quot;;&quot;,&quot;)">
            <text:p/>
          </table:table-cell>
          <table:table-cell table:style-name="ce6"/>
          <table:table-cell table:style-name="ce6" table:formula="of:=IF(AND(NOT(CONCATENATE([.S186];[.U186])=&quot;&quot;);NOT([.W186]=&quot;&quot;));&quot;,&quot;;&quot;&quot;)">
            <text:p/>
          </table:table-cell>
          <table:table-cell table:style-name="ce93"/>
          <table:table-cell table:style-name="ce93" table:formula="of:=IF(AND(NOT(CONCATENATE([.S186];[.U186];[.W186])=&quot;&quot;);NOT([.Y186]=&quot;&quot;));&quot;,&quot;;&quot;&quot;)">
            <text:p/>
          </table:table-cell>
          <table:table-cell table:style-name="ce96"/>
          <table:table-cell table:style-name="ce93" table:formula="of:=IF(AND(NOT(CONCATENATE([.S186];[.U186];[.W186];[.Y186])=&quot;&quot;);NOT([.AA18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6];[.U186];[.W186];[.Y186];[.AA186])=&quot;&quot;);NOT([.AC18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87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/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187]+0.5*([.I187]+[.J187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87]+[.I187]+[.K187]" office:value-type="float" office:value="4">
            <text:p>4</text:p>
          </table:table-cell>
          <table:table-cell table:style-name="ce53"/>
          <table:table-cell table:style-name="ce62" office:value-type="string">
            <text:p>CS401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187]=&quot;&quot;;[.S187]=&quot;&quot;;[.U187]=&quot;&quot;);&quot;&quot;;&quot;,&quot;)">
            <text:p/>
          </table:table-cell>
          <table:table-cell table:style-name="ce5"/>
          <table:table-cell table:style-name="ce5" table:formula="of:=IF(AND(NOT(CONCATENATE([.S187];[.U187])=&quot;&quot;);NOT([.W18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87];[.U187];[.W187])=&quot;&quot;);NOT([.Y187]=&quot;&quot;));&quot;,&quot;;&quot;&quot;)">
            <text:p/>
          </table:table-cell>
          <table:table-cell/>
          <table:table-cell table:style-name="ce23" table:formula="of:=IF(AND(NOT(CONCATENATE([.S187];[.U187];[.W187];[.Y187])=&quot;&quot;);NOT([.AA187]=&quot;&quot;));&quot;,&quot;;&quot;&quot;)">
            <text:p/>
          </table:table-cell>
          <table:table-cell/>
          <table:table-cell table:formula="of:=IF(AND(NOT(CONCATENATE([.S187];[.U187];[.W187];[.Y187];[.AA187])=&quot;&quot;);NOT([.AC18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88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402</text:p>
          </table:table-cell>
          <table:table-cell table:style-name="ce16"/>
          <table:table-cell table:style-name="ce36" office:value-type="string">
            <text:p>Práctica Profesional</text:p>
          </table:table-cell>
          <table:table-cell table:style-name="ce13" office:value-type="string">
            <text:p>O</text:p>
          </table:table-cell>
          <table:table-cell table:style-name="ce13" table:formula="of:=[.L188]/3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16"/>
          <table:table-cell table:style-name="ce13" table:formula="of:=[.H188]+[.I188]+[.K188]" office:value-type="float" office:value="12">
            <text:p>12</text:p>
          </table:table-cell>
          <table:table-cell table:style-name="ce54"/>
          <table:table-cell table:style-name="ce63" office:value-type="string">
            <text:p>CS401</text:p>
          </table:table-cell>
          <table:table-cell table:number-columns-repeated="3" table:style-name="ce81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188]=&quot;&quot;;[.S188]=&quot;&quot;;[.U188]=&quot;&quot;);&quot;&quot;;&quot;,&quot;)">
            <text:p/>
          </table:table-cell>
          <table:table-cell table:style-name="ce6"/>
          <table:table-cell table:style-name="ce6" table:formula="of:=IF(AND(NOT(CONCATENATE([.S188];[.U188])=&quot;&quot;);NOT([.W188]=&quot;&quot;));&quot;,&quot;;&quot;&quot;)">
            <text:p/>
          </table:table-cell>
          <table:table-cell table:style-name="ce93"/>
          <table:table-cell table:style-name="ce93" table:formula="of:=IF(AND(NOT(CONCATENATE([.S188];[.U188];[.W188])=&quot;&quot;);NOT([.Y188]=&quot;&quot;));&quot;,&quot;;&quot;&quot;)">
            <text:p/>
          </table:table-cell>
          <table:table-cell table:style-name="ce96"/>
          <table:table-cell table:style-name="ce93" table:formula="of:=IF(AND(NOT(CONCATENATE([.S188];[.U188];[.W188];[.Y188])=&quot;&quot;);NOT([.AA18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8];[.U188];[.W188];[.Y188];[.AA188])=&quot;&quot;);NOT([.AC18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89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30W</text:p>
          </table:table-cell>
          <table:table-cell table:style-name="ce15"/>
          <table:table-cell table:style-name="ce35" office:value-type="string">
            <text:p>Computación Centrada en Redes</text:p>
          </table:table-cell>
          <table:table-cell table:style-name="ce12" office:value-type="string">
            <text:p>O</text:p>
          </table:table-cell>
          <table:table-cell table:style-name="ce14" table:formula="of:=[.H189]+0.5*([.I189]+[.J189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89]+[.I189]+[.K189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25T,CS336</text:p>
          </table:table-cell>
          <table:table-cell table:number-columns-repeated="3" table:style-name="ce80"/>
          <table:table-cell table:style-name="ce15" office:value-type="string">
            <text:p>CS,IT</text:p>
          </table:table-cell>
          <table:table-cell table:style-name="ce5" office:value-type="string">
            <text:p>SPC</text:p>
          </table:table-cell>
          <table:table-cell table:style-name="ce5" table:formula="of:=IF(OR([.B189]=&quot;&quot;;[.S189]=&quot;&quot;;[.U189]=&quot;&quot;);&quot;&quot;;&quot;,&quot;)">
            <text:p/>
          </table:table-cell>
          <table:table-cell table:style-name="ce5"/>
          <table:table-cell table:style-name="ce5" table:formula="of:=IF(AND(NOT(CONCATENATE([.S189];[.U189])=&quot;&quot;);NOT([.W18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89];[.U189];[.W189])=&quot;&quot;);NOT([.Y189]=&quot;&quot;));&quot;,&quot;;&quot;&quot;)">
            <text:p/>
          </table:table-cell>
          <table:table-cell/>
          <table:table-cell table:style-name="ce23" table:formula="of:=IF(AND(NOT(CONCATENATE([.S189];[.U189];[.W189];[.Y189])=&quot;&quot;);NOT([.AA189]=&quot;&quot;));&quot;,&quot;;&quot;&quot;)">
            <text:p/>
          </table:table-cell>
          <table:table-cell/>
          <table:table-cell table:formula="of:=IF(AND(NOT(CONCATENATE([.S189];[.U189];[.W189];[.Y189];[.AA189])=&quot;&quot;);NOT([.AC18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90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30W</text:p>
          </table:table-cell>
          <table:table-cell table:style-name="ce16"/>
          <table:table-cell table:style-name="ce36" office:value-type="string">
            <text:p>Computación Centrada en Redes</text:p>
          </table:table-cell>
          <table:table-cell table:style-name="ce13" office:value-type="string">
            <text:p>O</text:p>
          </table:table-cell>
          <table:table-cell table:style-name="ce13" table:formula="of:=[.L190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90]+[.I190]+[.K19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25T,CS336</text:p>
          </table:table-cell>
          <table:table-cell table:number-columns-repeated="3" table:style-name="ce81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90]=&quot;&quot;;[.S190]=&quot;&quot;;[.U190]=&quot;&quot;);&quot;&quot;;&quot;,&quot;)">
            <text:p/>
          </table:table-cell>
          <table:table-cell table:style-name="ce6"/>
          <table:table-cell table:style-name="ce6" table:formula="of:=IF(AND(NOT(CONCATENATE([.S190];[.U190])=&quot;&quot;);NOT([.W190]=&quot;&quot;));&quot;,&quot;;&quot;&quot;)">
            <text:p/>
          </table:table-cell>
          <table:table-cell table:style-name="ce93"/>
          <table:table-cell table:style-name="ce93" table:formula="of:=IF(AND(NOT(CONCATENATE([.S190];[.U190];[.W190])=&quot;&quot;);NOT([.Y190]=&quot;&quot;));&quot;,&quot;;&quot;&quot;)">
            <text:p/>
          </table:table-cell>
          <table:table-cell table:style-name="ce96"/>
          <table:table-cell table:style-name="ce93" table:formula="of:=IF(AND(NOT(CONCATENATE([.S190];[.U190];[.W190];[.Y190])=&quot;&quot;);NOT([.AA19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0];[.U190];[.W190];[.Y190];[.AA190])=&quot;&quot;);NOT([.AC19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91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55</text:p>
          </table:table-cell>
          <table:table-cell table:style-name="ce15"/>
          <table:table-cell table:style-name="ce35" office:value-type="string">
            <text:p>Computación Gráfica</text:p>
          </table:table-cell>
          <table:table-cell table:style-name="ce12" office:value-type="string">
            <text:p>O</text:p>
          </table:table-cell>
          <table:table-cell table:style-name="ce14" table:formula="of:=[.H191]+0.5*([.I191]+[.J19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191]+[.I191]+[.K19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315,CB306,CB307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91]=&quot;&quot;;[.S191]=&quot;&quot;;[.U191]=&quot;&quot;);&quot;&quot;;&quot;,&quot;)">
            <text:p/>
          </table:table-cell>
          <table:table-cell table:style-name="ce5"/>
          <table:table-cell table:style-name="ce5" table:formula="of:=IF(AND(NOT(CONCATENATE([.S191];[.U191])=&quot;&quot;);NOT([.W19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1];[.U191];[.W191])=&quot;&quot;);NOT([.Y191]=&quot;&quot;));&quot;,&quot;;&quot;&quot;)">
            <text:p/>
          </table:table-cell>
          <table:table-cell/>
          <table:table-cell table:style-name="ce23" table:formula="of:=IF(AND(NOT(CONCATENATE([.S191];[.U191];[.W191];[.Y191])=&quot;&quot;);NOT([.AA191]=&quot;&quot;));&quot;,&quot;;&quot;&quot;)">
            <text:p/>
          </table:table-cell>
          <table:table-cell/>
          <table:table-cell table:formula="of:=IF(AND(NOT(CONCATENATE([.S191];[.U191];[.W191];[.Y191];[.AA191])=&quot;&quot;);NOT([.AC19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92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55</text:p>
          </table:table-cell>
          <table:table-cell table:style-name="ce16"/>
          <table:table-cell table:style-name="ce36" office:value-type="string">
            <text:p>Computación Gráfica</text:p>
          </table:table-cell>
          <table:table-cell table:style-name="ce13" office:value-type="string">
            <text:p>O</text:p>
          </table:table-cell>
          <table:table-cell table:style-name="ce13" table:formula="of:=[.L19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92]+[.I192]+[.K19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315,CB306,CB307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92]=&quot;&quot;;[.S192]=&quot;&quot;;[.U192]=&quot;&quot;);&quot;&quot;;&quot;,&quot;)">
            <text:p/>
          </table:table-cell>
          <table:table-cell table:style-name="ce6"/>
          <table:table-cell table:style-name="ce6" table:formula="of:=IF(AND(NOT(CONCATENATE([.S192];[.U192])=&quot;&quot;);NOT([.W192]=&quot;&quot;));&quot;,&quot;;&quot;&quot;)">
            <text:p/>
          </table:table-cell>
          <table:table-cell table:style-name="ce93"/>
          <table:table-cell table:style-name="ce93" table:formula="of:=IF(AND(NOT(CONCATENATE([.S192];[.U192];[.W192])=&quot;&quot;);NOT([.Y192]=&quot;&quot;));&quot;,&quot;;&quot;&quot;)">
            <text:p/>
          </table:table-cell>
          <table:table-cell table:style-name="ce96"/>
          <table:table-cell table:style-name="ce93" table:formula="of:=IF(AND(NOT(CONCATENATE([.S192];[.U192];[.W192];[.Y192])=&quot;&quot;);NOT([.AA19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2];[.U192];[.W192];[.Y192];[.AA192])=&quot;&quot;);NOT([.AC19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93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80T</text:p>
          </table:table-cell>
          <table:table-cell table:style-name="ce15"/>
          <table:table-cell table:style-name="ce35" office:value-type="string">
            <text:p>Aspectos sociales y profesionales de la computación</text:p>
          </table:table-cell>
          <table:table-cell table:style-name="ce12" office:value-type="string">
            <text:p>O</text:p>
          </table:table-cell>
          <table:table-cell table:style-name="ce14" table:formula="of:=[.H193]+0.5*([.I193]+[.J193]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style-name="ce13" table:formula="of:=[.H193]+[.I193]+[.K193]" office:value-type="float" office:value="2">
            <text:p>2</text:p>
          </table:table-cell>
          <table:table-cell table:style-name="ce53"/>
          <table:table-cell table:style-name="ce62" office:value-type="string">
            <text:p>CS401</text:p>
          </table:table-cell>
          <table:table-cell table:number-columns-repeated="3" table:style-name="ce80"/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193]=&quot;&quot;;[.S193]=&quot;&quot;;[.U193]=&quot;&quot;);&quot;&quot;;&quot;,&quot;)">
            <text:p/>
          </table:table-cell>
          <table:table-cell table:style-name="ce5"/>
          <table:table-cell table:style-name="ce5" table:formula="of:=IF(AND(NOT(CONCATENATE([.S193];[.U193])=&quot;&quot;);NOT([.W19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3];[.U193];[.W193])=&quot;&quot;);NOT([.Y193]=&quot;&quot;));&quot;,&quot;;&quot;&quot;)">
            <text:p/>
          </table:table-cell>
          <table:table-cell/>
          <table:table-cell table:style-name="ce23" table:formula="of:=IF(AND(NOT(CONCATENATE([.S193];[.U193];[.W193];[.Y193])=&quot;&quot;);NOT([.AA193]=&quot;&quot;));&quot;,&quot;;&quot;&quot;)">
            <text:p/>
          </table:table-cell>
          <table:table-cell/>
          <table:table-cell table:formula="of:=IF(AND(NOT(CONCATENATE([.S193];[.U193];[.W193];[.Y193];[.AA193])=&quot;&quot;);NOT([.AC19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94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80T</text:p>
          </table:table-cell>
          <table:table-cell table:style-name="ce16"/>
          <table:table-cell table:style-name="ce36" office:value-type="string">
            <text:p>Computación, Ética y Sociedad</text:p>
          </table:table-cell>
          <table:table-cell table:style-name="ce13" office:value-type="string">
            <text:p>O</text:p>
          </table:table-cell>
          <table:table-cell table:style-name="ce13" table:formula="of:=[.L194]/3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3" table:formula="of:=[.H194]+[.I194]+[.K194]" office:value-type="float" office:value="6">
            <text:p>6</text:p>
          </table:table-cell>
          <table:table-cell table:style-name="ce54"/>
          <table:table-cell table:style-name="ce63" office:value-type="string">
            <text:p>CS401</text:p>
          </table:table-cell>
          <table:table-cell table:number-columns-repeated="3" table:style-name="ce81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94]=&quot;&quot;;[.S194]=&quot;&quot;;[.U194]=&quot;&quot;);&quot;&quot;;&quot;,&quot;)">
            <text:p/>
          </table:table-cell>
          <table:table-cell table:style-name="ce6"/>
          <table:table-cell table:style-name="ce6" table:formula="of:=IF(AND(NOT(CONCATENATE([.S194];[.U194])=&quot;&quot;);NOT([.W194]=&quot;&quot;));&quot;,&quot;;&quot;&quot;)">
            <text:p/>
          </table:table-cell>
          <table:table-cell table:style-name="ce93"/>
          <table:table-cell table:style-name="ce93" table:formula="of:=IF(AND(NOT(CONCATENATE([.S194];[.U194];[.W194])=&quot;&quot;);NOT([.Y194]=&quot;&quot;));&quot;,&quot;;&quot;&quot;)">
            <text:p/>
          </table:table-cell>
          <table:table-cell table:style-name="ce96"/>
          <table:table-cell table:style-name="ce93" table:formula="of:=IF(AND(NOT(CONCATENATE([.S194];[.U194];[.W194];[.Y194])=&quot;&quot;);NOT([.AA19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4];[.U194];[.W194];[.Y194];[.AA194])=&quot;&quot;);NOT([.AC19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95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61T</text:p>
          </table:table-cell>
          <table:table-cell table:style-name="ce16"/>
          <table:table-cell table:style-name="ce36" office:value-type="string">
            <text:p>Inteligencia Artificial</text:p>
          </table:table-cell>
          <table:table-cell table:style-name="ce13" office:value-type="string">
            <text:p>O</text:p>
          </table:table-cell>
          <table:table-cell table:style-name="ce13" table:formula="of:=[.L195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195]+[.I195]+[.K195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60,CB203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195]=&quot;&quot;;[.S195]=&quot;&quot;;[.U195]=&quot;&quot;);&quot;&quot;;&quot;,&quot;)">
            <text:p/>
          </table:table-cell>
          <table:table-cell table:style-name="ce6"/>
          <table:table-cell table:style-name="ce6" table:formula="of:=IF(AND(NOT(CONCATENATE([.S195];[.U195])=&quot;&quot;);NOT([.W195]=&quot;&quot;));&quot;,&quot;;&quot;&quot;)">
            <text:p/>
          </table:table-cell>
          <table:table-cell table:style-name="ce93"/>
          <table:table-cell table:style-name="ce93" table:formula="of:=IF(AND(NOT(CONCATENATE([.S195];[.U195];[.W195])=&quot;&quot;);NOT([.Y195]=&quot;&quot;));&quot;,&quot;;&quot;&quot;)">
            <text:p/>
          </table:table-cell>
          <table:table-cell table:style-name="ce96"/>
          <table:table-cell table:style-name="ce93" table:formula="of:=IF(AND(NOT(CONCATENATE([.S195];[.U195];[.W195];[.Y195])=&quot;&quot;);NOT([.AA19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5];[.U195];[.W195];[.Y195];[.AA195])=&quot;&quot;);NOT([.AC19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96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T101</text:p>
          </table:table-cell>
          <table:table-cell table:style-name="ce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196]+0.5*([.I196]+[.J196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96]+[.I196]+[.K196]" office:value-type="float" office:value="4">
            <text:p>4</text:p>
          </table:table-cell>
          <table:table-cell table:style-name="ce53"/>
          <table:table-cell table:style-name="ce62" office:value-type="string">
            <text:p>CS401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196]=&quot;&quot;;[.S196]=&quot;&quot;;[.U196]=&quot;&quot;);&quot;&quot;;&quot;,&quot;)">
            <text:p/>
          </table:table-cell>
          <table:table-cell table:style-name="ce5"/>
          <table:table-cell table:style-name="ce5" table:formula="of:=IF(AND(NOT(CONCATENATE([.S196];[.U196])=&quot;&quot;);NOT([.W196]=&quot;&quot;));&quot;,&quot;;&quot;&quot;)">
            <text:p/>
          </table:table-cell>
          <table:table-cell table:style-name="ce23"/>
          <table:table-cell table:style-name="ce23" table:formula="of:=IF(AND(NOT(CONCATENATE([.S196];[.U196];[.W196])=&quot;&quot;);NOT([.Y196]=&quot;&quot;));&quot;,&quot;;&quot;&quot;)">
            <text:p/>
          </table:table-cell>
          <table:table-cell/>
          <table:table-cell table:style-name="ce23" table:formula="of:=IF(AND(NOT(CONCATENATE([.S196];[.U196];[.W196];[.Y196])=&quot;&quot;);NOT([.AA196]=&quot;&quot;));&quot;,&quot;;&quot;&quot;)">
            <text:p/>
          </table:table-cell>
          <table:table-cell/>
          <table:table-cell table:formula="of:=IF(AND(NOT(CONCATENATE([.S196];[.U196];[.W196];[.Y196];[.AA196])=&quot;&quot;);NOT([.AC19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97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CS391</text:p>
          </table:table-cell>
          <table:table-cell table:style-name="ce12"/>
          <table:table-cell table:style-name="ce32" office:value-type="string">
            <text:p>Calidad de Software</text:p>
          </table:table-cell>
          <table:table-cell table:style-name="ce12" office:value-type="string">
            <text:p>O</text:p>
          </table:table-cell>
          <table:table-cell table:style-name="ce14" table:formula="of:=[.H197]+0.5*([.I197]+[.J197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97]+[.I197]+[.K197]" office:value-type="float" office:value="4">
            <text:p>4</text:p>
          </table:table-cell>
          <table:table-cell table:style-name="ce53"/>
          <table:table-cell table:style-name="ce62" office:value-type="string">
            <text:p>CS390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197]=&quot;&quot;;[.S197]=&quot;&quot;;[.U197]=&quot;&quot;);&quot;&quot;;&quot;,&quot;)">
            <text:p/>
          </table:table-cell>
          <table:table-cell table:style-name="ce5"/>
          <table:table-cell table:style-name="ce5" table:formula="of:=IF(AND(NOT(CONCATENATE([.S197];[.U197])=&quot;&quot;);NOT([.W19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7];[.U197];[.W197])=&quot;&quot;);NOT([.Y197]=&quot;&quot;));&quot;,&quot;;&quot;&quot;)">
            <text:p/>
          </table:table-cell>
          <table:table-cell/>
          <table:table-cell table:style-name="ce23" table:formula="of:=IF(AND(NOT(CONCATENATE([.S197];[.U197];[.W197];[.Y197])=&quot;&quot;);NOT([.AA197]=&quot;&quot;));&quot;,&quot;;&quot;&quot;)">
            <text:p/>
          </table:table-cell>
          <table:table-cell/>
          <table:table-cell table:formula="of:=IF(AND(NOT(CONCATENATE([.S197];[.U197];[.W197];[.Y197];[.AA197])=&quot;&quot;);NOT([.AC19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98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05</text:p>
          </table:table-cell>
          <table:table-cell table:style-name="ce15"/>
          <table:table-cell table:style-name="ce35" office:value-type="string">
            <text:p>Historia de la Cultura</text:p>
          </table:table-cell>
          <table:table-cell table:style-name="ce12" office:value-type="string">
            <text:p>O</text:p>
          </table:table-cell>
          <table:table-cell table:style-name="ce14" table:formula="of:=[.H198]+0.5*([.I198]+[.J198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98]+[.I198]+[.K198]" office:value-type="float" office:value="3">
            <text:p>3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198]=&quot;&quot;;[.S198]=&quot;&quot;;[.U198]=&quot;&quot;);&quot;&quot;;&quot;,&quot;)">
            <text:p/>
          </table:table-cell>
          <table:table-cell table:style-name="ce5"/>
          <table:table-cell table:style-name="ce5" table:formula="of:=IF(AND(NOT(CONCATENATE([.S198];[.U198])=&quot;&quot;);NOT([.W198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98];[.U198];[.W198])=&quot;&quot;);NOT([.Y198]=&quot;&quot;));&quot;,&quot;;&quot;&quot;)">
            <text:p/>
          </table:table-cell>
          <table:table-cell/>
          <table:table-cell table:style-name="ce23" table:formula="of:=IF(AND(NOT(CONCATENATE([.S198];[.U198];[.W198];[.Y198])=&quot;&quot;);NOT([.AA198]=&quot;&quot;));&quot;,&quot;;&quot;&quot;)">
            <text:p/>
          </table:table-cell>
          <table:table-cell/>
          <table:table-cell table:formula="of:=IF(AND(NOT(CONCATENATE([.S198];[.U198];[.W198];[.Y198];[.AA198])=&quot;&quot;);NOT([.AC19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99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199]+0.5*([.I199]+[.J199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99]+[.I199]+[.K199]" office:value-type="float" office:value="3">
            <text:p>3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99]=&quot;&quot;;[.S199]=&quot;&quot;;[.U199]=&quot;&quot;);&quot;&quot;;&quot;,&quot;)">
            <text:p/>
          </table:table-cell>
          <table:table-cell table:style-name="ce5"/>
          <table:table-cell table:style-name="ce5" table:formula="of:=IF(AND(NOT(CONCATENATE([.S199];[.U199])=&quot;&quot;);NOT([.W199]=&quot;&quot;));&quot;,&quot;;&quot;&quot;)">
            <text:p/>
          </table:table-cell>
          <table:table-cell/>
          <table:table-cell table:style-name="ce23" table:formula="of:=IF(AND(NOT(CONCATENATE([.S199];[.U199];[.W199])=&quot;&quot;);NOT([.Y199]=&quot;&quot;));&quot;,&quot;;&quot;&quot;)">
            <text:p/>
          </table:table-cell>
          <table:table-cell/>
          <table:table-cell table:style-name="ce23" table:formula="of:=IF(AND(NOT(CONCATENATE([.S199];[.U199];[.W199];[.Y199])=&quot;&quot;);NOT([.AA199]=&quot;&quot;));&quot;,&quot;;&quot;&quot;)">
            <text:p/>
          </table:table-cell>
          <table:table-cell/>
          <table:table-cell table:formula="of:=IF(AND(NOT(CONCATENATE([.S199];[.U199];[.W199];[.Y199];[.AA199])=&quot;&quot;);NOT([.AC19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00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52"/>
          <table:table-cell table:style-name="ce17"/>
          <table:table-cell table:style-name="ce52"/>
          <table:table-cell table:number-columns-repeated="2" table:style-name="ce17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200]=&quot;&quot;;[.S200]=&quot;&quot;;[.U20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0];[.U200];[.W200])=&quot;&quot;);NOT([.Y200]=&quot;&quot;));&quot;,&quot;;&quot;&quot;)">
            <text:p/>
          </table:table-cell>
          <table:table-cell/>
          <table:table-cell table:style-name="ce23" table:formula="of:=IF(AND(NOT(CONCATENATE([.S200];[.U200];[.W200];[.Y200])=&quot;&quot;);NOT([.AA200]=&quot;&quot;));&quot;,&quot;;&quot;&quot;)">
            <text:p/>
          </table:table-cell>
          <table:table-cell/>
          <table:table-cell table:formula="of:=IF(AND(NOT(CONCATENATE([.S200];[.U200];[.W200];[.Y200];[.AA200])=&quot;&quot;);NOT([.AC20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01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9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201]=&quot;&quot;;[.S201]=&quot;&quot;;[.U20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1];[.U201];[.W201])=&quot;&quot;);NOT([.Y201]=&quot;&quot;));&quot;,&quot;;&quot;&quot;)">
            <text:p/>
          </table:table-cell>
          <table:table-cell/>
          <table:table-cell table:style-name="ce23" table:formula="of:=IF(AND(NOT(CONCATENATE([.S201];[.U201];[.W201];[.Y201])=&quot;&quot;);NOT([.AA201]=&quot;&quot;));&quot;,&quot;;&quot;&quot;)">
            <text:p/>
          </table:table-cell>
          <table:table-cell/>
          <table:table-cell table:formula="of:=IF(AND(NOT(CONCATENATE([.S201];[.U201];[.W201];[.Y201];[.AA201])=&quot;&quot;);NOT([.AC20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02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02]=&quot;&quot;;[.S202]=&quot;&quot;;[.U202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2];[.U202];[.W202])=&quot;&quot;);NOT([.Y202]=&quot;&quot;));&quot;,&quot;;&quot;&quot;)">
            <text:p/>
          </table:table-cell>
          <table:table-cell/>
          <table:table-cell table:style-name="ce23" table:formula="of:=IF(AND(NOT(CONCATENATE([.S202];[.U202];[.W202];[.Y202])=&quot;&quot;);NOT([.AA202]=&quot;&quot;));&quot;,&quot;;&quot;&quot;)">
            <text:p/>
          </table:table-cell>
          <table:table-cell/>
          <table:table-cell table:formula="of:=IF(AND(NOT(CONCATENATE([.S202];[.U202];[.W202];[.Y202];[.AA202])=&quot;&quot;);NOT([.AC20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03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60</text:p>
          </table:table-cell>
          <table:table-cell table:style-name="ce15"/>
          <table:table-cell table:style-name="ce35" office:value-type="string">
            <text:p>Computación Bioinspirada</text:p>
          </table:table-cell>
          <table:table-cell table:style-name="ce12" office:value-type="string">
            <text:p>E</text:p>
          </table:table-cell>
          <table:table-cell table:style-name="ce14" table:formula="of:=[.H203]+0.5*([.I203]+[.J20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03]+[.I203]+[.K20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1T</text:p>
          </table:table-cell>
          <table:table-cell table:number-columns-repeated="2" table:style-name="ce80"/>
          <table:table-cell table:style-name="ce80" office:value-type="string">
            <text:p>G2</text:p>
          </table:table-cell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203]=&quot;&quot;;[.S203]=&quot;&quot;;[.U20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03];[.U203])=&quot;&quot;);NOT([.W20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3];[.U203];[.W203])=&quot;&quot;);NOT([.Y203]=&quot;&quot;));&quot;,&quot;;&quot;&quot;)">
            <text:p/>
          </table:table-cell>
          <table:table-cell/>
          <table:table-cell table:style-name="ce23" table:formula="of:=IF(AND(NOT(CONCATENATE([.S203];[.U203];[.W203];[.Y203])=&quot;&quot;);NOT([.AA203]=&quot;&quot;));&quot;,&quot;;&quot;&quot;)">
            <text:p/>
          </table:table-cell>
          <table:table-cell/>
          <table:table-cell table:formula="of:=IF(AND(NOT(CONCATENATE([.S203];[.U203];[.W203];[.Y203];[.AA203])=&quot;&quot;);NOT([.AC20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70</text:p>
          </table:table-cell>
          <table:table-cell table:style-name="ce12"/>
          <table:table-cell table:style-name="ce32" office:value-type="string">
            <text:p>Tópicos en Bases de Datos</text:p>
          </table:table-cell>
          <table:table-cell table:style-name="ce15" office:value-type="string">
            <text:p>O</text:p>
          </table:table-cell>
          <table:table-cell table:style-name="ce14" table:formula="of:=[.H204]+0.5*([.I204]+[.J204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04]+[.I204]+[.K204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71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04]=&quot;&quot;;[.S204]=&quot;&quot;;[.U204]=&quot;&quot;);&quot;&quot;;&quot;,&quot;)">
            <text:p/>
          </table:table-cell>
          <table:table-cell table:style-name="ce5"/>
          <table:table-cell table:style-name="ce5" table:formula="of:=IF(AND(NOT(CONCATENATE([.S204];[.U204])=&quot;&quot;);NOT([.W20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4];[.U204];[.W204])=&quot;&quot;);NOT([.Y204]=&quot;&quot;));&quot;,&quot;;&quot;&quot;)">
            <text:p/>
          </table:table-cell>
          <table:table-cell/>
          <table:table-cell table:style-name="ce23" table:formula="of:=IF(AND(NOT(CONCATENATE([.S204];[.U204];[.W204];[.Y204])=&quot;&quot;);NOT([.AA204]=&quot;&quot;));&quot;,&quot;;&quot;&quot;)">
            <text:p/>
          </table:table-cell>
          <table:table-cell/>
          <table:table-cell table:formula="of:=IF(AND(NOT(CONCATENATE([.S204];[.U204];[.W204];[.Y204];[.AA204])=&quot;&quot;);NOT([.AC20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70</text:p>
          </table:table-cell>
          <table:table-cell table:style-name="ce12"/>
          <table:table-cell table:style-name="ce32" office:value-type="string">
            <text:p>Tópicos en Bases de Datos</text:p>
          </table:table-cell>
          <table:table-cell table:style-name="ce15" office:value-type="string">
            <text:p>O</text:p>
          </table:table-cell>
          <table:table-cell table:style-name="ce14" table:formula="of:=[.H205]+0.5*([.I205]+[.J20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05]+[.I205]+[.K20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71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05]=&quot;&quot;;[.S205]=&quot;&quot;;[.U205]=&quot;&quot;);&quot;&quot;;&quot;,&quot;)">
            <text:p/>
          </table:table-cell>
          <table:table-cell table:style-name="ce5"/>
          <table:table-cell table:style-name="ce5" table:formula="of:=IF(AND(NOT(CONCATENATE([.S205];[.U205])=&quot;&quot;);NOT([.W205]=&quot;&quot;));&quot;,&quot;;&quot;&quot;)">
            <text:p/>
          </table:table-cell>
          <table:table-cell table:style-name="ce23"/>
          <table:table-cell table:style-name="ce23" table:formula="of:=IF(AND(NOT(CONCATENATE([.S205];[.U205];[.W205])=&quot;&quot;);NOT([.Y205]=&quot;&quot;));&quot;,&quot;;&quot;&quot;)">
            <text:p/>
          </table:table-cell>
          <table:table-cell/>
          <table:table-cell table:style-name="ce23" table:formula="of:=IF(AND(NOT(CONCATENATE([.S205];[.U205];[.W205];[.Y205])=&quot;&quot;);NOT([.AA205]=&quot;&quot;));&quot;,&quot;;&quot;&quot;)">
            <text:p/>
          </table:table-cell>
          <table:table-cell/>
          <table:table-cell table:formula="of:=IF(AND(NOT(CONCATENATE([.S205];[.U205];[.W205];[.Y205];[.AA205])=&quot;&quot;);NOT([.AC20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06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3</text:p>
          </table:table-cell>
          <table:table-cell table:style-name="ce12"/>
          <table:table-cell table:style-name="ce32" office:value-type="string">
            <text:p>Métodos Formales</text:p>
          </table:table-cell>
          <table:table-cell table:style-name="ce15" office:value-type="string">
            <text:p>E</text:p>
          </table:table-cell>
          <table:table-cell table:style-name="ce14" table:formula="of:=[.H206]+0.5*([.I206]+[.J206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06]+[.I206]+[.K206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0</text:p>
          </table:table-cell>
          <table:table-cell table:number-columns-repeated="2" table:style-name="ce80"/>
          <table:table-cell table:style-name="ce80" office:value-type="string">
            <text:p>G2</text:p>
          </table:table-cell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206]=&quot;&quot;;[.S206]=&quot;&quot;;[.U206]=&quot;&quot;);&quot;&quot;;&quot;,&quot;)">
            <text:p/>
          </table:table-cell>
          <table:table-cell table:style-name="ce5"/>
          <table:table-cell table:style-name="ce5" table:formula="of:=IF(AND(NOT(CONCATENATE([.S206];[.U206])=&quot;&quot;);NOT([.W20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6];[.U206];[.W206])=&quot;&quot;);NOT([.Y206]=&quot;&quot;));&quot;,&quot;;&quot;&quot;)">
            <text:p/>
          </table:table-cell>
          <table:table-cell/>
          <table:table-cell table:style-name="ce23" table:formula="of:=IF(AND(NOT(CONCATENATE([.S206];[.U206];[.W206];[.Y206])=&quot;&quot;);NOT([.AA206]=&quot;&quot;));&quot;,&quot;;&quot;&quot;)">
            <text:p/>
          </table:table-cell>
          <table:table-cell/>
          <table:table-cell table:formula="of:=IF(AND(NOT(CONCATENATE([.S206];[.U206];[.W206];[.Y206];[.AA206])=&quot;&quot;);NOT([.AC20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07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CS393</text:p>
          </table:table-cell>
          <table:table-cell table:style-name="ce13"/>
          <table:table-cell table:style-name="ce30" office:value-type="string">
            <text:p>Métodos Formales</text:p>
          </table:table-cell>
          <table:table-cell table:style-name="ce16" office:value-type="string">
            <text:p>O</text:p>
          </table:table-cell>
          <table:table-cell table:style-name="ce13" table:formula="of:=[.L207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07]+[.I207]+[.K207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60</text:p>
          </table:table-cell>
          <table:table-cell table:number-columns-repeated="3" table:style-name="ce81"/>
          <table:table-cell table:style-name="ce16" office:value-type="string">
            <text:p>SE</text:p>
          </table:table-cell>
          <table:table-cell table:style-name="ce6"/>
          <table:table-cell table:style-name="ce6" table:formula="of:=IF(OR([.B207]=&quot;&quot;;[.S207]=&quot;&quot;;[.U207]=&quot;&quot;);&quot;&quot;;&quot;,&quot;)">
            <text:p/>
          </table:table-cell>
          <table:table-cell table:style-name="ce6"/>
          <table:table-cell table:style-name="ce6" table:formula="of:=IF(AND(NOT(CONCATENATE([.S207];[.U207])=&quot;&quot;);NOT([.W207]=&quot;&quot;));&quot;,&quot;;&quot;&quot;)">
            <text:p/>
          </table:table-cell>
          <table:table-cell table:style-name="ce93"/>
          <table:table-cell table:style-name="ce93" table:formula="of:=IF(AND(NOT(CONCATENATE([.S207];[.U207];[.W207])=&quot;&quot;);NOT([.Y207]=&quot;&quot;));&quot;,&quot;;&quot;&quot;)">
            <text:p/>
          </table:table-cell>
          <table:table-cell table:style-name="ce96"/>
          <table:table-cell table:style-name="ce93" table:formula="of:=IF(AND(NOT(CONCATENATE([.S207];[.U207];[.W207];[.Y207])=&quot;&quot;);NOT([.AA20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7];[.U207];[.W207];[.Y207];[.AA207])=&quot;&quot;);NOT([.AC20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08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3</text:p>
          </table:table-cell>
          <table:table-cell table:style-name="ce12"/>
          <table:table-cell table:style-name="ce32" office:value-type="string">
            <text:p>Métodos Formales</text:p>
          </table:table-cell>
          <table:table-cell table:style-name="ce15" office:value-type="string">
            <text:p>O</text:p>
          </table:table-cell>
          <table:table-cell table:style-name="ce14" table:formula="of:=[.H208]+0.5*([.I208]+[.J20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08]+[.I208]+[.K20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0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UNSA</text:p>
          </table:table-cell>
          <table:table-cell table:style-name="ce5" table:formula="of:=IF(OR([.B208]=&quot;&quot;;[.S208]=&quot;&quot;;[.U208]=&quot;&quot;);&quot;&quot;;&quot;,&quot;)">
            <text:p/>
          </table:table-cell>
          <table:table-cell table:style-name="ce5"/>
          <table:table-cell table:style-name="ce5" table:formula="of:=IF(AND(NOT(CONCATENATE([.S208];[.U208])=&quot;&quot;);NOT([.W208]=&quot;&quot;));&quot;,&quot;;&quot;&quot;)">
            <text:p/>
          </table:table-cell>
          <table:table-cell table:style-name="ce23"/>
          <table:table-cell table:style-name="ce23" table:formula="of:=IF(AND(NOT(CONCATENATE([.S208];[.U208];[.W208])=&quot;&quot;);NOT([.Y208]=&quot;&quot;));&quot;,&quot;;&quot;&quot;)">
            <text:p/>
          </table:table-cell>
          <table:table-cell/>
          <table:table-cell table:style-name="ce23" table:formula="of:=IF(AND(NOT(CONCATENATE([.S208];[.U208];[.W208];[.Y208])=&quot;&quot;);NOT([.AA208]=&quot;&quot;));&quot;,&quot;;&quot;&quot;)">
            <text:p/>
          </table:table-cell>
          <table:table-cell/>
          <table:table-cell table:formula="of:=IF(AND(NOT(CONCATENATE([.S208];[.U208];[.W208];[.Y208];[.AA208])=&quot;&quot;);NOT([.AC20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09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CS391</text:p>
          </table:table-cell>
          <table:table-cell table:style-name="ce13"/>
          <table:table-cell table:style-name="ce30" office:value-type="string">
            <text:p>Calidad de Software</text:p>
          </table:table-cell>
          <table:table-cell table:style-name="ce13" office:value-type="string">
            <text:p>O</text:p>
          </table:table-cell>
          <table:table-cell table:style-name="ce13" table:formula="of:=[.L209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09]+[.I209]+[.K209]" office:value-type="float" office:value="9">
            <text:p>9</text:p>
          </table:table-cell>
          <table:table-cell table:style-name="ce54"/>
          <table:table-cell table:style-name="ce63" office:value-type="string">
            <text:p>CS390</text:p>
          </table:table-cell>
          <table:table-cell table:number-columns-repeated="3" table:style-name="ce81"/>
          <table:table-cell table:style-name="ce16" office:value-type="string">
            <text:p>SE</text:p>
          </table:table-cell>
          <table:table-cell table:style-name="ce6"/>
          <table:table-cell table:style-name="ce6" table:formula="of:=IF(OR([.B209]=&quot;&quot;;[.S209]=&quot;&quot;;[.U209]=&quot;&quot;);&quot;&quot;;&quot;,&quot;)">
            <text:p/>
          </table:table-cell>
          <table:table-cell table:style-name="ce6"/>
          <table:table-cell table:style-name="ce6" table:formula="of:=IF(AND(NOT(CONCATENATE([.S209];[.U209])=&quot;&quot;);NOT([.W209]=&quot;&quot;));&quot;,&quot;;&quot;&quot;)">
            <text:p/>
          </table:table-cell>
          <table:table-cell table:style-name="ce93"/>
          <table:table-cell table:style-name="ce93" table:formula="of:=IF(AND(NOT(CONCATENATE([.S209];[.U209];[.W209])=&quot;&quot;);NOT([.Y209]=&quot;&quot;));&quot;,&quot;;&quot;&quot;)">
            <text:p/>
          </table:table-cell>
          <table:table-cell table:style-name="ce96"/>
          <table:table-cell table:style-name="ce93" table:formula="of:=IF(AND(NOT(CONCATENATE([.S209];[.U209];[.W209];[.Y209])=&quot;&quot;);NOT([.AA20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9];[.U209];[.W209];[.Y209];[.AA209])=&quot;&quot;);NOT([.AC209]=&quot;&quot;));&quot;,&quot;;&quot;&quot;)">
            <text:p/>
          </table:table-cell>
          <table:table-cell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/>
          <table:table-cell table:number-columns-repeated="2"/>
        </table:table-row>
        <table:table-row table:style-name="ro4">
          <table:table-cell table:formula="of:=IF(NOT([.B210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403</text:p>
          </table:table-cell>
          <table:table-cell table:style-name="ce15"/>
          <table:table-cell table:style-name="ce35" office:value-type="string">
            <text:p>Proyecto de Tesis</text:p>
          </table:table-cell>
          <table:table-cell table:style-name="ce12" office:value-type="string">
            <text:p>O</text:p>
          </table:table-cell>
          <table:table-cell table:style-name="ce14" table:formula="of:=[.H210]+0.5*([.I210]+[.J210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0]+[.I210]+[.K210]" office:value-type="float" office:value="4">
            <text:p>4</text:p>
          </table:table-cell>
          <table:table-cell table:style-name="ce53"/>
          <table:table-cell table:style-name="ce62" office:value-type="string">
            <text:p>CS402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210]=&quot;&quot;;[.S210]=&quot;&quot;;[.U210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10];[.U210])=&quot;&quot;);NOT([.W21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10];[.U210];[.W210])=&quot;&quot;);NOT([.Y210]=&quot;&quot;));&quot;,&quot;;&quot;&quot;)">
            <text:p/>
          </table:table-cell>
          <table:table-cell/>
          <table:table-cell table:style-name="ce23" table:formula="of:=IF(AND(NOT(CONCATENATE([.S210];[.U210];[.W210];[.Y210])=&quot;&quot;);NOT([.AA210]=&quot;&quot;));&quot;,&quot;;&quot;&quot;)">
            <text:p/>
          </table:table-cell>
          <table:table-cell/>
          <table:table-cell table:formula="of:=IF(AND(NOT(CONCATENATE([.S210];[.U210];[.W210];[.Y210];[.AA210])=&quot;&quot;);NOT([.AC21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11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403</text:p>
          </table:table-cell>
          <table:table-cell table:style-name="ce16"/>
          <table:table-cell table:style-name="ce36" office:value-type="string">
            <text:p>Proyecto de Tesis</text:p>
          </table:table-cell>
          <table:table-cell table:style-name="ce13" office:value-type="string">
            <text:p>O</text:p>
          </table:table-cell>
          <table:table-cell table:style-name="ce13" table:formula="of:=[.L211]/3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11]+[.I211]+[.K211]" office:value-type="float" office:value="9">
            <text:p>9</text:p>
          </table:table-cell>
          <table:table-cell table:style-name="ce54"/>
          <table:table-cell table:style-name="ce63" office:value-type="string">
            <text:p>CS402</text:p>
          </table:table-cell>
          <table:table-cell table:number-columns-repeated="3" table:style-name="ce81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211]=&quot;&quot;;[.S211]=&quot;&quot;;[.U211]=&quot;&quot;);&quot;&quot;;&quot;,&quot;)">
            <text:p/>
          </table:table-cell>
          <table:table-cell table:style-name="ce6"/>
          <table:table-cell table:style-name="ce6" table:formula="of:=IF(AND(NOT(CONCATENATE([.S211];[.U211])=&quot;&quot;);NOT([.W211]=&quot;&quot;));&quot;,&quot;;&quot;&quot;)">
            <text:p/>
          </table:table-cell>
          <table:table-cell table:style-name="ce93"/>
          <table:table-cell table:style-name="ce93" table:formula="of:=IF(AND(NOT(CONCATENATE([.S211];[.U211];[.W211])=&quot;&quot;);NOT([.Y211]=&quot;&quot;));&quot;,&quot;;&quot;&quot;)">
            <text:p/>
          </table:table-cell>
          <table:table-cell table:style-name="ce96"/>
          <table:table-cell table:style-name="ce93" table:formula="of:=IF(AND(NOT(CONCATENATE([.S211];[.U211];[.W211];[.Y211])=&quot;&quot;);NOT([.AA21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1];[.U211];[.W211];[.Y211];[.AA211])=&quot;&quot;);NOT([.AC21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12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O</text:p>
          </table:table-cell>
          <table:table-cell table:style-name="ce14" table:formula="of:=[.H212]+0.5*([.I212]+[.J212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8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12]+[.I212]+[.K212]" office:value-type="float" office:value="3">
            <text:p>3</text:p>
          </table:table-cell>
          <table:table-cell table:style-name="ce53" office:value-type="string">
            <text:p>Basic</text:p>
          </table:table-cell>
          <table:table-cell table:style-name="ce69" office:value-type="string">
            <text:p>CS315</text:p>
          </table:table-cell>
          <table:table-cell table:number-columns-repeated="3" table:style-name="ce86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12]=&quot;&quot;;[.S212]=&quot;&quot;;[.U212]=&quot;&quot;);&quot;&quot;;&quot;,&quot;)">
            <text:p/>
          </table:table-cell>
          <table:table-cell table:style-name="ce5"/>
          <table:table-cell table:style-name="ce5" table:formula="of:=IF(AND(NOT(CONCATENATE([.S212];[.U212])=&quot;&quot;);NOT([.W212]=&quot;&quot;));&quot;,&quot;;&quot;&quot;)">
            <text:p/>
          </table:table-cell>
          <table:table-cell table:style-name="ce92"/>
          <table:table-cell table:style-name="ce23" table:formula="of:=IF(AND(NOT(CONCATENATE([.S212];[.U212];[.W212])=&quot;&quot;);NOT([.Y212]=&quot;&quot;));&quot;,&quot;;&quot;&quot;)">
            <text:p/>
          </table:table-cell>
          <table:table-cell/>
          <table:table-cell table:style-name="ce23" table:formula="of:=IF(AND(NOT(CONCATENATE([.S212];[.U212];[.W212];[.Y212])=&quot;&quot;);NOT([.AA212]=&quot;&quot;));&quot;,&quot;;&quot;&quot;)">
            <text:p/>
          </table:table-cell>
          <table:table-cell/>
          <table:table-cell table:formula="of:=IF(AND(NOT(CONCATENATE([.S212];[.U212];[.W212];[.Y212];[.AA212])=&quot;&quot;);NOT([.AC21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3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14" table:formula="of:=[.H213]+0.5*([.I213]+[.J21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13]+[.I213]+[.K21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9" office:value-type="string">
            <text:p>CS315</text:p>
          </table:table-cell>
          <table:table-cell table:number-columns-repeated="2" table:style-name="ce86"/>
          <table:table-cell table:style-name="ce86" office:value-type="string">
            <text:p>G2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13]=&quot;&quot;;[.S213]=&quot;&quot;;[.U213]=&quot;&quot;);&quot;&quot;;&quot;,&quot;)">
            <text:p/>
          </table:table-cell>
          <table:table-cell table:style-name="ce5"/>
          <table:table-cell table:style-name="ce5" table:formula="of:=IF(AND(NOT(CONCATENATE([.S213];[.U213])=&quot;&quot;);NOT([.W213]=&quot;&quot;));&quot;,&quot;;&quot;&quot;)">
            <text:p/>
          </table:table-cell>
          <table:table-cell table:style-name="ce92"/>
          <table:table-cell table:style-name="ce23" table:formula="of:=IF(AND(NOT(CONCATENATE([.S213];[.U213];[.W213])=&quot;&quot;);NOT([.Y213]=&quot;&quot;));&quot;,&quot;;&quot;&quot;)">
            <text:p/>
          </table:table-cell>
          <table:table-cell/>
          <table:table-cell table:style-name="ce23" table:formula="of:=IF(AND(NOT(CONCATENATE([.S213];[.U213];[.W213];[.Y213])=&quot;&quot;);NOT([.AA213]=&quot;&quot;));&quot;,&quot;;&quot;&quot;)">
            <text:p/>
          </table:table-cell>
          <table:table-cell/>
          <table:table-cell table:formula="of:=IF(AND(NOT(CONCATENATE([.S213];[.U213];[.W213];[.Y213];[.AA213])=&quot;&quot;);NOT([.AC21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4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14" table:formula="of:=[.H214]+0.5*([.I214]+[.J214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14]+[.I214]+[.K214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9" office:value-type="string">
            <text:p>CS315</text:p>
          </table:table-cell>
          <table:table-cell table:number-columns-repeated="2" table:style-name="ce86"/>
          <table:table-cell table:style-name="ce86" office:value-type="string">
            <text:p>G2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USGP</text:p>
          </table:table-cell>
          <table:table-cell table:style-name="ce5" table:formula="of:=IF(OR([.B214]=&quot;&quot;;[.S214]=&quot;&quot;;[.U214]=&quot;&quot;);&quot;&quot;;&quot;,&quot;)">
            <text:p/>
          </table:table-cell>
          <table:table-cell table:style-name="ce5"/>
          <table:table-cell table:style-name="ce5" table:formula="of:=IF(AND(NOT(CONCATENATE([.S214];[.U214])=&quot;&quot;);NOT([.W214]=&quot;&quot;));&quot;,&quot;;&quot;&quot;)" office:value-type="string" office:string-value=",">
            <text:p>,</text:p>
          </table:table-cell>
          <table:table-cell table:style-name="ce92" office:value-type="string">
            <text:p>UCSP</text:p>
          </table:table-cell>
          <table:table-cell table:style-name="ce23" table:formula="of:=IF(AND(NOT(CONCATENATE([.S214];[.U214];[.W214])=&quot;&quot;);NOT([.Y214]=&quot;&quot;));&quot;,&quot;;&quot;&quot;)">
            <text:p/>
          </table:table-cell>
          <table:table-cell/>
          <table:table-cell table:style-name="ce23" table:formula="of:=IF(AND(NOT(CONCATENATE([.S214];[.U214];[.W214];[.Y214])=&quot;&quot;);NOT([.AA214]=&quot;&quot;));&quot;,&quot;;&quot;&quot;)">
            <text:p/>
          </table:table-cell>
          <table:table-cell/>
          <table:table-cell table:formula="of:=IF(AND(NOT(CONCATENATE([.S214];[.U214];[.W214];[.Y214];[.AA214])=&quot;&quot;);NOT([.AC21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5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T101</text:p>
          </table:table-cell>
          <table:table-cell table:style-name="ce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215]+0.5*([.I215]+[.J215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5]+[.I215]+[.K215]" office:value-type="float" office:value="4">
            <text:p>4</text:p>
          </table:table-cell>
          <table:table-cell table:style-name="ce53"/>
          <table:table-cell table:style-name="ce62" office:value-type="string">
            <text:p>CS401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/>
          <table:table-cell table:style-name="ce5" table:formula="of:=IF(OR([.B215]=&quot;&quot;;[.S215]=&quot;&quot;;[.U215]=&quot;&quot;);&quot;&quot;;&quot;,&quot;)">
            <text:p/>
          </table:table-cell>
          <table:table-cell table:style-name="ce5"/>
          <table:table-cell table:style-name="ce5" table:formula="of:=IF(AND(NOT(CONCATENATE([.S215];[.U215])=&quot;&quot;);NOT([.W215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15];[.U215];[.W215])=&quot;&quot;);NOT([.Y215]=&quot;&quot;));&quot;,&quot;;&quot;&quot;)">
            <text:p/>
          </table:table-cell>
          <table:table-cell/>
          <table:table-cell table:style-name="ce23" table:formula="of:=IF(AND(NOT(CONCATENATE([.S215];[.U215];[.W215];[.Y215])=&quot;&quot;);NOT([.AA215]=&quot;&quot;));&quot;,&quot;;&quot;&quot;)">
            <text:p/>
          </table:table-cell>
          <table:table-cell/>
          <table:table-cell table:formula="of:=IF(AND(NOT(CONCATENATE([.S215];[.U215];[.W215];[.Y215];[.AA215])=&quot;&quot;);NOT([.AC21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16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ET101</text:p>
          </table:table-cell>
          <table:table-cell table:style-name="ce6"/>
          <table:table-cell table:style-name="ce36" office:value-type="string">
            <text:p>Formación de Empresas de Base Tecnológica I</text:p>
          </table:table-cell>
          <table:table-cell table:style-name="ce13" office:value-type="string">
            <text:p>O</text:p>
          </table:table-cell>
          <table:table-cell table:style-name="ce13" table:formula="of:=[.L216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16]+[.I216]+[.K216]" office:value-type="float" office:value="9">
            <text:p>9</text:p>
          </table:table-cell>
          <table:table-cell table:style-name="ce54"/>
          <table:table-cell table:style-name="ce63" office:value-type="string">
            <text:p>CS401</text:p>
          </table:table-cell>
          <table:table-cell table:number-columns-repeated="3" table:style-name="ce81"/>
          <table:table-cell table:style-name="ce16" office:value-type="string">
            <text:p>OG</text:p>
          </table:table-cell>
          <table:table-cell table:style-name="ce6"/>
          <table:table-cell table:style-name="ce6" table:formula="of:=IF(OR([.B216]=&quot;&quot;;[.S216]=&quot;&quot;;[.U216]=&quot;&quot;);&quot;&quot;;&quot;,&quot;)">
            <text:p/>
          </table:table-cell>
          <table:table-cell table:style-name="ce6"/>
          <table:table-cell table:style-name="ce6" table:formula="of:=IF(AND(NOT(CONCATENATE([.S216];[.U216])=&quot;&quot;);NOT([.W216]=&quot;&quot;));&quot;,&quot;;&quot;&quot;)">
            <text:p/>
          </table:table-cell>
          <table:table-cell table:style-name="ce93"/>
          <table:table-cell table:style-name="ce93" table:formula="of:=IF(AND(NOT(CONCATENATE([.S216];[.U216];[.W216])=&quot;&quot;);NOT([.Y216]=&quot;&quot;));&quot;,&quot;;&quot;&quot;)">
            <text:p/>
          </table:table-cell>
          <table:table-cell table:style-name="ce96"/>
          <table:table-cell table:style-name="ce93" table:formula="of:=IF(AND(NOT(CONCATENATE([.S216];[.U216];[.W216];[.Y216])=&quot;&quot;);NOT([.AA21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6];[.U216];[.W216];[.Y216];[.AA216])=&quot;&quot;);NOT([.AC21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17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T102</text:p>
          </table:table-cell>
          <table:table-cell table:style-name="ce5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217]+0.5*([.I217]+[.J217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7]+[.I217]+[.K217]" office:value-type="float" office:value="4">
            <text:p>4</text:p>
          </table:table-cell>
          <table:table-cell table:style-name="ce53"/>
          <table:table-cell table:style-name="ce62" office:value-type="string">
            <text:p>ET101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217]=&quot;&quot;;[.S217]=&quot;&quot;;[.U217]=&quot;&quot;);&quot;&quot;;&quot;,&quot;)">
            <text:p/>
          </table:table-cell>
          <table:table-cell table:style-name="ce5"/>
          <table:table-cell table:style-name="ce5" table:formula="of:=IF(AND(NOT(CONCATENATE([.S217];[.U217])=&quot;&quot;);NOT([.W217]=&quot;&quot;));&quot;,&quot;;&quot;&quot;)">
            <text:p/>
          </table:table-cell>
          <table:table-cell table:style-name="ce23"/>
          <table:table-cell table:style-name="ce23" table:formula="of:=IF(AND(NOT(CONCATENATE([.S217];[.U217];[.W217])=&quot;&quot;);NOT([.Y217]=&quot;&quot;));&quot;,&quot;;&quot;&quot;)">
            <text:p/>
          </table:table-cell>
          <table:table-cell/>
          <table:table-cell table:style-name="ce23" table:formula="of:=IF(AND(NOT(CONCATENATE([.S217];[.U217];[.W217];[.Y217])=&quot;&quot;);NOT([.AA217]=&quot;&quot;));&quot;,&quot;;&quot;&quot;)">
            <text:p/>
          </table:table-cell>
          <table:table-cell/>
          <table:table-cell table:formula="of:=IF(AND(NOT(CONCATENATE([.S217];[.U217];[.W217];[.Y217];[.AA217])=&quot;&quot;);NOT([.AC21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8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25</text:p>
          </table:table-cell>
          <table:table-cell table:style-name="ce15"/>
          <table:table-cell table:style-name="ce35" office:value-type="string">
            <text:p>Sistemas Distribuídos</text:p>
          </table:table-cell>
          <table:table-cell table:style-name="ce12" office:value-type="string">
            <text:p>O</text:p>
          </table:table-cell>
          <table:table-cell table:style-name="ce14" table:formula="of:=[.H218]+0.5*([.I218]+[.J21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18]+[.I218]+[.K21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25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/>
          <table:table-cell table:style-name="ce5" table:formula="of:=IF(OR([.B218]=&quot;&quot;;[.S218]=&quot;&quot;;[.U218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18];[.U218])=&quot;&quot;);NOT([.W218]=&quot;&quot;));&quot;,&quot;;&quot;&quot;)">
            <text:p/>
          </table:table-cell>
          <table:table-cell table:style-name="ce23"/>
          <table:table-cell table:style-name="ce23" table:formula="of:=IF(AND(NOT(CONCATENATE([.S218];[.U218];[.W218])=&quot;&quot;);NOT([.Y218]=&quot;&quot;));&quot;,&quot;;&quot;&quot;)">
            <text:p/>
          </table:table-cell>
          <table:table-cell/>
          <table:table-cell table:style-name="ce23" table:formula="of:=IF(AND(NOT(CONCATENATE([.S218];[.U218];[.W218];[.Y218])=&quot;&quot;);NOT([.AA218]=&quot;&quot;));&quot;,&quot;;&quot;&quot;)">
            <text:p/>
          </table:table-cell>
          <table:table-cell/>
          <table:table-cell table:formula="of:=IF(AND(NOT(CONCATENATE([.S218];[.U218];[.W218];[.Y218];[.AA218])=&quot;&quot;);NOT([.AC21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9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55</text:p>
          </table:table-cell>
          <table:table-cell table:style-name="ce15"/>
          <table:table-cell table:style-name="ce35" office:value-type="string">
            <text:p>Tópicos en Computación Gráfica</text:p>
          </table:table-cell>
          <table:table-cell table:style-name="ce12" office:value-type="string">
            <text:p>E</text:p>
          </table:table-cell>
          <table:table-cell table:style-name="ce14" table:formula="of:=[.H219]+0.5*([.I219]+[.J219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19]+[.I219]+[.K21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55</text:p>
          </table:table-cell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19]=&quot;&quot;;[.S219]=&quot;&quot;;[.U219]=&quot;&quot;);&quot;&quot;;&quot;,&quot;)">
            <text:p/>
          </table:table-cell>
          <table:table-cell table:style-name="ce5"/>
          <table:table-cell table:style-name="ce5" table:formula="of:=IF(AND(NOT(CONCATENATE([.S219];[.U219])=&quot;&quot;);NOT([.W21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19];[.U219];[.W219])=&quot;&quot;);NOT([.Y219]=&quot;&quot;));&quot;,&quot;;&quot;&quot;)">
            <text:p/>
          </table:table-cell>
          <table:table-cell/>
          <table:table-cell table:style-name="ce23" table:formula="of:=IF(AND(NOT(CONCATENATE([.S219];[.U219];[.W219];[.Y219])=&quot;&quot;);NOT([.AA219]=&quot;&quot;));&quot;,&quot;;&quot;&quot;)">
            <text:p/>
          </table:table-cell>
          <table:table-cell/>
          <table:table-cell table:formula="of:=IF(AND(NOT(CONCATENATE([.S219];[.U219];[.W219];[.Y219];[.AA219])=&quot;&quot;);NOT([.AC21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20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355</text:p>
          </table:table-cell>
          <table:table-cell table:style-name="ce16"/>
          <table:table-cell table:style-name="ce36" office:value-type="string">
            <text:p>Tópicos en Computación Gráfica</text:p>
          </table:table-cell>
          <table:table-cell table:style-name="ce13" office:value-type="string">
            <text:p>O</text:p>
          </table:table-cell>
          <table:table-cell table:style-name="ce13" table:formula="of:=[.L220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20]+[.I220]+[.K22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55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220]=&quot;&quot;;[.S220]=&quot;&quot;;[.U220]=&quot;&quot;);&quot;&quot;;&quot;,&quot;)">
            <text:p/>
          </table:table-cell>
          <table:table-cell table:style-name="ce6"/>
          <table:table-cell table:style-name="ce6" table:formula="of:=IF(AND(NOT(CONCATENATE([.S220];[.U220])=&quot;&quot;);NOT([.W220]=&quot;&quot;));&quot;,&quot;;&quot;&quot;)">
            <text:p/>
          </table:table-cell>
          <table:table-cell table:style-name="ce93"/>
          <table:table-cell table:style-name="ce93" table:formula="of:=IF(AND(NOT(CONCATENATE([.S220];[.U220];[.W220])=&quot;&quot;);NOT([.Y220]=&quot;&quot;));&quot;,&quot;;&quot;&quot;)">
            <text:p/>
          </table:table-cell>
          <table:table-cell table:style-name="ce96"/>
          <table:table-cell table:style-name="ce93" table:formula="of:=IF(AND(NOT(CONCATENATE([.S220];[.U220];[.W220];[.Y220])=&quot;&quot;);NOT([.AA22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20];[.U220];[.W220];[.Y220];[.AA220])=&quot;&quot;);NOT([.AC22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21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61</text:p>
          </table:table-cell>
          <table:table-cell table:style-name="ce15"/>
          <table:table-cell table:style-name="ce35" office:value-type="string">
            <text:p>Tópicos en Inteligencia Artificial</text:p>
          </table:table-cell>
          <table:table-cell table:style-name="ce12" office:value-type="string">
            <text:p>E</text:p>
          </table:table-cell>
          <table:table-cell table:style-name="ce14" table:formula="of:=[.H221]+0.5*([.I221]+[.J221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21]+[.I221]+[.K22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1T</text:p>
          </table:table-cell>
          <table:table-cell table:number-columns-repeated="2" table:style-name="ce87"/>
          <table:table-cell table:style-name="ce80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21]=&quot;&quot;;[.S221]=&quot;&quot;;[.U221]=&quot;&quot;);&quot;&quot;;&quot;,&quot;)">
            <text:p/>
          </table:table-cell>
          <table:table-cell table:style-name="ce5"/>
          <table:table-cell table:style-name="ce5" table:formula="of:=IF(AND(NOT(CONCATENATE([.S221];[.U221])=&quot;&quot;);NOT([.W22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21];[.U221];[.W221])=&quot;&quot;);NOT([.Y221]=&quot;&quot;));&quot;,&quot;;&quot;&quot;)">
            <text:p/>
          </table:table-cell>
          <table:table-cell/>
          <table:table-cell table:style-name="ce23" table:formula="of:=IF(AND(NOT(CONCATENATE([.S221];[.U221];[.W221];[.Y221])=&quot;&quot;);NOT([.AA221]=&quot;&quot;));&quot;,&quot;;&quot;&quot;)">
            <text:p/>
          </table:table-cell>
          <table:table-cell/>
          <table:table-cell table:formula="of:=IF(AND(NOT(CONCATENATE([.S221];[.U221];[.W221];[.Y221];[.AA221])=&quot;&quot;);NOT([.AC22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22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361</text:p>
          </table:table-cell>
          <table:table-cell table:style-name="ce16"/>
          <table:table-cell table:style-name="ce36" office:value-type="string">
            <text:p>Tópicos en Inteligencia Artificial</text:p>
          </table:table-cell>
          <table:table-cell table:style-name="ce13" office:value-type="string">
            <text:p>O</text:p>
          </table:table-cell>
          <table:table-cell table:style-name="ce13" table:formula="of:=[.L222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22]+[.I222]+[.K22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61T</text:p>
          </table:table-cell>
          <table:table-cell table:number-columns-repeated="2" table:style-name="ce88"/>
          <table:table-cell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222]=&quot;&quot;;[.S222]=&quot;&quot;;[.U222]=&quot;&quot;);&quot;&quot;;&quot;,&quot;)">
            <text:p/>
          </table:table-cell>
          <table:table-cell table:style-name="ce6"/>
          <table:table-cell table:style-name="ce6" table:formula="of:=IF(AND(NOT(CONCATENATE([.S222];[.U222])=&quot;&quot;);NOT([.W222]=&quot;&quot;));&quot;,&quot;;&quot;&quot;)">
            <text:p/>
          </table:table-cell>
          <table:table-cell table:style-name="ce93"/>
          <table:table-cell table:style-name="ce93" table:formula="of:=IF(AND(NOT(CONCATENATE([.S222];[.U222];[.W222])=&quot;&quot;);NOT([.Y222]=&quot;&quot;));&quot;,&quot;;&quot;&quot;)">
            <text:p/>
          </table:table-cell>
          <table:table-cell table:style-name="ce96"/>
          <table:table-cell table:style-name="ce93" table:formula="of:=IF(AND(NOT(CONCATENATE([.S222];[.U222];[.W222];[.Y222])=&quot;&quot;);NOT([.AA22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22];[.U222];[.W222];[.Y222];[.AA222])=&quot;&quot;);NOT([.AC22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FG221</text:p>
          </table:table-cell>
          <table:table-cell table:style-name="ce12"/>
          <table:table-cell table:style-name="ce32" office:value-type="string">
            <text:p>Historia de la Ciencia y Tecnología</text:p>
          </table:table-cell>
          <table:table-cell table:style-name="ce15" office:value-type="string">
            <text:p>O</text:p>
          </table:table-cell>
          <table:table-cell table:style-name="ce14" table:formula="of:=[.H223]+0.5*([.I223]+[.J223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23]+[.I223]+[.K223]" office:value-type="float" office:value="3">
            <text:p>3</text:p>
          </table:table-cell>
          <table:table-cell table:style-name="ce53"/>
          <table:table-cell table:style-name="ce62" office:value-type="string">
            <text:p>FG205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223]=&quot;&quot;;[.S223]=&quot;&quot;;[.U223]=&quot;&quot;);&quot;&quot;;&quot;,&quot;)">
            <text:p/>
          </table:table-cell>
          <table:table-cell table:style-name="ce5"/>
          <table:table-cell table:style-name="ce5" table:formula="of:=IF(AND(NOT(CONCATENATE([.S223];[.U223])=&quot;&quot;);NOT([.W223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23];[.U223];[.W223])=&quot;&quot;);NOT([.Y223]=&quot;&quot;));&quot;,&quot;;&quot;&quot;)">
            <text:p/>
          </table:table-cell>
          <table:table-cell/>
          <table:table-cell table:style-name="ce23" table:formula="of:=IF(AND(NOT(CONCATENATE([.S223];[.U223];[.W223];[.Y223])=&quot;&quot;);NOT([.AA223]=&quot;&quot;));&quot;,&quot;;&quot;&quot;)">
            <text:p/>
          </table:table-cell>
          <table:table-cell/>
          <table:table-cell table:formula="of:=IF(AND(NOT(CONCATENATE([.S223];[.U223];[.W223];[.Y223];[.AA223])=&quot;&quot;);NOT([.AC22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24]=&quot;&quot;);&quot;CS&quot;;&quot;&quot;)" office:value-type="string" office:string-value="CS">
            <text:p>CS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FG301</text:p>
          </table:table-cell>
          <table:table-cell table:style-name="ce15"/>
          <table:table-cell table:style-name="ce35" office:value-type="string">
            <text:p>Enseñanza Social de la Iglesia</text:p>
          </table:table-cell>
          <table:table-cell table:style-name="ce14" office:value-type="string">
            <text:p>O</text:p>
          </table:table-cell>
          <table:table-cell table:style-name="ce14" table:formula="of:=[.H224]+0.5*([.I224]+[.J224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224]+[.I224]+[.K224]" office:value-type="float" office:value="3">
            <text:p>3</text:p>
          </table:table-cell>
          <table:table-cell table:style-name="ce53"/>
          <table:table-cell table:style-name="ce62" office:value-type="string">
            <text:p>FG204A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224]=&quot;&quot;;[.S224]=&quot;&quot;;[.U224]=&quot;&quot;);&quot;&quot;;&quot;,&quot;)">
            <text:p/>
          </table:table-cell>
          <table:table-cell table:style-name="ce7"/>
          <table:table-cell table:style-name="ce5" table:formula="of:=IF(AND(NOT(CONCATENATE([.S224];[.U224])=&quot;&quot;);NOT([.W224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24];[.U224];[.W224])=&quot;&quot;);NOT([.Y224]=&quot;&quot;));&quot;,&quot;;&quot;&quot;)">
            <text:p/>
          </table:table-cell>
          <table:table-cell/>
          <table:table-cell table:style-name="ce23" table:formula="of:=IF(AND(NOT(CONCATENATE([.S224];[.U224];[.W224];[.Y224])=&quot;&quot;);NOT([.AA224]=&quot;&quot;));&quot;,&quot;;&quot;&quot;)">
            <text:p/>
          </table:table-cell>
          <table:table-cell/>
          <table:table-cell table:formula="of:=IF(AND(NOT(CONCATENATE([.S224];[.U224];[.W224];[.Y224];[.AA224])=&quot;&quot;);NOT([.AC22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410</text:p>
          </table:table-cell>
          <table:table-cell table:style-name="ce12"/>
          <table:table-cell table:style-name="ce32" office:value-type="string">
            <text:p>Pasantía I</text:p>
          </table:table-cell>
          <table:table-cell table:style-name="ce15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225]+[.I225]+[.K225]" office:value-type="float" office:value="0">
            <text:p>0</text:p>
          </table:table-cell>
          <table:table-cell table:style-name="ce53"/>
          <table:table-cell table:style-name="ce70" office:value-type="string">
            <text:p>USGP=150Cr</text:p>
          </table:table-cell>
          <table:table-cell table:number-columns-repeated="3" table:style-name="ce80"/>
          <table:table-cell table:style-name="ce15"/>
          <table:table-cell table:style-name="ce5" office:value-type="string">
            <text:p>USGP</text:p>
          </table:table-cell>
          <table:table-cell table:style-name="ce5" table:formula="of:=IF(OR([.B225]=&quot;&quot;;[.S225]=&quot;&quot;;[.U225]=&quot;&quot;);&quot;&quot;;&quot;,&quot;)">
            <text:p/>
          </table:table-cell>
          <table:table-cell table:style-name="ce5"/>
          <table:table-cell table:style-name="ce5" table:formula="of:=IF(AND(NOT(CONCATENATE([.S225];[.U225])=&quot;&quot;);NOT([.W225]=&quot;&quot;));&quot;,&quot;;&quot;&quot;)">
            <text:p/>
          </table:table-cell>
          <table:table-cell table:style-name="ce23"/>
          <table:table-cell table:style-name="ce23" table:formula="of:=IF(AND(NOT(CONCATENATE([.S225];[.U225];[.W225])=&quot;&quot;);NOT([.Y225]=&quot;&quot;));&quot;,&quot;;&quot;&quot;)">
            <text:p/>
          </table:table-cell>
          <table:table-cell/>
          <table:table-cell table:style-name="ce23" table:formula="of:=IF(AND(NOT(CONCATENATE([.S225];[.U225];[.W225];[.Y225])=&quot;&quot;);NOT([.AA225]=&quot;&quot;));&quot;,&quot;;&quot;&quot;)">
            <text:p/>
          </table:table-cell>
          <table:table-cell/>
          <table:table-cell table:formula="of:=IF(AND(NOT(CONCATENATE([.S225];[.U225];[.W225];[.Y225];[.AA225])=&quot;&quot;);NOT([.AC22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26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26]+0.5*([.I226]+[.J226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26]+[.I226]+[.K226]" office:value-type="float" office:value="3">
            <text:p>3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226]=&quot;&quot;;[.S226]=&quot;&quot;;[.U226]=&quot;&quot;);&quot;&quot;;&quot;,&quot;)">
            <text:p/>
          </table:table-cell>
          <table:table-cell table:style-name="ce5"/>
          <table:table-cell table:style-name="ce5" table:formula="of:=IF(AND(NOT(CONCATENATE([.S226];[.U226])=&quot;&quot;);NOT([.W226]=&quot;&quot;));&quot;,&quot;;&quot;&quot;)">
            <text:p/>
          </table:table-cell>
          <table:table-cell table:style-name="ce23"/>
          <table:table-cell table:style-name="ce23" table:formula="of:=IF(AND(NOT(CONCATENATE([.S226];[.U226];[.W226])=&quot;&quot;);NOT([.Y226]=&quot;&quot;));&quot;,&quot;;&quot;&quot;)">
            <text:p/>
          </table:table-cell>
          <table:table-cell/>
          <table:table-cell table:style-name="ce23" table:formula="of:=IF(AND(NOT(CONCATENATE([.S226];[.U226];[.W226];[.Y226])=&quot;&quot;);NOT([.AA226]=&quot;&quot;));&quot;,&quot;;&quot;&quot;)">
            <text:p/>
          </table:table-cell>
          <table:table-cell/>
          <table:table-cell table:formula="of:=IF(AND(NOT(CONCATENATE([.S226];[.U226];[.W226];[.Y226];[.AA226])=&quot;&quot;);NOT([.AC22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4"/>
          <table:table-cell table:style-name="ce23" table:formula="of:=IF(AND(NOT(CONCATENATE([.S227];[.U227];[.W227];[.Y227])=&quot;&quot;);NOT([.AA227]=&quot;&quot;));&quot;,&quot;;&quot;&quot;)">
            <text:p/>
          </table:table-cell>
          <table:table-cell/>
          <table:table-cell table:formula="of:=IF(AND(NOT(CONCATENATE([.S227];[.U227];[.W227];[.Y227];[.AA227])=&quot;&quot;);NOT([.AC22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28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203:.G219])+[.G128]" office:value-type="float" office:value="60">
            <text:p>60</text:p>
          </table:table-cell>
          <table:table-cell table:style-name="ce6" table:formula="of:=SUM([.H203:.J219];[.J128])+SUM([.H128:.J128])" office:value-type="float" office:value="95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228]=&quot;&quot;;[.S228]=&quot;&quot;;[.U22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28];[.U228];[.W228];[.Y228])=&quot;&quot;);NOT([.AA228]=&quot;&quot;));&quot;,&quot;;&quot;&quot;)">
            <text:p/>
          </table:table-cell>
          <table:table-cell/>
          <table:table-cell table:formula="of:=IF(AND(NOT(CONCATENATE([.S228];[.U228];[.W228];[.Y228];[.AA228])=&quot;&quot;);NOT([.AC22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29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229]=&quot;&quot;;[.S229]=&quot;&quot;;[.U22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29];[.U229];[.W229];[.Y229])=&quot;&quot;);NOT([.AA229]=&quot;&quot;));&quot;,&quot;;&quot;&quot;)">
            <text:p/>
          </table:table-cell>
          <table:table-cell/>
          <table:table-cell table:formula="of:=IF(AND(NOT(CONCATENATE([.S229];[.U229];[.W229];[.Y229];[.AA229])=&quot;&quot;);NOT([.AC22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30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10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230]=&quot;&quot;;[.S230]=&quot;&quot;;[.U23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30];[.U230];[.W230];[.Y230])=&quot;&quot;);NOT([.AA230]=&quot;&quot;));&quot;,&quot;;&quot;&quot;)">
            <text:p/>
          </table:table-cell>
          <table:table-cell/>
          <table:table-cell table:formula="of:=IF(AND(NOT(CONCATENATE([.S230];[.U230];[.W230];[.Y230];[.AA230])=&quot;&quot;);NOT([.AC23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31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office:value-type="string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31]=&quot;&quot;;[.S231]=&quot;&quot;;[.U23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31];[.U231];[.W231];[.Y231])=&quot;&quot;);NOT([.AA231]=&quot;&quot;));&quot;,&quot;;&quot;&quot;)">
            <text:p/>
          </table:table-cell>
          <table:table-cell/>
          <table:table-cell table:formula="of:=IF(AND(NOT(CONCATENATE([.S231];[.U231];[.W231];[.Y231];[.AA231])=&quot;&quot;);NOT([.AC23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32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232W</text:p>
          </table:table-cell>
          <table:table-cell table:style-name="ce15"/>
          <table:table-cell table:style-name="ce35" office:value-type="string">
            <text:p>Programación de Dispositivos Móviles</text:p>
          </table:table-cell>
          <table:table-cell table:style-name="ce12" office:value-type="string">
            <text:p>O</text:p>
          </table:table-cell>
          <table:table-cell table:style-name="ce14" table:formula="of:=[.H232]+0.5*([.I232]+[.J232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32]+[.I232]+[.K232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30W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232]=&quot;&quot;;[.S232]=&quot;&quot;;[.U232]=&quot;&quot;);&quot;&quot;;&quot;,&quot;)">
            <text:p/>
          </table:table-cell>
          <table:table-cell table:style-name="ce5"/>
          <table:table-cell table:style-name="ce5" table:formula="of:=IF(AND(NOT(CONCATENATE([.S232];[.U232])=&quot;&quot;);NOT([.W23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2];[.U232];[.W232];[.Y232])=&quot;&quot;);NOT([.AA232]=&quot;&quot;));&quot;,&quot;;&quot;&quot;)">
            <text:p/>
          </table:table-cell>
          <table:table-cell/>
          <table:table-cell table:formula="of:=IF(AND(NOT(CONCATENATE([.S232];[.U232];[.W232];[.Y232];[.AA232])=&quot;&quot;);NOT([.AC23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33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232W</text:p>
          </table:table-cell>
          <table:table-cell table:style-name="ce16"/>
          <table:table-cell table:style-name="ce36" office:value-type="string">
            <text:p>Programación de Dispositivos Móviles</text:p>
          </table:table-cell>
          <table:table-cell table:style-name="ce13" office:value-type="string">
            <text:p>O</text:p>
          </table:table-cell>
          <table:table-cell table:style-name="ce13" table:formula="of:=[.L233]/3" office:value-type="float" office:value="2">
            <text:p>2</text:p>
          </table:table-cell>
          <table:table-cell table:number-columns-repeated="4" table:style-name="ce16" office:value-type="float" office:value="2">
            <text:p>2</text:p>
          </table:table-cell>
          <table:table-cell table:style-name="ce13" table:formula="of:=[.H233]+[.I233]+[.K233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30W</text:p>
          </table:table-cell>
          <table:table-cell table:number-columns-repeated="3" table:style-name="ce81"/>
          <table:table-cell table:style-name="ce16" office:value-type="string">
            <text:p>IT</text:p>
          </table:table-cell>
          <table:table-cell table:style-name="ce6"/>
          <table:table-cell table:style-name="ce6" table:formula="of:=IF(OR([.B233]=&quot;&quot;;[.S233]=&quot;&quot;;[.U233]=&quot;&quot;);&quot;&quot;;&quot;,&quot;)">
            <text:p/>
          </table:table-cell>
          <table:table-cell table:style-name="ce6"/>
          <table:table-cell table:style-name="ce6" table:formula="of:=IF(AND(NOT(CONCATENATE([.S233];[.U233])=&quot;&quot;);NOT([.W233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33];[.U233];[.W233];[.Y233])=&quot;&quot;);NOT([.AA23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3];[.U233];[.W233];[.Y233];[.AA233])=&quot;&quot;);NOT([.AC23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34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67</text:p>
          </table:table-cell>
          <table:table-cell table:style-name="ce15"/>
          <table:table-cell table:style-name="ce35" office:value-type="string">
            <text:p>Robótica</text:p>
          </table:table-cell>
          <table:table-cell table:style-name="ce15" office:value-type="string">
            <text:p>E</text:p>
          </table:table-cell>
          <table:table-cell table:style-name="ce14" table:formula="of:=[.H234]+0.5*([.I234]+[.J234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3" table:formula="of:=[.H234]+[.I234]+[.K234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361</text:p>
          </table:table-cell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HW,CS</text:p>
          </table:table-cell>
          <table:table-cell table:style-name="ce7" office:value-type="string">
            <text:p>SPC</text:p>
          </table:table-cell>
          <table:table-cell table:style-name="ce5" table:formula="of:=IF(OR([.B234]=&quot;&quot;;[.S234]=&quot;&quot;;[.U234]=&quot;&quot;);&quot;&quot;;&quot;,&quot;)">
            <text:p/>
          </table:table-cell>
          <table:table-cell table:style-name="ce5"/>
          <table:table-cell table:style-name="ce5" table:formula="of:=IF(AND(NOT(CONCATENATE([.S234];[.U234])=&quot;&quot;);NOT([.W23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4];[.U234];[.W234];[.Y234])=&quot;&quot;);NOT([.AA234]=&quot;&quot;));&quot;,&quot;;&quot;&quot;)">
            <text:p/>
          </table:table-cell>
          <table:table-cell/>
          <table:table-cell table:formula="of:=IF(AND(NOT(CONCATENATE([.S234];[.U234];[.W234];[.Y234];[.AA234])=&quot;&quot;);NOT([.AC23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35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67</text:p>
          </table:table-cell>
          <table:table-cell table:style-name="ce16"/>
          <table:table-cell table:style-name="ce36" office:value-type="string">
            <text:p>Robótica</text:p>
          </table:table-cell>
          <table:table-cell table:style-name="ce16" office:value-type="string">
            <text:p>O</text:p>
          </table:table-cell>
          <table:table-cell table:style-name="ce13" table:formula="of:=[.L235]/3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3" table:formula="of:=[.H235]+[.I235]+[.K235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361</text:p>
          </table:table-cell>
          <table:table-cell table:number-columns-repeated="3" table:style-name="ce81"/>
          <table:table-cell table:style-name="ce16" office:value-type="string">
            <text:p>HW,CS</text:p>
          </table:table-cell>
          <table:table-cell table:style-name="ce6"/>
          <table:table-cell table:style-name="ce6" table:formula="of:=IF(OR([.B235]=&quot;&quot;;[.S235]=&quot;&quot;;[.U235]=&quot;&quot;);&quot;&quot;;&quot;,&quot;)">
            <text:p/>
          </table:table-cell>
          <table:table-cell table:style-name="ce6"/>
          <table:table-cell table:style-name="ce6" table:formula="of:=IF(AND(NOT(CONCATENATE([.S235];[.U235])=&quot;&quot;);NOT([.W235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35];[.U235];[.W235];[.Y235])=&quot;&quot;);NOT([.AA23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5];[.U235];[.W235];[.Y235];[.AA235])=&quot;&quot;);NOT([.AC23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31</text:p>
          </table:table-cell>
          <table:table-cell table:style-name="ce15"/>
          <table:table-cell table:style-name="ce35" office:value-type="string">
            <text:p>Cloud Computing</text:p>
          </table:table-cell>
          <table:table-cell table:style-name="ce12" office:value-type="string">
            <text:p>O</text:p>
          </table:table-cell>
          <table:table-cell table:style-name="ce14" table:formula="of:=[.H236]+0.5*([.I236]+[.J236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36]+[.I236]+[.K236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30W,CS314</text:p>
          </table:table-cell>
          <table:table-cell table:number-columns-repeated="3" table:style-name="ce80"/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236]=&quot;&quot;;[.S236]=&quot;&quot;;[.U236]=&quot;&quot;);&quot;&quot;;&quot;,&quot;)">
            <text:p/>
          </table:table-cell>
          <table:table-cell table:style-name="ce5"/>
          <table:table-cell table:style-name="ce5" table:formula="of:=IF(AND(NOT(CONCATENATE([.S236];[.U236])=&quot;&quot;);NOT([.W23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6];[.U236];[.W236];[.Y236])=&quot;&quot;);NOT([.AA236]=&quot;&quot;));&quot;,&quot;;&quot;&quot;)">
            <text:p/>
          </table:table-cell>
          <table:table-cell/>
          <table:table-cell table:formula="of:=IF(AND(NOT(CONCATENATE([.S236];[.U236];[.W236];[.Y236];[.AA236])=&quot;&quot;);NOT([.AC23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office:value-type="string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31</text:p>
          </table:table-cell>
          <table:table-cell table:style-name="ce16"/>
          <table:table-cell table:style-name="ce36" office:value-type="string">
            <text:p>Cloud Computing</text:p>
          </table:table-cell>
          <table:table-cell table:style-name="ce13" office:value-type="string">
            <text:p>O</text:p>
          </table:table-cell>
          <table:table-cell table:style-name="ce13" table:formula="of:=[.L237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37]+[.I237]+[.K237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30W,CS314</text:p>
          </table:table-cell>
          <table:table-cell table:number-columns-repeated="3" table:style-name="ce81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237]=&quot;&quot;;[.S237]=&quot;&quot;;[.U237]=&quot;&quot;);&quot;&quot;;&quot;,&quot;)">
            <text:p/>
          </table:table-cell>
          <table:table-cell table:style-name="ce6"/>
          <table:table-cell table:style-name="ce6" table:formula="of:=IF(AND(NOT(CONCATENATE([.S237];[.U237])=&quot;&quot;);NOT([.W237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37];[.U237];[.W237];[.Y237])=&quot;&quot;);NOT([.AA23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7];[.U237];[.W237];[.Y237];[.AA237])=&quot;&quot;);NOT([.AC23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38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38]+0.5*([.I238]+[.J238])" office:value-type="float" office:value="6">
            <text:p>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5"/>
          <table:table-cell table:style-name="ce16"/>
          <table:table-cell table:style-name="ce13" table:formula="of:=[.H238]+[.I238]+[.K238]" office:value-type="float" office:value="10">
            <text:p>10</text:p>
          </table:table-cell>
          <table:table-cell table:style-name="ce53"/>
          <table:table-cell table:style-name="ce62" office:value-type="string">
            <text:p>CS403,CS280T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238]=&quot;&quot;;[.S238]=&quot;&quot;;[.U238]=&quot;&quot;);&quot;&quot;;&quot;,&quot;)">
            <text:p/>
          </table:table-cell>
          <table:table-cell table:style-name="ce5"/>
          <table:table-cell table:style-name="ce5" table:formula="of:=IF(AND(NOT(CONCATENATE([.S238];[.U238])=&quot;&quot;);NOT([.W23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8];[.U238];[.W238];[.Y238])=&quot;&quot;);NOT([.AA238]=&quot;&quot;));&quot;,&quot;;&quot;&quot;)">
            <text:p/>
          </table:table-cell>
          <table:table-cell/>
          <table:table-cell table:formula="of:=IF(AND(NOT(CONCATENATE([.S238];[.U238];[.W238];[.Y238];[.AA238])=&quot;&quot;);NOT([.AC23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39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39]+0.5*([.I239]+[.J239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39]+[.I239]+[.K239]" office:value-type="float" office:value="4">
            <text:p>4</text:p>
          </table:table-cell>
          <table:table-cell table:style-name="ce53"/>
          <table:table-cell table:style-name="ce62" office:value-type="string">
            <text:p>CS403,CS280T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/>
          <table:table-cell table:style-name="ce5" table:formula="of:=IF(OR([.B239]=&quot;&quot;;[.S239]=&quot;&quot;;[.U239]=&quot;&quot;);&quot;&quot;;&quot;,&quot;)">
            <text:p/>
          </table:table-cell>
          <table:table-cell table:style-name="ce5"/>
          <table:table-cell table:style-name="ce5" table:formula="of:=IF(AND(NOT(CONCATENATE([.S239];[.U239])=&quot;&quot;);NOT([.W239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9];[.U239];[.W239];[.Y239])=&quot;&quot;);NOT([.AA239]=&quot;&quot;));&quot;,&quot;;&quot;&quot;)">
            <text:p/>
          </table:table-cell>
          <table:table-cell/>
          <table:table-cell table:formula="of:=IF(AND(NOT(CONCATENATE([.S239];[.U239];[.W239];[.Y239];[.AA239])=&quot;&quot;);NOT([.AC23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40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404</text:p>
          </table:table-cell>
          <table:table-cell table:style-name="ce16"/>
          <table:table-cell table:style-name="ce36" office:value-type="string">
            <text:p>Seminario de Tesis</text:p>
          </table:table-cell>
          <table:table-cell table:style-name="ce13" office:value-type="string">
            <text:p>O</text:p>
          </table:table-cell>
          <table:table-cell table:style-name="ce13" table:formula="of:=[.L240]/3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3" table:formula="of:=[.H240]+[.I240]+[.K240]" office:value-type="float" office:value="9">
            <text:p>9</text:p>
          </table:table-cell>
          <table:table-cell table:style-name="ce54"/>
          <table:table-cell table:style-name="ce63" office:value-type="string">
            <text:p>CS403,CS280T</text:p>
          </table:table-cell>
          <table:table-cell table:number-columns-repeated="3" table:style-name="ce81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240]=&quot;&quot;;[.S240]=&quot;&quot;;[.U240]=&quot;&quot;);&quot;&quot;;&quot;,&quot;)">
            <text:p/>
          </table:table-cell>
          <table:table-cell table:style-name="ce6"/>
          <table:table-cell table:style-name="ce6" table:formula="of:=IF(AND(NOT(CONCATENATE([.S240];[.U240])=&quot;&quot;);NOT([.W240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40];[.U240];[.W240];[.Y240])=&quot;&quot;);NOT([.AA24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0];[.U240];[.W240];[.Y240];[.AA240])=&quot;&quot;);NOT([.AC24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41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41]+0.5*([.I241]+[.J241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1]+[.I241]+[.K241]" office:value-type="float" office:value="4">
            <text:p>4</text:p>
          </table:table-cell>
          <table:table-cell table:style-name="ce53"/>
          <table:table-cell table:style-name="ce62" office:value-type="string">
            <text:p>CS403,CS280T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 office:value-type="string">
            <text:p>UNSA</text:p>
          </table:table-cell>
          <table:table-cell table:style-name="ce5" table:formula="of:=IF(OR([.B241]=&quot;&quot;;[.S241]=&quot;&quot;;[.U241]=&quot;&quot;);&quot;&quot;;&quot;,&quot;)">
            <text:p/>
          </table:table-cell>
          <table:table-cell table:style-name="ce5"/>
          <table:table-cell table:style-name="ce5" table:formula="of:=IF(AND(NOT(CONCATENATE([.S241];[.U241])=&quot;&quot;);NOT([.W241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1];[.U241];[.W241];[.Y241])=&quot;&quot;);NOT([.AA241]=&quot;&quot;));&quot;,&quot;;&quot;&quot;)">
            <text:p/>
          </table:table-cell>
          <table:table-cell/>
          <table:table-cell table:formula="of:=IF(AND(NOT(CONCATENATE([.S241];[.U241];[.W241];[.Y241];[.AA241])=&quot;&quot;);NOT([.AC24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42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42]+0.5*([.I242]+[.J242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5"/>
          <table:table-cell table:style-name="ce16"/>
          <table:table-cell table:style-name="ce13" table:formula="of:=[.H242]+[.I242]+[.K242]" office:value-type="float" office:value="6">
            <text:p>6</text:p>
          </table:table-cell>
          <table:table-cell table:style-name="ce53"/>
          <table:table-cell table:style-name="ce62" office:value-type="string">
            <text:p>CS403,CS280T</text:p>
          </table:table-cell>
          <table:table-cell table:number-columns-repeated="3" table:style-name="ce80"/>
          <table:table-cell table:style-name="ce15" office:value-type="string">
            <text:p>CS,SE,IS</text:p>
          </table:table-cell>
          <table:table-cell table:style-name="ce7"/>
          <table:table-cell table:style-name="ce5" table:formula="of:=IF(OR([.B242]=&quot;&quot;;[.S242]=&quot;&quot;;[.U242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42];[.U242])=&quot;&quot;);NOT([.W24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2];[.U242];[.W242];[.Y242])=&quot;&quot;);NOT([.AA242]=&quot;&quot;));&quot;,&quot;;&quot;&quot;)">
            <text:p/>
          </table:table-cell>
          <table:table-cell/>
          <table:table-cell table:formula="of:=IF(AND(NOT(CONCATENATE([.S242];[.U242];[.W242];[.Y242];[.AA242])=&quot;&quot;);NOT([.AC24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4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ET102</text:p>
          </table:table-cell>
          <table:table-cell table:style-name="ce5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243]+0.5*([.I243]+[.J243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3]+[.I243]+[.K243]" office:value-type="float" office:value="4">
            <text:p>4</text:p>
          </table:table-cell>
          <table:table-cell table:style-name="ce53"/>
          <table:table-cell table:style-name="ce62" office:value-type="string">
            <text:p>ET101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/>
          <table:table-cell table:style-name="ce5" table:formula="of:=IF(OR([.B243]=&quot;&quot;;[.S243]=&quot;&quot;;[.U243]=&quot;&quot;);&quot;&quot;;&quot;,&quot;)">
            <text:p/>
          </table:table-cell>
          <table:table-cell table:style-name="ce5"/>
          <table:table-cell table:style-name="ce5" table:formula="of:=IF(AND(NOT(CONCATENATE([.S243];[.U243])=&quot;&quot;);NOT([.W243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3];[.U243];[.W243];[.Y243])=&quot;&quot;);NOT([.AA243]=&quot;&quot;));&quot;,&quot;;&quot;&quot;)">
            <text:p/>
          </table:table-cell>
          <table:table-cell/>
          <table:table-cell table:formula="of:=IF(AND(NOT(CONCATENATE([.S243];[.U243];[.W243];[.Y243];[.AA243])=&quot;&quot;);NOT([.AC24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44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ET102</text:p>
          </table:table-cell>
          <table:table-cell table:style-name="ce6"/>
          <table:table-cell table:style-name="ce36" office:value-type="string">
            <text:p>Formación de Empresas de Base Tecnológica II</text:p>
          </table:table-cell>
          <table:table-cell table:style-name="ce13" office:value-type="string">
            <text:p>O</text:p>
          </table:table-cell>
          <table:table-cell table:style-name="ce13" table:formula="of:=[.L244]/3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3" table:formula="of:=[.H244]+[.I244]+[.K244]" office:value-type="float" office:value="6">
            <text:p>6</text:p>
          </table:table-cell>
          <table:table-cell table:style-name="ce54"/>
          <table:table-cell table:style-name="ce63" office:value-type="string">
            <text:p>ET101</text:p>
          </table:table-cell>
          <table:table-cell table:number-columns-repeated="3" table:style-name="ce81"/>
          <table:table-cell table:style-name="ce16" office:value-type="string">
            <text:p>OG</text:p>
          </table:table-cell>
          <table:table-cell table:style-name="ce6"/>
          <table:table-cell table:style-name="ce6" table:formula="of:=IF(OR([.B244]=&quot;&quot;;[.S244]=&quot;&quot;;[.U244]=&quot;&quot;);&quot;&quot;;&quot;,&quot;)">
            <text:p/>
          </table:table-cell>
          <table:table-cell table:style-name="ce6"/>
          <table:table-cell table:style-name="ce6" table:formula="of:=IF(AND(NOT(CONCATENATE([.S244];[.U244])=&quot;&quot;);NOT([.W244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44];[.U244];[.W244];[.Y244])=&quot;&quot;);NOT([.AA24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4];[.U244];[.W244];[.Y244];[.AA244])=&quot;&quot;);NOT([.AC24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245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56</text:p>
          </table:table-cell>
          <table:table-cell table:style-name="ce15"/>
          <table:table-cell table:style-name="ce35" office:value-type="string">
            <text:p>Programación de Video Juegos</text:p>
          </table:table-cell>
          <table:table-cell table:style-name="ce15" office:value-type="string">
            <text:p>E</text:p>
          </table:table-cell>
          <table:table-cell table:style-name="ce14" table:formula="of:=[.H245]+0.5*([.I245]+[.J24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245]+[.I245]+[.K24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2" office:value-type="string">
            <text:p>CS261T,CS355,CS250W</text:p>
          </table:table-cell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245]=&quot;&quot;;[.S245]=&quot;&quot;;[.U245]=&quot;&quot;);&quot;&quot;;&quot;,&quot;)">
            <text:p/>
          </table:table-cell>
          <table:table-cell table:style-name="ce5"/>
          <table:table-cell table:style-name="ce5" table:formula="of:=IF(AND(NOT(CONCATENATE([.S245];[.U245])=&quot;&quot;);NOT([.W24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5];[.U245];[.W245];[.Y245])=&quot;&quot;);NOT([.AA245]=&quot;&quot;));&quot;,&quot;;&quot;&quot;)">
            <text:p/>
          </table:table-cell>
          <table:table-cell/>
          <table:table-cell table:formula="of:=IF(AND(NOT(CONCATENATE([.S245];[.U245];[.W245];[.Y245];[.AA245])=&quot;&quot;);NOT([.AC24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246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56</text:p>
          </table:table-cell>
          <table:table-cell table:style-name="ce16"/>
          <table:table-cell table:style-name="ce36" office:value-type="string">
            <text:p>Programación de Video Juegos</text:p>
          </table:table-cell>
          <table:table-cell table:style-name="ce16" office:value-type="string">
            <text:p>O</text:p>
          </table:table-cell>
          <table:table-cell table:style-name="ce13" table:formula="of:=[.L246]/3" office:value-type="float" office:value="2">
            <text:p>2</text:p>
          </table:table-cell>
          <table:table-cell table:number-columns-repeated="4" table:style-name="ce16" office:value-type="float" office:value="2">
            <text:p>2</text:p>
          </table:table-cell>
          <table:table-cell table:style-name="ce13" table:formula="of:=[.H246]+[.I246]+[.K246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3" office:value-type="string">
            <text:p>CS261T,CS355,CS250W</text:p>
          </table:table-cell>
          <table:table-cell table:number-columns-repeated="3" table:style-name="ce81"/>
          <table:table-cell table:style-name="ce16" office:value-type="string">
            <text:p>CS</text:p>
          </table:table-cell>
          <table:table-cell table:style-name="ce6"/>
          <table:table-cell table:style-name="ce6" table:formula="of:=IF(OR([.B246]=&quot;&quot;;[.S246]=&quot;&quot;;[.U246]=&quot;&quot;);&quot;&quot;;&quot;,&quot;)">
            <text:p/>
          </table:table-cell>
          <table:table-cell table:style-name="ce6"/>
          <table:table-cell table:style-name="ce6" table:formula="of:=IF(AND(NOT(CONCATENATE([.S246];[.U246])=&quot;&quot;);NOT([.W246]=&quot;&quot;));&quot;,&quot;;&quot;&quot;)">
            <text:p/>
          </table:table-cell>
          <table:table-cell table:style-name="ce93"/>
          <table:table-cell table:number-columns-repeated="2" table:style-name="ce96"/>
          <table:table-cell table:style-name="ce93" table:formula="of:=IF(AND(NOT(CONCATENATE([.S246];[.U246];[.W246];[.Y246])=&quot;&quot;);NOT([.AA24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6];[.U246];[.W246];[.Y246];[.AA246])=&quot;&quot;);NOT([.AC24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220</text:p>
          </table:table-cell>
          <table:table-cell table:style-name="ce12"/>
          <table:table-cell table:style-name="ce32" office:value-type="string">
            <text:p>Análisis de la Realidad Peruana</text:p>
          </table:table-cell>
          <table:table-cell table:style-name="ce15" office:value-type="string">
            <text:p>O</text:p>
          </table:table-cell>
          <table:table-cell table:style-name="ce14" table:formula="of:=[.H247]+0.5*([.I247]+[.J247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7]+[.I247]+[.K247]" office:value-type="float" office:value="3">
            <text:p>3</text:p>
          </table:table-cell>
          <table:table-cell table:style-name="ce53"/>
          <table:table-cell table:style-name="ce62" office:value-type="string">
            <text:p>FG221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247]=&quot;&quot;;[.S247]=&quot;&quot;;[.U247]=&quot;&quot;);&quot;&quot;;&quot;,&quot;)">
            <text:p/>
          </table:table-cell>
          <table:table-cell table:style-name="ce5"/>
          <table:table-cell table:style-name="ce5" table:formula="of:=IF(AND(NOT(CONCATENATE([.S247];[.U247])=&quot;&quot;);NOT([.W247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7];[.U247];[.W247];[.Y247])=&quot;&quot;);NOT([.AA247]=&quot;&quot;));&quot;,&quot;;&quot;&quot;)">
            <text:p/>
          </table:table-cell>
          <table:table-cell/>
          <table:table-cell table:formula="of:=IF(AND(NOT(CONCATENATE([.S247];[.U247];[.W247];[.Y247];[.AA247])=&quot;&quot;);NOT([.AC24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48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48]+0.5*([.I248]+[.J248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8]+[.I248]+[.K248]" office:value-type="float" office:value="4">
            <text:p>4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 office:value-type="string">
            <text:p>SPC</text:p>
          </table:table-cell>
          <table:table-cell table:style-name="ce5" table:formula="of:=IF(OR([.B248]=&quot;&quot;;[.S248]=&quot;&quot;;[.U248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48];[.U248])=&quot;&quot;);NOT([.W248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8];[.U248];[.W248];[.Y248])=&quot;&quot;);NOT([.AA248]=&quot;&quot;));&quot;,&quot;;&quot;&quot;)">
            <text:p/>
          </table:table-cell>
          <table:table-cell/>
          <table:table-cell table:formula="of:=IF(AND(NOT(CONCATENATE([.S248];[.U248];[.W248];[.Y248];[.AA248])=&quot;&quot;);NOT([.AC24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49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49]+0.5*([.I249]+[.J249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9]+[.I249]+[.K249]" office:value-type="float" office:value="3">
            <text:p>3</text:p>
          </table:table-cell>
          <table:table-cell table:style-name="ce53"/>
          <table:table-cell table:style-name="ce62" office:value-type="string">
            <text:p>FG204A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249]=&quot;&quot;;[.S249]=&quot;&quot;;[.U249]=&quot;&quot;);&quot;&quot;;&quot;,&quot;)">
            <text:p/>
          </table:table-cell>
          <table:table-cell table:style-name="ce5"/>
          <table:table-cell table:style-name="ce5" table:formula="of:=IF(AND(NOT(CONCATENATE([.S249];[.U249])=&quot;&quot;);NOT([.W249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9];[.U249];[.W249];[.Y249])=&quot;&quot;);NOT([.AA249]=&quot;&quot;));&quot;,&quot;;&quot;&quot;)">
            <text:p/>
          </table:table-cell>
          <table:table-cell/>
          <table:table-cell table:formula="of:=IF(AND(NOT(CONCATENATE([.S249];[.U249];[.W249];[.Y249];[.AA249])=&quot;&quot;);NOT([.AC24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50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50]+0.5*([.I250]+[.J250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0]+[.I250]+[.K250]" office:value-type="float" office:value="4">
            <text:p>4</text:p>
          </table:table-cell>
          <table:table-cell table:style-name="ce53"/>
          <table:table-cell table:style-name="ce62" office:value-type="string">
            <text:p>CS402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 office:value-type="string">
            <text:p>UNSA</text:p>
          </table:table-cell>
          <table:table-cell table:style-name="ce5" table:formula="of:=IF(OR([.B250]=&quot;&quot;;[.S250]=&quot;&quot;;[.U250]=&quot;&quot;);&quot;&quot;;&quot;,&quot;)">
            <text:p/>
          </table:table-cell>
          <table:table-cell table:style-name="ce5"/>
          <table:table-cell table:style-name="ce5" table:formula="of:=IF(AND(NOT(CONCATENATE([.S250];[.U250])=&quot;&quot;);NOT([.W250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0];[.U250];[.W250];[.Y250])=&quot;&quot;);NOT([.AA250]=&quot;&quot;));&quot;,&quot;;&quot;&quot;)">
            <text:p/>
          </table:table-cell>
          <table:table-cell/>
          <table:table-cell table:formula="of:=IF(AND(NOT(CONCATENATE([.S250];[.U250];[.W250];[.Y250];[.AA250])=&quot;&quot;);NOT([.AC25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51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251]+0.5*([.I251]+[.J25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51]+[.I251]+[.K251]" office:value-type="float" office:value="4">
            <text:p>4</text:p>
          </table:table-cell>
          <table:table-cell table:style-name="ce53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51]=&quot;&quot;;[.S251]=&quot;&quot;;[.U251]=&quot;&quot;);&quot;&quot;;&quot;,&quot;)">
            <text:p/>
          </table:table-cell>
          <table:table-cell table:style-name="ce5"/>
          <table:table-cell table:style-name="ce5" table:formula="of:=IF(AND(NOT(CONCATENATE([.S251];[.U251])=&quot;&quot;);NOT([.W251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1];[.U251];[.W251];[.Y251])=&quot;&quot;);NOT([.AA251]=&quot;&quot;));&quot;,&quot;;&quot;&quot;)">
            <text:p/>
          </table:table-cell>
          <table:table-cell/>
          <table:table-cell table:formula="of:=IF(AND(NOT(CONCATENATE([.S251];[.U251];[.W251];[.Y251];[.AA251])=&quot;&quot;);NOT([.AC25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CS411</text:p>
          </table:table-cell>
          <table:table-cell table:style-name="ce12"/>
          <table:table-cell table:style-name="ce32" office:value-type="string">
            <text:p>Pasantía II</text:p>
          </table:table-cell>
          <table:table-cell table:style-name="ce15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252]+[.I252]+[.K252]" office:value-type="float" office:value="0">
            <text:p>0</text:p>
          </table:table-cell>
          <table:table-cell table:style-name="ce53"/>
          <table:table-cell table:style-name="ce62" office:value-type="string">
            <text:p>CS410</text:p>
          </table:table-cell>
          <table:table-cell table:number-columns-repeated="3" table:style-name="ce80"/>
          <table:table-cell table:style-name="ce15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52];[.U252])=&quot;&quot;);NOT([.W25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2];[.U252];[.W252];[.Y252])=&quot;&quot;);NOT([.AA252]=&quot;&quot;));&quot;,&quot;;&quot;&quot;)">
            <text:p/>
          </table:table-cell>
          <table:table-cell/>
          <table:table-cell table:formula="of:=IF(AND(NOT(CONCATENATE([.S252];[.U252];[.W252];[.Y252];[.AA252])=&quot;&quot;);NOT([.AC25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5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53]+0.5*([.I253]+[.J253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3]+[.I253]+[.K253]" office:value-type="float" office:value="3">
            <text:p>3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SPC,UTEA</text:p>
          </table:table-cell>
          <table:table-cell table:style-name="ce5" table:formula="of:=IF(OR([.B253]=&quot;&quot;;[.S253]=&quot;&quot;;[.U253]=&quot;&quot;);&quot;&quot;;&quot;,&quot;)">
            <text:p/>
          </table:table-cell>
          <table:table-cell table:style-name="ce5"/>
          <table:table-cell table:style-name="ce5" table:formula="of:=IF(AND(NOT(CONCATENATE([.S253];[.U253])=&quot;&quot;);NOT([.W25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53];[.U253];[.W253];[.Y253])=&quot;&quot;);NOT([.AA253]=&quot;&quot;));&quot;,&quot;;&quot;&quot;)">
            <text:p/>
          </table:table-cell>
          <table:table-cell/>
          <table:table-cell table:formula="of:=IF(AND(NOT(CONCATENATE([.S253];[.U253];[.W253];[.Y253];[.AA253])=&quot;&quot;);NOT([.AC25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54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54]+0.5*([.I254]+[.J254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4]+[.I254]+[.K254]" office:value-type="float" office:value="4">
            <text:p>4</text:p>
          </table:table-cell>
          <table:table-cell table:style-name="ce53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54]=&quot;&quot;;[.S254]=&quot;&quot;;[.U254]=&quot;&quot;);&quot;&quot;;&quot;,&quot;)">
            <text:p/>
          </table:table-cell>
          <table:table-cell table:style-name="ce5"/>
          <table:table-cell table:style-name="ce5" table:formula="of:=IF(AND(NOT(CONCATENATE([.S254];[.U254])=&quot;&quot;);NOT([.W254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4];[.U254];[.W254];[.Y254])=&quot;&quot;);NOT([.AA254]=&quot;&quot;));&quot;,&quot;;&quot;&quot;)">
            <text:p/>
          </table:table-cell>
          <table:table-cell/>
          <table:table-cell table:formula="of:=IF(AND(NOT(CONCATENATE([.S254];[.U254];[.W254];[.Y254];[.AA254])=&quot;&quot;);NOT([.AC25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255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FG301</text:p>
          </table:table-cell>
          <table:table-cell table:style-name="ce16"/>
          <table:table-cell table:style-name="ce36" office:value-type="string">
            <text:p>Enseñanza Social de la Iglesia</text:p>
          </table:table-cell>
          <table:table-cell table:style-name="ce13" office:value-type="string">
            <text:p>O</text:p>
          </table:table-cell>
          <table:table-cell table:style-name="ce13" table:formula="of:=[.L255]/3" office:value-type="float" office:value="4">
            <text:p>4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3" table:formula="of:=[.H255]+[.I255]+[.K255]" office:value-type="float" office:value="12">
            <text:p>12</text:p>
          </table:table-cell>
          <table:table-cell table:style-name="ce54"/>
          <table:table-cell table:style-name="ce63"/>
          <table:table-cell table:number-columns-repeated="3" table:style-name="ce81"/>
          <table:table-cell table:style-name="ce16" office:value-type="string">
            <text:p>FG</text:p>
          </table:table-cell>
          <table:table-cell table:style-name="ce6"/>
          <table:table-cell table:style-name="ce6" table:formula="of:=IF(OR([.B255]=&quot;&quot;;[.S255]=&quot;&quot;;[.U255]=&quot;&quot;);&quot;&quot;;&quot;,&quot;)">
            <text:p/>
          </table:table-cell>
          <table:table-cell table:style-name="ce6"/>
          <table:table-cell table:style-name="ce6" table:formula="of:=IF(AND(NOT(CONCATENATE([.S255];[.U255])=&quot;&quot;);NOT([.W255]=&quot;&quot;));&quot;,&quot;;&quot;&quot;)">
            <text:p/>
          </table:table-cell>
          <table:table-cell table:style-name="ce93"/>
          <table:table-cell table:style-name="ce93" table:formula="of:=IF(AND(NOT(CONCATENATE([.S255];[.U255];[.W255])=&quot;&quot;);NOT([.Y255]=&quot;&quot;));&quot;,&quot;;&quot;&quot;)">
            <text:p/>
          </table:table-cell>
          <table:table-cell table:style-name="ce96"/>
          <table:table-cell table:style-name="ce93" table:formula="of:=IF(AND(NOT(CONCATENATE([.S255];[.U255];[.W255];[.Y255])=&quot;&quot;);NOT([.AA255]=&quot;&quot;));&quot;,&quot;;&quot;&quot;)">
            <text:p/>
          </table:table-cell>
          <table:table-cell/>
          <table:table-cell table:style-name="ce1" table:formula="of:=IF(AND(NOT(CONCATENATE([.S255];[.U255];[.W255];[.Y255];[.AA255])=&quot;&quot;);NOT([.AC255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" table:number-columns-repeated="4"/>
          <table:table-cell table:style-name="ce40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 table:number-columns-repeated="2"/>
          <table:table-cell table:style-name="ce71"/>
          <table:table-cell table:style-name="ce89" table:number-columns-repeated="3"/>
          <table:table-cell table:style-name="ce2"/>
          <table:table-cell table:style-name="ce3" table:number-columns-repeated="4"/>
          <table:table-cell table:style-name="ce95" table:number-columns-repeated="4"/>
          <table:table-cell/>
          <table:table-cell table:style-name="ce3"/>
          <table:table-cell/>
          <table:table-cell table:style-name="ce3" table:number-columns-repeated="993"/>
          <table:table-cell table:number-columns-repeated="2"/>
        </table:table-row>
        <table:table-row table:style-name="ro2">
          <table:table-cell table:formula="of:=IF(NOT([.B257]=&quot;&quot;);&quot;IS&quot;;&quot;&quot;)">
            <text:p/>
          </table:table-cell>
          <table:table-cell table:number-columns-repeated="3" table:style-name="ce5"/>
          <table:table-cell table:style-name="ce41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258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I 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59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number-columns-repeated="2"/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60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B102</text:p>
          </table:table-cell>
          <table:table-cell table:style-name="ce12"/>
          <table:table-cell table:style-name="ce35" office:value-type="string">
            <text:p>Cálculo en una variable</text:p>
          </table:table-cell>
          <table:table-cell table:style-name="ce12" office:value-type="string">
            <text:p>O</text:p>
          </table:table-cell>
          <table:table-cell table:style-name="ce14" table:formula="of:=[.H260]+0.5*([.I260]+[.J260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2" table:number-columns-repeated="2"/>
          <table:table-cell table:style-name="ce59" office:value-type="string">
            <text:p>CB101</text:p>
          </table:table-cell>
          <table:table-cell table:style-name="ce76" table:number-columns-repeated="3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60]=&quot;&quot;;[.S260]=&quot;&quot;;[.U26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H110</text:p>
          </table:table-cell>
          <table:table-cell table:style-name="ce12"/>
          <table:table-cell table:style-name="ce35" office:value-type="string">
            <text:p>Sociedad de la Información y del Conocimiento</text:p>
          </table:table-cell>
          <table:table-cell table:style-name="ce12"/>
          <table:table-cell table:style-name="ce14"/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/>
          <table:table-cell table:style-name="ce5" table:number-columns-repeated="2"/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 table:style-name="ce4" table:formula="of:=IF(NOT([.B262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S100</text:p>
          </table:table-cell>
          <table:table-cell table:style-name="ce12"/>
          <table:table-cell table:style-name="ce29" office:value-type="string">
            <text:p>Introducción a Computación</text:p>
          </table:table-cell>
          <table:table-cell table:style-name="ce12" office:value-type="string">
            <text:p>O</text:p>
          </table:table-cell>
          <table:table-cell table:style-name="ce14" table:formula="of:=[.H262]+0.5*([.I262]+[.J262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59"/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office:value-type="string">
            <text:p>SPC,UNSA</text:p>
          </table:table-cell>
          <table:table-cell table:style-name="ce5" table:formula="of:=IF(OR([.B262]=&quot;&quot;;[.S262]=&quot;&quot;;[.U26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office:value-type="string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S101O</text:p>
          </table:table-cell>
          <table:table-cell table:style-name="ce24" office:value-type="string">
            <text:p>CS101</text:p>
          </table:table-cell>
          <table:table-cell table:style-name="ce29" office:value-type="string">
            <text:p>Fundamentos de la Programación</text:p>
          </table:table-cell>
          <table:table-cell table:style-name="ce12" office:value-type="string">
            <text:p>O</text:p>
          </table:table-cell>
          <table:table-cell table:style-name="ce14" table:formula="of:=[.H263]+0.5*([.I263]+[.J263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 office:value-type="string">
            <text:p>SPC,NT</text:p>
          </table:table-cell>
          <table:table-cell table:style-name="ce5" table:formula="of:=IF(OR([.B263]=&quot;&quot;;[.S263]=&quot;&quot;;[.U26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64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G101</text:p>
          </table:table-cell>
          <table:table-cell table:style-name="ce12" office:value-type="string">
            <text:p>FH101</text:p>
          </table:table-cell>
          <table:table-cell table:style-name="ce29" office:value-type="string">
            <text:p>Comunicación Oral y Escrita</text:p>
          </table:table-cell>
          <table:table-cell table:style-name="ce12" office:value-type="string">
            <text:p>O</text:p>
          </table:table-cell>
          <table:table-cell table:style-name="ce14" table:formula="of:=[.H264]+0.5*([.I264]+[.J264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264]=&quot;&quot;;[.S264]=&quot;&quot;;[.U26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65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24" office:value-type="string">
            <text:p>FH105</text:p>
          </table:table-cell>
          <table:table-cell table:style-name="ce29" office:value-type="string">
            <text:p>Inglés I</text:p>
          </table:table-cell>
          <table:table-cell table:style-name="ce12" office:value-type="string">
            <text:p>O</text:p>
          </table:table-cell>
          <table:table-cell table:style-name="ce14" table:formula="of:=[.H265]+0.5*([.I265]+[.J265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24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265]=&quot;&quot;;[.S265]=&quot;&quot;;[.U265]=&quot;&quot;);&quot;&quot;;&quot;,&quot;)">
            <text:p/>
          </table:table-cell>
          <table:table-cell table:style-name="ce5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2">
          <table:table-cell table:formula="of:=IF(NOT([.B267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24" office:value-type="string">
            <text:p>FH105</text:p>
          </table:table-cell>
          <table:table-cell table:style-name="ce29" office:value-type="string">
            <text:p>Inglés I</text:p>
          </table:table-cell>
          <table:table-cell table:style-name="ce12" office:value-type="string">
            <text:p>O</text:p>
          </table:table-cell>
          <table:table-cell table:style-name="ce14" table:formula="of:=[.H267]+0.5*([.I267]+[.J267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267]=&quot;&quot;;[.S267]=&quot;&quot;;[.U26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68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l Estudio</text:p>
          </table:table-cell>
          <table:table-cell table:style-name="ce12" office:value-type="string">
            <text:p>O</text:p>
          </table:table-cell>
          <table:table-cell table:style-name="ce14" table:formula="of:=[.H268]+0.5*([.I268]+[.J268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268]=&quot;&quot;;[.S268]=&quot;&quot;;[.U268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69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3</text:p>
          </table:table-cell>
          <table:table-cell table:style-name="ce12"/>
          <table:table-cell table:style-name="ce29" office:value-type="string">
            <text:p>Introducción a la Vida Universitaria</text:p>
          </table:table-cell>
          <table:table-cell table:style-name="ce12" office:value-type="string">
            <text:p>O</text:p>
          </table:table-cell>
          <table:table-cell table:style-name="ce14" table:formula="of:=[.H269]+0.5*([.I269]+[.J269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269]=&quot;&quot;;[.S269]=&quot;&quot;;[.U26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0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270]+0.5*([.I270]+[.J270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270]=&quot;&quot;;[.S270]=&quot;&quot;;[.U27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1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62:.G269])" office:value-type="float" office:value="21">
            <text:p>21</text:p>
          </table:table-cell>
          <table:table-cell table:style-name="ce6" table:formula="of:=SUM([.H262:.J269])" office:value-type="float" office:value="27" table:number-columns-spanned="3" table:number-rows-spanned="1">
            <text:p>27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271]=&quot;&quot;;[.S271]=&quot;&quot;;[.U27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272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2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272]=&quot;&quot;;[.S272]=&quot;&quot;;[.U27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3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73]=&quot;&quot;;[.S273]=&quot;&quot;;[.U27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74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B103</text:p>
          </table:table-cell>
          <table:table-cell table:style-name="ce12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274]+0.5*([.I274]+[.J274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2" table:style-name="ce12"/>
          <table:table-cell table:style-name="ce59" office:value-type="string">
            <text:p>CB102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74]=&quot;&quot;;[.S274]=&quot;&quot;;[.U27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75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S105</text:p>
          </table:table-cell>
          <table:table-cell table:style-name="ce24" office:value-type="string">
            <text:p>CB105</text:p>
          </table:table-cell>
          <table:table-cell table:style-name="ce32" office:value-type="string">
            <text:p>Estructuras Discretas I</text:p>
          </table:table-cell>
          <table:table-cell table:style-name="ce12" office:value-type="string">
            <text:p>O</text:p>
          </table:table-cell>
          <table:table-cell table:style-name="ce14" table:formula="of:=[.H275]+0.5*([.I275]+[.J275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/>
          <table:table-cell table:number-columns-repeated="3" table:style-name="ce76"/>
          <table:table-cell table:style-name="ce14" office:value-type="string">
            <text:p>MC</text:p>
          </table:table-cell>
          <table:table-cell table:style-name="ce5" office:value-type="string">
            <text:p>SPC,2E,NT</text:p>
          </table:table-cell>
          <table:table-cell table:style-name="ce5" table:formula="of:=IF(OR([.B275]=&quot;&quot;;[.S275]=&quot;&quot;;[.U27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style-name="ce4" table:formula="of:=IF(NOT([.B276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IS102</text:p>
          </table:table-cell>
          <table:table-cell table:style-name="ce12"/>
          <table:table-cell table:style-name="ce29" office:value-type="string">
            <text:p>Fundamentos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276]+0.5*([.I276]+[.J276])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office:value-type="string">
            <text:p>SPC</text:p>
          </table:table-cell>
          <table:table-cell table:style-name="ce5" table:formula="of:=IF(OR([.B276]=&quot;&quot;;[.S276]=&quot;&quot;;[.U27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S101O</text:p>
          </table:table-cell>
          <table:table-cell table:style-name="ce24" office:value-type="string">
            <text:p>CS102</text:p>
          </table:table-cell>
          <table:table-cell table:style-name="ce29" office:value-type="string">
            <text:p>Programación Orientada a Objetos</text:p>
          </table:table-cell>
          <table:table-cell table:style-name="ce12" office:value-type="string">
            <text:p>O</text:p>
          </table:table-cell>
          <table:table-cell table:style-name="ce14" table:formula="of:=[.H277]+0.5*([.I277]+[.J277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101O</text:p>
          </table:table-cell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 office:value-type="string">
            <text:p>UNSA</text:p>
          </table:table-cell>
          <table:table-cell table:style-name="ce5" table:formula="of:=IF(OR([.B277]=&quot;&quot;;[.S277]=&quot;&quot;;[.U277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style-name="ce20" office:value-type="string">
            <text:p>FH104</text:p>
          </table:table-cell>
          <table:table-cell/>
          <table:table-cell table:style-name="Default" office:value-type="string">
            <text:p>Relaciones Humanas</text:p>
          </table:table-cell>
          <table:table-cell office:value-type="string">
            <text:p>O</text:p>
          </table:table-cell>
          <table:table-cell table:style-name="ce14" table:formula="of:=[.H278]+0.5*([.I278]+[.J278])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3" office:value-type="string">
            <text:p>UNSA</text:p>
          </table:table-cell>
          <table:table-cell table:style-name="Default" table:number-columns-repeated="4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279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ID102</text:p>
          </table:table-cell>
          <table:table-cell table:style-name="ce24" office:value-type="string">
            <text:p>FH106</text:p>
          </table:table-cell>
          <table:table-cell table:style-name="ce29" office:value-type="string">
            <text:p>Inglés II</text:p>
          </table:table-cell>
          <table:table-cell table:style-name="ce12" office:value-type="string">
            <text:p>O</text:p>
          </table:table-cell>
          <table:table-cell table:style-name="ce14" table:formula="of:=[.H279]+0.5*([.I279]+[.J279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 office:value-type="string">
            <text:p>ID101</text:p>
          </table:table-cell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79]=&quot;&quot;;[.S279]=&quot;&quot;;[.U279]=&quot;&quot;);&quot;&quot;;&quot;,&quot;)">
            <text:p/>
          </table:table-cell>
          <table:table-cell table:number-columns-repeated="2"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80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Introducción a la Filosofía</text:p>
          </table:table-cell>
          <table:table-cell table:style-name="ce12" office:value-type="string">
            <text:p>O</text:p>
          </table:table-cell>
          <table:table-cell table:style-name="ce14" table:formula="of:=[.H280]+0.5*([.I280]+[.J280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5"/>
          <table:table-cell table:style-name="ce5" table:formula="of:=IF(OR([.B280]=&quot;&quot;;[.S280]=&quot;&quot;;[.U28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81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12</text:p>
          </table:table-cell>
          <table:table-cell table:style-name="ce12"/>
          <table:table-cell table:style-name="ce29" office:value-type="string">
            <text:p>Matrimonio y Familia</text:p>
          </table:table-cell>
          <table:table-cell table:style-name="ce12" office:value-type="string">
            <text:p>E</text:p>
          </table:table-cell>
          <table:table-cell table:style-name="ce14" table:formula="of:=[.H281]+0.5*([.I281]+[.J281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1]=&quot;&quot;;[.S281]=&quot;&quot;;[.U28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82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282]+0.5*([.I282]+[.J282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2]=&quot;&quot;;[.S282]=&quot;&quot;;[.U28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83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283]+0.5*([.I283]+[.J283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2" table:style-name="ce76"/>
          <table:table-cell table:style-name="ce76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3]=&quot;&quot;;[.S283]=&quot;&quot;;[.U283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2">
          <table:table-cell table:formula="of:=IF(NOT([.B285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81</text:p>
          </table:table-cell>
          <table:table-cell table:style-name="ce12"/>
          <table:table-cell table:style-name="ce29" office:value-type="string">
            <text:p>Historia de la Computación</text:p>
          </table:table-cell>
          <table:table-cell table:style-name="ce12" office:value-type="string">
            <text:p>O</text:p>
          </table:table-cell>
          <table:table-cell table:style-name="ce14" table:formula="of:=[.H285]+0.5*([.I285]+[.J28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CS</text:p>
          </table:table-cell>
          <table:table-cell table:style-name="ce5"/>
          <table:table-cell table:style-name="ce5" table:formula="of:=IF(OR([.B285]=&quot;&quot;;[.S285]=&quot;&quot;;[.U285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86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76:.G280])" office:value-type="float" office:value="17">
            <text:p>17</text:p>
          </table:table-cell>
          <table:table-cell table:style-name="ce6" table:formula="of:=SUM([.H276:.J280])" office:value-type="float" office:value="21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286]=&quot;&quot;;[.S286]=&quot;&quot;;[.U28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87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287]=&quot;&quot;;[.S287]=&quot;&quot;;[.U28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288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3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288]=&quot;&quot;;[.S288]=&quot;&quot;;[.U28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89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89]=&quot;&quot;;[.S289]=&quot;&quot;;[.U28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90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CB101</text:p>
          </table:table-cell>
          <table:table-cell table:style-name="ce24"/>
          <table:table-cell table:style-name="ce29" office:value-type="string">
            <text:p>Álgebra y Geometría</text:p>
          </table:table-cell>
          <table:table-cell table:style-name="ce12" office:value-type="string">
            <text:p>O</text:p>
          </table:table-cell>
          <table:table-cell table:style-name="ce14" table:formula="of:=[.H290]+0.5*([.I290]+[.J290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2" table:number-columns-repeated="2"/>
          <table:table-cell table:style-name="ce59" office:value-type="string">
            <text:p>CB103</text:p>
          </table:table-cell>
          <table:table-cell table:style-name="ce76" table:number-columns-repeated="3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90]=&quot;&quot;;[.S290]=&quot;&quot;;[.U29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91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CS106</text:p>
          </table:table-cell>
          <table:table-cell table:style-name="ce24" office:value-type="string">
            <text:p>CB106</text:p>
          </table:table-cell>
          <table:table-cell table:style-name="ce29" office:value-type="string">
            <text:p>Estructuras Discretas II</text:p>
          </table:table-cell>
          <table:table-cell table:style-name="ce12" office:value-type="string">
            <text:p>O</text:p>
          </table:table-cell>
          <table:table-cell table:style-name="ce14" table:formula="of:=[.H291]+0.5*([.I291]+[.J291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105</text:p>
          </table:table-cell>
          <table:table-cell table:number-columns-repeated="3" table:style-name="ce76"/>
          <table:table-cell table:style-name="ce14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291]=&quot;&quot;;[.S291]=&quot;&quot;;[.U29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4">
          <table:table-cell table:formula="of:=IF(NOT([.B292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CS250W</text:p>
          </table:table-cell>
          <table:table-cell table:style-name="ce15" office:value-type="string">
            <text:p>IS319</text:p>
          </table:table-cell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292]+0.5*([.I292]+[.J292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201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92]=&quot;&quot;;[.S292]=&quot;&quot;;[.U292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4">
          <table:table-cell table:formula="of:=IF(NOT([.B293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G350</text:p>
          </table:table-cell>
          <table:table-cell table:style-name="ce15" office:value-type="string">
            <text:p>FH102</text:p>
          </table:table-cell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93]+0.5*([.I293]+[.J293]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4" office:value-type="string">
            <text:p>OG</text:p>
          </table:table-cell>
          <table:table-cell table:style-name="ce5" office:value-type="string">
            <text:p>SPC</text:p>
          </table:table-cell>
          <table:table-cell table:style-name="ce5" table:formula="of:=IF(OR([.B293]=&quot;&quot;;[.S293]=&quot;&quot;;[.U29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294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S103O</text:p>
          </table:table-cell>
          <table:table-cell table:style-name="ce24" office:value-type="string">
            <text:p>CS103</text:p>
          </table:table-cell>
          <table:table-cell table:style-name="ce29" office:value-type="string">
            <text:p>Estructuras de Datos y Algoritmos</text:p>
          </table:table-cell>
          <table:table-cell table:style-name="ce12" office:value-type="string">
            <text:p>O</text:p>
          </table:table-cell>
          <table:table-cell table:style-name="ce14" table:formula="of:=[.H294]+0.5*([.I294]+[.J294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102O</text:p>
          </table:table-cell>
          <table:table-cell table:style-name="ce90" table:number-columns-repeated="2"/>
          <table:table-cell table:style-name="ce76"/>
          <table:table-cell table:style-name="ce14" office:value-type="string">
            <text:p>CS</text:p>
          </table:table-cell>
          <table:table-cell table:style-name="ce5" office:value-type="string">
            <text:p>SPC</text:p>
          </table:table-cell>
          <table:table-cell table:style-name="ce5" table:formula="of:=IF(OR([.B294]=&quot;&quot;;[.S294]=&quot;&quot;;[.U29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95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CS130</text:p>
          </table:table-cell>
          <table:table-cell table:style-name="ce15" office:value-type="string">
            <text:p>IS109</text:p>
          </table:table-cell>
          <table:table-cell table:style-name="ce35" office:value-type="string">
            <text:p>Introducción a la Programación Web</text:p>
          </table:table-cell>
          <table:table-cell table:style-name="ce12" office:value-type="string">
            <text:p>O</text:p>
          </table:table-cell>
          <table:table-cell table:style-name="ce14" table:formula="of:=[.H295]+0.5*([.I295]+[.J295])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102O</text:p>
          </table:table-cell>
          <table:table-cell table:style-name="ce80" table:number-columns-repeated="3"/>
          <table:table-cell table:style-name="ce15" office:value-type="string">
            <text:p>IT</text:p>
          </table:table-cell>
          <table:table-cell table:style-name="ce5" office:value-type="string">
            <text:p>SPC,NT</text:p>
          </table:table-cell>
          <table:table-cell table:style-name="ce5" table:formula="of:=IF(OR([.B295]=&quot;&quot;;[.S295]=&quot;&quot;;[.U29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ID103</text:p>
          </table:table-cell>
          <table:table-cell table:style-name="ce15" office:value-type="string">
            <text:p>FH107</text:p>
          </table:table-cell>
          <table:table-cell table:style-name="ce35" office:value-type="string">
            <text:p>Inglés III</text:p>
          </table:table-cell>
          <table:table-cell table:style-name="ce12" office:value-type="string">
            <text:p>O</text:p>
          </table:table-cell>
          <table:table-cell table:style-name="ce14" table:formula="of:=[.H296]+0.5*([.I296]+[.J296]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>
            <text:p>ID102</text:p>
          </table:table-cell>
          <table:table-cell table:style-name="ce80" table:number-columns-repeated="3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96]=&quot;&quot;;[.S296]=&quot;&quot;;[.U296]=&quot;&quot;);&quot;&quot;;&quot;,&quot;)">
            <text:p/>
          </table:table-cell>
          <table:table-cell table:style-name="ce5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6">
          <table:table-cell office:value-type="string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21" office:value-type="string">
            <office:annotation draw:style-name="gr1" draw:text-style-name="P1" svg:width="1.1413in" svg:height="0.613in" svg:x="2.4024in" svg:y="70.0315in" draw:caption-point-x="-0.2402in" draw:caption-point-y="0.5965in">
              <dc:date>2011-01-05T00:00:00</dc:date>
              <text:p text:style-name="P1"><text:span text:style-name="T1">Hay que hacer el contenido</text:span></text:p>
            </office:annotation>
            <text:p>IS102O</text:p>
          </table:table-cell>
          <table:table-cell table:style-name="ce35" office:value-type="string">
            <text:p>Desarrollo de Sistemas Empresariales</text:p>
          </table:table-cell>
          <table:table-cell table:style-name="ce12" office:value-type="string">
            <text:p>O</text:p>
          </table:table-cell>
          <table:table-cell table:style-name="ce14" table:formula="of:=[.H297]+0.5*([.I297]+[.J297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101O,UCSP=Inglés(200)</text:p>
          </table:table-cell>
          <table:table-cell table:number-columns-repeated="3" table:style-name="ce80"/>
          <table:table-cell table:style-name="ce15" office:value-type="string">
            <text:p>IS</text:p>
          </table:table-cell>
          <table:table-cell table:style-name="ce5" office:value-type="string">
            <text:p>SPC,NT</text:p>
          </table:table-cell>
          <table:table-cell table:style-name="ce5" table:formula="of:=IF(OR([.B297]=&quot;&quot;;[.S297]=&quot;&quot;;[.U29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98]=&quot;&quot;);&quot;IS&quot;;&quot;&quot;)">
            <text:p/>
          </table:table-cell>
          <table:table-cell table:style-name="ce5"/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298]+0.5*([.I298]+[.J298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106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298]=&quot;&quot;;[.S298]=&quot;&quot;;[.U29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99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299]+0.5*([.I299]+[.J299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99]=&quot;&quot;;[.S299]=&quot;&quot;;[.U29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301]=&quot;&quot;);&quot;IS&quot;;&quot;&quot;)">
            <text:p/>
          </table:table-cell>
          <table:table-cell table:style-name="ce5"/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I</text:p>
          </table:table-cell>
          <table:table-cell table:style-name="ce12" office:value-type="string">
            <text:p>O</text:p>
          </table:table-cell>
          <table:table-cell table:style-name="ce14" table:formula="of:=[.H301]+0.5*([.I301]+[.J301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53" office:value-type="string">
            <text:p>Physic</text:p>
          </table:table-cell>
          <table:table-cell table:style-name="ce62" office:value-type="string">
            <text:p>CB102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01]=&quot;&quot;;[.S301]=&quot;&quot;;[.U30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02]=&quot;&quot;);&quot;IS&quot;;&quot;&quot;)">
            <text:p/>
          </table:table-cell>
          <table:table-cell table:style-name="ce5"/>
          <table:table-cell table:style-name="ce12" office:value-type="string">
            <text:p>CF142</text:p>
          </table:table-cell>
          <table:table-cell table:style-name="ce12"/>
          <table:table-cell table:style-name="ce29" office:value-type="string">
            <text:p>Física General II</text:p>
          </table:table-cell>
          <table:table-cell table:style-name="ce12" office:value-type="string">
            <text:p>O</text:p>
          </table:table-cell>
          <table:table-cell table:style-name="ce14" table:formula="of:=[.H302]+0.5*([.I302]+[.J302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53" office:value-type="string">
            <text:p>Physic</text:p>
          </table:table-cell>
          <table:table-cell table:style-name="ce59" office:value-type="string">
            <text:p>CF141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302]=&quot;&quot;;[.S302]=&quot;&quot;;[.U30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304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107</text:p>
          </table:table-cell>
          <table:table-cell table:style-name="ce15"/>
          <table:table-cell table:style-name="ce35" office:value-type="string">
            <text:p>Fundamentos Antropológicos de la Ciencia de la Computación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4]=&quot;&quot;;[.S304]=&quot;&quot;;[.U304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05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1</text:p>
          </table:table-cell>
          <table:table-cell table:style-name="ce15"/>
          <table:table-cell table:style-name="ce35" office:value-type="string">
            <text:p>Artes Plásticas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5]=&quot;&quot;;[.S305]=&quot;&quot;;[.U305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06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2</text:p>
          </table:table-cell>
          <table:table-cell table:style-name="ce15"/>
          <table:table-cell table:style-name="ce35" office:value-type="string">
            <text:p>Apreciación Literaria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6]=&quot;&quot;;[.S306]=&quot;&quot;;[.U306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07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3</text:p>
          </table:table-cell>
          <table:table-cell table:style-name="ce15"/>
          <table:table-cell table:style-name="ce35" office:value-type="string">
            <text:p>Oratoria y Expresión Personal</text:p>
          </table:table-cell>
          <table:table-cell table:style-name="ce12" office:value-type="string">
            <text:p>E</text:p>
          </table:table-cell>
          <table:table-cell table:style-name="ce14" table:formula="of:=[.H307]+0.5*([.I307]+[.J307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7]=&quot;&quot;;[.S307]=&quot;&quot;;[.U30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number-columns-repeated="3" table:style-name="ce91"/>
          <table:table-cell table:style-name="ce2"/>
          <table:table-cell table:number-columns-repeated="9"/>
          <table:table-cell table:number-columns-repeated="997"/>
        </table:table-row>
        <table:table-row table:style-name="ro2">
          <table:table-cell table:formula="of:=IF(NOT([.B309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97:.G305])" office:value-type="float" office:value="23">
            <text:p>23</text:p>
          </table:table-cell>
          <table:table-cell table:style-name="ce6" table:formula="of:=SUM([.H297:.J305])" office:value-type="float" office:value="32" table:number-columns-spanned="3" table:number-rows-spanned="1">
            <text:p>32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309]=&quot;&quot;;[.S309]=&quot;&quot;;[.U30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10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310]=&quot;&quot;;[.S310]=&quot;&quot;;[.U31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11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4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11]=&quot;&quot;;[.S311]=&quot;&quot;;[.U31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12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12]=&quot;&quot;;[.S312]=&quot;&quot;;[.U31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20T</text:p>
          </table:table-cell>
          <table:table-cell table:style-name="ce25" office:value-type="string">
            <text:p>CS104</text:p>
          </table:table-cell>
          <table:table-cell table:style-name="ce35" office:value-type="string">
            <text:p>Arquitectura de Computadores</text:p>
          </table:table-cell>
          <table:table-cell table:style-name="ce12" office:value-type="string">
            <text:p>O</text:p>
          </table:table-cell>
          <table:table-cell table:style-name="ce14" table:formula="of:=[.H313]+0.5*([.I313]+[.J31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313]+[.I313]+[.K313]" office:value-type="float" office:value="6">
            <text:p>6</text:p>
          </table:table-cell>
          <table:table-cell table:style-name="ce53" office:value-type="string">
            <text:p>Networks</text:p>
          </table:table-cell>
          <table:table-cell table:style-name="ce70"/>
          <table:table-cell table:style-name="ce80" table:number-columns-repeated="3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313]=&quot;&quot;;[.S313]=&quot;&quot;;[.U313]=&quot;&quot;);&quot;&quot;;&quot;,&quot;)">
            <text:p/>
          </table:table-cell>
          <table:table-cell table:style-name="ce5"/>
          <table:table-cell table:style-name="ce5" table:formula="of:=IF(AND(NOT(CONCATENATE([.S313];[.U313])=&quot;&quot;);NOT([.W31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3];[.U313];[.W313])=&quot;&quot;);NOT([.Y313]=&quot;&quot;));&quot;,&quot;;&quot;&quot;)">
            <text:p/>
          </table:table-cell>
          <table:table-cell/>
          <table:table-cell table:style-name="ce23" table:formula="of:=IF(AND(NOT(CONCATENATE([.S313];[.U313];[.W313];[.Y313])=&quot;&quot;);NOT([.AA313]=&quot;&quot;));&quot;,&quot;;&quot;&quot;)">
            <text:p/>
          </table:table-cell>
          <table:table-cell/>
          <table:table-cell table:formula="of:=IF(AND(NOT(CONCATENATE([.S313];[.U313];[.W313];[.Y313];[.AA313])=&quot;&quot;);NOT([.AC31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office:annotation draw:style-name="gr1" draw:text-style-name="P1" svg:width="1.1413in" svg:height="0.435in" svg:x="1.6724in" svg:y="73.8374in" draw:caption-point-x="-0.2402in" draw:caption-point-y="0.5961in">
              <dc:date>2011-03-25T00:00:00</dc:date>
              <text:p text:style-name="P1"><text:span text:style-name="T1">Falta el archivo</text:span></text:p>
            </office:annotation>
            <text:p>IS104</text:p>
          </table:table-cell>
          <table:table-cell table:style-name="ce25"/>
          <table:table-cell table:style-name="ce35" office:value-type="string">
            <text:p>Bases de Datos I (Diseño)</text:p>
          </table:table-cell>
          <table:table-cell table:style-name="ce12" office:value-type="string">
            <text:p>O</text:p>
          </table:table-cell>
          <table:table-cell table:style-name="ce14" table:formula="of:=[.H314]+0.5*([.I314]+[.J314])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table:formula="of:=[.H314]+[.I314]+[.K314]" office:value-type="float" office:value="7">
            <text:p>7</text:p>
          </table:table-cell>
          <table:table-cell table:style-name="ce53" office:value-type="string">
            <text:p>Networks</text:p>
          </table:table-cell>
          <table:table-cell table:style-name="ce70" office:value-type="string">
            <text:p>IS102</text:p>
          </table:table-cell>
          <table:table-cell table:style-name="ce80" table:number-columns-repeated="3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314]=&quot;&quot;;[.S314]=&quot;&quot;;[.U314]=&quot;&quot;);&quot;&quot;;&quot;,&quot;)">
            <text:p/>
          </table:table-cell>
          <table:table-cell table:style-name="ce5"/>
          <table:table-cell table:style-name="ce5" table:formula="of:=IF(AND(NOT(CONCATENATE([.S314];[.U314])=&quot;&quot;);NOT([.W31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4];[.U314];[.W314])=&quot;&quot;);NOT([.Y314]=&quot;&quot;));&quot;,&quot;;&quot;&quot;)">
            <text:p/>
          </table:table-cell>
          <table:table-cell/>
          <table:table-cell table:style-name="ce23" table:formula="of:=IF(AND(NOT(CONCATENATE([.S314];[.U314];[.W314];[.Y314])=&quot;&quot;);NOT([.AA314]=&quot;&quot;));&quot;,&quot;;&quot;&quot;)">
            <text:p/>
          </table:table-cell>
          <table:table-cell/>
          <table:table-cell table:formula="of:=IF(AND(NOT(CONCATENATE([.S314];[.U314];[.W314];[.Y314];[.AA314])=&quot;&quot;);NOT([.AC31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/>
          <table:table-cell table:style-name="ce5"/>
          <table:table-cell table:style-name="ce15" office:value-type="string">
            <text:p>IS110</text:p>
          </table:table-cell>
          <table:table-cell table:style-name="ce25"/>
          <table:table-cell table:style-name="ce35" office:value-type="string">
            <text:p>Tecnologias de Desarrollo de Sistemas Empresariales</text:p>
          </table:table-cell>
          <table:table-cell table:style-name="ce12"/>
          <table:table-cell table:style-name="ce14"/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4">
            <text:p>4</text:p>
          </table:table-cell>
          <table:table-cell table:style-name="ce16"/>
          <table:table-cell table:style-name="ce13"/>
          <table:table-cell table:style-name="ce53"/>
          <table:table-cell table:style-name="ce70" office:value-type="string">
            <text:p>IS109</text:p>
          </table:table-cell>
          <table:table-cell table:style-name="ce80" table:number-columns-repeated="3"/>
          <table:table-cell table:style-name="ce15"/>
          <table:table-cell table:style-name="ce7"/>
          <table:table-cell table:style-name="ce5" table:number-columns-repeated="3"/>
          <table:table-cell table:style-name="ce23" table:number-columns-repeated="2"/>
          <table:table-cell/>
          <table:table-cell table:style-name="ce23"/>
          <table:table-cell table:number-columns-repeated="998"/>
        </table:table-row>
        <table:table-row table:style-name="ro5">
          <table:table-cell table:style-name="ce4" table:formula="of:=IF(NOT([.B316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office:value-type="string">
            <text:p>CS103O</text:p>
          </table:table-cell>
          <table:table-cell table:style-name="ce12"/>
          <table:table-cell table:style-name="ce29" office:value-type="string">
            <text:p>Algoritmos y Estructuras de Datos</text:p>
          </table:table-cell>
          <table:table-cell table:style-name="ce12" office:value-type="string">
            <text:p>O</text:p>
          </table:table-cell>
          <table:table-cell table:style-name="ce14" table:formula="of:=[.H316]+0.5*([.I316]+[.J316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102O, CS106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CS</text:p>
          </table:table-cell>
          <table:table-cell table:style-name="ce5" office:value-type="string">
            <text:p>SPC</text:p>
          </table:table-cell>
          <table:table-cell table:style-name="ce5" table:formula="of:=IF(OR([.B316]=&quot;&quot;;[.S316]=&quot;&quot;;[.U31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17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IS202</text:p>
          </table:table-cell>
          <table:table-cell table:style-name="ce12"/>
          <table:table-cell table:style-name="ce29" office:value-type="string">
            <text:p>Desarrollo de Negocios Electrónicos</text:p>
          </table:table-cell>
          <table:table-cell table:style-name="ce12" office:value-type="string">
            <text:p>O</text:p>
          </table:table-cell>
          <table:table-cell table:style-name="ce14" table:formula="of:=[.H317]+0.5*([.I317]+[.J317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T131, IS319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17]=&quot;&quot;;[.S317]=&quot;&quot;;[.U31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18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IS204</text:p>
          </table:table-cell>
          <table:table-cell table:style-name="ce12" office:value-type="string">
            <text:p>IT204</text:p>
          </table:table-cell>
          <table:table-cell table:style-name="ce29" office:value-type="string">
            <text:p>Hardware y Software de TI</text:p>
          </table:table-cell>
          <table:table-cell table:style-name="ce12" office:value-type="string">
            <text:p>O</text:p>
          </table:table-cell>
          <table:table-cell table:style-name="ce14" table:formula="of:=[.H318]+0.5*([.I318]+[.J318])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S201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T</text:p>
          </table:table-cell>
          <table:table-cell table:style-name="ce5" office:value-type="string">
            <text:p>SPC</text:p>
          </table:table-cell>
          <table:table-cell table:style-name="ce5" table:formula="of:=IF(OR([.B318]=&quot;&quot;;[.S318]=&quot;&quot;;[.U318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19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3</text:p>
          </table:table-cell>
          <table:table-cell table:style-name="ce15"/>
          <table:table-cell table:style-name="ce35" office:value-type="string">
            <text:p>Estadística y Probabilidades</text:p>
          </table:table-cell>
          <table:table-cell table:style-name="ce12" office:value-type="string">
            <text:p>O</text:p>
          </table:table-cell>
          <table:table-cell table:style-name="ce14" table:formula="of:=[.H319]+0.5*([.I319]+[.J319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319]=&quot;&quot;;[.S319]=&quot;&quot;;[.U31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ID104</text:p>
          </table:table-cell>
          <table:table-cell table:style-name="ce15"/>
          <table:table-cell table:style-name="ce35" office:value-type="string">
            <text:p>Inglés IV</text:p>
          </table:table-cell>
          <table:table-cell table:style-name="ce12" office:value-type="string">
            <text:p>O</text:p>
          </table:table-cell>
          <table:table-cell table:style-name="ce14" table:formula="of:=[.H320]+0.5*([.I320]+[.J320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D103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320]=&quot;&quot;;[.S320]=&quot;&quot;;[.U32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1]=&quot;&quot;);&quot;IS&quot;;&quot;&quot;)">
            <text:p/>
          </table:table-cell>
          <table:table-cell table:style-name="ce7"/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Análisis Matemático III</text:p>
          </table:table-cell>
          <table:table-cell table:style-name="ce12" office:value-type="string">
            <text:p>O</text:p>
          </table:table-cell>
          <table:table-cell table:style-name="ce14" table:formula="of:=[.H321]+0.5*([.I321]+[.J321])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SPC,NT</text:p>
          </table:table-cell>
          <table:table-cell table:style-name="ce5" table:formula="of:=IF(OR([.B321]=&quot;&quot;;[.S321]=&quot;&quot;;[.U32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2]=&quot;&quot;);&quot;IS&quot;;&quot;&quot;)">
            <text:p/>
          </table:table-cell>
          <table:table-cell table:style-name="ce5"/>
          <table:table-cell table:style-name="ce15" office:value-type="string">
            <text:p>CB112</text:p>
          </table:table-cell>
          <table:table-cell table:style-name="ce15"/>
          <table:table-cell table:style-name="ce35" office:value-type="string">
            <text:p>Física II</text:p>
          </table:table-cell>
          <table:table-cell table:style-name="ce12" office:value-type="string">
            <text:p>O</text:p>
          </table:table-cell>
          <table:table-cell table:style-name="ce14" table:formula="of:=[.H322]+0.5*([.I322]+[.J322])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111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7" office:value-type="string">
            <text:p>SPC</text:p>
          </table:table-cell>
          <table:table-cell table:style-name="ce5" table:formula="of:=IF(OR([.B322]=&quot;&quot;;[.S322]=&quot;&quot;;[.U32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3]=&quot;&quot;);&quot;IS&quot;;&quot;&quot;)">
            <text:p/>
          </table:table-cell>
          <table:table-cell table:style-name="ce5"/>
          <table:table-cell table:style-name="ce12" office:value-type="string">
            <text:p>CF241</text:p>
          </table:table-cell>
          <table:table-cell table:style-name="ce12"/>
          <table:table-cell table:style-name="ce29" office:value-type="string">
            <text:p>Física General III</text:p>
          </table:table-cell>
          <table:table-cell table:style-name="ce12" office:value-type="string">
            <text:p>O</text:p>
          </table:table-cell>
          <table:table-cell table:style-name="ce14" table:formula="of:=[.H323]+0.5*([.I323]+[.J323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F142</text:p>
          </table:table-cell>
          <table:table-cell table:number-columns-repeated="3" table:style-name="ce76"/>
          <table:table-cell table:style-name="ce14" office:value-type="string">
            <text:p>CB</text:p>
          </table:table-cell>
          <table:table-cell table:style-name="ce5"/>
          <table:table-cell table:style-name="ce5" table:formula="of:=IF(OR([.B323]=&quot;&quot;;[.S323]=&quot;&quot;;[.U32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FG204</text:p>
          </table:table-cell>
          <table:table-cell table:style-name="ce15"/>
          <table:table-cell table:style-name="ce35" office:value-type="string">
            <text:p>Teología I</text:p>
          </table:table-cell>
          <table:table-cell table:style-name="ce12" office:value-type="string">
            <text:p>O</text:p>
          </table:table-cell>
          <table:table-cell table:style-name="ce14" table:formula="of:=[.H324]+0.5*([.I324]+[.J324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24]=&quot;&quot;;[.S324]=&quot;&quot;;[.U324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5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319:.G322])" office:value-type="float" office:value="17">
            <text:p>17</text:p>
          </table:table-cell>
          <table:table-cell table:style-name="ce6" table:formula="of:=SUM([.H312:.J322])" office:value-type="float" office:value="60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25]=&quot;&quot;;[.S325]=&quot;&quot;;[.U325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26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style-name="ce5"/>
          <table:table-cell table:style-name="ce5" table:formula="of:=IF(OR([.B326]=&quot;&quot;;[.S326]=&quot;&quot;;[.U32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27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5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27]=&quot;&quot;;[.S327]=&quot;&quot;;[.U32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28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28]=&quot;&quot;;[.S328]=&quot;&quot;;[.U32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9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B210</text:p>
          </table:table-cell>
          <table:table-cell table:style-name="ce15"/>
          <table:table-cell table:style-name="ce35" office:value-type="string">
            <text:p>Investigación Operativa I</text:p>
          </table:table-cell>
          <table:table-cell table:style-name="ce12" office:value-type="string">
            <text:p>O</text:p>
          </table:table-cell>
          <table:table-cell table:style-name="ce14" table:formula="of:=[.H329]+0.5*([.I329]+[.J329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2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29]=&quot;&quot;;[.S329]=&quot;&quot;;[.U329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30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50W</text:p>
          </table:table-cell>
          <table:table-cell table:style-name="ce15" office:value-type="string">
            <text:p>IS319</text:p>
          </table:table-cell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330]+0.5*([.I330]+[.J330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205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330]=&quot;&quot;;[.S330]=&quot;&quot;;[.U33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332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31W</text:p>
          </table:table-cell>
          <table:table-cell table:style-name="ce15" office:value-type="string">
            <text:p>IT311</text:p>
          </table:table-cell>
          <table:table-cell table:style-name="ce35" office:value-type="string">
            <text:p>Infraestructura de Tecnología de la Información</text:p>
          </table:table-cell>
          <table:table-cell table:style-name="ce12" office:value-type="string">
            <text:p>O</text:p>
          </table:table-cell>
          <table:table-cell table:style-name="ce14" table:formula="of:=[.H332]+0.5*([.I332]+[.J332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204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32]=&quot;&quot;;[.S332]=&quot;&quot;;[.U33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33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IS203</text:p>
          </table:table-cell>
          <table:table-cell table:style-name="ce12"/>
          <table:table-cell table:style-name="ce29" office:value-type="string">
            <text:p>Teoría y Práctica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333]+0.5*([.I333]+[.J333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S202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33]=&quot;&quot;;[.S333]=&quot;&quot;;[.U33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34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90T</text:p>
          </table:table-cell>
          <table:table-cell table:style-name="ce15" office:value-type="string">
            <text:p>IS312A</text:p>
          </table:table-cell>
          <table:table-cell table:style-name="ce35" office:value-type="string">
            <text:p>Análisis y Diseño de Sistemas I</text:p>
          </table:table-cell>
          <table:table-cell table:style-name="ce12" office:value-type="string">
            <text:p>O</text:p>
          </table:table-cell>
          <table:table-cell table:style-name="ce14" table:formula="of:=[.H334]+0.5*([.I334]+[.J334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103O, UCSP=Inglés(300)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5" office:value-type="string">
            <text:p>SPC,2E,NT</text:p>
          </table:table-cell>
          <table:table-cell table:style-name="ce5" table:formula="of:=IF(OR([.B334]=&quot;&quot;;[.S334]=&quot;&quot;;[.U33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35]=&quot;&quot;);&quot;IS&quot;;&quot;&quot;)">
            <text:p/>
          </table:table-cell>
          <table:table-cell table:style-name="ce7"/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335]+0.5*([.I335]+[.J335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201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335]=&quot;&quot;;[.S335]=&quot;&quot;;[.U335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ID105</text:p>
          </table:table-cell>
          <table:table-cell table:style-name="ce15"/>
          <table:table-cell table:style-name="ce35" office:value-type="string">
            <text:p>Inglés V</text:p>
          </table:table-cell>
          <table:table-cell table:style-name="ce12" office:value-type="string">
            <text:p>O</text:p>
          </table:table-cell>
          <table:table-cell table:style-name="ce14" table:formula="of:=[.H336]+0.5*([.I336]+[.J336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D104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336]=&quot;&quot;;[.S336]=&quot;&quot;;[.U33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37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FG205</text:p>
          </table:table-cell>
          <table:table-cell table:style-name="ce15"/>
          <table:table-cell table:style-name="ce35" office:value-type="string">
            <text:p>Historia de la Cultura</text:p>
          </table:table-cell>
          <table:table-cell table:style-name="ce12" office:value-type="string">
            <text:p>O</text:p>
          </table:table-cell>
          <table:table-cell table:style-name="ce14" table:formula="of:=[.H337]+0.5*([.I337]+[.J337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337]=&quot;&quot;;[.S337]=&quot;&quot;;[.U33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FG204A</text:p>
          </table:table-cell>
          <table:table-cell table:style-name="ce15"/>
          <table:table-cell table:style-name="ce35" office:value-type="string">
            <text:p>Teología II</text:p>
          </table:table-cell>
          <table:table-cell table:style-name="ce12" office:value-type="string">
            <text:p>O</text:p>
          </table:table-cell>
          <table:table-cell table:style-name="ce14" table:formula="of:=[.H338]+0.5*([.I338]+[.J338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204,FG210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38]=&quot;&quot;;[.S338]=&quot;&quot;;[.U33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39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334:.G337])" office:value-type="float" office:value="14">
            <text:p>14</text:p>
          </table:table-cell>
          <table:table-cell table:style-name="ce6" table:formula="of:=SUM([.H328:.J335])" office:value-type="float" office:value="35" table:number-columns-spanned="3" table:number-rows-spanned="1">
            <text:p>3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39]=&quot;&quot;;[.S339]=&quot;&quot;;[.U33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40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6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40]=&quot;&quot;;[.S340]=&quot;&quot;;[.U34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41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41]=&quot;&quot;;[.S341]=&quot;&quot;;[.U34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42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IS207</text:p>
          </table:table-cell>
          <table:table-cell table:style-name="ce12"/>
          <table:table-cell table:style-name="ce29" office:value-type="string">
            <text:p>Análisis y Diseño Lógico</text:p>
          </table:table-cell>
          <table:table-cell table:style-name="ce12" office:value-type="string">
            <text:p>O</text:p>
          </table:table-cell>
          <table:table-cell table:style-name="ce14" table:formula="of:=[.H342]+0.5*([.I342]+[.J342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72" office:value-type="string">
            <text:p>CS103O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SE</text:p>
          </table:table-cell>
          <table:table-cell table:style-name="ce5" office:value-type="string">
            <text:p>SPC</text:p>
          </table:table-cell>
          <table:table-cell table:style-name="ce5" table:formula="of:=IF(OR([.B342]=&quot;&quot;;[.S342]=&quot;&quot;;[.U34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43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B210</text:p>
          </table:table-cell>
          <table:table-cell table:style-name="ce15"/>
          <table:table-cell table:style-name="ce35" office:value-type="string">
            <text:p>Investigación Operativa I</text:p>
          </table:table-cell>
          <table:table-cell table:style-name="ce12" office:value-type="string">
            <text:p>O</text:p>
          </table:table-cell>
          <table:table-cell table:style-name="ce14" table:formula="of:=[.H343]+0.5*([.I343]+[.J343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CB103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/>
          <table:table-cell table:style-name="ce5" table:formula="of:=IF(OR([.B343]=&quot;&quot;;[.S343]=&quot;&quot;;[.U343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44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B211</text:p>
          </table:table-cell>
          <table:table-cell table:style-name="ce15"/>
          <table:table-cell table:style-name="ce35" office:value-type="string">
            <text:p>Investigación Operativa II</text:p>
          </table:table-cell>
          <table:table-cell table:style-name="ce12" office:value-type="string">
            <text:p>O</text:p>
          </table:table-cell>
          <table:table-cell table:style-name="ce14" table:formula="of:=[.H344]+0.5*([.I344]+[.J344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210</text:p>
          </table:table-cell>
          <table:table-cell table:number-columns-repeated="3" table:style-name="ce80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44]=&quot;&quot;;[.S344]=&quot;&quot;;[.U344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45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IS206</text:p>
          </table:table-cell>
          <table:table-cell table:style-name="ce12" office:value-type="string">
            <text:p>IT206</text:p>
          </table:table-cell>
          <table:table-cell table:style-name="ce29" office:value-type="string">
            <text:p>Redes y Telecomunicaciones</text:p>
          </table:table-cell>
          <table:table-cell table:style-name="ce12" office:value-type="string">
            <text:p>O</text:p>
          </table:table-cell>
          <table:table-cell table:style-name="ce14" table:formula="of:=[.H345]+0.5*([.I345]+[.J345])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231W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T</text:p>
          </table:table-cell>
          <table:table-cell table:style-name="ce5" office:value-type="string">
            <text:p>SPC</text:p>
          </table:table-cell>
          <table:table-cell table:style-name="ce5" table:formula="of:=IF(OR([.B345]=&quot;&quot;;[.S345]=&quot;&quot;;[.U34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6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CS390</text:p>
          </table:table-cell>
          <table:table-cell table:style-name="ce12" office:value-type="string">
            <text:p>IS312B</text:p>
          </table:table-cell>
          <table:table-cell table:style-name="ce32" office:value-type="string">
            <text:p>Análisis y Diseño de Sistemas II</text:p>
          </table:table-cell>
          <table:table-cell table:style-name="ce12" office:value-type="string">
            <text:p>O</text:p>
          </table:table-cell>
          <table:table-cell table:style-name="ce14" table:formula="of:=[.H346]+0.5*([.I346]+[.J346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312A, IS203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,NT</text:p>
          </table:table-cell>
          <table:table-cell table:style-name="ce5" table:formula="of:=IF(OR([.B346]=&quot;&quot;;[.S346]=&quot;&quot;;[.U34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7]=&quot;&quot;);&quot;IS&quot;;&quot;&quot;)">
            <text:p/>
          </table:table-cell>
          <table:table-cell table:style-name="ce5"/>
          <table:table-cell table:style-name="ce15" office:value-type="string">
            <text:p>CS343</text:p>
          </table:table-cell>
          <table:table-cell table:style-name="ce15"/>
          <table:table-cell table:style-name="ce35" office:value-type="string">
            <text:p>Lenguajes de Programación</text:p>
          </table:table-cell>
          <table:table-cell table:style-name="ce12" office:value-type="string">
            <text:p>O</text:p>
          </table:table-cell>
          <table:table-cell table:style-name="ce14" table:formula="of:=[.H347]+0.5*([.I347]+[.J347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210T,CS220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47]=&quot;&quot;;[.S347]=&quot;&quot;;[.U34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48]=&quot;&quot;);&quot;IS&quot;;&quot;&quot;)">
            <text:p/>
          </table:table-cell>
          <table:table-cell table:style-name="ce7"/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348]+0.5*([.I348]+[.J348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107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348]=&quot;&quot;;[.S348]=&quot;&quot;;[.U34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49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225T</text:p>
          </table:table-cell>
          <table:table-cell table:style-name="ce15"/>
          <table:table-cell table:style-name="ce35" office:value-type="string">
            <text:p>Sistemas Operativos</text:p>
          </table:table-cell>
          <table:table-cell table:style-name="ce12" office:value-type="string">
            <text:p>O</text:p>
          </table:table-cell>
          <table:table-cell table:style-name="ce14" table:formula="of:=[.H349]+0.5*([.I349]+[.J349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T204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49]=&quot;&quot;;[.S349]=&quot;&quot;;[.U34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221</text:p>
          </table:table-cell>
          <table:table-cell table:style-name="ce12"/>
          <table:table-cell table:style-name="ce32" office:value-type="string">
            <text:p>Historia de la Ciencia y Tecnología</text:p>
          </table:table-cell>
          <table:table-cell table:style-name="ce15" office:value-type="string">
            <text:p>O</text:p>
          </table:table-cell>
          <table:table-cell table:style-name="ce14" table:formula="of:=[.H350]+0.5*([.I350]+[.J350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350]=&quot;&quot;;[.S350]=&quot;&quot;;[.U35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51]=&quot;&quot;);&quot;I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17" table:formula="of:=SUM([.G346:.G349])" office:value-type="float" office:value="14">
            <text:p>14</text:p>
          </table:table-cell>
          <table:table-cell table:style-name="ce6" table:formula="of:=SUM([.H346:.J349])" office:value-type="float" office:value="21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2"/>
          <table:table-cell table:number-columns-repeated="3" table:style-name="ce80"/>
          <table:table-cell table:style-name="ce15"/>
          <table:table-cell table:style-name="ce5"/>
          <table:table-cell table:style-name="ce5" table:formula="of:=IF(OR([.B351]=&quot;&quot;;[.S351]=&quot;&quot;;[.U35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52]=&quot;&quot;);&quot;I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number-columns-repeated="2" table:style-name="ce17"/>
          <table:table-cell table:number-columns-repeated="2" table:style-name="ce52"/>
          <table:table-cell table:style-name="ce17"/>
          <table:table-cell table:style-name="ce52"/>
          <table:table-cell table:number-columns-repeated="2" table:style-name="ce17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52]=&quot;&quot;;[.S352]=&quot;&quot;;[.U35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53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7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53]=&quot;&quot;;[.S353]=&quot;&quot;;[.U35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54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54]=&quot;&quot;;[.S354]=&quot;&quot;;[.U354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55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IS208</text:p>
          </table:table-cell>
          <table:table-cell table:style-name="ce12"/>
          <table:table-cell table:style-name="ce29" office:value-type="string">
            <text:p>Diseño Físico e Implementación con Bases de Datos</text:p>
          </table:table-cell>
          <table:table-cell table:style-name="ce12" office:value-type="string">
            <text:p>O</text:p>
          </table:table-cell>
          <table:table-cell table:style-name="ce14" table:formula="of:=[.H355]+0.5*([.I355]+[.J355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S207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55]=&quot;&quot;;[.S355]=&quot;&quot;;[.U35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56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IS210</text:p>
          </table:table-cell>
          <table:table-cell table:style-name="ce12"/>
          <table:table-cell table:style-name="ce32" office:value-type="string">
            <text:p>Gerencia de Proyectos de Información</text:p>
          </table:table-cell>
          <table:table-cell table:style-name="ce12" office:value-type="string">
            <text:p>O</text:p>
          </table:table-cell>
          <table:table-cell table:style-name="ce14" table:formula="of:=[.H356]+0.5*([.I356]+[.J356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390,FG350,IS207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56]=&quot;&quot;;[.S356]=&quot;&quot;;[.U35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57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IS316</text:p>
          </table:table-cell>
          <table:table-cell/>
          <table:table-cell table:style-name="ce35" office:value-type="string">
            <text:p>Políticas y Estrategia</text:p>
          </table:table-cell>
          <table:table-cell table:style-name="ce12" office:value-type="string">
            <text:p>O</text:p>
          </table:table-cell>
          <table:table-cell table:style-name="ce14" table:formula="of:=[.H357]+0.5*([.I357]+[.J357])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312B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57]=&quot;&quot;;[.S357]=&quot;&quot;;[.U35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58]=&quot;&quot;);&quot;IS&quot;;&quot;&quot;)">
            <text:p/>
          </table:table-cell>
          <table:table-cell table:style-name="ce7"/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358]+0.5*([.I358]+[.J35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B306</text:p>
          </table:table-cell>
          <table:table-cell table:number-columns-repeated="3" table:style-name="ce80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style-name="ce5" table:formula="of:=IF(OR([.B358]=&quot;&quot;;[.S358]=&quot;&quot;;[.U35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59]=&quot;&quot;);&quot;IS&quot;;&quot;&quot;)" office:value-type="string" office:string-value="IS">
            <text:p>IS</text:p>
          </table:table-cell>
          <table:table-cell table:style-name="ce9" office:value-type="float" office:value="7">
            <text:p>7</text:p>
          </table:table-cell>
          <table:table-cell table:style-name="ce22" office:value-type="string">
            <text:p>CS401</text:p>
          </table:table-cell>
          <table:table-cell table:style-name="ce22" office:value-type="string">
            <text:p>IS401</text:p>
          </table:table-cell>
          <table:table-cell table:style-name="ce43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14" table:formula="of:=[.H359]+0.5*([.I359]+[.J359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2"/>
          <table:table-cell table:style-name="ce16"/>
          <table:table-cell table:number-columns-repeated="2" table:style-name="ce22"/>
          <table:table-cell table:style-name="ce68" office:value-type="string">
            <text:p>IS312A,CB211</text:p>
          </table:table-cell>
          <table:table-cell table:number-columns-repeated="3" table:style-name="ce85"/>
          <table:table-cell table:style-name="ce15" office:value-type="string">
            <text:p>SE</text:p>
          </table:table-cell>
          <table:table-cell table:style-name="ce9" office:value-type="string">
            <text:p>SPC</text:p>
          </table:table-cell>
          <table:table-cell table:style-name="ce5" table:formula="of:=IF(OR([.B359]=&quot;&quot;;[.S359]=&quot;&quot;;[.U359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0]=&quot;&quot;);&quot;IS&quot;;&quot;&quot;)" office:value-type="string" office:string-value="IS">
            <text:p>IS</text:p>
          </table:table-cell>
          <table:table-cell table:style-name="ce9" office:value-type="float" office:value="7">
            <text:p>7</text:p>
          </table:table-cell>
          <table:table-cell table:style-name="ce22" office:value-type="string">
            <text:p>CS401</text:p>
          </table:table-cell>
          <table:table-cell table:style-name="ce22" office:value-type="string">
            <text:p>IS401</text:p>
          </table:table-cell>
          <table:table-cell table:style-name="ce43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14" table:formula="of:=[.H360]+0.5*([.I360]+[.J360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2"/>
          <table:table-cell table:style-name="ce16"/>
          <table:table-cell table:number-columns-repeated="2" table:style-name="ce22"/>
          <table:table-cell table:style-name="ce68" office:value-type="string">
            <text:p>IS312A,CB210</text:p>
          </table:table-cell>
          <table:table-cell table:number-columns-repeated="3" table:style-name="ce85"/>
          <table:table-cell table:style-name="ce15" office:value-type="string">
            <text:p>SE</text:p>
          </table:table-cell>
          <table:table-cell table:style-name="ce9"/>
          <table:table-cell table:style-name="ce5" table:formula="of:=IF(OR([.B360]=&quot;&quot;;[.S360]=&quot;&quot;;[.U36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61]=&quot;&quot;);&quot;IS&quot;;&quot;&quot;)" office:value-type="string" office:string-value="IS">
            <text:p>IS</text:p>
          </table:table-cell>
          <table:table-cell table:style-name="ce8" office:value-type="float" office:value="7">
            <text:p>7</text:p>
          </table:table-cell>
          <table:table-cell table:style-name="ce18" office:value-type="string">
            <text:p>IS313</text:p>
          </table:table-cell>
          <table:table-cell table:style-name="ce18"/>
          <table:table-cell table:style-name="ce35" office:value-type="string">
            <text:p>Modelos Empresariales</text:p>
          </table:table-cell>
          <table:table-cell table:style-name="ce45" office:value-type="string">
            <text:p>O</text:p>
          </table:table-cell>
          <table:table-cell table:style-name="ce14" table:formula="of:=[.H361]+0.5*([.I361]+[.J361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8"/>
          <table:table-cell table:style-name="ce16"/>
          <table:table-cell table:number-columns-repeated="2" table:style-name="ce18"/>
          <table:table-cell table:style-name="ce69" office:value-type="string">
            <text:p>IS202, UCSP=Inglés(400)</text:p>
          </table:table-cell>
          <table:table-cell table:number-columns-repeated="3" table:style-name="ce86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61]=&quot;&quot;;[.S361]=&quot;&quot;;[.U36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2]=&quot;&quot;);&quot;IS&quot;;&quot;&quot;)">
            <text:p/>
          </table:table-cell>
          <table:table-cell table:style-name="ce5"/>
          <table:table-cell table:style-name="ce15" office:value-type="string">
            <text:p>HU121</text:p>
          </table:table-cell>
          <table:table-cell table:style-name="ce15"/>
          <table:table-cell table:style-name="ce35" office:value-type="string">
            <text:p>Economía</text:p>
          </table:table-cell>
          <table:table-cell table:style-name="ce12" office:value-type="string">
            <text:p>O</text:p>
          </table:table-cell>
          <table:table-cell table:style-name="ce14" table:formula="of:=[.H362]+0.5*([.I362]+[.J362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4" office:value-type="string">
            <text:p>FG</text:p>
          </table:table-cell>
          <table:table-cell table:number-columns-repeated="2" table:style-name="ce5"/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3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 General</text:p>
          </table:table-cell>
          <table:table-cell table:style-name="ce15" office:value-type="string">
            <text:p>O</text:p>
          </table:table-cell>
          <table:table-cell table:style-name="ce14" table:formula="of:=[.H363]+0.5*([.I363]+[.J363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 office:value-type="string">
            <text:p>SPC</text:p>
          </table:table-cell>
          <table:table-cell table:style-name="ce5" table:formula="of:=IF(OR([.B363]=&quot;&quot;;[.S363]=&quot;&quot;;[.U363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4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 General</text:p>
          </table:table-cell>
          <table:table-cell table:style-name="ce15" office:value-type="string">
            <text:p>O</text:p>
          </table:table-cell>
          <table:table-cell table:style-name="ce14" table:formula="of:=[.H364]+0.5*([.I364]+[.J364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104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64]=&quot;&quot;;[.S364]=&quot;&quot;;[.U364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5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17" table:formula="of:=SUM([.G358:.G361])" office:value-type="float" office:value="14">
            <text:p>14</text:p>
          </table:table-cell>
          <table:table-cell table:style-name="ce6" table:formula="of:=SUM([.H358:.J361])" office:value-type="float" office:value="20" table:number-columns-spanned="3" table:number-rows-spanned="1">
            <text:p>2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65]=&quot;&quot;;[.S365]=&quot;&quot;;[.U365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66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8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66]=&quot;&quot;;[.S366]=&quot;&quot;;[.U36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67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67]=&quot;&quot;;[.S367]=&quot;&quot;;[.U36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8]=&quot;&quot;);&quot;IS&quot;;&quot;&quot;)">
            <text:p/>
          </table:table-cell>
          <table:table-cell table:style-name="ce5"/>
          <table:table-cell table:style-name="ce15" office:value-type="string">
            <text:p>CS261T</text:p>
          </table:table-cell>
          <table:table-cell table:style-name="ce15"/>
          <table:table-cell table:style-name="ce35" office:value-type="string">
            <text:p>Inteligencia Artificial</text:p>
          </table:table-cell>
          <table:table-cell table:style-name="ce12" office:value-type="string">
            <text:p>O</text:p>
          </table:table-cell>
          <table:table-cell table:style-name="ce14" table:formula="of:=[.H368]+0.5*([.I368]+[.J368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260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</text:p>
          </table:table-cell>
          <table:table-cell table:style-name="ce5" table:formula="of:=IF(OR([.B368]=&quot;&quot;;[.S368]=&quot;&quot;;[.U36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9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71T</text:p>
          </table:table-cell>
          <table:table-cell table:style-name="ce15" office:value-type="string">
            <text:p>IT301</text:p>
          </table:table-cell>
          <table:table-cell table:style-name="ce35" office:value-type="string">
            <text:p>Gerenciamiento de Datos</text:p>
          </table:table-cell>
          <table:table-cell table:style-name="ce12" office:value-type="string">
            <text:p>O</text:p>
          </table:table-cell>
          <table:table-cell table:style-name="ce14" table:formula="of:=[.H369]+0.5*([.I369]+[.J369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206,IS208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,NT</text:p>
          </table:table-cell>
          <table:table-cell table:style-name="ce5" table:formula="of:=IF(OR([.B369]=&quot;&quot;;[.S369]=&quot;&quot;;[.U36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70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IS315</text:p>
          </table:table-cell>
          <table:table-cell/>
          <table:table-cell table:style-name="ce35" office:value-type="string">
            <text:p>Gerencia de Cambios y de Proyectos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370]+0.5*([.I370]+[.J370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S210</text:p>
          </table:table-cell>
          <table:table-cell table:number-columns-repeated="3" table:style-name="ce80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0]=&quot;&quot;;[.S370]=&quot;&quot;;[.U37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1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 office:value-type="string">
            <text:p>IS402</text:p>
          </table:table-cell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371]+0.5*([.I371]+[.J371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401,CS390,CB211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71]=&quot;&quot;;[.S371]=&quot;&quot;;[.U371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2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 office:value-type="string">
            <text:p>IS402</text:p>
          </table:table-cell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372]+0.5*([.I372]+[.J372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401, CS390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/>
          <table:table-cell table:style-name="ce5" table:formula="of:=IF(OR([.B372]=&quot;&quot;;[.S372]=&quot;&quot;;[.U37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3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ET101</text:p>
          </table:table-cell>
          <table:table-cell table:style-name="ce1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373]+0.5*([.I373]+[.J373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316, IS313</text:p>
          </table:table-cell>
          <table:table-cell table:style-name="ce80"/>
          <table:table-cell table:style-name="ce91"/>
          <table:table-cell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73]=&quot;&quot;;[.S373]=&quot;&quot;;[.U37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74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11</text:p>
          </table:table-cell>
          <table:table-cell table:style-name="ce15" office:value-type="string">
            <text:p>IS351</text:p>
          </table:table-cell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374]+0.5*([.I374]+[.J374])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210</text:p>
          </table:table-cell>
          <table:table-cell table:number-columns-repeated="3" table:style-name="ce80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4]=&quot;&quot;;[.S374]=&quot;&quot;;[.U37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75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IS320</text:p>
          </table:table-cell>
          <table:table-cell table:style-name="ce15"/>
          <table:table-cell table:style-name="ce35" office:value-type="string">
            <text:p>Seguridad de la Información</text:p>
          </table:table-cell>
          <table:table-cell table:style-name="ce12" office:value-type="string">
            <text:p>O</text:p>
          </table:table-cell>
          <table:table-cell table:style-name="ce14" table:formula="of:=[.H375]+0.5*([.I375]+[.J375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313</text:p>
          </table:table-cell>
          <table:table-cell table:number-columns-repeated="3" table:style-name="ce80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5]=&quot;&quot;;[.S375]=&quot;&quot;;[.U375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76]=&quot;&quot;);&quot;IS&quot;;&quot;&quot;)">
            <text:p/>
          </table:table-cell>
          <table:table-cell table:style-name="ce5"/>
          <table:table-cell table:style-name="ce15" office:value-type="string">
            <text:p>CS280T</text:p>
          </table:table-cell>
          <table:table-cell table:style-name="ce15"/>
          <table:table-cell table:style-name="ce35" office:value-type="string">
            <text:p>Aspectos sociales y profesionales de la computación</text:p>
          </table:table-cell>
          <table:table-cell table:style-name="ce12" office:value-type="string">
            <text:p>O</text:p>
          </table:table-cell>
          <table:table-cell table:style-name="ce14" table:formula="of:=[.H376]+0.5*([.I376]+[.J376]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376]=&quot;&quot;;[.S376]=&quot;&quot;;[.U376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77]=&quot;&quot;);&quot;I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17" table:formula="of:=SUM([.G368:.G376])" office:value-type="float" office:value="31">
            <text:p>31</text:p>
          </table:table-cell>
          <table:table-cell table:style-name="ce6" table:formula="of:=SUM([.H368:.J376])" office:value-type="float" office:value="42" table:number-columns-spanned="3" table:number-rows-spanned="1">
            <text:p>42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2"/>
          <table:table-cell table:number-columns-repeated="3" table:style-name="ce80"/>
          <table:table-cell table:style-name="ce15"/>
          <table:table-cell table:style-name="ce5"/>
          <table:table-cell table:style-name="ce5" table:formula="of:=IF(OR([.B377]=&quot;&quot;;[.S377]=&quot;&quot;;[.U37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78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52"/>
          <table:table-cell table:style-name="ce17"/>
          <table:table-cell table:style-name="ce52"/>
          <table:table-cell table:number-columns-repeated="2" table:style-name="ce17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78]=&quot;&quot;;[.S378]=&quot;&quot;;[.U37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79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9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79]=&quot;&quot;;[.S379]=&quot;&quot;;[.U37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80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80]=&quot;&quot;;[.S380]=&quot;&quot;;[.U38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81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IS209</text:p>
          </table:table-cell>
          <table:table-cell table:style-name="ce12"/>
          <table:table-cell table:style-name="ce32" office:value-type="string">
            <text:p>Diseño e Implementación en Ambientes Emergentes</text:p>
          </table:table-cell>
          <table:table-cell table:style-name="ce12" office:value-type="string">
            <text:p>O</text:p>
          </table:table-cell>
          <table:table-cell table:style-name="ce14" table:formula="of:=[.H381]+0.5*([.I381]+[.J381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IS208,CS225T</text:p>
          </table:table-cell>
          <table:table-cell table:number-columns-repeated="2" table:style-name="ce90"/>
          <table:table-cell table:style-name="ce76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81]=&quot;&quot;;[.S381]=&quot;&quot;;[.U38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2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1</text:p>
          </table:table-cell>
          <table:table-cell table:style-name="ce12"/>
          <table:table-cell table:style-name="ce32" office:value-type="string">
            <text:p>Calidad de Software</text:p>
          </table:table-cell>
          <table:table-cell table:style-name="ce12" office:value-type="string">
            <text:p>O</text:p>
          </table:table-cell>
          <table:table-cell table:style-name="ce14" table:formula="of:=[.H382]+0.5*([.I382]+[.J382])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315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82]=&quot;&quot;;[.S382]=&quot;&quot;;[.U38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3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230W</text:p>
          </table:table-cell>
          <table:table-cell table:style-name="ce15" office:value-type="string">
            <text:p>IT303</text:p>
          </table:table-cell>
          <table:table-cell table:style-name="ce35" office:value-type="string">
            <text:p>Comunicación de Datos y Redes</text:p>
          </table:table-cell>
          <table:table-cell table:style-name="ce12" office:value-type="string">
            <text:p>O</text:p>
          </table:table-cell>
          <table:table-cell table:style-name="ce14" table:formula="of:=[.H383]+0.5*([.I383]+[.J383])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271T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5" office:value-type="string">
            <text:p>SPC,2E</text:p>
          </table:table-cell>
          <table:table-cell table:style-name="ce5" table:formula="of:=IF(OR([.B383]=&quot;&quot;;[.S383]=&quot;&quot;;[.U38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4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IS317</text:p>
          </table:table-cell>
          <table:table-cell office:value-type="string">
            <text:p>IS403</text:p>
          </table:table-cell>
          <table:table-cell table:style-name="ce35" office:value-type="string">
            <text:p>Proyecto Final Integrado</text:p>
          </table:table-cell>
          <table:table-cell table:style-name="ce12" office:value-type="string">
            <text:p>O</text:p>
          </table:table-cell>
          <table:table-cell table:style-name="ce14" table:formula="of:=[.H384]+0.5*([.I384]+[.J384])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315,IS402</text:p>
          </table:table-cell>
          <table:table-cell table:style-name="ce80"/>
          <table:table-cell table:style-name="ce91"/>
          <table:table-cell table:style-name="ce80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84]=&quot;&quot;;[.S384]=&quot;&quot;;[.U38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5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23" office:value-type="string">
            <text:p>ET102</text:p>
          </table:table-cell>
          <table:table-cell table:style-name="ce23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385]+0.5*([.I385]+[.J385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ET101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85]=&quot;&quot;;[.S385]=&quot;&quot;;[.U38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6]=&quot;&quot;);&quot;IS&quot;;&quot;&quot;)" office:value-type="string" office:string-value="IS">
            <text:p>IS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FG301</text:p>
          </table:table-cell>
          <table:table-cell table:style-name="ce15"/>
          <table:table-cell table:style-name="ce35" office:value-type="string">
            <text:p>Enseñanza Social de la Iglesia</text:p>
          </table:table-cell>
          <table:table-cell table:style-name="ce14" office:value-type="string">
            <text:p>O</text:p>
          </table:table-cell>
          <table:table-cell table:style-name="ce14" table:formula="of:=[.H386]+0.5*([.I386]+[.J386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204A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386]=&quot;&quot;;[.S386]=&quot;&quot;;[.U386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7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IS321</text:p>
          </table:table-cell>
          <table:table-cell table:style-name="ce15"/>
          <table:table-cell table:style-name="ce35" office:value-type="string">
            <text:p>Auditoría de Sistemas</text:p>
          </table:table-cell>
          <table:table-cell table:style-name="ce12" office:value-type="string">
            <text:p>O</text:p>
          </table:table-cell>
          <table:table-cell table:style-name="ce14" table:formula="of:=[.H387]+0.5*([.I387]+[.J387]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IS320</text:p>
          </table:table-cell>
          <table:table-cell table:number-columns-repeated="3" table:style-name="ce80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87]=&quot;&quot;;[.S387]=&quot;&quot;;[.U387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number-columns-repeated="3" table:style-name="ce91"/>
          <table:table-cell table:style-name="ce2"/>
          <table:table-cell table:number-columns-repeated="9"/>
          <table:table-cell table:number-columns-repeated="997"/>
        </table:table-row>
        <table:table-row table:style-name="ro2">
          <table:table-cell table:formula="of:=IF(NOT([.B389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style-name="ce6" table:number-columns-spanned="3" table:number-rows-spanned="1"/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89]=&quot;&quot;;[.S389]=&quot;&quot;;[.U38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90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5"/>
          <table:table-cell table:number-columns-repeated="3" table:style-name="ce84"/>
          <table:table-cell table:style-name="ce17"/>
          <table:table-cell table:style-name="ce5"/>
          <table:table-cell table:style-name="ce5" table:formula="of:=IF(OR([.B390]=&quot;&quot;;[.S390]=&quot;&quot;;[.U39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91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10</text:p>
          </table:table-cell>
          <table:table-cell table:style-name="ce44"/>
          <table:table-cell table:style-name="ce49"/>
          <table:table-cell table:number-columns-repeated="2" table:style-name="ce50"/>
          <table:table-cell table:style-name="ce44"/>
          <table:table-cell table:style-name="ce50"/>
          <table:table-cell table:number-columns-repeated="2" table:style-name="ce44"/>
          <table:table-cell table:style-name="ce57"/>
          <table:table-cell table:number-columns-repeated="3" table:style-name="ce74"/>
          <table:table-cell table:style-name="ce49"/>
          <table:table-cell table:style-name="ce5"/>
          <table:table-cell table:style-name="ce5" table:formula="of:=IF(OR([.B391]=&quot;&quot;;[.S391]=&quot;&quot;;[.U39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92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58" table:formula="of:=[.N$3]" office:value-type="string" office:string-value="Prereq">
            <text:p>Prereq</text:p>
          </table:table-cell>
          <table:table-cell table:style-name="ce79" table:formula="of:=[.O$3]" office:value-type="string" office:string-value="Rec">
            <text:p>Rec</text:p>
          </table:table-cell>
          <table:table-cell table:style-name="ce79" table:formula="of:=[.P$3]" office:value-type="string" office:string-value="Correq">
            <text:p>Correq</text:p>
          </table:table-cell>
          <table:table-cell table:style-name="ce79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92]=&quot;&quot;;[.S392]=&quot;&quot;;[.U39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style-name="ce4" table:formula="of:=IF(NOT([.B393]=&quot;&quot;);&quot;IS&quot;;&quot;&quot;)" office:value-type="string" office:string-value="IS">
            <text:p>IS</text:p>
          </table:table-cell>
          <table:table-cell office:value-type="float" office:value="10">
            <text:p>10</text:p>
          </table:table-cell>
          <table:table-cell table:style-name="ce15" office:value-type="string">
            <text:p>CS370</text:p>
          </table:table-cell>
          <table:table-cell table:style-name="ce15"/>
          <table:table-cell table:style-name="ce35" office:value-type="string">
            <text:p>Tópicos en Bases de Datos</text:p>
          </table:table-cell>
          <table:table-cell table:style-name="ce12" office:value-type="string">
            <text:p>O</text:p>
          </table:table-cell>
          <table:table-cell table:style-name="ce14" table:formula="of:=[.H393]+0.5*([.I393]+[.J393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59" office:value-type="string">
            <text:p>CS271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93]=&quot;&quot;;[.S393]=&quot;&quot;;[.U39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4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IS314</text:p>
          </table:table-cell>
          <table:table-cell office:value-type="string">
            <text:p>IT314</text:p>
          </table:table-cell>
          <table:table-cell table:style-name="ce35" office:value-type="string">
            <text:p>Tecnologías Emergentes</text:p>
          </table:table-cell>
          <table:table-cell table:style-name="ce12" office:value-type="string">
            <text:p>O</text:p>
          </table:table-cell>
          <table:table-cell table:style-name="ce14" table:formula="of:=[.H394]+0.5*([.I394]+[.J394])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59" office:value-type="string">
            <text:p>IS312B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94]=&quot;&quot;;[.S394]=&quot;&quot;;[.U39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5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IS318</text:p>
          </table:table-cell>
          <table:table-cell/>
          <table:table-cell table:style-name="ce35" office:value-type="string">
            <text:p>Implicaciones de la Digitalización</text:p>
          </table:table-cell>
          <table:table-cell table:style-name="ce12" office:value-type="string">
            <text:p>O</text:p>
          </table:table-cell>
          <table:table-cell table:style-name="ce14" table:formula="of:=[.H395]+0.5*([.I395]+[.J395])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211</text:p>
          </table:table-cell>
          <table:table-cell table:number-columns-repeated="3" table:style-name="ce80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95]=&quot;&quot;;[.S395]=&quot;&quot;;[.U39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6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 office:value-type="string">
            <text:p>IS404</text:p>
          </table:table-cell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396]+0.5*([.I396]+[.J396])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IS403</text:p>
          </table:table-cell>
          <table:table-cell table:number-columns-repeated="3" table:style-name="ce80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96]=&quot;&quot;;[.S396]=&quot;&quot;;[.U39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7]=&quot;&quot;);&quot;IS&quot;;&quot;&quot;)">
            <text:p/>
          </table:table-cell>
          <table:table-cell table:style-name="ce5"/>
          <table:table-cell table:style-name="ce15" office:value-type="string">
            <text:p>CS325</text:p>
          </table:table-cell>
          <table:table-cell table:style-name="ce15"/>
          <table:table-cell table:style-name="ce35" office:value-type="string">
            <text:p>Sistemas Distribuídos</text:p>
          </table:table-cell>
          <table:table-cell table:style-name="ce12" office:value-type="string">
            <text:p>O</text:p>
          </table:table-cell>
          <table:table-cell table:style-name="ce14" table:formula="of:=[.H397]+0.5*([.I397]+[.J397])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2" office:value-type="string">
            <text:p>CS225T</text:p>
          </table:table-cell>
          <table:table-cell table:number-columns-repeated="3" table:style-name="ce80"/>
          <table:table-cell table:style-name="ce15" office:value-type="string">
            <text:p>CS</text:p>
          </table:table-cell>
          <table:table-cell table:style-name="ce7"/>
          <table:table-cell table:style-name="ce5" table:formula="of:=IF(OR([.B397]=&quot;&quot;;[.S397]=&quot;&quot;;[.U397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8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23" office:value-type="string">
            <text:p>ET103</text:p>
          </table:table-cell>
          <table:table-cell table:style-name="ce23"/>
          <table:table-cell table:style-name="ce35" office:value-type="string">
            <text:p>Formación de Empresas de Base Tecnológica III</text:p>
          </table:table-cell>
          <table:table-cell table:style-name="ce12" office:value-type="string">
            <text:p>O</text:p>
          </table:table-cell>
          <table:table-cell table:style-name="ce14" table:formula="of:=[.H398]+0.5*([.I398]+[.J398])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ET102</text:p>
          </table:table-cell>
          <table:table-cell table:number-columns-repeated="3" table:style-name="ce80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98]=&quot;&quot;;[.S398]=&quot;&quot;;[.U398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9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HU302</text:p>
          </table:table-cell>
          <table:table-cell table:style-name="ce15"/>
          <table:table-cell table:style-name="ce35" office:value-type="string">
            <text:p>Visión Cristiana de nuestro tiempo</text:p>
          </table:table-cell>
          <table:table-cell table:style-name="ce15" office:value-type="string">
            <text:p>O</text:p>
          </table:table-cell>
          <table:table-cell table:style-name="ce14" table:formula="of:=[.H399]+0.5*([.I399]+[.J399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2" office:value-type="string">
            <text:p>FG301</text:p>
          </table:table-cell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5"/>
          <table:table-cell table:style-name="ce5" table:formula="of:=IF(OR([.B399]=&quot;&quot;;[.S399]=&quot;&quot;;[.U399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office:value-type="string">
            <text:p>I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220</text:p>
          </table:table-cell>
          <table:table-cell table:style-name="ce12"/>
          <table:table-cell table:style-name="ce32" office:value-type="string">
            <text:p>Análisis de la Realidad Peruana</text:p>
          </table:table-cell>
          <table:table-cell table:style-name="ce15" office:value-type="string">
            <text:p>O</text:p>
          </table:table-cell>
          <table:table-cell table:style-name="ce14" table:formula="of:=[.H400]+0.5*([.I400]+[.J400]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2"/>
          <table:table-cell table:number-columns-repeated="3" table:style-name="ce80"/>
          <table:table-cell table:style-name="ce15" office:value-type="string">
            <text:p>FG</text:p>
          </table:table-cell>
          <table:table-cell table:style-name="ce7"/>
          <table:table-cell table:style-name="ce5" table:formula="of:=IF(OR([.B400]=&quot;&quot;;[.S400]=&quot;&quot;;[.U40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401]=&quot;&quot;);&quot;IS&quot;;&quot;&quot;)">
            <text:p/>
          </table:table-cell>
          <table:table-cell table:style-name="ce5"/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401]+0.5*([.I401]+[.J401])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59"/>
          <table:table-cell table:number-columns-repeated="3" table:style-name="ce76"/>
          <table:table-cell table:style-name="ce14" office:value-type="string">
            <text:p>FG</text:p>
          </table:table-cell>
          <table:table-cell table:style-name="ce7" office:value-type="string">
            <text:p>UNSA</text:p>
          </table:table-cell>
          <table:table-cell table:style-name="ce5" table:formula="of:=IF(OR([.B401]=&quot;&quot;;[.S401]=&quot;&quot;;[.U401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402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56"/>
          <table:table-cell table:number-columns-repeated="3" table:style-name="ce73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 table:number-rows-repeated="19">
          <table:table-cell/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2" table:number-rows-repeated="65225">
          <table:table-cell table:number-columns-repeated="4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style-name="ce91" table:number-columns-repeated="3"/>
          <table:table-cell table:style-name="ce2"/>
          <table:table-cell table:number-columns-repeated="1006"/>
        </table:table-row>
        <table:table-row table:style-name="ro2" table:number-rows-repeated="9829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pendencies" table:style-name="ta4" table:print="false">
        <table:table-column table:style-name="co25" table:number-columns-repeated="1024" table:default-cell-style-name="Default"/>
        <table:table-row table:style-name="ro2">
          <table:table-cell table:style-name="ce5"/>
          <table:table-cell table:style-name="ce5" office:value-type="string">
            <text:p>Elective</text:p>
          </table:table-cell>
          <table:table-cell table:style-name="ce5" office:value-type="string">
            <text:p>Mandatory</text:p>
          </table:table-cell>
          <table:table-cell table:style-name="ce5" office:value-type="string">
            <text:p>course</text:p>
          </table:table-cell>
          <table:table-cell table:number-columns-repeated="1020"/>
        </table:table-row>
        <table:table-row table:style-name="ro2">
          <table:table-cell table:style-name="ce5" table:formula="of:=IF(OR([$MallaSPC.C40]=&quot;&quot;;[$MallaSPC.F40]=&quot;&quot;);&quot;%&quot;;&quot;&quot;)">
            <text:p/>
          </table:table-cell>
          <table:table-cell table:style-name="ce98" office:value-type="string">
            <text:p>PCC</text:p>
          </table:table-cell>
          <table:table-cell table:style-name="ce5" office:value-type="string">
            <text:p><text:s/>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table:formula="of:=IF(OR([$MallaSPC.C45]=&quot;&quot;;[$MallaSPC.F45]=&quot;&quot;);&quot;%&quot;;&quot;&quot;)">
            <text:p/>
          </table:table-cell>
          <table:table-cell table:style-name="ce5" table:number-columns-repeated="2"/>
          <table:table-cell table:style-name="ce99" office:value-type="string">
            <text:p>cs-dependencies.tex</text:p>
          </table:table-cell>
          <table:table-cell table:number-columns-repeated="1020"/>
        </table:table-row>
        <table:table-row table:style-name="ro2">
          <table:table-cell table:style-name="ce5" table:formula="of:=IF(OR([$MallaSPC.B4]=&quot;&quot;;[$MallaSPC.C4]=&quot;&quot;;[$MallaSPC.F4]=&quot;&quot;);&quot;%&quot;;&quot;&quot;)">
            <text:p/>
          </table:table-cell>
          <table:table-cell table:style-name="ce5" table:formula="of:=IF([.A4]=&quot;%&quot;;&quot;&quot;;IF([$MallaSPC.F4]=&quot;E&quot;;[.$B$1];IF([$MallaSPC.F4]=&quot;O&quot;;[.$C$1];&quot;&quot;)))" office:value-type="string" office:string-value="Mandatory">
            <text:p>Mandatory</text:p>
          </table:table-cell>
          <table:table-cell table:style-name="ce5" table:formula="of:=IF([.A4]=&quot;%&quot;;&quot;&quot;;&quot;\&quot;&amp;[.$D$1]&amp;&quot;{&quot;&amp;[$MallaSPC.B4]&amp;&quot;}{&quot;&amp;[.B4]&amp;&quot;}{&quot;&amp;[$MallaSPC.C4]&amp;&quot;}{&quot;&amp;[$MallaSPC.D4]&amp;&quot;}{&quot;&amp;[$MallaSPC.E4]&amp;&quot;}{&quot;&amp;[$MallaSPC.G4]&amp;&quot;}{&quot;&amp;[$MallaSPC.H4]&amp;&quot;}{&quot;&amp;[$MallaSPC.I4]&amp;&quot;}{&quot;&amp;[$MallaSPC.J4]&amp;&quot;}{&quot;&amp;[$MallaSPC.K4]&amp;&quot;}{&quot;&amp;[$MallaSPC.L4]&amp;&quot;}{&quot;&amp;[$MallaSPC.M4]&amp;&quot;}{&quot;&amp;[$MallaSPC.N4]&amp;&quot;}{&quot;&amp;[$MallaSPC.O4]&amp;&quot;}{&quot;&amp;[$MallaSPC.P4]&amp;&quot;}{&quot;&amp;[$MallaSPC.Q4]&amp;&quot;}{&quot;&amp;[$MallaSPC.R4]&amp;&quot;}%&quot;&amp;[$MallaSPC.S4]&amp;[$MallaSPC.T4]&amp;[$MallaSPC.U4]&amp;[MallaSPC.V4]&amp;[MallaSPC.W4]&amp;[MallaSPC.X4]&amp;[MallaSPC.Y4]&amp;[MallaSPC.Z4]&amp;[MallaSPC.AA4]&amp;[MallaSPC.AB4]&amp;[MallaSPC.AC4])" office:value-type="string" office:string-value="\course{1}{Mandatory}{CS101F}{}{Introducción a la Programación}{4}{2}{2}{2}{}{4}{Basic}{}{}{CS105}{}{CS}%SPC,NT,UCSP">
            <text:p>\course{1}{Mandatory}{CS101F}{}{Introducción a la Programación}{4}{2}{2}{2}{}{4}{Basic}{}{}{CS105}{}{CS}%SPC,NT,UCSP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table:formula="of:=IF(OR([$MallaSPC.B5]=&quot;&quot;;[$MallaSPC.C5]=&quot;&quot;;[$MallaSPC.F5]=&quot;&quot;);&quot;%&quot;;&quot;&quot;)">
            <text:p/>
          </table:table-cell>
          <table:table-cell table:style-name="ce5" table:formula="of:=IF([.A5]=&quot;%&quot;;&quot;&quot;;IF([$MallaSPC.F5]=&quot;E&quot;;[.$B$1];IF([$MallaSPC.F5]=&quot;O&quot;;[.$C$1];&quot;&quot;)))" office:value-type="string" office:string-value="Mandatory">
            <text:p>Mandatory</text:p>
          </table:table-cell>
          <table:table-cell table:style-name="ce5" table:formula="of:=IF([.A5]=&quot;%&quot;;&quot;&quot;;&quot;\&quot;&amp;[.$D$1]&amp;&quot;{&quot;&amp;[$MallaSPC.B5]&amp;&quot;}{&quot;&amp;[.B5]&amp;&quot;}{&quot;&amp;[$MallaSPC.C5]&amp;&quot;}{&quot;&amp;[$MallaSPC.D5]&amp;&quot;}{&quot;&amp;[$MallaSPC.E5]&amp;&quot;}{&quot;&amp;[$MallaSPC.G5]&amp;&quot;}{&quot;&amp;[$MallaSPC.H5]&amp;&quot;}{&quot;&amp;[$MallaSPC.I5]&amp;&quot;}{&quot;&amp;[$MallaSPC.J5]&amp;&quot;}{&quot;&amp;[$MallaSPC.K5]&amp;&quot;}{&quot;&amp;[$MallaSPC.L5]&amp;&quot;}{&quot;&amp;[$MallaSPC.M5]&amp;&quot;}{&quot;&amp;[$MallaSPC.N5]&amp;&quot;}{&quot;&amp;[$MallaSPC.O5]&amp;&quot;}{&quot;&amp;[$MallaSPC.P5]&amp;&quot;}{&quot;&amp;[$MallaSPC.Q5]&amp;&quot;}{&quot;&amp;[$MallaSPC.R5]&amp;&quot;}%&quot;&amp;[$MallaSPC.S5]&amp;[$MallaSPC.T5]&amp;[$MallaSPC.U5]&amp;[MallaSPC.V5]&amp;[MallaSPC.W5]&amp;[MallaSPC.X5]&amp;[MallaSPC.Y5]&amp;[MallaSPC.Z5]&amp;[MallaSPC.AA5]&amp;[MallaSPC.AB5]&amp;[MallaSPC.AC5])" office:value-type="string" office:string-value="\course{1}{Mandatory}{CS101F}{}{Introducción a la Programación}{4}{3}{4}{}{5}{12}{Basic}{}{}{CS105}{}{CS}%CR">
            <text:p>\course{1}{Mandatory}{CS101F}{}{Introducción a la Programación}{4}{3}{4}{}{5}{12}{Basic}{}{}{CS105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6]=&quot;&quot;;[$MallaSPC.C6]=&quot;&quot;;[$MallaSPC.F6]=&quot;&quot;);&quot;%&quot;;&quot;&quot;)">
            <text:p/>
          </table:table-cell>
          <table:table-cell table:style-name="ce5" table:formula="of:=IF([.A6]=&quot;%&quot;;&quot;&quot;;IF([$MallaSPC.F6]=&quot;E&quot;;[.$B$1];IF([$MallaSPC.F6]=&quot;O&quot;;[.$C$1];&quot;&quot;)))" office:value-type="string" office:string-value="Mandatory">
            <text:p>Mandatory</text:p>
          </table:table-cell>
          <table:table-cell table:style-name="ce5" table:formula="of:=IF([.A6]=&quot;%&quot;;&quot;&quot;;&quot;\&quot;&amp;[.$D$1]&amp;&quot;{&quot;&amp;[$MallaSPC.B6]&amp;&quot;}{&quot;&amp;[.B6]&amp;&quot;}{&quot;&amp;[$MallaSPC.C6]&amp;&quot;}{&quot;&amp;[$MallaSPC.D6]&amp;&quot;}{&quot;&amp;[$MallaSPC.E6]&amp;&quot;}{&quot;&amp;[$MallaSPC.G6]&amp;&quot;}{&quot;&amp;[$MallaSPC.H6]&amp;&quot;}{&quot;&amp;[$MallaSPC.I6]&amp;&quot;}{&quot;&amp;[$MallaSPC.J6]&amp;&quot;}{&quot;&amp;[$MallaSPC.K6]&amp;&quot;}{&quot;&amp;[$MallaSPC.L6]&amp;&quot;}{&quot;&amp;[$MallaSPC.M6]&amp;&quot;}{&quot;&amp;[$MallaSPC.N6]&amp;&quot;}{&quot;&amp;[$MallaSPC.O6]&amp;&quot;}{&quot;&amp;[$MallaSPC.P6]&amp;&quot;}{&quot;&amp;[$MallaSPC.Q6]&amp;&quot;}{&quot;&amp;[$MallaSPC.R6]&amp;&quot;}%&quot;&amp;[$MallaSPC.S6]&amp;[$MallaSPC.T6]&amp;[$MallaSPC.U6]&amp;[MallaSPC.V6]&amp;[MallaSPC.W6]&amp;[MallaSPC.X6]&amp;[MallaSPC.Y6]&amp;[MallaSPC.Z6]&amp;[MallaSPC.AA6]&amp;[MallaSPC.AB6]&amp;[MallaSPC.AC6])" office:value-type="string" office:string-value="\course{1}{Mandatory}{CS101F}{CS101}{Introducción a la Programación}{4}{2}{2}{2}{}{4}{Basic}{}{}{CB101}{}{CS}%UNSA">
            <text:p>\course{1}{Mandatory}{CS101F}{CS101}{Introducción a la Programación}{4}{2}{2}{2}{}{4}{Basic}{}{}{CB101}{}{CS}%UNSA</text:p>
          </table:table-cell>
          <table:table-cell table:number-columns-repeated="1021"/>
        </table:table-row>
        <table:table-row table:style-name="ro2">
          <table:table-cell table:style-name="ce5" table:formula="of:=IF(OR([$MallaSPC.B8]=&quot;&quot;;[$MallaSPC.C8]=&quot;&quot;;[$MallaSPC.F8]=&quot;&quot;);&quot;%&quot;;&quot;&quot;)">
            <text:p/>
          </table:table-cell>
          <table:table-cell table:style-name="ce5" table:formula="of:=IF([.A7]=&quot;%&quot;;&quot;&quot;;IF([$MallaSPC.F8]=&quot;E&quot;;[.$B$1];IF([$MallaSPC.F8]=&quot;O&quot;;[.$C$1];&quot;&quot;)))" office:value-type="string" office:string-value="Mandatory">
            <text:p>Mandatory</text:p>
          </table:table-cell>
          <table:table-cell table:style-name="ce5" table:formula="of:=IF([.A7]=&quot;%&quot;;&quot;&quot;;&quot;\&quot;&amp;[.$D$1]&amp;&quot;{&quot;&amp;[$MallaSPC.B8]&amp;&quot;}{&quot;&amp;[.B7]&amp;&quot;}{&quot;&amp;[$MallaSPC.C8]&amp;&quot;}{&quot;&amp;[$MallaSPC.D8]&amp;&quot;}{&quot;&amp;[$MallaSPC.E8]&amp;&quot;}{&quot;&amp;[$MallaSPC.G8]&amp;&quot;}{&quot;&amp;[$MallaSPC.H8]&amp;&quot;}{&quot;&amp;[$MallaSPC.I8]&amp;&quot;}{&quot;&amp;[$MallaSPC.J8]&amp;&quot;}{&quot;&amp;[$MallaSPC.K8]&amp;&quot;}{&quot;&amp;[$MallaSPC.L8]&amp;&quot;}{&quot;&amp;[$MallaSPC.M8]&amp;&quot;}{&quot;&amp;[$MallaSPC.N8]&amp;&quot;}{&quot;&amp;[$MallaSPC.O8]&amp;&quot;}{&quot;&amp;[$MallaSPC.P8]&amp;&quot;}{&quot;&amp;[$MallaSPC.Q8]&amp;&quot;}{&quot;&amp;[$MallaSPC.R8]&amp;&quot;}%&quot;&amp;[$MallaSPC.S8]&amp;[$MallaSPC.T8]&amp;[$MallaSPC.U8]&amp;[MallaSPC.V8]&amp;[MallaSPC.W8]&amp;[MallaSPC.X8]&amp;[MallaSPC.Y8]&amp;[MallaSPC.Z8]&amp;[MallaSPC.AA8]&amp;[MallaSPC.AB8]&amp;[MallaSPC.AC8])" office:value-type="string" office:string-value="\course{1}{Mandatory}{CS105}{}{Estructuras Discretas I}{4}{2}{4}{}{}{6}{}{}{}{}{}{MC}%SPC,2E,NT,UCSP">
            <text:p>\course{1}{Mandatory}{CS105}{}{Estructuras Discretas I}{4}{2}{4}{}{}{6}{}{}{}{}{}{MC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9]=&quot;&quot;;[$MallaSPC.C9]=&quot;&quot;;[$MallaSPC.F9]=&quot;&quot;);&quot;%&quot;;&quot;&quot;)">
            <text:p/>
          </table:table-cell>
          <table:table-cell table:style-name="ce5" table:formula="of:=IF([.A8]=&quot;%&quot;;&quot;&quot;;IF([$MallaSPC.F9]=&quot;E&quot;;[.$B$1];IF([$MallaSPC.F9]=&quot;O&quot;;[.$C$1];&quot;&quot;)))" office:value-type="string" office:string-value="Mandatory">
            <text:p>Mandatory</text:p>
          </table:table-cell>
          <table:table-cell table:style-name="ce5" table:formula="of:=IF([.A8]=&quot;%&quot;;&quot;&quot;;&quot;\&quot;&amp;[.$D$1]&amp;&quot;{&quot;&amp;[$MallaSPC.B9]&amp;&quot;}{&quot;&amp;[.B8]&amp;&quot;}{&quot;&amp;[$MallaSPC.C9]&amp;&quot;}{&quot;&amp;[$MallaSPC.D9]&amp;&quot;}{&quot;&amp;[$MallaSPC.E9]&amp;&quot;}{&quot;&amp;[$MallaSPC.G9]&amp;&quot;}{&quot;&amp;[$MallaSPC.H9]&amp;&quot;}{&quot;&amp;[$MallaSPC.I9]&amp;&quot;}{&quot;&amp;[$MallaSPC.J9]&amp;&quot;}{&quot;&amp;[$MallaSPC.K9]&amp;&quot;}{&quot;&amp;[$MallaSPC.L9]&amp;&quot;}{&quot;&amp;[$MallaSPC.M9]&amp;&quot;}{&quot;&amp;[$MallaSPC.N9]&amp;&quot;}{&quot;&amp;[$MallaSPC.O9]&amp;&quot;}{&quot;&amp;[$MallaSPC.P9]&amp;&quot;}{&quot;&amp;[$MallaSPC.Q9]&amp;&quot;}{&quot;&amp;[$MallaSPC.R9]&amp;&quot;}%&quot;&amp;[$MallaSPC.S9]&amp;[$MallaSPC.T9]&amp;[$MallaSPC.U9]&amp;[MallaSPC.V9]&amp;[MallaSPC.W9]&amp;[MallaSPC.X9]&amp;[MallaSPC.Y9]&amp;[MallaSPC.Z9]&amp;[MallaSPC.AA9]&amp;[MallaSPC.AB9]&amp;[MallaSPC.AC9])" office:value-type="string" office:string-value="\course{1}{Mandatory}{CS105}{}{Estructuras Discretas I}{4}{4}{2}{}{6}{12}{}{}{}{}{}{MC}%CR">
            <text:p>\course{1}{Mandatory}{CS105}{}{Estructuras Discretas I}{4}{4}{2}{}{6}{12}{}{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10]=&quot;&quot;;[$MallaSPC.C10]=&quot;&quot;;[$MallaSPC.F10]=&quot;&quot;);&quot;%&quot;;&quot;&quot;)">
            <text:p/>
          </table:table-cell>
          <table:table-cell table:style-name="ce5" table:formula="of:=IF([.A9]=&quot;%&quot;;&quot;&quot;;IF([$MallaSPC.F10]=&quot;E&quot;;[.$B$1];IF([$MallaSPC.F10]=&quot;O&quot;;[.$C$1];&quot;&quot;)))" office:value-type="string" office:string-value="Mandatory">
            <text:p>Mandatory</text:p>
          </table:table-cell>
          <table:table-cell table:style-name="ce5" table:formula="of:=IF([.A9]=&quot;%&quot;;&quot;&quot;;&quot;\&quot;&amp;[.$D$1]&amp;&quot;{&quot;&amp;[$MallaSPC.B10]&amp;&quot;}{&quot;&amp;[.B9]&amp;&quot;}{&quot;&amp;[$MallaSPC.C10]&amp;&quot;}{&quot;&amp;[$MallaSPC.D10]&amp;&quot;}{&quot;&amp;[$MallaSPC.E10]&amp;&quot;}{&quot;&amp;[$MallaSPC.G10]&amp;&quot;}{&quot;&amp;[$MallaSPC.H10]&amp;&quot;}{&quot;&amp;[$MallaSPC.I10]&amp;&quot;}{&quot;&amp;[$MallaSPC.J10]&amp;&quot;}{&quot;&amp;[$MallaSPC.K10]&amp;&quot;}{&quot;&amp;[$MallaSPC.L10]&amp;&quot;}{&quot;&amp;[$MallaSPC.M10]&amp;&quot;}{&quot;&amp;[$MallaSPC.N10]&amp;&quot;}{&quot;&amp;[$MallaSPC.O10]&amp;&quot;}{&quot;&amp;[$MallaSPC.P10]&amp;&quot;}{&quot;&amp;[$MallaSPC.Q10]&amp;&quot;}{&quot;&amp;[$MallaSPC.R10]&amp;&quot;}%&quot;&amp;[$MallaSPC.S10]&amp;[$MallaSPC.T10]&amp;[$MallaSPC.U10]&amp;[MallaSPC.V10]&amp;[MallaSPC.W10]&amp;[MallaSPC.X10]&amp;[MallaSPC.Y10]&amp;[MallaSPC.Z10]&amp;[MallaSPC.AA10]&amp;[MallaSPC.AB10]&amp;[MallaSPC.AC10])" office:value-type="string" office:string-value="\course{1}{Mandatory}{CB101}{}{Álgebra y Geometría}{5}{4}{2}{}{}{6}{}{}{}{}{}{CB}%SPC,NT,UCSP">
            <text:p>\course{1}{Mandatory}{CB101}{}{Álgebra y Geometría}{5}{4}{2}{}{}{6}{}{}{}{}{}{CB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1]=&quot;&quot;;[$MallaSPC.C11]=&quot;&quot;;[$MallaSPC.F11]=&quot;&quot;);&quot;%&quot;;&quot;&quot;)">
            <text:p/>
          </table:table-cell>
          <table:table-cell table:style-name="ce5" table:formula="of:=IF([.A10]=&quot;%&quot;;&quot;&quot;;IF([$MallaSPC.F11]=&quot;E&quot;;[.$B$1];IF([$MallaSPC.F11]=&quot;O&quot;;[.$C$1];&quot;&quot;)))" office:value-type="string" office:string-value="Mandatory">
            <text:p>Mandatory</text:p>
          </table:table-cell>
          <table:table-cell table:style-name="ce5" table:formula="of:=IF([.A10]=&quot;%&quot;;&quot;&quot;;&quot;\&quot;&amp;[.$D$1]&amp;&quot;{&quot;&amp;[$MallaSPC.B11]&amp;&quot;}{&quot;&amp;[.B10]&amp;&quot;}{&quot;&amp;[$MallaSPC.C11]&amp;&quot;}{&quot;&amp;[$MallaSPC.D11]&amp;&quot;}{&quot;&amp;[$MallaSPC.E11]&amp;&quot;}{&quot;&amp;[$MallaSPC.G11]&amp;&quot;}{&quot;&amp;[$MallaSPC.H11]&amp;&quot;}{&quot;&amp;[$MallaSPC.I11]&amp;&quot;}{&quot;&amp;[$MallaSPC.J11]&amp;&quot;}{&quot;&amp;[$MallaSPC.K11]&amp;&quot;}{&quot;&amp;[$MallaSPC.L11]&amp;&quot;}{&quot;&amp;[$MallaSPC.M11]&amp;&quot;}{&quot;&amp;[$MallaSPC.N11]&amp;&quot;}{&quot;&amp;[$MallaSPC.O11]&amp;&quot;}{&quot;&amp;[$MallaSPC.P11]&amp;&quot;}{&quot;&amp;[$MallaSPC.Q11]&amp;&quot;}{&quot;&amp;[$MallaSPC.R11]&amp;&quot;}%&quot;&amp;[$MallaSPC.S11]&amp;[$MallaSPC.T11]&amp;[$MallaSPC.U11]&amp;[MallaSPC.V11]&amp;[MallaSPC.W11]&amp;[MallaSPC.X11]&amp;[MallaSPC.Y11]&amp;[MallaSPC.Z11]&amp;[MallaSPC.AA11]&amp;[MallaSPC.AB11]&amp;[MallaSPC.AC11])" office:value-type="string" office:string-value="\course{1}{Mandatory}{CB101}{}{Álgebra y Geometría}{4}{4}{2}{}{6}{12}{}{}{}{}{}{CB}%CR">
            <text:p>\course{1}{Mandatory}{CB101}{}{Álgebra y Geometría}{4}{4}{2}{}{6}{12}{}{}{}{}{}{CB}%CR</text:p>
          </table:table-cell>
          <table:table-cell table:number-columns-repeated="1021"/>
        </table:table-row>
        <table:table-row table:style-name="ro2">
          <table:table-cell table:style-name="ce5" table:formula="of:=IF(OR([$MallaSPC.B13]=&quot;&quot;;[$MallaSPC.C13]=&quot;&quot;;[$MallaSPC.F13]=&quot;&quot;);&quot;%&quot;;&quot;&quot;)">
            <text:p/>
          </table:table-cell>
          <table:table-cell table:style-name="ce5" table:formula="of:=IF([.A11]=&quot;%&quot;;&quot;&quot;;IF([$MallaSPC.F13]=&quot;E&quot;;[.$B$1];IF([$MallaSPC.F13]=&quot;O&quot;;[.$C$1];&quot;&quot;)))" office:value-type="string" office:string-value="Mandatory">
            <text:p>Mandatory</text:p>
          </table:table-cell>
          <table:table-cell table:style-name="ce5" table:formula="of:=IF([.A11]=&quot;%&quot;;&quot;&quot;;&quot;\&quot;&amp;[.$D$1]&amp;&quot;{&quot;&amp;[$MallaSPC.B13]&amp;&quot;}{&quot;&amp;[.B11]&amp;&quot;}{&quot;&amp;[$MallaSPC.C13]&amp;&quot;}{&quot;&amp;[$MallaSPC.D13]&amp;&quot;}{&quot;&amp;[$MallaSPC.E13]&amp;&quot;}{&quot;&amp;[$MallaSPC.G13]&amp;&quot;}{&quot;&amp;[$MallaSPC.H13]&amp;&quot;}{&quot;&amp;[$MallaSPC.I13]&amp;&quot;}{&quot;&amp;[$MallaSPC.J13]&amp;&quot;}{&quot;&amp;[$MallaSPC.K13]&amp;&quot;}{&quot;&amp;[$MallaSPC.L13]&amp;&quot;}{&quot;&amp;[$MallaSPC.M13]&amp;&quot;}{&quot;&amp;[$MallaSPC.N13]&amp;&quot;}{&quot;&amp;[$MallaSPC.O13]&amp;&quot;}{&quot;&amp;[$MallaSPC.P13]&amp;&quot;}{&quot;&amp;[$MallaSPC.Q13]&amp;&quot;}{&quot;&amp;[$MallaSPC.R13]&amp;&quot;}%&quot;&amp;[$MallaSPC.S13]&amp;[$MallaSPC.T13]&amp;[$MallaSPC.U13]&amp;[MallaSPC.V13]&amp;[MallaSPC.W13]&amp;[MallaSPC.X13]&amp;[MallaSPC.Y13]&amp;[MallaSPC.Z13]&amp;[MallaSPC.AA13]&amp;[MallaSPC.AB13]&amp;[MallaSPC.AC13])" office:value-type="string" office:string-value="\course{1}{Mandatory}{CM131}{}{Cálculo Diferencial}{5}{4}{2}{}{}{6}{}{}{}{}{}{CB}%UNI">
            <text:p>\course{1}{Mandatory}{CM131}{}{Cálculo Diferencial}{5}{4}{2}{}{}{6}{}{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14]=&quot;&quot;;[$MallaSPC.C14]=&quot;&quot;;[$MallaSPC.F14]=&quot;&quot;);&quot;%&quot;;&quot;&quot;)">
            <text:p/>
          </table:table-cell>
          <table:table-cell table:style-name="ce5" table:formula="of:=IF([.A12]=&quot;%&quot;;&quot;&quot;;IF([$MallaSPC.F14]=&quot;E&quot;;[.$B$1];IF([$MallaSPC.F14]=&quot;O&quot;;[.$C$1];&quot;&quot;)))" office:value-type="string" office:string-value="Mandatory">
            <text:p>Mandatory</text:p>
          </table:table-cell>
          <table:table-cell table:style-name="ce5" table:formula="of:=IF([.A12]=&quot;%&quot;;&quot;&quot;;&quot;\&quot;&amp;[.$D$1]&amp;&quot;{&quot;&amp;[$MallaSPC.B14]&amp;&quot;}{&quot;&amp;[.B12]&amp;&quot;}{&quot;&amp;[$MallaSPC.C14]&amp;&quot;}{&quot;&amp;[$MallaSPC.D14]&amp;&quot;}{&quot;&amp;[$MallaSPC.E14]&amp;&quot;}{&quot;&amp;[$MallaSPC.G14]&amp;&quot;}{&quot;&amp;[$MallaSPC.H14]&amp;&quot;}{&quot;&amp;[$MallaSPC.I14]&amp;&quot;}{&quot;&amp;[$MallaSPC.J14]&amp;&quot;}{&quot;&amp;[$MallaSPC.K14]&amp;&quot;}{&quot;&amp;[$MallaSPC.L14]&amp;&quot;}{&quot;&amp;[$MallaSPC.M14]&amp;&quot;}{&quot;&amp;[$MallaSPC.N14]&amp;&quot;}{&quot;&amp;[$MallaSPC.O14]&amp;&quot;}{&quot;&amp;[$MallaSPC.P14]&amp;&quot;}{&quot;&amp;[$MallaSPC.Q14]&amp;&quot;}{&quot;&amp;[$MallaSPC.R14]&amp;&quot;}%&quot;&amp;[$MallaSPC.S14]&amp;[$MallaSPC.T14]&amp;[$MallaSPC.U14]&amp;[MallaSPC.V14]&amp;[MallaSPC.W14]&amp;[MallaSPC.X14]&amp;[MallaSPC.Y14]&amp;[MallaSPC.Z14]&amp;[MallaSPC.AA14]&amp;[MallaSPC.AB14]&amp;[MallaSPC.AC14])" office:value-type="string" office:string-value="\course{1}{Mandatory}{CM141}{}{Cálculo Vectorial I}{5}{4}{2}{}{}{6}{}{}{}{}{}{CB}%UNI">
            <text:p>\course{1}{Mandatory}{CM141}{}{Cálculo Vectorial I}{5}{4}{2}{}{}{6}{}{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15]=&quot;&quot;;[$MallaSPC.C15]=&quot;&quot;;[$MallaSPC.F15]=&quot;&quot;);&quot;%&quot;;&quot;&quot;)">
            <text:p/>
          </table:table-cell>
          <table:table-cell table:style-name="ce5" table:formula="of:=IF([.A13]=&quot;%&quot;;&quot;&quot;;IF([$MallaSPC.F15]=&quot;E&quot;;[.$B$1];IF([$MallaSPC.F15]=&quot;O&quot;;[.$C$1];&quot;&quot;)))" office:value-type="string" office:string-value="Mandatory">
            <text:p>Mandatory</text:p>
          </table:table-cell>
          <table:table-cell table:style-name="ce5" table:formula="of:=IF([.A13]=&quot;%&quot;;&quot;&quot;;&quot;\&quot;&amp;[.$D$1]&amp;&quot;{&quot;&amp;[$MallaSPC.B15]&amp;&quot;}{&quot;&amp;[.B13]&amp;&quot;}{&quot;&amp;[$MallaSPC.C15]&amp;&quot;}{&quot;&amp;[$MallaSPC.D15]&amp;&quot;}{&quot;&amp;[$MallaSPC.E15]&amp;&quot;}{&quot;&amp;[$MallaSPC.G15]&amp;&quot;}{&quot;&amp;[$MallaSPC.H15]&amp;&quot;}{&quot;&amp;[$MallaSPC.I15]&amp;&quot;}{&quot;&amp;[$MallaSPC.J15]&amp;&quot;}{&quot;&amp;[$MallaSPC.K15]&amp;&quot;}{&quot;&amp;[$MallaSPC.L15]&amp;&quot;}{&quot;&amp;[$MallaSPC.M15]&amp;&quot;}{&quot;&amp;[$MallaSPC.N15]&amp;&quot;}{&quot;&amp;[$MallaSPC.O15]&amp;&quot;}{&quot;&amp;[$MallaSPC.P15]&amp;&quot;}{&quot;&amp;[$MallaSPC.Q15]&amp;&quot;}{&quot;&amp;[$MallaSPC.R15]&amp;&quot;}%&quot;&amp;[$MallaSPC.S15]&amp;[$MallaSPC.T15]&amp;[$MallaSPC.U15]&amp;[MallaSPC.V15]&amp;[MallaSPC.W15]&amp;[MallaSPC.X15]&amp;[MallaSPC.Y15]&amp;[MallaSPC.Z15]&amp;[MallaSPC.AA15]&amp;[MallaSPC.AB15]&amp;[MallaSPC.AC15])" office:value-type="string" office:string-value="\course{1}{Mandatory}{ID101}{}{Lengua Extranjera I}{3}{2}{2}{}{}{4}{}{}{}{}{}{FG}%UNSA,UNAMBA">
            <text:p>\course{1}{Mandatory}{ID101}{}{Lengua Extranjera I}{3}{2}{2}{}{}{4}{}{}{}{}{}{FG}%UNSA,UNAMBA</text:p>
          </table:table-cell>
          <table:table-cell table:number-columns-repeated="1021"/>
        </table:table-row>
        <table:table-row table:style-name="ro2">
          <table:table-cell table:style-name="ce5" table:formula="of:=IF(OR([$MallaSPC.B16]=&quot;&quot;;[$MallaSPC.C16]=&quot;&quot;;[$MallaSPC.F16]=&quot;&quot;);&quot;%&quot;;&quot;&quot;)">
            <text:p/>
          </table:table-cell>
          <table:table-cell table:style-name="ce5" table:formula="of:=IF([.A14]=&quot;%&quot;;&quot;&quot;;IF([$MallaSPC.F16]=&quot;E&quot;;[.$B$1];IF([$MallaSPC.F16]=&quot;O&quot;;[.$C$1];&quot;&quot;)))" office:value-type="string" office:string-value="Mandatory">
            <text:p>Mandatory</text:p>
          </table:table-cell>
          <table:table-cell table:style-name="ce5" table:formula="of:=IF([.A14]=&quot;%&quot;;&quot;&quot;;&quot;\&quot;&amp;[.$D$1]&amp;&quot;{&quot;&amp;[$MallaSPC.B16]&amp;&quot;}{&quot;&amp;[.B14]&amp;&quot;}{&quot;&amp;[$MallaSPC.C16]&amp;&quot;}{&quot;&amp;[$MallaSPC.D16]&amp;&quot;}{&quot;&amp;[$MallaSPC.E16]&amp;&quot;}{&quot;&amp;[$MallaSPC.G16]&amp;&quot;}{&quot;&amp;[$MallaSPC.H16]&amp;&quot;}{&quot;&amp;[$MallaSPC.I16]&amp;&quot;}{&quot;&amp;[$MallaSPC.J16]&amp;&quot;}{&quot;&amp;[$MallaSPC.K16]&amp;&quot;}{&quot;&amp;[$MallaSPC.L16]&amp;&quot;}{&quot;&amp;[$MallaSPC.M16]&amp;&quot;}{&quot;&amp;[$MallaSPC.N16]&amp;&quot;}{&quot;&amp;[$MallaSPC.O16]&amp;&quot;}{&quot;&amp;[$MallaSPC.P16]&amp;&quot;}{&quot;&amp;[$MallaSPC.Q16]&amp;&quot;}{&quot;&amp;[$MallaSPC.R16]&amp;&quot;}%&quot;&amp;[$MallaSPC.S16]&amp;[$MallaSPC.T16]&amp;[$MallaSPC.U16]&amp;[MallaSPC.V16]&amp;[MallaSPC.W16]&amp;[MallaSPC.X16]&amp;[MallaSPC.Y16]&amp;[MallaSPC.Z16]&amp;[MallaSPC.AA16]&amp;[MallaSPC.AB16]&amp;[MallaSPC.AC16])" office:value-type="string" office:string-value="\course{1}{Mandatory}{FG102}{}{Metodología del Estudio}{3}{2}{2}{}{}{4}{}{}{}{}{}{FG}%SPC,NT,UCSP">
            <text:p>\course{1}{Mandatory}{FG102}{}{Metodología del Estudio}{3}{2}{2}{}{}{4}{}{}{}{}{}{FG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7]=&quot;&quot;;[$MallaSPC.C17]=&quot;&quot;;[$MallaSPC.F17]=&quot;&quot;);&quot;%&quot;;&quot;&quot;)">
            <text:p/>
          </table:table-cell>
          <table:table-cell table:style-name="ce5" table:formula="of:=IF([.A15]=&quot;%&quot;;&quot;&quot;;IF([$MallaSPC.F17]=&quot;E&quot;;[.$B$1];IF([$MallaSPC.F17]=&quot;O&quot;;[.$C$1];&quot;&quot;)))" office:value-type="string" office:string-value="Mandatory">
            <text:p>Mandatory</text:p>
          </table:table-cell>
          <table:table-cell table:style-name="ce5" table:formula="of:=IF([.A15]=&quot;%&quot;;&quot;&quot;;&quot;\&quot;&amp;[.$D$1]&amp;&quot;{&quot;&amp;[$MallaSPC.B17]&amp;&quot;}{&quot;&amp;[.B15]&amp;&quot;}{&quot;&amp;[$MallaSPC.C17]&amp;&quot;}{&quot;&amp;[$MallaSPC.D17]&amp;&quot;}{&quot;&amp;[$MallaSPC.E17]&amp;&quot;}{&quot;&amp;[$MallaSPC.G17]&amp;&quot;}{&quot;&amp;[$MallaSPC.H17]&amp;&quot;}{&quot;&amp;[$MallaSPC.I17]&amp;&quot;}{&quot;&amp;[$MallaSPC.J17]&amp;&quot;}{&quot;&amp;[$MallaSPC.K17]&amp;&quot;}{&quot;&amp;[$MallaSPC.L17]&amp;&quot;}{&quot;&amp;[$MallaSPC.M17]&amp;&quot;}{&quot;&amp;[$MallaSPC.N17]&amp;&quot;}{&quot;&amp;[$MallaSPC.O17]&amp;&quot;}{&quot;&amp;[$MallaSPC.P17]&amp;&quot;}{&quot;&amp;[$MallaSPC.Q17]&amp;&quot;}{&quot;&amp;[$MallaSPC.R17]&amp;&quot;}%&quot;&amp;[$MallaSPC.S17]&amp;[$MallaSPC.T17]&amp;[$MallaSPC.U17]&amp;[MallaSPC.V17]&amp;[MallaSPC.W17]&amp;[MallaSPC.X17]&amp;[MallaSPC.Y17]&amp;[MallaSPC.Z17]&amp;[MallaSPC.AA17]&amp;[MallaSPC.AB17]&amp;[MallaSPC.AC17])" office:value-type="string" office:string-value="\course{1}{Mandatory}{FG102}{}{Metodología Universitaria}{3}{3}{3}{}{3}{9}{}{}{}{}{}{FG}%CR">
            <text:p>\course{1}{Mandatory}{FG102}{}{Metodología Universitaria}{3}{3}{3}{}{3}{9}{}{}{}{}{}{FG}%CR</text:p>
          </table:table-cell>
          <table:table-cell table:number-columns-repeated="1021"/>
        </table:table-row>
        <table:table-row table:style-name="ro2">
          <table:table-cell table:style-name="ce5" table:formula="of:=IF(OR([$MallaSPC.B18]=&quot;&quot;;[$MallaSPC.C18]=&quot;&quot;;[$MallaSPC.F18]=&quot;&quot;);&quot;%&quot;;&quot;&quot;)">
            <text:p/>
          </table:table-cell>
          <table:table-cell table:style-name="ce5" table:formula="of:=IF([.A16]=&quot;%&quot;;&quot;&quot;;IF([$MallaSPC.F18]=&quot;E&quot;;[.$B$1];IF([$MallaSPC.F18]=&quot;O&quot;;[.$C$1];&quot;&quot;)))" office:value-type="string" office:string-value="Mandatory">
            <text:p>Mandatory</text:p>
          </table:table-cell>
          <table:table-cell table:style-name="ce5" table:formula="of:=IF([.A16]=&quot;%&quot;;&quot;&quot;;&quot;\&quot;&amp;[.$D$1]&amp;&quot;{&quot;&amp;[$MallaSPC.B18]&amp;&quot;}{&quot;&amp;[.B16]&amp;&quot;}{&quot;&amp;[$MallaSPC.C18]&amp;&quot;}{&quot;&amp;[$MallaSPC.D18]&amp;&quot;}{&quot;&amp;[$MallaSPC.E18]&amp;&quot;}{&quot;&amp;[$MallaSPC.G18]&amp;&quot;}{&quot;&amp;[$MallaSPC.H18]&amp;&quot;}{&quot;&amp;[$MallaSPC.I18]&amp;&quot;}{&quot;&amp;[$MallaSPC.J18]&amp;&quot;}{&quot;&amp;[$MallaSPC.K18]&amp;&quot;}{&quot;&amp;[$MallaSPC.L18]&amp;&quot;}{&quot;&amp;[$MallaSPC.M18]&amp;&quot;}{&quot;&amp;[$MallaSPC.N18]&amp;&quot;}{&quot;&amp;[$MallaSPC.O18]&amp;&quot;}{&quot;&amp;[$MallaSPC.P18]&amp;&quot;}{&quot;&amp;[$MallaSPC.Q18]&amp;&quot;}{&quot;&amp;[$MallaSPC.R18]&amp;&quot;}%&quot;&amp;[$MallaSPC.S18]&amp;[$MallaSPC.T18]&amp;[$MallaSPC.U18]&amp;[MallaSPC.V18]&amp;[MallaSPC.W18]&amp;[MallaSPC.X18]&amp;[MallaSPC.Y18]&amp;[MallaSPC.Z18]&amp;[MallaSPC.AA18]&amp;[MallaSPC.AB18]&amp;[MallaSPC.AC18])" office:value-type="string" office:string-value="\course{1}{Mandatory}{FG102}{}{Metodología de la Investigación}{5}{}{}{}{}{0}{}{}{}{}{}{FG}%USGP">
            <text:p>\course{1}{Mandatory}{FG102}{}{Metodología de la Investigación}{5}{}{}{}{}{0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9]=&quot;&quot;;[$MallaSPC.C19]=&quot;&quot;;[$MallaSPC.F19]=&quot;&quot;);&quot;%&quot;;&quot;&quot;)">
            <text:p/>
          </table:table-cell>
          <table:table-cell table:style-name="ce5" table:formula="of:=IF([.A17]=&quot;%&quot;;&quot;&quot;;IF([$MallaSPC.F19]=&quot;E&quot;;[.$B$1];IF([$MallaSPC.F19]=&quot;O&quot;;[.$C$1];&quot;&quot;)))" office:value-type="string" office:string-value="Mandatory">
            <text:p>Mandatory</text:p>
          </table:table-cell>
          <table:table-cell table:style-name="ce5" table:formula="of:=IF([.A17]=&quot;%&quot;;&quot;&quot;;&quot;\&quot;&amp;[.$D$1]&amp;&quot;{&quot;&amp;[$MallaSPC.B19]&amp;&quot;}{&quot;&amp;[.B17]&amp;&quot;}{&quot;&amp;[$MallaSPC.C19]&amp;&quot;}{&quot;&amp;[$MallaSPC.D19]&amp;&quot;}{&quot;&amp;[$MallaSPC.E19]&amp;&quot;}{&quot;&amp;[$MallaSPC.G19]&amp;&quot;}{&quot;&amp;[$MallaSPC.H19]&amp;&quot;}{&quot;&amp;[$MallaSPC.I19]&amp;&quot;}{&quot;&amp;[$MallaSPC.J19]&amp;&quot;}{&quot;&amp;[$MallaSPC.K19]&amp;&quot;}{&quot;&amp;[$MallaSPC.L19]&amp;&quot;}{&quot;&amp;[$MallaSPC.M19]&amp;&quot;}{&quot;&amp;[$MallaSPC.N19]&amp;&quot;}{&quot;&amp;[$MallaSPC.O19]&amp;&quot;}{&quot;&amp;[$MallaSPC.P19]&amp;&quot;}{&quot;&amp;[$MallaSPC.Q19]&amp;&quot;}{&quot;&amp;[$MallaSPC.R19]&amp;&quot;}%&quot;&amp;[$MallaSPC.S19]&amp;[$MallaSPC.T19]&amp;[$MallaSPC.U19]&amp;[MallaSPC.V19]&amp;[MallaSPC.W19]&amp;[MallaSPC.X19]&amp;[MallaSPC.Y19]&amp;[MallaSPC.Z19]&amp;[MallaSPC.AA19]&amp;[MallaSPC.AB19]&amp;[MallaSPC.AC19])" office:value-type="string" office:string-value="\course{1}{Mandatory}{FG103}{}{Introducción a la Vida Universitaria}{3}{3}{}{}{}{3}{}{}{}{}{}{FG}%UCSP">
            <text:p>\course{1}{Mandatory}{FG103}{}{Introducción a la Vida Universitaria}{3}{3}{}{}{}{3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0]=&quot;&quot;;[$MallaSPC.C20]=&quot;&quot;;[$MallaSPC.F20]=&quot;&quot;);&quot;%&quot;;&quot;&quot;)">
            <text:p/>
          </table:table-cell>
          <table:table-cell table:style-name="ce5" table:formula="of:=IF([.A18]=&quot;%&quot;;&quot;&quot;;IF([$MallaSPC.F20]=&quot;E&quot;;[.$B$1];IF([$MallaSPC.F20]=&quot;O&quot;;[.$C$1];&quot;&quot;)))" office:value-type="string" office:string-value="Mandatory">
            <text:p>Mandatory</text:p>
          </table:table-cell>
          <table:table-cell table:style-name="ce5" table:formula="of:=IF([.A18]=&quot;%&quot;;&quot;&quot;;&quot;\&quot;&amp;[.$D$1]&amp;&quot;{&quot;&amp;[$MallaSPC.B20]&amp;&quot;}{&quot;&amp;[.B18]&amp;&quot;}{&quot;&amp;[$MallaSPC.C20]&amp;&quot;}{&quot;&amp;[$MallaSPC.D20]&amp;&quot;}{&quot;&amp;[$MallaSPC.E20]&amp;&quot;}{&quot;&amp;[$MallaSPC.G20]&amp;&quot;}{&quot;&amp;[$MallaSPC.H20]&amp;&quot;}{&quot;&amp;[$MallaSPC.I20]&amp;&quot;}{&quot;&amp;[$MallaSPC.J20]&amp;&quot;}{&quot;&amp;[$MallaSPC.K20]&amp;&quot;}{&quot;&amp;[$MallaSPC.L20]&amp;&quot;}{&quot;&amp;[$MallaSPC.M20]&amp;&quot;}{&quot;&amp;[$MallaSPC.N20]&amp;&quot;}{&quot;&amp;[$MallaSPC.O20]&amp;&quot;}{&quot;&amp;[$MallaSPC.P20]&amp;&quot;}{&quot;&amp;[$MallaSPC.Q20]&amp;&quot;}{&quot;&amp;[$MallaSPC.R20]&amp;&quot;}%&quot;&amp;[$MallaSPC.S20]&amp;[$MallaSPC.T20]&amp;[$MallaSPC.U20]&amp;[MallaSPC.V20]&amp;[MallaSPC.W20]&amp;[MallaSPC.X20]&amp;[MallaSPC.Y20]&amp;[MallaSPC.Z20]&amp;[MallaSPC.AA20]&amp;[MallaSPC.AB20]&amp;[MallaSPC.AC20])" office:value-type="string" office:string-value="\course{1}{Mandatory}{FG103}{FG101}{Introducción a la Vida Universitaria}{3}{3}{3}{}{3}{9}{}{}{}{}{}{FG}%UJPII">
            <text:p>\course{1}{Mandatory}{FG103}{FG101}{Introducción a la Vida Universitaria}{3}{3}{3}{}{3}{9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21]=&quot;&quot;;[$MallaSPC.C21]=&quot;&quot;;[$MallaSPC.F21]=&quot;&quot;);&quot;%&quot;;&quot;&quot;)">
            <text:p/>
          </table:table-cell>
          <table:table-cell table:style-name="ce5" table:formula="of:=IF([.A19]=&quot;%&quot;;&quot;&quot;;IF([$MallaSPC.F21]=&quot;E&quot;;[.$B$1];IF([$MallaSPC.F21]=&quot;O&quot;;[.$C$1];&quot;&quot;)))" office:value-type="string" office:string-value="Mandatory">
            <text:p>Mandatory</text:p>
          </table:table-cell>
          <table:table-cell table:style-name="ce5" table:formula="of:=IF([.A19]=&quot;%&quot;;&quot;&quot;;&quot;\&quot;&amp;[.$D$1]&amp;&quot;{&quot;&amp;[$MallaSPC.B21]&amp;&quot;}{&quot;&amp;[.B19]&amp;&quot;}{&quot;&amp;[$MallaSPC.C21]&amp;&quot;}{&quot;&amp;[$MallaSPC.D21]&amp;&quot;}{&quot;&amp;[$MallaSPC.E21]&amp;&quot;}{&quot;&amp;[$MallaSPC.G21]&amp;&quot;}{&quot;&amp;[$MallaSPC.H21]&amp;&quot;}{&quot;&amp;[$MallaSPC.I21]&amp;&quot;}{&quot;&amp;[$MallaSPC.J21]&amp;&quot;}{&quot;&amp;[$MallaSPC.K21]&amp;&quot;}{&quot;&amp;[$MallaSPC.L21]&amp;&quot;}{&quot;&amp;[$MallaSPC.M21]&amp;&quot;}{&quot;&amp;[$MallaSPC.N21]&amp;&quot;}{&quot;&amp;[$MallaSPC.O21]&amp;&quot;}{&quot;&amp;[$MallaSPC.P21]&amp;&quot;}{&quot;&amp;[$MallaSPC.Q21]&amp;&quot;}{&quot;&amp;[$MallaSPC.R21]&amp;&quot;}%&quot;&amp;[$MallaSPC.S21]&amp;[$MallaSPC.T21]&amp;[$MallaSPC.U21]&amp;[MallaSPC.V21]&amp;[MallaSPC.W21]&amp;[MallaSPC.X21]&amp;[MallaSPC.Y21]&amp;[MallaSPC.Z21]&amp;[MallaSPC.AA21]&amp;[MallaSPC.AB21]&amp;[MallaSPC.AC21])" office:value-type="string" office:string-value="\course{1}{Mandatory}{CS100}{}{Introducción a la Ciencia de la Computación}{3}{2}{2}{}{}{4}{}{}{}{}{}{CS}%UNI">
            <text:p>\course{1}{Mandatory}{CS100}{}{Introducción a la Ciencia de la Computación}{3}{2}{2}{}{}{4}{}{}{}{}{}{CS}%UNI</text:p>
          </table:table-cell>
          <table:table-cell table:number-columns-repeated="1021"/>
        </table:table-row>
        <table:table-row table:style-name="ro2">
          <table:table-cell table:style-name="ce5" table:formula="of:=IF(OR([$MallaSPC.B22]=&quot;&quot;;[$MallaSPC.C22]=&quot;&quot;;[$MallaSPC.F22]=&quot;&quot;);&quot;%&quot;;&quot;&quot;)">
            <text:p/>
          </table:table-cell>
          <table:table-cell table:style-name="ce5" table:formula="of:=IF([.A20]=&quot;%&quot;;&quot;&quot;;IF([$MallaSPC.F22]=&quot;E&quot;;[.$B$1];IF([$MallaSPC.F22]=&quot;O&quot;;[.$C$1];&quot;&quot;)))" office:value-type="string" office:string-value="Mandatory">
            <text:p>Mandatory</text:p>
          </table:table-cell>
          <table:table-cell table:style-name="ce5" table:formula="of:=IF([.A20]=&quot;%&quot;;&quot;&quot;;&quot;\&quot;&amp;[.$D$1]&amp;&quot;{&quot;&amp;[$MallaSPC.B22]&amp;&quot;}{&quot;&amp;[.B20]&amp;&quot;}{&quot;&amp;[$MallaSPC.C22]&amp;&quot;}{&quot;&amp;[$MallaSPC.D22]&amp;&quot;}{&quot;&amp;[$MallaSPC.E22]&amp;&quot;}{&quot;&amp;[$MallaSPC.G22]&amp;&quot;}{&quot;&amp;[$MallaSPC.H22]&amp;&quot;}{&quot;&amp;[$MallaSPC.I22]&amp;&quot;}{&quot;&amp;[$MallaSPC.J22]&amp;&quot;}{&quot;&amp;[$MallaSPC.K22]&amp;&quot;}{&quot;&amp;[$MallaSPC.L22]&amp;&quot;}{&quot;&amp;[$MallaSPC.M22]&amp;&quot;}{&quot;&amp;[$MallaSPC.N22]&amp;&quot;}{&quot;&amp;[$MallaSPC.O22]&amp;&quot;}{&quot;&amp;[$MallaSPC.P22]&amp;&quot;}{&quot;&amp;[$MallaSPC.Q22]&amp;&quot;}{&quot;&amp;[$MallaSPC.R22]&amp;&quot;}%&quot;&amp;[$MallaSPC.S22]&amp;[$MallaSPC.T22]&amp;[$MallaSPC.U22]&amp;[MallaSPC.V22]&amp;[MallaSPC.W22]&amp;[MallaSPC.X22]&amp;[MallaSPC.Y22]&amp;[MallaSPC.Z22]&amp;[MallaSPC.AA22]&amp;[MallaSPC.AB22]&amp;[MallaSPC.AC22])" office:value-type="string" office:string-value="\course{1}{Mandatory}{CS100}{}{Fundamentos en Ciencias de la Computación}{3}{2}{2}{}{}{4}{}{}{}{}{}{CS}%ULS">
            <text:p>\course{1}{Mandatory}{CS100}{}{Fundamentos en Ciencias de la Computación}{3}{2}{2}{}{}{4}{}{}{}{}{}{CS}%ULS</text:p>
          </table:table-cell>
          <table:table-cell table:number-columns-repeated="1021"/>
        </table:table-row>
        <table:table-row table:style-name="ro2">
          <table:table-cell table:style-name="ce5" table:formula="of:=IF(OR([$MallaSPC.B23]=&quot;&quot;;[$MallaSPC.C23]=&quot;&quot;;[$MallaSPC.F23]=&quot;&quot;);&quot;%&quot;;&quot;&quot;)">
            <text:p/>
          </table:table-cell>
          <table:table-cell table:style-name="ce5" table:formula="of:=IF([.A21]=&quot;%&quot;;&quot;&quot;;IF([$MallaSPC.F23]=&quot;E&quot;;[.$B$1];IF([$MallaSPC.F23]=&quot;O&quot;;[.$C$1];&quot;&quot;)))" office:value-type="string" office:string-value="Mandatory">
            <text:p>Mandatory</text:p>
          </table:table-cell>
          <table:table-cell table:style-name="ce5" table:formula="of:=IF([.A21]=&quot;%&quot;;&quot;&quot;;&quot;\&quot;&amp;[.$D$1]&amp;&quot;{&quot;&amp;[$MallaSPC.B23]&amp;&quot;}{&quot;&amp;[.B21]&amp;&quot;}{&quot;&amp;[$MallaSPC.C23]&amp;&quot;}{&quot;&amp;[$MallaSPC.D23]&amp;&quot;}{&quot;&amp;[$MallaSPC.E23]&amp;&quot;}{&quot;&amp;[$MallaSPC.G23]&amp;&quot;}{&quot;&amp;[$MallaSPC.H23]&amp;&quot;}{&quot;&amp;[$MallaSPC.I23]&amp;&quot;}{&quot;&amp;[$MallaSPC.J23]&amp;&quot;}{&quot;&amp;[$MallaSPC.K23]&amp;&quot;}{&quot;&amp;[$MallaSPC.L23]&amp;&quot;}{&quot;&amp;[$MallaSPC.M23]&amp;&quot;}{&quot;&amp;[$MallaSPC.N23]&amp;&quot;}{&quot;&amp;[$MallaSPC.O23]&amp;&quot;}{&quot;&amp;[$MallaSPC.P23]&amp;&quot;}{&quot;&amp;[$MallaSPC.Q23]&amp;&quot;}{&quot;&amp;[$MallaSPC.R23]&amp;&quot;}%&quot;&amp;[$MallaSPC.S23]&amp;[$MallaSPC.T23]&amp;[$MallaSPC.U23]&amp;[MallaSPC.V23]&amp;[MallaSPC.W23]&amp;[MallaSPC.X23]&amp;[MallaSPC.Y23]&amp;[MallaSPC.Z23]&amp;[MallaSPC.AA23]&amp;[MallaSPC.AB23]&amp;[MallaSPC.AC23])" office:value-type="string" office:string-value="\course{1}{Mandatory}{FG101}{}{Comunicación}{3}{2}{2}{}{}{4}{}{}{}{}{}{FG}%SPC,NT,UNI,UCSP">
            <text:p>\course{1}{Mandatory}{FG101}{}{Comunicación}{3}{2}{2}{}{}{4}{}{}{}{}{}{FG}%SPC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24]=&quot;&quot;;[$MallaSPC.C24]=&quot;&quot;;[$MallaSPC.F24]=&quot;&quot;);&quot;%&quot;;&quot;&quot;)">
            <text:p/>
          </table:table-cell>
          <table:table-cell table:style-name="ce5" table:formula="of:=IF([.A22]=&quot;%&quot;;&quot;&quot;;IF([$MallaSPC.F24]=&quot;E&quot;;[.$B$1];IF([$MallaSPC.F24]=&quot;O&quot;;[.$C$1];&quot;&quot;)))" office:value-type="string" office:string-value="Mandatory">
            <text:p>Mandatory</text:p>
          </table:table-cell>
          <table:table-cell table:style-name="ce5" table:formula="of:=IF([.A22]=&quot;%&quot;;&quot;&quot;;&quot;\&quot;&amp;[.$D$1]&amp;&quot;{&quot;&amp;[$MallaSPC.B24]&amp;&quot;}{&quot;&amp;[.B22]&amp;&quot;}{&quot;&amp;[$MallaSPC.C24]&amp;&quot;}{&quot;&amp;[$MallaSPC.D24]&amp;&quot;}{&quot;&amp;[$MallaSPC.E24]&amp;&quot;}{&quot;&amp;[$MallaSPC.G24]&amp;&quot;}{&quot;&amp;[$MallaSPC.H24]&amp;&quot;}{&quot;&amp;[$MallaSPC.I24]&amp;&quot;}{&quot;&amp;[$MallaSPC.J24]&amp;&quot;}{&quot;&amp;[$MallaSPC.K24]&amp;&quot;}{&quot;&amp;[$MallaSPC.L24]&amp;&quot;}{&quot;&amp;[$MallaSPC.M24]&amp;&quot;}{&quot;&amp;[$MallaSPC.N24]&amp;&quot;}{&quot;&amp;[$MallaSPC.O24]&amp;&quot;}{&quot;&amp;[$MallaSPC.P24]&amp;&quot;}{&quot;&amp;[$MallaSPC.Q24]&amp;&quot;}{&quot;&amp;[$MallaSPC.R24]&amp;&quot;}%&quot;&amp;[$MallaSPC.S24]&amp;[$MallaSPC.T24]&amp;[$MallaSPC.U24]&amp;[MallaSPC.V24]&amp;[MallaSPC.W24]&amp;[MallaSPC.X24]&amp;[MallaSPC.Y24]&amp;[MallaSPC.Z24]&amp;[MallaSPC.AA24]&amp;[MallaSPC.AB24]&amp;[MallaSPC.AC24])" office:value-type="string" office:string-value="\course{1}{Mandatory}{FG101}{}{Técnicas de Expresión Oral y Escrita}{3}{2}{2}{}{}{4}{}{}{}{}{}{FG}%USGP">
            <text:p>\course{1}{Mandatory}{FG101}{}{Técnicas de Expresión Oral y Escrita}{3}{2}{2}{}{}{4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25]=&quot;&quot;;[$MallaSPC.C25]=&quot;&quot;;[$MallaSPC.F25]=&quot;&quot;);&quot;%&quot;;&quot;&quot;)">
            <text:p/>
          </table:table-cell>
          <table:table-cell table:style-name="ce5" table:formula="of:=IF([.A23]=&quot;%&quot;;&quot;&quot;;IF([$MallaSPC.F25]=&quot;E&quot;;[.$B$1];IF([$MallaSPC.F25]=&quot;O&quot;;[.$C$1];&quot;&quot;)))" office:value-type="string" office:string-value="Mandatory">
            <text:p>Mandatory</text:p>
          </table:table-cell>
          <table:table-cell table:style-name="ce5" table:formula="of:=IF([.A23]=&quot;%&quot;;&quot;&quot;;&quot;\&quot;&amp;[.$D$1]&amp;&quot;{&quot;&amp;[$MallaSPC.B25]&amp;&quot;}{&quot;&amp;[.B23]&amp;&quot;}{&quot;&amp;[$MallaSPC.C25]&amp;&quot;}{&quot;&amp;[$MallaSPC.D25]&amp;&quot;}{&quot;&amp;[$MallaSPC.E25]&amp;&quot;}{&quot;&amp;[$MallaSPC.G25]&amp;&quot;}{&quot;&amp;[$MallaSPC.H25]&amp;&quot;}{&quot;&amp;[$MallaSPC.I25]&amp;&quot;}{&quot;&amp;[$MallaSPC.J25]&amp;&quot;}{&quot;&amp;[$MallaSPC.K25]&amp;&quot;}{&quot;&amp;[$MallaSPC.L25]&amp;&quot;}{&quot;&amp;[$MallaSPC.M25]&amp;&quot;}{&quot;&amp;[$MallaSPC.N25]&amp;&quot;}{&quot;&amp;[$MallaSPC.O25]&amp;&quot;}{&quot;&amp;[$MallaSPC.P25]&amp;&quot;}{&quot;&amp;[$MallaSPC.Q25]&amp;&quot;}{&quot;&amp;[$MallaSPC.R25]&amp;&quot;}%&quot;&amp;[$MallaSPC.S25]&amp;[$MallaSPC.T25]&amp;[$MallaSPC.U25]&amp;[MallaSPC.V25]&amp;[MallaSPC.W25]&amp;[MallaSPC.X25]&amp;[MallaSPC.Y25]&amp;[MallaSPC.Z25]&amp;[MallaSPC.AA25]&amp;[MallaSPC.AB25]&amp;[MallaSPC.AC25])" office:value-type="string" office:string-value="\course{1}{Mandatory}{FG122}{}{Legislación Universitaria}{2}{}{}{}{}{0}{}{}{}{}{}{}%">
            <text:p>\course{1}{Mandatory}{FG122}{}{Legislación Universitaria}{2}{}{}{}{}{0}{}{}{}{}{}{}%</text:p>
          </table:table-cell>
          <table:table-cell table:number-columns-repeated="1021"/>
        </table:table-row>
        <table:table-row table:style-name="ro2">
          <table:table-cell table:style-name="ce5" table:formula="of:=IF(OR([$MallaSPC.B26]=&quot;&quot;;[$MallaSPC.C26]=&quot;&quot;;[$MallaSPC.F26]=&quot;&quot;);&quot;%&quot;;&quot;&quot;)">
            <text:p/>
          </table:table-cell>
          <table:table-cell table:style-name="ce5" table:formula="of:=IF([.A24]=&quot;%&quot;;&quot;&quot;;IF([$MallaSPC.F26]=&quot;E&quot;;[.$B$1];IF([$MallaSPC.F26]=&quot;O&quot;;[.$C$1];&quot;&quot;)))" office:value-type="string" office:string-value="Mandatory">
            <text:p>Mandatory</text:p>
          </table:table-cell>
          <table:table-cell table:style-name="ce5" table:formula="of:=IF([.A24]=&quot;%&quot;;&quot;&quot;;&quot;\&quot;&amp;[.$D$1]&amp;&quot;{&quot;&amp;[$MallaSPC.B26]&amp;&quot;}{&quot;&amp;[.B24]&amp;&quot;}{&quot;&amp;[$MallaSPC.C26]&amp;&quot;}{&quot;&amp;[$MallaSPC.D26]&amp;&quot;}{&quot;&amp;[$MallaSPC.E26]&amp;&quot;}{&quot;&amp;[$MallaSPC.G26]&amp;&quot;}{&quot;&amp;[$MallaSPC.H26]&amp;&quot;}{&quot;&amp;[$MallaSPC.I26]&amp;&quot;}{&quot;&amp;[$MallaSPC.J26]&amp;&quot;}{&quot;&amp;[$MallaSPC.K26]&amp;&quot;}{&quot;&amp;[$MallaSPC.L26]&amp;&quot;}{&quot;&amp;[$MallaSPC.M26]&amp;&quot;}{&quot;&amp;[$MallaSPC.N26]&amp;&quot;}{&quot;&amp;[$MallaSPC.O26]&amp;&quot;}{&quot;&amp;[$MallaSPC.P26]&amp;&quot;}{&quot;&amp;[$MallaSPC.Q26]&amp;&quot;}{&quot;&amp;[$MallaSPC.R26]&amp;&quot;}%&quot;&amp;[$MallaSPC.S26]&amp;[$MallaSPC.T26]&amp;[$MallaSPC.U26]&amp;[MallaSPC.V26]&amp;[MallaSPC.W26]&amp;[MallaSPC.X26]&amp;[MallaSPC.Y26]&amp;[MallaSPC.Z26]&amp;[MallaSPC.AA26]&amp;[MallaSPC.AB26]&amp;[MallaSPC.AC26])" office:value-type="string" office:string-value="\course{1}{Mandatory}{ID101}{}{Inglés Técnico I}{3}{}{}{}{}{0}{}{}{}{}{}{FG}%USGP">
            <text:p>\course{1}{Mandatory}{ID101}{}{Inglés Técnico I}{3}{}{}{}{}{0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27]=&quot;&quot;;[$MallaSPC.C27]=&quot;&quot;;[$MallaSPC.F27]=&quot;&quot;);&quot;%&quot;;&quot;&quot;)">
            <text:p/>
          </table:table-cell>
          <table:table-cell table:style-name="ce5" table:formula="of:=IF([.A25]=&quot;%&quot;;&quot;&quot;;IF([$MallaSPC.F27]=&quot;E&quot;;[.$B$1];IF([$MallaSPC.F27]=&quot;O&quot;;[.$C$1];&quot;&quot;)))" office:value-type="string" office:string-value="Mandatory">
            <text:p>Mandatory</text:p>
          </table:table-cell>
          <table:table-cell table:style-name="ce5" table:formula="of:=IF([.A25]=&quot;%&quot;;&quot;&quot;;&quot;\&quot;&amp;[.$D$1]&amp;&quot;{&quot;&amp;[$MallaSPC.B27]&amp;&quot;}{&quot;&amp;[.B25]&amp;&quot;}{&quot;&amp;[$MallaSPC.C27]&amp;&quot;}{&quot;&amp;[$MallaSPC.D27]&amp;&quot;}{&quot;&amp;[$MallaSPC.E27]&amp;&quot;}{&quot;&amp;[$MallaSPC.G27]&amp;&quot;}{&quot;&amp;[$MallaSPC.H27]&amp;&quot;}{&quot;&amp;[$MallaSPC.I27]&amp;&quot;}{&quot;&amp;[$MallaSPC.J27]&amp;&quot;}{&quot;&amp;[$MallaSPC.K27]&amp;&quot;}{&quot;&amp;[$MallaSPC.L27]&amp;&quot;}{&quot;&amp;[$MallaSPC.M27]&amp;&quot;}{&quot;&amp;[$MallaSPC.N27]&amp;&quot;}{&quot;&amp;[$MallaSPC.O27]&amp;&quot;}{&quot;&amp;[$MallaSPC.P27]&amp;&quot;}{&quot;&amp;[$MallaSPC.Q27]&amp;&quot;}{&quot;&amp;[$MallaSPC.R27]&amp;&quot;}%&quot;&amp;[$MallaSPC.S27]&amp;[$MallaSPC.T27]&amp;[$MallaSPC.U27]&amp;[MallaSPC.V27]&amp;[MallaSPC.W27]&amp;[MallaSPC.X27]&amp;[MallaSPC.Y27]&amp;[MallaSPC.Z27]&amp;[MallaSPC.AA27]&amp;[MallaSPC.AB27]&amp;[MallaSPC.AC27])" office:value-type="string" office:string-value="\course{1}{Mandatory}{FG100}{}{Informática}{4}{}{}{}{}{0}{}{}{}{}{}{CS}%USGP">
            <text:p>\course{1}{Mandatory}{FG100}{}{Informática}{4}{}{}{}{}{0}{}{}{}{}{}{CS}%USGP</text:p>
          </table:table-cell>
          <table:table-cell table:number-columns-repeated="1021"/>
        </table:table-row>
        <table:table-row table:style-name="ro2">
          <table:table-cell table:style-name="ce5" table:formula="of:=IF(OR([$MallaSPC.B28]=&quot;&quot;;[$MallaSPC.C28]=&quot;&quot;;[$MallaSPC.F28]=&quot;&quot;);&quot;%&quot;;&quot;&quot;)" office:value-type="string" office:string-value="%">
            <text:p>%</text:p>
          </table:table-cell>
          <table:table-cell table:style-name="ce5" table:formula="of:=IF([.A26]=&quot;%&quot;;&quot;&quot;;IF([$MallaSPC.F28]=&quot;E&quot;;[.$B$1];IF([$MallaSPC.F28]=&quot;O&quot;;[.$C$1];&quot;&quot;)))">
            <text:p/>
          </table:table-cell>
          <table:table-cell table:style-name="ce5" table:formula="of:=IF([.A26]=&quot;%&quot;;&quot;&quot;;&quot;\&quot;&amp;[.$D$1]&amp;&quot;{&quot;&amp;[$MallaSPC.B28]&amp;&quot;}{&quot;&amp;[.B26]&amp;&quot;}{&quot;&amp;[$MallaSPC.C28]&amp;&quot;}{&quot;&amp;[$MallaSPC.D28]&amp;&quot;}{&quot;&amp;[$MallaSPC.E28]&amp;&quot;}{&quot;&amp;[$MallaSPC.G28]&amp;&quot;}{&quot;&amp;[$MallaSPC.H28]&amp;&quot;}{&quot;&amp;[$MallaSPC.I28]&amp;&quot;}{&quot;&amp;[$MallaSPC.J28]&amp;&quot;}{&quot;&amp;[$MallaSPC.K28]&amp;&quot;}{&quot;&amp;[$MallaSPC.L28]&amp;&quot;}{&quot;&amp;[$MallaSPC.M28]&amp;&quot;}{&quot;&amp;[$MallaSPC.N28]&amp;&quot;}{&quot;&amp;[$MallaSPC.O28]&amp;&quot;}{&quot;&amp;[$MallaSPC.P28]&amp;&quot;}{&quot;&amp;[$MallaSPC.Q28]&amp;&quot;}{&quot;&amp;[$MallaSPC.R28]&amp;&quot;}%&quot;&amp;[$MallaSPC.S28]&amp;[$MallaSPC.T28]&amp;[$MallaSPC.U28]&amp;[MallaSPC.V28]&amp;[MallaSPC.W28]&amp;[MallaSPC.X28]&amp;[MallaSPC.Y28]&amp;[MallaSPC.Z28]&amp;[MallaSPC.AA28]&amp;[MallaSPC.AB28]&amp;[MallaSPC.AC2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9]=&quot;&quot;;[$MallaSPC.C29]=&quot;&quot;;[$MallaSPC.F29]=&quot;&quot;);&quot;%&quot;;&quot;&quot;)" office:value-type="string" office:string-value="%">
            <text:p>%</text:p>
          </table:table-cell>
          <table:table-cell table:style-name="ce5" table:formula="of:=IF([.A27]=&quot;%&quot;;&quot;&quot;;IF([$MallaSPC.F29]=&quot;E&quot;;[.$B$1];IF([$MallaSPC.F29]=&quot;O&quot;;[.$C$1];&quot;&quot;)))">
            <text:p/>
          </table:table-cell>
          <table:table-cell table:style-name="ce5" table:formula="of:=IF([.A27]=&quot;%&quot;;&quot;&quot;;&quot;\&quot;&amp;[.$D$1]&amp;&quot;{&quot;&amp;[$MallaSPC.B29]&amp;&quot;}{&quot;&amp;[.B27]&amp;&quot;}{&quot;&amp;[$MallaSPC.C29]&amp;&quot;}{&quot;&amp;[$MallaSPC.D29]&amp;&quot;}{&quot;&amp;[$MallaSPC.E29]&amp;&quot;}{&quot;&amp;[$MallaSPC.G29]&amp;&quot;}{&quot;&amp;[$MallaSPC.H29]&amp;&quot;}{&quot;&amp;[$MallaSPC.I29]&amp;&quot;}{&quot;&amp;[$MallaSPC.J29]&amp;&quot;}{&quot;&amp;[$MallaSPC.K29]&amp;&quot;}{&quot;&amp;[$MallaSPC.L29]&amp;&quot;}{&quot;&amp;[$MallaSPC.M29]&amp;&quot;}{&quot;&amp;[$MallaSPC.N29]&amp;&quot;}{&quot;&amp;[$MallaSPC.O29]&amp;&quot;}{&quot;&amp;[$MallaSPC.P29]&amp;&quot;}{&quot;&amp;[$MallaSPC.Q29]&amp;&quot;}{&quot;&amp;[$MallaSPC.R29]&amp;&quot;}%&quot;&amp;[$MallaSPC.S29]&amp;[$MallaSPC.T29]&amp;[$MallaSPC.U29]&amp;[MallaSPC.V29]&amp;[MallaSPC.W29]&amp;[MallaSPC.X29]&amp;[MallaSPC.Y29]&amp;[MallaSPC.Z29]&amp;[MallaSPC.AA29]&amp;[MallaSPC.AB29]&amp;[MallaSPC.AC2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]=&quot;&quot;;[$MallaSPC.C30]=&quot;&quot;;[$MallaSPC.F30]=&quot;&quot;);&quot;%&quot;;&quot;&quot;)" office:value-type="string" office:string-value="%">
            <text:p>%</text:p>
          </table:table-cell>
          <table:table-cell table:style-name="ce5" table:formula="of:=IF([.A28]=&quot;%&quot;;&quot;&quot;;IF([$MallaSPC.F30]=&quot;E&quot;;[.$B$1];IF([$MallaSPC.F30]=&quot;O&quot;;[.$C$1];&quot;&quot;)))">
            <text:p/>
          </table:table-cell>
          <table:table-cell table:style-name="ce5" table:formula="of:=IF([.A28]=&quot;%&quot;;&quot;&quot;;&quot;\&quot;&amp;[.$D$1]&amp;&quot;{&quot;&amp;[$MallaSPC.B30]&amp;&quot;}{&quot;&amp;[.B28]&amp;&quot;}{&quot;&amp;[$MallaSPC.C30]&amp;&quot;}{&quot;&amp;[$MallaSPC.D30]&amp;&quot;}{&quot;&amp;[$MallaSPC.E30]&amp;&quot;}{&quot;&amp;[$MallaSPC.G30]&amp;&quot;}{&quot;&amp;[$MallaSPC.H30]&amp;&quot;}{&quot;&amp;[$MallaSPC.I30]&amp;&quot;}{&quot;&amp;[$MallaSPC.J30]&amp;&quot;}{&quot;&amp;[$MallaSPC.K30]&amp;&quot;}{&quot;&amp;[$MallaSPC.L30]&amp;&quot;}{&quot;&amp;[$MallaSPC.M30]&amp;&quot;}{&quot;&amp;[$MallaSPC.N30]&amp;&quot;}{&quot;&amp;[$MallaSPC.O30]&amp;&quot;}{&quot;&amp;[$MallaSPC.P30]&amp;&quot;}{&quot;&amp;[$MallaSPC.Q30]&amp;&quot;}{&quot;&amp;[$MallaSPC.R30]&amp;&quot;}%&quot;&amp;[$MallaSPC.S30]&amp;[$MallaSPC.T30]&amp;[$MallaSPC.U30]&amp;[MallaSPC.V30]&amp;[MallaSPC.W30]&amp;[MallaSPC.X30]&amp;[MallaSPC.Y30]&amp;[MallaSPC.Z30]&amp;[MallaSPC.AA30]&amp;[MallaSPC.AB30]&amp;[MallaSPC.AC3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1]=&quot;&quot;;[$MallaSPC.C31]=&quot;&quot;;[$MallaSPC.F31]=&quot;&quot;);&quot;%&quot;;&quot;&quot;)">
            <text:p/>
          </table:table-cell>
          <table:table-cell table:style-name="ce5" table:formula="of:=IF([.A29]=&quot;%&quot;;&quot;&quot;;IF([$MallaSPC.F31]=&quot;E&quot;;[.$B$1];IF([$MallaSPC.F31]=&quot;O&quot;;[.$C$1];&quot;&quot;)))" office:value-type="string" office:string-value="Mandatory">
            <text:p>Mandatory</text:p>
          </table:table-cell>
          <table:table-cell table:style-name="ce5" table:formula="of:=IF([.A29]=&quot;%&quot;;&quot;&quot;;&quot;\&quot;&amp;[.$D$1]&amp;&quot;{&quot;&amp;[$MallaSPC.B31]&amp;&quot;}{&quot;&amp;[.B29]&amp;&quot;}{&quot;&amp;[$MallaSPC.C31]&amp;&quot;}{&quot;&amp;[$MallaSPC.D31]&amp;&quot;}{&quot;&amp;[$MallaSPC.E31]&amp;&quot;}{&quot;&amp;[$MallaSPC.G31]&amp;&quot;}{&quot;&amp;[$MallaSPC.H31]&amp;&quot;}{&quot;&amp;[$MallaSPC.I31]&amp;&quot;}{&quot;&amp;[$MallaSPC.J31]&amp;&quot;}{&quot;&amp;[$MallaSPC.K31]&amp;&quot;}{&quot;&amp;[$MallaSPC.L31]&amp;&quot;}{&quot;&amp;[$MallaSPC.M31]&amp;&quot;}{&quot;&amp;[$MallaSPC.N31]&amp;&quot;}{&quot;&amp;[$MallaSPC.O31]&amp;&quot;}{&quot;&amp;[$MallaSPC.P31]&amp;&quot;}{&quot;&amp;[$MallaSPC.Q31]&amp;&quot;}{&quot;&amp;[$MallaSPC.R31]&amp;&quot;}%&quot;&amp;[$MallaSPC.S31]&amp;[$MallaSPC.T31]&amp;[$MallaSPC.U31]&amp;[MallaSPC.V31]&amp;[MallaSPC.W31]&amp;[MallaSPC.X31]&amp;[MallaSPC.Y31]&amp;[MallaSPC.Z31]&amp;[MallaSPC.AA31]&amp;[MallaSPC.AB31]&amp;[MallaSPC.AC31])" office:value-type="string" office:string-value="\course{2}{Mandatory}{CS100}{}{Introducción a la Ciencia de la Computación}{3}{2}{2}{}{}{4}{}{}{}{}{}{CS,IT}%SPC,2E,NT,UCSP">
            <text:p>\course{2}{Mandatory}{CS100}{}{Introducción a la Ciencia de la Computación}{3}{2}{2}{}{}{4}{}{}{}{}{}{CS,IT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2]=&quot;&quot;;[$MallaSPC.C32]=&quot;&quot;;[$MallaSPC.F32]=&quot;&quot;);&quot;%&quot;;&quot;&quot;)">
            <text:p/>
          </table:table-cell>
          <table:table-cell table:style-name="ce5" table:formula="of:=IF([.A30]=&quot;%&quot;;&quot;&quot;;IF([$MallaSPC.F32]=&quot;E&quot;;[.$B$1];IF([$MallaSPC.F32]=&quot;O&quot;;[.$C$1];&quot;&quot;)))" office:value-type="string" office:string-value="Mandatory">
            <text:p>Mandatory</text:p>
          </table:table-cell>
          <table:table-cell table:style-name="ce5" table:formula="of:=IF([.A30]=&quot;%&quot;;&quot;&quot;;&quot;\&quot;&amp;[.$D$1]&amp;&quot;{&quot;&amp;[$MallaSPC.B32]&amp;&quot;}{&quot;&amp;[.B30]&amp;&quot;}{&quot;&amp;[$MallaSPC.C32]&amp;&quot;}{&quot;&amp;[$MallaSPC.D32]&amp;&quot;}{&quot;&amp;[$MallaSPC.E32]&amp;&quot;}{&quot;&amp;[$MallaSPC.G32]&amp;&quot;}{&quot;&amp;[$MallaSPC.H32]&amp;&quot;}{&quot;&amp;[$MallaSPC.I32]&amp;&quot;}{&quot;&amp;[$MallaSPC.J32]&amp;&quot;}{&quot;&amp;[$MallaSPC.K32]&amp;&quot;}{&quot;&amp;[$MallaSPC.L32]&amp;&quot;}{&quot;&amp;[$MallaSPC.M32]&amp;&quot;}{&quot;&amp;[$MallaSPC.N32]&amp;&quot;}{&quot;&amp;[$MallaSPC.O32]&amp;&quot;}{&quot;&amp;[$MallaSPC.P32]&amp;&quot;}{&quot;&amp;[$MallaSPC.Q32]&amp;&quot;}{&quot;&amp;[$MallaSPC.R32]&amp;&quot;}%&quot;&amp;[$MallaSPC.S32]&amp;[$MallaSPC.T32]&amp;[$MallaSPC.U32]&amp;[MallaSPC.V32]&amp;[MallaSPC.W32]&amp;[MallaSPC.X32]&amp;[MallaSPC.Y32]&amp;[MallaSPC.Z32]&amp;[MallaSPC.AA32]&amp;[MallaSPC.AB32]&amp;[MallaSPC.AC32])" office:value-type="string" office:string-value="\course{2}{Mandatory}{CS100}{}{Introducción a la Ciencia de la Computación}{2}{4}{}{}{2}{6}{}{}{}{}{}{CS,IT}%CR">
            <text:p>\course{2}{Mandatory}{CS100}{}{Introducción a la Ciencia de la Computación}{2}{4}{}{}{2}{6}{}{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33]=&quot;&quot;;[$MallaSPC.C33]=&quot;&quot;;[$MallaSPC.F33]=&quot;&quot;);&quot;%&quot;;&quot;&quot;)">
            <text:p/>
          </table:table-cell>
          <table:table-cell table:style-name="ce5" table:formula="of:=IF([.A31]=&quot;%&quot;;&quot;&quot;;IF([$MallaSPC.F33]=&quot;E&quot;;[.$B$1];IF([$MallaSPC.F33]=&quot;O&quot;;[.$C$1];&quot;&quot;)))" office:value-type="string" office:string-value="Mandatory">
            <text:p>Mandatory</text:p>
          </table:table-cell>
          <table:table-cell table:style-name="ce5" table:formula="of:=IF([.A31]=&quot;%&quot;;&quot;&quot;;&quot;\&quot;&amp;[.$D$1]&amp;&quot;{&quot;&amp;[$MallaSPC.B33]&amp;&quot;}{&quot;&amp;[.B31]&amp;&quot;}{&quot;&amp;[$MallaSPC.C33]&amp;&quot;}{&quot;&amp;[$MallaSPC.D33]&amp;&quot;}{&quot;&amp;[$MallaSPC.E33]&amp;&quot;}{&quot;&amp;[$MallaSPC.G33]&amp;&quot;}{&quot;&amp;[$MallaSPC.H33]&amp;&quot;}{&quot;&amp;[$MallaSPC.I33]&amp;&quot;}{&quot;&amp;[$MallaSPC.J33]&amp;&quot;}{&quot;&amp;[$MallaSPC.K33]&amp;&quot;}{&quot;&amp;[$MallaSPC.L33]&amp;&quot;}{&quot;&amp;[$MallaSPC.M33]&amp;&quot;}{&quot;&amp;[$MallaSPC.N33]&amp;&quot;}{&quot;&amp;[$MallaSPC.O33]&amp;&quot;}{&quot;&amp;[$MallaSPC.P33]&amp;&quot;}{&quot;&amp;[$MallaSPC.Q33]&amp;&quot;}{&quot;&amp;[$MallaSPC.R33]&amp;&quot;}%&quot;&amp;[$MallaSPC.S33]&amp;[$MallaSPC.T33]&amp;[$MallaSPC.U33]&amp;[MallaSPC.V33]&amp;[MallaSPC.W33]&amp;[MallaSPC.X33]&amp;[MallaSPC.Y33]&amp;[MallaSPC.Z33]&amp;[MallaSPC.AA33]&amp;[MallaSPC.AB33]&amp;[MallaSPC.AC33])" office:value-type="string" office:string-value="\course{2}{Mandatory}{CS101O}{}{Introducción a la Programación Orientada a Objetos}{5}{2}{2}{4}{4}{8}{Basic}{CS101F}{}{}{}{CS,SE}%SPC,NT,UNI,UCSP">
            <text:p>\course{2}{Mandatory}{CS101O}{}{Introducción a la Programación Orientada a Objetos}{5}{2}{2}{4}{4}{8}{Basic}{CS101F}{}{}{}{CS,SE}%SPC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34]=&quot;&quot;;[$MallaSPC.C34]=&quot;&quot;;[$MallaSPC.F34]=&quot;&quot;);&quot;%&quot;;&quot;&quot;)">
            <text:p/>
          </table:table-cell>
          <table:table-cell table:style-name="ce5" table:formula="of:=IF([.A32]=&quot;%&quot;;&quot;&quot;;IF([$MallaSPC.F34]=&quot;E&quot;;[.$B$1];IF([$MallaSPC.F34]=&quot;O&quot;;[.$C$1];&quot;&quot;)))" office:value-type="string" office:string-value="Mandatory">
            <text:p>Mandatory</text:p>
          </table:table-cell>
          <table:table-cell table:style-name="ce5" table:formula="of:=IF([.A32]=&quot;%&quot;;&quot;&quot;;&quot;\&quot;&amp;[.$D$1]&amp;&quot;{&quot;&amp;[$MallaSPC.B34]&amp;&quot;}{&quot;&amp;[.B32]&amp;&quot;}{&quot;&amp;[$MallaSPC.C34]&amp;&quot;}{&quot;&amp;[$MallaSPC.D34]&amp;&quot;}{&quot;&amp;[$MallaSPC.E34]&amp;&quot;}{&quot;&amp;[$MallaSPC.G34]&amp;&quot;}{&quot;&amp;[$MallaSPC.H34]&amp;&quot;}{&quot;&amp;[$MallaSPC.I34]&amp;&quot;}{&quot;&amp;[$MallaSPC.J34]&amp;&quot;}{&quot;&amp;[$MallaSPC.K34]&amp;&quot;}{&quot;&amp;[$MallaSPC.L34]&amp;&quot;}{&quot;&amp;[$MallaSPC.M34]&amp;&quot;}{&quot;&amp;[$MallaSPC.N34]&amp;&quot;}{&quot;&amp;[$MallaSPC.O34]&amp;&quot;}{&quot;&amp;[$MallaSPC.P34]&amp;&quot;}{&quot;&amp;[$MallaSPC.Q34]&amp;&quot;}{&quot;&amp;[$MallaSPC.R34]&amp;&quot;}%&quot;&amp;[$MallaSPC.S34]&amp;[$MallaSPC.T34]&amp;[$MallaSPC.U34]&amp;[MallaSPC.V34]&amp;[MallaSPC.W34]&amp;[MallaSPC.X34]&amp;[MallaSPC.Y34]&amp;[MallaSPC.Z34]&amp;[MallaSPC.AA34]&amp;[MallaSPC.AB34]&amp;[MallaSPC.AC34])" office:value-type="string" office:string-value="\course{2}{Mandatory}{CS101O}{}{Introducción a la Programación Orientada a Objetos}{4}{4}{4}{}{4}{12}{Basic}{CS101F}{}{}{}{CS,SE}%CR">
            <text:p>\course{2}{Mandatory}{CS101O}{}{Introducción a la Programación Orientada a Objetos}{4}{4}{4}{}{4}{12}{Basic}{CS101F}{}{}{}{CS,SE}%CR</text:p>
          </table:table-cell>
          <table:table-cell table:number-columns-repeated="1021"/>
        </table:table-row>
        <table:table-row table:style-name="ro2">
          <table:table-cell table:style-name="ce5" table:formula="of:=IF(OR([$MallaSPC.B35]=&quot;&quot;;[$MallaSPC.C35]=&quot;&quot;;[$MallaSPC.F35]=&quot;&quot;);&quot;%&quot;;&quot;&quot;)">
            <text:p/>
          </table:table-cell>
          <table:table-cell table:style-name="ce5" table:formula="of:=IF([.A33]=&quot;%&quot;;&quot;&quot;;IF([$MallaSPC.F35]=&quot;E&quot;;[.$B$1];IF([$MallaSPC.F35]=&quot;O&quot;;[.$C$1];&quot;&quot;)))" office:value-type="string" office:string-value="Mandatory">
            <text:p>Mandatory</text:p>
          </table:table-cell>
          <table:table-cell table:style-name="ce5" table:formula="of:=IF([.A33]=&quot;%&quot;;&quot;&quot;;&quot;\&quot;&amp;[.$D$1]&amp;&quot;{&quot;&amp;[$MallaSPC.B35]&amp;&quot;}{&quot;&amp;[.B33]&amp;&quot;}{&quot;&amp;[$MallaSPC.C35]&amp;&quot;}{&quot;&amp;[$MallaSPC.D35]&amp;&quot;}{&quot;&amp;[$MallaSPC.E35]&amp;&quot;}{&quot;&amp;[$MallaSPC.G35]&amp;&quot;}{&quot;&amp;[$MallaSPC.H35]&amp;&quot;}{&quot;&amp;[$MallaSPC.I35]&amp;&quot;}{&quot;&amp;[$MallaSPC.J35]&amp;&quot;}{&quot;&amp;[$MallaSPC.K35]&amp;&quot;}{&quot;&amp;[$MallaSPC.L35]&amp;&quot;}{&quot;&amp;[$MallaSPC.M35]&amp;&quot;}{&quot;&amp;[$MallaSPC.N35]&amp;&quot;}{&quot;&amp;[$MallaSPC.O35]&amp;&quot;}{&quot;&amp;[$MallaSPC.P35]&amp;&quot;}{&quot;&amp;[$MallaSPC.Q35]&amp;&quot;}{&quot;&amp;[$MallaSPC.R35]&amp;&quot;}%&quot;&amp;[$MallaSPC.S35]&amp;[$MallaSPC.T35]&amp;[$MallaSPC.U35]&amp;[MallaSPC.V35]&amp;[MallaSPC.W35]&amp;[MallaSPC.X35]&amp;[MallaSPC.Y35]&amp;[MallaSPC.Z35]&amp;[MallaSPC.AA35]&amp;[MallaSPC.AB35]&amp;[MallaSPC.AC35])" office:value-type="string" office:string-value="\course{2}{Mandatory}{CS106}{}{Estructuras Discretas II}{4}{2}{2}{2}{2}{6}{Basic}{CS101F,CS105}{}{}{}{MC}%SPC,NT,UCSP">
            <text:p>\course{2}{Mandatory}{CS106}{}{Estructuras Discretas II}{4}{2}{2}{2}{2}{6}{Basic}{CS101F,CS105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6]=&quot;&quot;;[$MallaSPC.C36]=&quot;&quot;;[$MallaSPC.F36]=&quot;&quot;);&quot;%&quot;;&quot;&quot;)">
            <text:p/>
          </table:table-cell>
          <table:table-cell table:style-name="ce5" table:formula="of:=IF([.A34]=&quot;%&quot;;&quot;&quot;;IF([$MallaSPC.F36]=&quot;E&quot;;[.$B$1];IF([$MallaSPC.F36]=&quot;O&quot;;[.$C$1];&quot;&quot;)))" office:value-type="string" office:string-value="Mandatory">
            <text:p>Mandatory</text:p>
          </table:table-cell>
          <table:table-cell table:style-name="ce5" table:formula="of:=IF([.A34]=&quot;%&quot;;&quot;&quot;;&quot;\&quot;&amp;[.$D$1]&amp;&quot;{&quot;&amp;[$MallaSPC.B36]&amp;&quot;}{&quot;&amp;[.B34]&amp;&quot;}{&quot;&amp;[$MallaSPC.C36]&amp;&quot;}{&quot;&amp;[$MallaSPC.D36]&amp;&quot;}{&quot;&amp;[$MallaSPC.E36]&amp;&quot;}{&quot;&amp;[$MallaSPC.G36]&amp;&quot;}{&quot;&amp;[$MallaSPC.H36]&amp;&quot;}{&quot;&amp;[$MallaSPC.I36]&amp;&quot;}{&quot;&amp;[$MallaSPC.J36]&amp;&quot;}{&quot;&amp;[$MallaSPC.K36]&amp;&quot;}{&quot;&amp;[$MallaSPC.L36]&amp;&quot;}{&quot;&amp;[$MallaSPC.M36]&amp;&quot;}{&quot;&amp;[$MallaSPC.N36]&amp;&quot;}{&quot;&amp;[$MallaSPC.O36]&amp;&quot;}{&quot;&amp;[$MallaSPC.P36]&amp;&quot;}{&quot;&amp;[$MallaSPC.Q36]&amp;&quot;}{&quot;&amp;[$MallaSPC.R36]&amp;&quot;}%&quot;&amp;[$MallaSPC.S36]&amp;[$MallaSPC.T36]&amp;[$MallaSPC.U36]&amp;[MallaSPC.V36]&amp;[MallaSPC.W36]&amp;[MallaSPC.X36]&amp;[MallaSPC.Y36]&amp;[MallaSPC.Z36]&amp;[MallaSPC.AA36]&amp;[MallaSPC.AB36]&amp;[MallaSPC.AC36])" office:value-type="string" office:string-value="\course{2}{Mandatory}{CS106}{}{Estructuras Discretas II}{3}{4}{2}{}{3}{9}{Basic}{CS101F,CS105}{}{}{}{MC}%CR">
            <text:p>\course{2}{Mandatory}{CS106}{}{Estructuras Discretas II}{3}{4}{2}{}{3}{9}{Basic}{CS101F,CS105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37]=&quot;&quot;;[$MallaSPC.C37]=&quot;&quot;;[$MallaSPC.F37]=&quot;&quot;);&quot;%&quot;;&quot;&quot;)">
            <text:p/>
          </table:table-cell>
          <table:table-cell table:style-name="ce5" table:formula="of:=IF([.A35]=&quot;%&quot;;&quot;&quot;;IF([$MallaSPC.F37]=&quot;E&quot;;[.$B$1];IF([$MallaSPC.F37]=&quot;O&quot;;[.$C$1];&quot;&quot;)))" office:value-type="string" office:string-value="Mandatory">
            <text:p>Mandatory</text:p>
          </table:table-cell>
          <table:table-cell table:style-name="ce5" table:formula="of:=IF([.A35]=&quot;%&quot;;&quot;&quot;;&quot;\&quot;&amp;[.$D$1]&amp;&quot;{&quot;&amp;[$MallaSPC.B37]&amp;&quot;}{&quot;&amp;[.B35]&amp;&quot;}{&quot;&amp;[$MallaSPC.C37]&amp;&quot;}{&quot;&amp;[$MallaSPC.D37]&amp;&quot;}{&quot;&amp;[$MallaSPC.E37]&amp;&quot;}{&quot;&amp;[$MallaSPC.G37]&amp;&quot;}{&quot;&amp;[$MallaSPC.H37]&amp;&quot;}{&quot;&amp;[$MallaSPC.I37]&amp;&quot;}{&quot;&amp;[$MallaSPC.J37]&amp;&quot;}{&quot;&amp;[$MallaSPC.K37]&amp;&quot;}{&quot;&amp;[$MallaSPC.L37]&amp;&quot;}{&quot;&amp;[$MallaSPC.M37]&amp;&quot;}{&quot;&amp;[$MallaSPC.N37]&amp;&quot;}{&quot;&amp;[$MallaSPC.O37]&amp;&quot;}{&quot;&amp;[$MallaSPC.P37]&amp;&quot;}{&quot;&amp;[$MallaSPC.Q37]&amp;&quot;}{&quot;&amp;[$MallaSPC.R37]&amp;&quot;}%&quot;&amp;[$MallaSPC.S37]&amp;[$MallaSPC.T37]&amp;[$MallaSPC.U37]&amp;[MallaSPC.V37]&amp;[MallaSPC.W37]&amp;[MallaSPC.X37]&amp;[MallaSPC.Y37]&amp;[MallaSPC.Z37]&amp;[MallaSPC.AA37]&amp;[MallaSPC.AB37]&amp;[MallaSPC.AC37])" office:value-type="string" office:string-value="\course{2}{Mandatory}{CB102}{}{Análisis Matemático I}{5}{4}{2}{}{}{6}{}{CB101}{}{}{}{CB}%SPC,NT,UCSP">
            <text:p>\course{2}{Mandatory}{CB102}{}{Análisis Matemático I}{5}{4}{2}{}{}{6}{}{CB101}{}{}{}{CB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8]=&quot;&quot;;[$MallaSPC.C38]=&quot;&quot;;[$MallaSPC.F38]=&quot;&quot;);&quot;%&quot;;&quot;&quot;)">
            <text:p/>
          </table:table-cell>
          <table:table-cell table:style-name="ce5" table:formula="of:=IF([.A36]=&quot;%&quot;;&quot;&quot;;IF([$MallaSPC.F38]=&quot;E&quot;;[.$B$1];IF([$MallaSPC.F38]=&quot;O&quot;;[.$C$1];&quot;&quot;)))" office:value-type="string" office:string-value="Mandatory">
            <text:p>Mandatory</text:p>
          </table:table-cell>
          <table:table-cell table:style-name="ce5" table:formula="of:=IF([.A36]=&quot;%&quot;;&quot;&quot;;&quot;\&quot;&amp;[.$D$1]&amp;&quot;{&quot;&amp;[$MallaSPC.B38]&amp;&quot;}{&quot;&amp;[.B36]&amp;&quot;}{&quot;&amp;[$MallaSPC.C38]&amp;&quot;}{&quot;&amp;[$MallaSPC.D38]&amp;&quot;}{&quot;&amp;[$MallaSPC.E38]&amp;&quot;}{&quot;&amp;[$MallaSPC.G38]&amp;&quot;}{&quot;&amp;[$MallaSPC.H38]&amp;&quot;}{&quot;&amp;[$MallaSPC.I38]&amp;&quot;}{&quot;&amp;[$MallaSPC.J38]&amp;&quot;}{&quot;&amp;[$MallaSPC.K38]&amp;&quot;}{&quot;&amp;[$MallaSPC.L38]&amp;&quot;}{&quot;&amp;[$MallaSPC.M38]&amp;&quot;}{&quot;&amp;[$MallaSPC.N38]&amp;&quot;}{&quot;&amp;[$MallaSPC.O38]&amp;&quot;}{&quot;&amp;[$MallaSPC.P38]&amp;&quot;}{&quot;&amp;[$MallaSPC.Q38]&amp;&quot;}{&quot;&amp;[$MallaSPC.R38]&amp;&quot;}%&quot;&amp;[$MallaSPC.S38]&amp;[$MallaSPC.T38]&amp;[$MallaSPC.U38]&amp;[MallaSPC.V38]&amp;[MallaSPC.W38]&amp;[MallaSPC.X38]&amp;[MallaSPC.Y38]&amp;[MallaSPC.Z38]&amp;[MallaSPC.AA38]&amp;[MallaSPC.AB38]&amp;[MallaSPC.AC38])" office:value-type="string" office:string-value="\course{2}{Mandatory}{CB102}{}{Análisis Matemático I}{3}{4}{2}{}{3}{9}{}{CB101}{}{}{}{CB}%CR">
            <text:p>\course{2}{Mandatory}{CB102}{}{Análisis Matemático I}{3}{4}{2}{}{3}{9}{}{CB101}{}{}{}{CB}%CR</text:p>
          </table:table-cell>
          <table:table-cell table:number-columns-repeated="1021"/>
        </table:table-row>
        <table:table-row table:style-name="ro2">
          <table:table-cell table:style-name="ce5" table:formula="of:=IF(OR([$MallaSPC.B39]=&quot;&quot;;[$MallaSPC.C39]=&quot;&quot;;[$MallaSPC.F39]=&quot;&quot;);&quot;%&quot;;&quot;&quot;)">
            <text:p/>
          </table:table-cell>
          <table:table-cell table:style-name="ce5" table:formula="of:=IF([.A37]=&quot;%&quot;;&quot;&quot;;IF([$MallaSPC.F39]=&quot;E&quot;;[.$B$1];IF([$MallaSPC.F39]=&quot;O&quot;;[.$C$1];&quot;&quot;)))" office:value-type="string" office:string-value="Mandatory">
            <text:p>Mandatory</text:p>
          </table:table-cell>
          <table:table-cell table:style-name="ce5" table:formula="of:=IF([.A37]=&quot;%&quot;;&quot;&quot;;&quot;\&quot;&amp;[.$D$1]&amp;&quot;{&quot;&amp;[$MallaSPC.B39]&amp;&quot;}{&quot;&amp;[.B37]&amp;&quot;}{&quot;&amp;[$MallaSPC.C39]&amp;&quot;}{&quot;&amp;[$MallaSPC.D39]&amp;&quot;}{&quot;&amp;[$MallaSPC.E39]&amp;&quot;}{&quot;&amp;[$MallaSPC.G39]&amp;&quot;}{&quot;&amp;[$MallaSPC.H39]&amp;&quot;}{&quot;&amp;[$MallaSPC.I39]&amp;&quot;}{&quot;&amp;[$MallaSPC.J39]&amp;&quot;}{&quot;&amp;[$MallaSPC.K39]&amp;&quot;}{&quot;&amp;[$MallaSPC.L39]&amp;&quot;}{&quot;&amp;[$MallaSPC.M39]&amp;&quot;}{&quot;&amp;[$MallaSPC.N39]&amp;&quot;}{&quot;&amp;[$MallaSPC.O39]&amp;&quot;}{&quot;&amp;[$MallaSPC.P39]&amp;&quot;}{&quot;&amp;[$MallaSPC.Q39]&amp;&quot;}{&quot;&amp;[$MallaSPC.R39]&amp;&quot;}%&quot;&amp;[$MallaSPC.S39]&amp;[$MallaSPC.T39]&amp;[$MallaSPC.U39]&amp;[MallaSPC.V39]&amp;[MallaSPC.W39]&amp;[MallaSPC.X39]&amp;[MallaSPC.Y39]&amp;[MallaSPC.Z39]&amp;[MallaSPC.AA39]&amp;[MallaSPC.AB39]&amp;[MallaSPC.AC39])" office:value-type="string" office:string-value="\course{2}{Mandatory}{CB102}{}{Cálculo en una variable}{5}{4}{2}{}{}{6}{}{CB101}{}{}{}{CB}%UNSA">
            <text:p>\course{2}{Mandatory}{CB102}{}{Cálculo en una variable}{5}{4}{2}{}{}{6}{}{CB101}{}{}{}{CB}%UNSA</text:p>
          </table:table-cell>
          <table:table-cell table:number-columns-repeated="1021"/>
        </table:table-row>
        <table:table-row table:style-name="ro2">
          <table:table-cell table:style-name="ce5" table:formula="of:=IF(OR([$MallaSPC.B40]=&quot;&quot;;[$MallaSPC.C40]=&quot;&quot;;[$MallaSPC.F40]=&quot;&quot;);&quot;%&quot;;&quot;&quot;)">
            <text:p/>
          </table:table-cell>
          <table:table-cell table:style-name="ce5" table:formula="of:=IF([.A38]=&quot;%&quot;;&quot;&quot;;IF([$MallaSPC.F40]=&quot;E&quot;;[.$B$1];IF([$MallaSPC.F40]=&quot;O&quot;;[.$C$1];&quot;&quot;)))" office:value-type="string" office:string-value="Mandatory">
            <text:p>Mandatory</text:p>
          </table:table-cell>
          <table:table-cell table:style-name="ce5" table:formula="of:=IF([.A38]=&quot;%&quot;;&quot;&quot;;&quot;\&quot;&amp;[.$D$1]&amp;&quot;{&quot;&amp;[$MallaSPC.B40]&amp;&quot;}{&quot;&amp;[.B38]&amp;&quot;}{&quot;&amp;[$MallaSPC.C40]&amp;&quot;}{&quot;&amp;[$MallaSPC.D40]&amp;&quot;}{&quot;&amp;[$MallaSPC.E40]&amp;&quot;}{&quot;&amp;[$MallaSPC.G40]&amp;&quot;}{&quot;&amp;[$MallaSPC.H40]&amp;&quot;}{&quot;&amp;[$MallaSPC.I40]&amp;&quot;}{&quot;&amp;[$MallaSPC.J40]&amp;&quot;}{&quot;&amp;[$MallaSPC.K40]&amp;&quot;}{&quot;&amp;[$MallaSPC.L40]&amp;&quot;}{&quot;&amp;[$MallaSPC.M40]&amp;&quot;}{&quot;&amp;[$MallaSPC.N40]&amp;&quot;}{&quot;&amp;[$MallaSPC.O40]&amp;&quot;}{&quot;&amp;[$MallaSPC.P40]&amp;&quot;}{&quot;&amp;[$MallaSPC.Q40]&amp;&quot;}{&quot;&amp;[$MallaSPC.R40]&amp;&quot;}%&quot;&amp;[$MallaSPC.S40]&amp;[$MallaSPC.T40]&amp;[$MallaSPC.U40]&amp;[MallaSPC.V40]&amp;[MallaSPC.W40]&amp;[MallaSPC.X40]&amp;[MallaSPC.Y40]&amp;[MallaSPC.Z40]&amp;[MallaSPC.AA40]&amp;[MallaSPC.AB40]&amp;[MallaSPC.AC40])" office:value-type="string" office:string-value="\course{2}{Mandatory}{FG104}{}{Introducción a la Filosofía}{3}{3}{}{}{}{3}{}{}{}{}{}{FG}%UCSP">
            <text:p>\course{2}{Mandatory}{FG104}{}{Introducción a la Filosofía}{3}{3}{}{}{}{3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41]=&quot;&quot;;[$MallaSPC.C41]=&quot;&quot;;[$MallaSPC.F41]=&quot;&quot;);&quot;%&quot;;&quot;&quot;)">
            <text:p/>
          </table:table-cell>
          <table:table-cell table:style-name="ce5" table:formula="of:=IF([.A39]=&quot;%&quot;;&quot;&quot;;IF([$MallaSPC.F41]=&quot;E&quot;;[.$B$1];IF([$MallaSPC.F41]=&quot;O&quot;;[.$C$1];&quot;&quot;)))" office:value-type="string" office:string-value="Mandatory">
            <text:p>Mandatory</text:p>
          </table:table-cell>
          <table:table-cell table:style-name="ce5" table:formula="of:=IF([.A39]=&quot;%&quot;;&quot;&quot;;&quot;\&quot;&amp;[.$D$1]&amp;&quot;{&quot;&amp;[$MallaSPC.B41]&amp;&quot;}{&quot;&amp;[.B39]&amp;&quot;}{&quot;&amp;[$MallaSPC.C41]&amp;&quot;}{&quot;&amp;[$MallaSPC.D41]&amp;&quot;}{&quot;&amp;[$MallaSPC.E41]&amp;&quot;}{&quot;&amp;[$MallaSPC.G41]&amp;&quot;}{&quot;&amp;[$MallaSPC.H41]&amp;&quot;}{&quot;&amp;[$MallaSPC.I41]&amp;&quot;}{&quot;&amp;[$MallaSPC.J41]&amp;&quot;}{&quot;&amp;[$MallaSPC.K41]&amp;&quot;}{&quot;&amp;[$MallaSPC.L41]&amp;&quot;}{&quot;&amp;[$MallaSPC.M41]&amp;&quot;}{&quot;&amp;[$MallaSPC.N41]&amp;&quot;}{&quot;&amp;[$MallaSPC.O41]&amp;&quot;}{&quot;&amp;[$MallaSPC.P41]&amp;&quot;}{&quot;&amp;[$MallaSPC.Q41]&amp;&quot;}{&quot;&amp;[$MallaSPC.R41]&amp;&quot;}%&quot;&amp;[$MallaSPC.S41]&amp;[$MallaSPC.T41]&amp;[$MallaSPC.U41]&amp;[MallaSPC.V41]&amp;[MallaSPC.W41]&amp;[MallaSPC.X41]&amp;[MallaSPC.Y41]&amp;[MallaSPC.Z41]&amp;[MallaSPC.AA41]&amp;[MallaSPC.AB41]&amp;[MallaSPC.AC41])" office:value-type="string" office:string-value="\course{2}{Mandatory}{FG104}{}{Fundamentos de Filosofía}{2}{2}{}{}{}{2}{}{}{}{}{}{FG}%USGP">
            <text:p>\course{2}{Mandatory}{FG104}{}{Fundamentos de Filosofía}{2}{2}{}{}{}{2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42]=&quot;&quot;;[$MallaSPC.C42]=&quot;&quot;;[$MallaSPC.F42]=&quot;&quot;);&quot;%&quot;;&quot;&quot;)">
            <text:p/>
          </table:table-cell>
          <table:table-cell table:style-name="ce5" table:formula="of:=IF([.A40]=&quot;%&quot;;&quot;&quot;;IF([$MallaSPC.F42]=&quot;E&quot;;[.$B$1];IF([$MallaSPC.F42]=&quot;O&quot;;[.$C$1];&quot;&quot;)))" office:value-type="string" office:string-value="Mandatory">
            <text:p>Mandatory</text:p>
          </table:table-cell>
          <table:table-cell table:style-name="ce5" table:formula="of:=IF([.A40]=&quot;%&quot;;&quot;&quot;;&quot;\&quot;&amp;[.$D$1]&amp;&quot;{&quot;&amp;[$MallaSPC.B42]&amp;&quot;}{&quot;&amp;[.B40]&amp;&quot;}{&quot;&amp;[$MallaSPC.C42]&amp;&quot;}{&quot;&amp;[$MallaSPC.D42]&amp;&quot;}{&quot;&amp;[$MallaSPC.E42]&amp;&quot;}{&quot;&amp;[$MallaSPC.G42]&amp;&quot;}{&quot;&amp;[$MallaSPC.H42]&amp;&quot;}{&quot;&amp;[$MallaSPC.I42]&amp;&quot;}{&quot;&amp;[$MallaSPC.J42]&amp;&quot;}{&quot;&amp;[$MallaSPC.K42]&amp;&quot;}{&quot;&amp;[$MallaSPC.L42]&amp;&quot;}{&quot;&amp;[$MallaSPC.M42]&amp;&quot;}{&quot;&amp;[$MallaSPC.N42]&amp;&quot;}{&quot;&amp;[$MallaSPC.O42]&amp;&quot;}{&quot;&amp;[$MallaSPC.P42]&amp;&quot;}{&quot;&amp;[$MallaSPC.Q42]&amp;&quot;}{&quot;&amp;[$MallaSPC.R42]&amp;&quot;}%&quot;&amp;[$MallaSPC.S42]&amp;[$MallaSPC.T42]&amp;[$MallaSPC.U42]&amp;[MallaSPC.V42]&amp;[MallaSPC.W42]&amp;[MallaSPC.X42]&amp;[MallaSPC.Y42]&amp;[MallaSPC.Z42]&amp;[MallaSPC.AA42]&amp;[MallaSPC.AB42]&amp;[MallaSPC.AC42])" office:value-type="string" office:string-value="\course{2}{Mandatory}{FG104}{FG103}{Fundamentos de Filosofía}{3}{3}{3}{}{3}{9}{}{}{}{}{}{FG}%UJPII">
            <text:p>\course{2}{Mandatory}{FG104}{FG103}{Fundamentos de Filosofía}{3}{3}{3}{}{3}{9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43]=&quot;&quot;;[$MallaSPC.C43]=&quot;&quot;;[$MallaSPC.F43]=&quot;&quot;);&quot;%&quot;;&quot;&quot;)">
            <text:p/>
          </table:table-cell>
          <table:table-cell table:style-name="ce5" table:formula="of:=IF([.A41]=&quot;%&quot;;&quot;&quot;;IF([$MallaSPC.F43]=&quot;E&quot;;[.$B$1];IF([$MallaSPC.F43]=&quot;O&quot;;[.$C$1];&quot;&quot;)))" office:value-type="string" office:string-value="Mandatory">
            <text:p>Mandatory</text:p>
          </table:table-cell>
          <table:table-cell table:style-name="ce5" table:formula="of:=IF([.A41]=&quot;%&quot;;&quot;&quot;;&quot;\&quot;&amp;[.$D$1]&amp;&quot;{&quot;&amp;[$MallaSPC.B43]&amp;&quot;}{&quot;&amp;[.B41]&amp;&quot;}{&quot;&amp;[$MallaSPC.C43]&amp;&quot;}{&quot;&amp;[$MallaSPC.D43]&amp;&quot;}{&quot;&amp;[$MallaSPC.E43]&amp;&quot;}{&quot;&amp;[$MallaSPC.G43]&amp;&quot;}{&quot;&amp;[$MallaSPC.H43]&amp;&quot;}{&quot;&amp;[$MallaSPC.I43]&amp;&quot;}{&quot;&amp;[$MallaSPC.J43]&amp;&quot;}{&quot;&amp;[$MallaSPC.K43]&amp;&quot;}{&quot;&amp;[$MallaSPC.L43]&amp;&quot;}{&quot;&amp;[$MallaSPC.M43]&amp;&quot;}{&quot;&amp;[$MallaSPC.N43]&amp;&quot;}{&quot;&amp;[$MallaSPC.O43]&amp;&quot;}{&quot;&amp;[$MallaSPC.P43]&amp;&quot;}{&quot;&amp;[$MallaSPC.Q43]&amp;&quot;}{&quot;&amp;[$MallaSPC.R43]&amp;&quot;}%&quot;&amp;[$MallaSPC.S43]&amp;[$MallaSPC.T43]&amp;[$MallaSPC.U43]&amp;[MallaSPC.V43]&amp;[MallaSPC.W43]&amp;[MallaSPC.X43]&amp;[MallaSPC.Y43]&amp;[MallaSPC.Z43]&amp;[MallaSPC.AA43]&amp;[MallaSPC.AB43]&amp;[MallaSPC.AC43])" office:value-type="string" office:string-value="\course{2}{Mandatory}{FG108}{}{Antropología Cultural}{3}{}{}{}{}{0}{}{}{}{}{}{}%USGP">
            <text:p>\course{2}{Mandatory}{FG108}{}{Antropología Cultural}{3}{}{}{}{}{0}{}{}{}{}{}{}%USGP</text:p>
          </table:table-cell>
          <table:table-cell table:number-columns-repeated="1021"/>
        </table:table-row>
        <table:table-row table:style-name="ro2">
          <table:table-cell table:style-name="ce5" table:formula="of:=IF(OR([$MallaSPC.B44]=&quot;&quot;;[$MallaSPC.C44]=&quot;&quot;;[$MallaSPC.F44]=&quot;&quot;);&quot;%&quot;;&quot;&quot;)">
            <text:p/>
          </table:table-cell>
          <table:table-cell table:style-name="ce5" table:formula="of:=IF([.A42]=&quot;%&quot;;&quot;&quot;;IF([$MallaSPC.F44]=&quot;E&quot;;[.$B$1];IF([$MallaSPC.F44]=&quot;O&quot;;[.$C$1];&quot;&quot;)))" office:value-type="string" office:string-value="Mandatory">
            <text:p>Mandatory</text:p>
          </table:table-cell>
          <table:table-cell table:style-name="ce5" table:formula="of:=IF([.A42]=&quot;%&quot;;&quot;&quot;;&quot;\&quot;&amp;[.$D$1]&amp;&quot;{&quot;&amp;[$MallaSPC.B44]&amp;&quot;}{&quot;&amp;[.B42]&amp;&quot;}{&quot;&amp;[$MallaSPC.C44]&amp;&quot;}{&quot;&amp;[$MallaSPC.D44]&amp;&quot;}{&quot;&amp;[$MallaSPC.E44]&amp;&quot;}{&quot;&amp;[$MallaSPC.G44]&amp;&quot;}{&quot;&amp;[$MallaSPC.H44]&amp;&quot;}{&quot;&amp;[$MallaSPC.I44]&amp;&quot;}{&quot;&amp;[$MallaSPC.J44]&amp;&quot;}{&quot;&amp;[$MallaSPC.K44]&amp;&quot;}{&quot;&amp;[$MallaSPC.L44]&amp;&quot;}{&quot;&amp;[$MallaSPC.M44]&amp;&quot;}{&quot;&amp;[$MallaSPC.N44]&amp;&quot;}{&quot;&amp;[$MallaSPC.O44]&amp;&quot;}{&quot;&amp;[$MallaSPC.P44]&amp;&quot;}{&quot;&amp;[$MallaSPC.Q44]&amp;&quot;}{&quot;&amp;[$MallaSPC.R44]&amp;&quot;}%&quot;&amp;[$MallaSPC.S44]&amp;[$MallaSPC.T44]&amp;[$MallaSPC.U44]&amp;[MallaSPC.V44]&amp;[MallaSPC.W44]&amp;[MallaSPC.X44]&amp;[MallaSPC.Y44]&amp;[MallaSPC.Z44]&amp;[MallaSPC.AA44]&amp;[MallaSPC.AB44]&amp;[MallaSPC.AC44])" office:value-type="string" office:string-value="\course{2}{Mandatory}{FG140}{FG104}{Pensamiento Crítico}{3}{3}{3}{}{3}{9}{}{}{}{}{}{FG}%UJPII">
            <text:p>\course{2}{Mandatory}{FG140}{FG104}{Pensamiento Crítico}{3}{3}{3}{}{3}{9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45]=&quot;&quot;;[$MallaSPC.C45]=&quot;&quot;;[$MallaSPC.F45]=&quot;&quot;);&quot;%&quot;;&quot;&quot;)">
            <text:p/>
          </table:table-cell>
          <table:table-cell table:style-name="ce5" table:formula="of:=IF([.A43]=&quot;%&quot;;&quot;&quot;;IF([$MallaSPC.F45]=&quot;E&quot;;[.$B$1];IF([$MallaSPC.F45]=&quot;O&quot;;[.$C$1];&quot;&quot;)))" office:value-type="string" office:string-value="Elective">
            <text:p>Elective</text:p>
          </table:table-cell>
          <table:table-cell table:style-name="ce5" table:formula="of:=IF([.A43]=&quot;%&quot;;&quot;&quot;;&quot;\&quot;&amp;[.$D$1]&amp;&quot;{&quot;&amp;[$MallaSPC.B45]&amp;&quot;}{&quot;&amp;[.B43]&amp;&quot;}{&quot;&amp;[$MallaSPC.C45]&amp;&quot;}{&quot;&amp;[$MallaSPC.D45]&amp;&quot;}{&quot;&amp;[$MallaSPC.E45]&amp;&quot;}{&quot;&amp;[$MallaSPC.G45]&amp;&quot;}{&quot;&amp;[$MallaSPC.H45]&amp;&quot;}{&quot;&amp;[$MallaSPC.I45]&amp;&quot;}{&quot;&amp;[$MallaSPC.J45]&amp;&quot;}{&quot;&amp;[$MallaSPC.K45]&amp;&quot;}{&quot;&amp;[$MallaSPC.L45]&amp;&quot;}{&quot;&amp;[$MallaSPC.M45]&amp;&quot;}{&quot;&amp;[$MallaSPC.N45]&amp;&quot;}{&quot;&amp;[$MallaSPC.O45]&amp;&quot;}{&quot;&amp;[$MallaSPC.P45]&amp;&quot;}{&quot;&amp;[$MallaSPC.Q45]&amp;&quot;}{&quot;&amp;[$MallaSPC.R45]&amp;&quot;}%&quot;&amp;[$MallaSPC.S45]&amp;[$MallaSPC.T45]&amp;[$MallaSPC.U45]&amp;[MallaSPC.V45]&amp;[MallaSPC.W45]&amp;[MallaSPC.X45]&amp;[MallaSPC.Y45]&amp;[MallaSPC.Z45]&amp;[MallaSPC.AA45]&amp;[MallaSPC.AB45]&amp;[MallaSPC.AC45])" office:value-type="string" office:string-value="\course{2}{Elective}{FG105}{}{Apreciación de la Música}{2}{1}{2}{}{}{3}{}{}{}{}{G1}{FG}%UCSP">
            <text:p>\course{2}{Elective}{FG105}{}{Apreciación de la Música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46]=&quot;&quot;;[$MallaSPC.C46]=&quot;&quot;;[$MallaSPC.F46]=&quot;&quot;);&quot;%&quot;;&quot;&quot;)">
            <text:p/>
          </table:table-cell>
          <table:table-cell table:style-name="ce5" table:formula="of:=IF([.A44]=&quot;%&quot;;&quot;&quot;;IF([$MallaSPC.F46]=&quot;E&quot;;[.$B$1];IF([$MallaSPC.F46]=&quot;O&quot;;[.$C$1];&quot;&quot;)))" office:value-type="string" office:string-value="Elective">
            <text:p>Elective</text:p>
          </table:table-cell>
          <table:table-cell table:style-name="ce5" table:formula="of:=IF([.A44]=&quot;%&quot;;&quot;&quot;;&quot;\&quot;&amp;[.$D$1]&amp;&quot;{&quot;&amp;[$MallaSPC.B46]&amp;&quot;}{&quot;&amp;[.B44]&amp;&quot;}{&quot;&amp;[$MallaSPC.C46]&amp;&quot;}{&quot;&amp;[$MallaSPC.D46]&amp;&quot;}{&quot;&amp;[$MallaSPC.E46]&amp;&quot;}{&quot;&amp;[$MallaSPC.G46]&amp;&quot;}{&quot;&amp;[$MallaSPC.H46]&amp;&quot;}{&quot;&amp;[$MallaSPC.I46]&amp;&quot;}{&quot;&amp;[$MallaSPC.J46]&amp;&quot;}{&quot;&amp;[$MallaSPC.K46]&amp;&quot;}{&quot;&amp;[$MallaSPC.L46]&amp;&quot;}{&quot;&amp;[$MallaSPC.M46]&amp;&quot;}{&quot;&amp;[$MallaSPC.N46]&amp;&quot;}{&quot;&amp;[$MallaSPC.O46]&amp;&quot;}{&quot;&amp;[$MallaSPC.P46]&amp;&quot;}{&quot;&amp;[$MallaSPC.Q46]&amp;&quot;}{&quot;&amp;[$MallaSPC.R46]&amp;&quot;}%&quot;&amp;[$MallaSPC.S46]&amp;[$MallaSPC.T46]&amp;[$MallaSPC.U46]&amp;[MallaSPC.V46]&amp;[MallaSPC.W46]&amp;[MallaSPC.X46]&amp;[MallaSPC.Y46]&amp;[MallaSPC.Z46]&amp;[MallaSPC.AA46]&amp;[MallaSPC.AB46]&amp;[MallaSPC.AC46])" office:value-type="string" office:string-value="\course{2}{Elective}{FG106}{}{Teatro}{2}{1}{2}{}{}{3}{}{}{}{}{G1}{FG}%UCSP">
            <text:p>\course{2}{Elective}{FG106}{}{Teatro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47]=&quot;&quot;;[$MallaSPC.C47]=&quot;&quot;;[$MallaSPC.F47]=&quot;&quot;);&quot;%&quot;;&quot;&quot;)">
            <text:p/>
          </table:table-cell>
          <table:table-cell table:style-name="ce5" table:formula="of:=IF([.A45]=&quot;%&quot;;&quot;&quot;;IF([$MallaSPC.F47]=&quot;E&quot;;[.$B$1];IF([$MallaSPC.F47]=&quot;O&quot;;[.$C$1];&quot;&quot;)))" office:value-type="string" office:string-value="Mandatory">
            <text:p>Mandatory</text:p>
          </table:table-cell>
          <table:table-cell table:style-name="ce5" table:formula="of:=IF([.A45]=&quot;%&quot;;&quot;&quot;;&quot;\&quot;&amp;[.$D$1]&amp;&quot;{&quot;&amp;[$MallaSPC.B47]&amp;&quot;}{&quot;&amp;[.B45]&amp;&quot;}{&quot;&amp;[$MallaSPC.C47]&amp;&quot;}{&quot;&amp;[$MallaSPC.D47]&amp;&quot;}{&quot;&amp;[$MallaSPC.E47]&amp;&quot;}{&quot;&amp;[$MallaSPC.G47]&amp;&quot;}{&quot;&amp;[$MallaSPC.H47]&amp;&quot;}{&quot;&amp;[$MallaSPC.I47]&amp;&quot;}{&quot;&amp;[$MallaSPC.J47]&amp;&quot;}{&quot;&amp;[$MallaSPC.K47]&amp;&quot;}{&quot;&amp;[$MallaSPC.L47]&amp;&quot;}{&quot;&amp;[$MallaSPC.M47]&amp;&quot;}{&quot;&amp;[$MallaSPC.N47]&amp;&quot;}{&quot;&amp;[$MallaSPC.O47]&amp;&quot;}{&quot;&amp;[$MallaSPC.P47]&amp;&quot;}{&quot;&amp;[$MallaSPC.Q47]&amp;&quot;}{&quot;&amp;[$MallaSPC.R47]&amp;&quot;}%&quot;&amp;[$MallaSPC.S47]&amp;[$MallaSPC.T47]&amp;[$MallaSPC.U47]&amp;[MallaSPC.V47]&amp;[MallaSPC.W47]&amp;[MallaSPC.X47]&amp;[MallaSPC.Y47]&amp;[MallaSPC.Z47]&amp;[MallaSPC.AA47]&amp;[MallaSPC.AB47]&amp;[MallaSPC.AC47])" office:value-type="string" office:string-value="\course{2}{Mandatory}{FG106}{}{Relaciones Humanas}{2}{1}{2}{}{}{3}{}{}{}{}{}{FG}%UNSA">
            <text:p>\course{2}{Mandatory}{FG106}{}{Relaciones Humanas}{2}{1}{2}{}{}{3}{}{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48]=&quot;&quot;;[$MallaSPC.C48]=&quot;&quot;;[$MallaSPC.F48]=&quot;&quot;);&quot;%&quot;;&quot;&quot;)">
            <text:p/>
          </table:table-cell>
          <table:table-cell table:style-name="ce5" table:formula="of:=IF([.A46]=&quot;%&quot;;&quot;&quot;;IF([$MallaSPC.F48]=&quot;E&quot;;[.$B$1];IF([$MallaSPC.F48]=&quot;O&quot;;[.$C$1];&quot;&quot;)))" office:value-type="string" office:string-value="Elective">
            <text:p>Elective</text:p>
          </table:table-cell>
          <table:table-cell table:style-name="ce5" table:formula="of:=IF([.A46]=&quot;%&quot;;&quot;&quot;;&quot;\&quot;&amp;[.$D$1]&amp;&quot;{&quot;&amp;[$MallaSPC.B48]&amp;&quot;}{&quot;&amp;[.B46]&amp;&quot;}{&quot;&amp;[$MallaSPC.C48]&amp;&quot;}{&quot;&amp;[$MallaSPC.D48]&amp;&quot;}{&quot;&amp;[$MallaSPC.E48]&amp;&quot;}{&quot;&amp;[$MallaSPC.G48]&amp;&quot;}{&quot;&amp;[$MallaSPC.H48]&amp;&quot;}{&quot;&amp;[$MallaSPC.I48]&amp;&quot;}{&quot;&amp;[$MallaSPC.J48]&amp;&quot;}{&quot;&amp;[$MallaSPC.K48]&amp;&quot;}{&quot;&amp;[$MallaSPC.L48]&amp;&quot;}{&quot;&amp;[$MallaSPC.M48]&amp;&quot;}{&quot;&amp;[$MallaSPC.N48]&amp;&quot;}{&quot;&amp;[$MallaSPC.O48]&amp;&quot;}{&quot;&amp;[$MallaSPC.P48]&amp;&quot;}{&quot;&amp;[$MallaSPC.Q48]&amp;&quot;}{&quot;&amp;[$MallaSPC.R48]&amp;&quot;}%&quot;&amp;[$MallaSPC.S48]&amp;[$MallaSPC.T48]&amp;[$MallaSPC.U48]&amp;[MallaSPC.V48]&amp;[MallaSPC.W48]&amp;[MallaSPC.X48]&amp;[MallaSPC.Y48]&amp;[MallaSPC.Z48]&amp;[MallaSPC.AA48]&amp;[MallaSPC.AB48]&amp;[MallaSPC.AC48])" office:value-type="string" office:string-value="\course{2}{Elective}{FG112}{}{Matrimonio y Familia}{2}{1}{2}{}{}{3}{}{}{}{}{G1}{FG}%UCSP">
            <text:p>\course{2}{Elective}{FG112}{}{Matrimonio y Familia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49]=&quot;&quot;;[$MallaSPC.C49]=&quot;&quot;;[$MallaSPC.F49]=&quot;&quot;);&quot;%&quot;;&quot;&quot;)">
            <text:p/>
          </table:table-cell>
          <table:table-cell table:style-name="ce5" table:formula="of:=IF([.A47]=&quot;%&quot;;&quot;&quot;;IF([$MallaSPC.F49]=&quot;E&quot;;[.$B$1];IF([$MallaSPC.F49]=&quot;O&quot;;[.$C$1];&quot;&quot;)))" office:value-type="string" office:string-value="Mandatory">
            <text:p>Mandatory</text:p>
          </table:table-cell>
          <table:table-cell table:style-name="ce5" table:formula="of:=IF([.A47]=&quot;%&quot;;&quot;&quot;;&quot;\&quot;&amp;[.$D$1]&amp;&quot;{&quot;&amp;[$MallaSPC.B49]&amp;&quot;}{&quot;&amp;[.B47]&amp;&quot;}{&quot;&amp;[$MallaSPC.C49]&amp;&quot;}{&quot;&amp;[$MallaSPC.D49]&amp;&quot;}{&quot;&amp;[$MallaSPC.E49]&amp;&quot;}{&quot;&amp;[$MallaSPC.G49]&amp;&quot;}{&quot;&amp;[$MallaSPC.H49]&amp;&quot;}{&quot;&amp;[$MallaSPC.I49]&amp;&quot;}{&quot;&amp;[$MallaSPC.J49]&amp;&quot;}{&quot;&amp;[$MallaSPC.K49]&amp;&quot;}{&quot;&amp;[$MallaSPC.L49]&amp;&quot;}{&quot;&amp;[$MallaSPC.M49]&amp;&quot;}{&quot;&amp;[$MallaSPC.N49]&amp;&quot;}{&quot;&amp;[$MallaSPC.O49]&amp;&quot;}{&quot;&amp;[$MallaSPC.P49]&amp;&quot;}{&quot;&amp;[$MallaSPC.Q49]&amp;&quot;}{&quot;&amp;[$MallaSPC.R49]&amp;&quot;}%&quot;&amp;[$MallaSPC.S49]&amp;[$MallaSPC.T49]&amp;[$MallaSPC.U49]&amp;[MallaSPC.V49]&amp;[MallaSPC.W49]&amp;[MallaSPC.X49]&amp;[MallaSPC.Y49]&amp;[MallaSPC.Z49]&amp;[MallaSPC.AA49]&amp;[MallaSPC.AB49]&amp;[MallaSPC.AC49])" office:value-type="string" office:string-value="\course{2}{Mandatory}{ID102}{}{Lengua Extranjera II}{3}{2}{2}{}{}{4}{}{ID101}{}{}{}{FG}%UNSA,UNAMBA">
            <text:p>\course{2}{Mandatory}{ID102}{}{Lengua Extranjera II}{3}{2}{2}{}{}{4}{}{ID101}{}{}{}{FG}%UNSA,UNAMBA</text:p>
          </table:table-cell>
          <table:table-cell table:number-columns-repeated="1021"/>
        </table:table-row>
        <table:table-row table:style-name="ro2">
          <table:table-cell table:style-name="ce5" table:formula="of:=IF(OR([$MallaSPC.B50]=&quot;&quot;;[$MallaSPC.C50]=&quot;&quot;;[$MallaSPC.F50]=&quot;&quot;);&quot;%&quot;;&quot;&quot;)">
            <text:p/>
          </table:table-cell>
          <table:table-cell table:style-name="ce5" table:formula="of:=IF([.A48]=&quot;%&quot;;&quot;&quot;;IF([$MallaSPC.F50]=&quot;E&quot;;[.$B$1];IF([$MallaSPC.F50]=&quot;O&quot;;[.$C$1];&quot;&quot;)))" office:value-type="string" office:string-value="Mandatory">
            <text:p>Mandatory</text:p>
          </table:table-cell>
          <table:table-cell table:style-name="ce5" table:formula="of:=IF([.A48]=&quot;%&quot;;&quot;&quot;;&quot;\&quot;&amp;[.$D$1]&amp;&quot;{&quot;&amp;[$MallaSPC.B50]&amp;&quot;}{&quot;&amp;[.B48]&amp;&quot;}{&quot;&amp;[$MallaSPC.C50]&amp;&quot;}{&quot;&amp;[$MallaSPC.D50]&amp;&quot;}{&quot;&amp;[$MallaSPC.E50]&amp;&quot;}{&quot;&amp;[$MallaSPC.G50]&amp;&quot;}{&quot;&amp;[$MallaSPC.H50]&amp;&quot;}{&quot;&amp;[$MallaSPC.I50]&amp;&quot;}{&quot;&amp;[$MallaSPC.J50]&amp;&quot;}{&quot;&amp;[$MallaSPC.K50]&amp;&quot;}{&quot;&amp;[$MallaSPC.L50]&amp;&quot;}{&quot;&amp;[$MallaSPC.M50]&amp;&quot;}{&quot;&amp;[$MallaSPC.N50]&amp;&quot;}{&quot;&amp;[$MallaSPC.O50]&amp;&quot;}{&quot;&amp;[$MallaSPC.P50]&amp;&quot;}{&quot;&amp;[$MallaSPC.Q50]&amp;&quot;}{&quot;&amp;[$MallaSPC.R50]&amp;&quot;}%&quot;&amp;[$MallaSPC.S50]&amp;[$MallaSPC.T50]&amp;[$MallaSPC.U50]&amp;[MallaSPC.V50]&amp;[MallaSPC.W50]&amp;[MallaSPC.X50]&amp;[MallaSPC.Y50]&amp;[MallaSPC.Z50]&amp;[MallaSPC.AA50]&amp;[MallaSPC.AB50]&amp;[MallaSPC.AC50])" office:value-type="string" office:string-value="\course{2}{Mandatory}{ID102}{}{Inglés Técnico II}{3}{}{}{}{}{0}{}{ID101}{}{}{}{FG}%USGP">
            <text:p>\course{2}{Mandatory}{ID102}{}{Inglés Técnico II}{3}{}{}{}{}{0}{}{ID101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51]=&quot;&quot;;[$MallaSPC.C51]=&quot;&quot;;[$MallaSPC.F51]=&quot;&quot;);&quot;%&quot;;&quot;&quot;)">
            <text:p/>
          </table:table-cell>
          <table:table-cell table:style-name="ce5" table:formula="of:=IF([.A49]=&quot;%&quot;;&quot;&quot;;IF([$MallaSPC.F51]=&quot;E&quot;;[.$B$1];IF([$MallaSPC.F51]=&quot;O&quot;;[.$C$1];&quot;&quot;)))" office:value-type="string" office:string-value="Mandatory">
            <text:p>Mandatory</text:p>
          </table:table-cell>
          <table:table-cell table:style-name="ce5" table:formula="of:=IF([.A49]=&quot;%&quot;;&quot;&quot;;&quot;\&quot;&amp;[.$D$1]&amp;&quot;{&quot;&amp;[$MallaSPC.B51]&amp;&quot;}{&quot;&amp;[.B49]&amp;&quot;}{&quot;&amp;[$MallaSPC.C51]&amp;&quot;}{&quot;&amp;[$MallaSPC.D51]&amp;&quot;}{&quot;&amp;[$MallaSPC.E51]&amp;&quot;}{&quot;&amp;[$MallaSPC.G51]&amp;&quot;}{&quot;&amp;[$MallaSPC.H51]&amp;&quot;}{&quot;&amp;[$MallaSPC.I51]&amp;&quot;}{&quot;&amp;[$MallaSPC.J51]&amp;&quot;}{&quot;&amp;[$MallaSPC.K51]&amp;&quot;}{&quot;&amp;[$MallaSPC.L51]&amp;&quot;}{&quot;&amp;[$MallaSPC.M51]&amp;&quot;}{&quot;&amp;[$MallaSPC.N51]&amp;&quot;}{&quot;&amp;[$MallaSPC.O51]&amp;&quot;}{&quot;&amp;[$MallaSPC.P51]&amp;&quot;}{&quot;&amp;[$MallaSPC.Q51]&amp;&quot;}{&quot;&amp;[$MallaSPC.R51]&amp;&quot;}%&quot;&amp;[$MallaSPC.S51]&amp;[$MallaSPC.T51]&amp;[$MallaSPC.U51]&amp;[MallaSPC.V51]&amp;[MallaSPC.W51]&amp;[MallaSPC.X51]&amp;[MallaSPC.Y51]&amp;[MallaSPC.Z51]&amp;[MallaSPC.AA51]&amp;[MallaSPC.AB51]&amp;[MallaSPC.AC51])" office:value-type="string" office:string-value="\course{2}{Mandatory}{CS181}{}{Historia de la Computación}{2}{1}{2}{}{}{3}{}{}{}{}{}{CS}%">
            <text:p>\course{2}{Mandatory}{CS181}{}{Historia de la Computación}{2}{1}{2}{}{}{3}{}{}{}{}{}{CS}%</text:p>
          </table:table-cell>
          <table:table-cell table:number-columns-repeated="1021"/>
        </table:table-row>
        <table:table-row table:style-name="ro2">
          <table:table-cell table:style-name="ce5" table:formula="of:=IF(OR([$MallaSPC.B52]=&quot;&quot;;[$MallaSPC.C52]=&quot;&quot;;[$MallaSPC.F52]=&quot;&quot;);&quot;%&quot;;&quot;&quot;)">
            <text:p/>
          </table:table-cell>
          <table:table-cell table:style-name="ce5" table:formula="of:=IF([.A50]=&quot;%&quot;;&quot;&quot;;IF([$MallaSPC.F52]=&quot;E&quot;;[.$B$1];IF([$MallaSPC.F52]=&quot;O&quot;;[.$C$1];&quot;&quot;)))" office:value-type="string" office:string-value="Mandatory">
            <text:p>Mandatory</text:p>
          </table:table-cell>
          <table:table-cell table:style-name="ce5" table:formula="of:=IF([.A50]=&quot;%&quot;;&quot;&quot;;&quot;\&quot;&amp;[.$D$1]&amp;&quot;{&quot;&amp;[$MallaSPC.B52]&amp;&quot;}{&quot;&amp;[.B50]&amp;&quot;}{&quot;&amp;[$MallaSPC.C52]&amp;&quot;}{&quot;&amp;[$MallaSPC.D52]&amp;&quot;}{&quot;&amp;[$MallaSPC.E52]&amp;&quot;}{&quot;&amp;[$MallaSPC.G52]&amp;&quot;}{&quot;&amp;[$MallaSPC.H52]&amp;&quot;}{&quot;&amp;[$MallaSPC.I52]&amp;&quot;}{&quot;&amp;[$MallaSPC.J52]&amp;&quot;}{&quot;&amp;[$MallaSPC.K52]&amp;&quot;}{&quot;&amp;[$MallaSPC.L52]&amp;&quot;}{&quot;&amp;[$MallaSPC.M52]&amp;&quot;}{&quot;&amp;[$MallaSPC.N52]&amp;&quot;}{&quot;&amp;[$MallaSPC.O52]&amp;&quot;}{&quot;&amp;[$MallaSPC.P52]&amp;&quot;}{&quot;&amp;[$MallaSPC.Q52]&amp;&quot;}{&quot;&amp;[$MallaSPC.R52]&amp;&quot;}%&quot;&amp;[$MallaSPC.S52]&amp;[$MallaSPC.T52]&amp;[$MallaSPC.U52]&amp;[MallaSPC.V52]&amp;[MallaSPC.W52]&amp;[MallaSPC.X52]&amp;[MallaSPC.Y52]&amp;[MallaSPC.Z52]&amp;[MallaSPC.AA52]&amp;[MallaSPC.AB52]&amp;[MallaSPC.AC52])" office:value-type="string" office:string-value="\course{2}{Mandatory}{FG120}{}{Constitución y Realidad Nacional}{2}{2}{}{}{}{2}{}{}{}{}{}{FG}%UTEA">
            <text:p>\course{2}{Mandatory}{FG120}{}{Constitución y Realidad Nacional}{2}{2}{}{}{}{2}{}{}{}{}{}{FG}%UTEA</text:p>
          </table:table-cell>
          <table:table-cell table:number-columns-repeated="1021"/>
        </table:table-row>
        <table:table-row table:style-name="ro2">
          <table:table-cell table:style-name="ce5" table:formula="of:=IF(OR([$MallaSPC.B53]=&quot;&quot;;[$MallaSPC.C53]=&quot;&quot;;[$MallaSPC.F53]=&quot;&quot;);&quot;%&quot;;&quot;&quot;)">
            <text:p/>
          </table:table-cell>
          <table:table-cell table:style-name="ce5" table:formula="of:=IF([.A51]=&quot;%&quot;;&quot;&quot;;IF([$MallaSPC.F53]=&quot;E&quot;;[.$B$1];IF([$MallaSPC.F53]=&quot;O&quot;;[.$C$1];&quot;&quot;)))" office:value-type="string" office:string-value="Mandatory">
            <text:p>Mandatory</text:p>
          </table:table-cell>
          <table:table-cell table:style-name="ce5" table:formula="of:=IF([.A51]=&quot;%&quot;;&quot;&quot;;&quot;\&quot;&amp;[.$D$1]&amp;&quot;{&quot;&amp;[$MallaSPC.B53]&amp;&quot;}{&quot;&amp;[.B51]&amp;&quot;}{&quot;&amp;[$MallaSPC.C53]&amp;&quot;}{&quot;&amp;[$MallaSPC.D53]&amp;&quot;}{&quot;&amp;[$MallaSPC.E53]&amp;&quot;}{&quot;&amp;[$MallaSPC.G53]&amp;&quot;}{&quot;&amp;[$MallaSPC.H53]&amp;&quot;}{&quot;&amp;[$MallaSPC.I53]&amp;&quot;}{&quot;&amp;[$MallaSPC.J53]&amp;&quot;}{&quot;&amp;[$MallaSPC.K53]&amp;&quot;}{&quot;&amp;[$MallaSPC.L53]&amp;&quot;}{&quot;&amp;[$MallaSPC.M53]&amp;&quot;}{&quot;&amp;[$MallaSPC.N53]&amp;&quot;}{&quot;&amp;[$MallaSPC.O53]&amp;&quot;}{&quot;&amp;[$MallaSPC.P53]&amp;&quot;}{&quot;&amp;[$MallaSPC.Q53]&amp;&quot;}{&quot;&amp;[$MallaSPC.R53]&amp;&quot;}%&quot;&amp;[$MallaSPC.S53]&amp;[$MallaSPC.T53]&amp;[$MallaSPC.U53]&amp;[MallaSPC.V53]&amp;[MallaSPC.W53]&amp;[MallaSPC.X53]&amp;[MallaSPC.Y53]&amp;[MallaSPC.Z53]&amp;[MallaSPC.AA53]&amp;[MallaSPC.AB53]&amp;[MallaSPC.AC53])" office:value-type="string" office:string-value="\course{2}{Mandatory}{CF141}{}{Física General I}{6}{4}{2}{2}{2}{8}{Physic}{}{}{}{}{CB}%UNI">
            <text:p>\course{2}{Mandatory}{CF141}{}{Física General I}{6}{4}{2}{2}{2}{8}{Physic}{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54]=&quot;&quot;;[$MallaSPC.C54]=&quot;&quot;;[$MallaSPC.F54]=&quot;&quot;);&quot;%&quot;;&quot;&quot;)">
            <text:p/>
          </table:table-cell>
          <table:table-cell table:style-name="ce5" table:formula="of:=IF([.A52]=&quot;%&quot;;&quot;&quot;;IF([$MallaSPC.F54]=&quot;E&quot;;[.$B$1];IF([$MallaSPC.F54]=&quot;O&quot;;[.$C$1];&quot;&quot;)))" office:value-type="string" office:string-value="Mandatory">
            <text:p>Mandatory</text:p>
          </table:table-cell>
          <table:table-cell table:style-name="ce5" table:formula="of:=IF([.A52]=&quot;%&quot;;&quot;&quot;;&quot;\&quot;&amp;[.$D$1]&amp;&quot;{&quot;&amp;[$MallaSPC.B54]&amp;&quot;}{&quot;&amp;[.B52]&amp;&quot;}{&quot;&amp;[$MallaSPC.C54]&amp;&quot;}{&quot;&amp;[$MallaSPC.D54]&amp;&quot;}{&quot;&amp;[$MallaSPC.E54]&amp;&quot;}{&quot;&amp;[$MallaSPC.G54]&amp;&quot;}{&quot;&amp;[$MallaSPC.H54]&amp;&quot;}{&quot;&amp;[$MallaSPC.I54]&amp;&quot;}{&quot;&amp;[$MallaSPC.J54]&amp;&quot;}{&quot;&amp;[$MallaSPC.K54]&amp;&quot;}{&quot;&amp;[$MallaSPC.L54]&amp;&quot;}{&quot;&amp;[$MallaSPC.M54]&amp;&quot;}{&quot;&amp;[$MallaSPC.N54]&amp;&quot;}{&quot;&amp;[$MallaSPC.O54]&amp;&quot;}{&quot;&amp;[$MallaSPC.P54]&amp;&quot;}{&quot;&amp;[$MallaSPC.Q54]&amp;&quot;}{&quot;&amp;[$MallaSPC.R54]&amp;&quot;}%&quot;&amp;[$MallaSPC.S54]&amp;[$MallaSPC.T54]&amp;[$MallaSPC.U54]&amp;[MallaSPC.V54]&amp;[MallaSPC.W54]&amp;[MallaSPC.X54]&amp;[MallaSPC.Y54]&amp;[MallaSPC.Z54]&amp;[MallaSPC.AA54]&amp;[MallaSPC.AB54]&amp;[MallaSPC.AC54])" office:value-type="string" office:string-value="\course{2}{Mandatory}{CQ121}{}{Química General I}{6.5}{4}{2}{3}{3}{9}{}{}{}{}{}{CB}%UNI">
            <text:p>\course{2}{Mandatory}{CQ121}{}{Química General I}{6.5}{4}{2}{3}{3}{9}{}{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55]=&quot;&quot;;[$MallaSPC.C55]=&quot;&quot;;[$MallaSPC.F55]=&quot;&quot;);&quot;%&quot;;&quot;&quot;)">
            <text:p/>
          </table:table-cell>
          <table:table-cell table:style-name="ce5" table:formula="of:=IF([.A53]=&quot;%&quot;;&quot;&quot;;IF([$MallaSPC.F55]=&quot;E&quot;;[.$B$1];IF([$MallaSPC.F55]=&quot;O&quot;;[.$C$1];&quot;&quot;)))" office:value-type="string" office:string-value="Mandatory">
            <text:p>Mandatory</text:p>
          </table:table-cell>
          <table:table-cell table:style-name="ce5" table:formula="of:=IF([.A53]=&quot;%&quot;;&quot;&quot;;&quot;\&quot;&amp;[.$D$1]&amp;&quot;{&quot;&amp;[$MallaSPC.B55]&amp;&quot;}{&quot;&amp;[.B53]&amp;&quot;}{&quot;&amp;[$MallaSPC.C55]&amp;&quot;}{&quot;&amp;[$MallaSPC.D55]&amp;&quot;}{&quot;&amp;[$MallaSPC.E55]&amp;&quot;}{&quot;&amp;[$MallaSPC.G55]&amp;&quot;}{&quot;&amp;[$MallaSPC.H55]&amp;&quot;}{&quot;&amp;[$MallaSPC.I55]&amp;&quot;}{&quot;&amp;[$MallaSPC.J55]&amp;&quot;}{&quot;&amp;[$MallaSPC.K55]&amp;&quot;}{&quot;&amp;[$MallaSPC.L55]&amp;&quot;}{&quot;&amp;[$MallaSPC.M55]&amp;&quot;}{&quot;&amp;[$MallaSPC.N55]&amp;&quot;}{&quot;&amp;[$MallaSPC.O55]&amp;&quot;}{&quot;&amp;[$MallaSPC.P55]&amp;&quot;}{&quot;&amp;[$MallaSPC.Q55]&amp;&quot;}{&quot;&amp;[$MallaSPC.R55]&amp;&quot;}%&quot;&amp;[$MallaSPC.S55]&amp;[$MallaSPC.T55]&amp;[$MallaSPC.U55]&amp;[MallaSPC.V55]&amp;[MallaSPC.W55]&amp;[MallaSPC.X55]&amp;[MallaSPC.Y55]&amp;[MallaSPC.Z55]&amp;[MallaSPC.AA55]&amp;[MallaSPC.AB55]&amp;[MallaSPC.AC55])" office:value-type="string" office:string-value="\course{2}{Mandatory}{CM132}{}{Cálculo Integral}{5}{4}{2}{}{}{6}{}{CM131}{}{}{}{CB}%UNI">
            <text:p>\course{2}{Mandatory}{CM132}{}{Cálculo Integral}{5}{4}{2}{}{}{6}{}{CM131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56]=&quot;&quot;;[$MallaSPC.C56]=&quot;&quot;;[$MallaSPC.F56]=&quot;&quot;);&quot;%&quot;;&quot;&quot;)" office:value-type="string" office:string-value="%">
            <text:p>%</text:p>
          </table:table-cell>
          <table:table-cell table:style-name="ce5" table:formula="of:=IF([.A54]=&quot;%&quot;;&quot;&quot;;IF([$MallaSPC.F56]=&quot;E&quot;;[.$B$1];IF([$MallaSPC.F56]=&quot;O&quot;;[.$C$1];&quot;&quot;)))">
            <text:p/>
          </table:table-cell>
          <table:table-cell table:style-name="ce5" table:formula="of:=IF([.A54]=&quot;%&quot;;&quot;&quot;;&quot;\&quot;&amp;[.$D$1]&amp;&quot;{&quot;&amp;[$MallaSPC.B56]&amp;&quot;}{&quot;&amp;[.B54]&amp;&quot;}{&quot;&amp;[$MallaSPC.C56]&amp;&quot;}{&quot;&amp;[$MallaSPC.D56]&amp;&quot;}{&quot;&amp;[$MallaSPC.E56]&amp;&quot;}{&quot;&amp;[$MallaSPC.G56]&amp;&quot;}{&quot;&amp;[$MallaSPC.H56]&amp;&quot;}{&quot;&amp;[$MallaSPC.I56]&amp;&quot;}{&quot;&amp;[$MallaSPC.J56]&amp;&quot;}{&quot;&amp;[$MallaSPC.K56]&amp;&quot;}{&quot;&amp;[$MallaSPC.L56]&amp;&quot;}{&quot;&amp;[$MallaSPC.M56]&amp;&quot;}{&quot;&amp;[$MallaSPC.N56]&amp;&quot;}{&quot;&amp;[$MallaSPC.O56]&amp;&quot;}{&quot;&amp;[$MallaSPC.P56]&amp;&quot;}{&quot;&amp;[$MallaSPC.Q56]&amp;&quot;}{&quot;&amp;[$MallaSPC.R56]&amp;&quot;}%&quot;&amp;[$MallaSPC.S56]&amp;[$MallaSPC.T56]&amp;[$MallaSPC.U56]&amp;[MallaSPC.V56]&amp;[MallaSPC.W56]&amp;[MallaSPC.X56]&amp;[MallaSPC.Y56]&amp;[MallaSPC.Z56]&amp;[MallaSPC.AA56]&amp;[MallaSPC.AB56]&amp;[MallaSPC.AC5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57]=&quot;&quot;;[$MallaSPC.C57]=&quot;&quot;;[$MallaSPC.F57]=&quot;&quot;);&quot;%&quot;;&quot;&quot;)" office:value-type="string" office:string-value="%">
            <text:p>%</text:p>
          </table:table-cell>
          <table:table-cell table:style-name="ce5" table:formula="of:=IF([.A55]=&quot;%&quot;;&quot;&quot;;IF([$MallaSPC.F57]=&quot;E&quot;;[.$B$1];IF([$MallaSPC.F57]=&quot;O&quot;;[.$C$1];&quot;&quot;)))">
            <text:p/>
          </table:table-cell>
          <table:table-cell table:style-name="ce5" table:formula="of:=IF([.A55]=&quot;%&quot;;&quot;&quot;;&quot;\&quot;&amp;[.$D$1]&amp;&quot;{&quot;&amp;[$MallaSPC.B57]&amp;&quot;}{&quot;&amp;[.B55]&amp;&quot;}{&quot;&amp;[$MallaSPC.C57]&amp;&quot;}{&quot;&amp;[$MallaSPC.D57]&amp;&quot;}{&quot;&amp;[$MallaSPC.E57]&amp;&quot;}{&quot;&amp;[$MallaSPC.G57]&amp;&quot;}{&quot;&amp;[$MallaSPC.H57]&amp;&quot;}{&quot;&amp;[$MallaSPC.I57]&amp;&quot;}{&quot;&amp;[$MallaSPC.J57]&amp;&quot;}{&quot;&amp;[$MallaSPC.K57]&amp;&quot;}{&quot;&amp;[$MallaSPC.L57]&amp;&quot;}{&quot;&amp;[$MallaSPC.M57]&amp;&quot;}{&quot;&amp;[$MallaSPC.N57]&amp;&quot;}{&quot;&amp;[$MallaSPC.O57]&amp;&quot;}{&quot;&amp;[$MallaSPC.P57]&amp;&quot;}{&quot;&amp;[$MallaSPC.Q57]&amp;&quot;}{&quot;&amp;[$MallaSPC.R57]&amp;&quot;}%&quot;&amp;[$MallaSPC.S57]&amp;[$MallaSPC.T57]&amp;[$MallaSPC.U57]&amp;[MallaSPC.V57]&amp;[MallaSPC.W57]&amp;[MallaSPC.X57]&amp;[MallaSPC.Y57]&amp;[MallaSPC.Z57]&amp;[MallaSPC.AA57]&amp;[MallaSPC.AB57]&amp;[MallaSPC.AC5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58]=&quot;&quot;;[$MallaSPC.C58]=&quot;&quot;;[$MallaSPC.F58]=&quot;&quot;);&quot;%&quot;;&quot;&quot;)" office:value-type="string" office:string-value="%">
            <text:p>%</text:p>
          </table:table-cell>
          <table:table-cell table:style-name="ce5" table:formula="of:=IF([.A56]=&quot;%&quot;;&quot;&quot;;IF([$MallaSPC.F58]=&quot;E&quot;;[.$B$1];IF([$MallaSPC.F58]=&quot;O&quot;;[.$C$1];&quot;&quot;)))">
            <text:p/>
          </table:table-cell>
          <table:table-cell table:style-name="ce5" table:formula="of:=IF([.A56]=&quot;%&quot;;&quot;&quot;;&quot;\&quot;&amp;[.$D$1]&amp;&quot;{&quot;&amp;[$MallaSPC.B58]&amp;&quot;}{&quot;&amp;[.B56]&amp;&quot;}{&quot;&amp;[$MallaSPC.C58]&amp;&quot;}{&quot;&amp;[$MallaSPC.D58]&amp;&quot;}{&quot;&amp;[$MallaSPC.E58]&amp;&quot;}{&quot;&amp;[$MallaSPC.G58]&amp;&quot;}{&quot;&amp;[$MallaSPC.H58]&amp;&quot;}{&quot;&amp;[$MallaSPC.I58]&amp;&quot;}{&quot;&amp;[$MallaSPC.J58]&amp;&quot;}{&quot;&amp;[$MallaSPC.K58]&amp;&quot;}{&quot;&amp;[$MallaSPC.L58]&amp;&quot;}{&quot;&amp;[$MallaSPC.M58]&amp;&quot;}{&quot;&amp;[$MallaSPC.N58]&amp;&quot;}{&quot;&amp;[$MallaSPC.O58]&amp;&quot;}{&quot;&amp;[$MallaSPC.P58]&amp;&quot;}{&quot;&amp;[$MallaSPC.Q58]&amp;&quot;}{&quot;&amp;[$MallaSPC.R58]&amp;&quot;}%&quot;&amp;[$MallaSPC.S58]&amp;[$MallaSPC.T58]&amp;[$MallaSPC.U58]&amp;[MallaSPC.V58]&amp;[MallaSPC.W58]&amp;[MallaSPC.X58]&amp;[MallaSPC.Y58]&amp;[MallaSPC.Z58]&amp;[MallaSPC.AA58]&amp;[MallaSPC.AB58]&amp;[MallaSPC.AC5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59]=&quot;&quot;;[$MallaSPC.C59]=&quot;&quot;;[$MallaSPC.F59]=&quot;&quot;);&quot;%&quot;;&quot;&quot;)" office:value-type="string" office:string-value="%">
            <text:p>%</text:p>
          </table:table-cell>
          <table:table-cell table:style-name="ce5" table:formula="of:=IF([.A57]=&quot;%&quot;;&quot;&quot;;IF([$MallaSPC.F59]=&quot;E&quot;;[.$B$1];IF([$MallaSPC.F59]=&quot;O&quot;;[.$C$1];&quot;&quot;)))">
            <text:p/>
          </table:table-cell>
          <table:table-cell table:style-name="ce5" table:formula="of:=IF([.A57]=&quot;%&quot;;&quot;&quot;;&quot;\&quot;&amp;[.$D$1]&amp;&quot;{&quot;&amp;[$MallaSPC.B59]&amp;&quot;}{&quot;&amp;[.B57]&amp;&quot;}{&quot;&amp;[$MallaSPC.C59]&amp;&quot;}{&quot;&amp;[$MallaSPC.D59]&amp;&quot;}{&quot;&amp;[$MallaSPC.E59]&amp;&quot;}{&quot;&amp;[$MallaSPC.G59]&amp;&quot;}{&quot;&amp;[$MallaSPC.H59]&amp;&quot;}{&quot;&amp;[$MallaSPC.I59]&amp;&quot;}{&quot;&amp;[$MallaSPC.J59]&amp;&quot;}{&quot;&amp;[$MallaSPC.K59]&amp;&quot;}{&quot;&amp;[$MallaSPC.L59]&amp;&quot;}{&quot;&amp;[$MallaSPC.M59]&amp;&quot;}{&quot;&amp;[$MallaSPC.N59]&amp;&quot;}{&quot;&amp;[$MallaSPC.O59]&amp;&quot;}{&quot;&amp;[$MallaSPC.P59]&amp;&quot;}{&quot;&amp;[$MallaSPC.Q59]&amp;&quot;}{&quot;&amp;[$MallaSPC.R59]&amp;&quot;}%&quot;&amp;[$MallaSPC.S59]&amp;[$MallaSPC.T59]&amp;[$MallaSPC.U59]&amp;[MallaSPC.V59]&amp;[MallaSPC.W59]&amp;[MallaSPC.X59]&amp;[MallaSPC.Y59]&amp;[MallaSPC.Z59]&amp;[MallaSPC.AA59]&amp;[MallaSPC.AB59]&amp;[MallaSPC.AC5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60]=&quot;&quot;;[$MallaSPC.C60]=&quot;&quot;;[$MallaSPC.F60]=&quot;&quot;);&quot;%&quot;;&quot;&quot;)">
            <text:p/>
          </table:table-cell>
          <table:table-cell table:style-name="ce5" table:formula="of:=IF([.A58]=&quot;%&quot;;&quot;&quot;;IF([$MallaSPC.F60]=&quot;E&quot;;[.$B$1];IF([$MallaSPC.F60]=&quot;O&quot;;[.$C$1];&quot;&quot;)))" office:value-type="string" office:string-value="Mandatory">
            <text:p>Mandatory</text:p>
          </table:table-cell>
          <table:table-cell table:style-name="ce5" table:formula="of:=IF([.A58]=&quot;%&quot;;&quot;&quot;;&quot;\&quot;&amp;[.$D$1]&amp;&quot;{&quot;&amp;[$MallaSPC.B60]&amp;&quot;}{&quot;&amp;[.B58]&amp;&quot;}{&quot;&amp;[$MallaSPC.C60]&amp;&quot;}{&quot;&amp;[$MallaSPC.D60]&amp;&quot;}{&quot;&amp;[$MallaSPC.E60]&amp;&quot;}{&quot;&amp;[$MallaSPC.G60]&amp;&quot;}{&quot;&amp;[$MallaSPC.H60]&amp;&quot;}{&quot;&amp;[$MallaSPC.I60]&amp;&quot;}{&quot;&amp;[$MallaSPC.J60]&amp;&quot;}{&quot;&amp;[$MallaSPC.K60]&amp;&quot;}{&quot;&amp;[$MallaSPC.L60]&amp;&quot;}{&quot;&amp;[$MallaSPC.M60]&amp;&quot;}{&quot;&amp;[$MallaSPC.N60]&amp;&quot;}{&quot;&amp;[$MallaSPC.O60]&amp;&quot;}{&quot;&amp;[$MallaSPC.P60]&amp;&quot;}{&quot;&amp;[$MallaSPC.Q60]&amp;&quot;}{&quot;&amp;[$MallaSPC.R60]&amp;&quot;}%&quot;&amp;[$MallaSPC.S60]&amp;[$MallaSPC.T60]&amp;[$MallaSPC.U60]&amp;[MallaSPC.V60]&amp;[MallaSPC.W60]&amp;[MallaSPC.X60]&amp;[MallaSPC.Y60]&amp;[MallaSPC.Z60]&amp;[MallaSPC.AA60]&amp;[MallaSPC.AB60]&amp;[MallaSPC.AC60])" office:value-type="string" office:string-value="\course{3}{Mandatory}{CS102O}{}{Objetos y Abstracción de Datos}{4}{2}{2}{2}{2}{6}{Advanced}{CS101O}{}{}{}{CS,SE}%SPC">
            <text:p>\course{3}{Mandatory}{CS102O}{}{Objetos y Abstracción de Datos}{4}{2}{2}{2}{2}{6}{Advanced}{CS101O}{}{}{}{CS,SE}%SPC</text:p>
          </table:table-cell>
          <table:table-cell table:number-columns-repeated="1021"/>
        </table:table-row>
        <table:table-row table:style-name="ro2">
          <table:table-cell table:style-name="ce5" table:formula="of:=IF(OR([$MallaSPC.B61]=&quot;&quot;;[$MallaSPC.C61]=&quot;&quot;;[$MallaSPC.F61]=&quot;&quot;);&quot;%&quot;;&quot;&quot;)">
            <text:p/>
          </table:table-cell>
          <table:table-cell table:style-name="ce5" table:formula="of:=IF([.A59]=&quot;%&quot;;&quot;&quot;;IF([$MallaSPC.F61]=&quot;E&quot;;[.$B$1];IF([$MallaSPC.F61]=&quot;O&quot;;[.$C$1];&quot;&quot;)))" office:value-type="string" office:string-value="Mandatory">
            <text:p>Mandatory</text:p>
          </table:table-cell>
          <table:table-cell table:style-name="ce5" table:formula="of:=IF([.A59]=&quot;%&quot;;&quot;&quot;;&quot;\&quot;&amp;[.$D$1]&amp;&quot;{&quot;&amp;[$MallaSPC.B61]&amp;&quot;}{&quot;&amp;[.B59]&amp;&quot;}{&quot;&amp;[$MallaSPC.C61]&amp;&quot;}{&quot;&amp;[$MallaSPC.D61]&amp;&quot;}{&quot;&amp;[$MallaSPC.E61]&amp;&quot;}{&quot;&amp;[$MallaSPC.G61]&amp;&quot;}{&quot;&amp;[$MallaSPC.H61]&amp;&quot;}{&quot;&amp;[$MallaSPC.I61]&amp;&quot;}{&quot;&amp;[$MallaSPC.J61]&amp;&quot;}{&quot;&amp;[$MallaSPC.K61]&amp;&quot;}{&quot;&amp;[$MallaSPC.L61]&amp;&quot;}{&quot;&amp;[$MallaSPC.M61]&amp;&quot;}{&quot;&amp;[$MallaSPC.N61]&amp;&quot;}{&quot;&amp;[$MallaSPC.O61]&amp;&quot;}{&quot;&amp;[$MallaSPC.P61]&amp;&quot;}{&quot;&amp;[$MallaSPC.Q61]&amp;&quot;}{&quot;&amp;[$MallaSPC.R61]&amp;&quot;}%&quot;&amp;[$MallaSPC.S61]&amp;[$MallaSPC.T61]&amp;[$MallaSPC.U61]&amp;[MallaSPC.V61]&amp;[MallaSPC.W61]&amp;[MallaSPC.X61]&amp;[MallaSPC.Y61]&amp;[MallaSPC.Z61]&amp;[MallaSPC.AA61]&amp;[MallaSPC.AB61]&amp;[MallaSPC.AC61])" office:value-type="string" office:string-value="\course{3}{Mandatory}{CS102O}{}{Objetos y Abstracción de Datos}{4}{2}{2}{2}{2}{6}{Advanced}{CS101O,UCSP=Inglés (200)}{}{}{}{CS,SE}%UCSP">
            <text:p>\course{3}{Mandatory}{CS102O}{}{Objetos y Abstracción de Datos}{4}{2}{2}{2}{2}{6}{Advanced}{CS101O,UCSP=Inglés (200)}{}{}{}{CS,SE}%UCSP</text:p>
          </table:table-cell>
          <table:table-cell table:number-columns-repeated="1021"/>
        </table:table-row>
        <table:table-row table:style-name="ro2">
          <table:table-cell table:style-name="ce5" table:formula="of:=IF(OR([$MallaSPC.B62]=&quot;&quot;;[$MallaSPC.C62]=&quot;&quot;;[$MallaSPC.F62]=&quot;&quot;);&quot;%&quot;;&quot;&quot;)">
            <text:p/>
          </table:table-cell>
          <table:table-cell table:style-name="ce5" table:formula="of:=IF([.A60]=&quot;%&quot;;&quot;&quot;;IF([$MallaSPC.F62]=&quot;E&quot;;[.$B$1];IF([$MallaSPC.F62]=&quot;O&quot;;[.$C$1];&quot;&quot;)))" office:value-type="string" office:string-value="Mandatory">
            <text:p>Mandatory</text:p>
          </table:table-cell>
          <table:table-cell table:style-name="ce5" table:formula="of:=IF([.A60]=&quot;%&quot;;&quot;&quot;;&quot;\&quot;&amp;[.$D$1]&amp;&quot;{&quot;&amp;[$MallaSPC.B62]&amp;&quot;}{&quot;&amp;[.B60]&amp;&quot;}{&quot;&amp;[$MallaSPC.C62]&amp;&quot;}{&quot;&amp;[$MallaSPC.D62]&amp;&quot;}{&quot;&amp;[$MallaSPC.E62]&amp;&quot;}{&quot;&amp;[$MallaSPC.G62]&amp;&quot;}{&quot;&amp;[$MallaSPC.H62]&amp;&quot;}{&quot;&amp;[$MallaSPC.I62]&amp;&quot;}{&quot;&amp;[$MallaSPC.J62]&amp;&quot;}{&quot;&amp;[$MallaSPC.K62]&amp;&quot;}{&quot;&amp;[$MallaSPC.L62]&amp;&quot;}{&quot;&amp;[$MallaSPC.M62]&amp;&quot;}{&quot;&amp;[$MallaSPC.N62]&amp;&quot;}{&quot;&amp;[$MallaSPC.O62]&amp;&quot;}{&quot;&amp;[$MallaSPC.P62]&amp;&quot;}{&quot;&amp;[$MallaSPC.Q62]&amp;&quot;}{&quot;&amp;[$MallaSPC.R62]&amp;&quot;}%&quot;&amp;[$MallaSPC.S62]&amp;[$MallaSPC.T62]&amp;[$MallaSPC.U62]&amp;[MallaSPC.V62]&amp;[MallaSPC.W62]&amp;[MallaSPC.X62]&amp;[MallaSPC.Y62]&amp;[MallaSPC.Z62]&amp;[MallaSPC.AA62]&amp;[MallaSPC.AB62]&amp;[MallaSPC.AC62])" office:value-type="string" office:string-value="\course{3}{Mandatory}{CS102O}{}{Objetos y Abstracción de Datos}{3}{3}{3}{}{3}{9}{Advanced}{CS101O,UCSP=Inglés (200)}{}{}{}{CS,SE}%CR">
            <text:p>\course{3}{Mandatory}{CS102O}{}{Objetos y Abstracción de Datos}{3}{3}{3}{}{3}{9}{Advanced}{CS101O,UCSP=Inglés (200)}{}{}{}{CS,SE}%CR</text:p>
          </table:table-cell>
          <table:table-cell table:number-columns-repeated="1021"/>
        </table:table-row>
        <table:table-row table:style-name="ro2">
          <table:table-cell table:style-name="ce5" table:formula="of:=IF(OR([$MallaSPC.B63]=&quot;&quot;;[$MallaSPC.C63]=&quot;&quot;;[$MallaSPC.F63]=&quot;&quot;);&quot;%&quot;;&quot;&quot;)">
            <text:p/>
          </table:table-cell>
          <table:table-cell table:style-name="ce5" table:formula="of:=IF([.A61]=&quot;%&quot;;&quot;&quot;;IF([$MallaSPC.F63]=&quot;E&quot;;[.$B$1];IF([$MallaSPC.F63]=&quot;O&quot;;[.$C$1];&quot;&quot;)))" office:value-type="string" office:string-value="Mandatory">
            <text:p>Mandatory</text:p>
          </table:table-cell>
          <table:table-cell table:style-name="ce5" table:formula="of:=IF([.A61]=&quot;%&quot;;&quot;&quot;;&quot;\&quot;&amp;[.$D$1]&amp;&quot;{&quot;&amp;[$MallaSPC.B63]&amp;&quot;}{&quot;&amp;[.B61]&amp;&quot;}{&quot;&amp;[$MallaSPC.C63]&amp;&quot;}{&quot;&amp;[$MallaSPC.D63]&amp;&quot;}{&quot;&amp;[$MallaSPC.E63]&amp;&quot;}{&quot;&amp;[$MallaSPC.G63]&amp;&quot;}{&quot;&amp;[$MallaSPC.H63]&amp;&quot;}{&quot;&amp;[$MallaSPC.I63]&amp;&quot;}{&quot;&amp;[$MallaSPC.J63]&amp;&quot;}{&quot;&amp;[$MallaSPC.K63]&amp;&quot;}{&quot;&amp;[$MallaSPC.L63]&amp;&quot;}{&quot;&amp;[$MallaSPC.M63]&amp;&quot;}{&quot;&amp;[$MallaSPC.N63]&amp;&quot;}{&quot;&amp;[$MallaSPC.O63]&amp;&quot;}{&quot;&amp;[$MallaSPC.P63]&amp;&quot;}{&quot;&amp;[$MallaSPC.Q63]&amp;&quot;}{&quot;&amp;[$MallaSPC.R63]&amp;&quot;}%&quot;&amp;[$MallaSPC.S63]&amp;[$MallaSPC.T63]&amp;[$MallaSPC.U63]&amp;[MallaSPC.V63]&amp;[MallaSPC.W63]&amp;[MallaSPC.X63]&amp;[MallaSPC.Y63]&amp;[MallaSPC.Z63]&amp;[MallaSPC.AA63]&amp;[MallaSPC.AB63]&amp;[MallaSPC.AC63])" office:value-type="string" office:string-value="\course{3}{Mandatory}{CS102O}{}{Objetos y Abstracción de Datos}{4}{2}{2}{2}{2}{6}{Advanced}{CS101O,ID101}{}{}{}{CS,SE}%USGP">
            <text:p>\course{3}{Mandatory}{CS102O}{}{Objetos y Abstracción de Datos}{4}{2}{2}{2}{2}{6}{Advanced}{CS101O,ID101}{}{}{}{CS,SE}%USGP</text:p>
          </table:table-cell>
          <table:table-cell table:number-columns-repeated="1021"/>
        </table:table-row>
        <table:table-row table:style-name="ro2">
          <table:table-cell table:style-name="ce5" table:formula="of:=IF(OR([$MallaSPC.B64]=&quot;&quot;;[$MallaSPC.C64]=&quot;&quot;;[$MallaSPC.F64]=&quot;&quot;);&quot;%&quot;;&quot;&quot;)">
            <text:p/>
          </table:table-cell>
          <table:table-cell table:style-name="ce5" table:formula="of:=IF([.A62]=&quot;%&quot;;&quot;&quot;;IF([$MallaSPC.F64]=&quot;E&quot;;[.$B$1];IF([$MallaSPC.F64]=&quot;O&quot;;[.$C$1];&quot;&quot;)))" office:value-type="string" office:string-value="Mandatory">
            <text:p>Mandatory</text:p>
          </table:table-cell>
          <table:table-cell table:style-name="ce5" table:formula="of:=IF([.A62]=&quot;%&quot;;&quot;&quot;;&quot;\&quot;&amp;[.$D$1]&amp;&quot;{&quot;&amp;[$MallaSPC.B64]&amp;&quot;}{&quot;&amp;[.B62]&amp;&quot;}{&quot;&amp;[$MallaSPC.C64]&amp;&quot;}{&quot;&amp;[$MallaSPC.D64]&amp;&quot;}{&quot;&amp;[$MallaSPC.E64]&amp;&quot;}{&quot;&amp;[$MallaSPC.G64]&amp;&quot;}{&quot;&amp;[$MallaSPC.H64]&amp;&quot;}{&quot;&amp;[$MallaSPC.I64]&amp;&quot;}{&quot;&amp;[$MallaSPC.J64]&amp;&quot;}{&quot;&amp;[$MallaSPC.K64]&amp;&quot;}{&quot;&amp;[$MallaSPC.L64]&amp;&quot;}{&quot;&amp;[$MallaSPC.M64]&amp;&quot;}{&quot;&amp;[$MallaSPC.N64]&amp;&quot;}{&quot;&amp;[$MallaSPC.O64]&amp;&quot;}{&quot;&amp;[$MallaSPC.P64]&amp;&quot;}{&quot;&amp;[$MallaSPC.Q64]&amp;&quot;}{&quot;&amp;[$MallaSPC.R64]&amp;&quot;}%&quot;&amp;[$MallaSPC.S64]&amp;[$MallaSPC.T64]&amp;[$MallaSPC.U64]&amp;[MallaSPC.V64]&amp;[MallaSPC.W64]&amp;[MallaSPC.X64]&amp;[MallaSPC.Y64]&amp;[MallaSPC.Z64]&amp;[MallaSPC.AA64]&amp;[MallaSPC.AB64]&amp;[MallaSPC.AC64])" office:value-type="string" office:string-value="\course{3}{Mandatory}{CS107}{}{Estructuras Discretas III}{3}{2}{}{2}{2}{4}{Advanced}{CS105,CS101O}{}{}{}{MC}%SPC,NT,UCSP">
            <text:p>\course{3}{Mandatory}{CS107}{}{Estructuras Discretas III}{3}{2}{}{2}{2}{4}{Advanced}{CS105,CS101O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65]=&quot;&quot;;[$MallaSPC.C65]=&quot;&quot;;[$MallaSPC.F65]=&quot;&quot;);&quot;%&quot;;&quot;&quot;)">
            <text:p/>
          </table:table-cell>
          <table:table-cell table:style-name="ce5" table:formula="of:=IF([.A63]=&quot;%&quot;;&quot;&quot;;IF([$MallaSPC.F65]=&quot;E&quot;;[.$B$1];IF([$MallaSPC.F65]=&quot;O&quot;;[.$C$1];&quot;&quot;)))" office:value-type="string" office:string-value="Mandatory">
            <text:p>Mandatory</text:p>
          </table:table-cell>
          <table:table-cell table:style-name="ce5" table:formula="of:=IF([.A63]=&quot;%&quot;;&quot;&quot;;&quot;\&quot;&amp;[.$D$1]&amp;&quot;{&quot;&amp;[$MallaSPC.B65]&amp;&quot;}{&quot;&amp;[.B63]&amp;&quot;}{&quot;&amp;[$MallaSPC.C65]&amp;&quot;}{&quot;&amp;[$MallaSPC.D65]&amp;&quot;}{&quot;&amp;[$MallaSPC.E65]&amp;&quot;}{&quot;&amp;[$MallaSPC.G65]&amp;&quot;}{&quot;&amp;[$MallaSPC.H65]&amp;&quot;}{&quot;&amp;[$MallaSPC.I65]&amp;&quot;}{&quot;&amp;[$MallaSPC.J65]&amp;&quot;}{&quot;&amp;[$MallaSPC.K65]&amp;&quot;}{&quot;&amp;[$MallaSPC.L65]&amp;&quot;}{&quot;&amp;[$MallaSPC.M65]&amp;&quot;}{&quot;&amp;[$MallaSPC.N65]&amp;&quot;}{&quot;&amp;[$MallaSPC.O65]&amp;&quot;}{&quot;&amp;[$MallaSPC.P65]&amp;&quot;}{&quot;&amp;[$MallaSPC.Q65]&amp;&quot;}{&quot;&amp;[$MallaSPC.R65]&amp;&quot;}%&quot;&amp;[$MallaSPC.S65]&amp;[$MallaSPC.T65]&amp;[$MallaSPC.U65]&amp;[MallaSPC.V65]&amp;[MallaSPC.W65]&amp;[MallaSPC.X65]&amp;[MallaSPC.Y65]&amp;[MallaSPC.Z65]&amp;[MallaSPC.AA65]&amp;[MallaSPC.AB65]&amp;[MallaSPC.AC65])" office:value-type="string" office:string-value="\course{3}{Mandatory}{CS107}{}{Álgebra Abstracta}{3}{2}{}{2}{2}{4}{Advanced}{CS105,CS101O}{}{}{}{MC}%SPC,NT,UCSP">
            <text:p>\course{3}{Mandatory}{CS107}{}{Álgebra Abstracta}{3}{2}{}{2}{2}{4}{Advanced}{CS105,CS101O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66]=&quot;&quot;;[$MallaSPC.C66]=&quot;&quot;;[$MallaSPC.F66]=&quot;&quot;);&quot;%&quot;;&quot;&quot;)">
            <text:p/>
          </table:table-cell>
          <table:table-cell table:style-name="ce5" table:formula="of:=IF([.A64]=&quot;%&quot;;&quot;&quot;;IF([$MallaSPC.F66]=&quot;E&quot;;[.$B$1];IF([$MallaSPC.F66]=&quot;O&quot;;[.$C$1];&quot;&quot;)))" office:value-type="string" office:string-value="Mandatory">
            <text:p>Mandatory</text:p>
          </table:table-cell>
          <table:table-cell table:style-name="ce5" table:formula="of:=IF([.A64]=&quot;%&quot;;&quot;&quot;;&quot;\&quot;&amp;[.$D$1]&amp;&quot;{&quot;&amp;[$MallaSPC.B66]&amp;&quot;}{&quot;&amp;[.B64]&amp;&quot;}{&quot;&amp;[$MallaSPC.C66]&amp;&quot;}{&quot;&amp;[$MallaSPC.D66]&amp;&quot;}{&quot;&amp;[$MallaSPC.E66]&amp;&quot;}{&quot;&amp;[$MallaSPC.G66]&amp;&quot;}{&quot;&amp;[$MallaSPC.H66]&amp;&quot;}{&quot;&amp;[$MallaSPC.I66]&amp;&quot;}{&quot;&amp;[$MallaSPC.J66]&amp;&quot;}{&quot;&amp;[$MallaSPC.K66]&amp;&quot;}{&quot;&amp;[$MallaSPC.L66]&amp;&quot;}{&quot;&amp;[$MallaSPC.M66]&amp;&quot;}{&quot;&amp;[$MallaSPC.N66]&amp;&quot;}{&quot;&amp;[$MallaSPC.O66]&amp;&quot;}{&quot;&amp;[$MallaSPC.P66]&amp;&quot;}{&quot;&amp;[$MallaSPC.Q66]&amp;&quot;}{&quot;&amp;[$MallaSPC.R66]&amp;&quot;}%&quot;&amp;[$MallaSPC.S66]&amp;[$MallaSPC.T66]&amp;[$MallaSPC.U66]&amp;[MallaSPC.V66]&amp;[MallaSPC.W66]&amp;[MallaSPC.X66]&amp;[MallaSPC.Y66]&amp;[MallaSPC.Z66]&amp;[MallaSPC.AA66]&amp;[MallaSPC.AB66]&amp;[MallaSPC.AC66])" office:value-type="string" office:string-value="\course{3}{Mandatory}{CS107}{}{Álgebra Abstracta}{3}{4}{2}{}{3}{9}{Advanced}{CS105,CS101O}{}{}{}{MC}%CR">
            <text:p>\course{3}{Mandatory}{CS107}{}{Álgebra Abstracta}{3}{4}{2}{}{3}{9}{Advanced}{CS105,CS101O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67]=&quot;&quot;;[$MallaSPC.C67]=&quot;&quot;;[$MallaSPC.F67]=&quot;&quot;);&quot;%&quot;;&quot;&quot;)">
            <text:p/>
          </table:table-cell>
          <table:table-cell table:style-name="ce5" table:formula="of:=IF([.A65]=&quot;%&quot;;&quot;&quot;;IF([$MallaSPC.F67]=&quot;E&quot;;[.$B$1];IF([$MallaSPC.F67]=&quot;O&quot;;[.$C$1];&quot;&quot;)))" office:value-type="string" office:string-value="Mandatory">
            <text:p>Mandatory</text:p>
          </table:table-cell>
          <table:table-cell table:style-name="ce5" table:formula="of:=IF([.A65]=&quot;%&quot;;&quot;&quot;;&quot;\&quot;&amp;[.$D$1]&amp;&quot;{&quot;&amp;[$MallaSPC.B67]&amp;&quot;}{&quot;&amp;[.B65]&amp;&quot;}{&quot;&amp;[$MallaSPC.C67]&amp;&quot;}{&quot;&amp;[$MallaSPC.D67]&amp;&quot;}{&quot;&amp;[$MallaSPC.E67]&amp;&quot;}{&quot;&amp;[$MallaSPC.G67]&amp;&quot;}{&quot;&amp;[$MallaSPC.H67]&amp;&quot;}{&quot;&amp;[$MallaSPC.I67]&amp;&quot;}{&quot;&amp;[$MallaSPC.J67]&amp;&quot;}{&quot;&amp;[$MallaSPC.K67]&amp;&quot;}{&quot;&amp;[$MallaSPC.L67]&amp;&quot;}{&quot;&amp;[$MallaSPC.M67]&amp;&quot;}{&quot;&amp;[$MallaSPC.N67]&amp;&quot;}{&quot;&amp;[$MallaSPC.O67]&amp;&quot;}{&quot;&amp;[$MallaSPC.P67]&amp;&quot;}{&quot;&amp;[$MallaSPC.Q67]&amp;&quot;}{&quot;&amp;[$MallaSPC.R67]&amp;&quot;}%&quot;&amp;[$MallaSPC.S67]&amp;[$MallaSPC.T67]&amp;[$MallaSPC.U67]&amp;[MallaSPC.V67]&amp;[MallaSPC.W67]&amp;[MallaSPC.X67]&amp;[MallaSPC.Y67]&amp;[MallaSPC.Z67]&amp;[MallaSPC.AA67]&amp;[MallaSPC.AB67]&amp;[MallaSPC.AC67])" office:value-type="string" office:string-value="\course{3}{Mandatory}{CS107}{}{Estructuras Discretas III}{4}{2}{2}{2}{2}{6}{Advanced}{CS105,CS101O}{}{}{}{MC}%UNSA">
            <text:p>\course{3}{Mandatory}{CS107}{}{Estructuras Discretas III}{4}{2}{2}{2}{2}{6}{Advanced}{CS105,CS101O}{}{}{}{MC}%UNSA</text:p>
          </table:table-cell>
          <table:table-cell table:number-columns-repeated="1021"/>
        </table:table-row>
        <table:table-row table:style-name="ro2">
          <table:table-cell table:style-name="ce5" table:formula="of:=IF(OR([$MallaSPC.B68]=&quot;&quot;;[$MallaSPC.C68]=&quot;&quot;;[$MallaSPC.F68]=&quot;&quot;);&quot;%&quot;;&quot;&quot;)">
            <text:p/>
          </table:table-cell>
          <table:table-cell table:style-name="ce5" table:formula="of:=IF([.A66]=&quot;%&quot;;&quot;&quot;;IF([$MallaSPC.F68]=&quot;E&quot;;[.$B$1];IF([$MallaSPC.F68]=&quot;O&quot;;[.$C$1];&quot;&quot;)))" office:value-type="string" office:string-value="Mandatory">
            <text:p>Mandatory</text:p>
          </table:table-cell>
          <table:table-cell table:style-name="ce5" table:formula="of:=IF([.A66]=&quot;%&quot;;&quot;&quot;;&quot;\&quot;&amp;[.$D$1]&amp;&quot;{&quot;&amp;[$MallaSPC.B68]&amp;&quot;}{&quot;&amp;[.B66]&amp;&quot;}{&quot;&amp;[$MallaSPC.C68]&amp;&quot;}{&quot;&amp;[$MallaSPC.D68]&amp;&quot;}{&quot;&amp;[$MallaSPC.E68]&amp;&quot;}{&quot;&amp;[$MallaSPC.G68]&amp;&quot;}{&quot;&amp;[$MallaSPC.H68]&amp;&quot;}{&quot;&amp;[$MallaSPC.I68]&amp;&quot;}{&quot;&amp;[$MallaSPC.J68]&amp;&quot;}{&quot;&amp;[$MallaSPC.K68]&amp;&quot;}{&quot;&amp;[$MallaSPC.L68]&amp;&quot;}{&quot;&amp;[$MallaSPC.M68]&amp;&quot;}{&quot;&amp;[$MallaSPC.N68]&amp;&quot;}{&quot;&amp;[$MallaSPC.O68]&amp;&quot;}{&quot;&amp;[$MallaSPC.P68]&amp;&quot;}{&quot;&amp;[$MallaSPC.Q68]&amp;&quot;}{&quot;&amp;[$MallaSPC.R68]&amp;&quot;}%&quot;&amp;[$MallaSPC.S68]&amp;[$MallaSPC.T68]&amp;[$MallaSPC.U68]&amp;[MallaSPC.V68]&amp;[MallaSPC.W68]&amp;[MallaSPC.X68]&amp;[MallaSPC.Y68]&amp;[MallaSPC.Z68]&amp;[MallaSPC.AA68]&amp;[MallaSPC.AB68]&amp;[MallaSPC.AC68])" office:value-type="string" office:string-value="\course{3}{Mandatory}{CB103}{}{Análisis Matemático II}{5}{4}{2}{}{}{6}{}{CB102}{}{}{}{CB}%SPC,UCSP">
            <text:p>\course{3}{Mandatory}{CB103}{}{Análisis Matemático II}{5}{4}{2}{}{}{6}{}{CB102}{}{}{}{CB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69]=&quot;&quot;;[$MallaSPC.C69]=&quot;&quot;;[$MallaSPC.F69]=&quot;&quot;);&quot;%&quot;;&quot;&quot;)">
            <text:p/>
          </table:table-cell>
          <table:table-cell table:style-name="ce5" table:formula="of:=IF([.A67]=&quot;%&quot;;&quot;&quot;;IF([$MallaSPC.F69]=&quot;E&quot;;[.$B$1];IF([$MallaSPC.F69]=&quot;O&quot;;[.$C$1];&quot;&quot;)))" office:value-type="string" office:string-value="Mandatory">
            <text:p>Mandatory</text:p>
          </table:table-cell>
          <table:table-cell table:style-name="ce5" table:formula="of:=IF([.A67]=&quot;%&quot;;&quot;&quot;;&quot;\&quot;&amp;[.$D$1]&amp;&quot;{&quot;&amp;[$MallaSPC.B69]&amp;&quot;}{&quot;&amp;[.B67]&amp;&quot;}{&quot;&amp;[$MallaSPC.C69]&amp;&quot;}{&quot;&amp;[$MallaSPC.D69]&amp;&quot;}{&quot;&amp;[$MallaSPC.E69]&amp;&quot;}{&quot;&amp;[$MallaSPC.G69]&amp;&quot;}{&quot;&amp;[$MallaSPC.H69]&amp;&quot;}{&quot;&amp;[$MallaSPC.I69]&amp;&quot;}{&quot;&amp;[$MallaSPC.J69]&amp;&quot;}{&quot;&amp;[$MallaSPC.K69]&amp;&quot;}{&quot;&amp;[$MallaSPC.L69]&amp;&quot;}{&quot;&amp;[$MallaSPC.M69]&amp;&quot;}{&quot;&amp;[$MallaSPC.N69]&amp;&quot;}{&quot;&amp;[$MallaSPC.O69]&amp;&quot;}{&quot;&amp;[$MallaSPC.P69]&amp;&quot;}{&quot;&amp;[$MallaSPC.Q69]&amp;&quot;}{&quot;&amp;[$MallaSPC.R69]&amp;&quot;}%&quot;&amp;[$MallaSPC.S69]&amp;[$MallaSPC.T69]&amp;[$MallaSPC.U69]&amp;[MallaSPC.V69]&amp;[MallaSPC.W69]&amp;[MallaSPC.X69]&amp;[MallaSPC.Y69]&amp;[MallaSPC.Z69]&amp;[MallaSPC.AA69]&amp;[MallaSPC.AB69]&amp;[MallaSPC.AC69])" office:value-type="string" office:string-value="\course{3}{Mandatory}{CB103}{}{Análisis Matemático II}{3}{4}{2}{}{3}{9}{}{CB102}{}{}{}{CB}%CR">
            <text:p>\course{3}{Mandatory}{CB103}{}{Análisis Matemático II}{3}{4}{2}{}{3}{9}{}{CB102}{}{}{}{CB}%CR</text:p>
          </table:table-cell>
          <table:table-cell table:number-columns-repeated="1021"/>
        </table:table-row>
        <table:table-row table:style-name="ro2">
          <table:table-cell table:style-name="ce5" table:formula="of:=IF(OR([$MallaSPC.B70]=&quot;&quot;;[$MallaSPC.C70]=&quot;&quot;;[$MallaSPC.F70]=&quot;&quot;);&quot;%&quot;;&quot;&quot;)">
            <text:p/>
          </table:table-cell>
          <table:table-cell table:style-name="ce5" table:formula="of:=IF([.A68]=&quot;%&quot;;&quot;&quot;;IF([$MallaSPC.F70]=&quot;E&quot;;[.$B$1];IF([$MallaSPC.F70]=&quot;O&quot;;[.$C$1];&quot;&quot;)))" office:value-type="string" office:string-value="Mandatory">
            <text:p>Mandatory</text:p>
          </table:table-cell>
          <table:table-cell table:style-name="ce5" table:formula="of:=IF([.A68]=&quot;%&quot;;&quot;&quot;;&quot;\&quot;&amp;[.$D$1]&amp;&quot;{&quot;&amp;[$MallaSPC.B70]&amp;&quot;}{&quot;&amp;[.B68]&amp;&quot;}{&quot;&amp;[$MallaSPC.C70]&amp;&quot;}{&quot;&amp;[$MallaSPC.D70]&amp;&quot;}{&quot;&amp;[$MallaSPC.E70]&amp;&quot;}{&quot;&amp;[$MallaSPC.G70]&amp;&quot;}{&quot;&amp;[$MallaSPC.H70]&amp;&quot;}{&quot;&amp;[$MallaSPC.I70]&amp;&quot;}{&quot;&amp;[$MallaSPC.J70]&amp;&quot;}{&quot;&amp;[$MallaSPC.K70]&amp;&quot;}{&quot;&amp;[$MallaSPC.L70]&amp;&quot;}{&quot;&amp;[$MallaSPC.M70]&amp;&quot;}{&quot;&amp;[$MallaSPC.N70]&amp;&quot;}{&quot;&amp;[$MallaSPC.O70]&amp;&quot;}{&quot;&amp;[$MallaSPC.P70]&amp;&quot;}{&quot;&amp;[$MallaSPC.Q70]&amp;&quot;}{&quot;&amp;[$MallaSPC.R70]&amp;&quot;}%&quot;&amp;[$MallaSPC.S70]&amp;[$MallaSPC.T70]&amp;[$MallaSPC.U70]&amp;[MallaSPC.V70]&amp;[MallaSPC.W70]&amp;[MallaSPC.X70]&amp;[MallaSPC.Y70]&amp;[MallaSPC.Z70]&amp;[MallaSPC.AA70]&amp;[MallaSPC.AB70]&amp;[MallaSPC.AC70])" office:value-type="string" office:string-value="\course{3}{Mandatory}{CB103}{}{Cálculo en varias variables}{5}{4}{2}{}{}{6}{}{CB102}{}{}{}{CB}%UNSA">
            <text:p>\course{3}{Mandatory}{CB103}{}{Cálculo en varias variables}{5}{4}{2}{}{}{6}{}{CB102}{}{}{}{CB}%UNSA</text:p>
          </table:table-cell>
          <table:table-cell table:number-columns-repeated="1021"/>
        </table:table-row>
        <table:table-row table:style-name="ro2">
          <table:table-cell table:style-name="ce5" table:formula="of:=IF(OR([$MallaSPC.B71]=&quot;&quot;;[$MallaSPC.C71]=&quot;&quot;;[$MallaSPC.F71]=&quot;&quot;);&quot;%&quot;;&quot;&quot;)">
            <text:p/>
          </table:table-cell>
          <table:table-cell table:style-name="ce5" table:formula="of:=IF([.A69]=&quot;%&quot;;&quot;&quot;;IF([$MallaSPC.F71]=&quot;E&quot;;[.$B$1];IF([$MallaSPC.F71]=&quot;O&quot;;[.$C$1];&quot;&quot;)))" office:value-type="string" office:string-value="Mandatory">
            <text:p>Mandatory</text:p>
          </table:table-cell>
          <table:table-cell table:style-name="ce5" table:formula="of:=IF([.A69]=&quot;%&quot;;&quot;&quot;;&quot;\&quot;&amp;[.$D$1]&amp;&quot;{&quot;&amp;[$MallaSPC.B71]&amp;&quot;}{&quot;&amp;[.B69]&amp;&quot;}{&quot;&amp;[$MallaSPC.C71]&amp;&quot;}{&quot;&amp;[$MallaSPC.D71]&amp;&quot;}{&quot;&amp;[$MallaSPC.E71]&amp;&quot;}{&quot;&amp;[$MallaSPC.G71]&amp;&quot;}{&quot;&amp;[$MallaSPC.H71]&amp;&quot;}{&quot;&amp;[$MallaSPC.I71]&amp;&quot;}{&quot;&amp;[$MallaSPC.J71]&amp;&quot;}{&quot;&amp;[$MallaSPC.K71]&amp;&quot;}{&quot;&amp;[$MallaSPC.L71]&amp;&quot;}{&quot;&amp;[$MallaSPC.M71]&amp;&quot;}{&quot;&amp;[$MallaSPC.N71]&amp;&quot;}{&quot;&amp;[$MallaSPC.O71]&amp;&quot;}{&quot;&amp;[$MallaSPC.P71]&amp;&quot;}{&quot;&amp;[$MallaSPC.Q71]&amp;&quot;}{&quot;&amp;[$MallaSPC.R71]&amp;&quot;}%&quot;&amp;[$MallaSPC.S71]&amp;[$MallaSPC.T71]&amp;[$MallaSPC.U71]&amp;[MallaSPC.V71]&amp;[MallaSPC.W71]&amp;[MallaSPC.X71]&amp;[MallaSPC.Y71]&amp;[MallaSPC.Z71]&amp;[MallaSPC.AA71]&amp;[MallaSPC.AB71]&amp;[MallaSPC.AC71])" office:value-type="string" office:string-value="\course{3}{Mandatory}{CB111}{}{Física I}{3}{2}{}{2}{2}{4}{Physic}{CB102}{}{}{}{CB}%">
            <text:p>\course{3}{Mandatory}{CB111}{}{Física I}{3}{2}{}{2}{2}{4}{Physic}{CB102}{}{}{}{CB}%</text:p>
          </table:table-cell>
          <table:table-cell table:number-columns-repeated="1021"/>
        </table:table-row>
        <table:table-row table:style-name="ro2">
          <table:table-cell table:style-name="ce5" table:formula="of:=IF(OR([$MallaSPC.B72]=&quot;&quot;;[$MallaSPC.C72]=&quot;&quot;;[$MallaSPC.F72]=&quot;&quot;);&quot;%&quot;;&quot;&quot;)">
            <text:p/>
          </table:table-cell>
          <table:table-cell table:style-name="ce5" table:formula="of:=IF([.A70]=&quot;%&quot;;&quot;&quot;;IF([$MallaSPC.F72]=&quot;E&quot;;[.$B$1];IF([$MallaSPC.F72]=&quot;O&quot;;[.$C$1];&quot;&quot;)))" office:value-type="string" office:string-value="Mandatory">
            <text:p>Mandatory</text:p>
          </table:table-cell>
          <table:table-cell table:style-name="ce5" table:formula="of:=IF([.A70]=&quot;%&quot;;&quot;&quot;;&quot;\&quot;&amp;[.$D$1]&amp;&quot;{&quot;&amp;[$MallaSPC.B72]&amp;&quot;}{&quot;&amp;[.B70]&amp;&quot;}{&quot;&amp;[$MallaSPC.C72]&amp;&quot;}{&quot;&amp;[$MallaSPC.D72]&amp;&quot;}{&quot;&amp;[$MallaSPC.E72]&amp;&quot;}{&quot;&amp;[$MallaSPC.G72]&amp;&quot;}{&quot;&amp;[$MallaSPC.H72]&amp;&quot;}{&quot;&amp;[$MallaSPC.I72]&amp;&quot;}{&quot;&amp;[$MallaSPC.J72]&amp;&quot;}{&quot;&amp;[$MallaSPC.K72]&amp;&quot;}{&quot;&amp;[$MallaSPC.L72]&amp;&quot;}{&quot;&amp;[$MallaSPC.M72]&amp;&quot;}{&quot;&amp;[$MallaSPC.N72]&amp;&quot;}{&quot;&amp;[$MallaSPC.O72]&amp;&quot;}{&quot;&amp;[$MallaSPC.P72]&amp;&quot;}{&quot;&amp;[$MallaSPC.Q72]&amp;&quot;}{&quot;&amp;[$MallaSPC.R72]&amp;&quot;}%&quot;&amp;[$MallaSPC.S72]&amp;[$MallaSPC.T72]&amp;[$MallaSPC.U72]&amp;[MallaSPC.V72]&amp;[MallaSPC.W72]&amp;[MallaSPC.X72]&amp;[MallaSPC.Y72]&amp;[MallaSPC.Z72]&amp;[MallaSPC.AA72]&amp;[MallaSPC.AB72]&amp;[MallaSPC.AC72])" office:value-type="string" office:string-value="\course{3}{Mandatory}{CS130}{}{Introducción a Internet}{3}{2}{}{2}{2}{4}{Basic}{CS101O,CS100}{}{}{}{IT}%SPC,NT,UCSP">
            <text:p>\course{3}{Mandatory}{CS130}{}{Introducción a Internet}{3}{2}{}{2}{2}{4}{Basic}{CS101O,CS100}{}{}{}{IT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73]=&quot;&quot;;[$MallaSPC.C73]=&quot;&quot;;[$MallaSPC.F73]=&quot;&quot;);&quot;%&quot;;&quot;&quot;)">
            <text:p/>
          </table:table-cell>
          <table:table-cell table:style-name="ce5" table:formula="of:=IF([.A71]=&quot;%&quot;;&quot;&quot;;IF([$MallaSPC.F73]=&quot;E&quot;;[.$B$1];IF([$MallaSPC.F73]=&quot;O&quot;;[.$C$1];&quot;&quot;)))" office:value-type="string" office:string-value="Mandatory">
            <text:p>Mandatory</text:p>
          </table:table-cell>
          <table:table-cell table:style-name="ce5" table:formula="of:=IF([.A71]=&quot;%&quot;;&quot;&quot;;&quot;\&quot;&amp;[.$D$1]&amp;&quot;{&quot;&amp;[$MallaSPC.B73]&amp;&quot;}{&quot;&amp;[.B71]&amp;&quot;}{&quot;&amp;[$MallaSPC.C73]&amp;&quot;}{&quot;&amp;[$MallaSPC.D73]&amp;&quot;}{&quot;&amp;[$MallaSPC.E73]&amp;&quot;}{&quot;&amp;[$MallaSPC.G73]&amp;&quot;}{&quot;&amp;[$MallaSPC.H73]&amp;&quot;}{&quot;&amp;[$MallaSPC.I73]&amp;&quot;}{&quot;&amp;[$MallaSPC.J73]&amp;&quot;}{&quot;&amp;[$MallaSPC.K73]&amp;&quot;}{&quot;&amp;[$MallaSPC.L73]&amp;&quot;}{&quot;&amp;[$MallaSPC.M73]&amp;&quot;}{&quot;&amp;[$MallaSPC.N73]&amp;&quot;}{&quot;&amp;[$MallaSPC.O73]&amp;&quot;}{&quot;&amp;[$MallaSPC.P73]&amp;&quot;}{&quot;&amp;[$MallaSPC.Q73]&amp;&quot;}{&quot;&amp;[$MallaSPC.R73]&amp;&quot;}%&quot;&amp;[$MallaSPC.S73]&amp;[$MallaSPC.T73]&amp;[$MallaSPC.U73]&amp;[MallaSPC.V73]&amp;[MallaSPC.W73]&amp;[MallaSPC.X73]&amp;[MallaSPC.Y73]&amp;[MallaSPC.Z73]&amp;[MallaSPC.AA73]&amp;[MallaSPC.AB73]&amp;[MallaSPC.AC73])" office:value-type="string" office:string-value="\course{3}{Mandatory}{CS130}{}{Introducción a Internet}{3}{3}{3}{}{3}{9}{Basic}{CS101O,CS100}{}{}{}{IT}%CR">
            <text:p>\course{3}{Mandatory}{CS130}{}{Introducción a Internet}{3}{3}{3}{}{3}{9}{Basic}{CS101O,CS100}{}{}{}{IT}%CR</text:p>
          </table:table-cell>
          <table:table-cell table:number-columns-repeated="1021"/>
        </table:table-row>
        <table:table-row table:style-name="ro2">
          <table:table-cell table:style-name="ce5" table:formula="of:=IF(OR([$MallaSPC.B74]=&quot;&quot;;[$MallaSPC.C74]=&quot;&quot;;[$MallaSPC.F74]=&quot;&quot;);&quot;%&quot;;&quot;&quot;)">
            <text:p/>
          </table:table-cell>
          <table:table-cell table:style-name="ce5" table:formula="of:=IF([.A72]=&quot;%&quot;;&quot;&quot;;IF([$MallaSPC.F74]=&quot;E&quot;;[.$B$1];IF([$MallaSPC.F74]=&quot;O&quot;;[.$C$1];&quot;&quot;)))" office:value-type="string" office:string-value="Mandatory">
            <text:p>Mandatory</text:p>
          </table:table-cell>
          <table:table-cell table:style-name="ce5" table:formula="of:=IF([.A72]=&quot;%&quot;;&quot;&quot;;&quot;\&quot;&amp;[.$D$1]&amp;&quot;{&quot;&amp;[$MallaSPC.B74]&amp;&quot;}{&quot;&amp;[.B72]&amp;&quot;}{&quot;&amp;[$MallaSPC.C74]&amp;&quot;}{&quot;&amp;[$MallaSPC.D74]&amp;&quot;}{&quot;&amp;[$MallaSPC.E74]&amp;&quot;}{&quot;&amp;[$MallaSPC.G74]&amp;&quot;}{&quot;&amp;[$MallaSPC.H74]&amp;&quot;}{&quot;&amp;[$MallaSPC.I74]&amp;&quot;}{&quot;&amp;[$MallaSPC.J74]&amp;&quot;}{&quot;&amp;[$MallaSPC.K74]&amp;&quot;}{&quot;&amp;[$MallaSPC.L74]&amp;&quot;}{&quot;&amp;[$MallaSPC.M74]&amp;&quot;}{&quot;&amp;[$MallaSPC.N74]&amp;&quot;}{&quot;&amp;[$MallaSPC.O74]&amp;&quot;}{&quot;&amp;[$MallaSPC.P74]&amp;&quot;}{&quot;&amp;[$MallaSPC.Q74]&amp;&quot;}{&quot;&amp;[$MallaSPC.R74]&amp;&quot;}%&quot;&amp;[$MallaSPC.S74]&amp;[$MallaSPC.T74]&amp;[$MallaSPC.U74]&amp;[MallaSPC.V74]&amp;[MallaSPC.W74]&amp;[MallaSPC.X74]&amp;[MallaSPC.Y74]&amp;[MallaSPC.Z74]&amp;[MallaSPC.AA74]&amp;[MallaSPC.AB74]&amp;[MallaSPC.AC74])" office:value-type="string" office:string-value="\course{3}{Mandatory}{CS220T}{}{Arquitectura de Computadores}{3}{2}{}{2}{2}{4}{Networks}{CS106}{}{}{}{HW}%SPC,NT,UCSP">
            <text:p>\course{3}{Mandatory}{CS220T}{}{Arquitectura de Computadores}{3}{2}{}{2}{2}{4}{Networks}{CS106}{}{}{}{HW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75]=&quot;&quot;;[$MallaSPC.C75]=&quot;&quot;;[$MallaSPC.F75]=&quot;&quot;);&quot;%&quot;;&quot;&quot;)">
            <text:p/>
          </table:table-cell>
          <table:table-cell table:style-name="ce5" table:formula="of:=IF([.A73]=&quot;%&quot;;&quot;&quot;;IF([$MallaSPC.F75]=&quot;E&quot;;[.$B$1];IF([$MallaSPC.F75]=&quot;O&quot;;[.$C$1];&quot;&quot;)))" office:value-type="string" office:string-value="Mandatory">
            <text:p>Mandatory</text:p>
          </table:table-cell>
          <table:table-cell table:style-name="ce5" table:formula="of:=IF([.A73]=&quot;%&quot;;&quot;&quot;;&quot;\&quot;&amp;[.$D$1]&amp;&quot;{&quot;&amp;[$MallaSPC.B75]&amp;&quot;}{&quot;&amp;[.B73]&amp;&quot;}{&quot;&amp;[$MallaSPC.C75]&amp;&quot;}{&quot;&amp;[$MallaSPC.D75]&amp;&quot;}{&quot;&amp;[$MallaSPC.E75]&amp;&quot;}{&quot;&amp;[$MallaSPC.G75]&amp;&quot;}{&quot;&amp;[$MallaSPC.H75]&amp;&quot;}{&quot;&amp;[$MallaSPC.I75]&amp;&quot;}{&quot;&amp;[$MallaSPC.J75]&amp;&quot;}{&quot;&amp;[$MallaSPC.K75]&amp;&quot;}{&quot;&amp;[$MallaSPC.L75]&amp;&quot;}{&quot;&amp;[$MallaSPC.M75]&amp;&quot;}{&quot;&amp;[$MallaSPC.N75]&amp;&quot;}{&quot;&amp;[$MallaSPC.O75]&amp;&quot;}{&quot;&amp;[$MallaSPC.P75]&amp;&quot;}{&quot;&amp;[$MallaSPC.Q75]&amp;&quot;}{&quot;&amp;[$MallaSPC.R75]&amp;&quot;}%&quot;&amp;[$MallaSPC.S75]&amp;[$MallaSPC.T75]&amp;[$MallaSPC.U75]&amp;[MallaSPC.V75]&amp;[MallaSPC.W75]&amp;[MallaSPC.X75]&amp;[MallaSPC.Y75]&amp;[MallaSPC.Z75]&amp;[MallaSPC.AA75]&amp;[MallaSPC.AB75]&amp;[MallaSPC.AC75])" office:value-type="string" office:string-value="\course{3}{Mandatory}{CS220T}{}{Arquitectura de Computadores}{3}{3}{3}{}{3}{9}{Networks}{CS106}{}{}{}{HW}%CR">
            <text:p>\course{3}{Mandatory}{CS220T}{}{Arquitectura de Computadores}{3}{3}{3}{}{3}{9}{Networks}{CS106}{}{}{}{HW}%CR</text:p>
          </table:table-cell>
          <table:table-cell table:number-columns-repeated="1021"/>
        </table:table-row>
        <table:table-row table:style-name="ro2">
          <table:table-cell table:style-name="ce5" table:formula="of:=IF(OR([$MallaSPC.B76]=&quot;&quot;;[$MallaSPC.C76]=&quot;&quot;;[$MallaSPC.F76]=&quot;&quot;);&quot;%&quot;;&quot;&quot;)">
            <text:p/>
          </table:table-cell>
          <table:table-cell table:style-name="ce5" table:formula="of:=IF([.A74]=&quot;%&quot;;&quot;&quot;;IF([$MallaSPC.F76]=&quot;E&quot;;[.$B$1];IF([$MallaSPC.F76]=&quot;O&quot;;[.$C$1];&quot;&quot;)))" office:value-type="string" office:string-value="Mandatory">
            <text:p>Mandatory</text:p>
          </table:table-cell>
          <table:table-cell table:style-name="ce5" table:formula="of:=IF([.A74]=&quot;%&quot;;&quot;&quot;;&quot;\&quot;&amp;[.$D$1]&amp;&quot;{&quot;&amp;[$MallaSPC.B76]&amp;&quot;}{&quot;&amp;[.B74]&amp;&quot;}{&quot;&amp;[$MallaSPC.C76]&amp;&quot;}{&quot;&amp;[$MallaSPC.D76]&amp;&quot;}{&quot;&amp;[$MallaSPC.E76]&amp;&quot;}{&quot;&amp;[$MallaSPC.G76]&amp;&quot;}{&quot;&amp;[$MallaSPC.H76]&amp;&quot;}{&quot;&amp;[$MallaSPC.I76]&amp;&quot;}{&quot;&amp;[$MallaSPC.J76]&amp;&quot;}{&quot;&amp;[$MallaSPC.K76]&amp;&quot;}{&quot;&amp;[$MallaSPC.L76]&amp;&quot;}{&quot;&amp;[$MallaSPC.M76]&amp;&quot;}{&quot;&amp;[$MallaSPC.N76]&amp;&quot;}{&quot;&amp;[$MallaSPC.O76]&amp;&quot;}{&quot;&amp;[$MallaSPC.P76]&amp;&quot;}{&quot;&amp;[$MallaSPC.Q76]&amp;&quot;}{&quot;&amp;[$MallaSPC.R76]&amp;&quot;}%&quot;&amp;[$MallaSPC.S76]&amp;[$MallaSPC.T76]&amp;[$MallaSPC.U76]&amp;[MallaSPC.V76]&amp;[MallaSPC.W76]&amp;[MallaSPC.X76]&amp;[MallaSPC.Y76]&amp;[MallaSPC.Z76]&amp;[MallaSPC.AA76]&amp;[MallaSPC.AB76]&amp;[MallaSPC.AC76])" office:value-type="string" office:string-value="\course{3}{Mandatory}{FG107}{}{Fundamentos Antropológicos de la Ciencia}{2}{1}{2}{}{}{3}{}{FG104}{}{}{}{FG}%UCSP">
            <text:p>\course{3}{Mandatory}{FG107}{}{Fundamentos Antropológicos de la Ciencia}{2}{1}{2}{}{}{3}{}{FG104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77]=&quot;&quot;;[$MallaSPC.C77]=&quot;&quot;;[$MallaSPC.F77]=&quot;&quot;);&quot;%&quot;;&quot;&quot;)">
            <text:p/>
          </table:table-cell>
          <table:table-cell table:style-name="ce5" table:formula="of:=IF([.A75]=&quot;%&quot;;&quot;&quot;;IF([$MallaSPC.F77]=&quot;E&quot;;[.$B$1];IF([$MallaSPC.F77]=&quot;O&quot;;[.$C$1];&quot;&quot;)))" office:value-type="string" office:string-value="Mandatory">
            <text:p>Mandatory</text:p>
          </table:table-cell>
          <table:table-cell table:style-name="ce5" table:formula="of:=IF([.A75]=&quot;%&quot;;&quot;&quot;;&quot;\&quot;&amp;[.$D$1]&amp;&quot;{&quot;&amp;[$MallaSPC.B77]&amp;&quot;}{&quot;&amp;[.B75]&amp;&quot;}{&quot;&amp;[$MallaSPC.C77]&amp;&quot;}{&quot;&amp;[$MallaSPC.D77]&amp;&quot;}{&quot;&amp;[$MallaSPC.E77]&amp;&quot;}{&quot;&amp;[$MallaSPC.G77]&amp;&quot;}{&quot;&amp;[$MallaSPC.H77]&amp;&quot;}{&quot;&amp;[$MallaSPC.I77]&amp;&quot;}{&quot;&amp;[$MallaSPC.J77]&amp;&quot;}{&quot;&amp;[$MallaSPC.K77]&amp;&quot;}{&quot;&amp;[$MallaSPC.L77]&amp;&quot;}{&quot;&amp;[$MallaSPC.M77]&amp;&quot;}{&quot;&amp;[$MallaSPC.N77]&amp;&quot;}{&quot;&amp;[$MallaSPC.O77]&amp;&quot;}{&quot;&amp;[$MallaSPC.P77]&amp;&quot;}{&quot;&amp;[$MallaSPC.Q77]&amp;&quot;}{&quot;&amp;[$MallaSPC.R77]&amp;&quot;}%&quot;&amp;[$MallaSPC.S77]&amp;[$MallaSPC.T77]&amp;[$MallaSPC.U77]&amp;[MallaSPC.V77]&amp;[MallaSPC.W77]&amp;[MallaSPC.X77]&amp;[MallaSPC.Y77]&amp;[MallaSPC.Z77]&amp;[MallaSPC.AA77]&amp;[MallaSPC.AB77]&amp;[MallaSPC.AC77])" office:value-type="string" office:string-value="\course{3}{Mandatory}{FG107}{}{Antropología}{3}{3}{3}{}{3}{9}{}{FG104}{}{}{}{FG}%UJPII">
            <text:p>\course{3}{Mandatory}{FG107}{}{Antropología}{3}{3}{3}{}{3}{9}{}{FG104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78]=&quot;&quot;;[$MallaSPC.C78]=&quot;&quot;;[$MallaSPC.F78]=&quot;&quot;);&quot;%&quot;;&quot;&quot;)">
            <text:p/>
          </table:table-cell>
          <table:table-cell table:style-name="ce5" table:formula="of:=IF([.A76]=&quot;%&quot;;&quot;&quot;;IF([$MallaSPC.F78]=&quot;E&quot;;[.$B$1];IF([$MallaSPC.F78]=&quot;O&quot;;[.$C$1];&quot;&quot;)))" office:value-type="string" office:string-value="Elective">
            <text:p>Elective</text:p>
          </table:table-cell>
          <table:table-cell table:style-name="ce5" table:formula="of:=IF([.A76]=&quot;%&quot;;&quot;&quot;;&quot;\&quot;&amp;[.$D$1]&amp;&quot;{&quot;&amp;[$MallaSPC.B78]&amp;&quot;}{&quot;&amp;[.B76]&amp;&quot;}{&quot;&amp;[$MallaSPC.C78]&amp;&quot;}{&quot;&amp;[$MallaSPC.D78]&amp;&quot;}{&quot;&amp;[$MallaSPC.E78]&amp;&quot;}{&quot;&amp;[$MallaSPC.G78]&amp;&quot;}{&quot;&amp;[$MallaSPC.H78]&amp;&quot;}{&quot;&amp;[$MallaSPC.I78]&amp;&quot;}{&quot;&amp;[$MallaSPC.J78]&amp;&quot;}{&quot;&amp;[$MallaSPC.K78]&amp;&quot;}{&quot;&amp;[$MallaSPC.L78]&amp;&quot;}{&quot;&amp;[$MallaSPC.M78]&amp;&quot;}{&quot;&amp;[$MallaSPC.N78]&amp;&quot;}{&quot;&amp;[$MallaSPC.O78]&amp;&quot;}{&quot;&amp;[$MallaSPC.P78]&amp;&quot;}{&quot;&amp;[$MallaSPC.Q78]&amp;&quot;}{&quot;&amp;[$MallaSPC.R78]&amp;&quot;}%&quot;&amp;[$MallaSPC.S78]&amp;[$MallaSPC.T78]&amp;[$MallaSPC.U78]&amp;[MallaSPC.V78]&amp;[MallaSPC.W78]&amp;[MallaSPC.X78]&amp;[MallaSPC.Y78]&amp;[MallaSPC.Z78]&amp;[MallaSPC.AA78]&amp;[MallaSPC.AB78]&amp;[MallaSPC.AC78])" office:value-type="string" office:string-value="\course{3}{Elective}{FG201}{}{Artes Plásticas}{2}{1}{2}{}{}{3}{}{}{}{}{G1}{FG}%USGP,UCSP">
            <text:p>\course{3}{Elective}{FG201}{}{Artes Plásticas}{2}{1}{2}{}{}{3}{}{}{}{}{G1}{FG}%USGP,UCSP</text:p>
          </table:table-cell>
          <table:table-cell table:number-columns-repeated="1021"/>
        </table:table-row>
        <table:table-row table:style-name="ro2">
          <table:table-cell table:style-name="ce5" table:formula="of:=IF(OR([$MallaSPC.B79]=&quot;&quot;;[$MallaSPC.C79]=&quot;&quot;;[$MallaSPC.F79]=&quot;&quot;);&quot;%&quot;;&quot;&quot;)">
            <text:p/>
          </table:table-cell>
          <table:table-cell table:style-name="ce5" table:formula="of:=IF([.A77]=&quot;%&quot;;&quot;&quot;;IF([$MallaSPC.F79]=&quot;E&quot;;[.$B$1];IF([$MallaSPC.F79]=&quot;O&quot;;[.$C$1];&quot;&quot;)))" office:value-type="string" office:string-value="Elective">
            <text:p>Elective</text:p>
          </table:table-cell>
          <table:table-cell table:style-name="ce5" table:formula="of:=IF([.A77]=&quot;%&quot;;&quot;&quot;;&quot;\&quot;&amp;[.$D$1]&amp;&quot;{&quot;&amp;[$MallaSPC.B79]&amp;&quot;}{&quot;&amp;[.B77]&amp;&quot;}{&quot;&amp;[$MallaSPC.C79]&amp;&quot;}{&quot;&amp;[$MallaSPC.D79]&amp;&quot;}{&quot;&amp;[$MallaSPC.E79]&amp;&quot;}{&quot;&amp;[$MallaSPC.G79]&amp;&quot;}{&quot;&amp;[$MallaSPC.H79]&amp;&quot;}{&quot;&amp;[$MallaSPC.I79]&amp;&quot;}{&quot;&amp;[$MallaSPC.J79]&amp;&quot;}{&quot;&amp;[$MallaSPC.K79]&amp;&quot;}{&quot;&amp;[$MallaSPC.L79]&amp;&quot;}{&quot;&amp;[$MallaSPC.M79]&amp;&quot;}{&quot;&amp;[$MallaSPC.N79]&amp;&quot;}{&quot;&amp;[$MallaSPC.O79]&amp;&quot;}{&quot;&amp;[$MallaSPC.P79]&amp;&quot;}{&quot;&amp;[$MallaSPC.Q79]&amp;&quot;}{&quot;&amp;[$MallaSPC.R79]&amp;&quot;}%&quot;&amp;[$MallaSPC.S79]&amp;[$MallaSPC.T79]&amp;[$MallaSPC.U79]&amp;[MallaSPC.V79]&amp;[MallaSPC.W79]&amp;[MallaSPC.X79]&amp;[MallaSPC.Y79]&amp;[MallaSPC.Z79]&amp;[MallaSPC.AA79]&amp;[MallaSPC.AB79]&amp;[MallaSPC.AC79])" office:value-type="string" office:string-value="\course{3}{Elective}{FG202}{}{Apreciación Literaria}{2}{1}{2}{}{}{3}{}{}{}{}{G1}{FG}%UCSP">
            <text:p>\course{3}{Elective}{FG202}{}{Apreciación Literaria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80]=&quot;&quot;;[$MallaSPC.C80]=&quot;&quot;;[$MallaSPC.F80]=&quot;&quot;);&quot;%&quot;;&quot;&quot;)">
            <text:p/>
          </table:table-cell>
          <table:table-cell table:style-name="ce5" table:formula="of:=IF([.A78]=&quot;%&quot;;&quot;&quot;;IF([$MallaSPC.F80]=&quot;E&quot;;[.$B$1];IF([$MallaSPC.F80]=&quot;O&quot;;[.$C$1];&quot;&quot;)))" office:value-type="string" office:string-value="Elective">
            <text:p>Elective</text:p>
          </table:table-cell>
          <table:table-cell table:style-name="ce5" table:formula="of:=IF([.A78]=&quot;%&quot;;&quot;&quot;;&quot;\&quot;&amp;[.$D$1]&amp;&quot;{&quot;&amp;[$MallaSPC.B80]&amp;&quot;}{&quot;&amp;[.B78]&amp;&quot;}{&quot;&amp;[$MallaSPC.C80]&amp;&quot;}{&quot;&amp;[$MallaSPC.D80]&amp;&quot;}{&quot;&amp;[$MallaSPC.E80]&amp;&quot;}{&quot;&amp;[$MallaSPC.G80]&amp;&quot;}{&quot;&amp;[$MallaSPC.H80]&amp;&quot;}{&quot;&amp;[$MallaSPC.I80]&amp;&quot;}{&quot;&amp;[$MallaSPC.J80]&amp;&quot;}{&quot;&amp;[$MallaSPC.K80]&amp;&quot;}{&quot;&amp;[$MallaSPC.L80]&amp;&quot;}{&quot;&amp;[$MallaSPC.M80]&amp;&quot;}{&quot;&amp;[$MallaSPC.N80]&amp;&quot;}{&quot;&amp;[$MallaSPC.O80]&amp;&quot;}{&quot;&amp;[$MallaSPC.P80]&amp;&quot;}{&quot;&amp;[$MallaSPC.Q80]&amp;&quot;}{&quot;&amp;[$MallaSPC.R80]&amp;&quot;}%&quot;&amp;[$MallaSPC.S80]&amp;[$MallaSPC.T80]&amp;[$MallaSPC.U80]&amp;[MallaSPC.V80]&amp;[MallaSPC.W80]&amp;[MallaSPC.X80]&amp;[MallaSPC.Y80]&amp;[MallaSPC.Z80]&amp;[MallaSPC.AA80]&amp;[MallaSPC.AB80]&amp;[MallaSPC.AC80])" office:value-type="string" office:string-value="\course{3}{Elective}{FG203}{}{Oratoria y Expresión Personal}{2}{1}{2}{}{}{3}{}{}{}{}{G1}{FG}%USGP,UCSP">
            <text:p>\course{3}{Elective}{FG203}{}{Oratoria y Expresión Personal}{2}{1}{2}{}{}{3}{}{}{}{}{G1}{FG}%USGP,UCSP</text:p>
          </table:table-cell>
          <table:table-cell table:number-columns-repeated="1021"/>
        </table:table-row>
        <table:table-row table:style-name="ro2">
          <table:table-cell table:style-name="ce5" table:formula="of:=IF(OR([$MallaSPC.B81]=&quot;&quot;;[$MallaSPC.C81]=&quot;&quot;;[$MallaSPC.F81]=&quot;&quot;);&quot;%&quot;;&quot;&quot;)">
            <text:p/>
          </table:table-cell>
          <table:table-cell table:style-name="ce5" table:formula="of:=IF([.A79]=&quot;%&quot;;&quot;&quot;;IF([$MallaSPC.F81]=&quot;E&quot;;[.$B$1];IF([$MallaSPC.F81]=&quot;O&quot;;[.$C$1];&quot;&quot;)))" office:value-type="string" office:string-value="Mandatory">
            <text:p>Mandatory</text:p>
          </table:table-cell>
          <table:table-cell table:style-name="ce5" table:formula="of:=IF([.A79]=&quot;%&quot;;&quot;&quot;;&quot;\&quot;&amp;[.$D$1]&amp;&quot;{&quot;&amp;[$MallaSPC.B81]&amp;&quot;}{&quot;&amp;[.B79]&amp;&quot;}{&quot;&amp;[$MallaSPC.C81]&amp;&quot;}{&quot;&amp;[$MallaSPC.D81]&amp;&quot;}{&quot;&amp;[$MallaSPC.E81]&amp;&quot;}{&quot;&amp;[$MallaSPC.G81]&amp;&quot;}{&quot;&amp;[$MallaSPC.H81]&amp;&quot;}{&quot;&amp;[$MallaSPC.I81]&amp;&quot;}{&quot;&amp;[$MallaSPC.J81]&amp;&quot;}{&quot;&amp;[$MallaSPC.K81]&amp;&quot;}{&quot;&amp;[$MallaSPC.L81]&amp;&quot;}{&quot;&amp;[$MallaSPC.M81]&amp;&quot;}{&quot;&amp;[$MallaSPC.N81]&amp;&quot;}{&quot;&amp;[$MallaSPC.O81]&amp;&quot;}{&quot;&amp;[$MallaSPC.P81]&amp;&quot;}{&quot;&amp;[$MallaSPC.Q81]&amp;&quot;}{&quot;&amp;[$MallaSPC.R81]&amp;&quot;}%&quot;&amp;[$MallaSPC.S81]&amp;[$MallaSPC.T81]&amp;[$MallaSPC.U81]&amp;[MallaSPC.V81]&amp;[MallaSPC.W81]&amp;[MallaSPC.X81]&amp;[MallaSPC.Y81]&amp;[MallaSPC.Z81]&amp;[MallaSPC.AA81]&amp;[MallaSPC.AB81]&amp;[MallaSPC.AC81])" office:value-type="string" office:string-value="\course{3}{Mandatory}{ID103}{ID201}{Lengua Extranjera III}{3}{2}{2}{}{}{4}{}{ID102}{}{}{}{FG}%UNSA,UNAMBA">
            <text:p>\course{3}{Mandatory}{ID103}{ID201}{Lengua Extranjera III}{3}{2}{2}{}{}{4}{}{ID102}{}{}{}{FG}%UNSA,UNAMBA</text:p>
          </table:table-cell>
          <table:table-cell table:number-columns-repeated="1021"/>
        </table:table-row>
        <table:table-row table:style-name="ro2">
          <table:table-cell table:style-name="ce5" table:formula="of:=IF(OR([$MallaSPC.B82]=&quot;&quot;;[$MallaSPC.C82]=&quot;&quot;;[$MallaSPC.F82]=&quot;&quot;);&quot;%&quot;;&quot;&quot;)">
            <text:p/>
          </table:table-cell>
          <table:table-cell table:style-name="ce5" table:formula="of:=IF([.A80]=&quot;%&quot;;&quot;&quot;;IF([$MallaSPC.F82]=&quot;E&quot;;[.$B$1];IF([$MallaSPC.F82]=&quot;O&quot;;[.$C$1];&quot;&quot;)))" office:value-type="string" office:string-value="Mandatory">
            <text:p>Mandatory</text:p>
          </table:table-cell>
          <table:table-cell table:style-name="ce5" table:formula="of:=IF([.A80]=&quot;%&quot;;&quot;&quot;;&quot;\&quot;&amp;[.$D$1]&amp;&quot;{&quot;&amp;[$MallaSPC.B82]&amp;&quot;}{&quot;&amp;[.B80]&amp;&quot;}{&quot;&amp;[$MallaSPC.C82]&amp;&quot;}{&quot;&amp;[$MallaSPC.D82]&amp;&quot;}{&quot;&amp;[$MallaSPC.E82]&amp;&quot;}{&quot;&amp;[$MallaSPC.G82]&amp;&quot;}{&quot;&amp;[$MallaSPC.H82]&amp;&quot;}{&quot;&amp;[$MallaSPC.I82]&amp;&quot;}{&quot;&amp;[$MallaSPC.J82]&amp;&quot;}{&quot;&amp;[$MallaSPC.K82]&amp;&quot;}{&quot;&amp;[$MallaSPC.L82]&amp;&quot;}{&quot;&amp;[$MallaSPC.M82]&amp;&quot;}{&quot;&amp;[$MallaSPC.N82]&amp;&quot;}{&quot;&amp;[$MallaSPC.O82]&amp;&quot;}{&quot;&amp;[$MallaSPC.P82]&amp;&quot;}{&quot;&amp;[$MallaSPC.Q82]&amp;&quot;}{&quot;&amp;[$MallaSPC.R82]&amp;&quot;}%&quot;&amp;[$MallaSPC.S82]&amp;[$MallaSPC.T82]&amp;[$MallaSPC.U82]&amp;[MallaSPC.V82]&amp;[MallaSPC.W82]&amp;[MallaSPC.X82]&amp;[MallaSPC.Y82]&amp;[MallaSPC.Z82]&amp;[MallaSPC.AA82]&amp;[MallaSPC.AB82]&amp;[MallaSPC.AC82])" office:value-type="string" office:string-value="\course{3}{Mandatory}{CB111}{}{Física Computacional}{4}{2}{2}{2}{2}{6}{Physic}{CB102}{}{}{}{CB}%USGP">
            <text:p>\course{3}{Mandatory}{CB111}{}{Física Computacional}{4}{2}{2}{2}{2}{6}{Physic}{CB102}{}{}{}{CB}%USGP</text:p>
          </table:table-cell>
          <table:table-cell table:number-columns-repeated="1021"/>
        </table:table-row>
        <table:table-row table:style-name="ro2">
          <table:table-cell table:style-name="ce5" table:formula="of:=IF(OR([$MallaSPC.B83]=&quot;&quot;;[$MallaSPC.C83]=&quot;&quot;;[$MallaSPC.F83]=&quot;&quot;);&quot;%&quot;;&quot;&quot;)">
            <text:p/>
          </table:table-cell>
          <table:table-cell table:style-name="ce5" table:formula="of:=IF([.A81]=&quot;%&quot;;&quot;&quot;;IF([$MallaSPC.F83]=&quot;E&quot;;[.$B$1];IF([$MallaSPC.F83]=&quot;O&quot;;[.$C$1];&quot;&quot;)))" office:value-type="string" office:string-value="Mandatory">
            <text:p>Mandatory</text:p>
          </table:table-cell>
          <table:table-cell table:style-name="ce5" table:formula="of:=IF([.A81]=&quot;%&quot;;&quot;&quot;;&quot;\&quot;&amp;[.$D$1]&amp;&quot;{&quot;&amp;[$MallaSPC.B83]&amp;&quot;}{&quot;&amp;[.B81]&amp;&quot;}{&quot;&amp;[$MallaSPC.C83]&amp;&quot;}{&quot;&amp;[$MallaSPC.D83]&amp;&quot;}{&quot;&amp;[$MallaSPC.E83]&amp;&quot;}{&quot;&amp;[$MallaSPC.G83]&amp;&quot;}{&quot;&amp;[$MallaSPC.H83]&amp;&quot;}{&quot;&amp;[$MallaSPC.I83]&amp;&quot;}{&quot;&amp;[$MallaSPC.J83]&amp;&quot;}{&quot;&amp;[$MallaSPC.K83]&amp;&quot;}{&quot;&amp;[$MallaSPC.L83]&amp;&quot;}{&quot;&amp;[$MallaSPC.M83]&amp;&quot;}{&quot;&amp;[$MallaSPC.N83]&amp;&quot;}{&quot;&amp;[$MallaSPC.O83]&amp;&quot;}{&quot;&amp;[$MallaSPC.P83]&amp;&quot;}{&quot;&amp;[$MallaSPC.Q83]&amp;&quot;}{&quot;&amp;[$MallaSPC.R83]&amp;&quot;}%&quot;&amp;[$MallaSPC.S83]&amp;[$MallaSPC.T83]&amp;[$MallaSPC.U83]&amp;[MallaSPC.V83]&amp;[MallaSPC.W83]&amp;[MallaSPC.X83]&amp;[MallaSPC.Y83]&amp;[MallaSPC.Z83]&amp;[MallaSPC.AA83]&amp;[MallaSPC.AB83]&amp;[MallaSPC.AC83])" office:value-type="string" office:string-value="\course{3}{Mandatory}{CF142}{}{Física General II}{6.5}{4}{2}{3}{3}{9}{Physic}{CF141}{}{}{}{CB}%UNI">
            <text:p>\course{3}{Mandatory}{CF142}{}{Física General II}{6.5}{4}{2}{3}{3}{9}{Physic}{CF141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84]=&quot;&quot;;[$MallaSPC.C84]=&quot;&quot;;[$MallaSPC.F84]=&quot;&quot;);&quot;%&quot;;&quot;&quot;)">
            <text:p/>
          </table:table-cell>
          <table:table-cell table:style-name="ce5" table:formula="of:=IF([.A82]=&quot;%&quot;;&quot;&quot;;IF([$MallaSPC.F84]=&quot;E&quot;;[.$B$1];IF([$MallaSPC.F84]=&quot;O&quot;;[.$C$1];&quot;&quot;)))" office:value-type="string" office:string-value="Mandatory">
            <text:p>Mandatory</text:p>
          </table:table-cell>
          <table:table-cell table:style-name="ce5" table:formula="of:=IF([.A82]=&quot;%&quot;;&quot;&quot;;&quot;\&quot;&amp;[.$D$1]&amp;&quot;{&quot;&amp;[$MallaSPC.B84]&amp;&quot;}{&quot;&amp;[.B82]&amp;&quot;}{&quot;&amp;[$MallaSPC.C84]&amp;&quot;}{&quot;&amp;[$MallaSPC.D84]&amp;&quot;}{&quot;&amp;[$MallaSPC.E84]&amp;&quot;}{&quot;&amp;[$MallaSPC.G84]&amp;&quot;}{&quot;&amp;[$MallaSPC.H84]&amp;&quot;}{&quot;&amp;[$MallaSPC.I84]&amp;&quot;}{&quot;&amp;[$MallaSPC.J84]&amp;&quot;}{&quot;&amp;[$MallaSPC.K84]&amp;&quot;}{&quot;&amp;[$MallaSPC.L84]&amp;&quot;}{&quot;&amp;[$MallaSPC.M84]&amp;&quot;}{&quot;&amp;[$MallaSPC.N84]&amp;&quot;}{&quot;&amp;[$MallaSPC.O84]&amp;&quot;}{&quot;&amp;[$MallaSPC.P84]&amp;&quot;}{&quot;&amp;[$MallaSPC.Q84]&amp;&quot;}{&quot;&amp;[$MallaSPC.R84]&amp;&quot;}%&quot;&amp;[$MallaSPC.S84]&amp;[$MallaSPC.T84]&amp;[$MallaSPC.U84]&amp;[MallaSPC.V84]&amp;[MallaSPC.W84]&amp;[MallaSPC.X84]&amp;[MallaSPC.Y84]&amp;[MallaSPC.Z84]&amp;[MallaSPC.AA84]&amp;[MallaSPC.AB84]&amp;[MallaSPC.AC84])" office:value-type="string" office:string-value="\course{3}{Mandatory}{CQ122}{}{Química General II}{6.5}{4}{2}{3}{3}{9}{}{CQ121}{}{}{}{CB}%UNI">
            <text:p>\course{3}{Mandatory}{CQ122}{}{Química General II}{6.5}{4}{2}{3}{3}{9}{}{CQ121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85]=&quot;&quot;;[$MallaSPC.C85]=&quot;&quot;;[$MallaSPC.F85]=&quot;&quot;);&quot;%&quot;;&quot;&quot;)">
            <text:p/>
          </table:table-cell>
          <table:table-cell table:style-name="ce5" table:formula="of:=IF([.A83]=&quot;%&quot;;&quot;&quot;;IF([$MallaSPC.F85]=&quot;E&quot;;[.$B$1];IF([$MallaSPC.F85]=&quot;O&quot;;[.$C$1];&quot;&quot;)))" office:value-type="string" office:string-value="Mandatory">
            <text:p>Mandatory</text:p>
          </table:table-cell>
          <table:table-cell table:style-name="ce5" table:formula="of:=IF([.A83]=&quot;%&quot;;&quot;&quot;;&quot;\&quot;&amp;[.$D$1]&amp;&quot;{&quot;&amp;[$MallaSPC.B85]&amp;&quot;}{&quot;&amp;[.B83]&amp;&quot;}{&quot;&amp;[$MallaSPC.C85]&amp;&quot;}{&quot;&amp;[$MallaSPC.D85]&amp;&quot;}{&quot;&amp;[$MallaSPC.E85]&amp;&quot;}{&quot;&amp;[$MallaSPC.G85]&amp;&quot;}{&quot;&amp;[$MallaSPC.H85]&amp;&quot;}{&quot;&amp;[$MallaSPC.I85]&amp;&quot;}{&quot;&amp;[$MallaSPC.J85]&amp;&quot;}{&quot;&amp;[$MallaSPC.K85]&amp;&quot;}{&quot;&amp;[$MallaSPC.L85]&amp;&quot;}{&quot;&amp;[$MallaSPC.M85]&amp;&quot;}{&quot;&amp;[$MallaSPC.N85]&amp;&quot;}{&quot;&amp;[$MallaSPC.O85]&amp;&quot;}{&quot;&amp;[$MallaSPC.P85]&amp;&quot;}{&quot;&amp;[$MallaSPC.Q85]&amp;&quot;}{&quot;&amp;[$MallaSPC.R85]&amp;&quot;}%&quot;&amp;[$MallaSPC.S85]&amp;[$MallaSPC.T85]&amp;[$MallaSPC.U85]&amp;[MallaSPC.V85]&amp;[MallaSPC.W85]&amp;[MallaSPC.X85]&amp;[MallaSPC.Y85]&amp;[MallaSPC.Z85]&amp;[MallaSPC.AA85]&amp;[MallaSPC.AB85]&amp;[MallaSPC.AC85])" office:value-type="string" office:string-value="\course{3}{Mandatory}{CM142}{}{Cálculo Vectorial II}{5}{4}{2}{}{}{6}{}{CM141}{}{}{}{CB}%UNI">
            <text:p>\course{3}{Mandatory}{CM142}{}{Cálculo Vectorial II}{5}{4}{2}{}{}{6}{}{CM141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86]=&quot;&quot;;[$MallaSPC.C86]=&quot;&quot;;[$MallaSPC.F86]=&quot;&quot;);&quot;%&quot;;&quot;&quot;)" office:value-type="string" office:string-value="%">
            <text:p>%</text:p>
          </table:table-cell>
          <table:table-cell table:style-name="ce5" table:formula="of:=IF([.A84]=&quot;%&quot;;&quot;&quot;;IF([$MallaSPC.F86]=&quot;E&quot;;[.$B$1];IF([$MallaSPC.F86]=&quot;O&quot;;[.$C$1];&quot;&quot;)))">
            <text:p/>
          </table:table-cell>
          <table:table-cell table:style-name="ce5" table:formula="of:=IF([.A84]=&quot;%&quot;;&quot;&quot;;&quot;\&quot;&amp;[.$D$1]&amp;&quot;{&quot;&amp;[$MallaSPC.B86]&amp;&quot;}{&quot;&amp;[.B84]&amp;&quot;}{&quot;&amp;[$MallaSPC.C86]&amp;&quot;}{&quot;&amp;[$MallaSPC.D86]&amp;&quot;}{&quot;&amp;[$MallaSPC.E86]&amp;&quot;}{&quot;&amp;[$MallaSPC.G86]&amp;&quot;}{&quot;&amp;[$MallaSPC.H86]&amp;&quot;}{&quot;&amp;[$MallaSPC.I86]&amp;&quot;}{&quot;&amp;[$MallaSPC.J86]&amp;&quot;}{&quot;&amp;[$MallaSPC.K86]&amp;&quot;}{&quot;&amp;[$MallaSPC.L86]&amp;&quot;}{&quot;&amp;[$MallaSPC.M86]&amp;&quot;}{&quot;&amp;[$MallaSPC.N86]&amp;&quot;}{&quot;&amp;[$MallaSPC.O86]&amp;&quot;}{&quot;&amp;[$MallaSPC.P86]&amp;&quot;}{&quot;&amp;[$MallaSPC.Q86]&amp;&quot;}{&quot;&amp;[$MallaSPC.R86]&amp;&quot;}%&quot;&amp;[$MallaSPC.S86]&amp;[$MallaSPC.T86]&amp;[$MallaSPC.U86]&amp;[MallaSPC.V86]&amp;[MallaSPC.W86]&amp;[MallaSPC.X86]&amp;[MallaSPC.Y86]&amp;[MallaSPC.Z86]&amp;[MallaSPC.AA86]&amp;[MallaSPC.AB86]&amp;[MallaSPC.AC8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87]=&quot;&quot;;[$MallaSPC.C87]=&quot;&quot;;[$MallaSPC.F87]=&quot;&quot;);&quot;%&quot;;&quot;&quot;)" office:value-type="string" office:string-value="%">
            <text:p>%</text:p>
          </table:table-cell>
          <table:table-cell table:style-name="ce5" table:formula="of:=IF([.A85]=&quot;%&quot;;&quot;&quot;;IF([$MallaSPC.F87]=&quot;E&quot;;[.$B$1];IF([$MallaSPC.F87]=&quot;O&quot;;[.$C$1];&quot;&quot;)))">
            <text:p/>
          </table:table-cell>
          <table:table-cell table:style-name="ce5" table:formula="of:=IF([.A85]=&quot;%&quot;;&quot;&quot;;&quot;\&quot;&amp;[.$D$1]&amp;&quot;{&quot;&amp;[$MallaSPC.B87]&amp;&quot;}{&quot;&amp;[.B85]&amp;&quot;}{&quot;&amp;[$MallaSPC.C87]&amp;&quot;}{&quot;&amp;[$MallaSPC.D87]&amp;&quot;}{&quot;&amp;[$MallaSPC.E87]&amp;&quot;}{&quot;&amp;[$MallaSPC.G87]&amp;&quot;}{&quot;&amp;[$MallaSPC.H87]&amp;&quot;}{&quot;&amp;[$MallaSPC.I87]&amp;&quot;}{&quot;&amp;[$MallaSPC.J87]&amp;&quot;}{&quot;&amp;[$MallaSPC.K87]&amp;&quot;}{&quot;&amp;[$MallaSPC.L87]&amp;&quot;}{&quot;&amp;[$MallaSPC.M87]&amp;&quot;}{&quot;&amp;[$MallaSPC.N87]&amp;&quot;}{&quot;&amp;[$MallaSPC.O87]&amp;&quot;}{&quot;&amp;[$MallaSPC.P87]&amp;&quot;}{&quot;&amp;[$MallaSPC.Q87]&amp;&quot;}{&quot;&amp;[$MallaSPC.R87]&amp;&quot;}%&quot;&amp;[$MallaSPC.S87]&amp;[$MallaSPC.T87]&amp;[$MallaSPC.U87]&amp;[MallaSPC.V87]&amp;[MallaSPC.W87]&amp;[MallaSPC.X87]&amp;[MallaSPC.Y87]&amp;[MallaSPC.Z87]&amp;[MallaSPC.AA87]&amp;[MallaSPC.AB87]&amp;[MallaSPC.AC8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88]=&quot;&quot;;[$MallaSPC.C88]=&quot;&quot;;[$MallaSPC.F88]=&quot;&quot;);&quot;%&quot;;&quot;&quot;)" office:value-type="string" office:string-value="%">
            <text:p>%</text:p>
          </table:table-cell>
          <table:table-cell table:style-name="ce5" table:formula="of:=IF([.A86]=&quot;%&quot;;&quot;&quot;;IF([$MallaSPC.F88]=&quot;E&quot;;[.$B$1];IF([$MallaSPC.F88]=&quot;O&quot;;[.$C$1];&quot;&quot;)))">
            <text:p/>
          </table:table-cell>
          <table:table-cell table:style-name="ce5" table:formula="of:=IF([.A86]=&quot;%&quot;;&quot;&quot;;&quot;\&quot;&amp;[.$D$1]&amp;&quot;{&quot;&amp;[$MallaSPC.B88]&amp;&quot;}{&quot;&amp;[.B86]&amp;&quot;}{&quot;&amp;[$MallaSPC.C88]&amp;&quot;}{&quot;&amp;[$MallaSPC.D88]&amp;&quot;}{&quot;&amp;[$MallaSPC.E88]&amp;&quot;}{&quot;&amp;[$MallaSPC.G88]&amp;&quot;}{&quot;&amp;[$MallaSPC.H88]&amp;&quot;}{&quot;&amp;[$MallaSPC.I88]&amp;&quot;}{&quot;&amp;[$MallaSPC.J88]&amp;&quot;}{&quot;&amp;[$MallaSPC.K88]&amp;&quot;}{&quot;&amp;[$MallaSPC.L88]&amp;&quot;}{&quot;&amp;[$MallaSPC.M88]&amp;&quot;}{&quot;&amp;[$MallaSPC.N88]&amp;&quot;}{&quot;&amp;[$MallaSPC.O88]&amp;&quot;}{&quot;&amp;[$MallaSPC.P88]&amp;&quot;}{&quot;&amp;[$MallaSPC.Q88]&amp;&quot;}{&quot;&amp;[$MallaSPC.R88]&amp;&quot;}%&quot;&amp;[$MallaSPC.S88]&amp;[$MallaSPC.T88]&amp;[$MallaSPC.U88]&amp;[MallaSPC.V88]&amp;[MallaSPC.W88]&amp;[MallaSPC.X88]&amp;[MallaSPC.Y88]&amp;[MallaSPC.Z88]&amp;[MallaSPC.AA88]&amp;[MallaSPC.AB88]&amp;[MallaSPC.AC8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89]=&quot;&quot;;[$MallaSPC.C89]=&quot;&quot;;[$MallaSPC.F89]=&quot;&quot;);&quot;%&quot;;&quot;&quot;)" office:value-type="string" office:string-value="%">
            <text:p>%</text:p>
          </table:table-cell>
          <table:table-cell table:style-name="ce5" table:formula="of:=IF([.A87]=&quot;%&quot;;&quot;&quot;;IF([$MallaSPC.F89]=&quot;E&quot;;[.$B$1];IF([$MallaSPC.F89]=&quot;O&quot;;[.$C$1];&quot;&quot;)))">
            <text:p/>
          </table:table-cell>
          <table:table-cell table:style-name="ce5" table:formula="of:=IF([.A87]=&quot;%&quot;;&quot;&quot;;&quot;\&quot;&amp;[.$D$1]&amp;&quot;{&quot;&amp;[$MallaSPC.B89]&amp;&quot;}{&quot;&amp;[.B87]&amp;&quot;}{&quot;&amp;[$MallaSPC.C89]&amp;&quot;}{&quot;&amp;[$MallaSPC.D89]&amp;&quot;}{&quot;&amp;[$MallaSPC.E89]&amp;&quot;}{&quot;&amp;[$MallaSPC.G89]&amp;&quot;}{&quot;&amp;[$MallaSPC.H89]&amp;&quot;}{&quot;&amp;[$MallaSPC.I89]&amp;&quot;}{&quot;&amp;[$MallaSPC.J89]&amp;&quot;}{&quot;&amp;[$MallaSPC.K89]&amp;&quot;}{&quot;&amp;[$MallaSPC.L89]&amp;&quot;}{&quot;&amp;[$MallaSPC.M89]&amp;&quot;}{&quot;&amp;[$MallaSPC.N89]&amp;&quot;}{&quot;&amp;[$MallaSPC.O89]&amp;&quot;}{&quot;&amp;[$MallaSPC.P89]&amp;&quot;}{&quot;&amp;[$MallaSPC.Q89]&amp;&quot;}{&quot;&amp;[$MallaSPC.R89]&amp;&quot;}%&quot;&amp;[$MallaSPC.S89]&amp;[$MallaSPC.T89]&amp;[$MallaSPC.U89]&amp;[MallaSPC.V89]&amp;[MallaSPC.W89]&amp;[MallaSPC.X89]&amp;[MallaSPC.Y89]&amp;[MallaSPC.Z89]&amp;[MallaSPC.AA89]&amp;[MallaSPC.AB89]&amp;[MallaSPC.AC8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90]=&quot;&quot;;[$MallaSPC.C90]=&quot;&quot;;[$MallaSPC.F90]=&quot;&quot;);&quot;%&quot;;&quot;&quot;)" office:value-type="string" office:string-value="%">
            <text:p>%</text:p>
          </table:table-cell>
          <table:table-cell table:style-name="ce5" table:formula="of:=IF([.A88]=&quot;%&quot;;&quot;&quot;;IF([$MallaSPC.F90]=&quot;E&quot;;[.$B$1];IF([$MallaSPC.F90]=&quot;O&quot;;[.$C$1];&quot;&quot;)))">
            <text:p/>
          </table:table-cell>
          <table:table-cell table:style-name="ce5" table:formula="of:=IF([.A88]=&quot;%&quot;;&quot;&quot;;&quot;\&quot;&amp;[.$D$1]&amp;&quot;{&quot;&amp;[$MallaSPC.B90]&amp;&quot;}{&quot;&amp;[.B88]&amp;&quot;}{&quot;&amp;[$MallaSPC.C90]&amp;&quot;}{&quot;&amp;[$MallaSPC.D90]&amp;&quot;}{&quot;&amp;[$MallaSPC.E90]&amp;&quot;}{&quot;&amp;[$MallaSPC.G90]&amp;&quot;}{&quot;&amp;[$MallaSPC.H90]&amp;&quot;}{&quot;&amp;[$MallaSPC.I90]&amp;&quot;}{&quot;&amp;[$MallaSPC.J90]&amp;&quot;}{&quot;&amp;[$MallaSPC.K90]&amp;&quot;}{&quot;&amp;[$MallaSPC.L90]&amp;&quot;}{&quot;&amp;[$MallaSPC.M90]&amp;&quot;}{&quot;&amp;[$MallaSPC.N90]&amp;&quot;}{&quot;&amp;[$MallaSPC.O90]&amp;&quot;}{&quot;&amp;[$MallaSPC.P90]&amp;&quot;}{&quot;&amp;[$MallaSPC.Q90]&amp;&quot;}{&quot;&amp;[$MallaSPC.R90]&amp;&quot;}%&quot;&amp;[$MallaSPC.S90]&amp;[$MallaSPC.T90]&amp;[$MallaSPC.U90]&amp;[MallaSPC.V90]&amp;[MallaSPC.W90]&amp;[MallaSPC.X90]&amp;[MallaSPC.Y90]&amp;[MallaSPC.Z90]&amp;[MallaSPC.AA90]&amp;[MallaSPC.AB90]&amp;[MallaSPC.AC9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91]=&quot;&quot;;[$MallaSPC.C91]=&quot;&quot;;[$MallaSPC.F91]=&quot;&quot;);&quot;%&quot;;&quot;&quot;)">
            <text:p/>
          </table:table-cell>
          <table:table-cell table:style-name="ce5" table:formula="of:=IF([.A89]=&quot;%&quot;;&quot;&quot;;IF([$MallaSPC.F91]=&quot;E&quot;;[.$B$1];IF([$MallaSPC.F91]=&quot;O&quot;;[.$C$1];&quot;&quot;)))" office:value-type="string" office:string-value="Mandatory">
            <text:p>Mandatory</text:p>
          </table:table-cell>
          <table:table-cell table:style-name="ce5" table:formula="of:=IF([.A89]=&quot;%&quot;;&quot;&quot;;&quot;\&quot;&amp;[.$D$1]&amp;&quot;{&quot;&amp;[$MallaSPC.B91]&amp;&quot;}{&quot;&amp;[.B89]&amp;&quot;}{&quot;&amp;[$MallaSPC.C91]&amp;&quot;}{&quot;&amp;[$MallaSPC.D91]&amp;&quot;}{&quot;&amp;[$MallaSPC.E91]&amp;&quot;}{&quot;&amp;[$MallaSPC.G91]&amp;&quot;}{&quot;&amp;[$MallaSPC.H91]&amp;&quot;}{&quot;&amp;[$MallaSPC.I91]&amp;&quot;}{&quot;&amp;[$MallaSPC.J91]&amp;&quot;}{&quot;&amp;[$MallaSPC.K91]&amp;&quot;}{&quot;&amp;[$MallaSPC.L91]&amp;&quot;}{&quot;&amp;[$MallaSPC.M91]&amp;&quot;}{&quot;&amp;[$MallaSPC.N91]&amp;&quot;}{&quot;&amp;[$MallaSPC.O91]&amp;&quot;}{&quot;&amp;[$MallaSPC.P91]&amp;&quot;}{&quot;&amp;[$MallaSPC.Q91]&amp;&quot;}{&quot;&amp;[$MallaSPC.R91]&amp;&quot;}%&quot;&amp;[$MallaSPC.S91]&amp;[$MallaSPC.T91]&amp;[$MallaSPC.U91]&amp;[MallaSPC.V91]&amp;[MallaSPC.W91]&amp;[MallaSPC.X91]&amp;[MallaSPC.Y91]&amp;[MallaSPC.Z91]&amp;[MallaSPC.AA91]&amp;[MallaSPC.AB91]&amp;[MallaSPC.AC91])" office:value-type="string" office:string-value="\course{4}{Mandatory}{CS103O}{}{Algoritmos y Estructuras de Datos}{4}{2}{2}{2}{2}{6}{Advanced}{CS102O}{}{}{}{CS}%SPC,2E,NT,UNI,UCSP">
            <text:p>\course{4}{Mandatory}{CS103O}{}{Algoritmos y Estructuras de Datos}{4}{2}{2}{2}{2}{6}{Advanced}{CS102O}{}{}{}{CS}%SPC,2E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92]=&quot;&quot;;[$MallaSPC.C92]=&quot;&quot;;[$MallaSPC.F92]=&quot;&quot;);&quot;%&quot;;&quot;&quot;)">
            <text:p/>
          </table:table-cell>
          <table:table-cell table:style-name="ce5" table:formula="of:=IF([.A90]=&quot;%&quot;;&quot;&quot;;IF([$MallaSPC.F92]=&quot;E&quot;;[.$B$1];IF([$MallaSPC.F92]=&quot;O&quot;;[.$C$1];&quot;&quot;)))" office:value-type="string" office:string-value="Mandatory">
            <text:p>Mandatory</text:p>
          </table:table-cell>
          <table:table-cell table:style-name="ce5" table:formula="of:=IF([.A90]=&quot;%&quot;;&quot;&quot;;&quot;\&quot;&amp;[.$D$1]&amp;&quot;{&quot;&amp;[$MallaSPC.B92]&amp;&quot;}{&quot;&amp;[.B90]&amp;&quot;}{&quot;&amp;[$MallaSPC.C92]&amp;&quot;}{&quot;&amp;[$MallaSPC.D92]&amp;&quot;}{&quot;&amp;[$MallaSPC.E92]&amp;&quot;}{&quot;&amp;[$MallaSPC.G92]&amp;&quot;}{&quot;&amp;[$MallaSPC.H92]&amp;&quot;}{&quot;&amp;[$MallaSPC.I92]&amp;&quot;}{&quot;&amp;[$MallaSPC.J92]&amp;&quot;}{&quot;&amp;[$MallaSPC.K92]&amp;&quot;}{&quot;&amp;[$MallaSPC.L92]&amp;&quot;}{&quot;&amp;[$MallaSPC.M92]&amp;&quot;}{&quot;&amp;[$MallaSPC.N92]&amp;&quot;}{&quot;&amp;[$MallaSPC.O92]&amp;&quot;}{&quot;&amp;[$MallaSPC.P92]&amp;&quot;}{&quot;&amp;[$MallaSPC.Q92]&amp;&quot;}{&quot;&amp;[$MallaSPC.R92]&amp;&quot;}%&quot;&amp;[$MallaSPC.S92]&amp;[$MallaSPC.T92]&amp;[$MallaSPC.U92]&amp;[MallaSPC.V92]&amp;[MallaSPC.W92]&amp;[MallaSPC.X92]&amp;[MallaSPC.Y92]&amp;[MallaSPC.Z92]&amp;[MallaSPC.AA92]&amp;[MallaSPC.AB92]&amp;[MallaSPC.AC92])" office:value-type="string" office:string-value="\course{4}{Mandatory}{CS103O}{}{Algoritmos y Estructuras de Datos}{3}{4}{2}{}{3}{9}{Advanced}{CS102O}{}{}{}{CS}%CR">
            <text:p>\course{4}{Mandatory}{CS103O}{}{Algoritmos y Estructuras de Datos}{3}{4}{2}{}{3}{9}{Advanced}{CS102O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93]=&quot;&quot;;[$MallaSPC.C93]=&quot;&quot;;[$MallaSPC.F93]=&quot;&quot;);&quot;%&quot;;&quot;&quot;)">
            <text:p/>
          </table:table-cell>
          <table:table-cell table:style-name="ce5" table:formula="of:=IF([.A91]=&quot;%&quot;;&quot;&quot;;IF([$MallaSPC.F93]=&quot;E&quot;;[.$B$1];IF([$MallaSPC.F93]=&quot;O&quot;;[.$C$1];&quot;&quot;)))" office:value-type="string" office:string-value="Mandatory">
            <text:p>Mandatory</text:p>
          </table:table-cell>
          <table:table-cell table:style-name="ce5" table:formula="of:=IF([.A91]=&quot;%&quot;;&quot;&quot;;&quot;\&quot;&amp;[.$D$1]&amp;&quot;{&quot;&amp;[$MallaSPC.B93]&amp;&quot;}{&quot;&amp;[.B91]&amp;&quot;}{&quot;&amp;[$MallaSPC.C93]&amp;&quot;}{&quot;&amp;[$MallaSPC.D93]&amp;&quot;}{&quot;&amp;[$MallaSPC.E93]&amp;&quot;}{&quot;&amp;[$MallaSPC.G93]&amp;&quot;}{&quot;&amp;[$MallaSPC.H93]&amp;&quot;}{&quot;&amp;[$MallaSPC.I93]&amp;&quot;}{&quot;&amp;[$MallaSPC.J93]&amp;&quot;}{&quot;&amp;[$MallaSPC.K93]&amp;&quot;}{&quot;&amp;[$MallaSPC.L93]&amp;&quot;}{&quot;&amp;[$MallaSPC.M93]&amp;&quot;}{&quot;&amp;[$MallaSPC.N93]&amp;&quot;}{&quot;&amp;[$MallaSPC.O93]&amp;&quot;}{&quot;&amp;[$MallaSPC.P93]&amp;&quot;}{&quot;&amp;[$MallaSPC.Q93]&amp;&quot;}{&quot;&amp;[$MallaSPC.R93]&amp;&quot;}%&quot;&amp;[$MallaSPC.S93]&amp;[$MallaSPC.T93]&amp;[$MallaSPC.U93]&amp;[MallaSPC.V93]&amp;[MallaSPC.W93]&amp;[MallaSPC.X93]&amp;[MallaSPC.Y93]&amp;[MallaSPC.Z93]&amp;[MallaSPC.AA93]&amp;[MallaSPC.AB93]&amp;[MallaSPC.AC93])" office:value-type="string" office:string-value="\course{4}{Mandatory}{CS211T}{}{Teoría de la Computación}{4}{2}{2}{2}{2}{6}{Basic}{CS106}{}{}{}{CS}%SPC,NT,UCSP">
            <text:p>\course{4}{Mandatory}{CS211T}{}{Teoría de la Computación}{4}{2}{2}{2}{2}{6}{Basic}{CS106}{}{}{}{CS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94]=&quot;&quot;;[$MallaSPC.C94]=&quot;&quot;;[$MallaSPC.F94]=&quot;&quot;);&quot;%&quot;;&quot;&quot;)">
            <text:p/>
          </table:table-cell>
          <table:table-cell table:style-name="ce5" table:formula="of:=IF([.A92]=&quot;%&quot;;&quot;&quot;;IF([$MallaSPC.F94]=&quot;E&quot;;[.$B$1];IF([$MallaSPC.F94]=&quot;O&quot;;[.$C$1];&quot;&quot;)))" office:value-type="string" office:string-value="Mandatory">
            <text:p>Mandatory</text:p>
          </table:table-cell>
          <table:table-cell table:style-name="ce5" table:formula="of:=IF([.A92]=&quot;%&quot;;&quot;&quot;;&quot;\&quot;&amp;[.$D$1]&amp;&quot;{&quot;&amp;[$MallaSPC.B94]&amp;&quot;}{&quot;&amp;[.B92]&amp;&quot;}{&quot;&amp;[$MallaSPC.C94]&amp;&quot;}{&quot;&amp;[$MallaSPC.D94]&amp;&quot;}{&quot;&amp;[$MallaSPC.E94]&amp;&quot;}{&quot;&amp;[$MallaSPC.G94]&amp;&quot;}{&quot;&amp;[$MallaSPC.H94]&amp;&quot;}{&quot;&amp;[$MallaSPC.I94]&amp;&quot;}{&quot;&amp;[$MallaSPC.J94]&amp;&quot;}{&quot;&amp;[$MallaSPC.K94]&amp;&quot;}{&quot;&amp;[$MallaSPC.L94]&amp;&quot;}{&quot;&amp;[$MallaSPC.M94]&amp;&quot;}{&quot;&amp;[$MallaSPC.N94]&amp;&quot;}{&quot;&amp;[$MallaSPC.O94]&amp;&quot;}{&quot;&amp;[$MallaSPC.P94]&amp;&quot;}{&quot;&amp;[$MallaSPC.Q94]&amp;&quot;}{&quot;&amp;[$MallaSPC.R94]&amp;&quot;}%&quot;&amp;[$MallaSPC.S94]&amp;[$MallaSPC.T94]&amp;[$MallaSPC.U94]&amp;[MallaSPC.V94]&amp;[MallaSPC.W94]&amp;[MallaSPC.X94]&amp;[MallaSPC.Y94]&amp;[MallaSPC.Z94]&amp;[MallaSPC.AA94]&amp;[MallaSPC.AB94]&amp;[MallaSPC.AC94])" office:value-type="string" office:string-value="\course{4}{Mandatory}{CS211T}{}{Teoría de la Computación}{3}{4}{2}{}{3}{9}{Basic}{CS106}{}{}{}{CS}%CR">
            <text:p>\course{4}{Mandatory}{CS211T}{}{Teoría de la Computación}{3}{4}{2}{}{3}{9}{Basic}{CS106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95]=&quot;&quot;;[$MallaSPC.C95]=&quot;&quot;;[$MallaSPC.F95]=&quot;&quot;);&quot;%&quot;;&quot;&quot;)">
            <text:p/>
          </table:table-cell>
          <table:table-cell table:style-name="ce5" table:formula="of:=IF([.A93]=&quot;%&quot;;&quot;&quot;;IF([$MallaSPC.F95]=&quot;E&quot;;[.$B$1];IF([$MallaSPC.F95]=&quot;O&quot;;[.$C$1];&quot;&quot;)))" office:value-type="string" office:string-value="Mandatory">
            <text:p>Mandatory</text:p>
          </table:table-cell>
          <table:table-cell table:style-name="ce5" table:formula="of:=IF([.A93]=&quot;%&quot;;&quot;&quot;;&quot;\&quot;&amp;[.$D$1]&amp;&quot;{&quot;&amp;[$MallaSPC.B95]&amp;&quot;}{&quot;&amp;[.B93]&amp;&quot;}{&quot;&amp;[$MallaSPC.C95]&amp;&quot;}{&quot;&amp;[$MallaSPC.D95]&amp;&quot;}{&quot;&amp;[$MallaSPC.E95]&amp;&quot;}{&quot;&amp;[$MallaSPC.G95]&amp;&quot;}{&quot;&amp;[$MallaSPC.H95]&amp;&quot;}{&quot;&amp;[$MallaSPC.I95]&amp;&quot;}{&quot;&amp;[$MallaSPC.J95]&amp;&quot;}{&quot;&amp;[$MallaSPC.K95]&amp;&quot;}{&quot;&amp;[$MallaSPC.L95]&amp;&quot;}{&quot;&amp;[$MallaSPC.M95]&amp;&quot;}{&quot;&amp;[$MallaSPC.N95]&amp;&quot;}{&quot;&amp;[$MallaSPC.O95]&amp;&quot;}{&quot;&amp;[$MallaSPC.P95]&amp;&quot;}{&quot;&amp;[$MallaSPC.Q95]&amp;&quot;}{&quot;&amp;[$MallaSPC.R95]&amp;&quot;}%&quot;&amp;[$MallaSPC.S95]&amp;[$MallaSPC.T95]&amp;[$MallaSPC.U95]&amp;[MallaSPC.V95]&amp;[MallaSPC.W95]&amp;[MallaSPC.X95]&amp;[MallaSPC.Y95]&amp;[MallaSPC.Z95]&amp;[MallaSPC.AA95]&amp;[MallaSPC.AB95]&amp;[MallaSPC.AC95])" office:value-type="string" office:string-value="\course{4}{Mandatory}{CB203}{}{Estadística y Probabilidades}{4}{2}{2}{2}{2}{6}{Basic}{CB103}{}{}{}{MC}%SPC,NT,UCSP">
            <text:p>\course{4}{Mandatory}{CB203}{}{Estadística y Probabilidades}{4}{2}{2}{2}{2}{6}{Basic}{CB103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96]=&quot;&quot;;[$MallaSPC.C96]=&quot;&quot;;[$MallaSPC.F96]=&quot;&quot;);&quot;%&quot;;&quot;&quot;)">
            <text:p/>
          </table:table-cell>
          <table:table-cell table:style-name="ce5" table:formula="of:=IF([.A94]=&quot;%&quot;;&quot;&quot;;IF([$MallaSPC.F96]=&quot;E&quot;;[.$B$1];IF([$MallaSPC.F96]=&quot;O&quot;;[.$C$1];&quot;&quot;)))" office:value-type="string" office:string-value="Mandatory">
            <text:p>Mandatory</text:p>
          </table:table-cell>
          <table:table-cell table:style-name="ce5" table:formula="of:=IF([.A94]=&quot;%&quot;;&quot;&quot;;&quot;\&quot;&amp;[.$D$1]&amp;&quot;{&quot;&amp;[$MallaSPC.B96]&amp;&quot;}{&quot;&amp;[.B94]&amp;&quot;}{&quot;&amp;[$MallaSPC.C96]&amp;&quot;}{&quot;&amp;[$MallaSPC.D96]&amp;&quot;}{&quot;&amp;[$MallaSPC.E96]&amp;&quot;}{&quot;&amp;[$MallaSPC.G96]&amp;&quot;}{&quot;&amp;[$MallaSPC.H96]&amp;&quot;}{&quot;&amp;[$MallaSPC.I96]&amp;&quot;}{&quot;&amp;[$MallaSPC.J96]&amp;&quot;}{&quot;&amp;[$MallaSPC.K96]&amp;&quot;}{&quot;&amp;[$MallaSPC.L96]&amp;&quot;}{&quot;&amp;[$MallaSPC.M96]&amp;&quot;}{&quot;&amp;[$MallaSPC.N96]&amp;&quot;}{&quot;&amp;[$MallaSPC.O96]&amp;&quot;}{&quot;&amp;[$MallaSPC.P96]&amp;&quot;}{&quot;&amp;[$MallaSPC.Q96]&amp;&quot;}{&quot;&amp;[$MallaSPC.R96]&amp;&quot;}%&quot;&amp;[$MallaSPC.S96]&amp;[$MallaSPC.T96]&amp;[$MallaSPC.U96]&amp;[MallaSPC.V96]&amp;[MallaSPC.W96]&amp;[MallaSPC.X96]&amp;[MallaSPC.Y96]&amp;[MallaSPC.Z96]&amp;[MallaSPC.AA96]&amp;[MallaSPC.AB96]&amp;[MallaSPC.AC96])" office:value-type="string" office:string-value="\course{4}{Mandatory}{CB203}{}{Estadística y Probabilidades}{2}{2}{2}{}{2}{6}{Basic}{CB103}{}{}{}{MC}%CR">
            <text:p>\course{4}{Mandatory}{CB203}{}{Estadística y Probabilidades}{2}{2}{2}{}{2}{6}{Basic}{CB103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97]=&quot;&quot;;[$MallaSPC.C97]=&quot;&quot;;[$MallaSPC.F97]=&quot;&quot;);&quot;%&quot;;&quot;&quot;)">
            <text:p/>
          </table:table-cell>
          <table:table-cell table:style-name="ce5" table:formula="of:=IF([.A95]=&quot;%&quot;;&quot;&quot;;IF([$MallaSPC.F97]=&quot;E&quot;;[.$B$1];IF([$MallaSPC.F97]=&quot;O&quot;;[.$C$1];&quot;&quot;)))" office:value-type="string" office:string-value="Mandatory">
            <text:p>Mandatory</text:p>
          </table:table-cell>
          <table:table-cell table:style-name="ce5" table:formula="of:=IF([.A95]=&quot;%&quot;;&quot;&quot;;&quot;\&quot;&amp;[.$D$1]&amp;&quot;{&quot;&amp;[$MallaSPC.B97]&amp;&quot;}{&quot;&amp;[.B95]&amp;&quot;}{&quot;&amp;[$MallaSPC.C97]&amp;&quot;}{&quot;&amp;[$MallaSPC.D97]&amp;&quot;}{&quot;&amp;[$MallaSPC.E97]&amp;&quot;}{&quot;&amp;[$MallaSPC.G97]&amp;&quot;}{&quot;&amp;[$MallaSPC.H97]&amp;&quot;}{&quot;&amp;[$MallaSPC.I97]&amp;&quot;}{&quot;&amp;[$MallaSPC.J97]&amp;&quot;}{&quot;&amp;[$MallaSPC.K97]&amp;&quot;}{&quot;&amp;[$MallaSPC.L97]&amp;&quot;}{&quot;&amp;[$MallaSPC.M97]&amp;&quot;}{&quot;&amp;[$MallaSPC.N97]&amp;&quot;}{&quot;&amp;[$MallaSPC.O97]&amp;&quot;}{&quot;&amp;[$MallaSPC.P97]&amp;&quot;}{&quot;&amp;[$MallaSPC.Q97]&amp;&quot;}{&quot;&amp;[$MallaSPC.R97]&amp;&quot;}%&quot;&amp;[$MallaSPC.S97]&amp;[$MallaSPC.T97]&amp;[$MallaSPC.U97]&amp;[MallaSPC.V97]&amp;[MallaSPC.W97]&amp;[MallaSPC.X97]&amp;[MallaSPC.Y97]&amp;[MallaSPC.Z97]&amp;[MallaSPC.AA97]&amp;[MallaSPC.AB97]&amp;[MallaSPC.AC97])" office:value-type="string" office:string-value="\course{4}{Mandatory}{CB201}{}{Análisis Matemático III}{5}{4}{2}{}{}{6}{}{CB103}{}{}{}{CB}%SPC,NT,UCSP">
            <text:p>\course{4}{Mandatory}{CB201}{}{Análisis Matemático III}{5}{4}{2}{}{}{6}{}{CB103}{}{}{}{CB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98]=&quot;&quot;;[$MallaSPC.C98]=&quot;&quot;;[$MallaSPC.F98]=&quot;&quot;);&quot;%&quot;;&quot;&quot;)">
            <text:p/>
          </table:table-cell>
          <table:table-cell table:style-name="ce5" table:formula="of:=IF([.A96]=&quot;%&quot;;&quot;&quot;;IF([$MallaSPC.F98]=&quot;E&quot;;[.$B$1];IF([$MallaSPC.F98]=&quot;O&quot;;[.$C$1];&quot;&quot;)))" office:value-type="string" office:string-value="Mandatory">
            <text:p>Mandatory</text:p>
          </table:table-cell>
          <table:table-cell table:style-name="ce5" table:formula="of:=IF([.A96]=&quot;%&quot;;&quot;&quot;;&quot;\&quot;&amp;[.$D$1]&amp;&quot;{&quot;&amp;[$MallaSPC.B98]&amp;&quot;}{&quot;&amp;[.B96]&amp;&quot;}{&quot;&amp;[$MallaSPC.C98]&amp;&quot;}{&quot;&amp;[$MallaSPC.D98]&amp;&quot;}{&quot;&amp;[$MallaSPC.E98]&amp;&quot;}{&quot;&amp;[$MallaSPC.G98]&amp;&quot;}{&quot;&amp;[$MallaSPC.H98]&amp;&quot;}{&quot;&amp;[$MallaSPC.I98]&amp;&quot;}{&quot;&amp;[$MallaSPC.J98]&amp;&quot;}{&quot;&amp;[$MallaSPC.K98]&amp;&quot;}{&quot;&amp;[$MallaSPC.L98]&amp;&quot;}{&quot;&amp;[$MallaSPC.M98]&amp;&quot;}{&quot;&amp;[$MallaSPC.N98]&amp;&quot;}{&quot;&amp;[$MallaSPC.O98]&amp;&quot;}{&quot;&amp;[$MallaSPC.P98]&amp;&quot;}{&quot;&amp;[$MallaSPC.Q98]&amp;&quot;}{&quot;&amp;[$MallaSPC.R98]&amp;&quot;}%&quot;&amp;[$MallaSPC.S98]&amp;[$MallaSPC.T98]&amp;[$MallaSPC.U98]&amp;[MallaSPC.V98]&amp;[MallaSPC.W98]&amp;[MallaSPC.X98]&amp;[MallaSPC.Y98]&amp;[MallaSPC.Z98]&amp;[MallaSPC.AA98]&amp;[MallaSPC.AB98]&amp;[MallaSPC.AC98])" office:value-type="string" office:string-value="\course{4}{Mandatory}{CB201}{}{Análisis Matemático III}{3}{4}{2}{}{3}{9}{}{CB103}{}{}{}{CB}%CR">
            <text:p>\course{4}{Mandatory}{CB201}{}{Análisis Matemático III}{3}{4}{2}{}{3}{9}{}{CB103}{}{}{}{CB}%CR</text:p>
          </table:table-cell>
          <table:table-cell table:number-columns-repeated="1021"/>
        </table:table-row>
        <table:table-row table:style-name="ro2">
          <table:table-cell table:style-name="ce5" table:formula="of:=IF(OR([$MallaSPC.B99]=&quot;&quot;;[$MallaSPC.C99]=&quot;&quot;;[$MallaSPC.F99]=&quot;&quot;);&quot;%&quot;;&quot;&quot;)">
            <text:p/>
          </table:table-cell>
          <table:table-cell table:style-name="ce5" table:formula="of:=IF([.A97]=&quot;%&quot;;&quot;&quot;;IF([$MallaSPC.F99]=&quot;E&quot;;[.$B$1];IF([$MallaSPC.F99]=&quot;O&quot;;[.$C$1];&quot;&quot;)))" office:value-type="string" office:string-value="Mandatory">
            <text:p>Mandatory</text:p>
          </table:table-cell>
          <table:table-cell table:style-name="ce5" table:formula="of:=IF([.A97]=&quot;%&quot;;&quot;&quot;;&quot;\&quot;&amp;[.$D$1]&amp;&quot;{&quot;&amp;[$MallaSPC.B99]&amp;&quot;}{&quot;&amp;[.B97]&amp;&quot;}{&quot;&amp;[$MallaSPC.C99]&amp;&quot;}{&quot;&amp;[$MallaSPC.D99]&amp;&quot;}{&quot;&amp;[$MallaSPC.E99]&amp;&quot;}{&quot;&amp;[$MallaSPC.G99]&amp;&quot;}{&quot;&amp;[$MallaSPC.H99]&amp;&quot;}{&quot;&amp;[$MallaSPC.I99]&amp;&quot;}{&quot;&amp;[$MallaSPC.J99]&amp;&quot;}{&quot;&amp;[$MallaSPC.K99]&amp;&quot;}{&quot;&amp;[$MallaSPC.L99]&amp;&quot;}{&quot;&amp;[$MallaSPC.M99]&amp;&quot;}{&quot;&amp;[$MallaSPC.N99]&amp;&quot;}{&quot;&amp;[$MallaSPC.O99]&amp;&quot;}{&quot;&amp;[$MallaSPC.P99]&amp;&quot;}{&quot;&amp;[$MallaSPC.Q99]&amp;&quot;}{&quot;&amp;[$MallaSPC.R99]&amp;&quot;}%&quot;&amp;[$MallaSPC.S99]&amp;[$MallaSPC.T99]&amp;[$MallaSPC.U99]&amp;[MallaSPC.V99]&amp;[MallaSPC.W99]&amp;[MallaSPC.X99]&amp;[MallaSPC.Y99]&amp;[MallaSPC.Z99]&amp;[MallaSPC.AA99]&amp;[MallaSPC.AB99]&amp;[MallaSPC.AC99])" office:value-type="string" office:string-value="\course{4}{Mandatory}{CB201}{}{Cálculo en varias variables}{5}{4}{2}{}{}{6}{}{CB103}{}{}{}{CB}%UNSA">
            <text:p>\course{4}{Mandatory}{CB201}{}{Cálculo en varias variables}{5}{4}{2}{}{}{6}{}{CB103}{}{}{}{CB}%UNSA</text:p>
          </table:table-cell>
          <table:table-cell table:number-columns-repeated="1021"/>
        </table:table-row>
        <table:table-row table:style-name="ro2">
          <table:table-cell table:style-name="ce5" table:formula="of:=IF(OR([$MallaSPC.B100]=&quot;&quot;;[$MallaSPC.C100]=&quot;&quot;;[$MallaSPC.F100]=&quot;&quot;);&quot;%&quot;;&quot;&quot;)">
            <text:p/>
          </table:table-cell>
          <table:table-cell table:style-name="ce5" table:formula="of:=IF([.A98]=&quot;%&quot;;&quot;&quot;;IF([$MallaSPC.F100]=&quot;E&quot;;[.$B$1];IF([$MallaSPC.F100]=&quot;O&quot;;[.$C$1];&quot;&quot;)))" office:value-type="string" office:string-value="Mandatory">
            <text:p>Mandatory</text:p>
          </table:table-cell>
          <table:table-cell table:style-name="ce5" table:formula="of:=IF([.A98]=&quot;%&quot;;&quot;&quot;;&quot;\&quot;&amp;[.$D$1]&amp;&quot;{&quot;&amp;[$MallaSPC.B100]&amp;&quot;}{&quot;&amp;[.B98]&amp;&quot;}{&quot;&amp;[$MallaSPC.C100]&amp;&quot;}{&quot;&amp;[$MallaSPC.D100]&amp;&quot;}{&quot;&amp;[$MallaSPC.E100]&amp;&quot;}{&quot;&amp;[$MallaSPC.G100]&amp;&quot;}{&quot;&amp;[$MallaSPC.H100]&amp;&quot;}{&quot;&amp;[$MallaSPC.I100]&amp;&quot;}{&quot;&amp;[$MallaSPC.J100]&amp;&quot;}{&quot;&amp;[$MallaSPC.K100]&amp;&quot;}{&quot;&amp;[$MallaSPC.L100]&amp;&quot;}{&quot;&amp;[$MallaSPC.M100]&amp;&quot;}{&quot;&amp;[$MallaSPC.N100]&amp;&quot;}{&quot;&amp;[$MallaSPC.O100]&amp;&quot;}{&quot;&amp;[$MallaSPC.P100]&amp;&quot;}{&quot;&amp;[$MallaSPC.Q100]&amp;&quot;}{&quot;&amp;[$MallaSPC.R100]&amp;&quot;}%&quot;&amp;[$MallaSPC.S100]&amp;[$MallaSPC.T100]&amp;[$MallaSPC.U100]&amp;[MallaSPC.V100]&amp;[MallaSPC.W100]&amp;[MallaSPC.X100]&amp;[MallaSPC.Y100]&amp;[MallaSPC.Z100]&amp;[MallaSPC.AA100]&amp;[MallaSPC.AB100]&amp;[MallaSPC.AC100])" office:value-type="string" office:string-value="\course{4}{Mandatory}{CS270T}{}{Bases de Datos I}{5}{2}{2}{4}{4}{8}{Advanced}{CS107}{}{}{}{CS,IT}%SPC,2E,NT,UCSP">
            <text:p>\course{4}{Mandatory}{CS270T}{}{Bases de Datos I}{5}{2}{2}{4}{4}{8}{Advanced}{CS107}{}{}{}{CS,IT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01]=&quot;&quot;;[$MallaSPC.C101]=&quot;&quot;;[$MallaSPC.F101]=&quot;&quot;);&quot;%&quot;;&quot;&quot;)">
            <text:p/>
          </table:table-cell>
          <table:table-cell table:style-name="ce5" table:formula="of:=IF([.A99]=&quot;%&quot;;&quot;&quot;;IF([$MallaSPC.F101]=&quot;E&quot;;[.$B$1];IF([$MallaSPC.F101]=&quot;O&quot;;[.$C$1];&quot;&quot;)))" office:value-type="string" office:string-value="Mandatory">
            <text:p>Mandatory</text:p>
          </table:table-cell>
          <table:table-cell table:style-name="ce5" table:formula="of:=IF([.A99]=&quot;%&quot;;&quot;&quot;;&quot;\&quot;&amp;[.$D$1]&amp;&quot;{&quot;&amp;[$MallaSPC.B101]&amp;&quot;}{&quot;&amp;[.B99]&amp;&quot;}{&quot;&amp;[$MallaSPC.C101]&amp;&quot;}{&quot;&amp;[$MallaSPC.D101]&amp;&quot;}{&quot;&amp;[$MallaSPC.E101]&amp;&quot;}{&quot;&amp;[$MallaSPC.G101]&amp;&quot;}{&quot;&amp;[$MallaSPC.H101]&amp;&quot;}{&quot;&amp;[$MallaSPC.I101]&amp;&quot;}{&quot;&amp;[$MallaSPC.J101]&amp;&quot;}{&quot;&amp;[$MallaSPC.K101]&amp;&quot;}{&quot;&amp;[$MallaSPC.L101]&amp;&quot;}{&quot;&amp;[$MallaSPC.M101]&amp;&quot;}{&quot;&amp;[$MallaSPC.N101]&amp;&quot;}{&quot;&amp;[$MallaSPC.O101]&amp;&quot;}{&quot;&amp;[$MallaSPC.P101]&amp;&quot;}{&quot;&amp;[$MallaSPC.Q101]&amp;&quot;}{&quot;&amp;[$MallaSPC.R101]&amp;&quot;}%&quot;&amp;[$MallaSPC.S101]&amp;[$MallaSPC.T101]&amp;[$MallaSPC.U101]&amp;[MallaSPC.V101]&amp;[MallaSPC.W101]&amp;[MallaSPC.X101]&amp;[MallaSPC.Y101]&amp;[MallaSPC.Z101]&amp;[MallaSPC.AA101]&amp;[MallaSPC.AB101]&amp;[MallaSPC.AC101])" office:value-type="string" office:string-value="\course{4}{Mandatory}{CS270T}{}{Bases de Datos I}{3}{4}{2}{}{3}{9}{Advanced}{CS107}{}{}{}{CS,IT}%CR">
            <text:p>\course{4}{Mandatory}{CS270T}{}{Bases de Datos I}{3}{4}{2}{}{3}{9}{Advanced}{CS107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102]=&quot;&quot;;[$MallaSPC.C102]=&quot;&quot;;[$MallaSPC.F102]=&quot;&quot;);&quot;%&quot;;&quot;&quot;)">
            <text:p/>
          </table:table-cell>
          <table:table-cell table:style-name="ce5" table:formula="of:=IF([.A100]=&quot;%&quot;;&quot;&quot;;IF([$MallaSPC.F102]=&quot;E&quot;;[.$B$1];IF([$MallaSPC.F102]=&quot;O&quot;;[.$C$1];&quot;&quot;)))" office:value-type="string" office:string-value="Mandatory">
            <text:p>Mandatory</text:p>
          </table:table-cell>
          <table:table-cell table:style-name="ce5" table:formula="of:=IF([.A100]=&quot;%&quot;;&quot;&quot;;&quot;\&quot;&amp;[.$D$1]&amp;&quot;{&quot;&amp;[$MallaSPC.B102]&amp;&quot;}{&quot;&amp;[.B100]&amp;&quot;}{&quot;&amp;[$MallaSPC.C102]&amp;&quot;}{&quot;&amp;[$MallaSPC.D102]&amp;&quot;}{&quot;&amp;[$MallaSPC.E102]&amp;&quot;}{&quot;&amp;[$MallaSPC.G102]&amp;&quot;}{&quot;&amp;[$MallaSPC.H102]&amp;&quot;}{&quot;&amp;[$MallaSPC.I102]&amp;&quot;}{&quot;&amp;[$MallaSPC.J102]&amp;&quot;}{&quot;&amp;[$MallaSPC.K102]&amp;&quot;}{&quot;&amp;[$MallaSPC.L102]&amp;&quot;}{&quot;&amp;[$MallaSPC.M102]&amp;&quot;}{&quot;&amp;[$MallaSPC.N102]&amp;&quot;}{&quot;&amp;[$MallaSPC.O102]&amp;&quot;}{&quot;&amp;[$MallaSPC.P102]&amp;&quot;}{&quot;&amp;[$MallaSPC.Q102]&amp;&quot;}{&quot;&amp;[$MallaSPC.R102]&amp;&quot;}%&quot;&amp;[$MallaSPC.S102]&amp;[$MallaSPC.T102]&amp;[$MallaSPC.U102]&amp;[MallaSPC.V102]&amp;[MallaSPC.W102]&amp;[MallaSPC.X102]&amp;[MallaSPC.Y102]&amp;[MallaSPC.Z102]&amp;[MallaSPC.AA102]&amp;[MallaSPC.AB102]&amp;[MallaSPC.AC102])" office:value-type="string" office:string-value="\course{4}{Mandatory}{CF241}{}{Física General III}{6}{4}{2}{2}{2}{8}{}{CF142, CM142, CM132}{}{}{}{CB}%UNI">
            <text:p>\course{4}{Mandatory}{CF241}{}{Física General III}{6}{4}{2}{2}{2}{8}{}{CF142, CM142, CM132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103]=&quot;&quot;;[$MallaSPC.C103]=&quot;&quot;;[$MallaSPC.F103]=&quot;&quot;);&quot;%&quot;;&quot;&quot;)">
            <text:p/>
          </table:table-cell>
          <table:table-cell table:style-name="ce5" table:formula="of:=IF([.A101]=&quot;%&quot;;&quot;&quot;;IF([$MallaSPC.F103]=&quot;E&quot;;[.$B$1];IF([$MallaSPC.F103]=&quot;O&quot;;[.$C$1];&quot;&quot;)))" office:value-type="string" office:string-value="Mandatory">
            <text:p>Mandatory</text:p>
          </table:table-cell>
          <table:table-cell table:style-name="ce5" table:formula="of:=IF([.A101]=&quot;%&quot;;&quot;&quot;;&quot;\&quot;&amp;[.$D$1]&amp;&quot;{&quot;&amp;[$MallaSPC.B103]&amp;&quot;}{&quot;&amp;[.B101]&amp;&quot;}{&quot;&amp;[$MallaSPC.C103]&amp;&quot;}{&quot;&amp;[$MallaSPC.D103]&amp;&quot;}{&quot;&amp;[$MallaSPC.E103]&amp;&quot;}{&quot;&amp;[$MallaSPC.G103]&amp;&quot;}{&quot;&amp;[$MallaSPC.H103]&amp;&quot;}{&quot;&amp;[$MallaSPC.I103]&amp;&quot;}{&quot;&amp;[$MallaSPC.J103]&amp;&quot;}{&quot;&amp;[$MallaSPC.K103]&amp;&quot;}{&quot;&amp;[$MallaSPC.L103]&amp;&quot;}{&quot;&amp;[$MallaSPC.M103]&amp;&quot;}{&quot;&amp;[$MallaSPC.N103]&amp;&quot;}{&quot;&amp;[$MallaSPC.O103]&amp;&quot;}{&quot;&amp;[$MallaSPC.P103]&amp;&quot;}{&quot;&amp;[$MallaSPC.Q103]&amp;&quot;}{&quot;&amp;[$MallaSPC.R103]&amp;&quot;}%&quot;&amp;[$MallaSPC.S103]&amp;[$MallaSPC.T103]&amp;[$MallaSPC.U103]&amp;[MallaSPC.V103]&amp;[MallaSPC.W103]&amp;[MallaSPC.X103]&amp;[MallaSPC.Y103]&amp;[MallaSPC.Z103]&amp;[MallaSPC.AA103]&amp;[MallaSPC.AB103]&amp;[MallaSPC.AC103])" office:value-type="string" office:string-value="\course{4}{Mandatory}{CM251}{}{Álgebra Lineal}{5.5}{4}{3}{}{}{7}{}{CM132,CM142}{}{}{}{CB}%UNI">
            <text:p>\course{4}{Mandatory}{CM251}{}{Álgebra Lineal}{5.5}{4}{3}{}{}{7}{}{CM132,CM142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104]=&quot;&quot;;[$MallaSPC.C104]=&quot;&quot;;[$MallaSPC.F104]=&quot;&quot;);&quot;%&quot;;&quot;&quot;)">
            <text:p/>
          </table:table-cell>
          <table:table-cell table:style-name="ce5" table:formula="of:=IF([.A102]=&quot;%&quot;;&quot;&quot;;IF([$MallaSPC.F104]=&quot;E&quot;;[.$B$1];IF([$MallaSPC.F104]=&quot;O&quot;;[.$C$1];&quot;&quot;)))" office:value-type="string" office:string-value="Mandatory">
            <text:p>Mandatory</text:p>
          </table:table-cell>
          <table:table-cell table:style-name="ce5" table:formula="of:=IF([.A102]=&quot;%&quot;;&quot;&quot;;&quot;\&quot;&amp;[.$D$1]&amp;&quot;{&quot;&amp;[$MallaSPC.B104]&amp;&quot;}{&quot;&amp;[.B102]&amp;&quot;}{&quot;&amp;[$MallaSPC.C104]&amp;&quot;}{&quot;&amp;[$MallaSPC.D104]&amp;&quot;}{&quot;&amp;[$MallaSPC.E104]&amp;&quot;}{&quot;&amp;[$MallaSPC.G104]&amp;&quot;}{&quot;&amp;[$MallaSPC.H104]&amp;&quot;}{&quot;&amp;[$MallaSPC.I104]&amp;&quot;}{&quot;&amp;[$MallaSPC.J104]&amp;&quot;}{&quot;&amp;[$MallaSPC.K104]&amp;&quot;}{&quot;&amp;[$MallaSPC.L104]&amp;&quot;}{&quot;&amp;[$MallaSPC.M104]&amp;&quot;}{&quot;&amp;[$MallaSPC.N104]&amp;&quot;}{&quot;&amp;[$MallaSPC.O104]&amp;&quot;}{&quot;&amp;[$MallaSPC.P104]&amp;&quot;}{&quot;&amp;[$MallaSPC.Q104]&amp;&quot;}{&quot;&amp;[$MallaSPC.R104]&amp;&quot;}%&quot;&amp;[$MallaSPC.S104]&amp;[$MallaSPC.T104]&amp;[$MallaSPC.U104]&amp;[MallaSPC.V104]&amp;[MallaSPC.W104]&amp;[MallaSPC.X104]&amp;[MallaSPC.Y104]&amp;[MallaSPC.Z104]&amp;[MallaSPC.AA104]&amp;[MallaSPC.AB104]&amp;[MallaSPC.AC104])" office:value-type="string" office:string-value="\course{4}{Mandatory}{CM211}{}{Cálculo Diferencial e Integral Avanzado}{7.5}{6}{3}{}{}{9}{}{CM132,CM142}{}{}{}{CB}%UNI">
            <text:p>\course{4}{Mandatory}{CM211}{}{Cálculo Diferencial e Integral Avanzado}{7.5}{6}{3}{}{}{9}{}{CM132,CM142}{}{}{}{CB}%UNI</text:p>
          </table:table-cell>
          <table:table-cell table:number-columns-repeated="1021"/>
        </table:table-row>
        <table:table-row table:style-name="ro2">
          <table:table-cell table:style-name="ce5" table:formula="of:=IF(OR([$MallaSPC.B105]=&quot;&quot;;[$MallaSPC.C105]=&quot;&quot;;[$MallaSPC.F105]=&quot;&quot;);&quot;%&quot;;&quot;&quot;)">
            <text:p/>
          </table:table-cell>
          <table:table-cell table:style-name="ce5" table:formula="of:=IF([.A103]=&quot;%&quot;;&quot;&quot;;IF([$MallaSPC.F105]=&quot;E&quot;;[.$B$1];IF([$MallaSPC.F105]=&quot;O&quot;;[.$C$1];&quot;&quot;)))" office:value-type="string" office:string-value="Mandatory">
            <text:p>Mandatory</text:p>
          </table:table-cell>
          <table:table-cell table:style-name="ce5" table:formula="of:=IF([.A103]=&quot;%&quot;;&quot;&quot;;&quot;\&quot;&amp;[.$D$1]&amp;&quot;{&quot;&amp;[$MallaSPC.B105]&amp;&quot;}{&quot;&amp;[.B103]&amp;&quot;}{&quot;&amp;[$MallaSPC.C105]&amp;&quot;}{&quot;&amp;[$MallaSPC.D105]&amp;&quot;}{&quot;&amp;[$MallaSPC.E105]&amp;&quot;}{&quot;&amp;[$MallaSPC.G105]&amp;&quot;}{&quot;&amp;[$MallaSPC.H105]&amp;&quot;}{&quot;&amp;[$MallaSPC.I105]&amp;&quot;}{&quot;&amp;[$MallaSPC.J105]&amp;&quot;}{&quot;&amp;[$MallaSPC.K105]&amp;&quot;}{&quot;&amp;[$MallaSPC.L105]&amp;&quot;}{&quot;&amp;[$MallaSPC.M105]&amp;&quot;}{&quot;&amp;[$MallaSPC.N105]&amp;&quot;}{&quot;&amp;[$MallaSPC.O105]&amp;&quot;}{&quot;&amp;[$MallaSPC.P105]&amp;&quot;}{&quot;&amp;[$MallaSPC.Q105]&amp;&quot;}{&quot;&amp;[$MallaSPC.R105]&amp;&quot;}%&quot;&amp;[$MallaSPC.S105]&amp;[$MallaSPC.T105]&amp;[$MallaSPC.U105]&amp;[MallaSPC.V105]&amp;[MallaSPC.W105]&amp;[MallaSPC.X105]&amp;[MallaSPC.Y105]&amp;[MallaSPC.Z105]&amp;[MallaSPC.AA105]&amp;[MallaSPC.AB105]&amp;[MallaSPC.AC105])" office:value-type="string" office:string-value="\course{4}{Mandatory}{FG141}{}{Historia de las Ideas}{4}{4}{4}{}{4}{12}{}{}{}{}{}{FG}%UJPII">
            <text:p>\course{4}{Mandatory}{FG141}{}{Historia de las Ideas}{4}{4}{4}{}{4}{12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106]=&quot;&quot;;[$MallaSPC.C106]=&quot;&quot;;[$MallaSPC.F106]=&quot;&quot;);&quot;%&quot;;&quot;&quot;)">
            <text:p/>
          </table:table-cell>
          <table:table-cell table:style-name="ce5" table:formula="of:=IF([.A104]=&quot;%&quot;;&quot;&quot;;IF([$MallaSPC.F106]=&quot;E&quot;;[.$B$1];IF([$MallaSPC.F106]=&quot;O&quot;;[.$C$1];&quot;&quot;)))" office:value-type="string" office:string-value="Mandatory">
            <text:p>Mandatory</text:p>
          </table:table-cell>
          <table:table-cell table:style-name="ce5" table:formula="of:=IF([.A104]=&quot;%&quot;;&quot;&quot;;&quot;\&quot;&amp;[.$D$1]&amp;&quot;{&quot;&amp;[$MallaSPC.B106]&amp;&quot;}{&quot;&amp;[.B104]&amp;&quot;}{&quot;&amp;[$MallaSPC.C106]&amp;&quot;}{&quot;&amp;[$MallaSPC.D106]&amp;&quot;}{&quot;&amp;[$MallaSPC.E106]&amp;&quot;}{&quot;&amp;[$MallaSPC.G106]&amp;&quot;}{&quot;&amp;[$MallaSPC.H106]&amp;&quot;}{&quot;&amp;[$MallaSPC.I106]&amp;&quot;}{&quot;&amp;[$MallaSPC.J106]&amp;&quot;}{&quot;&amp;[$MallaSPC.K106]&amp;&quot;}{&quot;&amp;[$MallaSPC.L106]&amp;&quot;}{&quot;&amp;[$MallaSPC.M106]&amp;&quot;}{&quot;&amp;[$MallaSPC.N106]&amp;&quot;}{&quot;&amp;[$MallaSPC.O106]&amp;&quot;}{&quot;&amp;[$MallaSPC.P106]&amp;&quot;}{&quot;&amp;[$MallaSPC.Q106]&amp;&quot;}{&quot;&amp;[$MallaSPC.R106]&amp;&quot;}%&quot;&amp;[$MallaSPC.S106]&amp;[$MallaSPC.T106]&amp;[$MallaSPC.U106]&amp;[MallaSPC.V106]&amp;[MallaSPC.W106]&amp;[MallaSPC.X106]&amp;[MallaSPC.Y106]&amp;[MallaSPC.Z106]&amp;[MallaSPC.AA106]&amp;[MallaSPC.AB106]&amp;[MallaSPC.AC106])" office:value-type="string" office:string-value="\course{4}{Mandatory}{ID103}{ID201}{Inglés Técnico III}{3}{}{}{}{}{0}{}{ID102}{}{}{}{FG}%USGP">
            <text:p>\course{4}{Mandatory}{ID103}{ID201}{Inglés Técnico III}{3}{}{}{}{}{0}{}{ID102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07]=&quot;&quot;;[$MallaSPC.C107]=&quot;&quot;;[$MallaSPC.F107]=&quot;&quot;);&quot;%&quot;;&quot;&quot;)">
            <text:p/>
          </table:table-cell>
          <table:table-cell table:style-name="ce5" table:formula="of:=IF([.A105]=&quot;%&quot;;&quot;&quot;;IF([$MallaSPC.F107]=&quot;E&quot;;[.$B$1];IF([$MallaSPC.F107]=&quot;O&quot;;[.$C$1];&quot;&quot;)))" office:value-type="string" office:string-value="Mandatory">
            <text:p>Mandatory</text:p>
          </table:table-cell>
          <table:table-cell table:style-name="ce5" table:formula="of:=IF([.A105]=&quot;%&quot;;&quot;&quot;;&quot;\&quot;&amp;[.$D$1]&amp;&quot;{&quot;&amp;[$MallaSPC.B107]&amp;&quot;}{&quot;&amp;[.B105]&amp;&quot;}{&quot;&amp;[$MallaSPC.C107]&amp;&quot;}{&quot;&amp;[$MallaSPC.D107]&amp;&quot;}{&quot;&amp;[$MallaSPC.E107]&amp;&quot;}{&quot;&amp;[$MallaSPC.G107]&amp;&quot;}{&quot;&amp;[$MallaSPC.H107]&amp;&quot;}{&quot;&amp;[$MallaSPC.I107]&amp;&quot;}{&quot;&amp;[$MallaSPC.J107]&amp;&quot;}{&quot;&amp;[$MallaSPC.K107]&amp;&quot;}{&quot;&amp;[$MallaSPC.L107]&amp;&quot;}{&quot;&amp;[$MallaSPC.M107]&amp;&quot;}{&quot;&amp;[$MallaSPC.N107]&amp;&quot;}{&quot;&amp;[$MallaSPC.O107]&amp;&quot;}{&quot;&amp;[$MallaSPC.P107]&amp;&quot;}{&quot;&amp;[$MallaSPC.Q107]&amp;&quot;}{&quot;&amp;[$MallaSPC.R107]&amp;&quot;}%&quot;&amp;[$MallaSPC.S107]&amp;[$MallaSPC.T107]&amp;[$MallaSPC.U107]&amp;[MallaSPC.V107]&amp;[MallaSPC.W107]&amp;[MallaSPC.X107]&amp;[MallaSPC.Y107]&amp;[MallaSPC.Z107]&amp;[MallaSPC.AA107]&amp;[MallaSPC.AB107]&amp;[MallaSPC.AC107])" office:value-type="string" office:string-value="\course{4}{Mandatory}{FG109}{}{Realidad Nacional}{3}{}{}{}{}{0}{}{FG108}{}{}{}{}%USGP">
            <text:p>\course{4}{Mandatory}{FG109}{}{Realidad Nacional}{3}{}{}{}{}{0}{}{FG108}{}{}{}{}%USGP</text:p>
          </table:table-cell>
          <table:table-cell table:number-columns-repeated="1021"/>
        </table:table-row>
        <table:table-row table:style-name="ro2">
          <table:table-cell table:style-name="ce5" table:formula="of:=IF(OR([$MallaSPC.B108]=&quot;&quot;;[$MallaSPC.C108]=&quot;&quot;;[$MallaSPC.F108]=&quot;&quot;);&quot;%&quot;;&quot;&quot;)" office:value-type="string" office:string-value="%">
            <text:p>%</text:p>
          </table:table-cell>
          <table:table-cell table:style-name="ce5" table:formula="of:=IF([.A106]=&quot;%&quot;;&quot;&quot;;IF([$MallaSPC.F108]=&quot;E&quot;;[.$B$1];IF([$MallaSPC.F108]=&quot;O&quot;;[.$C$1];&quot;&quot;)))">
            <text:p/>
          </table:table-cell>
          <table:table-cell table:style-name="ce5" table:formula="of:=IF([.A106]=&quot;%&quot;;&quot;&quot;;&quot;\&quot;&amp;[.$D$1]&amp;&quot;{&quot;&amp;[$MallaSPC.B108]&amp;&quot;}{&quot;&amp;[.B106]&amp;&quot;}{&quot;&amp;[$MallaSPC.C108]&amp;&quot;}{&quot;&amp;[$MallaSPC.D108]&amp;&quot;}{&quot;&amp;[$MallaSPC.E108]&amp;&quot;}{&quot;&amp;[$MallaSPC.G108]&amp;&quot;}{&quot;&amp;[$MallaSPC.H108]&amp;&quot;}{&quot;&amp;[$MallaSPC.I108]&amp;&quot;}{&quot;&amp;[$MallaSPC.J108]&amp;&quot;}{&quot;&amp;[$MallaSPC.K108]&amp;&quot;}{&quot;&amp;[$MallaSPC.L108]&amp;&quot;}{&quot;&amp;[$MallaSPC.M108]&amp;&quot;}{&quot;&amp;[$MallaSPC.N108]&amp;&quot;}{&quot;&amp;[$MallaSPC.O108]&amp;&quot;}{&quot;&amp;[$MallaSPC.P108]&amp;&quot;}{&quot;&amp;[$MallaSPC.Q108]&amp;&quot;}{&quot;&amp;[$MallaSPC.R108]&amp;&quot;}%&quot;&amp;[$MallaSPC.S108]&amp;[$MallaSPC.T108]&amp;[$MallaSPC.U108]&amp;[MallaSPC.V108]&amp;[MallaSPC.W108]&amp;[MallaSPC.X108]&amp;[MallaSPC.Y108]&amp;[MallaSPC.Z108]&amp;[MallaSPC.AA108]&amp;[MallaSPC.AB108]&amp;[MallaSPC.AC10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09]=&quot;&quot;;[$MallaSPC.C109]=&quot;&quot;;[$MallaSPC.F109]=&quot;&quot;);&quot;%&quot;;&quot;&quot;)" office:value-type="string" office:string-value="%">
            <text:p>%</text:p>
          </table:table-cell>
          <table:table-cell table:style-name="ce5" table:formula="of:=IF([.A107]=&quot;%&quot;;&quot;&quot;;IF([$MallaSPC.F109]=&quot;E&quot;;[.$B$1];IF([$MallaSPC.F109]=&quot;O&quot;;[.$C$1];&quot;&quot;)))">
            <text:p/>
          </table:table-cell>
          <table:table-cell table:style-name="ce5" table:formula="of:=IF([.A107]=&quot;%&quot;;&quot;&quot;;&quot;\&quot;&amp;[.$D$1]&amp;&quot;{&quot;&amp;[$MallaSPC.B109]&amp;&quot;}{&quot;&amp;[.B107]&amp;&quot;}{&quot;&amp;[$MallaSPC.C109]&amp;&quot;}{&quot;&amp;[$MallaSPC.D109]&amp;&quot;}{&quot;&amp;[$MallaSPC.E109]&amp;&quot;}{&quot;&amp;[$MallaSPC.G109]&amp;&quot;}{&quot;&amp;[$MallaSPC.H109]&amp;&quot;}{&quot;&amp;[$MallaSPC.I109]&amp;&quot;}{&quot;&amp;[$MallaSPC.J109]&amp;&quot;}{&quot;&amp;[$MallaSPC.K109]&amp;&quot;}{&quot;&amp;[$MallaSPC.L109]&amp;&quot;}{&quot;&amp;[$MallaSPC.M109]&amp;&quot;}{&quot;&amp;[$MallaSPC.N109]&amp;&quot;}{&quot;&amp;[$MallaSPC.O109]&amp;&quot;}{&quot;&amp;[$MallaSPC.P109]&amp;&quot;}{&quot;&amp;[$MallaSPC.Q109]&amp;&quot;}{&quot;&amp;[$MallaSPC.R109]&amp;&quot;}%&quot;&amp;[$MallaSPC.S109]&amp;[$MallaSPC.T109]&amp;[$MallaSPC.U109]&amp;[MallaSPC.V109]&amp;[MallaSPC.W109]&amp;[MallaSPC.X109]&amp;[MallaSPC.Y109]&amp;[MallaSPC.Z109]&amp;[MallaSPC.AA109]&amp;[MallaSPC.AB109]&amp;[MallaSPC.AC10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10]=&quot;&quot;;[$MallaSPC.C110]=&quot;&quot;;[$MallaSPC.F110]=&quot;&quot;);&quot;%&quot;;&quot;&quot;)" office:value-type="string" office:string-value="%">
            <text:p>%</text:p>
          </table:table-cell>
          <table:table-cell table:style-name="ce5" table:formula="of:=IF([.A108]=&quot;%&quot;;&quot;&quot;;IF([$MallaSPC.F110]=&quot;E&quot;;[.$B$1];IF([$MallaSPC.F110]=&quot;O&quot;;[.$C$1];&quot;&quot;)))">
            <text:p/>
          </table:table-cell>
          <table:table-cell table:style-name="ce5" table:formula="of:=IF([.A108]=&quot;%&quot;;&quot;&quot;;&quot;\&quot;&amp;[.$D$1]&amp;&quot;{&quot;&amp;[$MallaSPC.B110]&amp;&quot;}{&quot;&amp;[.B108]&amp;&quot;}{&quot;&amp;[$MallaSPC.C110]&amp;&quot;}{&quot;&amp;[$MallaSPC.D110]&amp;&quot;}{&quot;&amp;[$MallaSPC.E110]&amp;&quot;}{&quot;&amp;[$MallaSPC.G110]&amp;&quot;}{&quot;&amp;[$MallaSPC.H110]&amp;&quot;}{&quot;&amp;[$MallaSPC.I110]&amp;&quot;}{&quot;&amp;[$MallaSPC.J110]&amp;&quot;}{&quot;&amp;[$MallaSPC.K110]&amp;&quot;}{&quot;&amp;[$MallaSPC.L110]&amp;&quot;}{&quot;&amp;[$MallaSPC.M110]&amp;&quot;}{&quot;&amp;[$MallaSPC.N110]&amp;&quot;}{&quot;&amp;[$MallaSPC.O110]&amp;&quot;}{&quot;&amp;[$MallaSPC.P110]&amp;&quot;}{&quot;&amp;[$MallaSPC.Q110]&amp;&quot;}{&quot;&amp;[$MallaSPC.R110]&amp;&quot;}%&quot;&amp;[$MallaSPC.S110]&amp;[$MallaSPC.T110]&amp;[$MallaSPC.U110]&amp;[MallaSPC.V110]&amp;[MallaSPC.W110]&amp;[MallaSPC.X110]&amp;[MallaSPC.Y110]&amp;[MallaSPC.Z110]&amp;[MallaSPC.AA110]&amp;[MallaSPC.AB110]&amp;[MallaSPC.AC11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11]=&quot;&quot;;[$MallaSPC.C111]=&quot;&quot;;[$MallaSPC.F111]=&quot;&quot;);&quot;%&quot;;&quot;&quot;)" office:value-type="string" office:string-value="%">
            <text:p>%</text:p>
          </table:table-cell>
          <table:table-cell table:style-name="ce5" table:formula="of:=IF([.A109]=&quot;%&quot;;&quot;&quot;;IF([$MallaSPC.F111]=&quot;E&quot;;[.$B$1];IF([$MallaSPC.F111]=&quot;O&quot;;[.$C$1];&quot;&quot;)))">
            <text:p/>
          </table:table-cell>
          <table:table-cell table:style-name="ce5" table:formula="of:=IF([.A109]=&quot;%&quot;;&quot;&quot;;&quot;\&quot;&amp;[.$D$1]&amp;&quot;{&quot;&amp;[$MallaSPC.B111]&amp;&quot;}{&quot;&amp;[.B109]&amp;&quot;}{&quot;&amp;[$MallaSPC.C111]&amp;&quot;}{&quot;&amp;[$MallaSPC.D111]&amp;&quot;}{&quot;&amp;[$MallaSPC.E111]&amp;&quot;}{&quot;&amp;[$MallaSPC.G111]&amp;&quot;}{&quot;&amp;[$MallaSPC.H111]&amp;&quot;}{&quot;&amp;[$MallaSPC.I111]&amp;&quot;}{&quot;&amp;[$MallaSPC.J111]&amp;&quot;}{&quot;&amp;[$MallaSPC.K111]&amp;&quot;}{&quot;&amp;[$MallaSPC.L111]&amp;&quot;}{&quot;&amp;[$MallaSPC.M111]&amp;&quot;}{&quot;&amp;[$MallaSPC.N111]&amp;&quot;}{&quot;&amp;[$MallaSPC.O111]&amp;&quot;}{&quot;&amp;[$MallaSPC.P111]&amp;&quot;}{&quot;&amp;[$MallaSPC.Q111]&amp;&quot;}{&quot;&amp;[$MallaSPC.R111]&amp;&quot;}%&quot;&amp;[$MallaSPC.S111]&amp;[$MallaSPC.T111]&amp;[$MallaSPC.U111]&amp;[MallaSPC.V111]&amp;[MallaSPC.W111]&amp;[MallaSPC.X111]&amp;[MallaSPC.Y111]&amp;[MallaSPC.Z111]&amp;[MallaSPC.AA111]&amp;[MallaSPC.AB111]&amp;[MallaSPC.AC11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12]=&quot;&quot;;[$MallaSPC.C112]=&quot;&quot;;[$MallaSPC.F112]=&quot;&quot;);&quot;%&quot;;&quot;&quot;)">
            <text:p/>
          </table:table-cell>
          <table:table-cell table:style-name="ce5" table:formula="of:=IF([.A110]=&quot;%&quot;;&quot;&quot;;IF([$MallaSPC.F112]=&quot;E&quot;;[.$B$1];IF([$MallaSPC.F112]=&quot;O&quot;;[.$C$1];&quot;&quot;)))" office:value-type="string" office:string-value="Mandatory">
            <text:p>Mandatory</text:p>
          </table:table-cell>
          <table:table-cell table:style-name="ce5" table:formula="of:=IF([.A110]=&quot;%&quot;;&quot;&quot;;&quot;\&quot;&amp;[.$D$1]&amp;&quot;{&quot;&amp;[$MallaSPC.B112]&amp;&quot;}{&quot;&amp;[.B110]&amp;&quot;}{&quot;&amp;[$MallaSPC.C112]&amp;&quot;}{&quot;&amp;[$MallaSPC.D112]&amp;&quot;}{&quot;&amp;[$MallaSPC.E112]&amp;&quot;}{&quot;&amp;[$MallaSPC.G112]&amp;&quot;}{&quot;&amp;[$MallaSPC.H112]&amp;&quot;}{&quot;&amp;[$MallaSPC.I112]&amp;&quot;}{&quot;&amp;[$MallaSPC.J112]&amp;&quot;}{&quot;&amp;[$MallaSPC.K112]&amp;&quot;}{&quot;&amp;[$MallaSPC.L112]&amp;&quot;}{&quot;&amp;[$MallaSPC.M112]&amp;&quot;}{&quot;&amp;[$MallaSPC.N112]&amp;&quot;}{&quot;&amp;[$MallaSPC.O112]&amp;&quot;}{&quot;&amp;[$MallaSPC.P112]&amp;&quot;}{&quot;&amp;[$MallaSPC.Q112]&amp;&quot;}{&quot;&amp;[$MallaSPC.R112]&amp;&quot;}%&quot;&amp;[$MallaSPC.S112]&amp;[$MallaSPC.T112]&amp;[$MallaSPC.U112]&amp;[MallaSPC.V112]&amp;[MallaSPC.W112]&amp;[MallaSPC.X112]&amp;[MallaSPC.Y112]&amp;[MallaSPC.Z112]&amp;[MallaSPC.AA112]&amp;[MallaSPC.AB112]&amp;[MallaSPC.AC112])" office:value-type="string" office:string-value="\course{5}{Mandatory}{CS290T}{}{Ingeniería de Software I}{4}{2}{2}{2}{2}{6}{Advanced}{CS102O,CS270T,CS130}{}{}{}{SE}%SPC,UNI,UCSP">
            <text:p>\course{5}{Mandatory}{CS290T}{}{Ingeniería de Software I}{4}{2}{2}{2}{2}{6}{Advanced}{CS102O,CS270T,CS130}{}{}{}{SE}%SPC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13]=&quot;&quot;;[$MallaSPC.C113]=&quot;&quot;;[$MallaSPC.F113]=&quot;&quot;);&quot;%&quot;;&quot;&quot;)">
            <text:p/>
          </table:table-cell>
          <table:table-cell table:style-name="ce5" table:formula="of:=IF([.A111]=&quot;%&quot;;&quot;&quot;;IF([$MallaSPC.F113]=&quot;E&quot;;[.$B$1];IF([$MallaSPC.F113]=&quot;O&quot;;[.$C$1];&quot;&quot;)))" office:value-type="string" office:string-value="Mandatory">
            <text:p>Mandatory</text:p>
          </table:table-cell>
          <table:table-cell table:style-name="ce5" table:formula="of:=IF([.A111]=&quot;%&quot;;&quot;&quot;;&quot;\&quot;&amp;[.$D$1]&amp;&quot;{&quot;&amp;[$MallaSPC.B113]&amp;&quot;}{&quot;&amp;[.B111]&amp;&quot;}{&quot;&amp;[$MallaSPC.C113]&amp;&quot;}{&quot;&amp;[$MallaSPC.D113]&amp;&quot;}{&quot;&amp;[$MallaSPC.E113]&amp;&quot;}{&quot;&amp;[$MallaSPC.G113]&amp;&quot;}{&quot;&amp;[$MallaSPC.H113]&amp;&quot;}{&quot;&amp;[$MallaSPC.I113]&amp;&quot;}{&quot;&amp;[$MallaSPC.J113]&amp;&quot;}{&quot;&amp;[$MallaSPC.K113]&amp;&quot;}{&quot;&amp;[$MallaSPC.L113]&amp;&quot;}{&quot;&amp;[$MallaSPC.M113]&amp;&quot;}{&quot;&amp;[$MallaSPC.N113]&amp;&quot;}{&quot;&amp;[$MallaSPC.O113]&amp;&quot;}{&quot;&amp;[$MallaSPC.P113]&amp;&quot;}{&quot;&amp;[$MallaSPC.Q113]&amp;&quot;}{&quot;&amp;[$MallaSPC.R113]&amp;&quot;}%&quot;&amp;[$MallaSPC.S113]&amp;[$MallaSPC.T113]&amp;[$MallaSPC.U113]&amp;[MallaSPC.V113]&amp;[MallaSPC.W113]&amp;[MallaSPC.X113]&amp;[MallaSPC.Y113]&amp;[MallaSPC.Z113]&amp;[MallaSPC.AA113]&amp;[MallaSPC.AB113]&amp;[MallaSPC.AC113])" office:value-type="string" office:string-value="\course{5}{Mandatory}{CS290T}{}{Ingeniería de Software I}{3}{4}{2}{}{3}{9}{Advanced}{CS102O,CS270T,CS130}{}{}{}{SE}%CR">
            <text:p>\course{5}{Mandatory}{CS290T}{}{Ingeniería de Software I}{3}{4}{2}{}{3}{9}{Advanced}{CS102O,CS270T,CS130}{}{}{}{SE}%CR</text:p>
          </table:table-cell>
          <table:table-cell table:number-columns-repeated="1021"/>
        </table:table-row>
        <table:table-row table:style-name="ro2">
          <table:table-cell table:style-name="ce5" table:formula="of:=IF(OR([$MallaSPC.B114]=&quot;&quot;;[$MallaSPC.C114]=&quot;&quot;;[$MallaSPC.F114]=&quot;&quot;);&quot;%&quot;;&quot;&quot;)">
            <text:p/>
          </table:table-cell>
          <table:table-cell table:style-name="ce5" table:formula="of:=IF([.A112]=&quot;%&quot;;&quot;&quot;;IF([$MallaSPC.F114]=&quot;E&quot;;[.$B$1];IF([$MallaSPC.F114]=&quot;O&quot;;[.$C$1];&quot;&quot;)))" office:value-type="string" office:string-value="Mandatory">
            <text:p>Mandatory</text:p>
          </table:table-cell>
          <table:table-cell table:style-name="ce5" table:formula="of:=IF([.A112]=&quot;%&quot;;&quot;&quot;;&quot;\&quot;&amp;[.$D$1]&amp;&quot;{&quot;&amp;[$MallaSPC.B114]&amp;&quot;}{&quot;&amp;[.B112]&amp;&quot;}{&quot;&amp;[$MallaSPC.C114]&amp;&quot;}{&quot;&amp;[$MallaSPC.D114]&amp;&quot;}{&quot;&amp;[$MallaSPC.E114]&amp;&quot;}{&quot;&amp;[$MallaSPC.G114]&amp;&quot;}{&quot;&amp;[$MallaSPC.H114]&amp;&quot;}{&quot;&amp;[$MallaSPC.I114]&amp;&quot;}{&quot;&amp;[$MallaSPC.J114]&amp;&quot;}{&quot;&amp;[$MallaSPC.K114]&amp;&quot;}{&quot;&amp;[$MallaSPC.L114]&amp;&quot;}{&quot;&amp;[$MallaSPC.M114]&amp;&quot;}{&quot;&amp;[$MallaSPC.N114]&amp;&quot;}{&quot;&amp;[$MallaSPC.O114]&amp;&quot;}{&quot;&amp;[$MallaSPC.P114]&amp;&quot;}{&quot;&amp;[$MallaSPC.Q114]&amp;&quot;}{&quot;&amp;[$MallaSPC.R114]&amp;&quot;}%&quot;&amp;[$MallaSPC.S114]&amp;[$MallaSPC.T114]&amp;[$MallaSPC.U114]&amp;[MallaSPC.V114]&amp;[MallaSPC.W114]&amp;[MallaSPC.X114]&amp;[MallaSPC.Y114]&amp;[MallaSPC.Z114]&amp;[MallaSPC.AA114]&amp;[MallaSPC.AB114]&amp;[MallaSPC.AC114])" office:value-type="string" office:string-value="\course{5}{Mandatory}{CM274}{}{Introducción a Estadística y Probabilidades}{6}{4}{2}{2}{2}{8}{Basic}{CM211}{}{}{}{MC}%UNI">
            <text:p>\course{5}{Mandatory}{CM274}{}{Introducción a Estadística y Probabilidades}{6}{4}{2}{2}{2}{8}{Basic}{CM211}{}{}{}{MC}%UNI</text:p>
          </table:table-cell>
          <table:table-cell table:number-columns-repeated="1021"/>
        </table:table-row>
        <table:table-row table:style-name="ro2">
          <table:table-cell table:style-name="ce5" table:formula="of:=IF(OR([$MallaSPC.B115]=&quot;&quot;;[$MallaSPC.C115]=&quot;&quot;;[$MallaSPC.F115]=&quot;&quot;);&quot;%&quot;;&quot;&quot;)">
            <text:p/>
          </table:table-cell>
          <table:table-cell table:style-name="ce5" table:formula="of:=IF([.A113]=&quot;%&quot;;&quot;&quot;;IF([$MallaSPC.F115]=&quot;E&quot;;[.$B$1];IF([$MallaSPC.F115]=&quot;O&quot;;[.$C$1];&quot;&quot;)))" office:value-type="string" office:string-value="Mandatory">
            <text:p>Mandatory</text:p>
          </table:table-cell>
          <table:table-cell table:style-name="ce5" table:formula="of:=IF([.A113]=&quot;%&quot;;&quot;&quot;;&quot;\&quot;&amp;[.$D$1]&amp;&quot;{&quot;&amp;[$MallaSPC.B115]&amp;&quot;}{&quot;&amp;[.B113]&amp;&quot;}{&quot;&amp;[$MallaSPC.C115]&amp;&quot;}{&quot;&amp;[$MallaSPC.D115]&amp;&quot;}{&quot;&amp;[$MallaSPC.E115]&amp;&quot;}{&quot;&amp;[$MallaSPC.G115]&amp;&quot;}{&quot;&amp;[$MallaSPC.H115]&amp;&quot;}{&quot;&amp;[$MallaSPC.I115]&amp;&quot;}{&quot;&amp;[$MallaSPC.J115]&amp;&quot;}{&quot;&amp;[$MallaSPC.K115]&amp;&quot;}{&quot;&amp;[$MallaSPC.L115]&amp;&quot;}{&quot;&amp;[$MallaSPC.M115]&amp;&quot;}{&quot;&amp;[$MallaSPC.N115]&amp;&quot;}{&quot;&amp;[$MallaSPC.O115]&amp;&quot;}{&quot;&amp;[$MallaSPC.P115]&amp;&quot;}{&quot;&amp;[$MallaSPC.Q115]&amp;&quot;}{&quot;&amp;[$MallaSPC.R115]&amp;&quot;}%&quot;&amp;[$MallaSPC.S115]&amp;[$MallaSPC.T115]&amp;[$MallaSPC.U115]&amp;[MallaSPC.V115]&amp;[MallaSPC.W115]&amp;[MallaSPC.X115]&amp;[MallaSPC.Y115]&amp;[MallaSPC.Z115]&amp;[MallaSPC.AA115]&amp;[MallaSPC.AB115]&amp;[MallaSPC.AC115])" office:value-type="string" office:string-value="\course{5}{Mandatory}{CS210T}{}{Análisis y Diseño de Algoritmos}{4}{2}{2}{2}{2}{6}{Advanced}{CS103O,CB203}{CS211T}{}{}{CS}%SPC,2E,NT,UCSP">
            <text:p>\course{5}{Mandatory}{CS210T}{}{Análisis y Diseño de Algoritmos}{4}{2}{2}{2}{2}{6}{Advanced}{CS103O,CB203}{CS211T}{}{}{CS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16]=&quot;&quot;;[$MallaSPC.C116]=&quot;&quot;;[$MallaSPC.F116]=&quot;&quot;);&quot;%&quot;;&quot;&quot;)">
            <text:p/>
          </table:table-cell>
          <table:table-cell table:style-name="ce5" table:formula="of:=IF([.A114]=&quot;%&quot;;&quot;&quot;;IF([$MallaSPC.F116]=&quot;E&quot;;[.$B$1];IF([$MallaSPC.F116]=&quot;O&quot;;[.$C$1];&quot;&quot;)))" office:value-type="string" office:string-value="Mandatory">
            <text:p>Mandatory</text:p>
          </table:table-cell>
          <table:table-cell table:style-name="ce5" table:formula="of:=IF([.A114]=&quot;%&quot;;&quot;&quot;;&quot;\&quot;&amp;[.$D$1]&amp;&quot;{&quot;&amp;[$MallaSPC.B116]&amp;&quot;}{&quot;&amp;[.B114]&amp;&quot;}{&quot;&amp;[$MallaSPC.C116]&amp;&quot;}{&quot;&amp;[$MallaSPC.D116]&amp;&quot;}{&quot;&amp;[$MallaSPC.E116]&amp;&quot;}{&quot;&amp;[$MallaSPC.G116]&amp;&quot;}{&quot;&amp;[$MallaSPC.H116]&amp;&quot;}{&quot;&amp;[$MallaSPC.I116]&amp;&quot;}{&quot;&amp;[$MallaSPC.J116]&amp;&quot;}{&quot;&amp;[$MallaSPC.K116]&amp;&quot;}{&quot;&amp;[$MallaSPC.L116]&amp;&quot;}{&quot;&amp;[$MallaSPC.M116]&amp;&quot;}{&quot;&amp;[$MallaSPC.N116]&amp;&quot;}{&quot;&amp;[$MallaSPC.O116]&amp;&quot;}{&quot;&amp;[$MallaSPC.P116]&amp;&quot;}{&quot;&amp;[$MallaSPC.Q116]&amp;&quot;}{&quot;&amp;[$MallaSPC.R116]&amp;&quot;}%&quot;&amp;[$MallaSPC.S116]&amp;[$MallaSPC.T116]&amp;[$MallaSPC.U116]&amp;[MallaSPC.V116]&amp;[MallaSPC.W116]&amp;[MallaSPC.X116]&amp;[MallaSPC.Y116]&amp;[MallaSPC.Z116]&amp;[MallaSPC.AA116]&amp;[MallaSPC.AB116]&amp;[MallaSPC.AC116])" office:value-type="string" office:string-value="\course{5}{Mandatory}{CS210T}{}{Análisis y Diseño de Algoritmos}{3}{4}{2}{}{3}{9}{Advanced}{CS103O,CB203}{CS211T}{}{}{CS}%CR">
            <text:p>\course{5}{Mandatory}{CS210T}{}{Análisis y Diseño de Algoritmos}{3}{4}{2}{}{3}{9}{Advanced}{CS103O,CB203}{CS211T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17]=&quot;&quot;;[$MallaSPC.C117]=&quot;&quot;;[$MallaSPC.F117]=&quot;&quot;);&quot;%&quot;;&quot;&quot;)">
            <text:p/>
          </table:table-cell>
          <table:table-cell table:style-name="ce5" table:formula="of:=IF([.A115]=&quot;%&quot;;&quot;&quot;;IF([$MallaSPC.F117]=&quot;E&quot;;[.$B$1];IF([$MallaSPC.F117]=&quot;O&quot;;[.$C$1];&quot;&quot;)))" office:value-type="string" office:string-value="Mandatory">
            <text:p>Mandatory</text:p>
          </table:table-cell>
          <table:table-cell table:style-name="ce5" table:formula="of:=IF([.A115]=&quot;%&quot;;&quot;&quot;;&quot;\&quot;&amp;[.$D$1]&amp;&quot;{&quot;&amp;[$MallaSPC.B117]&amp;&quot;}{&quot;&amp;[.B115]&amp;&quot;}{&quot;&amp;[$MallaSPC.C117]&amp;&quot;}{&quot;&amp;[$MallaSPC.D117]&amp;&quot;}{&quot;&amp;[$MallaSPC.E117]&amp;&quot;}{&quot;&amp;[$MallaSPC.G117]&amp;&quot;}{&quot;&amp;[$MallaSPC.H117]&amp;&quot;}{&quot;&amp;[$MallaSPC.I117]&amp;&quot;}{&quot;&amp;[$MallaSPC.J117]&amp;&quot;}{&quot;&amp;[$MallaSPC.K117]&amp;&quot;}{&quot;&amp;[$MallaSPC.L117]&amp;&quot;}{&quot;&amp;[$MallaSPC.M117]&amp;&quot;}{&quot;&amp;[$MallaSPC.N117]&amp;&quot;}{&quot;&amp;[$MallaSPC.O117]&amp;&quot;}{&quot;&amp;[$MallaSPC.P117]&amp;&quot;}{&quot;&amp;[$MallaSPC.Q117]&amp;&quot;}{&quot;&amp;[$MallaSPC.R117]&amp;&quot;}%&quot;&amp;[$MallaSPC.S117]&amp;[$MallaSPC.T117]&amp;[$MallaSPC.U117]&amp;[MallaSPC.V117]&amp;[MallaSPC.W117]&amp;[MallaSPC.X117]&amp;[MallaSPC.Y117]&amp;[MallaSPC.Z117]&amp;[MallaSPC.AA117]&amp;[MallaSPC.AB117]&amp;[MallaSPC.AC117])" office:value-type="string" office:string-value="\course{5}{Mandatory}{CS210T}{}{Análisis y Diseño de Algoritmos}{4}{2}{2}{2}{2}{6}{Advanced}{CS103O}{}{}{}{CS}%UNI">
            <text:p>\course{5}{Mandatory}{CS210T}{}{Análisis y Diseño de Algoritmos}{4}{2}{2}{2}{2}{6}{Advanced}{CS103O}{}{}{}{CS}%UNI</text:p>
          </table:table-cell>
          <table:table-cell table:number-columns-repeated="1021"/>
        </table:table-row>
        <table:table-row table:style-name="ro2">
          <table:table-cell table:style-name="ce5" table:formula="of:=IF(OR([$MallaSPC.B118]=&quot;&quot;;[$MallaSPC.C118]=&quot;&quot;;[$MallaSPC.F118]=&quot;&quot;);&quot;%&quot;;&quot;&quot;)">
            <text:p/>
          </table:table-cell>
          <table:table-cell table:style-name="ce5" table:formula="of:=IF([.A116]=&quot;%&quot;;&quot;&quot;;IF([$MallaSPC.F118]=&quot;E&quot;;[.$B$1];IF([$MallaSPC.F118]=&quot;O&quot;;[.$C$1];&quot;&quot;)))" office:value-type="string" office:string-value="Mandatory">
            <text:p>Mandatory</text:p>
          </table:table-cell>
          <table:table-cell table:style-name="ce5" table:formula="of:=IF([.A116]=&quot;%&quot;;&quot;&quot;;&quot;\&quot;&amp;[.$D$1]&amp;&quot;{&quot;&amp;[$MallaSPC.B118]&amp;&quot;}{&quot;&amp;[.B116]&amp;&quot;}{&quot;&amp;[$MallaSPC.C118]&amp;&quot;}{&quot;&amp;[$MallaSPC.D118]&amp;&quot;}{&quot;&amp;[$MallaSPC.E118]&amp;&quot;}{&quot;&amp;[$MallaSPC.G118]&amp;&quot;}{&quot;&amp;[$MallaSPC.H118]&amp;&quot;}{&quot;&amp;[$MallaSPC.I118]&amp;&quot;}{&quot;&amp;[$MallaSPC.J118]&amp;&quot;}{&quot;&amp;[$MallaSPC.K118]&amp;&quot;}{&quot;&amp;[$MallaSPC.L118]&amp;&quot;}{&quot;&amp;[$MallaSPC.M118]&amp;&quot;}{&quot;&amp;[$MallaSPC.N118]&amp;&quot;}{&quot;&amp;[$MallaSPC.O118]&amp;&quot;}{&quot;&amp;[$MallaSPC.P118]&amp;&quot;}{&quot;&amp;[$MallaSPC.Q118]&amp;&quot;}{&quot;&amp;[$MallaSPC.R118]&amp;&quot;}%&quot;&amp;[$MallaSPC.S118]&amp;[$MallaSPC.T118]&amp;[$MallaSPC.U118]&amp;[MallaSPC.V118]&amp;[MallaSPC.W118]&amp;[MallaSPC.X118]&amp;[MallaSPC.Y118]&amp;[MallaSPC.Z118]&amp;[MallaSPC.AA118]&amp;[MallaSPC.AB118]&amp;[MallaSPC.AC118])" office:value-type="string" office:string-value="\course{5}{Mandatory}{CS271T}{}{Bases de Datos II}{3}{1}{2}{2}{2}{5}{Advanced}{CS270T,UCSP=Inglés (300)}{}{}{}{CS}%SPC,UNI,UCSP">
            <text:p>\course{5}{Mandatory}{CS271T}{}{Bases de Datos II}{3}{1}{2}{2}{2}{5}{Advanced}{CS270T,UCSP=Inglés (300)}{}{}{}{CS}%SPC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19]=&quot;&quot;;[$MallaSPC.C119]=&quot;&quot;;[$MallaSPC.F119]=&quot;&quot;);&quot;%&quot;;&quot;&quot;)">
            <text:p/>
          </table:table-cell>
          <table:table-cell table:style-name="ce5" table:formula="of:=IF([.A117]=&quot;%&quot;;&quot;&quot;;IF([$MallaSPC.F119]=&quot;E&quot;;[.$B$1];IF([$MallaSPC.F119]=&quot;O&quot;;[.$C$1];&quot;&quot;)))" office:value-type="string" office:string-value="Mandatory">
            <text:p>Mandatory</text:p>
          </table:table-cell>
          <table:table-cell table:style-name="ce5" table:formula="of:=IF([.A117]=&quot;%&quot;;&quot;&quot;;&quot;\&quot;&amp;[.$D$1]&amp;&quot;{&quot;&amp;[$MallaSPC.B119]&amp;&quot;}{&quot;&amp;[.B117]&amp;&quot;}{&quot;&amp;[$MallaSPC.C119]&amp;&quot;}{&quot;&amp;[$MallaSPC.D119]&amp;&quot;}{&quot;&amp;[$MallaSPC.E119]&amp;&quot;}{&quot;&amp;[$MallaSPC.G119]&amp;&quot;}{&quot;&amp;[$MallaSPC.H119]&amp;&quot;}{&quot;&amp;[$MallaSPC.I119]&amp;&quot;}{&quot;&amp;[$MallaSPC.J119]&amp;&quot;}{&quot;&amp;[$MallaSPC.K119]&amp;&quot;}{&quot;&amp;[$MallaSPC.L119]&amp;&quot;}{&quot;&amp;[$MallaSPC.M119]&amp;&quot;}{&quot;&amp;[$MallaSPC.N119]&amp;&quot;}{&quot;&amp;[$MallaSPC.O119]&amp;&quot;}{&quot;&amp;[$MallaSPC.P119]&amp;&quot;}{&quot;&amp;[$MallaSPC.Q119]&amp;&quot;}{&quot;&amp;[$MallaSPC.R119]&amp;&quot;}%&quot;&amp;[$MallaSPC.S119]&amp;[$MallaSPC.T119]&amp;[$MallaSPC.U119]&amp;[MallaSPC.V119]&amp;[MallaSPC.W119]&amp;[MallaSPC.X119]&amp;[MallaSPC.Y119]&amp;[MallaSPC.Z119]&amp;[MallaSPC.AA119]&amp;[MallaSPC.AB119]&amp;[MallaSPC.AC119])" office:value-type="string" office:string-value="\course{5}{Mandatory}{CS271T}{}{Bases de Datos II}{3}{4}{2}{}{3}{9}{Advanced}{CS270T,UCSP=Inglés (300)}{}{}{}{CS}%CR">
            <text:p>\course{5}{Mandatory}{CS271T}{}{Bases de Datos II}{3}{4}{2}{}{3}{9}{Advanced}{CS270T,UCSP=Inglés (300)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20]=&quot;&quot;;[$MallaSPC.C120]=&quot;&quot;;[$MallaSPC.F120]=&quot;&quot;);&quot;%&quot;;&quot;&quot;)">
            <text:p/>
          </table:table-cell>
          <table:table-cell table:style-name="ce5" table:formula="of:=IF([.A118]=&quot;%&quot;;&quot;&quot;;IF([$MallaSPC.F120]=&quot;E&quot;;[.$B$1];IF([$MallaSPC.F120]=&quot;O&quot;;[.$C$1];&quot;&quot;)))" office:value-type="string" office:string-value="Mandatory">
            <text:p>Mandatory</text:p>
          </table:table-cell>
          <table:table-cell table:style-name="ce5" table:formula="of:=IF([.A118]=&quot;%&quot;;&quot;&quot;;&quot;\&quot;&amp;[.$D$1]&amp;&quot;{&quot;&amp;[$MallaSPC.B120]&amp;&quot;}{&quot;&amp;[.B118]&amp;&quot;}{&quot;&amp;[$MallaSPC.C120]&amp;&quot;}{&quot;&amp;[$MallaSPC.D120]&amp;&quot;}{&quot;&amp;[$MallaSPC.E120]&amp;&quot;}{&quot;&amp;[$MallaSPC.G120]&amp;&quot;}{&quot;&amp;[$MallaSPC.H120]&amp;&quot;}{&quot;&amp;[$MallaSPC.I120]&amp;&quot;}{&quot;&amp;[$MallaSPC.J120]&amp;&quot;}{&quot;&amp;[$MallaSPC.K120]&amp;&quot;}{&quot;&amp;[$MallaSPC.L120]&amp;&quot;}{&quot;&amp;[$MallaSPC.M120]&amp;&quot;}{&quot;&amp;[$MallaSPC.N120]&amp;&quot;}{&quot;&amp;[$MallaSPC.O120]&amp;&quot;}{&quot;&amp;[$MallaSPC.P120]&amp;&quot;}{&quot;&amp;[$MallaSPC.Q120]&amp;&quot;}{&quot;&amp;[$MallaSPC.R120]&amp;&quot;}%&quot;&amp;[$MallaSPC.S120]&amp;[$MallaSPC.T120]&amp;[$MallaSPC.U120]&amp;[MallaSPC.V120]&amp;[MallaSPC.W120]&amp;[MallaSPC.X120]&amp;[MallaSPC.Y120]&amp;[MallaSPC.Z120]&amp;[MallaSPC.AA120]&amp;[MallaSPC.AB120]&amp;[MallaSPC.AC120])" office:value-type="string" office:string-value="\course{5}{Mandatory}{CS271T}{}{Bases de Datos II}{3}{1}{2}{2}{2}{5}{Advanced}{CS270T,ID201}{}{}{}{CS}%USGP">
            <text:p>\course{5}{Mandatory}{CS271T}{}{Bases de Datos II}{3}{1}{2}{2}{2}{5}{Advanced}{CS270T,ID201}{}{}{}{CS}%USGP</text:p>
          </table:table-cell>
          <table:table-cell table:number-columns-repeated="1021"/>
        </table:table-row>
        <table:table-row table:style-name="ro2">
          <table:table-cell table:style-name="ce5" table:formula="of:=IF(OR([$MallaSPC.B121]=&quot;&quot;;[$MallaSPC.C121]=&quot;&quot;;[$MallaSPC.F121]=&quot;&quot;);&quot;%&quot;;&quot;&quot;)">
            <text:p/>
          </table:table-cell>
          <table:table-cell table:style-name="ce5" table:formula="of:=IF([.A119]=&quot;%&quot;;&quot;&quot;;IF([$MallaSPC.F121]=&quot;E&quot;;[.$B$1];IF([$MallaSPC.F121]=&quot;O&quot;;[.$C$1];&quot;&quot;)))" office:value-type="string" office:string-value="Mandatory">
            <text:p>Mandatory</text:p>
          </table:table-cell>
          <table:table-cell table:style-name="ce5" table:formula="of:=IF([.A119]=&quot;%&quot;;&quot;&quot;;&quot;\&quot;&amp;[.$D$1]&amp;&quot;{&quot;&amp;[$MallaSPC.B121]&amp;&quot;}{&quot;&amp;[.B119]&amp;&quot;}{&quot;&amp;[$MallaSPC.C121]&amp;&quot;}{&quot;&amp;[$MallaSPC.D121]&amp;&quot;}{&quot;&amp;[$MallaSPC.E121]&amp;&quot;}{&quot;&amp;[$MallaSPC.G121]&amp;&quot;}{&quot;&amp;[$MallaSPC.H121]&amp;&quot;}{&quot;&amp;[$MallaSPC.I121]&amp;&quot;}{&quot;&amp;[$MallaSPC.J121]&amp;&quot;}{&quot;&amp;[$MallaSPC.K121]&amp;&quot;}{&quot;&amp;[$MallaSPC.L121]&amp;&quot;}{&quot;&amp;[$MallaSPC.M121]&amp;&quot;}{&quot;&amp;[$MallaSPC.N121]&amp;&quot;}{&quot;&amp;[$MallaSPC.O121]&amp;&quot;}{&quot;&amp;[$MallaSPC.P121]&amp;&quot;}{&quot;&amp;[$MallaSPC.Q121]&amp;&quot;}{&quot;&amp;[$MallaSPC.R121]&amp;&quot;}%&quot;&amp;[$MallaSPC.S121]&amp;[$MallaSPC.T121]&amp;[$MallaSPC.U121]&amp;[MallaSPC.V121]&amp;[MallaSPC.W121]&amp;[MallaSPC.X121]&amp;[MallaSPC.Y121]&amp;[MallaSPC.Z121]&amp;[MallaSPC.AA121]&amp;[MallaSPC.AB121]&amp;[MallaSPC.AC121])" office:value-type="string" office:string-value="\course{5}{Mandatory}{CB306}{}{Análisis Numérico}{3}{1}{2}{2}{2}{5}{Basic}{CB201}{}{}{}{MC}%SPC,NT,UCSP">
            <text:p>\course{5}{Mandatory}{CB306}{}{Análisis Numérico}{3}{1}{2}{2}{2}{5}{Basic}{CB201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22]=&quot;&quot;;[$MallaSPC.C122]=&quot;&quot;;[$MallaSPC.F122]=&quot;&quot;);&quot;%&quot;;&quot;&quot;)">
            <text:p/>
          </table:table-cell>
          <table:table-cell table:style-name="ce5" table:formula="of:=IF([.A120]=&quot;%&quot;;&quot;&quot;;IF([$MallaSPC.F122]=&quot;E&quot;;[.$B$1];IF([$MallaSPC.F122]=&quot;O&quot;;[.$C$1];&quot;&quot;)))" office:value-type="string" office:string-value="Mandatory">
            <text:p>Mandatory</text:p>
          </table:table-cell>
          <table:table-cell table:style-name="ce5" table:formula="of:=IF([.A120]=&quot;%&quot;;&quot;&quot;;&quot;\&quot;&amp;[.$D$1]&amp;&quot;{&quot;&amp;[$MallaSPC.B122]&amp;&quot;}{&quot;&amp;[.B120]&amp;&quot;}{&quot;&amp;[$MallaSPC.C122]&amp;&quot;}{&quot;&amp;[$MallaSPC.D122]&amp;&quot;}{&quot;&amp;[$MallaSPC.E122]&amp;&quot;}{&quot;&amp;[$MallaSPC.G122]&amp;&quot;}{&quot;&amp;[$MallaSPC.H122]&amp;&quot;}{&quot;&amp;[$MallaSPC.I122]&amp;&quot;}{&quot;&amp;[$MallaSPC.J122]&amp;&quot;}{&quot;&amp;[$MallaSPC.K122]&amp;&quot;}{&quot;&amp;[$MallaSPC.L122]&amp;&quot;}{&quot;&amp;[$MallaSPC.M122]&amp;&quot;}{&quot;&amp;[$MallaSPC.N122]&amp;&quot;}{&quot;&amp;[$MallaSPC.O122]&amp;&quot;}{&quot;&amp;[$MallaSPC.P122]&amp;&quot;}{&quot;&amp;[$MallaSPC.Q122]&amp;&quot;}{&quot;&amp;[$MallaSPC.R122]&amp;&quot;}%&quot;&amp;[$MallaSPC.S122]&amp;[$MallaSPC.T122]&amp;[$MallaSPC.U122]&amp;[MallaSPC.V122]&amp;[MallaSPC.W122]&amp;[MallaSPC.X122]&amp;[MallaSPC.Y122]&amp;[MallaSPC.Z122]&amp;[MallaSPC.AA122]&amp;[MallaSPC.AB122]&amp;[MallaSPC.AC122])" office:value-type="string" office:string-value="\course{5}{Mandatory}{CB306}{}{Análisis Numérico}{3}{4}{2}{}{3}{9}{Basic}{CB201}{}{}{}{MC}%CR">
            <text:p>\course{5}{Mandatory}{CB306}{}{Análisis Numérico}{3}{4}{2}{}{3}{9}{Basic}{CB201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123]=&quot;&quot;;[$MallaSPC.C123]=&quot;&quot;;[$MallaSPC.F123]=&quot;&quot;);&quot;%&quot;;&quot;&quot;)">
            <text:p/>
          </table:table-cell>
          <table:table-cell table:style-name="ce5" table:formula="of:=IF([.A121]=&quot;%&quot;;&quot;&quot;;IF([$MallaSPC.F123]=&quot;E&quot;;[.$B$1];IF([$MallaSPC.F123]=&quot;O&quot;;[.$C$1];&quot;&quot;)))" office:value-type="string" office:string-value="Mandatory">
            <text:p>Mandatory</text:p>
          </table:table-cell>
          <table:table-cell table:style-name="ce5" table:formula="of:=IF([.A121]=&quot;%&quot;;&quot;&quot;;&quot;\&quot;&amp;[.$D$1]&amp;&quot;{&quot;&amp;[$MallaSPC.B123]&amp;&quot;}{&quot;&amp;[.B121]&amp;&quot;}{&quot;&amp;[$MallaSPC.C123]&amp;&quot;}{&quot;&amp;[$MallaSPC.D123]&amp;&quot;}{&quot;&amp;[$MallaSPC.E123]&amp;&quot;}{&quot;&amp;[$MallaSPC.G123]&amp;&quot;}{&quot;&amp;[$MallaSPC.H123]&amp;&quot;}{&quot;&amp;[$MallaSPC.I123]&amp;&quot;}{&quot;&amp;[$MallaSPC.J123]&amp;&quot;}{&quot;&amp;[$MallaSPC.K123]&amp;&quot;}{&quot;&amp;[$MallaSPC.L123]&amp;&quot;}{&quot;&amp;[$MallaSPC.M123]&amp;&quot;}{&quot;&amp;[$MallaSPC.N123]&amp;&quot;}{&quot;&amp;[$MallaSPC.O123]&amp;&quot;}{&quot;&amp;[$MallaSPC.P123]&amp;&quot;}{&quot;&amp;[$MallaSPC.Q123]&amp;&quot;}{&quot;&amp;[$MallaSPC.R123]&amp;&quot;}%&quot;&amp;[$MallaSPC.S123]&amp;[$MallaSPC.T123]&amp;[$MallaSPC.U123]&amp;[MallaSPC.V123]&amp;[MallaSPC.W123]&amp;[MallaSPC.X123]&amp;[MallaSPC.Y123]&amp;[MallaSPC.Z123]&amp;[MallaSPC.AA123]&amp;[MallaSPC.AB123]&amp;[MallaSPC.AC123])" office:value-type="string" office:string-value="\course{5}{Mandatory}{CB306}{}{Análisis Numérico}{4}{2}{2}{2}{2}{6}{Basic}{CB201}{}{}{}{MC}%UNSA">
            <text:p>\course{5}{Mandatory}{CB306}{}{Análisis Numérico}{4}{2}{2}{2}{2}{6}{Basic}{CB201}{}{}{}{MC}%UNSA</text:p>
          </table:table-cell>
          <table:table-cell table:number-columns-repeated="1021"/>
        </table:table-row>
        <table:table-row table:style-name="ro2">
          <table:table-cell table:style-name="ce5" table:formula="of:=IF(OR([$MallaSPC.B124]=&quot;&quot;;[$MallaSPC.C124]=&quot;&quot;;[$MallaSPC.F124]=&quot;&quot;);&quot;%&quot;;&quot;&quot;)">
            <text:p/>
          </table:table-cell>
          <table:table-cell table:style-name="ce5" table:formula="of:=IF([.A122]=&quot;%&quot;;&quot;&quot;;IF([$MallaSPC.F124]=&quot;E&quot;;[.$B$1];IF([$MallaSPC.F124]=&quot;O&quot;;[.$C$1];&quot;&quot;)))" office:value-type="string" office:string-value="Mandatory">
            <text:p>Mandatory</text:p>
          </table:table-cell>
          <table:table-cell table:style-name="ce5" table:formula="of:=IF([.A122]=&quot;%&quot;;&quot;&quot;;&quot;\&quot;&amp;[.$D$1]&amp;&quot;{&quot;&amp;[$MallaSPC.B124]&amp;&quot;}{&quot;&amp;[.B122]&amp;&quot;}{&quot;&amp;[$MallaSPC.C124]&amp;&quot;}{&quot;&amp;[$MallaSPC.D124]&amp;&quot;}{&quot;&amp;[$MallaSPC.E124]&amp;&quot;}{&quot;&amp;[$MallaSPC.G124]&amp;&quot;}{&quot;&amp;[$MallaSPC.H124]&amp;&quot;}{&quot;&amp;[$MallaSPC.I124]&amp;&quot;}{&quot;&amp;[$MallaSPC.J124]&amp;&quot;}{&quot;&amp;[$MallaSPC.K124]&amp;&quot;}{&quot;&amp;[$MallaSPC.L124]&amp;&quot;}{&quot;&amp;[$MallaSPC.M124]&amp;&quot;}{&quot;&amp;[$MallaSPC.N124]&amp;&quot;}{&quot;&amp;[$MallaSPC.O124]&amp;&quot;}{&quot;&amp;[$MallaSPC.P124]&amp;&quot;}{&quot;&amp;[$MallaSPC.Q124]&amp;&quot;}{&quot;&amp;[$MallaSPC.R124]&amp;&quot;}%&quot;&amp;[$MallaSPC.S124]&amp;[$MallaSPC.T124]&amp;[$MallaSPC.U124]&amp;[MallaSPC.V124]&amp;[MallaSPC.W124]&amp;[MallaSPC.X124]&amp;[MallaSPC.Y124]&amp;[MallaSPC.Z124]&amp;[MallaSPC.AA124]&amp;[MallaSPC.AB124]&amp;[MallaSPC.AC124])" office:value-type="string" office:string-value="\course{5}{Mandatory}{CB111}{}{Física Computacional}{4}{2}{2}{2}{2}{6}{Physic}{CB103}{}{}{}{CB}%SPC,UCSP">
            <text:p>\course{5}{Mandatory}{CB111}{}{Física Computacional}{4}{2}{2}{2}{2}{6}{Physic}{CB103}{}{}{}{CB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25]=&quot;&quot;;[$MallaSPC.C125]=&quot;&quot;;[$MallaSPC.F125]=&quot;&quot;);&quot;%&quot;;&quot;&quot;)">
            <text:p/>
          </table:table-cell>
          <table:table-cell table:style-name="ce5" table:formula="of:=IF([.A123]=&quot;%&quot;;&quot;&quot;;IF([$MallaSPC.F125]=&quot;E&quot;;[.$B$1];IF([$MallaSPC.F125]=&quot;O&quot;;[.$C$1];&quot;&quot;)))" office:value-type="string" office:string-value="Mandatory">
            <text:p>Mandatory</text:p>
          </table:table-cell>
          <table:table-cell table:style-name="ce5" table:formula="of:=IF([.A123]=&quot;%&quot;;&quot;&quot;;&quot;\&quot;&amp;[.$D$1]&amp;&quot;{&quot;&amp;[$MallaSPC.B125]&amp;&quot;}{&quot;&amp;[.B123]&amp;&quot;}{&quot;&amp;[$MallaSPC.C125]&amp;&quot;}{&quot;&amp;[$MallaSPC.D125]&amp;&quot;}{&quot;&amp;[$MallaSPC.E125]&amp;&quot;}{&quot;&amp;[$MallaSPC.G125]&amp;&quot;}{&quot;&amp;[$MallaSPC.H125]&amp;&quot;}{&quot;&amp;[$MallaSPC.I125]&amp;&quot;}{&quot;&amp;[$MallaSPC.J125]&amp;&quot;}{&quot;&amp;[$MallaSPC.K125]&amp;&quot;}{&quot;&amp;[$MallaSPC.L125]&amp;&quot;}{&quot;&amp;[$MallaSPC.M125]&amp;&quot;}{&quot;&amp;[$MallaSPC.N125]&amp;&quot;}{&quot;&amp;[$MallaSPC.O125]&amp;&quot;}{&quot;&amp;[$MallaSPC.P125]&amp;&quot;}{&quot;&amp;[$MallaSPC.Q125]&amp;&quot;}{&quot;&amp;[$MallaSPC.R125]&amp;&quot;}%&quot;&amp;[$MallaSPC.S125]&amp;[$MallaSPC.T125]&amp;[$MallaSPC.U125]&amp;[MallaSPC.V125]&amp;[MallaSPC.W125]&amp;[MallaSPC.X125]&amp;[MallaSPC.Y125]&amp;[MallaSPC.Z125]&amp;[MallaSPC.AA125]&amp;[MallaSPC.AB125]&amp;[MallaSPC.AC125])" office:value-type="string" office:string-value="\course{5}{Mandatory}{CB111}{}{Física Computacional}{3}{4}{2}{}{3}{9}{Physic}{CB103}{}{}{}{CB}%CR">
            <text:p>\course{5}{Mandatory}{CB111}{}{Física Computacional}{3}{4}{2}{}{3}{9}{Physic}{CB103}{}{}{}{CB}%CR</text:p>
          </table:table-cell>
          <table:table-cell table:number-columns-repeated="1021"/>
        </table:table-row>
        <table:table-row table:style-name="ro2">
          <table:table-cell table:style-name="ce5" table:formula="of:=IF(OR([$MallaSPC.B126]=&quot;&quot;;[$MallaSPC.C126]=&quot;&quot;;[$MallaSPC.F126]=&quot;&quot;);&quot;%&quot;;&quot;&quot;)">
            <text:p/>
          </table:table-cell>
          <table:table-cell table:style-name="ce5" table:formula="of:=IF([.A124]=&quot;%&quot;;&quot;&quot;;IF([$MallaSPC.F126]=&quot;E&quot;;[.$B$1];IF([$MallaSPC.F126]=&quot;O&quot;;[.$C$1];&quot;&quot;)))" office:value-type="string" office:string-value="Mandatory">
            <text:p>Mandatory</text:p>
          </table:table-cell>
          <table:table-cell table:style-name="ce5" table:formula="of:=IF([.A124]=&quot;%&quot;;&quot;&quot;;&quot;\&quot;&amp;[.$D$1]&amp;&quot;{&quot;&amp;[$MallaSPC.B126]&amp;&quot;}{&quot;&amp;[.B124]&amp;&quot;}{&quot;&amp;[$MallaSPC.C126]&amp;&quot;}{&quot;&amp;[$MallaSPC.D126]&amp;&quot;}{&quot;&amp;[$MallaSPC.E126]&amp;&quot;}{&quot;&amp;[$MallaSPC.G126]&amp;&quot;}{&quot;&amp;[$MallaSPC.H126]&amp;&quot;}{&quot;&amp;[$MallaSPC.I126]&amp;&quot;}{&quot;&amp;[$MallaSPC.J126]&amp;&quot;}{&quot;&amp;[$MallaSPC.K126]&amp;&quot;}{&quot;&amp;[$MallaSPC.L126]&amp;&quot;}{&quot;&amp;[$MallaSPC.M126]&amp;&quot;}{&quot;&amp;[$MallaSPC.N126]&amp;&quot;}{&quot;&amp;[$MallaSPC.O126]&amp;&quot;}{&quot;&amp;[$MallaSPC.P126]&amp;&quot;}{&quot;&amp;[$MallaSPC.Q126]&amp;&quot;}{&quot;&amp;[$MallaSPC.R126]&amp;&quot;}%&quot;&amp;[$MallaSPC.S126]&amp;[$MallaSPC.T126]&amp;[$MallaSPC.U126]&amp;[MallaSPC.V126]&amp;[MallaSPC.W126]&amp;[MallaSPC.X126]&amp;[MallaSPC.Y126]&amp;[MallaSPC.Z126]&amp;[MallaSPC.AA126]&amp;[MallaSPC.AB126]&amp;[MallaSPC.AC126])" office:value-type="string" office:string-value="\course{5}{Mandatory}{CS260}{}{Lógica Computacional}{4}{2}{2}{2}{2}{6}{Basic}{CS211T}{}{}{}{MC}%USGP">
            <text:p>\course{5}{Mandatory}{CS260}{}{Lógica Computacional}{4}{2}{2}{2}{2}{6}{Basic}{CS211T}{}{}{}{MC}%USGP</text:p>
          </table:table-cell>
          <table:table-cell table:number-columns-repeated="1021"/>
        </table:table-row>
        <table:table-row table:style-name="ro2">
          <table:table-cell table:style-name="ce5" table:formula="of:=IF(OR([$MallaSPC.B127]=&quot;&quot;;[$MallaSPC.C127]=&quot;&quot;;[$MallaSPC.F127]=&quot;&quot;);&quot;%&quot;;&quot;&quot;)">
            <text:p/>
          </table:table-cell>
          <table:table-cell table:style-name="ce5" table:formula="of:=IF([.A125]=&quot;%&quot;;&quot;&quot;;IF([$MallaSPC.F127]=&quot;E&quot;;[.$B$1];IF([$MallaSPC.F127]=&quot;O&quot;;[.$C$1];&quot;&quot;)))" office:value-type="string" office:string-value="Mandatory">
            <text:p>Mandatory</text:p>
          </table:table-cell>
          <table:table-cell table:style-name="ce5" table:formula="of:=IF([.A125]=&quot;%&quot;;&quot;&quot;;&quot;\&quot;&amp;[.$D$1]&amp;&quot;{&quot;&amp;[$MallaSPC.B127]&amp;&quot;}{&quot;&amp;[.B125]&amp;&quot;}{&quot;&amp;[$MallaSPC.C127]&amp;&quot;}{&quot;&amp;[$MallaSPC.D127]&amp;&quot;}{&quot;&amp;[$MallaSPC.E127]&amp;&quot;}{&quot;&amp;[$MallaSPC.G127]&amp;&quot;}{&quot;&amp;[$MallaSPC.H127]&amp;&quot;}{&quot;&amp;[$MallaSPC.I127]&amp;&quot;}{&quot;&amp;[$MallaSPC.J127]&amp;&quot;}{&quot;&amp;[$MallaSPC.K127]&amp;&quot;}{&quot;&amp;[$MallaSPC.L127]&amp;&quot;}{&quot;&amp;[$MallaSPC.M127]&amp;&quot;}{&quot;&amp;[$MallaSPC.N127]&amp;&quot;}{&quot;&amp;[$MallaSPC.O127]&amp;&quot;}{&quot;&amp;[$MallaSPC.P127]&amp;&quot;}{&quot;&amp;[$MallaSPC.Q127]&amp;&quot;}{&quot;&amp;[$MallaSPC.R127]&amp;&quot;}%&quot;&amp;[$MallaSPC.S127]&amp;[$MallaSPC.T127]&amp;[$MallaSPC.U127]&amp;[MallaSPC.V127]&amp;[MallaSPC.W127]&amp;[MallaSPC.X127]&amp;[MallaSPC.Y127]&amp;[MallaSPC.Z127]&amp;[MallaSPC.AA127]&amp;[MallaSPC.AB127]&amp;[MallaSPC.AC127])" office:value-type="string" office:string-value="\course{5}{Mandatory}{CB307}{}{Matemática aplicada a la computación}{4}{2}{2}{2}{2}{6}{Basic}{CB111}{}{}{}{MC}%USGP">
            <text:p>\course{5}{Mandatory}{CB307}{}{Matemática aplicada a la computación}{4}{2}{2}{2}{2}{6}{Basic}{CB111}{}{}{}{MC}%USGP</text:p>
          </table:table-cell>
          <table:table-cell table:number-columns-repeated="1021"/>
        </table:table-row>
        <table:table-row table:style-name="ro2">
          <table:table-cell table:style-name="ce5" table:formula="of:=IF(OR([$MallaSPC.B128]=&quot;&quot;;[$MallaSPC.C128]=&quot;&quot;;[$MallaSPC.F128]=&quot;&quot;);&quot;%&quot;;&quot;&quot;)">
            <text:p/>
          </table:table-cell>
          <table:table-cell table:style-name="ce5" table:formula="of:=IF([.A126]=&quot;%&quot;;&quot;&quot;;IF([$MallaSPC.F128]=&quot;E&quot;;[.$B$1];IF([$MallaSPC.F128]=&quot;O&quot;;[.$C$1];&quot;&quot;)))" office:value-type="string" office:string-value="Mandatory">
            <text:p>Mandatory</text:p>
          </table:table-cell>
          <table:table-cell table:style-name="ce5" table:formula="of:=IF([.A126]=&quot;%&quot;;&quot;&quot;;&quot;\&quot;&amp;[.$D$1]&amp;&quot;{&quot;&amp;[$MallaSPC.B128]&amp;&quot;}{&quot;&amp;[.B126]&amp;&quot;}{&quot;&amp;[$MallaSPC.C128]&amp;&quot;}{&quot;&amp;[$MallaSPC.D128]&amp;&quot;}{&quot;&amp;[$MallaSPC.E128]&amp;&quot;}{&quot;&amp;[$MallaSPC.G128]&amp;&quot;}{&quot;&amp;[$MallaSPC.H128]&amp;&quot;}{&quot;&amp;[$MallaSPC.I128]&amp;&quot;}{&quot;&amp;[$MallaSPC.J128]&amp;&quot;}{&quot;&amp;[$MallaSPC.K128]&amp;&quot;}{&quot;&amp;[$MallaSPC.L128]&amp;&quot;}{&quot;&amp;[$MallaSPC.M128]&amp;&quot;}{&quot;&amp;[$MallaSPC.N128]&amp;&quot;}{&quot;&amp;[$MallaSPC.O128]&amp;&quot;}{&quot;&amp;[$MallaSPC.P128]&amp;&quot;}{&quot;&amp;[$MallaSPC.Q128]&amp;&quot;}{&quot;&amp;[$MallaSPC.R128]&amp;&quot;}%&quot;&amp;[$MallaSPC.S128]&amp;[$MallaSPC.T128]&amp;[$MallaSPC.U128]&amp;[MallaSPC.V128]&amp;[MallaSPC.W128]&amp;[MallaSPC.X128]&amp;[MallaSPC.Y128]&amp;[MallaSPC.Z128]&amp;[MallaSPC.AA128]&amp;[MallaSPC.AB128]&amp;[MallaSPC.AC128])" office:value-type="string" office:string-value="\course{5}{Mandatory}{FG210}{}{Ética}{2}{1}{2}{}{}{3}{}{FG107}{}{}{}{FG}%UCSP">
            <text:p>\course{5}{Mandatory}{FG210}{}{Ética}{2}{1}{2}{}{}{3}{}{FG107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29]=&quot;&quot;;[$MallaSPC.C129]=&quot;&quot;;[$MallaSPC.F129]=&quot;&quot;);&quot;%&quot;;&quot;&quot;)">
            <text:p/>
          </table:table-cell>
          <table:table-cell table:style-name="ce5" table:formula="of:=IF([.A127]=&quot;%&quot;;&quot;&quot;;IF([$MallaSPC.F129]=&quot;E&quot;;[.$B$1];IF([$MallaSPC.F129]=&quot;O&quot;;[.$C$1];&quot;&quot;)))" office:value-type="string" office:string-value="Elective">
            <text:p>Elective</text:p>
          </table:table-cell>
          <table:table-cell table:style-name="ce5" table:formula="of:=IF([.A127]=&quot;%&quot;;&quot;&quot;;&quot;\&quot;&amp;[.$D$1]&amp;&quot;{&quot;&amp;[$MallaSPC.B129]&amp;&quot;}{&quot;&amp;[.B127]&amp;&quot;}{&quot;&amp;[$MallaSPC.C129]&amp;&quot;}{&quot;&amp;[$MallaSPC.D129]&amp;&quot;}{&quot;&amp;[$MallaSPC.E129]&amp;&quot;}{&quot;&amp;[$MallaSPC.G129]&amp;&quot;}{&quot;&amp;[$MallaSPC.H129]&amp;&quot;}{&quot;&amp;[$MallaSPC.I129]&amp;&quot;}{&quot;&amp;[$MallaSPC.J129]&amp;&quot;}{&quot;&amp;[$MallaSPC.K129]&amp;&quot;}{&quot;&amp;[$MallaSPC.L129]&amp;&quot;}{&quot;&amp;[$MallaSPC.M129]&amp;&quot;}{&quot;&amp;[$MallaSPC.N129]&amp;&quot;}{&quot;&amp;[$MallaSPC.O129]&amp;&quot;}{&quot;&amp;[$MallaSPC.P129]&amp;&quot;}{&quot;&amp;[$MallaSPC.Q129]&amp;&quot;}{&quot;&amp;[$MallaSPC.R129]&amp;&quot;}%&quot;&amp;[$MallaSPC.S129]&amp;[$MallaSPC.T129]&amp;[$MallaSPC.U129]&amp;[MallaSPC.V129]&amp;[MallaSPC.W129]&amp;[MallaSPC.X129]&amp;[MallaSPC.Y129]&amp;[MallaSPC.Z129]&amp;[MallaSPC.AA129]&amp;[MallaSPC.AB129]&amp;[MallaSPC.AC129])" office:value-type="string" office:string-value="\course{5}{Elective}{FG209}{}{Psicología}{2}{1}{2}{}{}{3}{}{}{}{}{G1}{FG}%UCSP">
            <text:p>\course{5}{Elective}{FG209}{}{Psicología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30]=&quot;&quot;;[$MallaSPC.C130]=&quot;&quot;;[$MallaSPC.F130]=&quot;&quot;);&quot;%&quot;;&quot;&quot;)">
            <text:p/>
          </table:table-cell>
          <table:table-cell table:style-name="ce5" table:formula="of:=IF([.A128]=&quot;%&quot;;&quot;&quot;;IF([$MallaSPC.F130]=&quot;E&quot;;[.$B$1];IF([$MallaSPC.F130]=&quot;O&quot;;[.$C$1];&quot;&quot;)))" office:value-type="string" office:string-value="Elective">
            <text:p>Elective</text:p>
          </table:table-cell>
          <table:table-cell table:style-name="ce5" table:formula="of:=IF([.A128]=&quot;%&quot;;&quot;&quot;;&quot;\&quot;&amp;[.$D$1]&amp;&quot;{&quot;&amp;[$MallaSPC.B130]&amp;&quot;}{&quot;&amp;[.B128]&amp;&quot;}{&quot;&amp;[$MallaSPC.C130]&amp;&quot;}{&quot;&amp;[$MallaSPC.D130]&amp;&quot;}{&quot;&amp;[$MallaSPC.E130]&amp;&quot;}{&quot;&amp;[$MallaSPC.G130]&amp;&quot;}{&quot;&amp;[$MallaSPC.H130]&amp;&quot;}{&quot;&amp;[$MallaSPC.I130]&amp;&quot;}{&quot;&amp;[$MallaSPC.J130]&amp;&quot;}{&quot;&amp;[$MallaSPC.K130]&amp;&quot;}{&quot;&amp;[$MallaSPC.L130]&amp;&quot;}{&quot;&amp;[$MallaSPC.M130]&amp;&quot;}{&quot;&amp;[$MallaSPC.N130]&amp;&quot;}{&quot;&amp;[$MallaSPC.O130]&amp;&quot;}{&quot;&amp;[$MallaSPC.P130]&amp;&quot;}{&quot;&amp;[$MallaSPC.Q130]&amp;&quot;}{&quot;&amp;[$MallaSPC.R130]&amp;&quot;}%&quot;&amp;[$MallaSPC.S130]&amp;[$MallaSPC.T130]&amp;[$MallaSPC.U130]&amp;[MallaSPC.V130]&amp;[MallaSPC.W130]&amp;[MallaSPC.X130]&amp;[MallaSPC.Y130]&amp;[MallaSPC.Z130]&amp;[MallaSPC.AA130]&amp;[MallaSPC.AB130]&amp;[MallaSPC.AC130])" office:value-type="string" office:string-value="\course{5}{Elective}{FG206}{}{Sociología}{2}{1}{2}{}{}{3}{}{}{}{}{G1}{FG}%UCSP">
            <text:p>\course{5}{Elective}{FG206}{}{Sociología}{2}{1}{2}{}{}{3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31]=&quot;&quot;;[$MallaSPC.C131]=&quot;&quot;;[$MallaSPC.F131]=&quot;&quot;);&quot;%&quot;;&quot;&quot;)">
            <text:p/>
          </table:table-cell>
          <table:table-cell table:style-name="ce5" table:formula="of:=IF([.A129]=&quot;%&quot;;&quot;&quot;;IF([$MallaSPC.F131]=&quot;E&quot;;[.$B$1];IF([$MallaSPC.F131]=&quot;O&quot;;[.$C$1];&quot;&quot;)))" office:value-type="string" office:string-value="Mandatory">
            <text:p>Mandatory</text:p>
          </table:table-cell>
          <table:table-cell table:style-name="ce5" table:formula="of:=IF([.A129]=&quot;%&quot;;&quot;&quot;;&quot;\&quot;&amp;[.$D$1]&amp;&quot;{&quot;&amp;[$MallaSPC.B131]&amp;&quot;}{&quot;&amp;[.B129]&amp;&quot;}{&quot;&amp;[$MallaSPC.C131]&amp;&quot;}{&quot;&amp;[$MallaSPC.D131]&amp;&quot;}{&quot;&amp;[$MallaSPC.E131]&amp;&quot;}{&quot;&amp;[$MallaSPC.G131]&amp;&quot;}{&quot;&amp;[$MallaSPC.H131]&amp;&quot;}{&quot;&amp;[$MallaSPC.I131]&amp;&quot;}{&quot;&amp;[$MallaSPC.J131]&amp;&quot;}{&quot;&amp;[$MallaSPC.K131]&amp;&quot;}{&quot;&amp;[$MallaSPC.L131]&amp;&quot;}{&quot;&amp;[$MallaSPC.M131]&amp;&quot;}{&quot;&amp;[$MallaSPC.N131]&amp;&quot;}{&quot;&amp;[$MallaSPC.O131]&amp;&quot;}{&quot;&amp;[$MallaSPC.P131]&amp;&quot;}{&quot;&amp;[$MallaSPC.Q131]&amp;&quot;}{&quot;&amp;[$MallaSPC.R131]&amp;&quot;}%&quot;&amp;[$MallaSPC.S131]&amp;[$MallaSPC.T131]&amp;[$MallaSPC.U131]&amp;[MallaSPC.V131]&amp;[MallaSPC.W131]&amp;[MallaSPC.X131]&amp;[MallaSPC.Y131]&amp;[MallaSPC.Z131]&amp;[MallaSPC.AA131]&amp;[MallaSPC.AB131]&amp;[MallaSPC.AC131])" office:value-type="string" office:string-value="\course{5}{Mandatory}{FG206}{}{Sociología}{3}{3}{3}{}{3}{9}{}{}{}{}{}{FG}%UJPII">
            <text:p>\course{5}{Mandatory}{FG206}{}{Sociología}{3}{3}{3}{}{3}{9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132]=&quot;&quot;;[$MallaSPC.C132]=&quot;&quot;;[$MallaSPC.F132]=&quot;&quot;);&quot;%&quot;;&quot;&quot;)">
            <text:p/>
          </table:table-cell>
          <table:table-cell table:style-name="ce5" table:formula="of:=IF([.A130]=&quot;%&quot;;&quot;&quot;;IF([$MallaSPC.F132]=&quot;E&quot;;[.$B$1];IF([$MallaSPC.F132]=&quot;O&quot;;[.$C$1];&quot;&quot;)))" office:value-type="string" office:string-value="Mandatory">
            <text:p>Mandatory</text:p>
          </table:table-cell>
          <table:table-cell table:style-name="ce5" table:formula="of:=IF([.A130]=&quot;%&quot;;&quot;&quot;;&quot;\&quot;&amp;[.$D$1]&amp;&quot;{&quot;&amp;[$MallaSPC.B132]&amp;&quot;}{&quot;&amp;[.B130]&amp;&quot;}{&quot;&amp;[$MallaSPC.C132]&amp;&quot;}{&quot;&amp;[$MallaSPC.D132]&amp;&quot;}{&quot;&amp;[$MallaSPC.E132]&amp;&quot;}{&quot;&amp;[$MallaSPC.G132]&amp;&quot;}{&quot;&amp;[$MallaSPC.H132]&amp;&quot;}{&quot;&amp;[$MallaSPC.I132]&amp;&quot;}{&quot;&amp;[$MallaSPC.J132]&amp;&quot;}{&quot;&amp;[$MallaSPC.K132]&amp;&quot;}{&quot;&amp;[$MallaSPC.L132]&amp;&quot;}{&quot;&amp;[$MallaSPC.M132]&amp;&quot;}{&quot;&amp;[$MallaSPC.N132]&amp;&quot;}{&quot;&amp;[$MallaSPC.O132]&amp;&quot;}{&quot;&amp;[$MallaSPC.P132]&amp;&quot;}{&quot;&amp;[$MallaSPC.Q132]&amp;&quot;}{&quot;&amp;[$MallaSPC.R132]&amp;&quot;}%&quot;&amp;[$MallaSPC.S132]&amp;[$MallaSPC.T132]&amp;[$MallaSPC.U132]&amp;[MallaSPC.V132]&amp;[MallaSPC.W132]&amp;[MallaSPC.X132]&amp;[MallaSPC.Y132]&amp;[MallaSPC.Z132]&amp;[MallaSPC.AA132]&amp;[MallaSPC.AB132]&amp;[MallaSPC.AC132])" office:value-type="string" office:string-value="\course{5}{Mandatory}{ID104}{ID202}{Inglés Técnico IV}{3}{}{}{}{}{0}{}{ID201}{}{}{}{FG}%USGP">
            <text:p>\course{5}{Mandatory}{ID104}{ID202}{Inglés Técnico IV}{3}{}{}{}{}{0}{}{ID201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33]=&quot;&quot;;[$MallaSPC.C133]=&quot;&quot;;[$MallaSPC.F133]=&quot;&quot;);&quot;%&quot;;&quot;&quot;)">
            <text:p/>
          </table:table-cell>
          <table:table-cell table:style-name="ce5" table:formula="of:=IF([.A131]=&quot;%&quot;;&quot;&quot;;IF([$MallaSPC.F133]=&quot;E&quot;;[.$B$1];IF([$MallaSPC.F133]=&quot;O&quot;;[.$C$1];&quot;&quot;)))" office:value-type="string" office:string-value="Mandatory">
            <text:p>Mandatory</text:p>
          </table:table-cell>
          <table:table-cell table:style-name="ce5" table:formula="of:=IF([.A131]=&quot;%&quot;;&quot;&quot;;&quot;\&quot;&amp;[.$D$1]&amp;&quot;{&quot;&amp;[$MallaSPC.B133]&amp;&quot;}{&quot;&amp;[.B131]&amp;&quot;}{&quot;&amp;[$MallaSPC.C133]&amp;&quot;}{&quot;&amp;[$MallaSPC.D133]&amp;&quot;}{&quot;&amp;[$MallaSPC.E133]&amp;&quot;}{&quot;&amp;[$MallaSPC.G133]&amp;&quot;}{&quot;&amp;[$MallaSPC.H133]&amp;&quot;}{&quot;&amp;[$MallaSPC.I133]&amp;&quot;}{&quot;&amp;[$MallaSPC.J133]&amp;&quot;}{&quot;&amp;[$MallaSPC.K133]&amp;&quot;}{&quot;&amp;[$MallaSPC.L133]&amp;&quot;}{&quot;&amp;[$MallaSPC.M133]&amp;&quot;}{&quot;&amp;[$MallaSPC.N133]&amp;&quot;}{&quot;&amp;[$MallaSPC.O133]&amp;&quot;}{&quot;&amp;[$MallaSPC.P133]&amp;&quot;}{&quot;&amp;[$MallaSPC.Q133]&amp;&quot;}{&quot;&amp;[$MallaSPC.R133]&amp;&quot;}%&quot;&amp;[$MallaSPC.S133]&amp;[$MallaSPC.T133]&amp;[$MallaSPC.U133]&amp;[MallaSPC.V133]&amp;[MallaSPC.W133]&amp;[MallaSPC.X133]&amp;[MallaSPC.Y133]&amp;[MallaSPC.Z133]&amp;[MallaSPC.AA133]&amp;[MallaSPC.AB133]&amp;[MallaSPC.AC133])" office:value-type="string" office:string-value="\course{5}{Mandatory}{ID104}{ID202}{Lengua Extranjera IV}{3}{2}{2}{}{}{4}{}{ID201}{}{}{}{FG}%UNSA,UNAMBA">
            <text:p>\course{5}{Mandatory}{ID104}{ID202}{Lengua Extranjera IV}{3}{2}{2}{}{}{4}{}{ID201}{}{}{}{FG}%UNSA,UNAMBA</text:p>
          </table:table-cell>
          <table:table-cell table:number-columns-repeated="1021"/>
        </table:table-row>
        <table:table-row table:style-name="ro2">
          <table:table-cell table:style-name="ce5" table:formula="of:=IF(OR([$MallaSPC.B134]=&quot;&quot;;[$MallaSPC.C134]=&quot;&quot;;[$MallaSPC.F134]=&quot;&quot;);&quot;%&quot;;&quot;&quot;)" office:value-type="string" office:string-value="%">
            <text:p>%</text:p>
          </table:table-cell>
          <table:table-cell table:style-name="ce5" table:formula="of:=IF([.A132]=&quot;%&quot;;&quot;&quot;;IF([$MallaSPC.F134]=&quot;E&quot;;[.$B$1];IF([$MallaSPC.F134]=&quot;O&quot;;[.$C$1];&quot;&quot;)))">
            <text:p/>
          </table:table-cell>
          <table:table-cell table:style-name="ce5" table:formula="of:=IF([.A132]=&quot;%&quot;;&quot;&quot;;&quot;\&quot;&amp;[.$D$1]&amp;&quot;{&quot;&amp;[$MallaSPC.B134]&amp;&quot;}{&quot;&amp;[.B132]&amp;&quot;}{&quot;&amp;[$MallaSPC.C134]&amp;&quot;}{&quot;&amp;[$MallaSPC.D134]&amp;&quot;}{&quot;&amp;[$MallaSPC.E134]&amp;&quot;}{&quot;&amp;[$MallaSPC.G134]&amp;&quot;}{&quot;&amp;[$MallaSPC.H134]&amp;&quot;}{&quot;&amp;[$MallaSPC.I134]&amp;&quot;}{&quot;&amp;[$MallaSPC.J134]&amp;&quot;}{&quot;&amp;[$MallaSPC.K134]&amp;&quot;}{&quot;&amp;[$MallaSPC.L134]&amp;&quot;}{&quot;&amp;[$MallaSPC.M134]&amp;&quot;}{&quot;&amp;[$MallaSPC.N134]&amp;&quot;}{&quot;&amp;[$MallaSPC.O134]&amp;&quot;}{&quot;&amp;[$MallaSPC.P134]&amp;&quot;}{&quot;&amp;[$MallaSPC.Q134]&amp;&quot;}{&quot;&amp;[$MallaSPC.R134]&amp;&quot;}%&quot;&amp;[$MallaSPC.S134]&amp;[$MallaSPC.T134]&amp;[$MallaSPC.U134]&amp;[MallaSPC.V134]&amp;[MallaSPC.W134]&amp;[MallaSPC.X134]&amp;[MallaSPC.Y134]&amp;[MallaSPC.Z134]&amp;[MallaSPC.AA134]&amp;[MallaSPC.AB134]&amp;[MallaSPC.AC134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35]=&quot;&quot;;[$MallaSPC.C135]=&quot;&quot;;[$MallaSPC.F135]=&quot;&quot;);&quot;%&quot;;&quot;&quot;)" office:value-type="string" office:string-value="%">
            <text:p>%</text:p>
          </table:table-cell>
          <table:table-cell table:style-name="ce5" table:formula="of:=IF([.A133]=&quot;%&quot;;&quot;&quot;;IF([$MallaSPC.F135]=&quot;E&quot;;[.$B$1];IF([$MallaSPC.F135]=&quot;O&quot;;[.$C$1];&quot;&quot;)))">
            <text:p/>
          </table:table-cell>
          <table:table-cell table:style-name="ce5" table:formula="of:=IF([.A133]=&quot;%&quot;;&quot;&quot;;&quot;\&quot;&amp;[.$D$1]&amp;&quot;{&quot;&amp;[$MallaSPC.B135]&amp;&quot;}{&quot;&amp;[.B133]&amp;&quot;}{&quot;&amp;[$MallaSPC.C135]&amp;&quot;}{&quot;&amp;[$MallaSPC.D135]&amp;&quot;}{&quot;&amp;[$MallaSPC.E135]&amp;&quot;}{&quot;&amp;[$MallaSPC.G135]&amp;&quot;}{&quot;&amp;[$MallaSPC.H135]&amp;&quot;}{&quot;&amp;[$MallaSPC.I135]&amp;&quot;}{&quot;&amp;[$MallaSPC.J135]&amp;&quot;}{&quot;&amp;[$MallaSPC.K135]&amp;&quot;}{&quot;&amp;[$MallaSPC.L135]&amp;&quot;}{&quot;&amp;[$MallaSPC.M135]&amp;&quot;}{&quot;&amp;[$MallaSPC.N135]&amp;&quot;}{&quot;&amp;[$MallaSPC.O135]&amp;&quot;}{&quot;&amp;[$MallaSPC.P135]&amp;&quot;}{&quot;&amp;[$MallaSPC.Q135]&amp;&quot;}{&quot;&amp;[$MallaSPC.R135]&amp;&quot;}%&quot;&amp;[$MallaSPC.S135]&amp;[$MallaSPC.T135]&amp;[$MallaSPC.U135]&amp;[MallaSPC.V135]&amp;[MallaSPC.W135]&amp;[MallaSPC.X135]&amp;[MallaSPC.Y135]&amp;[MallaSPC.Z135]&amp;[MallaSPC.AA135]&amp;[MallaSPC.AB135]&amp;[MallaSPC.AC13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36]=&quot;&quot;;[$MallaSPC.C136]=&quot;&quot;;[$MallaSPC.F136]=&quot;&quot;);&quot;%&quot;;&quot;&quot;)" office:value-type="string" office:string-value="%">
            <text:p>%</text:p>
          </table:table-cell>
          <table:table-cell table:style-name="ce5" table:formula="of:=IF([.A134]=&quot;%&quot;;&quot;&quot;;IF([$MallaSPC.F136]=&quot;E&quot;;[.$B$1];IF([$MallaSPC.F136]=&quot;O&quot;;[.$C$1];&quot;&quot;)))">
            <text:p/>
          </table:table-cell>
          <table:table-cell table:style-name="ce5" table:formula="of:=IF([.A134]=&quot;%&quot;;&quot;&quot;;&quot;\&quot;&amp;[.$D$1]&amp;&quot;{&quot;&amp;[$MallaSPC.B136]&amp;&quot;}{&quot;&amp;[.B134]&amp;&quot;}{&quot;&amp;[$MallaSPC.C136]&amp;&quot;}{&quot;&amp;[$MallaSPC.D136]&amp;&quot;}{&quot;&amp;[$MallaSPC.E136]&amp;&quot;}{&quot;&amp;[$MallaSPC.G136]&amp;&quot;}{&quot;&amp;[$MallaSPC.H136]&amp;&quot;}{&quot;&amp;[$MallaSPC.I136]&amp;&quot;}{&quot;&amp;[$MallaSPC.J136]&amp;&quot;}{&quot;&amp;[$MallaSPC.K136]&amp;&quot;}{&quot;&amp;[$MallaSPC.L136]&amp;&quot;}{&quot;&amp;[$MallaSPC.M136]&amp;&quot;}{&quot;&amp;[$MallaSPC.N136]&amp;&quot;}{&quot;&amp;[$MallaSPC.O136]&amp;&quot;}{&quot;&amp;[$MallaSPC.P136]&amp;&quot;}{&quot;&amp;[$MallaSPC.Q136]&amp;&quot;}{&quot;&amp;[$MallaSPC.R136]&amp;&quot;}%&quot;&amp;[$MallaSPC.S136]&amp;[$MallaSPC.T136]&amp;[$MallaSPC.U136]&amp;[MallaSPC.V136]&amp;[MallaSPC.W136]&amp;[MallaSPC.X136]&amp;[MallaSPC.Y136]&amp;[MallaSPC.Z136]&amp;[MallaSPC.AA136]&amp;[MallaSPC.AB136]&amp;[MallaSPC.AC13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37]=&quot;&quot;;[$MallaSPC.C137]=&quot;&quot;;[$MallaSPC.F137]=&quot;&quot;);&quot;%&quot;;&quot;&quot;)" office:value-type="string" office:string-value="%">
            <text:p>%</text:p>
          </table:table-cell>
          <table:table-cell table:style-name="ce5" table:formula="of:=IF([.A135]=&quot;%&quot;;&quot;&quot;;IF([$MallaSPC.F137]=&quot;E&quot;;[.$B$1];IF([$MallaSPC.F137]=&quot;O&quot;;[.$C$1];&quot;&quot;)))">
            <text:p/>
          </table:table-cell>
          <table:table-cell table:style-name="ce5" table:formula="of:=IF([.A135]=&quot;%&quot;;&quot;&quot;;&quot;\&quot;&amp;[.$D$1]&amp;&quot;{&quot;&amp;[$MallaSPC.B137]&amp;&quot;}{&quot;&amp;[.B135]&amp;&quot;}{&quot;&amp;[$MallaSPC.C137]&amp;&quot;}{&quot;&amp;[$MallaSPC.D137]&amp;&quot;}{&quot;&amp;[$MallaSPC.E137]&amp;&quot;}{&quot;&amp;[$MallaSPC.G137]&amp;&quot;}{&quot;&amp;[$MallaSPC.H137]&amp;&quot;}{&quot;&amp;[$MallaSPC.I137]&amp;&quot;}{&quot;&amp;[$MallaSPC.J137]&amp;&quot;}{&quot;&amp;[$MallaSPC.K137]&amp;&quot;}{&quot;&amp;[$MallaSPC.L137]&amp;&quot;}{&quot;&amp;[$MallaSPC.M137]&amp;&quot;}{&quot;&amp;[$MallaSPC.N137]&amp;&quot;}{&quot;&amp;[$MallaSPC.O137]&amp;&quot;}{&quot;&amp;[$MallaSPC.P137]&amp;&quot;}{&quot;&amp;[$MallaSPC.Q137]&amp;&quot;}{&quot;&amp;[$MallaSPC.R137]&amp;&quot;}%&quot;&amp;[$MallaSPC.S137]&amp;[$MallaSPC.T137]&amp;[$MallaSPC.U137]&amp;[MallaSPC.V137]&amp;[MallaSPC.W137]&amp;[MallaSPC.X137]&amp;[MallaSPC.Y137]&amp;[MallaSPC.Z137]&amp;[MallaSPC.AA137]&amp;[MallaSPC.AB137]&amp;[MallaSPC.AC13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38]=&quot;&quot;;[$MallaSPC.C138]=&quot;&quot;;[$MallaSPC.F138]=&quot;&quot;);&quot;%&quot;;&quot;&quot;)">
            <text:p/>
          </table:table-cell>
          <table:table-cell table:style-name="ce5" table:formula="of:=IF([.A136]=&quot;%&quot;;&quot;&quot;;IF([$MallaSPC.F138]=&quot;E&quot;;[.$B$1];IF([$MallaSPC.F138]=&quot;O&quot;;[.$C$1];&quot;&quot;)))" office:value-type="string" office:string-value="Mandatory">
            <text:p>Mandatory</text:p>
          </table:table-cell>
          <table:table-cell table:style-name="ce5" table:formula="of:=IF([.A136]=&quot;%&quot;;&quot;&quot;;&quot;\&quot;&amp;[.$D$1]&amp;&quot;{&quot;&amp;[$MallaSPC.B138]&amp;&quot;}{&quot;&amp;[.B136]&amp;&quot;}{&quot;&amp;[$MallaSPC.C138]&amp;&quot;}{&quot;&amp;[$MallaSPC.D138]&amp;&quot;}{&quot;&amp;[$MallaSPC.E138]&amp;&quot;}{&quot;&amp;[$MallaSPC.G138]&amp;&quot;}{&quot;&amp;[$MallaSPC.H138]&amp;&quot;}{&quot;&amp;[$MallaSPC.I138]&amp;&quot;}{&quot;&amp;[$MallaSPC.J138]&amp;&quot;}{&quot;&amp;[$MallaSPC.K138]&amp;&quot;}{&quot;&amp;[$MallaSPC.L138]&amp;&quot;}{&quot;&amp;[$MallaSPC.M138]&amp;&quot;}{&quot;&amp;[$MallaSPC.N138]&amp;&quot;}{&quot;&amp;[$MallaSPC.O138]&amp;&quot;}{&quot;&amp;[$MallaSPC.P138]&amp;&quot;}{&quot;&amp;[$MallaSPC.Q138]&amp;&quot;}{&quot;&amp;[$MallaSPC.R138]&amp;&quot;}%&quot;&amp;[$MallaSPC.S138]&amp;[$MallaSPC.T138]&amp;[$MallaSPC.U138]&amp;[MallaSPC.V138]&amp;[MallaSPC.W138]&amp;[MallaSPC.X138]&amp;[MallaSPC.Y138]&amp;[MallaSPC.Z138]&amp;[MallaSPC.AA138]&amp;[MallaSPC.AB138]&amp;[MallaSPC.AC138])" office:value-type="string" office:string-value="\course{6}{Mandatory}{CS390}{}{Ingeniería de Software II}{4}{2}{2}{2}{2}{6}{Advanced}{CS290T}{}{}{}{SE}%SPC,NT,UCSP">
            <text:p>\course{6}{Mandatory}{CS390}{}{Ingeniería de Software II}{4}{2}{2}{2}{2}{6}{Advanced}{CS290T}{}{}{}{SE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139]=&quot;&quot;;[$MallaSPC.C139]=&quot;&quot;;[$MallaSPC.F139]=&quot;&quot;);&quot;%&quot;;&quot;&quot;)">
            <text:p/>
          </table:table-cell>
          <table:table-cell table:style-name="ce5" table:formula="of:=IF([.A137]=&quot;%&quot;;&quot;&quot;;IF([$MallaSPC.F139]=&quot;E&quot;;[.$B$1];IF([$MallaSPC.F139]=&quot;O&quot;;[.$C$1];&quot;&quot;)))" office:value-type="string" office:string-value="Mandatory">
            <text:p>Mandatory</text:p>
          </table:table-cell>
          <table:table-cell table:style-name="ce5" table:formula="of:=IF([.A137]=&quot;%&quot;;&quot;&quot;;&quot;\&quot;&amp;[.$D$1]&amp;&quot;{&quot;&amp;[$MallaSPC.B139]&amp;&quot;}{&quot;&amp;[.B137]&amp;&quot;}{&quot;&amp;[$MallaSPC.C139]&amp;&quot;}{&quot;&amp;[$MallaSPC.D139]&amp;&quot;}{&quot;&amp;[$MallaSPC.E139]&amp;&quot;}{&quot;&amp;[$MallaSPC.G139]&amp;&quot;}{&quot;&amp;[$MallaSPC.H139]&amp;&quot;}{&quot;&amp;[$MallaSPC.I139]&amp;&quot;}{&quot;&amp;[$MallaSPC.J139]&amp;&quot;}{&quot;&amp;[$MallaSPC.K139]&amp;&quot;}{&quot;&amp;[$MallaSPC.L139]&amp;&quot;}{&quot;&amp;[$MallaSPC.M139]&amp;&quot;}{&quot;&amp;[$MallaSPC.N139]&amp;&quot;}{&quot;&amp;[$MallaSPC.O139]&amp;&quot;}{&quot;&amp;[$MallaSPC.P139]&amp;&quot;}{&quot;&amp;[$MallaSPC.Q139]&amp;&quot;}{&quot;&amp;[$MallaSPC.R139]&amp;&quot;}%&quot;&amp;[$MallaSPC.S139]&amp;[$MallaSPC.T139]&amp;[$MallaSPC.U139]&amp;[MallaSPC.V139]&amp;[MallaSPC.W139]&amp;[MallaSPC.X139]&amp;[MallaSPC.Y139]&amp;[MallaSPC.Z139]&amp;[MallaSPC.AA139]&amp;[MallaSPC.AB139]&amp;[MallaSPC.AC139])" office:value-type="string" office:string-value="\course{6}{Mandatory}{CS390}{}{Ingeniería de Software II}{3}{4}{2}{}{3}{9}{Advanced}{CS290T}{}{}{}{SE}%CR">
            <text:p>\course{6}{Mandatory}{CS390}{}{Ingeniería de Software II}{3}{4}{2}{}{3}{9}{Advanced}{CS290T}{}{}{}{SE}%CR</text:p>
          </table:table-cell>
          <table:table-cell table:number-columns-repeated="1021"/>
        </table:table-row>
        <table:table-row table:style-name="ro2">
          <table:table-cell table:style-name="ce5" table:formula="of:=IF(OR([$MallaSPC.B140]=&quot;&quot;;[$MallaSPC.C140]=&quot;&quot;;[$MallaSPC.F140]=&quot;&quot;);&quot;%&quot;;&quot;&quot;)">
            <text:p/>
          </table:table-cell>
          <table:table-cell table:style-name="ce5" table:formula="of:=IF([.A138]=&quot;%&quot;;&quot;&quot;;IF([$MallaSPC.F140]=&quot;E&quot;;[.$B$1];IF([$MallaSPC.F140]=&quot;O&quot;;[.$C$1];&quot;&quot;)))" office:value-type="string" office:string-value="Mandatory">
            <text:p>Mandatory</text:p>
          </table:table-cell>
          <table:table-cell table:style-name="ce5" table:formula="of:=IF([.A138]=&quot;%&quot;;&quot;&quot;;&quot;\&quot;&amp;[.$D$1]&amp;&quot;{&quot;&amp;[$MallaSPC.B140]&amp;&quot;}{&quot;&amp;[.B138]&amp;&quot;}{&quot;&amp;[$MallaSPC.C140]&amp;&quot;}{&quot;&amp;[$MallaSPC.D140]&amp;&quot;}{&quot;&amp;[$MallaSPC.E140]&amp;&quot;}{&quot;&amp;[$MallaSPC.G140]&amp;&quot;}{&quot;&amp;[$MallaSPC.H140]&amp;&quot;}{&quot;&amp;[$MallaSPC.I140]&amp;&quot;}{&quot;&amp;[$MallaSPC.J140]&amp;&quot;}{&quot;&amp;[$MallaSPC.K140]&amp;&quot;}{&quot;&amp;[$MallaSPC.L140]&amp;&quot;}{&quot;&amp;[$MallaSPC.M140]&amp;&quot;}{&quot;&amp;[$MallaSPC.N140]&amp;&quot;}{&quot;&amp;[$MallaSPC.O140]&amp;&quot;}{&quot;&amp;[$MallaSPC.P140]&amp;&quot;}{&quot;&amp;[$MallaSPC.Q140]&amp;&quot;}{&quot;&amp;[$MallaSPC.R140]&amp;&quot;}%&quot;&amp;[$MallaSPC.S140]&amp;[$MallaSPC.T140]&amp;[$MallaSPC.U140]&amp;[MallaSPC.V140]&amp;[MallaSPC.W140]&amp;[MallaSPC.X140]&amp;[MallaSPC.Y140]&amp;[MallaSPC.Z140]&amp;[MallaSPC.AA140]&amp;[MallaSPC.AB140]&amp;[MallaSPC.AC140])" office:value-type="string" office:string-value="\course{6}{Mandatory}{CS315}{}{Estructuras de Datos Avanzadas}{4}{2}{2}{2}{2}{6}{Advanced}{CS210T}{}{}{}{CS}%SPC,NT,UNI,UCSP">
            <text:p>\course{6}{Mandatory}{CS315}{}{Estructuras de Datos Avanzadas}{4}{2}{2}{2}{2}{6}{Advanced}{CS210T}{}{}{}{CS}%SPC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41]=&quot;&quot;;[$MallaSPC.C141]=&quot;&quot;;[$MallaSPC.F141]=&quot;&quot;);&quot;%&quot;;&quot;&quot;)">
            <text:p/>
          </table:table-cell>
          <table:table-cell table:style-name="ce5" table:formula="of:=IF([.A139]=&quot;%&quot;;&quot;&quot;;IF([$MallaSPC.F141]=&quot;E&quot;;[.$B$1];IF([$MallaSPC.F141]=&quot;O&quot;;[.$C$1];&quot;&quot;)))" office:value-type="string" office:string-value="Mandatory">
            <text:p>Mandatory</text:p>
          </table:table-cell>
          <table:table-cell table:style-name="ce5" table:formula="of:=IF([.A139]=&quot;%&quot;;&quot;&quot;;&quot;\&quot;&amp;[.$D$1]&amp;&quot;{&quot;&amp;[$MallaSPC.B141]&amp;&quot;}{&quot;&amp;[.B139]&amp;&quot;}{&quot;&amp;[$MallaSPC.C141]&amp;&quot;}{&quot;&amp;[$MallaSPC.D141]&amp;&quot;}{&quot;&amp;[$MallaSPC.E141]&amp;&quot;}{&quot;&amp;[$MallaSPC.G141]&amp;&quot;}{&quot;&amp;[$MallaSPC.H141]&amp;&quot;}{&quot;&amp;[$MallaSPC.I141]&amp;&quot;}{&quot;&amp;[$MallaSPC.J141]&amp;&quot;}{&quot;&amp;[$MallaSPC.K141]&amp;&quot;}{&quot;&amp;[$MallaSPC.L141]&amp;&quot;}{&quot;&amp;[$MallaSPC.M141]&amp;&quot;}{&quot;&amp;[$MallaSPC.N141]&amp;&quot;}{&quot;&amp;[$MallaSPC.O141]&amp;&quot;}{&quot;&amp;[$MallaSPC.P141]&amp;&quot;}{&quot;&amp;[$MallaSPC.Q141]&amp;&quot;}{&quot;&amp;[$MallaSPC.R141]&amp;&quot;}%&quot;&amp;[$MallaSPC.S141]&amp;[$MallaSPC.T141]&amp;[$MallaSPC.U141]&amp;[MallaSPC.V141]&amp;[MallaSPC.W141]&amp;[MallaSPC.X141]&amp;[MallaSPC.Y141]&amp;[MallaSPC.Z141]&amp;[MallaSPC.AA141]&amp;[MallaSPC.AB141]&amp;[MallaSPC.AC141])" office:value-type="string" office:string-value="\course{6}{Mandatory}{CS315}{}{Estructuras de Datos Avanzadas}{3}{4}{2}{}{3}{9}{Advanced}{CS210T}{}{}{}{CS}%CR">
            <text:p>\course{6}{Mandatory}{CS315}{}{Estructuras de Datos Avanzadas}{3}{4}{2}{}{3}{9}{Advanced}{CS210T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42]=&quot;&quot;;[$MallaSPC.C142]=&quot;&quot;;[$MallaSPC.F142]=&quot;&quot;);&quot;%&quot;;&quot;&quot;)">
            <text:p/>
          </table:table-cell>
          <table:table-cell table:style-name="ce5" table:formula="of:=IF([.A140]=&quot;%&quot;;&quot;&quot;;IF([$MallaSPC.F142]=&quot;E&quot;;[.$B$1];IF([$MallaSPC.F142]=&quot;O&quot;;[.$C$1];&quot;&quot;)))" office:value-type="string" office:string-value="Mandatory">
            <text:p>Mandatory</text:p>
          </table:table-cell>
          <table:table-cell table:style-name="ce5" table:formula="of:=IF([.A140]=&quot;%&quot;;&quot;&quot;;&quot;\&quot;&amp;[.$D$1]&amp;&quot;{&quot;&amp;[$MallaSPC.B142]&amp;&quot;}{&quot;&amp;[.B140]&amp;&quot;}{&quot;&amp;[$MallaSPC.C142]&amp;&quot;}{&quot;&amp;[$MallaSPC.D142]&amp;&quot;}{&quot;&amp;[$MallaSPC.E142]&amp;&quot;}{&quot;&amp;[$MallaSPC.G142]&amp;&quot;}{&quot;&amp;[$MallaSPC.H142]&amp;&quot;}{&quot;&amp;[$MallaSPC.I142]&amp;&quot;}{&quot;&amp;[$MallaSPC.J142]&amp;&quot;}{&quot;&amp;[$MallaSPC.K142]&amp;&quot;}{&quot;&amp;[$MallaSPC.L142]&amp;&quot;}{&quot;&amp;[$MallaSPC.M142]&amp;&quot;}{&quot;&amp;[$MallaSPC.N142]&amp;&quot;}{&quot;&amp;[$MallaSPC.O142]&amp;&quot;}{&quot;&amp;[$MallaSPC.P142]&amp;&quot;}{&quot;&amp;[$MallaSPC.Q142]&amp;&quot;}{&quot;&amp;[$MallaSPC.R142]&amp;&quot;}%&quot;&amp;[$MallaSPC.S142]&amp;[$MallaSPC.T142]&amp;[$MallaSPC.U142]&amp;[MallaSPC.V142]&amp;[MallaSPC.W142]&amp;[MallaSPC.X142]&amp;[MallaSPC.Y142]&amp;[MallaSPC.Z142]&amp;[MallaSPC.AA142]&amp;[MallaSPC.AB142]&amp;[MallaSPC.AC142])" office:value-type="string" office:string-value="\course{6}{Mandatory}{CS225T}{}{Sistemas Operativos}{4}{2}{2}{2}{2}{6}{Advanced}{CS220T}{}{}{}{CS,IT}%SPC,2E,NT,UNI,UCSP">
            <text:p>\course{6}{Mandatory}{CS225T}{}{Sistemas Operativos}{4}{2}{2}{2}{2}{6}{Advanced}{CS220T}{}{}{}{CS,IT}%SPC,2E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43]=&quot;&quot;;[$MallaSPC.C143]=&quot;&quot;;[$MallaSPC.F143]=&quot;&quot;);&quot;%&quot;;&quot;&quot;)">
            <text:p/>
          </table:table-cell>
          <table:table-cell table:style-name="ce5" table:formula="of:=IF([.A141]=&quot;%&quot;;&quot;&quot;;IF([$MallaSPC.F143]=&quot;E&quot;;[.$B$1];IF([$MallaSPC.F143]=&quot;O&quot;;[.$C$1];&quot;&quot;)))" office:value-type="string" office:string-value="Mandatory">
            <text:p>Mandatory</text:p>
          </table:table-cell>
          <table:table-cell table:style-name="ce5" table:formula="of:=IF([.A141]=&quot;%&quot;;&quot;&quot;;&quot;\&quot;&amp;[.$D$1]&amp;&quot;{&quot;&amp;[$MallaSPC.B143]&amp;&quot;}{&quot;&amp;[.B141]&amp;&quot;}{&quot;&amp;[$MallaSPC.C143]&amp;&quot;}{&quot;&amp;[$MallaSPC.D143]&amp;&quot;}{&quot;&amp;[$MallaSPC.E143]&amp;&quot;}{&quot;&amp;[$MallaSPC.G143]&amp;&quot;}{&quot;&amp;[$MallaSPC.H143]&amp;&quot;}{&quot;&amp;[$MallaSPC.I143]&amp;&quot;}{&quot;&amp;[$MallaSPC.J143]&amp;&quot;}{&quot;&amp;[$MallaSPC.K143]&amp;&quot;}{&quot;&amp;[$MallaSPC.L143]&amp;&quot;}{&quot;&amp;[$MallaSPC.M143]&amp;&quot;}{&quot;&amp;[$MallaSPC.N143]&amp;&quot;}{&quot;&amp;[$MallaSPC.O143]&amp;&quot;}{&quot;&amp;[$MallaSPC.P143]&amp;&quot;}{&quot;&amp;[$MallaSPC.Q143]&amp;&quot;}{&quot;&amp;[$MallaSPC.R143]&amp;&quot;}%&quot;&amp;[$MallaSPC.S143]&amp;[$MallaSPC.T143]&amp;[$MallaSPC.U143]&amp;[MallaSPC.V143]&amp;[MallaSPC.W143]&amp;[MallaSPC.X143]&amp;[MallaSPC.Y143]&amp;[MallaSPC.Z143]&amp;[MallaSPC.AA143]&amp;[MallaSPC.AB143]&amp;[MallaSPC.AC143])" office:value-type="string" office:string-value="\course{6}{Mandatory}{CS225T}{}{Sistemas Operativos}{3}{4}{2}{}{3}{9}{Advanced}{CS220T}{}{}{}{CS,IT}%CR">
            <text:p>\course{6}{Mandatory}{CS225T}{}{Sistemas Operativos}{3}{4}{2}{}{3}{9}{Advanced}{CS220T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144]=&quot;&quot;;[$MallaSPC.C144]=&quot;&quot;;[$MallaSPC.F144]=&quot;&quot;);&quot;%&quot;;&quot;&quot;)">
            <text:p/>
          </table:table-cell>
          <table:table-cell table:style-name="ce5" table:formula="of:=IF([.A142]=&quot;%&quot;;&quot;&quot;;IF([$MallaSPC.F144]=&quot;E&quot;;[.$B$1];IF([$MallaSPC.F144]=&quot;O&quot;;[.$C$1];&quot;&quot;)))" office:value-type="string" office:string-value="Mandatory">
            <text:p>Mandatory</text:p>
          </table:table-cell>
          <table:table-cell table:style-name="ce5" table:formula="of:=IF([.A142]=&quot;%&quot;;&quot;&quot;;&quot;\&quot;&amp;[.$D$1]&amp;&quot;{&quot;&amp;[$MallaSPC.B144]&amp;&quot;}{&quot;&amp;[.B142]&amp;&quot;}{&quot;&amp;[$MallaSPC.C144]&amp;&quot;}{&quot;&amp;[$MallaSPC.D144]&amp;&quot;}{&quot;&amp;[$MallaSPC.E144]&amp;&quot;}{&quot;&amp;[$MallaSPC.G144]&amp;&quot;}{&quot;&amp;[$MallaSPC.H144]&amp;&quot;}{&quot;&amp;[$MallaSPC.I144]&amp;&quot;}{&quot;&amp;[$MallaSPC.J144]&amp;&quot;}{&quot;&amp;[$MallaSPC.K144]&amp;&quot;}{&quot;&amp;[$MallaSPC.L144]&amp;&quot;}{&quot;&amp;[$MallaSPC.M144]&amp;&quot;}{&quot;&amp;[$MallaSPC.N144]&amp;&quot;}{&quot;&amp;[$MallaSPC.O144]&amp;&quot;}{&quot;&amp;[$MallaSPC.P144]&amp;&quot;}{&quot;&amp;[$MallaSPC.Q144]&amp;&quot;}{&quot;&amp;[$MallaSPC.R144]&amp;&quot;}%&quot;&amp;[$MallaSPC.S144]&amp;[$MallaSPC.T144]&amp;[$MallaSPC.U144]&amp;[MallaSPC.V144]&amp;[MallaSPC.W144]&amp;[MallaSPC.X144]&amp;[MallaSPC.Y144]&amp;[MallaSPC.Z144]&amp;[MallaSPC.AA144]&amp;[MallaSPC.AB144]&amp;[MallaSPC.AC144])" office:value-type="string" office:string-value="\course{6}{Mandatory}{CS336}{}{Seguridad en Computación}{3}{4}{2}{}{3}{9}{Advanced}{CS103O}{}{}{}{IT}%CR">
            <text:p>\course{6}{Mandatory}{CS336}{}{Seguridad en Computación}{3}{4}{2}{}{3}{9}{Advanced}{CS103O}{}{}{}{IT}%CR</text:p>
          </table:table-cell>
          <table:table-cell table:number-columns-repeated="1021"/>
        </table:table-row>
        <table:table-row table:style-name="ro2">
          <table:table-cell table:style-name="ce5" table:formula="of:=IF(OR([$MallaSPC.B145]=&quot;&quot;;[$MallaSPC.C145]=&quot;&quot;;[$MallaSPC.F145]=&quot;&quot;);&quot;%&quot;;&quot;&quot;)">
            <text:p/>
          </table:table-cell>
          <table:table-cell table:style-name="ce5" table:formula="of:=IF([.A143]=&quot;%&quot;;&quot;&quot;;IF([$MallaSPC.F145]=&quot;E&quot;;[.$B$1];IF([$MallaSPC.F145]=&quot;O&quot;;[.$C$1];&quot;&quot;)))" office:value-type="string" office:string-value="Mandatory">
            <text:p>Mandatory</text:p>
          </table:table-cell>
          <table:table-cell table:style-name="ce5" table:formula="of:=IF([.A143]=&quot;%&quot;;&quot;&quot;;&quot;\&quot;&amp;[.$D$1]&amp;&quot;{&quot;&amp;[$MallaSPC.B145]&amp;&quot;}{&quot;&amp;[.B143]&amp;&quot;}{&quot;&amp;[$MallaSPC.C145]&amp;&quot;}{&quot;&amp;[$MallaSPC.D145]&amp;&quot;}{&quot;&amp;[$MallaSPC.E145]&amp;&quot;}{&quot;&amp;[$MallaSPC.G145]&amp;&quot;}{&quot;&amp;[$MallaSPC.H145]&amp;&quot;}{&quot;&amp;[$MallaSPC.I145]&amp;&quot;}{&quot;&amp;[$MallaSPC.J145]&amp;&quot;}{&quot;&amp;[$MallaSPC.K145]&amp;&quot;}{&quot;&amp;[$MallaSPC.L145]&amp;&quot;}{&quot;&amp;[$MallaSPC.M145]&amp;&quot;}{&quot;&amp;[$MallaSPC.N145]&amp;&quot;}{&quot;&amp;[$MallaSPC.O145]&amp;&quot;}{&quot;&amp;[$MallaSPC.P145]&amp;&quot;}{&quot;&amp;[$MallaSPC.Q145]&amp;&quot;}{&quot;&amp;[$MallaSPC.R145]&amp;&quot;}%&quot;&amp;[$MallaSPC.S145]&amp;[$MallaSPC.T145]&amp;[$MallaSPC.U145]&amp;[MallaSPC.V145]&amp;[MallaSPC.W145]&amp;[MallaSPC.X145]&amp;[MallaSPC.Y145]&amp;[MallaSPC.Z145]&amp;[MallaSPC.AA145]&amp;[MallaSPC.AB145]&amp;[MallaSPC.AC145])" office:value-type="string" office:string-value="\course{6}{Mandatory}{CB307}{}{Matemática aplicada a la computación}{4}{2}{2}{2}{2}{6}{Basic}{CB111}{}{}{}{MC}%SPC,UCSP">
            <text:p>\course{6}{Mandatory}{CB307}{}{Matemática aplicada a la computación}{4}{2}{2}{2}{2}{6}{Basic}{CB111}{}{}{}{MC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46]=&quot;&quot;;[$MallaSPC.C146]=&quot;&quot;;[$MallaSPC.F146]=&quot;&quot;);&quot;%&quot;;&quot;&quot;)">
            <text:p/>
          </table:table-cell>
          <table:table-cell table:style-name="ce5" table:formula="of:=IF([.A144]=&quot;%&quot;;&quot;&quot;;IF([$MallaSPC.F146]=&quot;E&quot;;[.$B$1];IF([$MallaSPC.F146]=&quot;O&quot;;[.$C$1];&quot;&quot;)))" office:value-type="string" office:string-value="Mandatory">
            <text:p>Mandatory</text:p>
          </table:table-cell>
          <table:table-cell table:style-name="ce5" table:formula="of:=IF([.A144]=&quot;%&quot;;&quot;&quot;;&quot;\&quot;&amp;[.$D$1]&amp;&quot;{&quot;&amp;[$MallaSPC.B146]&amp;&quot;}{&quot;&amp;[.B144]&amp;&quot;}{&quot;&amp;[$MallaSPC.C146]&amp;&quot;}{&quot;&amp;[$MallaSPC.D146]&amp;&quot;}{&quot;&amp;[$MallaSPC.E146]&amp;&quot;}{&quot;&amp;[$MallaSPC.G146]&amp;&quot;}{&quot;&amp;[$MallaSPC.H146]&amp;&quot;}{&quot;&amp;[$MallaSPC.I146]&amp;&quot;}{&quot;&amp;[$MallaSPC.J146]&amp;&quot;}{&quot;&amp;[$MallaSPC.K146]&amp;&quot;}{&quot;&amp;[$MallaSPC.L146]&amp;&quot;}{&quot;&amp;[$MallaSPC.M146]&amp;&quot;}{&quot;&amp;[$MallaSPC.N146]&amp;&quot;}{&quot;&amp;[$MallaSPC.O146]&amp;&quot;}{&quot;&amp;[$MallaSPC.P146]&amp;&quot;}{&quot;&amp;[$MallaSPC.Q146]&amp;&quot;}{&quot;&amp;[$MallaSPC.R146]&amp;&quot;}%&quot;&amp;[$MallaSPC.S146]&amp;[$MallaSPC.T146]&amp;[$MallaSPC.U146]&amp;[MallaSPC.V146]&amp;[MallaSPC.W146]&amp;[MallaSPC.X146]&amp;[MallaSPC.Y146]&amp;[MallaSPC.Z146]&amp;[MallaSPC.AA146]&amp;[MallaSPC.AB146]&amp;[MallaSPC.AC146])" office:value-type="string" office:string-value="\course{6}{Mandatory}{CB307}{}{Matemática aplicada a la computación}{3}{4}{2}{}{3}{9}{Basic}{CB111}{}{}{}{MC}%CR">
            <text:p>\course{6}{Mandatory}{CB307}{}{Matemática aplicada a la computación}{3}{4}{2}{}{3}{9}{Basic}{CB111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147]=&quot;&quot;;[$MallaSPC.C147]=&quot;&quot;;[$MallaSPC.F147]=&quot;&quot;);&quot;%&quot;;&quot;&quot;)">
            <text:p/>
          </table:table-cell>
          <table:table-cell table:style-name="ce5" table:formula="of:=IF([.A145]=&quot;%&quot;;&quot;&quot;;IF([$MallaSPC.F147]=&quot;E&quot;;[.$B$1];IF([$MallaSPC.F147]=&quot;O&quot;;[.$C$1];&quot;&quot;)))" office:value-type="string" office:string-value="Mandatory">
            <text:p>Mandatory</text:p>
          </table:table-cell>
          <table:table-cell table:style-name="ce5" table:formula="of:=IF([.A145]=&quot;%&quot;;&quot;&quot;;&quot;\&quot;&amp;[.$D$1]&amp;&quot;{&quot;&amp;[$MallaSPC.B147]&amp;&quot;}{&quot;&amp;[.B145]&amp;&quot;}{&quot;&amp;[$MallaSPC.C147]&amp;&quot;}{&quot;&amp;[$MallaSPC.D147]&amp;&quot;}{&quot;&amp;[$MallaSPC.E147]&amp;&quot;}{&quot;&amp;[$MallaSPC.G147]&amp;&quot;}{&quot;&amp;[$MallaSPC.H147]&amp;&quot;}{&quot;&amp;[$MallaSPC.I147]&amp;&quot;}{&quot;&amp;[$MallaSPC.J147]&amp;&quot;}{&quot;&amp;[$MallaSPC.K147]&amp;&quot;}{&quot;&amp;[$MallaSPC.L147]&amp;&quot;}{&quot;&amp;[$MallaSPC.M147]&amp;&quot;}{&quot;&amp;[$MallaSPC.N147]&amp;&quot;}{&quot;&amp;[$MallaSPC.O147]&amp;&quot;}{&quot;&amp;[$MallaSPC.P147]&amp;&quot;}{&quot;&amp;[$MallaSPC.Q147]&amp;&quot;}{&quot;&amp;[$MallaSPC.R147]&amp;&quot;}%&quot;&amp;[$MallaSPC.S147]&amp;[$MallaSPC.T147]&amp;[$MallaSPC.U147]&amp;[MallaSPC.V147]&amp;[MallaSPC.W147]&amp;[MallaSPC.X147]&amp;[MallaSPC.Y147]&amp;[MallaSPC.Z147]&amp;[MallaSPC.AA147]&amp;[MallaSPC.AB147]&amp;[MallaSPC.AC147])" office:value-type="string" office:string-value="\course{6}{Mandatory}{CB307}{}{Matemática aplicada a la computación}{3}{2}{}{2}{2}{4}{Basic}{CB111}{}{}{}{MC}%UNSA">
            <text:p>\course{6}{Mandatory}{CB307}{}{Matemática aplicada a la computación}{3}{2}{}{2}{2}{4}{Basic}{CB111}{}{}{}{MC}%UNSA</text:p>
          </table:table-cell>
          <table:table-cell table:number-columns-repeated="1021"/>
        </table:table-row>
        <table:table-row table:style-name="ro2">
          <table:table-cell table:style-name="ce5" table:formula="of:=IF(OR([$MallaSPC.B148]=&quot;&quot;;[$MallaSPC.C148]=&quot;&quot;;[$MallaSPC.F148]=&quot;&quot;);&quot;%&quot;;&quot;&quot;)">
            <text:p/>
          </table:table-cell>
          <table:table-cell table:style-name="ce5" table:formula="of:=IF([.A146]=&quot;%&quot;;&quot;&quot;;IF([$MallaSPC.F148]=&quot;E&quot;;[.$B$1];IF([$MallaSPC.F148]=&quot;O&quot;;[.$C$1];&quot;&quot;)))" office:value-type="string" office:string-value="Mandatory">
            <text:p>Mandatory</text:p>
          </table:table-cell>
          <table:table-cell table:style-name="ce5" table:formula="of:=IF([.A146]=&quot;%&quot;;&quot;&quot;;&quot;\&quot;&amp;[.$D$1]&amp;&quot;{&quot;&amp;[$MallaSPC.B148]&amp;&quot;}{&quot;&amp;[.B146]&amp;&quot;}{&quot;&amp;[$MallaSPC.C148]&amp;&quot;}{&quot;&amp;[$MallaSPC.D148]&amp;&quot;}{&quot;&amp;[$MallaSPC.E148]&amp;&quot;}{&quot;&amp;[$MallaSPC.G148]&amp;&quot;}{&quot;&amp;[$MallaSPC.H148]&amp;&quot;}{&quot;&amp;[$MallaSPC.I148]&amp;&quot;}{&quot;&amp;[$MallaSPC.J148]&amp;&quot;}{&quot;&amp;[$MallaSPC.K148]&amp;&quot;}{&quot;&amp;[$MallaSPC.L148]&amp;&quot;}{&quot;&amp;[$MallaSPC.M148]&amp;&quot;}{&quot;&amp;[$MallaSPC.N148]&amp;&quot;}{&quot;&amp;[$MallaSPC.O148]&amp;&quot;}{&quot;&amp;[$MallaSPC.P148]&amp;&quot;}{&quot;&amp;[$MallaSPC.Q148]&amp;&quot;}{&quot;&amp;[$MallaSPC.R148]&amp;&quot;}%&quot;&amp;[$MallaSPC.S148]&amp;[$MallaSPC.T148]&amp;[$MallaSPC.U148]&amp;[MallaSPC.V148]&amp;[MallaSPC.W148]&amp;[MallaSPC.X148]&amp;[MallaSPC.Y148]&amp;[MallaSPC.Z148]&amp;[MallaSPC.AA148]&amp;[MallaSPC.AB148]&amp;[MallaSPC.AC148])" office:value-type="string" office:string-value="\course{6}{Mandatory}{CS260}{}{Lógica Computacional}{4}{2}{2}{2}{2}{6}{Basic}{CS211T}{}{}{}{MC}%SPC,UCSP">
            <text:p>\course{6}{Mandatory}{CS260}{}{Lógica Computacional}{4}{2}{2}{2}{2}{6}{Basic}{CS211T}{}{}{}{MC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49]=&quot;&quot;;[$MallaSPC.C149]=&quot;&quot;;[$MallaSPC.F149]=&quot;&quot;);&quot;%&quot;;&quot;&quot;)">
            <text:p/>
          </table:table-cell>
          <table:table-cell table:style-name="ce5" table:formula="of:=IF([.A147]=&quot;%&quot;;&quot;&quot;;IF([$MallaSPC.F149]=&quot;E&quot;;[.$B$1];IF([$MallaSPC.F149]=&quot;O&quot;;[.$C$1];&quot;&quot;)))" office:value-type="string" office:string-value="Mandatory">
            <text:p>Mandatory</text:p>
          </table:table-cell>
          <table:table-cell table:style-name="ce5" table:formula="of:=IF([.A147]=&quot;%&quot;;&quot;&quot;;&quot;\&quot;&amp;[.$D$1]&amp;&quot;{&quot;&amp;[$MallaSPC.B149]&amp;&quot;}{&quot;&amp;[.B147]&amp;&quot;}{&quot;&amp;[$MallaSPC.C149]&amp;&quot;}{&quot;&amp;[$MallaSPC.D149]&amp;&quot;}{&quot;&amp;[$MallaSPC.E149]&amp;&quot;}{&quot;&amp;[$MallaSPC.G149]&amp;&quot;}{&quot;&amp;[$MallaSPC.H149]&amp;&quot;}{&quot;&amp;[$MallaSPC.I149]&amp;&quot;}{&quot;&amp;[$MallaSPC.J149]&amp;&quot;}{&quot;&amp;[$MallaSPC.K149]&amp;&quot;}{&quot;&amp;[$MallaSPC.L149]&amp;&quot;}{&quot;&amp;[$MallaSPC.M149]&amp;&quot;}{&quot;&amp;[$MallaSPC.N149]&amp;&quot;}{&quot;&amp;[$MallaSPC.O149]&amp;&quot;}{&quot;&amp;[$MallaSPC.P149]&amp;&quot;}{&quot;&amp;[$MallaSPC.Q149]&amp;&quot;}{&quot;&amp;[$MallaSPC.R149]&amp;&quot;}%&quot;&amp;[$MallaSPC.S149]&amp;[$MallaSPC.T149]&amp;[$MallaSPC.U149]&amp;[MallaSPC.V149]&amp;[MallaSPC.W149]&amp;[MallaSPC.X149]&amp;[MallaSPC.Y149]&amp;[MallaSPC.Z149]&amp;[MallaSPC.AA149]&amp;[MallaSPC.AB149]&amp;[MallaSPC.AC149])" office:value-type="string" office:string-value="\course{6}{Mandatory}{CS260}{}{Lógica Computacional}{3}{4}{2}{}{3}{9}{Basic}{CS211T}{}{}{}{MC}%CR">
            <text:p>\course{6}{Mandatory}{CS260}{}{Lógica Computacional}{3}{4}{2}{}{3}{9}{Basic}{CS211T}{}{}{}{MC}%CR</text:p>
          </table:table-cell>
          <table:table-cell table:number-columns-repeated="1021"/>
        </table:table-row>
        <table:table-row table:style-name="ro2">
          <table:table-cell table:style-name="ce5" table:formula="of:=IF(OR([$MallaSPC.B150]=&quot;&quot;;[$MallaSPC.C150]=&quot;&quot;;[$MallaSPC.F150]=&quot;&quot;);&quot;%&quot;;&quot;&quot;)">
            <text:p/>
          </table:table-cell>
          <table:table-cell table:style-name="ce5" table:formula="of:=IF([.A148]=&quot;%&quot;;&quot;&quot;;IF([$MallaSPC.F150]=&quot;E&quot;;[.$B$1];IF([$MallaSPC.F150]=&quot;O&quot;;[.$C$1];&quot;&quot;)))" office:value-type="string" office:string-value="Mandatory">
            <text:p>Mandatory</text:p>
          </table:table-cell>
          <table:table-cell table:style-name="ce5" table:formula="of:=IF([.A148]=&quot;%&quot;;&quot;&quot;;&quot;\&quot;&amp;[.$D$1]&amp;&quot;{&quot;&amp;[$MallaSPC.B150]&amp;&quot;}{&quot;&amp;[.B148]&amp;&quot;}{&quot;&amp;[$MallaSPC.C150]&amp;&quot;}{&quot;&amp;[$MallaSPC.D150]&amp;&quot;}{&quot;&amp;[$MallaSPC.E150]&amp;&quot;}{&quot;&amp;[$MallaSPC.G150]&amp;&quot;}{&quot;&amp;[$MallaSPC.H150]&amp;&quot;}{&quot;&amp;[$MallaSPC.I150]&amp;&quot;}{&quot;&amp;[$MallaSPC.J150]&amp;&quot;}{&quot;&amp;[$MallaSPC.K150]&amp;&quot;}{&quot;&amp;[$MallaSPC.L150]&amp;&quot;}{&quot;&amp;[$MallaSPC.M150]&amp;&quot;}{&quot;&amp;[$MallaSPC.N150]&amp;&quot;}{&quot;&amp;[$MallaSPC.O150]&amp;&quot;}{&quot;&amp;[$MallaSPC.P150]&amp;&quot;}{&quot;&amp;[$MallaSPC.Q150]&amp;&quot;}{&quot;&amp;[$MallaSPC.R150]&amp;&quot;}%&quot;&amp;[$MallaSPC.S150]&amp;[$MallaSPC.T150]&amp;[$MallaSPC.U150]&amp;[MallaSPC.V150]&amp;[MallaSPC.W150]&amp;[MallaSPC.X150]&amp;[MallaSPC.Y150]&amp;[MallaSPC.Z150]&amp;[MallaSPC.AA150]&amp;[MallaSPC.AB150]&amp;[MallaSPC.AC150])" office:value-type="string" office:string-value="\course{6}{Mandatory}{ID105}{ID301}{Inglés Técnico V}{3}{}{}{}{}{0}{}{ID202}{}{}{}{FG}%USGP">
            <text:p>\course{6}{Mandatory}{ID105}{ID301}{Inglés Técnico V}{3}{}{}{}{}{0}{}{ID202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51]=&quot;&quot;;[$MallaSPC.C151]=&quot;&quot;;[$MallaSPC.F151]=&quot;&quot;);&quot;%&quot;;&quot;&quot;)">
            <text:p/>
          </table:table-cell>
          <table:table-cell table:style-name="ce5" table:formula="of:=IF([.A149]=&quot;%&quot;;&quot;&quot;;IF([$MallaSPC.F151]=&quot;E&quot;;[.$B$1];IF([$MallaSPC.F151]=&quot;O&quot;;[.$C$1];&quot;&quot;)))" office:value-type="string" office:string-value="Mandatory">
            <text:p>Mandatory</text:p>
          </table:table-cell>
          <table:table-cell table:style-name="ce5" table:formula="of:=IF([.A149]=&quot;%&quot;;&quot;&quot;;&quot;\&quot;&amp;[.$D$1]&amp;&quot;{&quot;&amp;[$MallaSPC.B151]&amp;&quot;}{&quot;&amp;[.B149]&amp;&quot;}{&quot;&amp;[$MallaSPC.C151]&amp;&quot;}{&quot;&amp;[$MallaSPC.D151]&amp;&quot;}{&quot;&amp;[$MallaSPC.E151]&amp;&quot;}{&quot;&amp;[$MallaSPC.G151]&amp;&quot;}{&quot;&amp;[$MallaSPC.H151]&amp;&quot;}{&quot;&amp;[$MallaSPC.I151]&amp;&quot;}{&quot;&amp;[$MallaSPC.J151]&amp;&quot;}{&quot;&amp;[$MallaSPC.K151]&amp;&quot;}{&quot;&amp;[$MallaSPC.L151]&amp;&quot;}{&quot;&amp;[$MallaSPC.M151]&amp;&quot;}{&quot;&amp;[$MallaSPC.N151]&amp;&quot;}{&quot;&amp;[$MallaSPC.O151]&amp;&quot;}{&quot;&amp;[$MallaSPC.P151]&amp;&quot;}{&quot;&amp;[$MallaSPC.Q151]&amp;&quot;}{&quot;&amp;[$MallaSPC.R151]&amp;&quot;}%&quot;&amp;[$MallaSPC.S151]&amp;[$MallaSPC.T151]&amp;[$MallaSPC.U151]&amp;[MallaSPC.V151]&amp;[MallaSPC.W151]&amp;[MallaSPC.X151]&amp;[MallaSPC.Y151]&amp;[MallaSPC.Z151]&amp;[MallaSPC.AA151]&amp;[MallaSPC.AB151]&amp;[MallaSPC.AC151])" office:value-type="string" office:string-value="\course{6}{Mandatory}{ID105}{ID301}{Lengua Extranjera V}{3}{2}{2}{}{}{4}{}{ID202}{}{}{}{FG}%UNSA,UNAMBA">
            <text:p>\course{6}{Mandatory}{ID105}{ID301}{Lengua Extranjera V}{3}{2}{2}{}{}{4}{}{ID202}{}{}{}{FG}%UNSA,UNAMBA</text:p>
          </table:table-cell>
          <table:table-cell table:number-columns-repeated="1021"/>
        </table:table-row>
        <table:table-row table:style-name="ro2">
          <table:table-cell table:style-name="ce5" table:formula="of:=IF(OR([$MallaSPC.B152]=&quot;&quot;;[$MallaSPC.C152]=&quot;&quot;;[$MallaSPC.F152]=&quot;&quot;);&quot;%&quot;;&quot;&quot;)">
            <text:p/>
          </table:table-cell>
          <table:table-cell table:style-name="ce5" table:formula="of:=IF([.A150]=&quot;%&quot;;&quot;&quot;;IF([$MallaSPC.F152]=&quot;E&quot;;[.$B$1];IF([$MallaSPC.F152]=&quot;O&quot;;[.$C$1];&quot;&quot;)))" office:value-type="string" office:string-value="Mandatory">
            <text:p>Mandatory</text:p>
          </table:table-cell>
          <table:table-cell table:style-name="ce5" table:formula="of:=IF([.A150]=&quot;%&quot;;&quot;&quot;;&quot;\&quot;&amp;[.$D$1]&amp;&quot;{&quot;&amp;[$MallaSPC.B152]&amp;&quot;}{&quot;&amp;[.B150]&amp;&quot;}{&quot;&amp;[$MallaSPC.C152]&amp;&quot;}{&quot;&amp;[$MallaSPC.D152]&amp;&quot;}{&quot;&amp;[$MallaSPC.E152]&amp;&quot;}{&quot;&amp;[$MallaSPC.G152]&amp;&quot;}{&quot;&amp;[$MallaSPC.H152]&amp;&quot;}{&quot;&amp;[$MallaSPC.I152]&amp;&quot;}{&quot;&amp;[$MallaSPC.J152]&amp;&quot;}{&quot;&amp;[$MallaSPC.K152]&amp;&quot;}{&quot;&amp;[$MallaSPC.L152]&amp;&quot;}{&quot;&amp;[$MallaSPC.M152]&amp;&quot;}{&quot;&amp;[$MallaSPC.N152]&amp;&quot;}{&quot;&amp;[$MallaSPC.O152]&amp;&quot;}{&quot;&amp;[$MallaSPC.P152]&amp;&quot;}{&quot;&amp;[$MallaSPC.Q152]&amp;&quot;}{&quot;&amp;[$MallaSPC.R152]&amp;&quot;}%&quot;&amp;[$MallaSPC.S152]&amp;[$MallaSPC.T152]&amp;[$MallaSPC.U152]&amp;[MallaSPC.V152]&amp;[MallaSPC.W152]&amp;[MallaSPC.X152]&amp;[MallaSPC.Y152]&amp;[MallaSPC.Z152]&amp;[MallaSPC.AA152]&amp;[MallaSPC.AB152]&amp;[MallaSPC.AC152])" office:value-type="string" office:string-value="\course{6}{Mandatory}{FG204}{}{Teología I}{2}{1}{2}{}{}{3}{}{FG107}{}{}{}{FG}%UCSP">
            <text:p>\course{6}{Mandatory}{FG204}{}{Teología I}{2}{1}{2}{}{}{3}{}{FG107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53]=&quot;&quot;;[$MallaSPC.C153]=&quot;&quot;;[$MallaSPC.F153]=&quot;&quot;);&quot;%&quot;;&quot;&quot;)">
            <text:p/>
          </table:table-cell>
          <table:table-cell table:style-name="ce5" table:formula="of:=IF([.A151]=&quot;%&quot;;&quot;&quot;;IF([$MallaSPC.F153]=&quot;E&quot;;[.$B$1];IF([$MallaSPC.F153]=&quot;O&quot;;[.$C$1];&quot;&quot;)))" office:value-type="string" office:string-value="Elective">
            <text:p>Elective</text:p>
          </table:table-cell>
          <table:table-cell table:style-name="ce5" table:formula="of:=IF([.A151]=&quot;%&quot;;&quot;&quot;;&quot;\&quot;&amp;[.$D$1]&amp;&quot;{&quot;&amp;[$MallaSPC.B153]&amp;&quot;}{&quot;&amp;[.B151]&amp;&quot;}{&quot;&amp;[$MallaSPC.C153]&amp;&quot;}{&quot;&amp;[$MallaSPC.D153]&amp;&quot;}{&quot;&amp;[$MallaSPC.E153]&amp;&quot;}{&quot;&amp;[$MallaSPC.G153]&amp;&quot;}{&quot;&amp;[$MallaSPC.H153]&amp;&quot;}{&quot;&amp;[$MallaSPC.I153]&amp;&quot;}{&quot;&amp;[$MallaSPC.J153]&amp;&quot;}{&quot;&amp;[$MallaSPC.K153]&amp;&quot;}{&quot;&amp;[$MallaSPC.L153]&amp;&quot;}{&quot;&amp;[$MallaSPC.M153]&amp;&quot;}{&quot;&amp;[$MallaSPC.N153]&amp;&quot;}{&quot;&amp;[$MallaSPC.O153]&amp;&quot;}{&quot;&amp;[$MallaSPC.P153]&amp;&quot;}{&quot;&amp;[$MallaSPC.Q153]&amp;&quot;}{&quot;&amp;[$MallaSPC.R153]&amp;&quot;}%&quot;&amp;[$MallaSPC.S153]&amp;[$MallaSPC.T153]&amp;[$MallaSPC.U153]&amp;[MallaSPC.V153]&amp;[MallaSPC.W153]&amp;[MallaSPC.X153]&amp;[MallaSPC.Y153]&amp;[MallaSPC.Z153]&amp;[MallaSPC.AA153]&amp;[MallaSPC.AB153]&amp;[MallaSPC.AC153])" office:value-type="string" office:string-value="\course{6}{Elective}{FG105}{}{Apreciación de la Música}{2}{1}{2}{}{}{3}{}{}{}{}{G1}{FG}%USGP">
            <text:p>\course{6}{Elective}{FG105}{}{Apreciación de la Música}{2}{1}{2}{}{}{3}{}{}{}{}{G1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54]=&quot;&quot;;[$MallaSPC.C154]=&quot;&quot;;[$MallaSPC.F154]=&quot;&quot;);&quot;%&quot;;&quot;&quot;)">
            <text:p/>
          </table:table-cell>
          <table:table-cell table:style-name="ce5" table:formula="of:=IF([.A152]=&quot;%&quot;;&quot;&quot;;IF([$MallaSPC.F154]=&quot;E&quot;;[.$B$1];IF([$MallaSPC.F154]=&quot;O&quot;;[.$C$1];&quot;&quot;)))" office:value-type="string" office:string-value="Elective">
            <text:p>Elective</text:p>
          </table:table-cell>
          <table:table-cell table:style-name="ce5" table:formula="of:=IF([.A152]=&quot;%&quot;;&quot;&quot;;&quot;\&quot;&amp;[.$D$1]&amp;&quot;{&quot;&amp;[$MallaSPC.B154]&amp;&quot;}{&quot;&amp;[.B152]&amp;&quot;}{&quot;&amp;[$MallaSPC.C154]&amp;&quot;}{&quot;&amp;[$MallaSPC.D154]&amp;&quot;}{&quot;&amp;[$MallaSPC.E154]&amp;&quot;}{&quot;&amp;[$MallaSPC.G154]&amp;&quot;}{&quot;&amp;[$MallaSPC.H154]&amp;&quot;}{&quot;&amp;[$MallaSPC.I154]&amp;&quot;}{&quot;&amp;[$MallaSPC.J154]&amp;&quot;}{&quot;&amp;[$MallaSPC.K154]&amp;&quot;}{&quot;&amp;[$MallaSPC.L154]&amp;&quot;}{&quot;&amp;[$MallaSPC.M154]&amp;&quot;}{&quot;&amp;[$MallaSPC.N154]&amp;&quot;}{&quot;&amp;[$MallaSPC.O154]&amp;&quot;}{&quot;&amp;[$MallaSPC.P154]&amp;&quot;}{&quot;&amp;[$MallaSPC.Q154]&amp;&quot;}{&quot;&amp;[$MallaSPC.R154]&amp;&quot;}%&quot;&amp;[$MallaSPC.S154]&amp;[$MallaSPC.T154]&amp;[$MallaSPC.U154]&amp;[MallaSPC.V154]&amp;[MallaSPC.W154]&amp;[MallaSPC.X154]&amp;[MallaSPC.Y154]&amp;[MallaSPC.Z154]&amp;[MallaSPC.AA154]&amp;[MallaSPC.AB154]&amp;[MallaSPC.AC154])" office:value-type="string" office:string-value="\course{6}{Elective}{FG106}{}{Teatro}{2}{1}{2}{}{}{3}{}{}{}{}{G1}{FG}%USGP">
            <text:p>\course{6}{Elective}{FG106}{}{Teatro}{2}{1}{2}{}{}{3}{}{}{}{}{G1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155]=&quot;&quot;;[$MallaSPC.C155]=&quot;&quot;;[$MallaSPC.F155]=&quot;&quot;);&quot;%&quot;;&quot;&quot;)" office:value-type="string" office:string-value="%">
            <text:p>%</text:p>
          </table:table-cell>
          <table:table-cell table:style-name="ce5" table:formula="of:=IF([.A153]=&quot;%&quot;;&quot;&quot;;IF([$MallaSPC.F155]=&quot;E&quot;;[.$B$1];IF([$MallaSPC.F155]=&quot;O&quot;;[.$C$1];&quot;&quot;)))">
            <text:p/>
          </table:table-cell>
          <table:table-cell table:style-name="ce5" table:formula="of:=IF([.A153]=&quot;%&quot;;&quot;&quot;;&quot;\&quot;&amp;[.$D$1]&amp;&quot;{&quot;&amp;[$MallaSPC.B155]&amp;&quot;}{&quot;&amp;[.B153]&amp;&quot;}{&quot;&amp;[$MallaSPC.C155]&amp;&quot;}{&quot;&amp;[$MallaSPC.D155]&amp;&quot;}{&quot;&amp;[$MallaSPC.E155]&amp;&quot;}{&quot;&amp;[$MallaSPC.G155]&amp;&quot;}{&quot;&amp;[$MallaSPC.H155]&amp;&quot;}{&quot;&amp;[$MallaSPC.I155]&amp;&quot;}{&quot;&amp;[$MallaSPC.J155]&amp;&quot;}{&quot;&amp;[$MallaSPC.K155]&amp;&quot;}{&quot;&amp;[$MallaSPC.L155]&amp;&quot;}{&quot;&amp;[$MallaSPC.M155]&amp;&quot;}{&quot;&amp;[$MallaSPC.N155]&amp;&quot;}{&quot;&amp;[$MallaSPC.O155]&amp;&quot;}{&quot;&amp;[$MallaSPC.P155]&amp;&quot;}{&quot;&amp;[$MallaSPC.Q155]&amp;&quot;}{&quot;&amp;[$MallaSPC.R155]&amp;&quot;}%&quot;&amp;[$MallaSPC.S155]&amp;[$MallaSPC.T155]&amp;[$MallaSPC.U155]&amp;[MallaSPC.V155]&amp;[MallaSPC.W155]&amp;[MallaSPC.X155]&amp;[MallaSPC.Y155]&amp;[MallaSPC.Z155]&amp;[MallaSPC.AA155]&amp;[MallaSPC.AB155]&amp;[MallaSPC.AC15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56]=&quot;&quot;;[$MallaSPC.C156]=&quot;&quot;;[$MallaSPC.F156]=&quot;&quot;);&quot;%&quot;;&quot;&quot;)" office:value-type="string" office:string-value="%">
            <text:p>%</text:p>
          </table:table-cell>
          <table:table-cell table:style-name="ce5" table:formula="of:=IF([.A154]=&quot;%&quot;;&quot;&quot;;IF([$MallaSPC.F156]=&quot;E&quot;;[.$B$1];IF([$MallaSPC.F156]=&quot;O&quot;;[.$C$1];&quot;&quot;)))">
            <text:p/>
          </table:table-cell>
          <table:table-cell table:style-name="ce5" table:formula="of:=IF([.A154]=&quot;%&quot;;&quot;&quot;;&quot;\&quot;&amp;[.$D$1]&amp;&quot;{&quot;&amp;[$MallaSPC.B156]&amp;&quot;}{&quot;&amp;[.B154]&amp;&quot;}{&quot;&amp;[$MallaSPC.C156]&amp;&quot;}{&quot;&amp;[$MallaSPC.D156]&amp;&quot;}{&quot;&amp;[$MallaSPC.E156]&amp;&quot;}{&quot;&amp;[$MallaSPC.G156]&amp;&quot;}{&quot;&amp;[$MallaSPC.H156]&amp;&quot;}{&quot;&amp;[$MallaSPC.I156]&amp;&quot;}{&quot;&amp;[$MallaSPC.J156]&amp;&quot;}{&quot;&amp;[$MallaSPC.K156]&amp;&quot;}{&quot;&amp;[$MallaSPC.L156]&amp;&quot;}{&quot;&amp;[$MallaSPC.M156]&amp;&quot;}{&quot;&amp;[$MallaSPC.N156]&amp;&quot;}{&quot;&amp;[$MallaSPC.O156]&amp;&quot;}{&quot;&amp;[$MallaSPC.P156]&amp;&quot;}{&quot;&amp;[$MallaSPC.Q156]&amp;&quot;}{&quot;&amp;[$MallaSPC.R156]&amp;&quot;}%&quot;&amp;[$MallaSPC.S156]&amp;[$MallaSPC.T156]&amp;[$MallaSPC.U156]&amp;[MallaSPC.V156]&amp;[MallaSPC.W156]&amp;[MallaSPC.X156]&amp;[MallaSPC.Y156]&amp;[MallaSPC.Z156]&amp;[MallaSPC.AA156]&amp;[MallaSPC.AB156]&amp;[MallaSPC.AC15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57]=&quot;&quot;;[$MallaSPC.C157]=&quot;&quot;;[$MallaSPC.F157]=&quot;&quot;);&quot;%&quot;;&quot;&quot;)" office:value-type="string" office:string-value="%">
            <text:p>%</text:p>
          </table:table-cell>
          <table:table-cell table:style-name="ce5" table:formula="of:=IF([.A155]=&quot;%&quot;;&quot;&quot;;IF([$MallaSPC.F157]=&quot;E&quot;;[.$B$1];IF([$MallaSPC.F157]=&quot;O&quot;;[.$C$1];&quot;&quot;)))">
            <text:p/>
          </table:table-cell>
          <table:table-cell table:style-name="ce5" table:formula="of:=IF([.A155]=&quot;%&quot;;&quot;&quot;;&quot;\&quot;&amp;[.$D$1]&amp;&quot;{&quot;&amp;[$MallaSPC.B157]&amp;&quot;}{&quot;&amp;[.B155]&amp;&quot;}{&quot;&amp;[$MallaSPC.C157]&amp;&quot;}{&quot;&amp;[$MallaSPC.D157]&amp;&quot;}{&quot;&amp;[$MallaSPC.E157]&amp;&quot;}{&quot;&amp;[$MallaSPC.G157]&amp;&quot;}{&quot;&amp;[$MallaSPC.H157]&amp;&quot;}{&quot;&amp;[$MallaSPC.I157]&amp;&quot;}{&quot;&amp;[$MallaSPC.J157]&amp;&quot;}{&quot;&amp;[$MallaSPC.K157]&amp;&quot;}{&quot;&amp;[$MallaSPC.L157]&amp;&quot;}{&quot;&amp;[$MallaSPC.M157]&amp;&quot;}{&quot;&amp;[$MallaSPC.N157]&amp;&quot;}{&quot;&amp;[$MallaSPC.O157]&amp;&quot;}{&quot;&amp;[$MallaSPC.P157]&amp;&quot;}{&quot;&amp;[$MallaSPC.Q157]&amp;&quot;}{&quot;&amp;[$MallaSPC.R157]&amp;&quot;}%&quot;&amp;[$MallaSPC.S157]&amp;[$MallaSPC.T157]&amp;[$MallaSPC.U157]&amp;[MallaSPC.V157]&amp;[MallaSPC.W157]&amp;[MallaSPC.X157]&amp;[MallaSPC.Y157]&amp;[MallaSPC.Z157]&amp;[MallaSPC.AA157]&amp;[MallaSPC.AB157]&amp;[MallaSPC.AC15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58]=&quot;&quot;;[$MallaSPC.C158]=&quot;&quot;;[$MallaSPC.F158]=&quot;&quot;);&quot;%&quot;;&quot;&quot;)" office:value-type="string" office:string-value="%">
            <text:p>%</text:p>
          </table:table-cell>
          <table:table-cell table:style-name="ce5" table:formula="of:=IF([.A156]=&quot;%&quot;;&quot;&quot;;IF([$MallaSPC.F158]=&quot;E&quot;;[.$B$1];IF([$MallaSPC.F158]=&quot;O&quot;;[.$C$1];&quot;&quot;)))">
            <text:p/>
          </table:table-cell>
          <table:table-cell table:style-name="ce5" table:formula="of:=IF([.A156]=&quot;%&quot;;&quot;&quot;;&quot;\&quot;&amp;[.$D$1]&amp;&quot;{&quot;&amp;[$MallaSPC.B158]&amp;&quot;}{&quot;&amp;[.B156]&amp;&quot;}{&quot;&amp;[$MallaSPC.C158]&amp;&quot;}{&quot;&amp;[$MallaSPC.D158]&amp;&quot;}{&quot;&amp;[$MallaSPC.E158]&amp;&quot;}{&quot;&amp;[$MallaSPC.G158]&amp;&quot;}{&quot;&amp;[$MallaSPC.H158]&amp;&quot;}{&quot;&amp;[$MallaSPC.I158]&amp;&quot;}{&quot;&amp;[$MallaSPC.J158]&amp;&quot;}{&quot;&amp;[$MallaSPC.K158]&amp;&quot;}{&quot;&amp;[$MallaSPC.L158]&amp;&quot;}{&quot;&amp;[$MallaSPC.M158]&amp;&quot;}{&quot;&amp;[$MallaSPC.N158]&amp;&quot;}{&quot;&amp;[$MallaSPC.O158]&amp;&quot;}{&quot;&amp;[$MallaSPC.P158]&amp;&quot;}{&quot;&amp;[$MallaSPC.Q158]&amp;&quot;}{&quot;&amp;[$MallaSPC.R158]&amp;&quot;}%&quot;&amp;[$MallaSPC.S158]&amp;[$MallaSPC.T158]&amp;[$MallaSPC.U158]&amp;[MallaSPC.V158]&amp;[MallaSPC.W158]&amp;[MallaSPC.X158]&amp;[MallaSPC.Y158]&amp;[MallaSPC.Z158]&amp;[MallaSPC.AA158]&amp;[MallaSPC.AB158]&amp;[MallaSPC.AC15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59]=&quot;&quot;;[$MallaSPC.C159]=&quot;&quot;;[$MallaSPC.F159]=&quot;&quot;);&quot;%&quot;;&quot;&quot;)">
            <text:p/>
          </table:table-cell>
          <table:table-cell table:style-name="ce5" table:formula="of:=IF([.A157]=&quot;%&quot;;&quot;&quot;;IF([$MallaSPC.F159]=&quot;E&quot;;[.$B$1];IF([$MallaSPC.F159]=&quot;O&quot;;[.$C$1];&quot;&quot;)))" office:value-type="string" office:string-value="Mandatory">
            <text:p>Mandatory</text:p>
          </table:table-cell>
          <table:table-cell table:style-name="ce5" table:formula="of:=IF([.A157]=&quot;%&quot;;&quot;&quot;;&quot;\&quot;&amp;[.$D$1]&amp;&quot;{&quot;&amp;[$MallaSPC.B159]&amp;&quot;}{&quot;&amp;[.B157]&amp;&quot;}{&quot;&amp;[$MallaSPC.C159]&amp;&quot;}{&quot;&amp;[$MallaSPC.D159]&amp;&quot;}{&quot;&amp;[$MallaSPC.E159]&amp;&quot;}{&quot;&amp;[$MallaSPC.G159]&amp;&quot;}{&quot;&amp;[$MallaSPC.H159]&amp;&quot;}{&quot;&amp;[$MallaSPC.I159]&amp;&quot;}{&quot;&amp;[$MallaSPC.J159]&amp;&quot;}{&quot;&amp;[$MallaSPC.K159]&amp;&quot;}{&quot;&amp;[$MallaSPC.L159]&amp;&quot;}{&quot;&amp;[$MallaSPC.M159]&amp;&quot;}{&quot;&amp;[$MallaSPC.N159]&amp;&quot;}{&quot;&amp;[$MallaSPC.O159]&amp;&quot;}{&quot;&amp;[$MallaSPC.P159]&amp;&quot;}{&quot;&amp;[$MallaSPC.Q159]&amp;&quot;}{&quot;&amp;[$MallaSPC.R159]&amp;&quot;}%&quot;&amp;[$MallaSPC.S159]&amp;[$MallaSPC.T159]&amp;[$MallaSPC.U159]&amp;[MallaSPC.V159]&amp;[MallaSPC.W159]&amp;[MallaSPC.X159]&amp;[MallaSPC.Y159]&amp;[MallaSPC.Z159]&amp;[MallaSPC.AA159]&amp;[MallaSPC.AB159]&amp;[MallaSPC.AC159])" office:value-type="string" office:string-value="\course{7}{Mandatory}{CS336}{}{Seguridad en Computación}{3}{1}{2}{2}{2}{5}{Advanced}{CS103O}{}{}{}{IT}%SPC,UCSP">
            <text:p>\course{7}{Mandatory}{CS336}{}{Seguridad en Computación}{3}{1}{2}{2}{2}{5}{Advanced}{CS103O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60]=&quot;&quot;;[$MallaSPC.C160]=&quot;&quot;;[$MallaSPC.F160]=&quot;&quot;);&quot;%&quot;;&quot;&quot;)">
            <text:p/>
          </table:table-cell>
          <table:table-cell table:style-name="ce5" table:formula="of:=IF([.A158]=&quot;%&quot;;&quot;&quot;;IF([$MallaSPC.F160]=&quot;E&quot;;[.$B$1];IF([$MallaSPC.F160]=&quot;O&quot;;[.$C$1];&quot;&quot;)))" office:value-type="string" office:string-value="Mandatory">
            <text:p>Mandatory</text:p>
          </table:table-cell>
          <table:table-cell table:style-name="ce5" table:formula="of:=IF([.A158]=&quot;%&quot;;&quot;&quot;;&quot;\&quot;&amp;[.$D$1]&amp;&quot;{&quot;&amp;[$MallaSPC.B160]&amp;&quot;}{&quot;&amp;[.B158]&amp;&quot;}{&quot;&amp;[$MallaSPC.C160]&amp;&quot;}{&quot;&amp;[$MallaSPC.D160]&amp;&quot;}{&quot;&amp;[$MallaSPC.E160]&amp;&quot;}{&quot;&amp;[$MallaSPC.G160]&amp;&quot;}{&quot;&amp;[$MallaSPC.H160]&amp;&quot;}{&quot;&amp;[$MallaSPC.I160]&amp;&quot;}{&quot;&amp;[$MallaSPC.J160]&amp;&quot;}{&quot;&amp;[$MallaSPC.K160]&amp;&quot;}{&quot;&amp;[$MallaSPC.L160]&amp;&quot;}{&quot;&amp;[$MallaSPC.M160]&amp;&quot;}{&quot;&amp;[$MallaSPC.N160]&amp;&quot;}{&quot;&amp;[$MallaSPC.O160]&amp;&quot;}{&quot;&amp;[$MallaSPC.P160]&amp;&quot;}{&quot;&amp;[$MallaSPC.Q160]&amp;&quot;}{&quot;&amp;[$MallaSPC.R160]&amp;&quot;}%&quot;&amp;[$MallaSPC.S160]&amp;[$MallaSPC.T160]&amp;[$MallaSPC.U160]&amp;[MallaSPC.V160]&amp;[MallaSPC.W160]&amp;[MallaSPC.X160]&amp;[MallaSPC.Y160]&amp;[MallaSPC.Z160]&amp;[MallaSPC.AA160]&amp;[MallaSPC.AB160]&amp;[MallaSPC.AC160])" office:value-type="string" office:string-value="\course{7}{Mandatory}{CS336}{}{Seguridad en Computación}{4}{2}{2}{2}{2}{6}{Advanced}{CS103O}{}{}{}{IT}%UNSA">
            <text:p>\course{7}{Mandatory}{CS336}{}{Seguridad en Computación}{4}{2}{2}{2}{2}{6}{Advanced}{CS103O}{}{}{}{IT}%UNSA</text:p>
          </table:table-cell>
          <table:table-cell table:number-columns-repeated="1021"/>
        </table:table-row>
        <table:table-row table:style-name="ro2">
          <table:table-cell table:style-name="ce5" table:formula="of:=IF(OR([$MallaSPC.B161]=&quot;&quot;;[$MallaSPC.C161]=&quot;&quot;;[$MallaSPC.F161]=&quot;&quot;);&quot;%&quot;;&quot;&quot;)">
            <text:p/>
          </table:table-cell>
          <table:table-cell table:style-name="ce5" table:formula="of:=IF([.A159]=&quot;%&quot;;&quot;&quot;;IF([$MallaSPC.F161]=&quot;E&quot;;[.$B$1];IF([$MallaSPC.F161]=&quot;O&quot;;[.$C$1];&quot;&quot;)))" office:value-type="string" office:string-value="Mandatory">
            <text:p>Mandatory</text:p>
          </table:table-cell>
          <table:table-cell table:style-name="ce5" table:formula="of:=IF([.A159]=&quot;%&quot;;&quot;&quot;;&quot;\&quot;&amp;[.$D$1]&amp;&quot;{&quot;&amp;[$MallaSPC.B161]&amp;&quot;}{&quot;&amp;[.B159]&amp;&quot;}{&quot;&amp;[$MallaSPC.C161]&amp;&quot;}{&quot;&amp;[$MallaSPC.D161]&amp;&quot;}{&quot;&amp;[$MallaSPC.E161]&amp;&quot;}{&quot;&amp;[$MallaSPC.G161]&amp;&quot;}{&quot;&amp;[$MallaSPC.H161]&amp;&quot;}{&quot;&amp;[$MallaSPC.I161]&amp;&quot;}{&quot;&amp;[$MallaSPC.J161]&amp;&quot;}{&quot;&amp;[$MallaSPC.K161]&amp;&quot;}{&quot;&amp;[$MallaSPC.L161]&amp;&quot;}{&quot;&amp;[$MallaSPC.M161]&amp;&quot;}{&quot;&amp;[$MallaSPC.N161]&amp;&quot;}{&quot;&amp;[$MallaSPC.O161]&amp;&quot;}{&quot;&amp;[$MallaSPC.P161]&amp;&quot;}{&quot;&amp;[$MallaSPC.Q161]&amp;&quot;}{&quot;&amp;[$MallaSPC.R161]&amp;&quot;}%&quot;&amp;[$MallaSPC.S161]&amp;[$MallaSPC.T161]&amp;[$MallaSPC.U161]&amp;[MallaSPC.V161]&amp;[MallaSPC.W161]&amp;[MallaSPC.X161]&amp;[MallaSPC.Y161]&amp;[MallaSPC.Z161]&amp;[MallaSPC.AA161]&amp;[MallaSPC.AB161]&amp;[MallaSPC.AC161])" office:value-type="string" office:string-value="\course{7}{Mandatory}{CS343}{}{Lenguajes de Programación}{4}{2}{2}{2}{2}{6}{Advanced}{CS211T,CS210T}{}{}{}{CS}%SPC,2E,NT,UNI,UCSP">
            <text:p>\course{7}{Mandatory}{CS343}{}{Lenguajes de Programación}{4}{2}{2}{2}{2}{6}{Advanced}{CS211T,CS210T}{}{}{}{CS}%SPC,2E,NT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62]=&quot;&quot;;[$MallaSPC.C162]=&quot;&quot;;[$MallaSPC.F162]=&quot;&quot;);&quot;%&quot;;&quot;&quot;)">
            <text:p/>
          </table:table-cell>
          <table:table-cell table:style-name="ce5" table:formula="of:=IF([.A160]=&quot;%&quot;;&quot;&quot;;IF([$MallaSPC.F162]=&quot;E&quot;;[.$B$1];IF([$MallaSPC.F162]=&quot;O&quot;;[.$C$1];&quot;&quot;)))" office:value-type="string" office:string-value="Mandatory">
            <text:p>Mandatory</text:p>
          </table:table-cell>
          <table:table-cell table:style-name="ce5" table:formula="of:=IF([.A160]=&quot;%&quot;;&quot;&quot;;&quot;\&quot;&amp;[.$D$1]&amp;&quot;{&quot;&amp;[$MallaSPC.B162]&amp;&quot;}{&quot;&amp;[.B160]&amp;&quot;}{&quot;&amp;[$MallaSPC.C162]&amp;&quot;}{&quot;&amp;[$MallaSPC.D162]&amp;&quot;}{&quot;&amp;[$MallaSPC.E162]&amp;&quot;}{&quot;&amp;[$MallaSPC.G162]&amp;&quot;}{&quot;&amp;[$MallaSPC.H162]&amp;&quot;}{&quot;&amp;[$MallaSPC.I162]&amp;&quot;}{&quot;&amp;[$MallaSPC.J162]&amp;&quot;}{&quot;&amp;[$MallaSPC.K162]&amp;&quot;}{&quot;&amp;[$MallaSPC.L162]&amp;&quot;}{&quot;&amp;[$MallaSPC.M162]&amp;&quot;}{&quot;&amp;[$MallaSPC.N162]&amp;&quot;}{&quot;&amp;[$MallaSPC.O162]&amp;&quot;}{&quot;&amp;[$MallaSPC.P162]&amp;&quot;}{&quot;&amp;[$MallaSPC.Q162]&amp;&quot;}{&quot;&amp;[$MallaSPC.R162]&amp;&quot;}%&quot;&amp;[$MallaSPC.S162]&amp;[$MallaSPC.T162]&amp;[$MallaSPC.U162]&amp;[MallaSPC.V162]&amp;[MallaSPC.W162]&amp;[MallaSPC.X162]&amp;[MallaSPC.Y162]&amp;[MallaSPC.Z162]&amp;[MallaSPC.AA162]&amp;[MallaSPC.AB162]&amp;[MallaSPC.AC162])" office:value-type="string" office:string-value="\course{7}{Mandatory}{CS343}{}{Lenguajes de Programación}{3}{4}{2}{}{3}{9}{Advanced}{CS211T,CS210T}{}{}{}{CS}%CR">
            <text:p>\course{7}{Mandatory}{CS343}{}{Lenguajes de Programación}{3}{4}{2}{}{3}{9}{Advanced}{CS211T,CS210T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63]=&quot;&quot;;[$MallaSPC.C163]=&quot;&quot;;[$MallaSPC.F163]=&quot;&quot;);&quot;%&quot;;&quot;&quot;)">
            <text:p/>
          </table:table-cell>
          <table:table-cell table:style-name="ce5" table:formula="of:=IF([.A161]=&quot;%&quot;;&quot;&quot;;IF([$MallaSPC.F163]=&quot;E&quot;;[.$B$1];IF([$MallaSPC.F163]=&quot;O&quot;;[.$C$1];&quot;&quot;)))" office:value-type="string" office:string-value="Mandatory">
            <text:p>Mandatory</text:p>
          </table:table-cell>
          <table:table-cell table:style-name="ce5" table:formula="of:=IF([.A161]=&quot;%&quot;;&quot;&quot;;&quot;\&quot;&amp;[.$D$1]&amp;&quot;{&quot;&amp;[$MallaSPC.B163]&amp;&quot;}{&quot;&amp;[.B161]&amp;&quot;}{&quot;&amp;[$MallaSPC.C163]&amp;&quot;}{&quot;&amp;[$MallaSPC.D163]&amp;&quot;}{&quot;&amp;[$MallaSPC.E163]&amp;&quot;}{&quot;&amp;[$MallaSPC.G163]&amp;&quot;}{&quot;&amp;[$MallaSPC.H163]&amp;&quot;}{&quot;&amp;[$MallaSPC.I163]&amp;&quot;}{&quot;&amp;[$MallaSPC.J163]&amp;&quot;}{&quot;&amp;[$MallaSPC.K163]&amp;&quot;}{&quot;&amp;[$MallaSPC.L163]&amp;&quot;}{&quot;&amp;[$MallaSPC.M163]&amp;&quot;}{&quot;&amp;[$MallaSPC.N163]&amp;&quot;}{&quot;&amp;[$MallaSPC.O163]&amp;&quot;}{&quot;&amp;[$MallaSPC.P163]&amp;&quot;}{&quot;&amp;[$MallaSPC.Q163]&amp;&quot;}{&quot;&amp;[$MallaSPC.R163]&amp;&quot;}%&quot;&amp;[$MallaSPC.S163]&amp;[$MallaSPC.T163]&amp;[$MallaSPC.U163]&amp;[MallaSPC.V163]&amp;[MallaSPC.W163]&amp;[MallaSPC.X163]&amp;[MallaSPC.Y163]&amp;[MallaSPC.Z163]&amp;[MallaSPC.AA163]&amp;[MallaSPC.AB163]&amp;[MallaSPC.AC163])" office:value-type="string" office:string-value="\course{7}{Mandatory}{CS401}{}{Proyecto I}{3}{2}{2}{}{}{4}{}{CS290T}{}{}{}{CS,SE,IS}%SPC,UNI">
            <text:p>\course{7}{Mandatory}{CS401}{}{Proyecto I}{3}{2}{2}{}{}{4}{}{CS290T}{}{}{}{CS,SE,IS}%SPC,UNI</text:p>
          </table:table-cell>
          <table:table-cell table:number-columns-repeated="1021"/>
        </table:table-row>
        <table:table-row table:style-name="ro2">
          <table:table-cell table:style-name="ce5" table:formula="of:=IF(OR([$MallaSPC.B164]=&quot;&quot;;[$MallaSPC.C164]=&quot;&quot;;[$MallaSPC.F164]=&quot;&quot;);&quot;%&quot;;&quot;&quot;)">
            <text:p/>
          </table:table-cell>
          <table:table-cell table:style-name="ce5" table:formula="of:=IF([.A162]=&quot;%&quot;;&quot;&quot;;IF([$MallaSPC.F164]=&quot;E&quot;;[.$B$1];IF([$MallaSPC.F164]=&quot;O&quot;;[.$C$1];&quot;&quot;)))" office:value-type="string" office:string-value="Mandatory">
            <text:p>Mandatory</text:p>
          </table:table-cell>
          <table:table-cell table:style-name="ce5" table:formula="of:=IF([.A162]=&quot;%&quot;;&quot;&quot;;&quot;\&quot;&amp;[.$D$1]&amp;&quot;{&quot;&amp;[$MallaSPC.B164]&amp;&quot;}{&quot;&amp;[.B162]&amp;&quot;}{&quot;&amp;[$MallaSPC.C164]&amp;&quot;}{&quot;&amp;[$MallaSPC.D164]&amp;&quot;}{&quot;&amp;[$MallaSPC.E164]&amp;&quot;}{&quot;&amp;[$MallaSPC.G164]&amp;&quot;}{&quot;&amp;[$MallaSPC.H164]&amp;&quot;}{&quot;&amp;[$MallaSPC.I164]&amp;&quot;}{&quot;&amp;[$MallaSPC.J164]&amp;&quot;}{&quot;&amp;[$MallaSPC.K164]&amp;&quot;}{&quot;&amp;[$MallaSPC.L164]&amp;&quot;}{&quot;&amp;[$MallaSPC.M164]&amp;&quot;}{&quot;&amp;[$MallaSPC.N164]&amp;&quot;}{&quot;&amp;[$MallaSPC.O164]&amp;&quot;}{&quot;&amp;[$MallaSPC.P164]&amp;&quot;}{&quot;&amp;[$MallaSPC.Q164]&amp;&quot;}{&quot;&amp;[$MallaSPC.R164]&amp;&quot;}%&quot;&amp;[$MallaSPC.S164]&amp;[$MallaSPC.T164]&amp;[$MallaSPC.U164]&amp;[MallaSPC.V164]&amp;[MallaSPC.W164]&amp;[MallaSPC.X164]&amp;[MallaSPC.Y164]&amp;[MallaSPC.Z164]&amp;[MallaSPC.AA164]&amp;[MallaSPC.AB164]&amp;[MallaSPC.AC164])" office:value-type="string" office:string-value="\course{7}{Mandatory}{CS401}{}{Proyecto I}{2}{1}{2}{}{}{3}{}{CS290T,UCSP=100 Cr}{}{}{}{CS,SE,IS}%UCSP">
            <text:p>\course{7}{Mandatory}{CS401}{}{Proyecto I}{2}{1}{2}{}{}{3}{}{CS290T,UCSP=100 Cr}{}{}{}{CS,SE,IS}%UCSP</text:p>
          </table:table-cell>
          <table:table-cell table:number-columns-repeated="1021"/>
        </table:table-row>
        <table:table-row table:style-name="ro2">
          <table:table-cell table:style-name="ce5" table:formula="of:=IF(OR([$MallaSPC.B165]=&quot;&quot;;[$MallaSPC.C165]=&quot;&quot;;[$MallaSPC.F165]=&quot;&quot;);&quot;%&quot;;&quot;&quot;)">
            <text:p/>
          </table:table-cell>
          <table:table-cell table:style-name="ce5" table:formula="of:=IF([.A163]=&quot;%&quot;;&quot;&quot;;IF([$MallaSPC.F165]=&quot;E&quot;;[.$B$1];IF([$MallaSPC.F165]=&quot;O&quot;;[.$C$1];&quot;&quot;)))" office:value-type="string" office:string-value="Mandatory">
            <text:p>Mandatory</text:p>
          </table:table-cell>
          <table:table-cell table:style-name="ce5" table:formula="of:=IF([.A163]=&quot;%&quot;;&quot;&quot;;&quot;\&quot;&amp;[.$D$1]&amp;&quot;{&quot;&amp;[$MallaSPC.B165]&amp;&quot;}{&quot;&amp;[.B163]&amp;&quot;}{&quot;&amp;[$MallaSPC.C165]&amp;&quot;}{&quot;&amp;[$MallaSPC.D165]&amp;&quot;}{&quot;&amp;[$MallaSPC.E165]&amp;&quot;}{&quot;&amp;[$MallaSPC.G165]&amp;&quot;}{&quot;&amp;[$MallaSPC.H165]&amp;&quot;}{&quot;&amp;[$MallaSPC.I165]&amp;&quot;}{&quot;&amp;[$MallaSPC.J165]&amp;&quot;}{&quot;&amp;[$MallaSPC.K165]&amp;&quot;}{&quot;&amp;[$MallaSPC.L165]&amp;&quot;}{&quot;&amp;[$MallaSPC.M165]&amp;&quot;}{&quot;&amp;[$MallaSPC.N165]&amp;&quot;}{&quot;&amp;[$MallaSPC.O165]&amp;&quot;}{&quot;&amp;[$MallaSPC.P165]&amp;&quot;}{&quot;&amp;[$MallaSPC.Q165]&amp;&quot;}{&quot;&amp;[$MallaSPC.R165]&amp;&quot;}%&quot;&amp;[$MallaSPC.S165]&amp;[$MallaSPC.T165]&amp;[$MallaSPC.U165]&amp;[MallaSPC.V165]&amp;[MallaSPC.W165]&amp;[MallaSPC.X165]&amp;[MallaSPC.Y165]&amp;[MallaSPC.Z165]&amp;[MallaSPC.AA165]&amp;[MallaSPC.AB165]&amp;[MallaSPC.AC165])" office:value-type="string" office:string-value="\course{7}{Mandatory}{CS401}{}{Proyecto I}{1}{1}{}{}{2}{3}{}{CS290T,UCSP=100 Cr}{}{}{}{CS,SE,IS}%CR">
            <text:p>\course{7}{Mandatory}{CS401}{}{Proyecto I}{1}{1}{}{}{2}{3}{}{CS290T,UCSP=100 Cr}{}{}{}{CS,SE,IS}%CR</text:p>
          </table:table-cell>
          <table:table-cell table:number-columns-repeated="1021"/>
        </table:table-row>
        <table:table-row table:style-name="ro2">
          <table:table-cell table:style-name="ce5" table:formula="of:=IF(OR([$MallaSPC.B166]=&quot;&quot;;[$MallaSPC.C166]=&quot;&quot;;[$MallaSPC.F166]=&quot;&quot;);&quot;%&quot;;&quot;&quot;)">
            <text:p/>
          </table:table-cell>
          <table:table-cell table:style-name="ce5" table:formula="of:=IF([.A164]=&quot;%&quot;;&quot;&quot;;IF([$MallaSPC.F166]=&quot;E&quot;;[.$B$1];IF([$MallaSPC.F166]=&quot;O&quot;;[.$C$1];&quot;&quot;)))" office:value-type="string" office:string-value="Mandatory">
            <text:p>Mandatory</text:p>
          </table:table-cell>
          <table:table-cell table:style-name="ce5" table:formula="of:=IF([.A164]=&quot;%&quot;;&quot;&quot;;&quot;\&quot;&amp;[.$D$1]&amp;&quot;{&quot;&amp;[$MallaSPC.B166]&amp;&quot;}{&quot;&amp;[.B164]&amp;&quot;}{&quot;&amp;[$MallaSPC.C166]&amp;&quot;}{&quot;&amp;[$MallaSPC.D166]&amp;&quot;}{&quot;&amp;[$MallaSPC.E166]&amp;&quot;}{&quot;&amp;[$MallaSPC.G166]&amp;&quot;}{&quot;&amp;[$MallaSPC.H166]&amp;&quot;}{&quot;&amp;[$MallaSPC.I166]&amp;&quot;}{&quot;&amp;[$MallaSPC.J166]&amp;&quot;}{&quot;&amp;[$MallaSPC.K166]&amp;&quot;}{&quot;&amp;[$MallaSPC.L166]&amp;&quot;}{&quot;&amp;[$MallaSPC.M166]&amp;&quot;}{&quot;&amp;[$MallaSPC.N166]&amp;&quot;}{&quot;&amp;[$MallaSPC.O166]&amp;&quot;}{&quot;&amp;[$MallaSPC.P166]&amp;&quot;}{&quot;&amp;[$MallaSPC.Q166]&amp;&quot;}{&quot;&amp;[$MallaSPC.R166]&amp;&quot;}%&quot;&amp;[$MallaSPC.S166]&amp;[$MallaSPC.T166]&amp;[$MallaSPC.U166]&amp;[MallaSPC.V166]&amp;[MallaSPC.W166]&amp;[MallaSPC.X166]&amp;[MallaSPC.Y166]&amp;[MallaSPC.Z166]&amp;[MallaSPC.AA166]&amp;[MallaSPC.AB166]&amp;[MallaSPC.AC166])" office:value-type="string" office:string-value="\course{7}{Mandatory}{CS250W}{}{Interacción Humano Computador}{3}{1}{2}{2}{2}{5}{Basic}{CS290T,UCSP=Inglés (400)}{}{}{}{CS,IT,SE}%SPC,UCSP">
            <text:p>\course{7}{Mandatory}{CS250W}{}{Interacción Humano Computador}{3}{1}{2}{2}{2}{5}{Basic}{CS290T,UCSP=Inglés (400)}{}{}{}{CS,IT,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67]=&quot;&quot;;[$MallaSPC.C167]=&quot;&quot;;[$MallaSPC.F167]=&quot;&quot;);&quot;%&quot;;&quot;&quot;)">
            <text:p/>
          </table:table-cell>
          <table:table-cell table:style-name="ce5" table:formula="of:=IF([.A165]=&quot;%&quot;;&quot;&quot;;IF([$MallaSPC.F167]=&quot;E&quot;;[.$B$1];IF([$MallaSPC.F167]=&quot;O&quot;;[.$C$1];&quot;&quot;)))" office:value-type="string" office:string-value="Mandatory">
            <text:p>Mandatory</text:p>
          </table:table-cell>
          <table:table-cell table:style-name="ce5" table:formula="of:=IF([.A165]=&quot;%&quot;;&quot;&quot;;&quot;\&quot;&amp;[.$D$1]&amp;&quot;{&quot;&amp;[$MallaSPC.B167]&amp;&quot;}{&quot;&amp;[.B165]&amp;&quot;}{&quot;&amp;[$MallaSPC.C167]&amp;&quot;}{&quot;&amp;[$MallaSPC.D167]&amp;&quot;}{&quot;&amp;[$MallaSPC.E167]&amp;&quot;}{&quot;&amp;[$MallaSPC.G167]&amp;&quot;}{&quot;&amp;[$MallaSPC.H167]&amp;&quot;}{&quot;&amp;[$MallaSPC.I167]&amp;&quot;}{&quot;&amp;[$MallaSPC.J167]&amp;&quot;}{&quot;&amp;[$MallaSPC.K167]&amp;&quot;}{&quot;&amp;[$MallaSPC.L167]&amp;&quot;}{&quot;&amp;[$MallaSPC.M167]&amp;&quot;}{&quot;&amp;[$MallaSPC.N167]&amp;&quot;}{&quot;&amp;[$MallaSPC.O167]&amp;&quot;}{&quot;&amp;[$MallaSPC.P167]&amp;&quot;}{&quot;&amp;[$MallaSPC.Q167]&amp;&quot;}{&quot;&amp;[$MallaSPC.R167]&amp;&quot;}%&quot;&amp;[$MallaSPC.S167]&amp;[$MallaSPC.T167]&amp;[$MallaSPC.U167]&amp;[MallaSPC.V167]&amp;[MallaSPC.W167]&amp;[MallaSPC.X167]&amp;[MallaSPC.Y167]&amp;[MallaSPC.Z167]&amp;[MallaSPC.AA167]&amp;[MallaSPC.AB167]&amp;[MallaSPC.AC167])" office:value-type="string" office:string-value="\course{7}{Mandatory}{CS250W}{}{Interacción Humano Computador}{2}{3}{1}{}{2}{6}{Basic}{CS290T,UCSP=Inglés (400)}{}{}{}{CS,IT,SE}%CR">
            <text:p>\course{7}{Mandatory}{CS250W}{}{Interacción Humano Computador}{2}{3}{1}{}{2}{6}{Basic}{CS290T,UCSP=Inglés (400)}{}{}{}{CS,IT,SE}%CR</text:p>
          </table:table-cell>
          <table:table-cell table:number-columns-repeated="1021"/>
        </table:table-row>
        <table:table-row table:style-name="ro2">
          <table:table-cell table:style-name="ce5" table:formula="of:=IF(OR([$MallaSPC.B168]=&quot;&quot;;[$MallaSPC.C168]=&quot;&quot;;[$MallaSPC.F168]=&quot;&quot;);&quot;%&quot;;&quot;&quot;)">
            <text:p/>
          </table:table-cell>
          <table:table-cell table:style-name="ce5" table:formula="of:=IF([.A166]=&quot;%&quot;;&quot;&quot;;IF([$MallaSPC.F168]=&quot;E&quot;;[.$B$1];IF([$MallaSPC.F168]=&quot;O&quot;;[.$C$1];&quot;&quot;)))" office:value-type="string" office:string-value="Mandatory">
            <text:p>Mandatory</text:p>
          </table:table-cell>
          <table:table-cell table:style-name="ce5" table:formula="of:=IF([.A166]=&quot;%&quot;;&quot;&quot;;&quot;\&quot;&amp;[.$D$1]&amp;&quot;{&quot;&amp;[$MallaSPC.B168]&amp;&quot;}{&quot;&amp;[.B166]&amp;&quot;}{&quot;&amp;[$MallaSPC.C168]&amp;&quot;}{&quot;&amp;[$MallaSPC.D168]&amp;&quot;}{&quot;&amp;[$MallaSPC.E168]&amp;&quot;}{&quot;&amp;[$MallaSPC.G168]&amp;&quot;}{&quot;&amp;[$MallaSPC.H168]&amp;&quot;}{&quot;&amp;[$MallaSPC.I168]&amp;&quot;}{&quot;&amp;[$MallaSPC.J168]&amp;&quot;}{&quot;&amp;[$MallaSPC.K168]&amp;&quot;}{&quot;&amp;[$MallaSPC.L168]&amp;&quot;}{&quot;&amp;[$MallaSPC.M168]&amp;&quot;}{&quot;&amp;[$MallaSPC.N168]&amp;&quot;}{&quot;&amp;[$MallaSPC.O168]&amp;&quot;}{&quot;&amp;[$MallaSPC.P168]&amp;&quot;}{&quot;&amp;[$MallaSPC.Q168]&amp;&quot;}{&quot;&amp;[$MallaSPC.R168]&amp;&quot;}%&quot;&amp;[$MallaSPC.S168]&amp;[$MallaSPC.T168]&amp;[$MallaSPC.U168]&amp;[MallaSPC.V168]&amp;[MallaSPC.W168]&amp;[MallaSPC.X168]&amp;[MallaSPC.Y168]&amp;[MallaSPC.Z168]&amp;[MallaSPC.AA168]&amp;[MallaSPC.AB168]&amp;[MallaSPC.AC168])" office:value-type="string" office:string-value="\course{7}{Mandatory}{CS250W}{}{Interacción Humano Computador}{3}{1}{2}{2}{2}{5}{Basic}{CS290T,ID301}{}{}{}{CS,IT,SE}%USGP">
            <text:p>\course{7}{Mandatory}{CS250W}{}{Interacción Humano Computador}{3}{1}{2}{2}{2}{5}{Basic}{CS290T,ID301}{}{}{}{CS,IT,SE}%USGP</text:p>
          </table:table-cell>
          <table:table-cell table:number-columns-repeated="1021"/>
        </table:table-row>
        <table:table-row table:style-name="ro2">
          <table:table-cell table:style-name="ce5" table:formula="of:=IF(OR([$MallaSPC.B169]=&quot;&quot;;[$MallaSPC.C169]=&quot;&quot;;[$MallaSPC.F169]=&quot;&quot;);&quot;%&quot;;&quot;&quot;)">
            <text:p/>
          </table:table-cell>
          <table:table-cell table:style-name="ce5" table:formula="of:=IF([.A167]=&quot;%&quot;;&quot;&quot;;IF([$MallaSPC.F169]=&quot;E&quot;;[.$B$1];IF([$MallaSPC.F169]=&quot;O&quot;;[.$C$1];&quot;&quot;)))" office:value-type="string" office:string-value="Mandatory">
            <text:p>Mandatory</text:p>
          </table:table-cell>
          <table:table-cell table:style-name="ce5" table:formula="of:=IF([.A167]=&quot;%&quot;;&quot;&quot;;&quot;\&quot;&amp;[.$D$1]&amp;&quot;{&quot;&amp;[$MallaSPC.B169]&amp;&quot;}{&quot;&amp;[.B167]&amp;&quot;}{&quot;&amp;[$MallaSPC.C169]&amp;&quot;}{&quot;&amp;[$MallaSPC.D169]&amp;&quot;}{&quot;&amp;[$MallaSPC.E169]&amp;&quot;}{&quot;&amp;[$MallaSPC.G169]&amp;&quot;}{&quot;&amp;[$MallaSPC.H169]&amp;&quot;}{&quot;&amp;[$MallaSPC.I169]&amp;&quot;}{&quot;&amp;[$MallaSPC.J169]&amp;&quot;}{&quot;&amp;[$MallaSPC.K169]&amp;&quot;}{&quot;&amp;[$MallaSPC.L169]&amp;&quot;}{&quot;&amp;[$MallaSPC.M169]&amp;&quot;}{&quot;&amp;[$MallaSPC.N169]&amp;&quot;}{&quot;&amp;[$MallaSPC.O169]&amp;&quot;}{&quot;&amp;[$MallaSPC.P169]&amp;&quot;}{&quot;&amp;[$MallaSPC.Q169]&amp;&quot;}{&quot;&amp;[$MallaSPC.R169]&amp;&quot;}%&quot;&amp;[$MallaSPC.S169]&amp;[$MallaSPC.T169]&amp;[$MallaSPC.U169]&amp;[MallaSPC.V169]&amp;[MallaSPC.W169]&amp;[MallaSPC.X169]&amp;[MallaSPC.Y169]&amp;[MallaSPC.Z169]&amp;[MallaSPC.AA169]&amp;[MallaSPC.AB169]&amp;[MallaSPC.AC169])" office:value-type="string" office:string-value="\course{7}{Mandatory}{CS230W}{}{Computación Centrada en Redes I}{3}{1}{2}{2}{2}{5}{Networks}{CS225T}{}{}{}{CS}%UNI">
            <text:p>\course{7}{Mandatory}{CS230W}{}{Computación Centrada en Redes I}{3}{1}{2}{2}{2}{5}{Networks}{CS225T}{}{}{}{CS}%UNI</text:p>
          </table:table-cell>
          <table:table-cell table:number-columns-repeated="1021"/>
        </table:table-row>
        <table:table-row table:style-name="ro2">
          <table:table-cell table:style-name="ce5" table:formula="of:=IF(OR([$MallaSPC.B170]=&quot;&quot;;[$MallaSPC.C170]=&quot;&quot;;[$MallaSPC.F170]=&quot;&quot;);&quot;%&quot;;&quot;&quot;)">
            <text:p/>
          </table:table-cell>
          <table:table-cell table:style-name="ce5" table:formula="of:=IF([.A168]=&quot;%&quot;;&quot;&quot;;IF([$MallaSPC.F170]=&quot;E&quot;;[.$B$1];IF([$MallaSPC.F170]=&quot;O&quot;;[.$C$1];&quot;&quot;)))" office:value-type="string" office:string-value="Mandatory">
            <text:p>Mandatory</text:p>
          </table:table-cell>
          <table:table-cell table:style-name="ce5" table:formula="of:=IF([.A168]=&quot;%&quot;;&quot;&quot;;&quot;\&quot;&amp;[.$D$1]&amp;&quot;{&quot;&amp;[$MallaSPC.B170]&amp;&quot;}{&quot;&amp;[.B168]&amp;&quot;}{&quot;&amp;[$MallaSPC.C170]&amp;&quot;}{&quot;&amp;[$MallaSPC.D170]&amp;&quot;}{&quot;&amp;[$MallaSPC.E170]&amp;&quot;}{&quot;&amp;[$MallaSPC.G170]&amp;&quot;}{&quot;&amp;[$MallaSPC.H170]&amp;&quot;}{&quot;&amp;[$MallaSPC.I170]&amp;&quot;}{&quot;&amp;[$MallaSPC.J170]&amp;&quot;}{&quot;&amp;[$MallaSPC.K170]&amp;&quot;}{&quot;&amp;[$MallaSPC.L170]&amp;&quot;}{&quot;&amp;[$MallaSPC.M170]&amp;&quot;}{&quot;&amp;[$MallaSPC.N170]&amp;&quot;}{&quot;&amp;[$MallaSPC.O170]&amp;&quot;}{&quot;&amp;[$MallaSPC.P170]&amp;&quot;}{&quot;&amp;[$MallaSPC.Q170]&amp;&quot;}{&quot;&amp;[$MallaSPC.R170]&amp;&quot;}%&quot;&amp;[$MallaSPC.S170]&amp;[$MallaSPC.T170]&amp;[$MallaSPC.U170]&amp;[MallaSPC.V170]&amp;[MallaSPC.W170]&amp;[MallaSPC.X170]&amp;[MallaSPC.Y170]&amp;[MallaSPC.Z170]&amp;[MallaSPC.AA170]&amp;[MallaSPC.AB170]&amp;[MallaSPC.AC170])" office:value-type="string" office:string-value="\course{7}{Mandatory}{CS261T}{}{Inteligencia Artificial}{4}{2}{2}{2}{2}{6}{Advanced}{CS260,CB203}{}{}{}{CS}%SPC,2E,UNI,UCSP">
            <text:p>\course{7}{Mandatory}{CS261T}{}{Inteligencia Artificial}{4}{2}{2}{2}{2}{6}{Advanced}{CS260,CB203}{}{}{}{CS}%SPC,2E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71]=&quot;&quot;;[$MallaSPC.C171]=&quot;&quot;;[$MallaSPC.F171]=&quot;&quot;);&quot;%&quot;;&quot;&quot;)">
            <text:p/>
          </table:table-cell>
          <table:table-cell table:style-name="ce5" table:formula="of:=IF([.A169]=&quot;%&quot;;&quot;&quot;;IF([$MallaSPC.F171]=&quot;E&quot;;[.$B$1];IF([$MallaSPC.F171]=&quot;O&quot;;[.$C$1];&quot;&quot;)))" office:value-type="string" office:string-value="Mandatory">
            <text:p>Mandatory</text:p>
          </table:table-cell>
          <table:table-cell table:style-name="ce5" table:formula="of:=IF([.A169]=&quot;%&quot;;&quot;&quot;;&quot;\&quot;&amp;[.$D$1]&amp;&quot;{&quot;&amp;[$MallaSPC.B171]&amp;&quot;}{&quot;&amp;[.B169]&amp;&quot;}{&quot;&amp;[$MallaSPC.C171]&amp;&quot;}{&quot;&amp;[$MallaSPC.D171]&amp;&quot;}{&quot;&amp;[$MallaSPC.E171]&amp;&quot;}{&quot;&amp;[$MallaSPC.G171]&amp;&quot;}{&quot;&amp;[$MallaSPC.H171]&amp;&quot;}{&quot;&amp;[$MallaSPC.I171]&amp;&quot;}{&quot;&amp;[$MallaSPC.J171]&amp;&quot;}{&quot;&amp;[$MallaSPC.K171]&amp;&quot;}{&quot;&amp;[$MallaSPC.L171]&amp;&quot;}{&quot;&amp;[$MallaSPC.M171]&amp;&quot;}{&quot;&amp;[$MallaSPC.N171]&amp;&quot;}{&quot;&amp;[$MallaSPC.O171]&amp;&quot;}{&quot;&amp;[$MallaSPC.P171]&amp;&quot;}{&quot;&amp;[$MallaSPC.Q171]&amp;&quot;}{&quot;&amp;[$MallaSPC.R171]&amp;&quot;}%&quot;&amp;[$MallaSPC.S171]&amp;[$MallaSPC.T171]&amp;[$MallaSPC.U171]&amp;[MallaSPC.V171]&amp;[MallaSPC.W171]&amp;[MallaSPC.X171]&amp;[MallaSPC.Y171]&amp;[MallaSPC.Z171]&amp;[MallaSPC.AA171]&amp;[MallaSPC.AB171]&amp;[MallaSPC.AC171])" office:value-type="string" office:string-value="\course{7}{Mandatory}{CS314}{}{Algoritmos Paralelos}{4}{2}{2}{2}{2}{6}{Advanced}{CS210T,CS225T}{}{}{}{CS}%SPC,UCSP">
            <text:p>\course{7}{Mandatory}{CS314}{}{Algoritmos Paralelos}{4}{2}{2}{2}{2}{6}{Advanced}{CS210T,CS225T}{}{}{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72]=&quot;&quot;;[$MallaSPC.C172]=&quot;&quot;;[$MallaSPC.F172]=&quot;&quot;);&quot;%&quot;;&quot;&quot;)">
            <text:p/>
          </table:table-cell>
          <table:table-cell table:style-name="ce5" table:formula="of:=IF([.A170]=&quot;%&quot;;&quot;&quot;;IF([$MallaSPC.F172]=&quot;E&quot;;[.$B$1];IF([$MallaSPC.F172]=&quot;O&quot;;[.$C$1];&quot;&quot;)))" office:value-type="string" office:string-value="Mandatory">
            <text:p>Mandatory</text:p>
          </table:table-cell>
          <table:table-cell table:style-name="ce5" table:formula="of:=IF([.A170]=&quot;%&quot;;&quot;&quot;;&quot;\&quot;&amp;[.$D$1]&amp;&quot;{&quot;&amp;[$MallaSPC.B172]&amp;&quot;}{&quot;&amp;[.B170]&amp;&quot;}{&quot;&amp;[$MallaSPC.C172]&amp;&quot;}{&quot;&amp;[$MallaSPC.D172]&amp;&quot;}{&quot;&amp;[$MallaSPC.E172]&amp;&quot;}{&quot;&amp;[$MallaSPC.G172]&amp;&quot;}{&quot;&amp;[$MallaSPC.H172]&amp;&quot;}{&quot;&amp;[$MallaSPC.I172]&amp;&quot;}{&quot;&amp;[$MallaSPC.J172]&amp;&quot;}{&quot;&amp;[$MallaSPC.K172]&amp;&quot;}{&quot;&amp;[$MallaSPC.L172]&amp;&quot;}{&quot;&amp;[$MallaSPC.M172]&amp;&quot;}{&quot;&amp;[$MallaSPC.N172]&amp;&quot;}{&quot;&amp;[$MallaSPC.O172]&amp;&quot;}{&quot;&amp;[$MallaSPC.P172]&amp;&quot;}{&quot;&amp;[$MallaSPC.Q172]&amp;&quot;}{&quot;&amp;[$MallaSPC.R172]&amp;&quot;}%&quot;&amp;[$MallaSPC.S172]&amp;[$MallaSPC.T172]&amp;[$MallaSPC.U172]&amp;[MallaSPC.V172]&amp;[MallaSPC.W172]&amp;[MallaSPC.X172]&amp;[MallaSPC.Y172]&amp;[MallaSPC.Z172]&amp;[MallaSPC.AA172]&amp;[MallaSPC.AB172]&amp;[MallaSPC.AC172])" office:value-type="string" office:string-value="\course{7}{Mandatory}{CS314}{}{Algoritmos Paralelos}{3}{4}{2}{}{3}{9}{Advanced}{CS210T,CS225T}{}{}{}{CS}%CR">
            <text:p>\course{7}{Mandatory}{CS314}{}{Algoritmos Paralelos}{3}{4}{2}{}{3}{9}{Advanced}{CS210T,CS225T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73]=&quot;&quot;;[$MallaSPC.C173]=&quot;&quot;;[$MallaSPC.F173]=&quot;&quot;);&quot;%&quot;;&quot;&quot;)">
            <text:p/>
          </table:table-cell>
          <table:table-cell table:style-name="ce5" table:formula="of:=IF([.A171]=&quot;%&quot;;&quot;&quot;;IF([$MallaSPC.F173]=&quot;E&quot;;[.$B$1];IF([$MallaSPC.F173]=&quot;O&quot;;[.$C$1];&quot;&quot;)))" office:value-type="string" office:string-value="Mandatory">
            <text:p>Mandatory</text:p>
          </table:table-cell>
          <table:table-cell table:style-name="ce5" table:formula="of:=IF([.A171]=&quot;%&quot;;&quot;&quot;;&quot;\&quot;&amp;[.$D$1]&amp;&quot;{&quot;&amp;[$MallaSPC.B173]&amp;&quot;}{&quot;&amp;[.B171]&amp;&quot;}{&quot;&amp;[$MallaSPC.C173]&amp;&quot;}{&quot;&amp;[$MallaSPC.D173]&amp;&quot;}{&quot;&amp;[$MallaSPC.E173]&amp;&quot;}{&quot;&amp;[$MallaSPC.G173]&amp;&quot;}{&quot;&amp;[$MallaSPC.H173]&amp;&quot;}{&quot;&amp;[$MallaSPC.I173]&amp;&quot;}{&quot;&amp;[$MallaSPC.J173]&amp;&quot;}{&quot;&amp;[$MallaSPC.K173]&amp;&quot;}{&quot;&amp;[$MallaSPC.L173]&amp;&quot;}{&quot;&amp;[$MallaSPC.M173]&amp;&quot;}{&quot;&amp;[$MallaSPC.N173]&amp;&quot;}{&quot;&amp;[$MallaSPC.O173]&amp;&quot;}{&quot;&amp;[$MallaSPC.P173]&amp;&quot;}{&quot;&amp;[$MallaSPC.Q173]&amp;&quot;}{&quot;&amp;[$MallaSPC.R173]&amp;&quot;}%&quot;&amp;[$MallaSPC.S173]&amp;[$MallaSPC.T173]&amp;[$MallaSPC.U173]&amp;[MallaSPC.V173]&amp;[MallaSPC.W173]&amp;[MallaSPC.X173]&amp;[MallaSPC.Y173]&amp;[MallaSPC.Z173]&amp;[MallaSPC.AA173]&amp;[MallaSPC.AB173]&amp;[MallaSPC.AC173])" office:value-type="string" office:string-value="\course{7}{Mandatory}{FG210}{}{Ética}{3}{3}{3}{}{3}{9}{}{}{}{}{}{FG}%CR">
            <text:p>\course{7}{Mandatory}{FG210}{}{Ética}{3}{3}{3}{}{3}{9}{}{}{}{}{}{FG}%CR</text:p>
          </table:table-cell>
          <table:table-cell table:number-columns-repeated="1021"/>
        </table:table-row>
        <table:table-row table:style-name="ro2">
          <table:table-cell table:style-name="ce5" table:formula="of:=IF(OR([$MallaSPC.B174]=&quot;&quot;;[$MallaSPC.C174]=&quot;&quot;;[$MallaSPC.F174]=&quot;&quot;);&quot;%&quot;;&quot;&quot;)">
            <text:p/>
          </table:table-cell>
          <table:table-cell table:style-name="ce5" table:formula="of:=IF([.A172]=&quot;%&quot;;&quot;&quot;;IF([$MallaSPC.F174]=&quot;E&quot;;[.$B$1];IF([$MallaSPC.F174]=&quot;O&quot;;[.$C$1];&quot;&quot;)))" office:value-type="string" office:string-value="Mandatory">
            <text:p>Mandatory</text:p>
          </table:table-cell>
          <table:table-cell table:style-name="ce5" table:formula="of:=IF([.A172]=&quot;%&quot;;&quot;&quot;;&quot;\&quot;&amp;[.$D$1]&amp;&quot;{&quot;&amp;[$MallaSPC.B174]&amp;&quot;}{&quot;&amp;[.B172]&amp;&quot;}{&quot;&amp;[$MallaSPC.C174]&amp;&quot;}{&quot;&amp;[$MallaSPC.D174]&amp;&quot;}{&quot;&amp;[$MallaSPC.E174]&amp;&quot;}{&quot;&amp;[$MallaSPC.G174]&amp;&quot;}{&quot;&amp;[$MallaSPC.H174]&amp;&quot;}{&quot;&amp;[$MallaSPC.I174]&amp;&quot;}{&quot;&amp;[$MallaSPC.J174]&amp;&quot;}{&quot;&amp;[$MallaSPC.K174]&amp;&quot;}{&quot;&amp;[$MallaSPC.L174]&amp;&quot;}{&quot;&amp;[$MallaSPC.M174]&amp;&quot;}{&quot;&amp;[$MallaSPC.N174]&amp;&quot;}{&quot;&amp;[$MallaSPC.O174]&amp;&quot;}{&quot;&amp;[$MallaSPC.P174]&amp;&quot;}{&quot;&amp;[$MallaSPC.Q174]&amp;&quot;}{&quot;&amp;[$MallaSPC.R174]&amp;&quot;}%&quot;&amp;[$MallaSPC.S174]&amp;[$MallaSPC.T174]&amp;[$MallaSPC.U174]&amp;[MallaSPC.V174]&amp;[MallaSPC.W174]&amp;[MallaSPC.X174]&amp;[MallaSPC.Y174]&amp;[MallaSPC.Z174]&amp;[MallaSPC.AA174]&amp;[MallaSPC.AB174]&amp;[MallaSPC.AC174])" office:value-type="string" office:string-value="\course{7}{Mandatory}{FG210}{}{Ética}{3}{3}{3}{}{3}{9}{}{FG107}{}{}{}{FG}%UJPII">
            <text:p>\course{7}{Mandatory}{FG210}{}{Ética}{3}{3}{3}{}{3}{9}{}{FG107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175]=&quot;&quot;;[$MallaSPC.C175]=&quot;&quot;;[$MallaSPC.F175]=&quot;&quot;);&quot;%&quot;;&quot;&quot;)">
            <text:p/>
          </table:table-cell>
          <table:table-cell table:style-name="ce5" table:formula="of:=IF([.A173]=&quot;%&quot;;&quot;&quot;;IF([$MallaSPC.F175]=&quot;E&quot;;[.$B$1];IF([$MallaSPC.F175]=&quot;O&quot;;[.$C$1];&quot;&quot;)))" office:value-type="string" office:string-value="Mandatory">
            <text:p>Mandatory</text:p>
          </table:table-cell>
          <table:table-cell table:style-name="ce5" table:formula="of:=IF([.A173]=&quot;%&quot;;&quot;&quot;;&quot;\&quot;&amp;[.$D$1]&amp;&quot;{&quot;&amp;[$MallaSPC.B175]&amp;&quot;}{&quot;&amp;[.B173]&amp;&quot;}{&quot;&amp;[$MallaSPC.C175]&amp;&quot;}{&quot;&amp;[$MallaSPC.D175]&amp;&quot;}{&quot;&amp;[$MallaSPC.E175]&amp;&quot;}{&quot;&amp;[$MallaSPC.G175]&amp;&quot;}{&quot;&amp;[$MallaSPC.H175]&amp;&quot;}{&quot;&amp;[$MallaSPC.I175]&amp;&quot;}{&quot;&amp;[$MallaSPC.J175]&amp;&quot;}{&quot;&amp;[$MallaSPC.K175]&amp;&quot;}{&quot;&amp;[$MallaSPC.L175]&amp;&quot;}{&quot;&amp;[$MallaSPC.M175]&amp;&quot;}{&quot;&amp;[$MallaSPC.N175]&amp;&quot;}{&quot;&amp;[$MallaSPC.O175]&amp;&quot;}{&quot;&amp;[$MallaSPC.P175]&amp;&quot;}{&quot;&amp;[$MallaSPC.Q175]&amp;&quot;}{&quot;&amp;[$MallaSPC.R175]&amp;&quot;}%&quot;&amp;[$MallaSPC.S175]&amp;[$MallaSPC.T175]&amp;[$MallaSPC.U175]&amp;[MallaSPC.V175]&amp;[MallaSPC.W175]&amp;[MallaSPC.X175]&amp;[MallaSPC.Y175]&amp;[MallaSPC.Z175]&amp;[MallaSPC.AA175]&amp;[MallaSPC.AB175]&amp;[MallaSPC.AC175])" office:value-type="string" office:string-value="\course{7}{Mandatory}{FG302}{}{Visión Cristiana de nuestro tiempo}{3}{3}{3}{}{3}{9}{}{FG141}{}{}{}{FG}%UJPII">
            <text:p>\course{7}{Mandatory}{FG302}{}{Visión Cristiana de nuestro tiempo}{3}{3}{3}{}{3}{9}{}{FG141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176]=&quot;&quot;;[$MallaSPC.C176]=&quot;&quot;;[$MallaSPC.F176]=&quot;&quot;);&quot;%&quot;;&quot;&quot;)">
            <text:p/>
          </table:table-cell>
          <table:table-cell table:style-name="ce5" table:formula="of:=IF([.A174]=&quot;%&quot;;&quot;&quot;;IF([$MallaSPC.F176]=&quot;E&quot;;[.$B$1];IF([$MallaSPC.F176]=&quot;O&quot;;[.$C$1];&quot;&quot;)))" office:value-type="string" office:string-value="Mandatory">
            <text:p>Mandatory</text:p>
          </table:table-cell>
          <table:table-cell table:style-name="ce5" table:formula="of:=IF([.A174]=&quot;%&quot;;&quot;&quot;;&quot;\&quot;&amp;[.$D$1]&amp;&quot;{&quot;&amp;[$MallaSPC.B176]&amp;&quot;}{&quot;&amp;[.B174]&amp;&quot;}{&quot;&amp;[$MallaSPC.C176]&amp;&quot;}{&quot;&amp;[$MallaSPC.D176]&amp;&quot;}{&quot;&amp;[$MallaSPC.E176]&amp;&quot;}{&quot;&amp;[$MallaSPC.G176]&amp;&quot;}{&quot;&amp;[$MallaSPC.H176]&amp;&quot;}{&quot;&amp;[$MallaSPC.I176]&amp;&quot;}{&quot;&amp;[$MallaSPC.J176]&amp;&quot;}{&quot;&amp;[$MallaSPC.K176]&amp;&quot;}{&quot;&amp;[$MallaSPC.L176]&amp;&quot;}{&quot;&amp;[$MallaSPC.M176]&amp;&quot;}{&quot;&amp;[$MallaSPC.N176]&amp;&quot;}{&quot;&amp;[$MallaSPC.O176]&amp;&quot;}{&quot;&amp;[$MallaSPC.P176]&amp;&quot;}{&quot;&amp;[$MallaSPC.Q176]&amp;&quot;}{&quot;&amp;[$MallaSPC.R176]&amp;&quot;}%&quot;&amp;[$MallaSPC.S176]&amp;[$MallaSPC.T176]&amp;[$MallaSPC.U176]&amp;[MallaSPC.V176]&amp;[MallaSPC.W176]&amp;[MallaSPC.X176]&amp;[MallaSPC.Y176]&amp;[MallaSPC.Z176]&amp;[MallaSPC.AA176]&amp;[MallaSPC.AB176]&amp;[MallaSPC.AC176])" office:value-type="string" office:string-value="\course{7}{Mandatory}{FG350}{}{Liderazgo y Desarrollo Personal}{3}{3}{3}{}{3}{9}{}{}{}{}{}{FG}%CR">
            <text:p>\course{7}{Mandatory}{FG350}{}{Liderazgo y Desarrollo Personal}{3}{3}{3}{}{3}{9}{}{}{}{}{}{FG}%CR</text:p>
          </table:table-cell>
          <table:table-cell table:number-columns-repeated="1021"/>
        </table:table-row>
        <table:table-row table:style-name="ro2">
          <table:table-cell table:style-name="ce5" table:formula="of:=IF(OR([$MallaSPC.B177]=&quot;&quot;;[$MallaSPC.C177]=&quot;&quot;;[$MallaSPC.F177]=&quot;&quot;);&quot;%&quot;;&quot;&quot;)">
            <text:p/>
          </table:table-cell>
          <table:table-cell table:style-name="ce5" table:formula="of:=IF([.A175]=&quot;%&quot;;&quot;&quot;;IF([$MallaSPC.F177]=&quot;E&quot;;[.$B$1];IF([$MallaSPC.F177]=&quot;O&quot;;[.$C$1];&quot;&quot;)))" office:value-type="string" office:string-value="Mandatory">
            <text:p>Mandatory</text:p>
          </table:table-cell>
          <table:table-cell table:style-name="ce5" table:formula="of:=IF([.A175]=&quot;%&quot;;&quot;&quot;;&quot;\&quot;&amp;[.$D$1]&amp;&quot;{&quot;&amp;[$MallaSPC.B177]&amp;&quot;}{&quot;&amp;[.B175]&amp;&quot;}{&quot;&amp;[$MallaSPC.C177]&amp;&quot;}{&quot;&amp;[$MallaSPC.D177]&amp;&quot;}{&quot;&amp;[$MallaSPC.E177]&amp;&quot;}{&quot;&amp;[$MallaSPC.G177]&amp;&quot;}{&quot;&amp;[$MallaSPC.H177]&amp;&quot;}{&quot;&amp;[$MallaSPC.I177]&amp;&quot;}{&quot;&amp;[$MallaSPC.J177]&amp;&quot;}{&quot;&amp;[$MallaSPC.K177]&amp;&quot;}{&quot;&amp;[$MallaSPC.L177]&amp;&quot;}{&quot;&amp;[$MallaSPC.M177]&amp;&quot;}{&quot;&amp;[$MallaSPC.N177]&amp;&quot;}{&quot;&amp;[$MallaSPC.O177]&amp;&quot;}{&quot;&amp;[$MallaSPC.P177]&amp;&quot;}{&quot;&amp;[$MallaSPC.Q177]&amp;&quot;}{&quot;&amp;[$MallaSPC.R177]&amp;&quot;}%&quot;&amp;[$MallaSPC.S177]&amp;[$MallaSPC.T177]&amp;[$MallaSPC.U177]&amp;[MallaSPC.V177]&amp;[MallaSPC.W177]&amp;[MallaSPC.X177]&amp;[MallaSPC.Y177]&amp;[MallaSPC.Z177]&amp;[MallaSPC.AA177]&amp;[MallaSPC.AB177]&amp;[MallaSPC.AC177])" office:value-type="string" office:string-value="\course{7}{Mandatory}{FG204A}{}{Teología II}{2}{1}{2}{}{}{3}{}{FG204,FG210}{}{}{}{FG}%UCSP">
            <text:p>\course{7}{Mandatory}{FG204A}{}{Teología II}{2}{1}{2}{}{}{3}{}{FG204,FG210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78]=&quot;&quot;;[$MallaSPC.C178]=&quot;&quot;;[$MallaSPC.F178]=&quot;&quot;);&quot;%&quot;;&quot;&quot;)">
            <text:p/>
          </table:table-cell>
          <table:table-cell table:style-name="ce5" table:formula="of:=IF([.A176]=&quot;%&quot;;&quot;&quot;;IF([$MallaSPC.F178]=&quot;E&quot;;[.$B$1];IF([$MallaSPC.F178]=&quot;O&quot;;[.$C$1];&quot;&quot;)))" office:value-type="string" office:string-value="Mandatory">
            <text:p>Mandatory</text:p>
          </table:table-cell>
          <table:table-cell table:style-name="ce5" table:formula="of:=IF([.A176]=&quot;%&quot;;&quot;&quot;;&quot;\&quot;&amp;[.$D$1]&amp;&quot;{&quot;&amp;[$MallaSPC.B178]&amp;&quot;}{&quot;&amp;[.B176]&amp;&quot;}{&quot;&amp;[$MallaSPC.C178]&amp;&quot;}{&quot;&amp;[$MallaSPC.D178]&amp;&quot;}{&quot;&amp;[$MallaSPC.E178]&amp;&quot;}{&quot;&amp;[$MallaSPC.G178]&amp;&quot;}{&quot;&amp;[$MallaSPC.H178]&amp;&quot;}{&quot;&amp;[$MallaSPC.I178]&amp;&quot;}{&quot;&amp;[$MallaSPC.J178]&amp;&quot;}{&quot;&amp;[$MallaSPC.K178]&amp;&quot;}{&quot;&amp;[$MallaSPC.L178]&amp;&quot;}{&quot;&amp;[$MallaSPC.M178]&amp;&quot;}{&quot;&amp;[$MallaSPC.N178]&amp;&quot;}{&quot;&amp;[$MallaSPC.O178]&amp;&quot;}{&quot;&amp;[$MallaSPC.P178]&amp;&quot;}{&quot;&amp;[$MallaSPC.Q178]&amp;&quot;}{&quot;&amp;[$MallaSPC.R178]&amp;&quot;}%&quot;&amp;[$MallaSPC.S178]&amp;[$MallaSPC.T178]&amp;[$MallaSPC.U178]&amp;[MallaSPC.V178]&amp;[MallaSPC.W178]&amp;[MallaSPC.X178]&amp;[MallaSPC.Y178]&amp;[MallaSPC.Z178]&amp;[MallaSPC.AA178]&amp;[MallaSPC.AB178]&amp;[MallaSPC.AC178])" office:value-type="string" office:string-value="\course{7}{Mandatory}{FG121}{}{Economía}{3}{3}{}{}{}{3}{}{}{}{}{}{FG}%">
            <text:p>\course{7}{Mandatory}{FG121}{}{Economía}{3}{3}{}{}{}{3}{}{}{}{}{}{FG}%</text:p>
          </table:table-cell>
          <table:table-cell table:number-columns-repeated="1021"/>
        </table:table-row>
        <table:table-row table:style-name="ro2">
          <table:table-cell table:style-name="ce5" table:formula="of:=IF(OR([$MallaSPC.B179]=&quot;&quot;;[$MallaSPC.C179]=&quot;&quot;;[$MallaSPC.F179]=&quot;&quot;);&quot;%&quot;;&quot;&quot;)">
            <text:p/>
          </table:table-cell>
          <table:table-cell table:style-name="ce5" table:formula="of:=IF([.A177]=&quot;%&quot;;&quot;&quot;;IF([$MallaSPC.F179]=&quot;E&quot;;[.$B$1];IF([$MallaSPC.F179]=&quot;O&quot;;[.$C$1];&quot;&quot;)))" office:value-type="string" office:string-value="Mandatory">
            <text:p>Mandatory</text:p>
          </table:table-cell>
          <table:table-cell table:style-name="ce5" table:formula="of:=IF([.A177]=&quot;%&quot;;&quot;&quot;;&quot;\&quot;&amp;[.$D$1]&amp;&quot;{&quot;&amp;[$MallaSPC.B179]&amp;&quot;}{&quot;&amp;[.B177]&amp;&quot;}{&quot;&amp;[$MallaSPC.C179]&amp;&quot;}{&quot;&amp;[$MallaSPC.D179]&amp;&quot;}{&quot;&amp;[$MallaSPC.E179]&amp;&quot;}{&quot;&amp;[$MallaSPC.G179]&amp;&quot;}{&quot;&amp;[$MallaSPC.H179]&amp;&quot;}{&quot;&amp;[$MallaSPC.I179]&amp;&quot;}{&quot;&amp;[$MallaSPC.J179]&amp;&quot;}{&quot;&amp;[$MallaSPC.K179]&amp;&quot;}{&quot;&amp;[$MallaSPC.L179]&amp;&quot;}{&quot;&amp;[$MallaSPC.M179]&amp;&quot;}{&quot;&amp;[$MallaSPC.N179]&amp;&quot;}{&quot;&amp;[$MallaSPC.O179]&amp;&quot;}{&quot;&amp;[$MallaSPC.P179]&amp;&quot;}{&quot;&amp;[$MallaSPC.Q179]&amp;&quot;}{&quot;&amp;[$MallaSPC.R179]&amp;&quot;}%&quot;&amp;[$MallaSPC.S179]&amp;[$MallaSPC.T179]&amp;[$MallaSPC.U179]&amp;[MallaSPC.V179]&amp;[MallaSPC.W179]&amp;[MallaSPC.X179]&amp;[MallaSPC.Y179]&amp;[MallaSPC.Z179]&amp;[MallaSPC.AA179]&amp;[MallaSPC.AB179]&amp;[MallaSPC.AC179])" office:value-type="string" office:string-value="\course{7}{Mandatory}{FG110}{}{Economía Digital}{3}{}{}{}{}{0}{}{}{}{}{}{}%USGP">
            <text:p>\course{7}{Mandatory}{FG110}{}{Economía Digital}{3}{}{}{}{}{0}{}{}{}{}{}{}%USGP</text:p>
          </table:table-cell>
          <table:table-cell table:number-columns-repeated="1021"/>
        </table:table-row>
        <table:table-row table:style-name="ro2">
          <table:table-cell table:style-name="ce5" table:formula="of:=IF(OR([$MallaSPC.B180]=&quot;&quot;;[$MallaSPC.C180]=&quot;&quot;;[$MallaSPC.F180]=&quot;&quot;);&quot;%&quot;;&quot;&quot;)" office:value-type="string" office:string-value="%">
            <text:p>%</text:p>
          </table:table-cell>
          <table:table-cell table:style-name="ce5" table:formula="of:=IF([.A178]=&quot;%&quot;;&quot;&quot;;IF([$MallaSPC.F180]=&quot;E&quot;;[.$B$1];IF([$MallaSPC.F180]=&quot;O&quot;;[.$C$1];&quot;&quot;)))">
            <text:p/>
          </table:table-cell>
          <table:table-cell table:style-name="ce5" table:formula="of:=IF([.A178]=&quot;%&quot;;&quot;&quot;;&quot;\&quot;&amp;[.$D$1]&amp;&quot;{&quot;&amp;[$MallaSPC.B180]&amp;&quot;}{&quot;&amp;[.B178]&amp;&quot;}{&quot;&amp;[$MallaSPC.C180]&amp;&quot;}{&quot;&amp;[$MallaSPC.D180]&amp;&quot;}{&quot;&amp;[$MallaSPC.E180]&amp;&quot;}{&quot;&amp;[$MallaSPC.G180]&amp;&quot;}{&quot;&amp;[$MallaSPC.H180]&amp;&quot;}{&quot;&amp;[$MallaSPC.I180]&amp;&quot;}{&quot;&amp;[$MallaSPC.J180]&amp;&quot;}{&quot;&amp;[$MallaSPC.K180]&amp;&quot;}{&quot;&amp;[$MallaSPC.L180]&amp;&quot;}{&quot;&amp;[$MallaSPC.M180]&amp;&quot;}{&quot;&amp;[$MallaSPC.N180]&amp;&quot;}{&quot;&amp;[$MallaSPC.O180]&amp;&quot;}{&quot;&amp;[$MallaSPC.P180]&amp;&quot;}{&quot;&amp;[$MallaSPC.Q180]&amp;&quot;}{&quot;&amp;[$MallaSPC.R180]&amp;&quot;}%&quot;&amp;[$MallaSPC.S180]&amp;[$MallaSPC.T180]&amp;[$MallaSPC.U180]&amp;[MallaSPC.V180]&amp;[MallaSPC.W180]&amp;[MallaSPC.X180]&amp;[MallaSPC.Y180]&amp;[MallaSPC.Z180]&amp;[MallaSPC.AA180]&amp;[MallaSPC.AB180]&amp;[MallaSPC.AC18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81]=&quot;&quot;;[$MallaSPC.C181]=&quot;&quot;;[$MallaSPC.F181]=&quot;&quot;);&quot;%&quot;;&quot;&quot;)" office:value-type="string" office:string-value="%">
            <text:p>%</text:p>
          </table:table-cell>
          <table:table-cell table:style-name="ce5" table:formula="of:=IF([.A179]=&quot;%&quot;;&quot;&quot;;IF([$MallaSPC.F181]=&quot;E&quot;;[.$B$1];IF([$MallaSPC.F181]=&quot;O&quot;;[.$C$1];&quot;&quot;)))">
            <text:p/>
          </table:table-cell>
          <table:table-cell table:style-name="ce5" table:formula="of:=IF([.A179]=&quot;%&quot;;&quot;&quot;;&quot;\&quot;&amp;[.$D$1]&amp;&quot;{&quot;&amp;[$MallaSPC.B181]&amp;&quot;}{&quot;&amp;[.B179]&amp;&quot;}{&quot;&amp;[$MallaSPC.C181]&amp;&quot;}{&quot;&amp;[$MallaSPC.D181]&amp;&quot;}{&quot;&amp;[$MallaSPC.E181]&amp;&quot;}{&quot;&amp;[$MallaSPC.G181]&amp;&quot;}{&quot;&amp;[$MallaSPC.H181]&amp;&quot;}{&quot;&amp;[$MallaSPC.I181]&amp;&quot;}{&quot;&amp;[$MallaSPC.J181]&amp;&quot;}{&quot;&amp;[$MallaSPC.K181]&amp;&quot;}{&quot;&amp;[$MallaSPC.L181]&amp;&quot;}{&quot;&amp;[$MallaSPC.M181]&amp;&quot;}{&quot;&amp;[$MallaSPC.N181]&amp;&quot;}{&quot;&amp;[$MallaSPC.O181]&amp;&quot;}{&quot;&amp;[$MallaSPC.P181]&amp;&quot;}{&quot;&amp;[$MallaSPC.Q181]&amp;&quot;}{&quot;&amp;[$MallaSPC.R181]&amp;&quot;}%&quot;&amp;[$MallaSPC.S181]&amp;[$MallaSPC.T181]&amp;[$MallaSPC.U181]&amp;[MallaSPC.V181]&amp;[MallaSPC.W181]&amp;[MallaSPC.X181]&amp;[MallaSPC.Y181]&amp;[MallaSPC.Z181]&amp;[MallaSPC.AA181]&amp;[MallaSPC.AB181]&amp;[MallaSPC.AC18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82]=&quot;&quot;;[$MallaSPC.C182]=&quot;&quot;;[$MallaSPC.F182]=&quot;&quot;);&quot;%&quot;;&quot;&quot;)" office:value-type="string" office:string-value="%">
            <text:p>%</text:p>
          </table:table-cell>
          <table:table-cell table:style-name="ce5" table:formula="of:=IF([.A180]=&quot;%&quot;;&quot;&quot;;IF([$MallaSPC.F182]=&quot;E&quot;;[.$B$1];IF([$MallaSPC.F182]=&quot;O&quot;;[.$C$1];&quot;&quot;)))">
            <text:p/>
          </table:table-cell>
          <table:table-cell table:style-name="ce5" table:formula="of:=IF([.A180]=&quot;%&quot;;&quot;&quot;;&quot;\&quot;&amp;[.$D$1]&amp;&quot;{&quot;&amp;[$MallaSPC.B182]&amp;&quot;}{&quot;&amp;[.B180]&amp;&quot;}{&quot;&amp;[$MallaSPC.C182]&amp;&quot;}{&quot;&amp;[$MallaSPC.D182]&amp;&quot;}{&quot;&amp;[$MallaSPC.E182]&amp;&quot;}{&quot;&amp;[$MallaSPC.G182]&amp;&quot;}{&quot;&amp;[$MallaSPC.H182]&amp;&quot;}{&quot;&amp;[$MallaSPC.I182]&amp;&quot;}{&quot;&amp;[$MallaSPC.J182]&amp;&quot;}{&quot;&amp;[$MallaSPC.K182]&amp;&quot;}{&quot;&amp;[$MallaSPC.L182]&amp;&quot;}{&quot;&amp;[$MallaSPC.M182]&amp;&quot;}{&quot;&amp;[$MallaSPC.N182]&amp;&quot;}{&quot;&amp;[$MallaSPC.O182]&amp;&quot;}{&quot;&amp;[$MallaSPC.P182]&amp;&quot;}{&quot;&amp;[$MallaSPC.Q182]&amp;&quot;}{&quot;&amp;[$MallaSPC.R182]&amp;&quot;}%&quot;&amp;[$MallaSPC.S182]&amp;[$MallaSPC.T182]&amp;[$MallaSPC.U182]&amp;[MallaSPC.V182]&amp;[MallaSPC.W182]&amp;[MallaSPC.X182]&amp;[MallaSPC.Y182]&amp;[MallaSPC.Z182]&amp;[MallaSPC.AA182]&amp;[MallaSPC.AB182]&amp;[MallaSPC.AC18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83]=&quot;&quot;;[$MallaSPC.C183]=&quot;&quot;;[$MallaSPC.F183]=&quot;&quot;);&quot;%&quot;;&quot;&quot;)" office:value-type="string" office:string-value="%">
            <text:p>%</text:p>
          </table:table-cell>
          <table:table-cell table:style-name="ce5" table:formula="of:=IF([.A181]=&quot;%&quot;;&quot;&quot;;IF([$MallaSPC.F183]=&quot;E&quot;;[.$B$1];IF([$MallaSPC.F183]=&quot;O&quot;;[.$C$1];&quot;&quot;)))">
            <text:p/>
          </table:table-cell>
          <table:table-cell table:style-name="ce5" table:formula="of:=IF([.A181]=&quot;%&quot;;&quot;&quot;;&quot;\&quot;&amp;[.$D$1]&amp;&quot;{&quot;&amp;[$MallaSPC.B183]&amp;&quot;}{&quot;&amp;[.B181]&amp;&quot;}{&quot;&amp;[$MallaSPC.C183]&amp;&quot;}{&quot;&amp;[$MallaSPC.D183]&amp;&quot;}{&quot;&amp;[$MallaSPC.E183]&amp;&quot;}{&quot;&amp;[$MallaSPC.G183]&amp;&quot;}{&quot;&amp;[$MallaSPC.H183]&amp;&quot;}{&quot;&amp;[$MallaSPC.I183]&amp;&quot;}{&quot;&amp;[$MallaSPC.J183]&amp;&quot;}{&quot;&amp;[$MallaSPC.K183]&amp;&quot;}{&quot;&amp;[$MallaSPC.L183]&amp;&quot;}{&quot;&amp;[$MallaSPC.M183]&amp;&quot;}{&quot;&amp;[$MallaSPC.N183]&amp;&quot;}{&quot;&amp;[$MallaSPC.O183]&amp;&quot;}{&quot;&amp;[$MallaSPC.P183]&amp;&quot;}{&quot;&amp;[$MallaSPC.Q183]&amp;&quot;}{&quot;&amp;[$MallaSPC.R183]&amp;&quot;}%&quot;&amp;[$MallaSPC.S183]&amp;[$MallaSPC.T183]&amp;[$MallaSPC.U183]&amp;[MallaSPC.V183]&amp;[MallaSPC.W183]&amp;[MallaSPC.X183]&amp;[MallaSPC.Y183]&amp;[MallaSPC.Z183]&amp;[MallaSPC.AA183]&amp;[MallaSPC.AB183]&amp;[MallaSPC.AC18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184]=&quot;&quot;;[$MallaSPC.C184]=&quot;&quot;;[$MallaSPC.F184]=&quot;&quot;);&quot;%&quot;;&quot;&quot;)">
            <text:p/>
          </table:table-cell>
          <table:table-cell table:style-name="ce5" table:formula="of:=IF([.A182]=&quot;%&quot;;&quot;&quot;;IF([$MallaSPC.F184]=&quot;E&quot;;[.$B$1];IF([$MallaSPC.F184]=&quot;O&quot;;[.$C$1];&quot;&quot;)))" office:value-type="string" office:string-value="Elective">
            <text:p>Elective</text:p>
          </table:table-cell>
          <table:table-cell table:style-name="ce5" table:formula="of:=IF([.A182]=&quot;%&quot;;&quot;&quot;;&quot;\&quot;&amp;[.$D$1]&amp;&quot;{&quot;&amp;[$MallaSPC.B184]&amp;&quot;}{&quot;&amp;[.B182]&amp;&quot;}{&quot;&amp;[$MallaSPC.C184]&amp;&quot;}{&quot;&amp;[$MallaSPC.D184]&amp;&quot;}{&quot;&amp;[$MallaSPC.E184]&amp;&quot;}{&quot;&amp;[$MallaSPC.G184]&amp;&quot;}{&quot;&amp;[$MallaSPC.H184]&amp;&quot;}{&quot;&amp;[$MallaSPC.I184]&amp;&quot;}{&quot;&amp;[$MallaSPC.J184]&amp;&quot;}{&quot;&amp;[$MallaSPC.K184]&amp;&quot;}{&quot;&amp;[$MallaSPC.L184]&amp;&quot;}{&quot;&amp;[$MallaSPC.M184]&amp;&quot;}{&quot;&amp;[$MallaSPC.N184]&amp;&quot;}{&quot;&amp;[$MallaSPC.O184]&amp;&quot;}{&quot;&amp;[$MallaSPC.P184]&amp;&quot;}{&quot;&amp;[$MallaSPC.Q184]&amp;&quot;}{&quot;&amp;[$MallaSPC.R184]&amp;&quot;}%&quot;&amp;[$MallaSPC.S184]&amp;[$MallaSPC.T184]&amp;[$MallaSPC.U184]&amp;[MallaSPC.V184]&amp;[MallaSPC.W184]&amp;[MallaSPC.X184]&amp;[MallaSPC.Y184]&amp;[MallaSPC.Z184]&amp;[MallaSPC.AA184]&amp;[MallaSPC.AB184]&amp;[MallaSPC.AC184])" office:value-type="string" office:string-value="\course{8}{Elective}{CS369}{}{Computación Evolutiva}{3}{2}{}{2}{2}{4}{Advanced}{CS315}{}{}{G1}{CS}%">
            <text:p>\course{8}{Elective}{CS369}{}{Computación Evolutiva}{3}{2}{}{2}{2}{4}{Advanced}{CS315}{}{}{G1}{CS}%</text:p>
          </table:table-cell>
          <table:table-cell table:number-columns-repeated="1021"/>
        </table:table-row>
        <table:table-row table:style-name="ro2">
          <table:table-cell table:style-name="ce5" table:formula="of:=IF(OR([$MallaSPC.B185]=&quot;&quot;;[$MallaSPC.C185]=&quot;&quot;;[$MallaSPC.F185]=&quot;&quot;);&quot;%&quot;;&quot;&quot;)">
            <text:p/>
          </table:table-cell>
          <table:table-cell table:style-name="ce5" table:formula="of:=IF([.A183]=&quot;%&quot;;&quot;&quot;;IF([$MallaSPC.F185]=&quot;E&quot;;[.$B$1];IF([$MallaSPC.F185]=&quot;O&quot;;[.$C$1];&quot;&quot;)))" office:value-type="string" office:string-value="Mandatory">
            <text:p>Mandatory</text:p>
          </table:table-cell>
          <table:table-cell table:style-name="ce5" table:formula="of:=IF([.A183]=&quot;%&quot;;&quot;&quot;;&quot;\&quot;&amp;[.$D$1]&amp;&quot;{&quot;&amp;[$MallaSPC.B185]&amp;&quot;}{&quot;&amp;[.B183]&amp;&quot;}{&quot;&amp;[$MallaSPC.C185]&amp;&quot;}{&quot;&amp;[$MallaSPC.D185]&amp;&quot;}{&quot;&amp;[$MallaSPC.E185]&amp;&quot;}{&quot;&amp;[$MallaSPC.G185]&amp;&quot;}{&quot;&amp;[$MallaSPC.H185]&amp;&quot;}{&quot;&amp;[$MallaSPC.I185]&amp;&quot;}{&quot;&amp;[$MallaSPC.J185]&amp;&quot;}{&quot;&amp;[$MallaSPC.K185]&amp;&quot;}{&quot;&amp;[$MallaSPC.L185]&amp;&quot;}{&quot;&amp;[$MallaSPC.M185]&amp;&quot;}{&quot;&amp;[$MallaSPC.N185]&amp;&quot;}{&quot;&amp;[$MallaSPC.O185]&amp;&quot;}{&quot;&amp;[$MallaSPC.P185]&amp;&quot;}{&quot;&amp;[$MallaSPC.Q185]&amp;&quot;}{&quot;&amp;[$MallaSPC.R185]&amp;&quot;}%&quot;&amp;[$MallaSPC.S185]&amp;[$MallaSPC.T185]&amp;[$MallaSPC.U185]&amp;[MallaSPC.V185]&amp;[MallaSPC.W185]&amp;[MallaSPC.X185]&amp;[MallaSPC.Y185]&amp;[MallaSPC.Z185]&amp;[MallaSPC.AA185]&amp;[MallaSPC.AB185]&amp;[MallaSPC.AC185])" office:value-type="string" office:string-value="\course{8}{Mandatory}{CS240S}{}{Compiladores}{4}{2}{2}{2}{2}{6}{Advanced}{CS343}{}{}{}{CS}%SPC,UNI,UCSP">
            <text:p>\course{8}{Mandatory}{CS240S}{}{Compiladores}{4}{2}{2}{2}{2}{6}{Advanced}{CS343}{}{}{}{CS}%SPC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186]=&quot;&quot;;[$MallaSPC.C186]=&quot;&quot;;[$MallaSPC.F186]=&quot;&quot;);&quot;%&quot;;&quot;&quot;)">
            <text:p/>
          </table:table-cell>
          <table:table-cell table:style-name="ce5" table:formula="of:=IF([.A184]=&quot;%&quot;;&quot;&quot;;IF([$MallaSPC.F186]=&quot;E&quot;;[.$B$1];IF([$MallaSPC.F186]=&quot;O&quot;;[.$C$1];&quot;&quot;)))" office:value-type="string" office:string-value="Mandatory">
            <text:p>Mandatory</text:p>
          </table:table-cell>
          <table:table-cell table:style-name="ce5" table:formula="of:=IF([.A184]=&quot;%&quot;;&quot;&quot;;&quot;\&quot;&amp;[.$D$1]&amp;&quot;{&quot;&amp;[$MallaSPC.B186]&amp;&quot;}{&quot;&amp;[.B184]&amp;&quot;}{&quot;&amp;[$MallaSPC.C186]&amp;&quot;}{&quot;&amp;[$MallaSPC.D186]&amp;&quot;}{&quot;&amp;[$MallaSPC.E186]&amp;&quot;}{&quot;&amp;[$MallaSPC.G186]&amp;&quot;}{&quot;&amp;[$MallaSPC.H186]&amp;&quot;}{&quot;&amp;[$MallaSPC.I186]&amp;&quot;}{&quot;&amp;[$MallaSPC.J186]&amp;&quot;}{&quot;&amp;[$MallaSPC.K186]&amp;&quot;}{&quot;&amp;[$MallaSPC.L186]&amp;&quot;}{&quot;&amp;[$MallaSPC.M186]&amp;&quot;}{&quot;&amp;[$MallaSPC.N186]&amp;&quot;}{&quot;&amp;[$MallaSPC.O186]&amp;&quot;}{&quot;&amp;[$MallaSPC.P186]&amp;&quot;}{&quot;&amp;[$MallaSPC.Q186]&amp;&quot;}{&quot;&amp;[$MallaSPC.R186]&amp;&quot;}%&quot;&amp;[$MallaSPC.S186]&amp;[$MallaSPC.T186]&amp;[$MallaSPC.U186]&amp;[MallaSPC.V186]&amp;[MallaSPC.W186]&amp;[MallaSPC.X186]&amp;[MallaSPC.Y186]&amp;[MallaSPC.Z186]&amp;[MallaSPC.AA186]&amp;[MallaSPC.AB186]&amp;[MallaSPC.AC186])" office:value-type="string" office:string-value="\course{8}{Mandatory}{CS240S}{}{Compiladores}{3}{4}{2}{}{3}{9}{Advanced}{CS343}{}{}{}{CS}%CR">
            <text:p>\course{8}{Mandatory}{CS240S}{}{Compiladores}{3}{4}{2}{}{3}{9}{Advanced}{CS343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87]=&quot;&quot;;[$MallaSPC.C187]=&quot;&quot;;[$MallaSPC.F187]=&quot;&quot;);&quot;%&quot;;&quot;&quot;)">
            <text:p/>
          </table:table-cell>
          <table:table-cell table:style-name="ce5" table:formula="of:=IF([.A185]=&quot;%&quot;;&quot;&quot;;IF([$MallaSPC.F187]=&quot;E&quot;;[.$B$1];IF([$MallaSPC.F187]=&quot;O&quot;;[.$C$1];&quot;&quot;)))" office:value-type="string" office:string-value="Mandatory">
            <text:p>Mandatory</text:p>
          </table:table-cell>
          <table:table-cell table:style-name="ce5" table:formula="of:=IF([.A185]=&quot;%&quot;;&quot;&quot;;&quot;\&quot;&amp;[.$D$1]&amp;&quot;{&quot;&amp;[$MallaSPC.B187]&amp;&quot;}{&quot;&amp;[.B185]&amp;&quot;}{&quot;&amp;[$MallaSPC.C187]&amp;&quot;}{&quot;&amp;[$MallaSPC.D187]&amp;&quot;}{&quot;&amp;[$MallaSPC.E187]&amp;&quot;}{&quot;&amp;[$MallaSPC.G187]&amp;&quot;}{&quot;&amp;[$MallaSPC.H187]&amp;&quot;}{&quot;&amp;[$MallaSPC.I187]&amp;&quot;}{&quot;&amp;[$MallaSPC.J187]&amp;&quot;}{&quot;&amp;[$MallaSPC.K187]&amp;&quot;}{&quot;&amp;[$MallaSPC.L187]&amp;&quot;}{&quot;&amp;[$MallaSPC.M187]&amp;&quot;}{&quot;&amp;[$MallaSPC.N187]&amp;&quot;}{&quot;&amp;[$MallaSPC.O187]&amp;&quot;}{&quot;&amp;[$MallaSPC.P187]&amp;&quot;}{&quot;&amp;[$MallaSPC.Q187]&amp;&quot;}{&quot;&amp;[$MallaSPC.R187]&amp;&quot;}%&quot;&amp;[$MallaSPC.S187]&amp;[$MallaSPC.T187]&amp;[$MallaSPC.U187]&amp;[MallaSPC.V187]&amp;[MallaSPC.W187]&amp;[MallaSPC.X187]&amp;[MallaSPC.Y187]&amp;[MallaSPC.Z187]&amp;[MallaSPC.AA187]&amp;[MallaSPC.AB187]&amp;[MallaSPC.AC187])" office:value-type="string" office:string-value="\course{8}{Mandatory}{CS402}{}{Proyecto II}{3}{2}{2}{}{}{4}{}{CS401}{}{}{}{CS,SE,IS}%SPC,UCSP">
            <text:p>\course{8}{Mandatory}{CS402}{}{Proyecto II}{3}{2}{2}{}{}{4}{}{CS401}{}{}{}{CS,SE,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88]=&quot;&quot;;[$MallaSPC.C188]=&quot;&quot;;[$MallaSPC.F188]=&quot;&quot;);&quot;%&quot;;&quot;&quot;)">
            <text:p/>
          </table:table-cell>
          <table:table-cell table:style-name="ce5" table:formula="of:=IF([.A186]=&quot;%&quot;;&quot;&quot;;IF([$MallaSPC.F188]=&quot;E&quot;;[.$B$1];IF([$MallaSPC.F188]=&quot;O&quot;;[.$C$1];&quot;&quot;)))" office:value-type="string" office:string-value="Mandatory">
            <text:p>Mandatory</text:p>
          </table:table-cell>
          <table:table-cell table:style-name="ce5" table:formula="of:=IF([.A186]=&quot;%&quot;;&quot;&quot;;&quot;\&quot;&amp;[.$D$1]&amp;&quot;{&quot;&amp;[$MallaSPC.B188]&amp;&quot;}{&quot;&amp;[.B186]&amp;&quot;}{&quot;&amp;[$MallaSPC.C188]&amp;&quot;}{&quot;&amp;[$MallaSPC.D188]&amp;&quot;}{&quot;&amp;[$MallaSPC.E188]&amp;&quot;}{&quot;&amp;[$MallaSPC.G188]&amp;&quot;}{&quot;&amp;[$MallaSPC.H188]&amp;&quot;}{&quot;&amp;[$MallaSPC.I188]&amp;&quot;}{&quot;&amp;[$MallaSPC.J188]&amp;&quot;}{&quot;&amp;[$MallaSPC.K188]&amp;&quot;}{&quot;&amp;[$MallaSPC.L188]&amp;&quot;}{&quot;&amp;[$MallaSPC.M188]&amp;&quot;}{&quot;&amp;[$MallaSPC.N188]&amp;&quot;}{&quot;&amp;[$MallaSPC.O188]&amp;&quot;}{&quot;&amp;[$MallaSPC.P188]&amp;&quot;}{&quot;&amp;[$MallaSPC.Q188]&amp;&quot;}{&quot;&amp;[$MallaSPC.R188]&amp;&quot;}%&quot;&amp;[$MallaSPC.S188]&amp;[$MallaSPC.T188]&amp;[$MallaSPC.U188]&amp;[MallaSPC.V188]&amp;[MallaSPC.W188]&amp;[MallaSPC.X188]&amp;[MallaSPC.Y188]&amp;[MallaSPC.Z188]&amp;[MallaSPC.AA188]&amp;[MallaSPC.AB188]&amp;[MallaSPC.AC188])" office:value-type="string" office:string-value="\course{8}{Mandatory}{CS402}{}{Práctica Profesional}{4}{1}{11}{}{}{12}{}{CS401}{}{}{}{CS,SE,IS}%CR">
            <text:p>\course{8}{Mandatory}{CS402}{}{Práctica Profesional}{4}{1}{11}{}{}{12}{}{CS401}{}{}{}{CS,SE,IS}%CR</text:p>
          </table:table-cell>
          <table:table-cell table:number-columns-repeated="1021"/>
        </table:table-row>
        <table:table-row table:style-name="ro2">
          <table:table-cell table:style-name="ce5" table:formula="of:=IF(OR([$MallaSPC.B189]=&quot;&quot;;[$MallaSPC.C189]=&quot;&quot;;[$MallaSPC.F189]=&quot;&quot;);&quot;%&quot;;&quot;&quot;)">
            <text:p/>
          </table:table-cell>
          <table:table-cell table:style-name="ce5" table:formula="of:=IF([.A187]=&quot;%&quot;;&quot;&quot;;IF([$MallaSPC.F189]=&quot;E&quot;;[.$B$1];IF([$MallaSPC.F189]=&quot;O&quot;;[.$C$1];&quot;&quot;)))" office:value-type="string" office:string-value="Mandatory">
            <text:p>Mandatory</text:p>
          </table:table-cell>
          <table:table-cell table:style-name="ce5" table:formula="of:=IF([.A187]=&quot;%&quot;;&quot;&quot;;&quot;\&quot;&amp;[.$D$1]&amp;&quot;{&quot;&amp;[$MallaSPC.B189]&amp;&quot;}{&quot;&amp;[.B187]&amp;&quot;}{&quot;&amp;[$MallaSPC.C189]&amp;&quot;}{&quot;&amp;[$MallaSPC.D189]&amp;&quot;}{&quot;&amp;[$MallaSPC.E189]&amp;&quot;}{&quot;&amp;[$MallaSPC.G189]&amp;&quot;}{&quot;&amp;[$MallaSPC.H189]&amp;&quot;}{&quot;&amp;[$MallaSPC.I189]&amp;&quot;}{&quot;&amp;[$MallaSPC.J189]&amp;&quot;}{&quot;&amp;[$MallaSPC.K189]&amp;&quot;}{&quot;&amp;[$MallaSPC.L189]&amp;&quot;}{&quot;&amp;[$MallaSPC.M189]&amp;&quot;}{&quot;&amp;[$MallaSPC.N189]&amp;&quot;}{&quot;&amp;[$MallaSPC.O189]&amp;&quot;}{&quot;&amp;[$MallaSPC.P189]&amp;&quot;}{&quot;&amp;[$MallaSPC.Q189]&amp;&quot;}{&quot;&amp;[$MallaSPC.R189]&amp;&quot;}%&quot;&amp;[$MallaSPC.S189]&amp;[$MallaSPC.T189]&amp;[$MallaSPC.U189]&amp;[MallaSPC.V189]&amp;[MallaSPC.W189]&amp;[MallaSPC.X189]&amp;[MallaSPC.Y189]&amp;[MallaSPC.Z189]&amp;[MallaSPC.AA189]&amp;[MallaSPC.AB189]&amp;[MallaSPC.AC189])" office:value-type="string" office:string-value="\course{8}{Mandatory}{CS230W}{}{Computación Centrada en Redes}{3}{1}{2}{2}{2}{5}{Advanced}{CS225T,CS336}{}{}{}{CS,IT}%SPC,UCSP">
            <text:p>\course{8}{Mandatory}{CS230W}{}{Computación Centrada en Redes}{3}{1}{2}{2}{2}{5}{Advanced}{CS225T,CS336}{}{}{}{CS,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90]=&quot;&quot;;[$MallaSPC.C190]=&quot;&quot;;[$MallaSPC.F190]=&quot;&quot;);&quot;%&quot;;&quot;&quot;)">
            <text:p/>
          </table:table-cell>
          <table:table-cell table:style-name="ce5" table:formula="of:=IF([.A188]=&quot;%&quot;;&quot;&quot;;IF([$MallaSPC.F190]=&quot;E&quot;;[.$B$1];IF([$MallaSPC.F190]=&quot;O&quot;;[.$C$1];&quot;&quot;)))" office:value-type="string" office:string-value="Mandatory">
            <text:p>Mandatory</text:p>
          </table:table-cell>
          <table:table-cell table:style-name="ce5" table:formula="of:=IF([.A188]=&quot;%&quot;;&quot;&quot;;&quot;\&quot;&amp;[.$D$1]&amp;&quot;{&quot;&amp;[$MallaSPC.B190]&amp;&quot;}{&quot;&amp;[.B188]&amp;&quot;}{&quot;&amp;[$MallaSPC.C190]&amp;&quot;}{&quot;&amp;[$MallaSPC.D190]&amp;&quot;}{&quot;&amp;[$MallaSPC.E190]&amp;&quot;}{&quot;&amp;[$MallaSPC.G190]&amp;&quot;}{&quot;&amp;[$MallaSPC.H190]&amp;&quot;}{&quot;&amp;[$MallaSPC.I190]&amp;&quot;}{&quot;&amp;[$MallaSPC.J190]&amp;&quot;}{&quot;&amp;[$MallaSPC.K190]&amp;&quot;}{&quot;&amp;[$MallaSPC.L190]&amp;&quot;}{&quot;&amp;[$MallaSPC.M190]&amp;&quot;}{&quot;&amp;[$MallaSPC.N190]&amp;&quot;}{&quot;&amp;[$MallaSPC.O190]&amp;&quot;}{&quot;&amp;[$MallaSPC.P190]&amp;&quot;}{&quot;&amp;[$MallaSPC.Q190]&amp;&quot;}{&quot;&amp;[$MallaSPC.R190]&amp;&quot;}%&quot;&amp;[$MallaSPC.S190]&amp;[$MallaSPC.T190]&amp;[$MallaSPC.U190]&amp;[MallaSPC.V190]&amp;[MallaSPC.W190]&amp;[MallaSPC.X190]&amp;[MallaSPC.Y190]&amp;[MallaSPC.Z190]&amp;[MallaSPC.AA190]&amp;[MallaSPC.AB190]&amp;[MallaSPC.AC190])" office:value-type="string" office:string-value="\course{8}{Mandatory}{CS230W}{}{Computación Centrada en Redes}{3}{3}{3}{}{3}{9}{Advanced}{CS225T,CS336}{}{}{}{CS,IT}%CR">
            <text:p>\course{8}{Mandatory}{CS230W}{}{Computación Centrada en Redes}{3}{3}{3}{}{3}{9}{Advanced}{CS225T,CS336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191]=&quot;&quot;;[$MallaSPC.C191]=&quot;&quot;;[$MallaSPC.F191]=&quot;&quot;);&quot;%&quot;;&quot;&quot;)">
            <text:p/>
          </table:table-cell>
          <table:table-cell table:style-name="ce5" table:formula="of:=IF([.A189]=&quot;%&quot;;&quot;&quot;;IF([$MallaSPC.F191]=&quot;E&quot;;[.$B$1];IF([$MallaSPC.F191]=&quot;O&quot;;[.$C$1];&quot;&quot;)))" office:value-type="string" office:string-value="Mandatory">
            <text:p>Mandatory</text:p>
          </table:table-cell>
          <table:table-cell table:style-name="ce5" table:formula="of:=IF([.A189]=&quot;%&quot;;&quot;&quot;;&quot;\&quot;&amp;[.$D$1]&amp;&quot;{&quot;&amp;[$MallaSPC.B191]&amp;&quot;}{&quot;&amp;[.B189]&amp;&quot;}{&quot;&amp;[$MallaSPC.C191]&amp;&quot;}{&quot;&amp;[$MallaSPC.D191]&amp;&quot;}{&quot;&amp;[$MallaSPC.E191]&amp;&quot;}{&quot;&amp;[$MallaSPC.G191]&amp;&quot;}{&quot;&amp;[$MallaSPC.H191]&amp;&quot;}{&quot;&amp;[$MallaSPC.I191]&amp;&quot;}{&quot;&amp;[$MallaSPC.J191]&amp;&quot;}{&quot;&amp;[$MallaSPC.K191]&amp;&quot;}{&quot;&amp;[$MallaSPC.L191]&amp;&quot;}{&quot;&amp;[$MallaSPC.M191]&amp;&quot;}{&quot;&amp;[$MallaSPC.N191]&amp;&quot;}{&quot;&amp;[$MallaSPC.O191]&amp;&quot;}{&quot;&amp;[$MallaSPC.P191]&amp;&quot;}{&quot;&amp;[$MallaSPC.Q191]&amp;&quot;}{&quot;&amp;[$MallaSPC.R191]&amp;&quot;}%&quot;&amp;[$MallaSPC.S191]&amp;[$MallaSPC.T191]&amp;[$MallaSPC.U191]&amp;[MallaSPC.V191]&amp;[MallaSPC.W191]&amp;[MallaSPC.X191]&amp;[MallaSPC.Y191]&amp;[MallaSPC.Z191]&amp;[MallaSPC.AA191]&amp;[MallaSPC.AB191]&amp;[MallaSPC.AC191])" office:value-type="string" office:string-value="\course{8}{Mandatory}{CS255}{}{Computación Gráfica}{4}{2}{2}{2}{2}{6}{Advanced}{CS315,CB306,CB307}{}{}{}{CS}%SPC,UCSP">
            <text:p>\course{8}{Mandatory}{CS255}{}{Computación Gráfica}{4}{2}{2}{2}{2}{6}{Advanced}{CS315,CB306,CB307}{}{}{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92]=&quot;&quot;;[$MallaSPC.C192]=&quot;&quot;;[$MallaSPC.F192]=&quot;&quot;);&quot;%&quot;;&quot;&quot;)">
            <text:p/>
          </table:table-cell>
          <table:table-cell table:style-name="ce5" table:formula="of:=IF([.A190]=&quot;%&quot;;&quot;&quot;;IF([$MallaSPC.F192]=&quot;E&quot;;[.$B$1];IF([$MallaSPC.F192]=&quot;O&quot;;[.$C$1];&quot;&quot;)))" office:value-type="string" office:string-value="Mandatory">
            <text:p>Mandatory</text:p>
          </table:table-cell>
          <table:table-cell table:style-name="ce5" table:formula="of:=IF([.A190]=&quot;%&quot;;&quot;&quot;;&quot;\&quot;&amp;[.$D$1]&amp;&quot;{&quot;&amp;[$MallaSPC.B192]&amp;&quot;}{&quot;&amp;[.B190]&amp;&quot;}{&quot;&amp;[$MallaSPC.C192]&amp;&quot;}{&quot;&amp;[$MallaSPC.D192]&amp;&quot;}{&quot;&amp;[$MallaSPC.E192]&amp;&quot;}{&quot;&amp;[$MallaSPC.G192]&amp;&quot;}{&quot;&amp;[$MallaSPC.H192]&amp;&quot;}{&quot;&amp;[$MallaSPC.I192]&amp;&quot;}{&quot;&amp;[$MallaSPC.J192]&amp;&quot;}{&quot;&amp;[$MallaSPC.K192]&amp;&quot;}{&quot;&amp;[$MallaSPC.L192]&amp;&quot;}{&quot;&amp;[$MallaSPC.M192]&amp;&quot;}{&quot;&amp;[$MallaSPC.N192]&amp;&quot;}{&quot;&amp;[$MallaSPC.O192]&amp;&quot;}{&quot;&amp;[$MallaSPC.P192]&amp;&quot;}{&quot;&amp;[$MallaSPC.Q192]&amp;&quot;}{&quot;&amp;[$MallaSPC.R192]&amp;&quot;}%&quot;&amp;[$MallaSPC.S192]&amp;[$MallaSPC.T192]&amp;[$MallaSPC.U192]&amp;[MallaSPC.V192]&amp;[MallaSPC.W192]&amp;[MallaSPC.X192]&amp;[MallaSPC.Y192]&amp;[MallaSPC.Z192]&amp;[MallaSPC.AA192]&amp;[MallaSPC.AB192]&amp;[MallaSPC.AC192])" office:value-type="string" office:string-value="\course{8}{Mandatory}{CS255}{}{Computación Gráfica}{3}{4}{2}{}{3}{9}{Advanced}{CS315,CB306,CB307}{}{}{}{CS}%CR">
            <text:p>\course{8}{Mandatory}{CS255}{}{Computación Gráfica}{3}{4}{2}{}{3}{9}{Advanced}{CS315,CB306,CB307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93]=&quot;&quot;;[$MallaSPC.C193]=&quot;&quot;;[$MallaSPC.F193]=&quot;&quot;);&quot;%&quot;;&quot;&quot;)">
            <text:p/>
          </table:table-cell>
          <table:table-cell table:style-name="ce5" table:formula="of:=IF([.A191]=&quot;%&quot;;&quot;&quot;;IF([$MallaSPC.F193]=&quot;E&quot;;[.$B$1];IF([$MallaSPC.F193]=&quot;O&quot;;[.$C$1];&quot;&quot;)))" office:value-type="string" office:string-value="Mandatory">
            <text:p>Mandatory</text:p>
          </table:table-cell>
          <table:table-cell table:style-name="ce5" table:formula="of:=IF([.A191]=&quot;%&quot;;&quot;&quot;;&quot;\&quot;&amp;[.$D$1]&amp;&quot;{&quot;&amp;[$MallaSPC.B193]&amp;&quot;}{&quot;&amp;[.B191]&amp;&quot;}{&quot;&amp;[$MallaSPC.C193]&amp;&quot;}{&quot;&amp;[$MallaSPC.D193]&amp;&quot;}{&quot;&amp;[$MallaSPC.E193]&amp;&quot;}{&quot;&amp;[$MallaSPC.G193]&amp;&quot;}{&quot;&amp;[$MallaSPC.H193]&amp;&quot;}{&quot;&amp;[$MallaSPC.I193]&amp;&quot;}{&quot;&amp;[$MallaSPC.J193]&amp;&quot;}{&quot;&amp;[$MallaSPC.K193]&amp;&quot;}{&quot;&amp;[$MallaSPC.L193]&amp;&quot;}{&quot;&amp;[$MallaSPC.M193]&amp;&quot;}{&quot;&amp;[$MallaSPC.N193]&amp;&quot;}{&quot;&amp;[$MallaSPC.O193]&amp;&quot;}{&quot;&amp;[$MallaSPC.P193]&amp;&quot;}{&quot;&amp;[$MallaSPC.Q193]&amp;&quot;}{&quot;&amp;[$MallaSPC.R193]&amp;&quot;}%&quot;&amp;[$MallaSPC.S193]&amp;[$MallaSPC.T193]&amp;[$MallaSPC.U193]&amp;[MallaSPC.V193]&amp;[MallaSPC.W193]&amp;[MallaSPC.X193]&amp;[MallaSPC.Y193]&amp;[MallaSPC.Z193]&amp;[MallaSPC.AA193]&amp;[MallaSPC.AB193]&amp;[MallaSPC.AC193])" office:value-type="string" office:string-value="\course{8}{Mandatory}{CS280T}{}{Aspectos sociales y profesionales de la computación}{2}{2}{}{}{}{2}{}{CS401}{}{}{}{CS,IT}%SPC,UCSP">
            <text:p>\course{8}{Mandatory}{CS280T}{}{Aspectos sociales y profesionales de la computación}{2}{2}{}{}{}{2}{}{CS401}{}{}{}{CS,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94]=&quot;&quot;;[$MallaSPC.C194]=&quot;&quot;;[$MallaSPC.F194]=&quot;&quot;);&quot;%&quot;;&quot;&quot;)">
            <text:p/>
          </table:table-cell>
          <table:table-cell table:style-name="ce5" table:formula="of:=IF([.A192]=&quot;%&quot;;&quot;&quot;;IF([$MallaSPC.F194]=&quot;E&quot;;[.$B$1];IF([$MallaSPC.F194]=&quot;O&quot;;[.$C$1];&quot;&quot;)))" office:value-type="string" office:string-value="Mandatory">
            <text:p>Mandatory</text:p>
          </table:table-cell>
          <table:table-cell table:style-name="ce5" table:formula="of:=IF([.A192]=&quot;%&quot;;&quot;&quot;;&quot;\&quot;&amp;[.$D$1]&amp;&quot;{&quot;&amp;[$MallaSPC.B194]&amp;&quot;}{&quot;&amp;[.B192]&amp;&quot;}{&quot;&amp;[$MallaSPC.C194]&amp;&quot;}{&quot;&amp;[$MallaSPC.D194]&amp;&quot;}{&quot;&amp;[$MallaSPC.E194]&amp;&quot;}{&quot;&amp;[$MallaSPC.G194]&amp;&quot;}{&quot;&amp;[$MallaSPC.H194]&amp;&quot;}{&quot;&amp;[$MallaSPC.I194]&amp;&quot;}{&quot;&amp;[$MallaSPC.J194]&amp;&quot;}{&quot;&amp;[$MallaSPC.K194]&amp;&quot;}{&quot;&amp;[$MallaSPC.L194]&amp;&quot;}{&quot;&amp;[$MallaSPC.M194]&amp;&quot;}{&quot;&amp;[$MallaSPC.N194]&amp;&quot;}{&quot;&amp;[$MallaSPC.O194]&amp;&quot;}{&quot;&amp;[$MallaSPC.P194]&amp;&quot;}{&quot;&amp;[$MallaSPC.Q194]&amp;&quot;}{&quot;&amp;[$MallaSPC.R194]&amp;&quot;}%&quot;&amp;[$MallaSPC.S194]&amp;[$MallaSPC.T194]&amp;[$MallaSPC.U194]&amp;[MallaSPC.V194]&amp;[MallaSPC.W194]&amp;[MallaSPC.X194]&amp;[MallaSPC.Y194]&amp;[MallaSPC.Z194]&amp;[MallaSPC.AA194]&amp;[MallaSPC.AB194]&amp;[MallaSPC.AC194])" office:value-type="string" office:string-value="\course{8}{Mandatory}{CS280T}{}{Computación, Ética y Sociedad}{2}{2}{2}{}{2}{6}{}{CS401}{}{}{}{CS,IT}%CR">
            <text:p>\course{8}{Mandatory}{CS280T}{}{Computación, Ética y Sociedad}{2}{2}{2}{}{2}{6}{}{CS401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195]=&quot;&quot;;[$MallaSPC.C195]=&quot;&quot;;[$MallaSPC.F195]=&quot;&quot;);&quot;%&quot;;&quot;&quot;)">
            <text:p/>
          </table:table-cell>
          <table:table-cell table:style-name="ce5" table:formula="of:=IF([.A193]=&quot;%&quot;;&quot;&quot;;IF([$MallaSPC.F195]=&quot;E&quot;;[.$B$1];IF([$MallaSPC.F195]=&quot;O&quot;;[.$C$1];&quot;&quot;)))" office:value-type="string" office:string-value="Mandatory">
            <text:p>Mandatory</text:p>
          </table:table-cell>
          <table:table-cell table:style-name="ce5" table:formula="of:=IF([.A193]=&quot;%&quot;;&quot;&quot;;&quot;\&quot;&amp;[.$D$1]&amp;&quot;{&quot;&amp;[$MallaSPC.B195]&amp;&quot;}{&quot;&amp;[.B193]&amp;&quot;}{&quot;&amp;[$MallaSPC.C195]&amp;&quot;}{&quot;&amp;[$MallaSPC.D195]&amp;&quot;}{&quot;&amp;[$MallaSPC.E195]&amp;&quot;}{&quot;&amp;[$MallaSPC.G195]&amp;&quot;}{&quot;&amp;[$MallaSPC.H195]&amp;&quot;}{&quot;&amp;[$MallaSPC.I195]&amp;&quot;}{&quot;&amp;[$MallaSPC.J195]&amp;&quot;}{&quot;&amp;[$MallaSPC.K195]&amp;&quot;}{&quot;&amp;[$MallaSPC.L195]&amp;&quot;}{&quot;&amp;[$MallaSPC.M195]&amp;&quot;}{&quot;&amp;[$MallaSPC.N195]&amp;&quot;}{&quot;&amp;[$MallaSPC.O195]&amp;&quot;}{&quot;&amp;[$MallaSPC.P195]&amp;&quot;}{&quot;&amp;[$MallaSPC.Q195]&amp;&quot;}{&quot;&amp;[$MallaSPC.R195]&amp;&quot;}%&quot;&amp;[$MallaSPC.S195]&amp;[$MallaSPC.T195]&amp;[$MallaSPC.U195]&amp;[MallaSPC.V195]&amp;[MallaSPC.W195]&amp;[MallaSPC.X195]&amp;[MallaSPC.Y195]&amp;[MallaSPC.Z195]&amp;[MallaSPC.AA195]&amp;[MallaSPC.AB195]&amp;[MallaSPC.AC195])" office:value-type="string" office:string-value="\course{8}{Mandatory}{CS261T}{}{Inteligencia Artificial}{3}{4}{2}{}{3}{9}{Advanced}{CS260,CB203}{}{}{}{CS}%CR">
            <text:p>\course{8}{Mandatory}{CS261T}{}{Inteligencia Artificial}{3}{4}{2}{}{3}{9}{Advanced}{CS260,CB203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196]=&quot;&quot;;[$MallaSPC.C196]=&quot;&quot;;[$MallaSPC.F196]=&quot;&quot;);&quot;%&quot;;&quot;&quot;)">
            <text:p/>
          </table:table-cell>
          <table:table-cell table:style-name="ce5" table:formula="of:=IF([.A194]=&quot;%&quot;;&quot;&quot;;IF([$MallaSPC.F196]=&quot;E&quot;;[.$B$1];IF([$MallaSPC.F196]=&quot;O&quot;;[.$C$1];&quot;&quot;)))" office:value-type="string" office:string-value="Mandatory">
            <text:p>Mandatory</text:p>
          </table:table-cell>
          <table:table-cell table:style-name="ce5" table:formula="of:=IF([.A194]=&quot;%&quot;;&quot;&quot;;&quot;\&quot;&amp;[.$D$1]&amp;&quot;{&quot;&amp;[$MallaSPC.B196]&amp;&quot;}{&quot;&amp;[.B194]&amp;&quot;}{&quot;&amp;[$MallaSPC.C196]&amp;&quot;}{&quot;&amp;[$MallaSPC.D196]&amp;&quot;}{&quot;&amp;[$MallaSPC.E196]&amp;&quot;}{&quot;&amp;[$MallaSPC.G196]&amp;&quot;}{&quot;&amp;[$MallaSPC.H196]&amp;&quot;}{&quot;&amp;[$MallaSPC.I196]&amp;&quot;}{&quot;&amp;[$MallaSPC.J196]&amp;&quot;}{&quot;&amp;[$MallaSPC.K196]&amp;&quot;}{&quot;&amp;[$MallaSPC.L196]&amp;&quot;}{&quot;&amp;[$MallaSPC.M196]&amp;&quot;}{&quot;&amp;[$MallaSPC.N196]&amp;&quot;}{&quot;&amp;[$MallaSPC.O196]&amp;&quot;}{&quot;&amp;[$MallaSPC.P196]&amp;&quot;}{&quot;&amp;[$MallaSPC.Q196]&amp;&quot;}{&quot;&amp;[$MallaSPC.R196]&amp;&quot;}%&quot;&amp;[$MallaSPC.S196]&amp;[$MallaSPC.T196]&amp;[$MallaSPC.U196]&amp;[MallaSPC.V196]&amp;[MallaSPC.W196]&amp;[MallaSPC.X196]&amp;[MallaSPC.Y196]&amp;[MallaSPC.Z196]&amp;[MallaSPC.AA196]&amp;[MallaSPC.AB196]&amp;[MallaSPC.AC196])" office:value-type="string" office:string-value="\course{8}{Mandatory}{ET101}{}{Formación de Empresas de Base Tecnológica I}{3}{2}{2}{}{}{4}{}{CS401}{}{}{}{OG}%SPC">
            <text:p>\course{8}{Mandatory}{ET101}{}{Formación de Empresas de Base Tecnológica I}{3}{2}{2}{}{}{4}{}{CS401}{}{}{}{OG}%SPC</text:p>
          </table:table-cell>
          <table:table-cell table:number-columns-repeated="1021"/>
        </table:table-row>
        <table:table-row table:style-name="ro2">
          <table:table-cell table:style-name="ce5" table:formula="of:=IF(OR([$MallaSPC.B197]=&quot;&quot;;[$MallaSPC.C197]=&quot;&quot;;[$MallaSPC.F197]=&quot;&quot;);&quot;%&quot;;&quot;&quot;)">
            <text:p/>
          </table:table-cell>
          <table:table-cell table:style-name="ce5" table:formula="of:=IF([.A195]=&quot;%&quot;;&quot;&quot;;IF([$MallaSPC.F197]=&quot;E&quot;;[.$B$1];IF([$MallaSPC.F197]=&quot;O&quot;;[.$C$1];&quot;&quot;)))" office:value-type="string" office:string-value="Mandatory">
            <text:p>Mandatory</text:p>
          </table:table-cell>
          <table:table-cell table:style-name="ce5" table:formula="of:=IF([.A195]=&quot;%&quot;;&quot;&quot;;&quot;\&quot;&amp;[.$D$1]&amp;&quot;{&quot;&amp;[$MallaSPC.B197]&amp;&quot;}{&quot;&amp;[.B195]&amp;&quot;}{&quot;&amp;[$MallaSPC.C197]&amp;&quot;}{&quot;&amp;[$MallaSPC.D197]&amp;&quot;}{&quot;&amp;[$MallaSPC.E197]&amp;&quot;}{&quot;&amp;[$MallaSPC.G197]&amp;&quot;}{&quot;&amp;[$MallaSPC.H197]&amp;&quot;}{&quot;&amp;[$MallaSPC.I197]&amp;&quot;}{&quot;&amp;[$MallaSPC.J197]&amp;&quot;}{&quot;&amp;[$MallaSPC.K197]&amp;&quot;}{&quot;&amp;[$MallaSPC.L197]&amp;&quot;}{&quot;&amp;[$MallaSPC.M197]&amp;&quot;}{&quot;&amp;[$MallaSPC.N197]&amp;&quot;}{&quot;&amp;[$MallaSPC.O197]&amp;&quot;}{&quot;&amp;[$MallaSPC.P197]&amp;&quot;}{&quot;&amp;[$MallaSPC.Q197]&amp;&quot;}{&quot;&amp;[$MallaSPC.R197]&amp;&quot;}%&quot;&amp;[$MallaSPC.S197]&amp;[$MallaSPC.T197]&amp;[$MallaSPC.U197]&amp;[MallaSPC.V197]&amp;[MallaSPC.W197]&amp;[MallaSPC.X197]&amp;[MallaSPC.Y197]&amp;[MallaSPC.Z197]&amp;[MallaSPC.AA197]&amp;[MallaSPC.AB197]&amp;[MallaSPC.AC197])" office:value-type="string" office:string-value="\course{8}{Mandatory}{CS391}{}{Calidad de Software}{3}{2}{2}{}{}{4}{}{CS390}{}{}{}{SE}%SPC,UCSP">
            <text:p>\course{8}{Mandatory}{CS391}{}{Calidad de Software}{3}{2}{2}{}{}{4}{}{CS390}{}{}{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198]=&quot;&quot;;[$MallaSPC.C198]=&quot;&quot;;[$MallaSPC.F198]=&quot;&quot;);&quot;%&quot;;&quot;&quot;)">
            <text:p/>
          </table:table-cell>
          <table:table-cell table:style-name="ce5" table:formula="of:=IF([.A196]=&quot;%&quot;;&quot;&quot;;IF([$MallaSPC.F198]=&quot;E&quot;;[.$B$1];IF([$MallaSPC.F198]=&quot;O&quot;;[.$C$1];&quot;&quot;)))" office:value-type="string" office:string-value="Mandatory">
            <text:p>Mandatory</text:p>
          </table:table-cell>
          <table:table-cell table:style-name="ce5" table:formula="of:=IF([.A196]=&quot;%&quot;;&quot;&quot;;&quot;\&quot;&amp;[.$D$1]&amp;&quot;{&quot;&amp;[$MallaSPC.B198]&amp;&quot;}{&quot;&amp;[.B196]&amp;&quot;}{&quot;&amp;[$MallaSPC.C198]&amp;&quot;}{&quot;&amp;[$MallaSPC.D198]&amp;&quot;}{&quot;&amp;[$MallaSPC.E198]&amp;&quot;}{&quot;&amp;[$MallaSPC.G198]&amp;&quot;}{&quot;&amp;[$MallaSPC.H198]&amp;&quot;}{&quot;&amp;[$MallaSPC.I198]&amp;&quot;}{&quot;&amp;[$MallaSPC.J198]&amp;&quot;}{&quot;&amp;[$MallaSPC.K198]&amp;&quot;}{&quot;&amp;[$MallaSPC.L198]&amp;&quot;}{&quot;&amp;[$MallaSPC.M198]&amp;&quot;}{&quot;&amp;[$MallaSPC.N198]&amp;&quot;}{&quot;&amp;[$MallaSPC.O198]&amp;&quot;}{&quot;&amp;[$MallaSPC.P198]&amp;&quot;}{&quot;&amp;[$MallaSPC.Q198]&amp;&quot;}{&quot;&amp;[$MallaSPC.R198]&amp;&quot;}%&quot;&amp;[$MallaSPC.S198]&amp;[$MallaSPC.T198]&amp;[$MallaSPC.U198]&amp;[MallaSPC.V198]&amp;[MallaSPC.W198]&amp;[MallaSPC.X198]&amp;[MallaSPC.Y198]&amp;[MallaSPC.Z198]&amp;[MallaSPC.AA198]&amp;[MallaSPC.AB198]&amp;[MallaSPC.AC198])" office:value-type="string" office:string-value="\course{8}{Mandatory}{FG205}{}{Historia de la Cultura}{3}{3}{}{}{}{3}{}{}{}{}{}{FG}%UCSP">
            <text:p>\course{8}{Mandatory}{FG205}{}{Historia de la Cultura}{3}{3}{}{}{}{3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199]=&quot;&quot;;[$MallaSPC.C199]=&quot;&quot;;[$MallaSPC.F199]=&quot;&quot;);&quot;%&quot;;&quot;&quot;)">
            <text:p/>
          </table:table-cell>
          <table:table-cell table:style-name="ce5" table:formula="of:=IF([.A197]=&quot;%&quot;;&quot;&quot;;IF([$MallaSPC.F199]=&quot;E&quot;;[.$B$1];IF([$MallaSPC.F199]=&quot;O&quot;;[.$C$1];&quot;&quot;)))" office:value-type="string" office:string-value="Mandatory">
            <text:p>Mandatory</text:p>
          </table:table-cell>
          <table:table-cell table:style-name="ce5" table:formula="of:=IF([.A197]=&quot;%&quot;;&quot;&quot;;&quot;\&quot;&amp;[.$D$1]&amp;&quot;{&quot;&amp;[$MallaSPC.B199]&amp;&quot;}{&quot;&amp;[.B197]&amp;&quot;}{&quot;&amp;[$MallaSPC.C199]&amp;&quot;}{&quot;&amp;[$MallaSPC.D199]&amp;&quot;}{&quot;&amp;[$MallaSPC.E199]&amp;&quot;}{&quot;&amp;[$MallaSPC.G199]&amp;&quot;}{&quot;&amp;[$MallaSPC.H199]&amp;&quot;}{&quot;&amp;[$MallaSPC.I199]&amp;&quot;}{&quot;&amp;[$MallaSPC.J199]&amp;&quot;}{&quot;&amp;[$MallaSPC.K199]&amp;&quot;}{&quot;&amp;[$MallaSPC.L199]&amp;&quot;}{&quot;&amp;[$MallaSPC.M199]&amp;&quot;}{&quot;&amp;[$MallaSPC.N199]&amp;&quot;}{&quot;&amp;[$MallaSPC.O199]&amp;&quot;}{&quot;&amp;[$MallaSPC.P199]&amp;&quot;}{&quot;&amp;[$MallaSPC.Q199]&amp;&quot;}{&quot;&amp;[$MallaSPC.R199]&amp;&quot;}%&quot;&amp;[$MallaSPC.S199]&amp;[$MallaSPC.T199]&amp;[$MallaSPC.U199]&amp;[MallaSPC.V199]&amp;[MallaSPC.W199]&amp;[MallaSPC.X199]&amp;[MallaSPC.Y199]&amp;[MallaSPC.Z199]&amp;[MallaSPC.AA199]&amp;[MallaSPC.AB199]&amp;[MallaSPC.AC199])" office:value-type="string" office:string-value="\course{8}{Mandatory}{FG211}{}{Ética Profesional}{2}{1}{2}{}{}{3}{}{}{}{}{}{FG}%USGP">
            <text:p>\course{8}{Mandatory}{FG211}{}{Ética Profesional}{2}{1}{2}{}{}{3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200]=&quot;&quot;;[$MallaSPC.C200]=&quot;&quot;;[$MallaSPC.F200]=&quot;&quot;);&quot;%&quot;;&quot;&quot;)" office:value-type="string" office:string-value="%">
            <text:p>%</text:p>
          </table:table-cell>
          <table:table-cell table:style-name="ce5" table:formula="of:=IF([.A198]=&quot;%&quot;;&quot;&quot;;IF([$MallaSPC.F200]=&quot;E&quot;;[.$B$1];IF([$MallaSPC.F200]=&quot;O&quot;;[.$C$1];&quot;&quot;)))">
            <text:p/>
          </table:table-cell>
          <table:table-cell table:style-name="ce5" table:formula="of:=IF([.A198]=&quot;%&quot;;&quot;&quot;;&quot;\&quot;&amp;[.$D$1]&amp;&quot;{&quot;&amp;[$MallaSPC.B200]&amp;&quot;}{&quot;&amp;[.B198]&amp;&quot;}{&quot;&amp;[$MallaSPC.C200]&amp;&quot;}{&quot;&amp;[$MallaSPC.D200]&amp;&quot;}{&quot;&amp;[$MallaSPC.E200]&amp;&quot;}{&quot;&amp;[$MallaSPC.G200]&amp;&quot;}{&quot;&amp;[$MallaSPC.H200]&amp;&quot;}{&quot;&amp;[$MallaSPC.I200]&amp;&quot;}{&quot;&amp;[$MallaSPC.J200]&amp;&quot;}{&quot;&amp;[$MallaSPC.K200]&amp;&quot;}{&quot;&amp;[$MallaSPC.L200]&amp;&quot;}{&quot;&amp;[$MallaSPC.M200]&amp;&quot;}{&quot;&amp;[$MallaSPC.N200]&amp;&quot;}{&quot;&amp;[$MallaSPC.O200]&amp;&quot;}{&quot;&amp;[$MallaSPC.P200]&amp;&quot;}{&quot;&amp;[$MallaSPC.Q200]&amp;&quot;}{&quot;&amp;[$MallaSPC.R200]&amp;&quot;}%&quot;&amp;[$MallaSPC.S200]&amp;[$MallaSPC.T200]&amp;[$MallaSPC.U200]&amp;[MallaSPC.V200]&amp;[MallaSPC.W200]&amp;[MallaSPC.X200]&amp;[MallaSPC.Y200]&amp;[MallaSPC.Z200]&amp;[MallaSPC.AA200]&amp;[MallaSPC.AB200]&amp;[MallaSPC.AC20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01]=&quot;&quot;;[$MallaSPC.C201]=&quot;&quot;;[$MallaSPC.F201]=&quot;&quot;);&quot;%&quot;;&quot;&quot;)" office:value-type="string" office:string-value="%">
            <text:p>%</text:p>
          </table:table-cell>
          <table:table-cell table:style-name="ce5" table:formula="of:=IF([.A199]=&quot;%&quot;;&quot;&quot;;IF([$MallaSPC.F201]=&quot;E&quot;;[.$B$1];IF([$MallaSPC.F201]=&quot;O&quot;;[.$C$1];&quot;&quot;)))">
            <text:p/>
          </table:table-cell>
          <table:table-cell table:style-name="ce5" table:formula="of:=IF([.A199]=&quot;%&quot;;&quot;&quot;;&quot;\&quot;&amp;[.$D$1]&amp;&quot;{&quot;&amp;[$MallaSPC.B201]&amp;&quot;}{&quot;&amp;[.B199]&amp;&quot;}{&quot;&amp;[$MallaSPC.C201]&amp;&quot;}{&quot;&amp;[$MallaSPC.D201]&amp;&quot;}{&quot;&amp;[$MallaSPC.E201]&amp;&quot;}{&quot;&amp;[$MallaSPC.G201]&amp;&quot;}{&quot;&amp;[$MallaSPC.H201]&amp;&quot;}{&quot;&amp;[$MallaSPC.I201]&amp;&quot;}{&quot;&amp;[$MallaSPC.J201]&amp;&quot;}{&quot;&amp;[$MallaSPC.K201]&amp;&quot;}{&quot;&amp;[$MallaSPC.L201]&amp;&quot;}{&quot;&amp;[$MallaSPC.M201]&amp;&quot;}{&quot;&amp;[$MallaSPC.N201]&amp;&quot;}{&quot;&amp;[$MallaSPC.O201]&amp;&quot;}{&quot;&amp;[$MallaSPC.P201]&amp;&quot;}{&quot;&amp;[$MallaSPC.Q201]&amp;&quot;}{&quot;&amp;[$MallaSPC.R201]&amp;&quot;}%&quot;&amp;[$MallaSPC.S201]&amp;[$MallaSPC.T201]&amp;[$MallaSPC.U201]&amp;[MallaSPC.V201]&amp;[MallaSPC.W201]&amp;[MallaSPC.X201]&amp;[MallaSPC.Y201]&amp;[MallaSPC.Z201]&amp;[MallaSPC.AA201]&amp;[MallaSPC.AB201]&amp;[MallaSPC.AC20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02]=&quot;&quot;;[$MallaSPC.C202]=&quot;&quot;;[$MallaSPC.F202]=&quot;&quot;);&quot;%&quot;;&quot;&quot;)" office:value-type="string" office:string-value="%">
            <text:p>%</text:p>
          </table:table-cell>
          <table:table-cell table:style-name="ce5" table:formula="of:=IF([.A200]=&quot;%&quot;;&quot;&quot;;IF([$MallaSPC.F202]=&quot;E&quot;;[.$B$1];IF([$MallaSPC.F202]=&quot;O&quot;;[.$C$1];&quot;&quot;)))">
            <text:p/>
          </table:table-cell>
          <table:table-cell table:style-name="ce5" table:formula="of:=IF([.A200]=&quot;%&quot;;&quot;&quot;;&quot;\&quot;&amp;[.$D$1]&amp;&quot;{&quot;&amp;[$MallaSPC.B202]&amp;&quot;}{&quot;&amp;[.B200]&amp;&quot;}{&quot;&amp;[$MallaSPC.C202]&amp;&quot;}{&quot;&amp;[$MallaSPC.D202]&amp;&quot;}{&quot;&amp;[$MallaSPC.E202]&amp;&quot;}{&quot;&amp;[$MallaSPC.G202]&amp;&quot;}{&quot;&amp;[$MallaSPC.H202]&amp;&quot;}{&quot;&amp;[$MallaSPC.I202]&amp;&quot;}{&quot;&amp;[$MallaSPC.J202]&amp;&quot;}{&quot;&amp;[$MallaSPC.K202]&amp;&quot;}{&quot;&amp;[$MallaSPC.L202]&amp;&quot;}{&quot;&amp;[$MallaSPC.M202]&amp;&quot;}{&quot;&amp;[$MallaSPC.N202]&amp;&quot;}{&quot;&amp;[$MallaSPC.O202]&amp;&quot;}{&quot;&amp;[$MallaSPC.P202]&amp;&quot;}{&quot;&amp;[$MallaSPC.Q202]&amp;&quot;}{&quot;&amp;[$MallaSPC.R202]&amp;&quot;}%&quot;&amp;[$MallaSPC.S202]&amp;[$MallaSPC.T202]&amp;[$MallaSPC.U202]&amp;[MallaSPC.V202]&amp;[MallaSPC.W202]&amp;[MallaSPC.X202]&amp;[MallaSPC.Y202]&amp;[MallaSPC.Z202]&amp;[MallaSPC.AA202]&amp;[MallaSPC.AB202]&amp;[MallaSPC.AC20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03]=&quot;&quot;;[$MallaSPC.C203]=&quot;&quot;;[$MallaSPC.F203]=&quot;&quot;);&quot;%&quot;;&quot;&quot;)">
            <text:p/>
          </table:table-cell>
          <table:table-cell table:style-name="ce5" table:formula="of:=IF([.A201]=&quot;%&quot;;&quot;&quot;;IF([$MallaSPC.F203]=&quot;E&quot;;[.$B$1];IF([$MallaSPC.F203]=&quot;O&quot;;[.$C$1];&quot;&quot;)))" office:value-type="string" office:string-value="Elective">
            <text:p>Elective</text:p>
          </table:table-cell>
          <table:table-cell table:style-name="ce5" table:formula="of:=IF([.A201]=&quot;%&quot;;&quot;&quot;;&quot;\&quot;&amp;[.$D$1]&amp;&quot;{&quot;&amp;[$MallaSPC.B203]&amp;&quot;}{&quot;&amp;[.B201]&amp;&quot;}{&quot;&amp;[$MallaSPC.C203]&amp;&quot;}{&quot;&amp;[$MallaSPC.D203]&amp;&quot;}{&quot;&amp;[$MallaSPC.E203]&amp;&quot;}{&quot;&amp;[$MallaSPC.G203]&amp;&quot;}{&quot;&amp;[$MallaSPC.H203]&amp;&quot;}{&quot;&amp;[$MallaSPC.I203]&amp;&quot;}{&quot;&amp;[$MallaSPC.J203]&amp;&quot;}{&quot;&amp;[$MallaSPC.K203]&amp;&quot;}{&quot;&amp;[$MallaSPC.L203]&amp;&quot;}{&quot;&amp;[$MallaSPC.M203]&amp;&quot;}{&quot;&amp;[$MallaSPC.N203]&amp;&quot;}{&quot;&amp;[$MallaSPC.O203]&amp;&quot;}{&quot;&amp;[$MallaSPC.P203]&amp;&quot;}{&quot;&amp;[$MallaSPC.Q203]&amp;&quot;}{&quot;&amp;[$MallaSPC.R203]&amp;&quot;}%&quot;&amp;[$MallaSPC.S203]&amp;[$MallaSPC.T203]&amp;[$MallaSPC.U203]&amp;[MallaSPC.V203]&amp;[MallaSPC.W203]&amp;[MallaSPC.X203]&amp;[MallaSPC.Y203]&amp;[MallaSPC.Z203]&amp;[MallaSPC.AA203]&amp;[MallaSPC.AB203]&amp;[MallaSPC.AC203])" office:value-type="string" office:string-value="\course{9}{Elective}{CS360}{}{Computación Bioinspirada}{4}{2}{2}{2}{2}{6}{Advanced}{CS261T}{}{}{G2}{CS,IT}%SPC,UNI,UCSP">
            <text:p>\course{9}{Elective}{CS360}{}{Computación Bioinspirada}{4}{2}{2}{2}{2}{6}{Advanced}{CS261T}{}{}{G2}{CS,IT}%SPC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204]=&quot;&quot;;[$MallaSPC.C204]=&quot;&quot;;[$MallaSPC.F204]=&quot;&quot;);&quot;%&quot;;&quot;&quot;)">
            <text:p/>
          </table:table-cell>
          <table:table-cell table:style-name="ce5" table:formula="of:=IF([.A202]=&quot;%&quot;;&quot;&quot;;IF([$MallaSPC.F204]=&quot;E&quot;;[.$B$1];IF([$MallaSPC.F204]=&quot;O&quot;;[.$C$1];&quot;&quot;)))" office:value-type="string" office:string-value="Mandatory">
            <text:p>Mandatory</text:p>
          </table:table-cell>
          <table:table-cell table:style-name="ce5" table:formula="of:=IF([.A202]=&quot;%&quot;;&quot;&quot;;&quot;\&quot;&amp;[.$D$1]&amp;&quot;{&quot;&amp;[$MallaSPC.B204]&amp;&quot;}{&quot;&amp;[.B202]&amp;&quot;}{&quot;&amp;[$MallaSPC.C204]&amp;&quot;}{&quot;&amp;[$MallaSPC.D204]&amp;&quot;}{&quot;&amp;[$MallaSPC.E204]&amp;&quot;}{&quot;&amp;[$MallaSPC.G204]&amp;&quot;}{&quot;&amp;[$MallaSPC.H204]&amp;&quot;}{&quot;&amp;[$MallaSPC.I204]&amp;&quot;}{&quot;&amp;[$MallaSPC.J204]&amp;&quot;}{&quot;&amp;[$MallaSPC.K204]&amp;&quot;}{&quot;&amp;[$MallaSPC.L204]&amp;&quot;}{&quot;&amp;[$MallaSPC.M204]&amp;&quot;}{&quot;&amp;[$MallaSPC.N204]&amp;&quot;}{&quot;&amp;[$MallaSPC.O204]&amp;&quot;}{&quot;&amp;[$MallaSPC.P204]&amp;&quot;}{&quot;&amp;[$MallaSPC.Q204]&amp;&quot;}{&quot;&amp;[$MallaSPC.R204]&amp;&quot;}%&quot;&amp;[$MallaSPC.S204]&amp;[$MallaSPC.T204]&amp;[$MallaSPC.U204]&amp;[MallaSPC.V204]&amp;[MallaSPC.W204]&amp;[MallaSPC.X204]&amp;[MallaSPC.Y204]&amp;[MallaSPC.Z204]&amp;[MallaSPC.AA204]&amp;[MallaSPC.AB204]&amp;[MallaSPC.AC204])" office:value-type="string" office:string-value="\course{9}{Mandatory}{CS370}{}{Tópicos en Bases de Datos}{3}{1}{2}{2}{2}{5}{Advanced}{CS271T}{}{}{}{CS}%SPC,UCSP">
            <text:p>\course{9}{Mandatory}{CS370}{}{Tópicos en Bases de Datos}{3}{1}{2}{2}{2}{5}{Advanced}{CS271T}{}{}{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05]=&quot;&quot;;[$MallaSPC.C205]=&quot;&quot;;[$MallaSPC.F205]=&quot;&quot;);&quot;%&quot;;&quot;&quot;)">
            <text:p/>
          </table:table-cell>
          <table:table-cell table:style-name="ce5" table:formula="of:=IF([.A203]=&quot;%&quot;;&quot;&quot;;IF([$MallaSPC.F205]=&quot;E&quot;;[.$B$1];IF([$MallaSPC.F205]=&quot;O&quot;;[.$C$1];&quot;&quot;)))" office:value-type="string" office:string-value="Mandatory">
            <text:p>Mandatory</text:p>
          </table:table-cell>
          <table:table-cell table:style-name="ce5" table:formula="of:=IF([.A203]=&quot;%&quot;;&quot;&quot;;&quot;\&quot;&amp;[.$D$1]&amp;&quot;{&quot;&amp;[$MallaSPC.B205]&amp;&quot;}{&quot;&amp;[.B203]&amp;&quot;}{&quot;&amp;[$MallaSPC.C205]&amp;&quot;}{&quot;&amp;[$MallaSPC.D205]&amp;&quot;}{&quot;&amp;[$MallaSPC.E205]&amp;&quot;}{&quot;&amp;[$MallaSPC.G205]&amp;&quot;}{&quot;&amp;[$MallaSPC.H205]&amp;&quot;}{&quot;&amp;[$MallaSPC.I205]&amp;&quot;}{&quot;&amp;[$MallaSPC.J205]&amp;&quot;}{&quot;&amp;[$MallaSPC.K205]&amp;&quot;}{&quot;&amp;[$MallaSPC.L205]&amp;&quot;}{&quot;&amp;[$MallaSPC.M205]&amp;&quot;}{&quot;&amp;[$MallaSPC.N205]&amp;&quot;}{&quot;&amp;[$MallaSPC.O205]&amp;&quot;}{&quot;&amp;[$MallaSPC.P205]&amp;&quot;}{&quot;&amp;[$MallaSPC.Q205]&amp;&quot;}{&quot;&amp;[$MallaSPC.R205]&amp;&quot;}%&quot;&amp;[$MallaSPC.S205]&amp;[$MallaSPC.T205]&amp;[$MallaSPC.U205]&amp;[MallaSPC.V205]&amp;[MallaSPC.W205]&amp;[MallaSPC.X205]&amp;[MallaSPC.Y205]&amp;[MallaSPC.Z205]&amp;[MallaSPC.AA205]&amp;[MallaSPC.AB205]&amp;[MallaSPC.AC205])" office:value-type="string" office:string-value="\course{9}{Mandatory}{CS370}{}{Tópicos en Bases de Datos}{4}{2}{2}{2}{2}{6}{Advanced}{CS271T}{}{}{}{CS}%UNSA">
            <text:p>\course{9}{Mandatory}{CS370}{}{Tópicos en Bases de Datos}{4}{2}{2}{2}{2}{6}{Advanced}{CS271T}{}{}{}{CS}%UNSA</text:p>
          </table:table-cell>
          <table:table-cell table:number-columns-repeated="1021"/>
        </table:table-row>
        <table:table-row table:style-name="ro2">
          <table:table-cell table:style-name="ce5" table:formula="of:=IF(OR([$MallaSPC.B206]=&quot;&quot;;[$MallaSPC.C206]=&quot;&quot;;[$MallaSPC.F206]=&quot;&quot;);&quot;%&quot;;&quot;&quot;)">
            <text:p/>
          </table:table-cell>
          <table:table-cell table:style-name="ce5" table:formula="of:=IF([.A204]=&quot;%&quot;;&quot;&quot;;IF([$MallaSPC.F206]=&quot;E&quot;;[.$B$1];IF([$MallaSPC.F206]=&quot;O&quot;;[.$C$1];&quot;&quot;)))" office:value-type="string" office:string-value="Elective">
            <text:p>Elective</text:p>
          </table:table-cell>
          <table:table-cell table:style-name="ce5" table:formula="of:=IF([.A204]=&quot;%&quot;;&quot;&quot;;&quot;\&quot;&amp;[.$D$1]&amp;&quot;{&quot;&amp;[$MallaSPC.B206]&amp;&quot;}{&quot;&amp;[.B204]&amp;&quot;}{&quot;&amp;[$MallaSPC.C206]&amp;&quot;}{&quot;&amp;[$MallaSPC.D206]&amp;&quot;}{&quot;&amp;[$MallaSPC.E206]&amp;&quot;}{&quot;&amp;[$MallaSPC.G206]&amp;&quot;}{&quot;&amp;[$MallaSPC.H206]&amp;&quot;}{&quot;&amp;[$MallaSPC.I206]&amp;&quot;}{&quot;&amp;[$MallaSPC.J206]&amp;&quot;}{&quot;&amp;[$MallaSPC.K206]&amp;&quot;}{&quot;&amp;[$MallaSPC.L206]&amp;&quot;}{&quot;&amp;[$MallaSPC.M206]&amp;&quot;}{&quot;&amp;[$MallaSPC.N206]&amp;&quot;}{&quot;&amp;[$MallaSPC.O206]&amp;&quot;}{&quot;&amp;[$MallaSPC.P206]&amp;&quot;}{&quot;&amp;[$MallaSPC.Q206]&amp;&quot;}{&quot;&amp;[$MallaSPC.R206]&amp;&quot;}%&quot;&amp;[$MallaSPC.S206]&amp;[$MallaSPC.T206]&amp;[$MallaSPC.U206]&amp;[MallaSPC.V206]&amp;[MallaSPC.W206]&amp;[MallaSPC.X206]&amp;[MallaSPC.Y206]&amp;[MallaSPC.Z206]&amp;[MallaSPC.AA206]&amp;[MallaSPC.AB206]&amp;[MallaSPC.AC206])" office:value-type="string" office:string-value="\course{9}{Elective}{CS393}{}{Métodos Formales}{4}{2}{2}{2}{2}{6}{Advanced}{CS260}{}{}{G2}{SE}%SPC,UCSP">
            <text:p>\course{9}{Elective}{CS393}{}{Métodos Formales}{4}{2}{2}{2}{2}{6}{Advanced}{CS260}{}{}{G2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07]=&quot;&quot;;[$MallaSPC.C207]=&quot;&quot;;[$MallaSPC.F207]=&quot;&quot;);&quot;%&quot;;&quot;&quot;)">
            <text:p/>
          </table:table-cell>
          <table:table-cell table:style-name="ce5" table:formula="of:=IF([.A205]=&quot;%&quot;;&quot;&quot;;IF([$MallaSPC.F207]=&quot;E&quot;;[.$B$1];IF([$MallaSPC.F207]=&quot;O&quot;;[.$C$1];&quot;&quot;)))" office:value-type="string" office:string-value="Mandatory">
            <text:p>Mandatory</text:p>
          </table:table-cell>
          <table:table-cell table:style-name="ce5" table:formula="of:=IF([.A205]=&quot;%&quot;;&quot;&quot;;&quot;\&quot;&amp;[.$D$1]&amp;&quot;{&quot;&amp;[$MallaSPC.B207]&amp;&quot;}{&quot;&amp;[.B205]&amp;&quot;}{&quot;&amp;[$MallaSPC.C207]&amp;&quot;}{&quot;&amp;[$MallaSPC.D207]&amp;&quot;}{&quot;&amp;[$MallaSPC.E207]&amp;&quot;}{&quot;&amp;[$MallaSPC.G207]&amp;&quot;}{&quot;&amp;[$MallaSPC.H207]&amp;&quot;}{&quot;&amp;[$MallaSPC.I207]&amp;&quot;}{&quot;&amp;[$MallaSPC.J207]&amp;&quot;}{&quot;&amp;[$MallaSPC.K207]&amp;&quot;}{&quot;&amp;[$MallaSPC.L207]&amp;&quot;}{&quot;&amp;[$MallaSPC.M207]&amp;&quot;}{&quot;&amp;[$MallaSPC.N207]&amp;&quot;}{&quot;&amp;[$MallaSPC.O207]&amp;&quot;}{&quot;&amp;[$MallaSPC.P207]&amp;&quot;}{&quot;&amp;[$MallaSPC.Q207]&amp;&quot;}{&quot;&amp;[$MallaSPC.R207]&amp;&quot;}%&quot;&amp;[$MallaSPC.S207]&amp;[$MallaSPC.T207]&amp;[$MallaSPC.U207]&amp;[MallaSPC.V207]&amp;[MallaSPC.W207]&amp;[MallaSPC.X207]&amp;[MallaSPC.Y207]&amp;[MallaSPC.Z207]&amp;[MallaSPC.AA207]&amp;[MallaSPC.AB207]&amp;[MallaSPC.AC207])" office:value-type="string" office:string-value="\course{9}{Mandatory}{CS393}{}{Métodos Formales}{3}{4}{2}{}{3}{9}{Advanced}{CS260}{}{}{}{SE}%CR">
            <text:p>\course{9}{Mandatory}{CS393}{}{Métodos Formales}{3}{4}{2}{}{3}{9}{Advanced}{CS260}{}{}{}{SE}%CR</text:p>
          </table:table-cell>
          <table:table-cell table:number-columns-repeated="1021"/>
        </table:table-row>
        <table:table-row table:style-name="ro2">
          <table:table-cell table:style-name="ce5" table:formula="of:=IF(OR([$MallaSPC.B208]=&quot;&quot;;[$MallaSPC.C208]=&quot;&quot;;[$MallaSPC.F208]=&quot;&quot;);&quot;%&quot;;&quot;&quot;)">
            <text:p/>
          </table:table-cell>
          <table:table-cell table:style-name="ce5" table:formula="of:=IF([.A206]=&quot;%&quot;;&quot;&quot;;IF([$MallaSPC.F208]=&quot;E&quot;;[.$B$1];IF([$MallaSPC.F208]=&quot;O&quot;;[.$C$1];&quot;&quot;)))" office:value-type="string" office:string-value="Mandatory">
            <text:p>Mandatory</text:p>
          </table:table-cell>
          <table:table-cell table:style-name="ce5" table:formula="of:=IF([.A206]=&quot;%&quot;;&quot;&quot;;&quot;\&quot;&amp;[.$D$1]&amp;&quot;{&quot;&amp;[$MallaSPC.B208]&amp;&quot;}{&quot;&amp;[.B206]&amp;&quot;}{&quot;&amp;[$MallaSPC.C208]&amp;&quot;}{&quot;&amp;[$MallaSPC.D208]&amp;&quot;}{&quot;&amp;[$MallaSPC.E208]&amp;&quot;}{&quot;&amp;[$MallaSPC.G208]&amp;&quot;}{&quot;&amp;[$MallaSPC.H208]&amp;&quot;}{&quot;&amp;[$MallaSPC.I208]&amp;&quot;}{&quot;&amp;[$MallaSPC.J208]&amp;&quot;}{&quot;&amp;[$MallaSPC.K208]&amp;&quot;}{&quot;&amp;[$MallaSPC.L208]&amp;&quot;}{&quot;&amp;[$MallaSPC.M208]&amp;&quot;}{&quot;&amp;[$MallaSPC.N208]&amp;&quot;}{&quot;&amp;[$MallaSPC.O208]&amp;&quot;}{&quot;&amp;[$MallaSPC.P208]&amp;&quot;}{&quot;&amp;[$MallaSPC.Q208]&amp;&quot;}{&quot;&amp;[$MallaSPC.R208]&amp;&quot;}%&quot;&amp;[$MallaSPC.S208]&amp;[$MallaSPC.T208]&amp;[$MallaSPC.U208]&amp;[MallaSPC.V208]&amp;[MallaSPC.W208]&amp;[MallaSPC.X208]&amp;[MallaSPC.Y208]&amp;[MallaSPC.Z208]&amp;[MallaSPC.AA208]&amp;[MallaSPC.AB208]&amp;[MallaSPC.AC208])" office:value-type="string" office:string-value="\course{9}{Mandatory}{CS393}{}{Métodos Formales}{4}{2}{2}{2}{2}{6}{Advanced}{CS260}{}{}{}{SE}%UNSA">
            <text:p>\course{9}{Mandatory}{CS393}{}{Métodos Formales}{4}{2}{2}{2}{2}{6}{Advanced}{CS260}{}{}{}{SE}%UNSA</text:p>
          </table:table-cell>
          <table:table-cell table:number-columns-repeated="1021"/>
        </table:table-row>
        <table:table-row table:style-name="ro2">
          <table:table-cell table:style-name="ce5" table:formula="of:=IF(OR([$MallaSPC.B209]=&quot;&quot;;[$MallaSPC.C209]=&quot;&quot;;[$MallaSPC.F209]=&quot;&quot;);&quot;%&quot;;&quot;&quot;)">
            <text:p/>
          </table:table-cell>
          <table:table-cell table:style-name="ce5" table:formula="of:=IF([.A207]=&quot;%&quot;;&quot;&quot;;IF([$MallaSPC.F209]=&quot;E&quot;;[.$B$1];IF([$MallaSPC.F209]=&quot;O&quot;;[.$C$1];&quot;&quot;)))" office:value-type="string" office:string-value="Mandatory">
            <text:p>Mandatory</text:p>
          </table:table-cell>
          <table:table-cell table:style-name="ce5" table:formula="of:=IF([.A207]=&quot;%&quot;;&quot;&quot;;&quot;\&quot;&amp;[.$D$1]&amp;&quot;{&quot;&amp;[$MallaSPC.B209]&amp;&quot;}{&quot;&amp;[.B207]&amp;&quot;}{&quot;&amp;[$MallaSPC.C209]&amp;&quot;}{&quot;&amp;[$MallaSPC.D209]&amp;&quot;}{&quot;&amp;[$MallaSPC.E209]&amp;&quot;}{&quot;&amp;[$MallaSPC.G209]&amp;&quot;}{&quot;&amp;[$MallaSPC.H209]&amp;&quot;}{&quot;&amp;[$MallaSPC.I209]&amp;&quot;}{&quot;&amp;[$MallaSPC.J209]&amp;&quot;}{&quot;&amp;[$MallaSPC.K209]&amp;&quot;}{&quot;&amp;[$MallaSPC.L209]&amp;&quot;}{&quot;&amp;[$MallaSPC.M209]&amp;&quot;}{&quot;&amp;[$MallaSPC.N209]&amp;&quot;}{&quot;&amp;[$MallaSPC.O209]&amp;&quot;}{&quot;&amp;[$MallaSPC.P209]&amp;&quot;}{&quot;&amp;[$MallaSPC.Q209]&amp;&quot;}{&quot;&amp;[$MallaSPC.R209]&amp;&quot;}%&quot;&amp;[$MallaSPC.S209]&amp;[$MallaSPC.T209]&amp;[$MallaSPC.U209]&amp;[MallaSPC.V209]&amp;[MallaSPC.W209]&amp;[MallaSPC.X209]&amp;[MallaSPC.Y209]&amp;[MallaSPC.Z209]&amp;[MallaSPC.AA209]&amp;[MallaSPC.AB209]&amp;[MallaSPC.AC209])" office:value-type="string" office:string-value="\course{9}{Mandatory}{CS391}{}{Calidad de Software}{3}{3}{3}{}{3}{9}{}{CS390}{}{}{}{SE}%CR">
            <text:p>\course{9}{Mandatory}{CS391}{}{Calidad de Software}{3}{3}{3}{}{3}{9}{}{CS390}{}{}{}{SE}%CR</text:p>
          </table:table-cell>
          <table:table-cell table:number-columns-repeated="1021"/>
        </table:table-row>
        <table:table-row table:style-name="ro2">
          <table:table-cell table:style-name="ce5" table:formula="of:=IF(OR([$MallaSPC.B210]=&quot;&quot;;[$MallaSPC.C210]=&quot;&quot;;[$MallaSPC.F210]=&quot;&quot;);&quot;%&quot;;&quot;&quot;)">
            <text:p/>
          </table:table-cell>
          <table:table-cell table:style-name="ce5" table:formula="of:=IF([.A208]=&quot;%&quot;;&quot;&quot;;IF([$MallaSPC.F210]=&quot;E&quot;;[.$B$1];IF([$MallaSPC.F210]=&quot;O&quot;;[.$C$1];&quot;&quot;)))" office:value-type="string" office:string-value="Mandatory">
            <text:p>Mandatory</text:p>
          </table:table-cell>
          <table:table-cell table:style-name="ce5" table:formula="of:=IF([.A208]=&quot;%&quot;;&quot;&quot;;&quot;\&quot;&amp;[.$D$1]&amp;&quot;{&quot;&amp;[$MallaSPC.B210]&amp;&quot;}{&quot;&amp;[.B208]&amp;&quot;}{&quot;&amp;[$MallaSPC.C210]&amp;&quot;}{&quot;&amp;[$MallaSPC.D210]&amp;&quot;}{&quot;&amp;[$MallaSPC.E210]&amp;&quot;}{&quot;&amp;[$MallaSPC.G210]&amp;&quot;}{&quot;&amp;[$MallaSPC.H210]&amp;&quot;}{&quot;&amp;[$MallaSPC.I210]&amp;&quot;}{&quot;&amp;[$MallaSPC.J210]&amp;&quot;}{&quot;&amp;[$MallaSPC.K210]&amp;&quot;}{&quot;&amp;[$MallaSPC.L210]&amp;&quot;}{&quot;&amp;[$MallaSPC.M210]&amp;&quot;}{&quot;&amp;[$MallaSPC.N210]&amp;&quot;}{&quot;&amp;[$MallaSPC.O210]&amp;&quot;}{&quot;&amp;[$MallaSPC.P210]&amp;&quot;}{&quot;&amp;[$MallaSPC.Q210]&amp;&quot;}{&quot;&amp;[$MallaSPC.R210]&amp;&quot;}%&quot;&amp;[$MallaSPC.S210]&amp;[$MallaSPC.T210]&amp;[$MallaSPC.U210]&amp;[MallaSPC.V210]&amp;[MallaSPC.W210]&amp;[MallaSPC.X210]&amp;[MallaSPC.Y210]&amp;[MallaSPC.Z210]&amp;[MallaSPC.AA210]&amp;[MallaSPC.AB210]&amp;[MallaSPC.AC210])" office:value-type="string" office:string-value="\course{9}{Mandatory}{CS403}{}{Proyecto de Tesis}{3}{2}{2}{}{}{4}{}{CS402}{}{}{}{CS,SE,IS}%SPC,UNI,UCSP">
            <text:p>\course{9}{Mandatory}{CS403}{}{Proyecto de Tesis}{3}{2}{2}{}{}{4}{}{CS402}{}{}{}{CS,SE,IS}%SPC,UNI,UCSP</text:p>
          </table:table-cell>
          <table:table-cell table:number-columns-repeated="1021"/>
        </table:table-row>
        <table:table-row table:style-name="ro2">
          <table:table-cell table:style-name="ce5" table:formula="of:=IF(OR([$MallaSPC.B211]=&quot;&quot;;[$MallaSPC.C211]=&quot;&quot;;[$MallaSPC.F211]=&quot;&quot;);&quot;%&quot;;&quot;&quot;)">
            <text:p/>
          </table:table-cell>
          <table:table-cell table:style-name="ce5" table:formula="of:=IF([.A209]=&quot;%&quot;;&quot;&quot;;IF([$MallaSPC.F211]=&quot;E&quot;;[.$B$1];IF([$MallaSPC.F211]=&quot;O&quot;;[.$C$1];&quot;&quot;)))" office:value-type="string" office:string-value="Mandatory">
            <text:p>Mandatory</text:p>
          </table:table-cell>
          <table:table-cell table:style-name="ce5" table:formula="of:=IF([.A209]=&quot;%&quot;;&quot;&quot;;&quot;\&quot;&amp;[.$D$1]&amp;&quot;{&quot;&amp;[$MallaSPC.B211]&amp;&quot;}{&quot;&amp;[.B209]&amp;&quot;}{&quot;&amp;[$MallaSPC.C211]&amp;&quot;}{&quot;&amp;[$MallaSPC.D211]&amp;&quot;}{&quot;&amp;[$MallaSPC.E211]&amp;&quot;}{&quot;&amp;[$MallaSPC.G211]&amp;&quot;}{&quot;&amp;[$MallaSPC.H211]&amp;&quot;}{&quot;&amp;[$MallaSPC.I211]&amp;&quot;}{&quot;&amp;[$MallaSPC.J211]&amp;&quot;}{&quot;&amp;[$MallaSPC.K211]&amp;&quot;}{&quot;&amp;[$MallaSPC.L211]&amp;&quot;}{&quot;&amp;[$MallaSPC.M211]&amp;&quot;}{&quot;&amp;[$MallaSPC.N211]&amp;&quot;}{&quot;&amp;[$MallaSPC.O211]&amp;&quot;}{&quot;&amp;[$MallaSPC.P211]&amp;&quot;}{&quot;&amp;[$MallaSPC.Q211]&amp;&quot;}{&quot;&amp;[$MallaSPC.R211]&amp;&quot;}%&quot;&amp;[$MallaSPC.S211]&amp;[$MallaSPC.T211]&amp;[$MallaSPC.U211]&amp;[MallaSPC.V211]&amp;[MallaSPC.W211]&amp;[MallaSPC.X211]&amp;[MallaSPC.Y211]&amp;[MallaSPC.Z211]&amp;[MallaSPC.AA211]&amp;[MallaSPC.AB211]&amp;[MallaSPC.AC211])" office:value-type="string" office:string-value="\course{9}{Mandatory}{CS403}{}{Proyecto de Tesis}{3}{3}{3}{}{3}{9}{}{CS402}{}{}{}{CS,SE,IS}%CR">
            <text:p>\course{9}{Mandatory}{CS403}{}{Proyecto de Tesis}{3}{3}{3}{}{3}{9}{}{CS402}{}{}{}{CS,SE,IS}%CR</text:p>
          </table:table-cell>
          <table:table-cell table:number-columns-repeated="1021"/>
        </table:table-row>
        <table:table-row table:style-name="ro2">
          <table:table-cell table:style-name="ce5" table:formula="of:=IF(OR([$MallaSPC.B212]=&quot;&quot;;[$MallaSPC.C212]=&quot;&quot;;[$MallaSPC.F212]=&quot;&quot;);&quot;%&quot;;&quot;&quot;)">
            <text:p/>
          </table:table-cell>
          <table:table-cell table:style-name="ce5" table:formula="of:=IF([.A210]=&quot;%&quot;;&quot;&quot;;IF([$MallaSPC.F212]=&quot;E&quot;;[.$B$1];IF([$MallaSPC.F212]=&quot;O&quot;;[.$C$1];&quot;&quot;)))" office:value-type="string" office:string-value="Mandatory">
            <text:p>Mandatory</text:p>
          </table:table-cell>
          <table:table-cell table:style-name="ce5" table:formula="of:=IF([.A210]=&quot;%&quot;;&quot;&quot;;&quot;\&quot;&amp;[.$D$1]&amp;&quot;{&quot;&amp;[$MallaSPC.B212]&amp;&quot;}{&quot;&amp;[.B210]&amp;&quot;}{&quot;&amp;[$MallaSPC.C212]&amp;&quot;}{&quot;&amp;[$MallaSPC.D212]&amp;&quot;}{&quot;&amp;[$MallaSPC.E212]&amp;&quot;}{&quot;&amp;[$MallaSPC.G212]&amp;&quot;}{&quot;&amp;[$MallaSPC.H212]&amp;&quot;}{&quot;&amp;[$MallaSPC.I212]&amp;&quot;}{&quot;&amp;[$MallaSPC.J212]&amp;&quot;}{&quot;&amp;[$MallaSPC.K212]&amp;&quot;}{&quot;&amp;[$MallaSPC.L212]&amp;&quot;}{&quot;&amp;[$MallaSPC.M212]&amp;&quot;}{&quot;&amp;[$MallaSPC.N212]&amp;&quot;}{&quot;&amp;[$MallaSPC.O212]&amp;&quot;}{&quot;&amp;[$MallaSPC.P212]&amp;&quot;}{&quot;&amp;[$MallaSPC.Q212]&amp;&quot;}{&quot;&amp;[$MallaSPC.R212]&amp;&quot;}%&quot;&amp;[$MallaSPC.S212]&amp;[$MallaSPC.T212]&amp;[$MallaSPC.U212]&amp;[MallaSPC.V212]&amp;[MallaSPC.W212]&amp;[MallaSPC.X212]&amp;[MallaSPC.Y212]&amp;[MallaSPC.Z212]&amp;[MallaSPC.AA212]&amp;[MallaSPC.AB212]&amp;[MallaSPC.AC212])" office:value-type="string" office:string-value="\course{9}{Mandatory}{CB309}{}{Computación Molecular Biológica}{2}{1}{}{2}{2}{3}{Basic}{CS315}{}{}{}{CS}%SPC">
            <text:p>\course{9}{Mandatory}{CB309}{}{Computación Molecular Biológica}{2}{1}{}{2}{2}{3}{Basic}{CS315}{}{}{}{CS}%SPC</text:p>
          </table:table-cell>
          <table:table-cell table:number-columns-repeated="1021"/>
        </table:table-row>
        <table:table-row table:style-name="ro2">
          <table:table-cell table:style-name="ce5" table:formula="of:=IF(OR([$MallaSPC.B213]=&quot;&quot;;[$MallaSPC.C213]=&quot;&quot;;[$MallaSPC.F213]=&quot;&quot;);&quot;%&quot;;&quot;&quot;)">
            <text:p/>
          </table:table-cell>
          <table:table-cell table:style-name="ce5" table:formula="of:=IF([.A211]=&quot;%&quot;;&quot;&quot;;IF([$MallaSPC.F213]=&quot;E&quot;;[.$B$1];IF([$MallaSPC.F213]=&quot;O&quot;;[.$C$1];&quot;&quot;)))" office:value-type="string" office:string-value="Elective">
            <text:p>Elective</text:p>
          </table:table-cell>
          <table:table-cell table:style-name="ce5" table:formula="of:=IF([.A211]=&quot;%&quot;;&quot;&quot;;&quot;\&quot;&amp;[.$D$1]&amp;&quot;{&quot;&amp;[$MallaSPC.B213]&amp;&quot;}{&quot;&amp;[.B211]&amp;&quot;}{&quot;&amp;[$MallaSPC.C213]&amp;&quot;}{&quot;&amp;[$MallaSPC.D213]&amp;&quot;}{&quot;&amp;[$MallaSPC.E213]&amp;&quot;}{&quot;&amp;[$MallaSPC.G213]&amp;&quot;}{&quot;&amp;[$MallaSPC.H213]&amp;&quot;}{&quot;&amp;[$MallaSPC.I213]&amp;&quot;}{&quot;&amp;[$MallaSPC.J213]&amp;&quot;}{&quot;&amp;[$MallaSPC.K213]&amp;&quot;}{&quot;&amp;[$MallaSPC.L213]&amp;&quot;}{&quot;&amp;[$MallaSPC.M213]&amp;&quot;}{&quot;&amp;[$MallaSPC.N213]&amp;&quot;}{&quot;&amp;[$MallaSPC.O213]&amp;&quot;}{&quot;&amp;[$MallaSPC.P213]&amp;&quot;}{&quot;&amp;[$MallaSPC.Q213]&amp;&quot;}{&quot;&amp;[$MallaSPC.R213]&amp;&quot;}%&quot;&amp;[$MallaSPC.S213]&amp;[$MallaSPC.T213]&amp;[$MallaSPC.U213]&amp;[MallaSPC.V213]&amp;[MallaSPC.W213]&amp;[MallaSPC.X213]&amp;[MallaSPC.Y213]&amp;[MallaSPC.Z213]&amp;[MallaSPC.AA213]&amp;[MallaSPC.AB213]&amp;[MallaSPC.AC213])" office:value-type="string" office:string-value="\course{9}{Elective}{CB309}{}{Computación Molecular Biológica}{4}{2}{2}{2}{2}{6}{Basic}{CS315}{}{}{G2}{CS}%UNSA">
            <text:p>\course{9}{Elective}{CB309}{}{Computación Molecular Biológica}{4}{2}{2}{2}{2}{6}{Basic}{CS315}{}{}{G2}{CS}%UNSA</text:p>
          </table:table-cell>
          <table:table-cell table:number-columns-repeated="1021"/>
        </table:table-row>
        <table:table-row table:style-name="ro2">
          <table:table-cell table:style-name="ce5" table:formula="of:=IF(OR([$MallaSPC.B214]=&quot;&quot;;[$MallaSPC.C214]=&quot;&quot;;[$MallaSPC.F214]=&quot;&quot;);&quot;%&quot;;&quot;&quot;)">
            <text:p/>
          </table:table-cell>
          <table:table-cell table:style-name="ce5" table:formula="of:=IF([.A212]=&quot;%&quot;;&quot;&quot;;IF([$MallaSPC.F214]=&quot;E&quot;;[.$B$1];IF([$MallaSPC.F214]=&quot;O&quot;;[.$C$1];&quot;&quot;)))" office:value-type="string" office:string-value="Elective">
            <text:p>Elective</text:p>
          </table:table-cell>
          <table:table-cell table:style-name="ce5" table:formula="of:=IF([.A212]=&quot;%&quot;;&quot;&quot;;&quot;\&quot;&amp;[.$D$1]&amp;&quot;{&quot;&amp;[$MallaSPC.B214]&amp;&quot;}{&quot;&amp;[.B212]&amp;&quot;}{&quot;&amp;[$MallaSPC.C214]&amp;&quot;}{&quot;&amp;[$MallaSPC.D214]&amp;&quot;}{&quot;&amp;[$MallaSPC.E214]&amp;&quot;}{&quot;&amp;[$MallaSPC.G214]&amp;&quot;}{&quot;&amp;[$MallaSPC.H214]&amp;&quot;}{&quot;&amp;[$MallaSPC.I214]&amp;&quot;}{&quot;&amp;[$MallaSPC.J214]&amp;&quot;}{&quot;&amp;[$MallaSPC.K214]&amp;&quot;}{&quot;&amp;[$MallaSPC.L214]&amp;&quot;}{&quot;&amp;[$MallaSPC.M214]&amp;&quot;}{&quot;&amp;[$MallaSPC.N214]&amp;&quot;}{&quot;&amp;[$MallaSPC.O214]&amp;&quot;}{&quot;&amp;[$MallaSPC.P214]&amp;&quot;}{&quot;&amp;[$MallaSPC.Q214]&amp;&quot;}{&quot;&amp;[$MallaSPC.R214]&amp;&quot;}%&quot;&amp;[$MallaSPC.S214]&amp;[$MallaSPC.T214]&amp;[$MallaSPC.U214]&amp;[MallaSPC.V214]&amp;[MallaSPC.W214]&amp;[MallaSPC.X214]&amp;[MallaSPC.Y214]&amp;[MallaSPC.Z214]&amp;[MallaSPC.AA214]&amp;[MallaSPC.AB214]&amp;[MallaSPC.AC214])" office:value-type="string" office:string-value="\course{9}{Elective}{CB309}{}{Computación Molecular Biológica}{4}{2}{2}{2}{2}{6}{Basic}{CS315}{}{}{G2}{CS}%USGP,UCSP">
            <text:p>\course{9}{Elective}{CB309}{}{Computación Molecular Biológica}{4}{2}{2}{2}{2}{6}{Basic}{CS315}{}{}{G2}{CS}%USGP,UCSP</text:p>
          </table:table-cell>
          <table:table-cell table:number-columns-repeated="1021"/>
        </table:table-row>
        <table:table-row table:style-name="ro2">
          <table:table-cell table:style-name="ce5" table:formula="of:=IF(OR([$MallaSPC.B215]=&quot;&quot;;[$MallaSPC.C215]=&quot;&quot;;[$MallaSPC.F215]=&quot;&quot;);&quot;%&quot;;&quot;&quot;)">
            <text:p/>
          </table:table-cell>
          <table:table-cell table:style-name="ce5" table:formula="of:=IF([.A213]=&quot;%&quot;;&quot;&quot;;IF([$MallaSPC.F215]=&quot;E&quot;;[.$B$1];IF([$MallaSPC.F215]=&quot;O&quot;;[.$C$1];&quot;&quot;)))" office:value-type="string" office:string-value="Mandatory">
            <text:p>Mandatory</text:p>
          </table:table-cell>
          <table:table-cell table:style-name="ce5" table:formula="of:=IF([.A213]=&quot;%&quot;;&quot;&quot;;&quot;\&quot;&amp;[.$D$1]&amp;&quot;{&quot;&amp;[$MallaSPC.B215]&amp;&quot;}{&quot;&amp;[.B213]&amp;&quot;}{&quot;&amp;[$MallaSPC.C215]&amp;&quot;}{&quot;&amp;[$MallaSPC.D215]&amp;&quot;}{&quot;&amp;[$MallaSPC.E215]&amp;&quot;}{&quot;&amp;[$MallaSPC.G215]&amp;&quot;}{&quot;&amp;[$MallaSPC.H215]&amp;&quot;}{&quot;&amp;[$MallaSPC.I215]&amp;&quot;}{&quot;&amp;[$MallaSPC.J215]&amp;&quot;}{&quot;&amp;[$MallaSPC.K215]&amp;&quot;}{&quot;&amp;[$MallaSPC.L215]&amp;&quot;}{&quot;&amp;[$MallaSPC.M215]&amp;&quot;}{&quot;&amp;[$MallaSPC.N215]&amp;&quot;}{&quot;&amp;[$MallaSPC.O215]&amp;&quot;}{&quot;&amp;[$MallaSPC.P215]&amp;&quot;}{&quot;&amp;[$MallaSPC.Q215]&amp;&quot;}{&quot;&amp;[$MallaSPC.R215]&amp;&quot;}%&quot;&amp;[$MallaSPC.S215]&amp;[$MallaSPC.T215]&amp;[$MallaSPC.U215]&amp;[MallaSPC.V215]&amp;[MallaSPC.W215]&amp;[MallaSPC.X215]&amp;[MallaSPC.Y215]&amp;[MallaSPC.Z215]&amp;[MallaSPC.AA215]&amp;[MallaSPC.AB215]&amp;[MallaSPC.AC215])" office:value-type="string" office:string-value="\course{9}{Mandatory}{ET101}{}{Formación de Empresas de Base Tecnológica I}{3}{2}{2}{}{}{4}{}{CS401}{}{}{}{OG}%UCSP">
            <text:p>\course{9}{Mandatory}{ET101}{}{Formación de Empresas de Base Tecnológica I}{3}{2}{2}{}{}{4}{}{CS401}{}{}{}{OG}%UCSP</text:p>
          </table:table-cell>
          <table:table-cell table:number-columns-repeated="1021"/>
        </table:table-row>
        <table:table-row table:style-name="ro2">
          <table:table-cell table:style-name="ce5" table:formula="of:=IF(OR([$MallaSPC.B216]=&quot;&quot;;[$MallaSPC.C216]=&quot;&quot;;[$MallaSPC.F216]=&quot;&quot;);&quot;%&quot;;&quot;&quot;)">
            <text:p/>
          </table:table-cell>
          <table:table-cell table:style-name="ce5" table:formula="of:=IF([.A214]=&quot;%&quot;;&quot;&quot;;IF([$MallaSPC.F216]=&quot;E&quot;;[.$B$1];IF([$MallaSPC.F216]=&quot;O&quot;;[.$C$1];&quot;&quot;)))" office:value-type="string" office:string-value="Mandatory">
            <text:p>Mandatory</text:p>
          </table:table-cell>
          <table:table-cell table:style-name="ce5" table:formula="of:=IF([.A214]=&quot;%&quot;;&quot;&quot;;&quot;\&quot;&amp;[.$D$1]&amp;&quot;{&quot;&amp;[$MallaSPC.B216]&amp;&quot;}{&quot;&amp;[.B214]&amp;&quot;}{&quot;&amp;[$MallaSPC.C216]&amp;&quot;}{&quot;&amp;[$MallaSPC.D216]&amp;&quot;}{&quot;&amp;[$MallaSPC.E216]&amp;&quot;}{&quot;&amp;[$MallaSPC.G216]&amp;&quot;}{&quot;&amp;[$MallaSPC.H216]&amp;&quot;}{&quot;&amp;[$MallaSPC.I216]&amp;&quot;}{&quot;&amp;[$MallaSPC.J216]&amp;&quot;}{&quot;&amp;[$MallaSPC.K216]&amp;&quot;}{&quot;&amp;[$MallaSPC.L216]&amp;&quot;}{&quot;&amp;[$MallaSPC.M216]&amp;&quot;}{&quot;&amp;[$MallaSPC.N216]&amp;&quot;}{&quot;&amp;[$MallaSPC.O216]&amp;&quot;}{&quot;&amp;[$MallaSPC.P216]&amp;&quot;}{&quot;&amp;[$MallaSPC.Q216]&amp;&quot;}{&quot;&amp;[$MallaSPC.R216]&amp;&quot;}%&quot;&amp;[$MallaSPC.S216]&amp;[$MallaSPC.T216]&amp;[$MallaSPC.U216]&amp;[MallaSPC.V216]&amp;[MallaSPC.W216]&amp;[MallaSPC.X216]&amp;[MallaSPC.Y216]&amp;[MallaSPC.Z216]&amp;[MallaSPC.AA216]&amp;[MallaSPC.AB216]&amp;[MallaSPC.AC216])" office:value-type="string" office:string-value="\course{9}{Mandatory}{ET101}{}{Formación de Empresas de Base Tecnológica I}{3}{4}{2}{}{3}{9}{}{CS401}{}{}{}{OG}%CR">
            <text:p>\course{9}{Mandatory}{ET101}{}{Formación de Empresas de Base Tecnológica I}{3}{4}{2}{}{3}{9}{}{CS401}{}{}{}{OG}%CR</text:p>
          </table:table-cell>
          <table:table-cell table:number-columns-repeated="1021"/>
        </table:table-row>
        <table:table-row table:style-name="ro2">
          <table:table-cell table:style-name="ce5" table:formula="of:=IF(OR([$MallaSPC.B217]=&quot;&quot;;[$MallaSPC.C217]=&quot;&quot;;[$MallaSPC.F217]=&quot;&quot;);&quot;%&quot;;&quot;&quot;)">
            <text:p/>
          </table:table-cell>
          <table:table-cell table:style-name="ce5" table:formula="of:=IF([.A215]=&quot;%&quot;;&quot;&quot;;IF([$MallaSPC.F217]=&quot;E&quot;;[.$B$1];IF([$MallaSPC.F217]=&quot;O&quot;;[.$C$1];&quot;&quot;)))" office:value-type="string" office:string-value="Mandatory">
            <text:p>Mandatory</text:p>
          </table:table-cell>
          <table:table-cell table:style-name="ce5" table:formula="of:=IF([.A215]=&quot;%&quot;;&quot;&quot;;&quot;\&quot;&amp;[.$D$1]&amp;&quot;{&quot;&amp;[$MallaSPC.B217]&amp;&quot;}{&quot;&amp;[.B215]&amp;&quot;}{&quot;&amp;[$MallaSPC.C217]&amp;&quot;}{&quot;&amp;[$MallaSPC.D217]&amp;&quot;}{&quot;&amp;[$MallaSPC.E217]&amp;&quot;}{&quot;&amp;[$MallaSPC.G217]&amp;&quot;}{&quot;&amp;[$MallaSPC.H217]&amp;&quot;}{&quot;&amp;[$MallaSPC.I217]&amp;&quot;}{&quot;&amp;[$MallaSPC.J217]&amp;&quot;}{&quot;&amp;[$MallaSPC.K217]&amp;&quot;}{&quot;&amp;[$MallaSPC.L217]&amp;&quot;}{&quot;&amp;[$MallaSPC.M217]&amp;&quot;}{&quot;&amp;[$MallaSPC.N217]&amp;&quot;}{&quot;&amp;[$MallaSPC.O217]&amp;&quot;}{&quot;&amp;[$MallaSPC.P217]&amp;&quot;}{&quot;&amp;[$MallaSPC.Q217]&amp;&quot;}{&quot;&amp;[$MallaSPC.R217]&amp;&quot;}%&quot;&amp;[$MallaSPC.S217]&amp;[$MallaSPC.T217]&amp;[$MallaSPC.U217]&amp;[MallaSPC.V217]&amp;[MallaSPC.W217]&amp;[MallaSPC.X217]&amp;[MallaSPC.Y217]&amp;[MallaSPC.Z217]&amp;[MallaSPC.AA217]&amp;[MallaSPC.AB217]&amp;[MallaSPC.AC217])" office:value-type="string" office:string-value="\course{9}{Mandatory}{ET102}{}{Formación de Empresas de Base Tecnológica II}{3}{2}{2}{}{}{4}{}{ET101}{}{}{}{OG}%SPC">
            <text:p>\course{9}{Mandatory}{ET102}{}{Formación de Empresas de Base Tecnológica II}{3}{2}{2}{}{}{4}{}{ET101}{}{}{}{OG}%SPC</text:p>
          </table:table-cell>
          <table:table-cell table:number-columns-repeated="1021"/>
        </table:table-row>
        <table:table-row table:style-name="ro2">
          <table:table-cell table:style-name="ce5" table:formula="of:=IF(OR([$MallaSPC.B218]=&quot;&quot;;[$MallaSPC.C218]=&quot;&quot;;[$MallaSPC.F218]=&quot;&quot;);&quot;%&quot;;&quot;&quot;)">
            <text:p/>
          </table:table-cell>
          <table:table-cell table:style-name="ce5" table:formula="of:=IF([.A216]=&quot;%&quot;;&quot;&quot;;IF([$MallaSPC.F218]=&quot;E&quot;;[.$B$1];IF([$MallaSPC.F218]=&quot;O&quot;;[.$C$1];&quot;&quot;)))" office:value-type="string" office:string-value="Mandatory">
            <text:p>Mandatory</text:p>
          </table:table-cell>
          <table:table-cell table:style-name="ce5" table:formula="of:=IF([.A216]=&quot;%&quot;;&quot;&quot;;&quot;\&quot;&amp;[.$D$1]&amp;&quot;{&quot;&amp;[$MallaSPC.B218]&amp;&quot;}{&quot;&amp;[.B216]&amp;&quot;}{&quot;&amp;[$MallaSPC.C218]&amp;&quot;}{&quot;&amp;[$MallaSPC.D218]&amp;&quot;}{&quot;&amp;[$MallaSPC.E218]&amp;&quot;}{&quot;&amp;[$MallaSPC.G218]&amp;&quot;}{&quot;&amp;[$MallaSPC.H218]&amp;&quot;}{&quot;&amp;[$MallaSPC.I218]&amp;&quot;}{&quot;&amp;[$MallaSPC.J218]&amp;&quot;}{&quot;&amp;[$MallaSPC.K218]&amp;&quot;}{&quot;&amp;[$MallaSPC.L218]&amp;&quot;}{&quot;&amp;[$MallaSPC.M218]&amp;&quot;}{&quot;&amp;[$MallaSPC.N218]&amp;&quot;}{&quot;&amp;[$MallaSPC.O218]&amp;&quot;}{&quot;&amp;[$MallaSPC.P218]&amp;&quot;}{&quot;&amp;[$MallaSPC.Q218]&amp;&quot;}{&quot;&amp;[$MallaSPC.R218]&amp;&quot;}%&quot;&amp;[$MallaSPC.S218]&amp;[$MallaSPC.T218]&amp;[$MallaSPC.U218]&amp;[MallaSPC.V218]&amp;[MallaSPC.W218]&amp;[MallaSPC.X218]&amp;[MallaSPC.Y218]&amp;[MallaSPC.Z218]&amp;[MallaSPC.AA218]&amp;[MallaSPC.AB218]&amp;[MallaSPC.AC218])" office:value-type="string" office:string-value="\course{9}{Mandatory}{CS325}{}{Sistemas Distribuídos}{4}{2}{2}{2}{2}{6}{Advanced}{CS225T}{}{}{}{CS}%UNI">
            <text:p>\course{9}{Mandatory}{CS325}{}{Sistemas Distribuídos}{4}{2}{2}{2}{2}{6}{Advanced}{CS225T}{}{}{}{CS}%UNI</text:p>
          </table:table-cell>
          <table:table-cell table:number-columns-repeated="1021"/>
        </table:table-row>
        <table:table-row table:style-name="ro2">
          <table:table-cell table:style-name="ce5" table:formula="of:=IF(OR([$MallaSPC.B219]=&quot;&quot;;[$MallaSPC.C219]=&quot;&quot;;[$MallaSPC.F219]=&quot;&quot;);&quot;%&quot;;&quot;&quot;)">
            <text:p/>
          </table:table-cell>
          <table:table-cell table:style-name="ce5" table:formula="of:=IF([.A217]=&quot;%&quot;;&quot;&quot;;IF([$MallaSPC.F219]=&quot;E&quot;;[.$B$1];IF([$MallaSPC.F219]=&quot;O&quot;;[.$C$1];&quot;&quot;)))" office:value-type="string" office:string-value="Elective">
            <text:p>Elective</text:p>
          </table:table-cell>
          <table:table-cell table:style-name="ce5" table:formula="of:=IF([.A217]=&quot;%&quot;;&quot;&quot;;&quot;\&quot;&amp;[.$D$1]&amp;&quot;{&quot;&amp;[$MallaSPC.B219]&amp;&quot;}{&quot;&amp;[.B217]&amp;&quot;}{&quot;&amp;[$MallaSPC.C219]&amp;&quot;}{&quot;&amp;[$MallaSPC.D219]&amp;&quot;}{&quot;&amp;[$MallaSPC.E219]&amp;&quot;}{&quot;&amp;[$MallaSPC.G219]&amp;&quot;}{&quot;&amp;[$MallaSPC.H219]&amp;&quot;}{&quot;&amp;[$MallaSPC.I219]&amp;&quot;}{&quot;&amp;[$MallaSPC.J219]&amp;&quot;}{&quot;&amp;[$MallaSPC.K219]&amp;&quot;}{&quot;&amp;[$MallaSPC.L219]&amp;&quot;}{&quot;&amp;[$MallaSPC.M219]&amp;&quot;}{&quot;&amp;[$MallaSPC.N219]&amp;&quot;}{&quot;&amp;[$MallaSPC.O219]&amp;&quot;}{&quot;&amp;[$MallaSPC.P219]&amp;&quot;}{&quot;&amp;[$MallaSPC.Q219]&amp;&quot;}{&quot;&amp;[$MallaSPC.R219]&amp;&quot;}%&quot;&amp;[$MallaSPC.S219]&amp;[$MallaSPC.T219]&amp;[$MallaSPC.U219]&amp;[MallaSPC.V219]&amp;[MallaSPC.W219]&amp;[MallaSPC.X219]&amp;[MallaSPC.Y219]&amp;[MallaSPC.Z219]&amp;[MallaSPC.AA219]&amp;[MallaSPC.AB219]&amp;[MallaSPC.AC219])" office:value-type="string" office:string-value="\course{9}{Elective}{CS355}{}{Tópicos en Computación Gráfica}{4}{2}{2}{2}{2}{6}{Advanced}{CS255}{}{}{G1}{CS}%SPC,UCSP">
            <text:p>\course{9}{Elective}{CS355}{}{Tópicos en Computación Gráfica}{4}{2}{2}{2}{2}{6}{Advanced}{CS255}{}{}{G1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20]=&quot;&quot;;[$MallaSPC.C220]=&quot;&quot;;[$MallaSPC.F220]=&quot;&quot;);&quot;%&quot;;&quot;&quot;)">
            <text:p/>
          </table:table-cell>
          <table:table-cell table:style-name="ce5" table:formula="of:=IF([.A218]=&quot;%&quot;;&quot;&quot;;IF([$MallaSPC.F220]=&quot;E&quot;;[.$B$1];IF([$MallaSPC.F220]=&quot;O&quot;;[.$C$1];&quot;&quot;)))" office:value-type="string" office:string-value="Mandatory">
            <text:p>Mandatory</text:p>
          </table:table-cell>
          <table:table-cell table:style-name="ce5" table:formula="of:=IF([.A218]=&quot;%&quot;;&quot;&quot;;&quot;\&quot;&amp;[.$D$1]&amp;&quot;{&quot;&amp;[$MallaSPC.B220]&amp;&quot;}{&quot;&amp;[.B218]&amp;&quot;}{&quot;&amp;[$MallaSPC.C220]&amp;&quot;}{&quot;&amp;[$MallaSPC.D220]&amp;&quot;}{&quot;&amp;[$MallaSPC.E220]&amp;&quot;}{&quot;&amp;[$MallaSPC.G220]&amp;&quot;}{&quot;&amp;[$MallaSPC.H220]&amp;&quot;}{&quot;&amp;[$MallaSPC.I220]&amp;&quot;}{&quot;&amp;[$MallaSPC.J220]&amp;&quot;}{&quot;&amp;[$MallaSPC.K220]&amp;&quot;}{&quot;&amp;[$MallaSPC.L220]&amp;&quot;}{&quot;&amp;[$MallaSPC.M220]&amp;&quot;}{&quot;&amp;[$MallaSPC.N220]&amp;&quot;}{&quot;&amp;[$MallaSPC.O220]&amp;&quot;}{&quot;&amp;[$MallaSPC.P220]&amp;&quot;}{&quot;&amp;[$MallaSPC.Q220]&amp;&quot;}{&quot;&amp;[$MallaSPC.R220]&amp;&quot;}%&quot;&amp;[$MallaSPC.S220]&amp;[$MallaSPC.T220]&amp;[$MallaSPC.U220]&amp;[MallaSPC.V220]&amp;[MallaSPC.W220]&amp;[MallaSPC.X220]&amp;[MallaSPC.Y220]&amp;[MallaSPC.Z220]&amp;[MallaSPC.AA220]&amp;[MallaSPC.AB220]&amp;[MallaSPC.AC220])" office:value-type="string" office:string-value="\course{9}{Mandatory}{CS355}{}{Tópicos en Computación Gráfica}{3}{4}{2}{}{3}{9}{Advanced}{CS255}{}{}{}{CS}%CR">
            <text:p>\course{9}{Mandatory}{CS355}{}{Tópicos en Computación Gráfica}{3}{4}{2}{}{3}{9}{Advanced}{CS255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221]=&quot;&quot;;[$MallaSPC.C221]=&quot;&quot;;[$MallaSPC.F221]=&quot;&quot;);&quot;%&quot;;&quot;&quot;)">
            <text:p/>
          </table:table-cell>
          <table:table-cell table:style-name="ce5" table:formula="of:=IF([.A219]=&quot;%&quot;;&quot;&quot;;IF([$MallaSPC.F221]=&quot;E&quot;;[.$B$1];IF([$MallaSPC.F221]=&quot;O&quot;;[.$C$1];&quot;&quot;)))" office:value-type="string" office:string-value="Elective">
            <text:p>Elective</text:p>
          </table:table-cell>
          <table:table-cell table:style-name="ce5" table:formula="of:=IF([.A219]=&quot;%&quot;;&quot;&quot;;&quot;\&quot;&amp;[.$D$1]&amp;&quot;{&quot;&amp;[$MallaSPC.B221]&amp;&quot;}{&quot;&amp;[.B219]&amp;&quot;}{&quot;&amp;[$MallaSPC.C221]&amp;&quot;}{&quot;&amp;[$MallaSPC.D221]&amp;&quot;}{&quot;&amp;[$MallaSPC.E221]&amp;&quot;}{&quot;&amp;[$MallaSPC.G221]&amp;&quot;}{&quot;&amp;[$MallaSPC.H221]&amp;&quot;}{&quot;&amp;[$MallaSPC.I221]&amp;&quot;}{&quot;&amp;[$MallaSPC.J221]&amp;&quot;}{&quot;&amp;[$MallaSPC.K221]&amp;&quot;}{&quot;&amp;[$MallaSPC.L221]&amp;&quot;}{&quot;&amp;[$MallaSPC.M221]&amp;&quot;}{&quot;&amp;[$MallaSPC.N221]&amp;&quot;}{&quot;&amp;[$MallaSPC.O221]&amp;&quot;}{&quot;&amp;[$MallaSPC.P221]&amp;&quot;}{&quot;&amp;[$MallaSPC.Q221]&amp;&quot;}{&quot;&amp;[$MallaSPC.R221]&amp;&quot;}%&quot;&amp;[$MallaSPC.S221]&amp;[$MallaSPC.T221]&amp;[$MallaSPC.U221]&amp;[MallaSPC.V221]&amp;[MallaSPC.W221]&amp;[MallaSPC.X221]&amp;[MallaSPC.Y221]&amp;[MallaSPC.Z221]&amp;[MallaSPC.AA221]&amp;[MallaSPC.AB221]&amp;[MallaSPC.AC221])" office:value-type="string" office:string-value="\course{9}{Elective}{CS361}{}{Tópicos en Inteligencia Artificial}{4}{2}{2}{2}{2}{6}{Advanced}{CS261T}{}{}{G1}{CS}%SPC,UCSP">
            <text:p>\course{9}{Elective}{CS361}{}{Tópicos en Inteligencia Artificial}{4}{2}{2}{2}{2}{6}{Advanced}{CS261T}{}{}{G1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22]=&quot;&quot;;[$MallaSPC.C222]=&quot;&quot;;[$MallaSPC.F222]=&quot;&quot;);&quot;%&quot;;&quot;&quot;)">
            <text:p/>
          </table:table-cell>
          <table:table-cell table:style-name="ce5" table:formula="of:=IF([.A220]=&quot;%&quot;;&quot;&quot;;IF([$MallaSPC.F222]=&quot;E&quot;;[.$B$1];IF([$MallaSPC.F222]=&quot;O&quot;;[.$C$1];&quot;&quot;)))" office:value-type="string" office:string-value="Mandatory">
            <text:p>Mandatory</text:p>
          </table:table-cell>
          <table:table-cell table:style-name="ce5" table:formula="of:=IF([.A220]=&quot;%&quot;;&quot;&quot;;&quot;\&quot;&amp;[.$D$1]&amp;&quot;{&quot;&amp;[$MallaSPC.B222]&amp;&quot;}{&quot;&amp;[.B220]&amp;&quot;}{&quot;&amp;[$MallaSPC.C222]&amp;&quot;}{&quot;&amp;[$MallaSPC.D222]&amp;&quot;}{&quot;&amp;[$MallaSPC.E222]&amp;&quot;}{&quot;&amp;[$MallaSPC.G222]&amp;&quot;}{&quot;&amp;[$MallaSPC.H222]&amp;&quot;}{&quot;&amp;[$MallaSPC.I222]&amp;&quot;}{&quot;&amp;[$MallaSPC.J222]&amp;&quot;}{&quot;&amp;[$MallaSPC.K222]&amp;&quot;}{&quot;&amp;[$MallaSPC.L222]&amp;&quot;}{&quot;&amp;[$MallaSPC.M222]&amp;&quot;}{&quot;&amp;[$MallaSPC.N222]&amp;&quot;}{&quot;&amp;[$MallaSPC.O222]&amp;&quot;}{&quot;&amp;[$MallaSPC.P222]&amp;&quot;}{&quot;&amp;[$MallaSPC.Q222]&amp;&quot;}{&quot;&amp;[$MallaSPC.R222]&amp;&quot;}%&quot;&amp;[$MallaSPC.S222]&amp;[$MallaSPC.T222]&amp;[$MallaSPC.U222]&amp;[MallaSPC.V222]&amp;[MallaSPC.W222]&amp;[MallaSPC.X222]&amp;[MallaSPC.Y222]&amp;[MallaSPC.Z222]&amp;[MallaSPC.AA222]&amp;[MallaSPC.AB222]&amp;[MallaSPC.AC222])" office:value-type="string" office:string-value="\course{9}{Mandatory}{CS361}{}{Tópicos en Inteligencia Artificial}{3}{4}{2}{}{3}{9}{Advanced}{CS261T}{}{}{}{CS}%CR">
            <text:p>\course{9}{Mandatory}{CS361}{}{Tópicos en Inteligencia Artificial}{3}{4}{2}{}{3}{9}{Advanced}{CS261T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223]=&quot;&quot;;[$MallaSPC.C223]=&quot;&quot;;[$MallaSPC.F223]=&quot;&quot;);&quot;%&quot;;&quot;&quot;)">
            <text:p/>
          </table:table-cell>
          <table:table-cell table:style-name="ce5" table:formula="of:=IF([.A221]=&quot;%&quot;;&quot;&quot;;IF([$MallaSPC.F223]=&quot;E&quot;;[.$B$1];IF([$MallaSPC.F223]=&quot;O&quot;;[.$C$1];&quot;&quot;)))" office:value-type="string" office:string-value="Mandatory">
            <text:p>Mandatory</text:p>
          </table:table-cell>
          <table:table-cell table:style-name="ce5" table:formula="of:=IF([.A221]=&quot;%&quot;;&quot;&quot;;&quot;\&quot;&amp;[.$D$1]&amp;&quot;{&quot;&amp;[$MallaSPC.B223]&amp;&quot;}{&quot;&amp;[.B221]&amp;&quot;}{&quot;&amp;[$MallaSPC.C223]&amp;&quot;}{&quot;&amp;[$MallaSPC.D223]&amp;&quot;}{&quot;&amp;[$MallaSPC.E223]&amp;&quot;}{&quot;&amp;[$MallaSPC.G223]&amp;&quot;}{&quot;&amp;[$MallaSPC.H223]&amp;&quot;}{&quot;&amp;[$MallaSPC.I223]&amp;&quot;}{&quot;&amp;[$MallaSPC.J223]&amp;&quot;}{&quot;&amp;[$MallaSPC.K223]&amp;&quot;}{&quot;&amp;[$MallaSPC.L223]&amp;&quot;}{&quot;&amp;[$MallaSPC.M223]&amp;&quot;}{&quot;&amp;[$MallaSPC.N223]&amp;&quot;}{&quot;&amp;[$MallaSPC.O223]&amp;&quot;}{&quot;&amp;[$MallaSPC.P223]&amp;&quot;}{&quot;&amp;[$MallaSPC.Q223]&amp;&quot;}{&quot;&amp;[$MallaSPC.R223]&amp;&quot;}%&quot;&amp;[$MallaSPC.S223]&amp;[$MallaSPC.T223]&amp;[$MallaSPC.U223]&amp;[MallaSPC.V223]&amp;[MallaSPC.W223]&amp;[MallaSPC.X223]&amp;[MallaSPC.Y223]&amp;[MallaSPC.Z223]&amp;[MallaSPC.AA223]&amp;[MallaSPC.AB223]&amp;[MallaSPC.AC223])" office:value-type="string" office:string-value="\course{9}{Mandatory}{FG221}{}{Historia de la Ciencia y Tecnología}{2}{1}{2}{}{}{3}{}{FG205}{}{}{}{FG}%UCSP">
            <text:p>\course{9}{Mandatory}{FG221}{}{Historia de la Ciencia y Tecnología}{2}{1}{2}{}{}{3}{}{FG205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24]=&quot;&quot;;[$MallaSPC.C224]=&quot;&quot;;[$MallaSPC.F224]=&quot;&quot;);&quot;%&quot;;&quot;&quot;)">
            <text:p/>
          </table:table-cell>
          <table:table-cell table:style-name="ce5" table:formula="of:=IF([.A222]=&quot;%&quot;;&quot;&quot;;IF([$MallaSPC.F224]=&quot;E&quot;;[.$B$1];IF([$MallaSPC.F224]=&quot;O&quot;;[.$C$1];&quot;&quot;)))" office:value-type="string" office:string-value="Mandatory">
            <text:p>Mandatory</text:p>
          </table:table-cell>
          <table:table-cell table:style-name="ce5" table:formula="of:=IF([.A222]=&quot;%&quot;;&quot;&quot;;&quot;\&quot;&amp;[.$D$1]&amp;&quot;{&quot;&amp;[$MallaSPC.B224]&amp;&quot;}{&quot;&amp;[.B222]&amp;&quot;}{&quot;&amp;[$MallaSPC.C224]&amp;&quot;}{&quot;&amp;[$MallaSPC.D224]&amp;&quot;}{&quot;&amp;[$MallaSPC.E224]&amp;&quot;}{&quot;&amp;[$MallaSPC.G224]&amp;&quot;}{&quot;&amp;[$MallaSPC.H224]&amp;&quot;}{&quot;&amp;[$MallaSPC.I224]&amp;&quot;}{&quot;&amp;[$MallaSPC.J224]&amp;&quot;}{&quot;&amp;[$MallaSPC.K224]&amp;&quot;}{&quot;&amp;[$MallaSPC.L224]&amp;&quot;}{&quot;&amp;[$MallaSPC.M224]&amp;&quot;}{&quot;&amp;[$MallaSPC.N224]&amp;&quot;}{&quot;&amp;[$MallaSPC.O224]&amp;&quot;}{&quot;&amp;[$MallaSPC.P224]&amp;&quot;}{&quot;&amp;[$MallaSPC.Q224]&amp;&quot;}{&quot;&amp;[$MallaSPC.R224]&amp;&quot;}%&quot;&amp;[$MallaSPC.S224]&amp;[$MallaSPC.T224]&amp;[$MallaSPC.U224]&amp;[MallaSPC.V224]&amp;[MallaSPC.W224]&amp;[MallaSPC.X224]&amp;[MallaSPC.Y224]&amp;[MallaSPC.Z224]&amp;[MallaSPC.AA224]&amp;[MallaSPC.AB224]&amp;[MallaSPC.AC224])" office:value-type="string" office:string-value="\course{9}{Mandatory}{FG301}{}{Enseñanza Social de la Iglesia}{3}{3}{}{}{}{3}{}{FG204A}{}{}{}{FG}%UCSP">
            <text:p>\course{9}{Mandatory}{FG301}{}{Enseñanza Social de la Iglesia}{3}{3}{}{}{}{3}{}{FG204A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25]=&quot;&quot;;[$MallaSPC.C225]=&quot;&quot;;[$MallaSPC.F225]=&quot;&quot;);&quot;%&quot;;&quot;&quot;)">
            <text:p/>
          </table:table-cell>
          <table:table-cell table:style-name="ce5" table:formula="of:=IF([.A223]=&quot;%&quot;;&quot;&quot;;IF([$MallaSPC.F225]=&quot;E&quot;;[.$B$1];IF([$MallaSPC.F225]=&quot;O&quot;;[.$C$1];&quot;&quot;)))" office:value-type="string" office:string-value="Mandatory">
            <text:p>Mandatory</text:p>
          </table:table-cell>
          <table:table-cell table:style-name="ce5" table:formula="of:=IF([.A223]=&quot;%&quot;;&quot;&quot;;&quot;\&quot;&amp;[.$D$1]&amp;&quot;{&quot;&amp;[$MallaSPC.B225]&amp;&quot;}{&quot;&amp;[.B223]&amp;&quot;}{&quot;&amp;[$MallaSPC.C225]&amp;&quot;}{&quot;&amp;[$MallaSPC.D225]&amp;&quot;}{&quot;&amp;[$MallaSPC.E225]&amp;&quot;}{&quot;&amp;[$MallaSPC.G225]&amp;&quot;}{&quot;&amp;[$MallaSPC.H225]&amp;&quot;}{&quot;&amp;[$MallaSPC.I225]&amp;&quot;}{&quot;&amp;[$MallaSPC.J225]&amp;&quot;}{&quot;&amp;[$MallaSPC.K225]&amp;&quot;}{&quot;&amp;[$MallaSPC.L225]&amp;&quot;}{&quot;&amp;[$MallaSPC.M225]&amp;&quot;}{&quot;&amp;[$MallaSPC.N225]&amp;&quot;}{&quot;&amp;[$MallaSPC.O225]&amp;&quot;}{&quot;&amp;[$MallaSPC.P225]&amp;&quot;}{&quot;&amp;[$MallaSPC.Q225]&amp;&quot;}{&quot;&amp;[$MallaSPC.R225]&amp;&quot;}%&quot;&amp;[$MallaSPC.S225]&amp;[$MallaSPC.T225]&amp;[$MallaSPC.U225]&amp;[MallaSPC.V225]&amp;[MallaSPC.W225]&amp;[MallaSPC.X225]&amp;[MallaSPC.Y225]&amp;[MallaSPC.Z225]&amp;[MallaSPC.AA225]&amp;[MallaSPC.AB225]&amp;[MallaSPC.AC225])" office:value-type="string" office:string-value="\course{9}{Mandatory}{CS410}{}{Pasantía I}{5}{}{}{}{}{0}{}{USGP=150Cr}{}{}{}{}%USGP">
            <text:p>\course{9}{Mandatory}{CS410}{}{Pasantía I}{5}{}{}{}{}{0}{}{USGP=150Cr}{}{}{}{}%USGP</text:p>
          </table:table-cell>
          <table:table-cell table:number-columns-repeated="1021"/>
        </table:table-row>
        <table:table-row table:style-name="ro2">
          <table:table-cell table:style-name="ce5" table:formula="of:=IF(OR([$MallaSPC.B226]=&quot;&quot;;[$MallaSPC.C226]=&quot;&quot;;[$MallaSPC.F226]=&quot;&quot;);&quot;%&quot;;&quot;&quot;)">
            <text:p/>
          </table:table-cell>
          <table:table-cell table:style-name="ce5" table:formula="of:=IF([.A224]=&quot;%&quot;;&quot;&quot;;IF([$MallaSPC.F226]=&quot;E&quot;;[.$B$1];IF([$MallaSPC.F226]=&quot;O&quot;;[.$C$1];&quot;&quot;)))" office:value-type="string" office:string-value="Mandatory">
            <text:p>Mandatory</text:p>
          </table:table-cell>
          <table:table-cell table:style-name="ce5" table:formula="of:=IF([.A224]=&quot;%&quot;;&quot;&quot;;&quot;\&quot;&amp;[.$D$1]&amp;&quot;{&quot;&amp;[$MallaSPC.B226]&amp;&quot;}{&quot;&amp;[.B224]&amp;&quot;}{&quot;&amp;[$MallaSPC.C226]&amp;&quot;}{&quot;&amp;[$MallaSPC.D226]&amp;&quot;}{&quot;&amp;[$MallaSPC.E226]&amp;&quot;}{&quot;&amp;[$MallaSPC.G226]&amp;&quot;}{&quot;&amp;[$MallaSPC.H226]&amp;&quot;}{&quot;&amp;[$MallaSPC.I226]&amp;&quot;}{&quot;&amp;[$MallaSPC.J226]&amp;&quot;}{&quot;&amp;[$MallaSPC.K226]&amp;&quot;}{&quot;&amp;[$MallaSPC.L226]&amp;&quot;}{&quot;&amp;[$MallaSPC.M226]&amp;&quot;}{&quot;&amp;[$MallaSPC.N226]&amp;&quot;}{&quot;&amp;[$MallaSPC.O226]&amp;&quot;}{&quot;&amp;[$MallaSPC.P226]&amp;&quot;}{&quot;&amp;[$MallaSPC.Q226]&amp;&quot;}{&quot;&amp;[$MallaSPC.R226]&amp;&quot;}%&quot;&amp;[$MallaSPC.S226]&amp;[$MallaSPC.T226]&amp;[$MallaSPC.U226]&amp;[MallaSPC.V226]&amp;[MallaSPC.W226]&amp;[MallaSPC.X226]&amp;[MallaSPC.Y226]&amp;[MallaSPC.Z226]&amp;[MallaSPC.AA226]&amp;[MallaSPC.AB226]&amp;[MallaSPC.AC226])" office:value-type="string" office:string-value="\course{9}{Mandatory}{FG350}{}{Liderazgo y Desempeño}{2}{1}{2}{}{}{3}{}{}{}{}{}{FG}%USGP">
            <text:p>\course{9}{Mandatory}{FG350}{}{Liderazgo y Desempeño}{2}{1}{2}{}{}{3}{}{}{}{}{}{FG}%USGP</text:p>
          </table:table-cell>
          <table:table-cell table:number-columns-repeated="1021"/>
        </table:table-row>
        <table:table-row table:style-name="ro2">
          <table:table-cell table:style-name="ce5" table:formula="of:=IF(OR([$MallaSPC.B227]=&quot;&quot;;[$MallaSPC.C227]=&quot;&quot;;[$MallaSPC.F227]=&quot;&quot;);&quot;%&quot;;&quot;&quot;)" office:value-type="string" office:string-value="%">
            <text:p>%</text:p>
          </table:table-cell>
          <table:table-cell table:style-name="ce5" table:formula="of:=IF([.A225]=&quot;%&quot;;&quot;&quot;;IF([$MallaSPC.F227]=&quot;E&quot;;[.$B$1];IF([$MallaSPC.F227]=&quot;O&quot;;[.$C$1];&quot;&quot;)))">
            <text:p/>
          </table:table-cell>
          <table:table-cell table:style-name="ce5" table:formula="of:=IF([.A225]=&quot;%&quot;;&quot;&quot;;&quot;\&quot;&amp;[.$D$1]&amp;&quot;{&quot;&amp;[$MallaSPC.B227]&amp;&quot;}{&quot;&amp;[.B225]&amp;&quot;}{&quot;&amp;[$MallaSPC.C227]&amp;&quot;}{&quot;&amp;[$MallaSPC.D227]&amp;&quot;}{&quot;&amp;[$MallaSPC.E227]&amp;&quot;}{&quot;&amp;[$MallaSPC.G227]&amp;&quot;}{&quot;&amp;[$MallaSPC.H227]&amp;&quot;}{&quot;&amp;[$MallaSPC.I227]&amp;&quot;}{&quot;&amp;[$MallaSPC.J227]&amp;&quot;}{&quot;&amp;[$MallaSPC.K227]&amp;&quot;}{&quot;&amp;[$MallaSPC.L227]&amp;&quot;}{&quot;&amp;[$MallaSPC.M227]&amp;&quot;}{&quot;&amp;[$MallaSPC.N227]&amp;&quot;}{&quot;&amp;[$MallaSPC.O227]&amp;&quot;}{&quot;&amp;[$MallaSPC.P227]&amp;&quot;}{&quot;&amp;[$MallaSPC.Q227]&amp;&quot;}{&quot;&amp;[$MallaSPC.R227]&amp;&quot;}%&quot;&amp;[$MallaSPC.S227]&amp;[$MallaSPC.T227]&amp;[$MallaSPC.U227]&amp;[MallaSPC.V227]&amp;[MallaSPC.W227]&amp;[MallaSPC.X227]&amp;[MallaSPC.Y227]&amp;[MallaSPC.Z227]&amp;[MallaSPC.AA227]&amp;[MallaSPC.AB227]&amp;[MallaSPC.AC22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28]=&quot;&quot;;[$MallaSPC.C228]=&quot;&quot;;[$MallaSPC.F228]=&quot;&quot;);&quot;%&quot;;&quot;&quot;)" office:value-type="string" office:string-value="%">
            <text:p>%</text:p>
          </table:table-cell>
          <table:table-cell table:style-name="ce5" table:formula="of:=IF([.A226]=&quot;%&quot;;&quot;&quot;;IF([$MallaSPC.F228]=&quot;E&quot;;[.$B$1];IF([$MallaSPC.F228]=&quot;O&quot;;[.$C$1];&quot;&quot;)))">
            <text:p/>
          </table:table-cell>
          <table:table-cell table:style-name="ce5" table:formula="of:=IF([.A226]=&quot;%&quot;;&quot;&quot;;&quot;\&quot;&amp;[.$D$1]&amp;&quot;{&quot;&amp;[$MallaSPC.B228]&amp;&quot;}{&quot;&amp;[.B226]&amp;&quot;}{&quot;&amp;[$MallaSPC.C228]&amp;&quot;}{&quot;&amp;[$MallaSPC.D228]&amp;&quot;}{&quot;&amp;[$MallaSPC.E228]&amp;&quot;}{&quot;&amp;[$MallaSPC.G228]&amp;&quot;}{&quot;&amp;[$MallaSPC.H228]&amp;&quot;}{&quot;&amp;[$MallaSPC.I228]&amp;&quot;}{&quot;&amp;[$MallaSPC.J228]&amp;&quot;}{&quot;&amp;[$MallaSPC.K228]&amp;&quot;}{&quot;&amp;[$MallaSPC.L228]&amp;&quot;}{&quot;&amp;[$MallaSPC.M228]&amp;&quot;}{&quot;&amp;[$MallaSPC.N228]&amp;&quot;}{&quot;&amp;[$MallaSPC.O228]&amp;&quot;}{&quot;&amp;[$MallaSPC.P228]&amp;&quot;}{&quot;&amp;[$MallaSPC.Q228]&amp;&quot;}{&quot;&amp;[$MallaSPC.R228]&amp;&quot;}%&quot;&amp;[$MallaSPC.S228]&amp;[$MallaSPC.T228]&amp;[$MallaSPC.U228]&amp;[MallaSPC.V228]&amp;[MallaSPC.W228]&amp;[MallaSPC.X228]&amp;[MallaSPC.Y228]&amp;[MallaSPC.Z228]&amp;[MallaSPC.AA228]&amp;[MallaSPC.AB228]&amp;[MallaSPC.AC22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29]=&quot;&quot;;[$MallaSPC.C229]=&quot;&quot;;[$MallaSPC.F229]=&quot;&quot;);&quot;%&quot;;&quot;&quot;)" office:value-type="string" office:string-value="%">
            <text:p>%</text:p>
          </table:table-cell>
          <table:table-cell table:style-name="ce5" table:formula="of:=IF([.A227]=&quot;%&quot;;&quot;&quot;;IF([$MallaSPC.F229]=&quot;E&quot;;[.$B$1];IF([$MallaSPC.F229]=&quot;O&quot;;[.$C$1];&quot;&quot;)))">
            <text:p/>
          </table:table-cell>
          <table:table-cell table:style-name="ce5" table:formula="of:=IF([.A227]=&quot;%&quot;;&quot;&quot;;&quot;\&quot;&amp;[.$D$1]&amp;&quot;{&quot;&amp;[$MallaSPC.B229]&amp;&quot;}{&quot;&amp;[.B227]&amp;&quot;}{&quot;&amp;[$MallaSPC.C229]&amp;&quot;}{&quot;&amp;[$MallaSPC.D229]&amp;&quot;}{&quot;&amp;[$MallaSPC.E229]&amp;&quot;}{&quot;&amp;[$MallaSPC.G229]&amp;&quot;}{&quot;&amp;[$MallaSPC.H229]&amp;&quot;}{&quot;&amp;[$MallaSPC.I229]&amp;&quot;}{&quot;&amp;[$MallaSPC.J229]&amp;&quot;}{&quot;&amp;[$MallaSPC.K229]&amp;&quot;}{&quot;&amp;[$MallaSPC.L229]&amp;&quot;}{&quot;&amp;[$MallaSPC.M229]&amp;&quot;}{&quot;&amp;[$MallaSPC.N229]&amp;&quot;}{&quot;&amp;[$MallaSPC.O229]&amp;&quot;}{&quot;&amp;[$MallaSPC.P229]&amp;&quot;}{&quot;&amp;[$MallaSPC.Q229]&amp;&quot;}{&quot;&amp;[$MallaSPC.R229]&amp;&quot;}%&quot;&amp;[$MallaSPC.S229]&amp;[$MallaSPC.T229]&amp;[$MallaSPC.U229]&amp;[MallaSPC.V229]&amp;[MallaSPC.W229]&amp;[MallaSPC.X229]&amp;[MallaSPC.Y229]&amp;[MallaSPC.Z229]&amp;[MallaSPC.AA229]&amp;[MallaSPC.AB229]&amp;[MallaSPC.AC22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30]=&quot;&quot;;[$MallaSPC.C230]=&quot;&quot;;[$MallaSPC.F230]=&quot;&quot;);&quot;%&quot;;&quot;&quot;)" office:value-type="string" office:string-value="%">
            <text:p>%</text:p>
          </table:table-cell>
          <table:table-cell table:style-name="ce5" table:formula="of:=IF([.A228]=&quot;%&quot;;&quot;&quot;;IF([$MallaSPC.F230]=&quot;E&quot;;[.$B$1];IF([$MallaSPC.F230]=&quot;O&quot;;[.$C$1];&quot;&quot;)))">
            <text:p/>
          </table:table-cell>
          <table:table-cell table:style-name="ce5" table:formula="of:=IF([.A228]=&quot;%&quot;;&quot;&quot;;&quot;\&quot;&amp;[.$D$1]&amp;&quot;{&quot;&amp;[$MallaSPC.B230]&amp;&quot;}{&quot;&amp;[.B228]&amp;&quot;}{&quot;&amp;[$MallaSPC.C230]&amp;&quot;}{&quot;&amp;[$MallaSPC.D230]&amp;&quot;}{&quot;&amp;[$MallaSPC.E230]&amp;&quot;}{&quot;&amp;[$MallaSPC.G230]&amp;&quot;}{&quot;&amp;[$MallaSPC.H230]&amp;&quot;}{&quot;&amp;[$MallaSPC.I230]&amp;&quot;}{&quot;&amp;[$MallaSPC.J230]&amp;&quot;}{&quot;&amp;[$MallaSPC.K230]&amp;&quot;}{&quot;&amp;[$MallaSPC.L230]&amp;&quot;}{&quot;&amp;[$MallaSPC.M230]&amp;&quot;}{&quot;&amp;[$MallaSPC.N230]&amp;&quot;}{&quot;&amp;[$MallaSPC.O230]&amp;&quot;}{&quot;&amp;[$MallaSPC.P230]&amp;&quot;}{&quot;&amp;[$MallaSPC.Q230]&amp;&quot;}{&quot;&amp;[$MallaSPC.R230]&amp;&quot;}%&quot;&amp;[$MallaSPC.S230]&amp;[$MallaSPC.T230]&amp;[$MallaSPC.U230]&amp;[MallaSPC.V230]&amp;[MallaSPC.W230]&amp;[MallaSPC.X230]&amp;[MallaSPC.Y230]&amp;[MallaSPC.Z230]&amp;[MallaSPC.AA230]&amp;[MallaSPC.AB230]&amp;[MallaSPC.AC23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31]=&quot;&quot;;[$MallaSPC.C231]=&quot;&quot;;[$MallaSPC.F231]=&quot;&quot;);&quot;%&quot;;&quot;&quot;)" office:value-type="string" office:string-value="%">
            <text:p>%</text:p>
          </table:table-cell>
          <table:table-cell table:style-name="ce5" table:formula="of:=IF([.A229]=&quot;%&quot;;&quot;&quot;;IF([$MallaSPC.F231]=&quot;E&quot;;[.$B$1];IF([$MallaSPC.F231]=&quot;O&quot;;[.$C$1];&quot;&quot;)))">
            <text:p/>
          </table:table-cell>
          <table:table-cell table:style-name="ce5" table:formula="of:=IF([.A229]=&quot;%&quot;;&quot;&quot;;&quot;\&quot;&amp;[.$D$1]&amp;&quot;{&quot;&amp;[$MallaSPC.B231]&amp;&quot;}{&quot;&amp;[.B229]&amp;&quot;}{&quot;&amp;[$MallaSPC.C231]&amp;&quot;}{&quot;&amp;[$MallaSPC.D231]&amp;&quot;}{&quot;&amp;[$MallaSPC.E231]&amp;&quot;}{&quot;&amp;[$MallaSPC.G231]&amp;&quot;}{&quot;&amp;[$MallaSPC.H231]&amp;&quot;}{&quot;&amp;[$MallaSPC.I231]&amp;&quot;}{&quot;&amp;[$MallaSPC.J231]&amp;&quot;}{&quot;&amp;[$MallaSPC.K231]&amp;&quot;}{&quot;&amp;[$MallaSPC.L231]&amp;&quot;}{&quot;&amp;[$MallaSPC.M231]&amp;&quot;}{&quot;&amp;[$MallaSPC.N231]&amp;&quot;}{&quot;&amp;[$MallaSPC.O231]&amp;&quot;}{&quot;&amp;[$MallaSPC.P231]&amp;&quot;}{&quot;&amp;[$MallaSPC.Q231]&amp;&quot;}{&quot;&amp;[$MallaSPC.R231]&amp;&quot;}%&quot;&amp;[$MallaSPC.S231]&amp;[$MallaSPC.T231]&amp;[$MallaSPC.U231]&amp;[MallaSPC.V231]&amp;[MallaSPC.W231]&amp;[MallaSPC.X231]&amp;[MallaSPC.Y231]&amp;[MallaSPC.Z231]&amp;[MallaSPC.AA231]&amp;[MallaSPC.AB231]&amp;[MallaSPC.AC23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32]=&quot;&quot;;[$MallaSPC.C232]=&quot;&quot;;[$MallaSPC.F232]=&quot;&quot;);&quot;%&quot;;&quot;&quot;)">
            <text:p/>
          </table:table-cell>
          <table:table-cell table:style-name="ce5" table:formula="of:=IF([.A230]=&quot;%&quot;;&quot;&quot;;IF([$MallaSPC.F232]=&quot;E&quot;;[.$B$1];IF([$MallaSPC.F232]=&quot;O&quot;;[.$C$1];&quot;&quot;)))" office:value-type="string" office:string-value="Mandatory">
            <text:p>Mandatory</text:p>
          </table:table-cell>
          <table:table-cell table:style-name="ce5" table:formula="of:=IF([.A230]=&quot;%&quot;;&quot;&quot;;&quot;\&quot;&amp;[.$D$1]&amp;&quot;{&quot;&amp;[$MallaSPC.B232]&amp;&quot;}{&quot;&amp;[.B230]&amp;&quot;}{&quot;&amp;[$MallaSPC.C232]&amp;&quot;}{&quot;&amp;[$MallaSPC.D232]&amp;&quot;}{&quot;&amp;[$MallaSPC.E232]&amp;&quot;}{&quot;&amp;[$MallaSPC.G232]&amp;&quot;}{&quot;&amp;[$MallaSPC.H232]&amp;&quot;}{&quot;&amp;[$MallaSPC.I232]&amp;&quot;}{&quot;&amp;[$MallaSPC.J232]&amp;&quot;}{&quot;&amp;[$MallaSPC.K232]&amp;&quot;}{&quot;&amp;[$MallaSPC.L232]&amp;&quot;}{&quot;&amp;[$MallaSPC.M232]&amp;&quot;}{&quot;&amp;[$MallaSPC.N232]&amp;&quot;}{&quot;&amp;[$MallaSPC.O232]&amp;&quot;}{&quot;&amp;[$MallaSPC.P232]&amp;&quot;}{&quot;&amp;[$MallaSPC.Q232]&amp;&quot;}{&quot;&amp;[$MallaSPC.R232]&amp;&quot;}%&quot;&amp;[$MallaSPC.S232]&amp;[$MallaSPC.T232]&amp;[$MallaSPC.U232]&amp;[MallaSPC.V232]&amp;[MallaSPC.W232]&amp;[MallaSPC.X232]&amp;[MallaSPC.Y232]&amp;[MallaSPC.Z232]&amp;[MallaSPC.AA232]&amp;[MallaSPC.AB232]&amp;[MallaSPC.AC232])" office:value-type="string" office:string-value="\course{10}{Mandatory}{CS232W}{}{Programación de Dispositivos Móviles}{3}{1}{2}{2}{2}{5}{Advanced}{CS230W}{}{}{}{IT}%SPC,UCSP">
            <text:p>\course{10}{Mandatory}{CS232W}{}{Programación de Dispositivos Móviles}{3}{1}{2}{2}{2}{5}{Advanced}{CS230W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33]=&quot;&quot;;[$MallaSPC.C233]=&quot;&quot;;[$MallaSPC.F233]=&quot;&quot;);&quot;%&quot;;&quot;&quot;)">
            <text:p/>
          </table:table-cell>
          <table:table-cell table:style-name="ce5" table:formula="of:=IF([.A231]=&quot;%&quot;;&quot;&quot;;IF([$MallaSPC.F233]=&quot;E&quot;;[.$B$1];IF([$MallaSPC.F233]=&quot;O&quot;;[.$C$1];&quot;&quot;)))" office:value-type="string" office:string-value="Mandatory">
            <text:p>Mandatory</text:p>
          </table:table-cell>
          <table:table-cell table:style-name="ce5" table:formula="of:=IF([.A231]=&quot;%&quot;;&quot;&quot;;&quot;\&quot;&amp;[.$D$1]&amp;&quot;{&quot;&amp;[$MallaSPC.B233]&amp;&quot;}{&quot;&amp;[.B231]&amp;&quot;}{&quot;&amp;[$MallaSPC.C233]&amp;&quot;}{&quot;&amp;[$MallaSPC.D233]&amp;&quot;}{&quot;&amp;[$MallaSPC.E233]&amp;&quot;}{&quot;&amp;[$MallaSPC.G233]&amp;&quot;}{&quot;&amp;[$MallaSPC.H233]&amp;&quot;}{&quot;&amp;[$MallaSPC.I233]&amp;&quot;}{&quot;&amp;[$MallaSPC.J233]&amp;&quot;}{&quot;&amp;[$MallaSPC.K233]&amp;&quot;}{&quot;&amp;[$MallaSPC.L233]&amp;&quot;}{&quot;&amp;[$MallaSPC.M233]&amp;&quot;}{&quot;&amp;[$MallaSPC.N233]&amp;&quot;}{&quot;&amp;[$MallaSPC.O233]&amp;&quot;}{&quot;&amp;[$MallaSPC.P233]&amp;&quot;}{&quot;&amp;[$MallaSPC.Q233]&amp;&quot;}{&quot;&amp;[$MallaSPC.R233]&amp;&quot;}%&quot;&amp;[$MallaSPC.S233]&amp;[$MallaSPC.T233]&amp;[$MallaSPC.U233]&amp;[MallaSPC.V233]&amp;[MallaSPC.W233]&amp;[MallaSPC.X233]&amp;[MallaSPC.Y233]&amp;[MallaSPC.Z233]&amp;[MallaSPC.AA233]&amp;[MallaSPC.AB233]&amp;[MallaSPC.AC233])" office:value-type="string" office:string-value="\course{10}{Mandatory}{CS232W}{}{Programación de Dispositivos Móviles}{2}{2}{2}{2}{2}{6}{Advanced}{CS230W}{}{}{}{IT}%CR">
            <text:p>\course{10}{Mandatory}{CS232W}{}{Programación de Dispositivos Móviles}{2}{2}{2}{2}{2}{6}{Advanced}{CS230W}{}{}{}{IT}%CR</text:p>
          </table:table-cell>
          <table:table-cell table:number-columns-repeated="1021"/>
        </table:table-row>
        <table:table-row table:style-name="ro2">
          <table:table-cell table:style-name="ce5" table:formula="of:=IF(OR([$MallaSPC.B234]=&quot;&quot;;[$MallaSPC.C234]=&quot;&quot;;[$MallaSPC.F234]=&quot;&quot;);&quot;%&quot;;&quot;&quot;)">
            <text:p/>
          </table:table-cell>
          <table:table-cell table:style-name="ce5" table:formula="of:=IF([.A232]=&quot;%&quot;;&quot;&quot;;IF([$MallaSPC.F234]=&quot;E&quot;;[.$B$1];IF([$MallaSPC.F234]=&quot;O&quot;;[.$C$1];&quot;&quot;)))" office:value-type="string" office:string-value="Elective">
            <text:p>Elective</text:p>
          </table:table-cell>
          <table:table-cell table:style-name="ce5" table:formula="of:=IF([.A232]=&quot;%&quot;;&quot;&quot;;&quot;\&quot;&amp;[.$D$1]&amp;&quot;{&quot;&amp;[$MallaSPC.B234]&amp;&quot;}{&quot;&amp;[.B232]&amp;&quot;}{&quot;&amp;[$MallaSPC.C234]&amp;&quot;}{&quot;&amp;[$MallaSPC.D234]&amp;&quot;}{&quot;&amp;[$MallaSPC.E234]&amp;&quot;}{&quot;&amp;[$MallaSPC.G234]&amp;&quot;}{&quot;&amp;[$MallaSPC.H234]&amp;&quot;}{&quot;&amp;[$MallaSPC.I234]&amp;&quot;}{&quot;&amp;[$MallaSPC.J234]&amp;&quot;}{&quot;&amp;[$MallaSPC.K234]&amp;&quot;}{&quot;&amp;[$MallaSPC.L234]&amp;&quot;}{&quot;&amp;[$MallaSPC.M234]&amp;&quot;}{&quot;&amp;[$MallaSPC.N234]&amp;&quot;}{&quot;&amp;[$MallaSPC.O234]&amp;&quot;}{&quot;&amp;[$MallaSPC.P234]&amp;&quot;}{&quot;&amp;[$MallaSPC.Q234]&amp;&quot;}{&quot;&amp;[$MallaSPC.R234]&amp;&quot;}%&quot;&amp;[$MallaSPC.S234]&amp;[$MallaSPC.T234]&amp;[$MallaSPC.U234]&amp;[MallaSPC.V234]&amp;[MallaSPC.W234]&amp;[MallaSPC.X234]&amp;[MallaSPC.Y234]&amp;[MallaSPC.Z234]&amp;[MallaSPC.AA234]&amp;[MallaSPC.AB234]&amp;[MallaSPC.AC234])" office:value-type="string" office:string-value="\course{10}{Elective}{CS367}{}{Robótica}{4}{2}{}{4}{4}{6}{Advanced}{CS361}{}{}{G1}{HW,CS}%SPC,UCSP">
            <text:p>\course{10}{Elective}{CS367}{}{Robótica}{4}{2}{}{4}{4}{6}{Advanced}{CS361}{}{}{G1}{HW,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35]=&quot;&quot;;[$MallaSPC.C235]=&quot;&quot;;[$MallaSPC.F235]=&quot;&quot;);&quot;%&quot;;&quot;&quot;)">
            <text:p/>
          </table:table-cell>
          <table:table-cell table:style-name="ce5" table:formula="of:=IF([.A233]=&quot;%&quot;;&quot;&quot;;IF([$MallaSPC.F235]=&quot;E&quot;;[.$B$1];IF([$MallaSPC.F235]=&quot;O&quot;;[.$C$1];&quot;&quot;)))" office:value-type="string" office:string-value="Mandatory">
            <text:p>Mandatory</text:p>
          </table:table-cell>
          <table:table-cell table:style-name="ce5" table:formula="of:=IF([.A233]=&quot;%&quot;;&quot;&quot;;&quot;\&quot;&amp;[.$D$1]&amp;&quot;{&quot;&amp;[$MallaSPC.B235]&amp;&quot;}{&quot;&amp;[.B233]&amp;&quot;}{&quot;&amp;[$MallaSPC.C235]&amp;&quot;}{&quot;&amp;[$MallaSPC.D235]&amp;&quot;}{&quot;&amp;[$MallaSPC.E235]&amp;&quot;}{&quot;&amp;[$MallaSPC.G235]&amp;&quot;}{&quot;&amp;[$MallaSPC.H235]&amp;&quot;}{&quot;&amp;[$MallaSPC.I235]&amp;&quot;}{&quot;&amp;[$MallaSPC.J235]&amp;&quot;}{&quot;&amp;[$MallaSPC.K235]&amp;&quot;}{&quot;&amp;[$MallaSPC.L235]&amp;&quot;}{&quot;&amp;[$MallaSPC.M235]&amp;&quot;}{&quot;&amp;[$MallaSPC.N235]&amp;&quot;}{&quot;&amp;[$MallaSPC.O235]&amp;&quot;}{&quot;&amp;[$MallaSPC.P235]&amp;&quot;}{&quot;&amp;[$MallaSPC.Q235]&amp;&quot;}{&quot;&amp;[$MallaSPC.R235]&amp;&quot;}%&quot;&amp;[$MallaSPC.S235]&amp;[$MallaSPC.T235]&amp;[$MallaSPC.U235]&amp;[MallaSPC.V235]&amp;[MallaSPC.W235]&amp;[MallaSPC.X235]&amp;[MallaSPC.Y235]&amp;[MallaSPC.Z235]&amp;[MallaSPC.AA235]&amp;[MallaSPC.AB235]&amp;[MallaSPC.AC235])" office:value-type="string" office:string-value="\course{10}{Mandatory}{CS367}{}{Robótica}{2}{2}{2}{}{2}{6}{Advanced}{CS361}{}{}{}{HW,CS}%CR">
            <text:p>\course{10}{Mandatory}{CS367}{}{Robótica}{2}{2}{2}{}{2}{6}{Advanced}{CS361}{}{}{}{HW,CS}%CR</text:p>
          </table:table-cell>
          <table:table-cell table:number-columns-repeated="1021"/>
        </table:table-row>
        <table:table-row table:style-name="ro2">
          <table:table-cell table:style-name="ce5" table:formula="of:=IF(OR([$MallaSPC.B236]=&quot;&quot;;[$MallaSPC.C236]=&quot;&quot;;[$MallaSPC.F236]=&quot;&quot;);&quot;%&quot;;&quot;&quot;)">
            <text:p/>
          </table:table-cell>
          <table:table-cell table:style-name="ce5" table:formula="of:=IF([.A234]=&quot;%&quot;;&quot;&quot;;IF([$MallaSPC.F236]=&quot;E&quot;;[.$B$1];IF([$MallaSPC.F236]=&quot;O&quot;;[.$C$1];&quot;&quot;)))" office:value-type="string" office:string-value="Mandatory">
            <text:p>Mandatory</text:p>
          </table:table-cell>
          <table:table-cell table:style-name="ce5" table:formula="of:=IF([.A234]=&quot;%&quot;;&quot;&quot;;&quot;\&quot;&amp;[.$D$1]&amp;&quot;{&quot;&amp;[$MallaSPC.B236]&amp;&quot;}{&quot;&amp;[.B234]&amp;&quot;}{&quot;&amp;[$MallaSPC.C236]&amp;&quot;}{&quot;&amp;[$MallaSPC.D236]&amp;&quot;}{&quot;&amp;[$MallaSPC.E236]&amp;&quot;}{&quot;&amp;[$MallaSPC.G236]&amp;&quot;}{&quot;&amp;[$MallaSPC.H236]&amp;&quot;}{&quot;&amp;[$MallaSPC.I236]&amp;&quot;}{&quot;&amp;[$MallaSPC.J236]&amp;&quot;}{&quot;&amp;[$MallaSPC.K236]&amp;&quot;}{&quot;&amp;[$MallaSPC.L236]&amp;&quot;}{&quot;&amp;[$MallaSPC.M236]&amp;&quot;}{&quot;&amp;[$MallaSPC.N236]&amp;&quot;}{&quot;&amp;[$MallaSPC.O236]&amp;&quot;}{&quot;&amp;[$MallaSPC.P236]&amp;&quot;}{&quot;&amp;[$MallaSPC.Q236]&amp;&quot;}{&quot;&amp;[$MallaSPC.R236]&amp;&quot;}%&quot;&amp;[$MallaSPC.S236]&amp;[$MallaSPC.T236]&amp;[$MallaSPC.U236]&amp;[MallaSPC.V236]&amp;[MallaSPC.W236]&amp;[MallaSPC.X236]&amp;[MallaSPC.Y236]&amp;[MallaSPC.Z236]&amp;[MallaSPC.AA236]&amp;[MallaSPC.AB236]&amp;[MallaSPC.AC236])" office:value-type="string" office:string-value="\course{10}{Mandatory}{CS331}{}{Cloud Computing}{3}{1}{2}{2}{2}{5}{Advanced}{CS230W,CS314}{}{}{}{CS,IT}%SPC,UCSP">
            <text:p>\course{10}{Mandatory}{CS331}{}{Cloud Computing}{3}{1}{2}{2}{2}{5}{Advanced}{CS230W,CS314}{}{}{}{CS,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37]=&quot;&quot;;[$MallaSPC.C237]=&quot;&quot;;[$MallaSPC.F237]=&quot;&quot;);&quot;%&quot;;&quot;&quot;)">
            <text:p/>
          </table:table-cell>
          <table:table-cell table:style-name="ce5" table:formula="of:=IF([.A235]=&quot;%&quot;;&quot;&quot;;IF([$MallaSPC.F237]=&quot;E&quot;;[.$B$1];IF([$MallaSPC.F237]=&quot;O&quot;;[.$C$1];&quot;&quot;)))" office:value-type="string" office:string-value="Mandatory">
            <text:p>Mandatory</text:p>
          </table:table-cell>
          <table:table-cell table:style-name="ce5" table:formula="of:=IF([.A235]=&quot;%&quot;;&quot;&quot;;&quot;\&quot;&amp;[.$D$1]&amp;&quot;{&quot;&amp;[$MallaSPC.B237]&amp;&quot;}{&quot;&amp;[.B235]&amp;&quot;}{&quot;&amp;[$MallaSPC.C237]&amp;&quot;}{&quot;&amp;[$MallaSPC.D237]&amp;&quot;}{&quot;&amp;[$MallaSPC.E237]&amp;&quot;}{&quot;&amp;[$MallaSPC.G237]&amp;&quot;}{&quot;&amp;[$MallaSPC.H237]&amp;&quot;}{&quot;&amp;[$MallaSPC.I237]&amp;&quot;}{&quot;&amp;[$MallaSPC.J237]&amp;&quot;}{&quot;&amp;[$MallaSPC.K237]&amp;&quot;}{&quot;&amp;[$MallaSPC.L237]&amp;&quot;}{&quot;&amp;[$MallaSPC.M237]&amp;&quot;}{&quot;&amp;[$MallaSPC.N237]&amp;&quot;}{&quot;&amp;[$MallaSPC.O237]&amp;&quot;}{&quot;&amp;[$MallaSPC.P237]&amp;&quot;}{&quot;&amp;[$MallaSPC.Q237]&amp;&quot;}{&quot;&amp;[$MallaSPC.R237]&amp;&quot;}%&quot;&amp;[$MallaSPC.S237]&amp;[$MallaSPC.T237]&amp;[$MallaSPC.U237]&amp;[MallaSPC.V237]&amp;[MallaSPC.W237]&amp;[MallaSPC.X237]&amp;[MallaSPC.Y237]&amp;[MallaSPC.Z237]&amp;[MallaSPC.AA237]&amp;[MallaSPC.AB237]&amp;[MallaSPC.AC237])" office:value-type="string" office:string-value="\course{10}{Mandatory}{CS331}{}{Cloud Computing}{3}{4}{2}{}{3}{9}{Advanced}{CS230W,CS314}{}{}{}{CS,IT}%CR">
            <text:p>\course{10}{Mandatory}{CS331}{}{Cloud Computing}{3}{4}{2}{}{3}{9}{Advanced}{CS230W,CS314}{}{}{}{CS,IT}%CR</text:p>
          </table:table-cell>
          <table:table-cell table:number-columns-repeated="1021"/>
        </table:table-row>
        <table:table-row table:style-name="ro2">
          <table:table-cell table:style-name="ce5" table:formula="of:=IF(OR([$MallaSPC.B238]=&quot;&quot;;[$MallaSPC.C238]=&quot;&quot;;[$MallaSPC.F238]=&quot;&quot;);&quot;%&quot;;&quot;&quot;)">
            <text:p/>
          </table:table-cell>
          <table:table-cell table:style-name="ce5" table:formula="of:=IF([.A236]=&quot;%&quot;;&quot;&quot;;IF([$MallaSPC.F238]=&quot;E&quot;;[.$B$1];IF([$MallaSPC.F238]=&quot;O&quot;;[.$C$1];&quot;&quot;)))" office:value-type="string" office:string-value="Mandatory">
            <text:p>Mandatory</text:p>
          </table:table-cell>
          <table:table-cell table:style-name="ce5" table:formula="of:=IF([.A236]=&quot;%&quot;;&quot;&quot;;&quot;\&quot;&amp;[.$D$1]&amp;&quot;{&quot;&amp;[$MallaSPC.B238]&amp;&quot;}{&quot;&amp;[.B236]&amp;&quot;}{&quot;&amp;[$MallaSPC.C238]&amp;&quot;}{&quot;&amp;[$MallaSPC.D238]&amp;&quot;}{&quot;&amp;[$MallaSPC.E238]&amp;&quot;}{&quot;&amp;[$MallaSPC.G238]&amp;&quot;}{&quot;&amp;[$MallaSPC.H238]&amp;&quot;}{&quot;&amp;[$MallaSPC.I238]&amp;&quot;}{&quot;&amp;[$MallaSPC.J238]&amp;&quot;}{&quot;&amp;[$MallaSPC.K238]&amp;&quot;}{&quot;&amp;[$MallaSPC.L238]&amp;&quot;}{&quot;&amp;[$MallaSPC.M238]&amp;&quot;}{&quot;&amp;[$MallaSPC.N238]&amp;&quot;}{&quot;&amp;[$MallaSPC.O238]&amp;&quot;}{&quot;&amp;[$MallaSPC.P238]&amp;&quot;}{&quot;&amp;[$MallaSPC.Q238]&amp;&quot;}{&quot;&amp;[$MallaSPC.R238]&amp;&quot;}%&quot;&amp;[$MallaSPC.S238]&amp;[$MallaSPC.T238]&amp;[$MallaSPC.U238]&amp;[MallaSPC.V238]&amp;[MallaSPC.W238]&amp;[MallaSPC.X238]&amp;[MallaSPC.Y238]&amp;[MallaSPC.Z238]&amp;[MallaSPC.AA238]&amp;[MallaSPC.AB238]&amp;[MallaSPC.AC238])" office:value-type="string" office:string-value="\course{10}{Mandatory}{CS404}{}{Seminario de Tesis}{6}{2}{8}{}{}{10}{}{CS403,CS280T}{}{}{}{CS,SE,IS}%SPC,UCSP">
            <text:p>\course{10}{Mandatory}{CS404}{}{Seminario de Tesis}{6}{2}{8}{}{}{10}{}{CS403,CS280T}{}{}{}{CS,SE,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39]=&quot;&quot;;[$MallaSPC.C239]=&quot;&quot;;[$MallaSPC.F239]=&quot;&quot;);&quot;%&quot;;&quot;&quot;)">
            <text:p/>
          </table:table-cell>
          <table:table-cell table:style-name="ce5" table:formula="of:=IF([.A237]=&quot;%&quot;;&quot;&quot;;IF([$MallaSPC.F239]=&quot;E&quot;;[.$B$1];IF([$MallaSPC.F239]=&quot;O&quot;;[.$C$1];&quot;&quot;)))" office:value-type="string" office:string-value="Mandatory">
            <text:p>Mandatory</text:p>
          </table:table-cell>
          <table:table-cell table:style-name="ce5" table:formula="of:=IF([.A237]=&quot;%&quot;;&quot;&quot;;&quot;\&quot;&amp;[.$D$1]&amp;&quot;{&quot;&amp;[$MallaSPC.B239]&amp;&quot;}{&quot;&amp;[.B237]&amp;&quot;}{&quot;&amp;[$MallaSPC.C239]&amp;&quot;}{&quot;&amp;[$MallaSPC.D239]&amp;&quot;}{&quot;&amp;[$MallaSPC.E239]&amp;&quot;}{&quot;&amp;[$MallaSPC.G239]&amp;&quot;}{&quot;&amp;[$MallaSPC.H239]&amp;&quot;}{&quot;&amp;[$MallaSPC.I239]&amp;&quot;}{&quot;&amp;[$MallaSPC.J239]&amp;&quot;}{&quot;&amp;[$MallaSPC.K239]&amp;&quot;}{&quot;&amp;[$MallaSPC.L239]&amp;&quot;}{&quot;&amp;[$MallaSPC.M239]&amp;&quot;}{&quot;&amp;[$MallaSPC.N239]&amp;&quot;}{&quot;&amp;[$MallaSPC.O239]&amp;&quot;}{&quot;&amp;[$MallaSPC.P239]&amp;&quot;}{&quot;&amp;[$MallaSPC.Q239]&amp;&quot;}{&quot;&amp;[$MallaSPC.R239]&amp;&quot;}%&quot;&amp;[$MallaSPC.S239]&amp;[$MallaSPC.T239]&amp;[$MallaSPC.U239]&amp;[MallaSPC.V239]&amp;[MallaSPC.W239]&amp;[MallaSPC.X239]&amp;[MallaSPC.Y239]&amp;[MallaSPC.Z239]&amp;[MallaSPC.AA239]&amp;[MallaSPC.AB239]&amp;[MallaSPC.AC239])" office:value-type="string" office:string-value="\course{10}{Mandatory}{CS404}{}{Seminario de Tesis}{3}{2}{2}{}{}{4}{}{CS403,CS280T}{}{}{}{CS,SE,IS}%UCSP">
            <text:p>\course{10}{Mandatory}{CS404}{}{Seminario de Tesis}{3}{2}{2}{}{}{4}{}{CS403,CS280T}{}{}{}{CS,SE,IS}%UCSP</text:p>
          </table:table-cell>
          <table:table-cell table:number-columns-repeated="1021"/>
        </table:table-row>
        <table:table-row table:style-name="ro2">
          <table:table-cell table:style-name="ce5" table:formula="of:=IF(OR([$MallaSPC.B240]=&quot;&quot;;[$MallaSPC.C240]=&quot;&quot;;[$MallaSPC.F240]=&quot;&quot;);&quot;%&quot;;&quot;&quot;)">
            <text:p/>
          </table:table-cell>
          <table:table-cell table:style-name="ce5" table:formula="of:=IF([.A238]=&quot;%&quot;;&quot;&quot;;IF([$MallaSPC.F240]=&quot;E&quot;;[.$B$1];IF([$MallaSPC.F240]=&quot;O&quot;;[.$C$1];&quot;&quot;)))" office:value-type="string" office:string-value="Mandatory">
            <text:p>Mandatory</text:p>
          </table:table-cell>
          <table:table-cell table:style-name="ce5" table:formula="of:=IF([.A238]=&quot;%&quot;;&quot;&quot;;&quot;\&quot;&amp;[.$D$1]&amp;&quot;{&quot;&amp;[$MallaSPC.B240]&amp;&quot;}{&quot;&amp;[.B238]&amp;&quot;}{&quot;&amp;[$MallaSPC.C240]&amp;&quot;}{&quot;&amp;[$MallaSPC.D240]&amp;&quot;}{&quot;&amp;[$MallaSPC.E240]&amp;&quot;}{&quot;&amp;[$MallaSPC.G240]&amp;&quot;}{&quot;&amp;[$MallaSPC.H240]&amp;&quot;}{&quot;&amp;[$MallaSPC.I240]&amp;&quot;}{&quot;&amp;[$MallaSPC.J240]&amp;&quot;}{&quot;&amp;[$MallaSPC.K240]&amp;&quot;}{&quot;&amp;[$MallaSPC.L240]&amp;&quot;}{&quot;&amp;[$MallaSPC.M240]&amp;&quot;}{&quot;&amp;[$MallaSPC.N240]&amp;&quot;}{&quot;&amp;[$MallaSPC.O240]&amp;&quot;}{&quot;&amp;[$MallaSPC.P240]&amp;&quot;}{&quot;&amp;[$MallaSPC.Q240]&amp;&quot;}{&quot;&amp;[$MallaSPC.R240]&amp;&quot;}%&quot;&amp;[$MallaSPC.S240]&amp;[$MallaSPC.T240]&amp;[$MallaSPC.U240]&amp;[MallaSPC.V240]&amp;[MallaSPC.W240]&amp;[MallaSPC.X240]&amp;[MallaSPC.Y240]&amp;[MallaSPC.Z240]&amp;[MallaSPC.AA240]&amp;[MallaSPC.AB240]&amp;[MallaSPC.AC240])" office:value-type="string" office:string-value="\course{10}{Mandatory}{CS404}{}{Seminario de Tesis}{3}{4}{2}{}{3}{9}{}{CS403,CS280T}{}{}{}{CS,SE,IS}%CR">
            <text:p>\course{10}{Mandatory}{CS404}{}{Seminario de Tesis}{3}{4}{2}{}{3}{9}{}{CS403,CS280T}{}{}{}{CS,SE,IS}%CR</text:p>
          </table:table-cell>
          <table:table-cell table:number-columns-repeated="1021"/>
        </table:table-row>
        <table:table-row table:style-name="ro2">
          <table:table-cell table:style-name="ce5" table:formula="of:=IF(OR([$MallaSPC.B241]=&quot;&quot;;[$MallaSPC.C241]=&quot;&quot;;[$MallaSPC.F241]=&quot;&quot;);&quot;%&quot;;&quot;&quot;)">
            <text:p/>
          </table:table-cell>
          <table:table-cell table:style-name="ce5" table:formula="of:=IF([.A239]=&quot;%&quot;;&quot;&quot;;IF([$MallaSPC.F241]=&quot;E&quot;;[.$B$1];IF([$MallaSPC.F241]=&quot;O&quot;;[.$C$1];&quot;&quot;)))" office:value-type="string" office:string-value="Mandatory">
            <text:p>Mandatory</text:p>
          </table:table-cell>
          <table:table-cell table:style-name="ce5" table:formula="of:=IF([.A239]=&quot;%&quot;;&quot;&quot;;&quot;\&quot;&amp;[.$D$1]&amp;&quot;{&quot;&amp;[$MallaSPC.B241]&amp;&quot;}{&quot;&amp;[.B239]&amp;&quot;}{&quot;&amp;[$MallaSPC.C241]&amp;&quot;}{&quot;&amp;[$MallaSPC.D241]&amp;&quot;}{&quot;&amp;[$MallaSPC.E241]&amp;&quot;}{&quot;&amp;[$MallaSPC.G241]&amp;&quot;}{&quot;&amp;[$MallaSPC.H241]&amp;&quot;}{&quot;&amp;[$MallaSPC.I241]&amp;&quot;}{&quot;&amp;[$MallaSPC.J241]&amp;&quot;}{&quot;&amp;[$MallaSPC.K241]&amp;&quot;}{&quot;&amp;[$MallaSPC.L241]&amp;&quot;}{&quot;&amp;[$MallaSPC.M241]&amp;&quot;}{&quot;&amp;[$MallaSPC.N241]&amp;&quot;}{&quot;&amp;[$MallaSPC.O241]&amp;&quot;}{&quot;&amp;[$MallaSPC.P241]&amp;&quot;}{&quot;&amp;[$MallaSPC.Q241]&amp;&quot;}{&quot;&amp;[$MallaSPC.R241]&amp;&quot;}%&quot;&amp;[$MallaSPC.S241]&amp;[$MallaSPC.T241]&amp;[$MallaSPC.U241]&amp;[MallaSPC.V241]&amp;[MallaSPC.W241]&amp;[MallaSPC.X241]&amp;[MallaSPC.Y241]&amp;[MallaSPC.Z241]&amp;[MallaSPC.AA241]&amp;[MallaSPC.AB241]&amp;[MallaSPC.AC241])" office:value-type="string" office:string-value="\course{10}{Mandatory}{CS404}{}{Seminario de Tesis}{3}{2}{2}{}{}{4}{}{CS403,CS280T}{}{}{}{CS,SE,IS}%UNSA">
            <text:p>\course{10}{Mandatory}{CS404}{}{Seminario de Tesis}{3}{2}{2}{}{}{4}{}{CS403,CS280T}{}{}{}{CS,SE,IS}%UNSA</text:p>
          </table:table-cell>
          <table:table-cell table:number-columns-repeated="1021"/>
        </table:table-row>
        <table:table-row table:style-name="ro2">
          <table:table-cell table:style-name="ce5" table:formula="of:=IF(OR([$MallaSPC.B242]=&quot;&quot;;[$MallaSPC.C242]=&quot;&quot;;[$MallaSPC.F242]=&quot;&quot;);&quot;%&quot;;&quot;&quot;)">
            <text:p/>
          </table:table-cell>
          <table:table-cell table:style-name="ce5" table:formula="of:=IF([.A240]=&quot;%&quot;;&quot;&quot;;IF([$MallaSPC.F242]=&quot;E&quot;;[.$B$1];IF([$MallaSPC.F242]=&quot;O&quot;;[.$C$1];&quot;&quot;)))" office:value-type="string" office:string-value="Mandatory">
            <text:p>Mandatory</text:p>
          </table:table-cell>
          <table:table-cell table:style-name="ce5" table:formula="of:=IF([.A240]=&quot;%&quot;;&quot;&quot;;&quot;\&quot;&amp;[.$D$1]&amp;&quot;{&quot;&amp;[$MallaSPC.B242]&amp;&quot;}{&quot;&amp;[.B240]&amp;&quot;}{&quot;&amp;[$MallaSPC.C242]&amp;&quot;}{&quot;&amp;[$MallaSPC.D242]&amp;&quot;}{&quot;&amp;[$MallaSPC.E242]&amp;&quot;}{&quot;&amp;[$MallaSPC.G242]&amp;&quot;}{&quot;&amp;[$MallaSPC.H242]&amp;&quot;}{&quot;&amp;[$MallaSPC.I242]&amp;&quot;}{&quot;&amp;[$MallaSPC.J242]&amp;&quot;}{&quot;&amp;[$MallaSPC.K242]&amp;&quot;}{&quot;&amp;[$MallaSPC.L242]&amp;&quot;}{&quot;&amp;[$MallaSPC.M242]&amp;&quot;}{&quot;&amp;[$MallaSPC.N242]&amp;&quot;}{&quot;&amp;[$MallaSPC.O242]&amp;&quot;}{&quot;&amp;[$MallaSPC.P242]&amp;&quot;}{&quot;&amp;[$MallaSPC.Q242]&amp;&quot;}{&quot;&amp;[$MallaSPC.R242]&amp;&quot;}%&quot;&amp;[$MallaSPC.S242]&amp;[$MallaSPC.T242]&amp;[$MallaSPC.U242]&amp;[MallaSPC.V242]&amp;[MallaSPC.W242]&amp;[MallaSPC.X242]&amp;[MallaSPC.Y242]&amp;[MallaSPC.Z242]&amp;[MallaSPC.AA242]&amp;[MallaSPC.AB242]&amp;[MallaSPC.AC242])" office:value-type="string" office:string-value="\course{10}{Mandatory}{CS404}{}{Seminario de Tesis}{4}{2}{4}{}{}{6}{}{CS403,CS280T}{}{}{}{CS,SE,IS}%UNI">
            <text:p>\course{10}{Mandatory}{CS404}{}{Seminario de Tesis}{4}{2}{4}{}{}{6}{}{CS403,CS280T}{}{}{}{CS,SE,IS}%UNI</text:p>
          </table:table-cell>
          <table:table-cell table:number-columns-repeated="1021"/>
        </table:table-row>
        <table:table-row table:style-name="ro2">
          <table:table-cell table:style-name="ce5" table:formula="of:=IF(OR([$MallaSPC.B243]=&quot;&quot;;[$MallaSPC.C243]=&quot;&quot;;[$MallaSPC.F243]=&quot;&quot;);&quot;%&quot;;&quot;&quot;)">
            <text:p/>
          </table:table-cell>
          <table:table-cell table:style-name="ce5" table:formula="of:=IF([.A241]=&quot;%&quot;;&quot;&quot;;IF([$MallaSPC.F243]=&quot;E&quot;;[.$B$1];IF([$MallaSPC.F243]=&quot;O&quot;;[.$C$1];&quot;&quot;)))" office:value-type="string" office:string-value="Mandatory">
            <text:p>Mandatory</text:p>
          </table:table-cell>
          <table:table-cell table:style-name="ce5" table:formula="of:=IF([.A241]=&quot;%&quot;;&quot;&quot;;&quot;\&quot;&amp;[.$D$1]&amp;&quot;{&quot;&amp;[$MallaSPC.B243]&amp;&quot;}{&quot;&amp;[.B241]&amp;&quot;}{&quot;&amp;[$MallaSPC.C243]&amp;&quot;}{&quot;&amp;[$MallaSPC.D243]&amp;&quot;}{&quot;&amp;[$MallaSPC.E243]&amp;&quot;}{&quot;&amp;[$MallaSPC.G243]&amp;&quot;}{&quot;&amp;[$MallaSPC.H243]&amp;&quot;}{&quot;&amp;[$MallaSPC.I243]&amp;&quot;}{&quot;&amp;[$MallaSPC.J243]&amp;&quot;}{&quot;&amp;[$MallaSPC.K243]&amp;&quot;}{&quot;&amp;[$MallaSPC.L243]&amp;&quot;}{&quot;&amp;[$MallaSPC.M243]&amp;&quot;}{&quot;&amp;[$MallaSPC.N243]&amp;&quot;}{&quot;&amp;[$MallaSPC.O243]&amp;&quot;}{&quot;&amp;[$MallaSPC.P243]&amp;&quot;}{&quot;&amp;[$MallaSPC.Q243]&amp;&quot;}{&quot;&amp;[$MallaSPC.R243]&amp;&quot;}%&quot;&amp;[$MallaSPC.S243]&amp;[$MallaSPC.T243]&amp;[$MallaSPC.U243]&amp;[MallaSPC.V243]&amp;[MallaSPC.W243]&amp;[MallaSPC.X243]&amp;[MallaSPC.Y243]&amp;[MallaSPC.Z243]&amp;[MallaSPC.AA243]&amp;[MallaSPC.AB243]&amp;[MallaSPC.AC243])" office:value-type="string" office:string-value="\course{10}{Mandatory}{ET102}{}{Formación de Empresas de Base Tecnológica II}{3}{2}{2}{}{}{4}{}{ET101}{}{}{}{OG}%UCSP">
            <text:p>\course{10}{Mandatory}{ET102}{}{Formación de Empresas de Base Tecnológica II}{3}{2}{2}{}{}{4}{}{ET101}{}{}{}{OG}%UCSP</text:p>
          </table:table-cell>
          <table:table-cell table:number-columns-repeated="1021"/>
        </table:table-row>
        <table:table-row table:style-name="ro2">
          <table:table-cell table:style-name="ce5" table:formula="of:=IF(OR([$MallaSPC.B244]=&quot;&quot;;[$MallaSPC.C244]=&quot;&quot;;[$MallaSPC.F244]=&quot;&quot;);&quot;%&quot;;&quot;&quot;)">
            <text:p/>
          </table:table-cell>
          <table:table-cell table:style-name="ce5" table:formula="of:=IF([.A242]=&quot;%&quot;;&quot;&quot;;IF([$MallaSPC.F244]=&quot;E&quot;;[.$B$1];IF([$MallaSPC.F244]=&quot;O&quot;;[.$C$1];&quot;&quot;)))" office:value-type="string" office:string-value="Mandatory">
            <text:p>Mandatory</text:p>
          </table:table-cell>
          <table:table-cell table:style-name="ce5" table:formula="of:=IF([.A242]=&quot;%&quot;;&quot;&quot;;&quot;\&quot;&amp;[.$D$1]&amp;&quot;{&quot;&amp;[$MallaSPC.B244]&amp;&quot;}{&quot;&amp;[.B242]&amp;&quot;}{&quot;&amp;[$MallaSPC.C244]&amp;&quot;}{&quot;&amp;[$MallaSPC.D244]&amp;&quot;}{&quot;&amp;[$MallaSPC.E244]&amp;&quot;}{&quot;&amp;[$MallaSPC.G244]&amp;&quot;}{&quot;&amp;[$MallaSPC.H244]&amp;&quot;}{&quot;&amp;[$MallaSPC.I244]&amp;&quot;}{&quot;&amp;[$MallaSPC.J244]&amp;&quot;}{&quot;&amp;[$MallaSPC.K244]&amp;&quot;}{&quot;&amp;[$MallaSPC.L244]&amp;&quot;}{&quot;&amp;[$MallaSPC.M244]&amp;&quot;}{&quot;&amp;[$MallaSPC.N244]&amp;&quot;}{&quot;&amp;[$MallaSPC.O244]&amp;&quot;}{&quot;&amp;[$MallaSPC.P244]&amp;&quot;}{&quot;&amp;[$MallaSPC.Q244]&amp;&quot;}{&quot;&amp;[$MallaSPC.R244]&amp;&quot;}%&quot;&amp;[$MallaSPC.S244]&amp;[$MallaSPC.T244]&amp;[$MallaSPC.U244]&amp;[MallaSPC.V244]&amp;[MallaSPC.W244]&amp;[MallaSPC.X244]&amp;[MallaSPC.Y244]&amp;[MallaSPC.Z244]&amp;[MallaSPC.AA244]&amp;[MallaSPC.AB244]&amp;[MallaSPC.AC244])" office:value-type="string" office:string-value="\course{10}{Mandatory}{ET102}{}{Formación de Empresas de Base Tecnológica II}{2}{2}{2}{}{2}{6}{}{ET101}{}{}{}{OG}%CR">
            <text:p>\course{10}{Mandatory}{ET102}{}{Formación de Empresas de Base Tecnológica II}{2}{2}{2}{}{2}{6}{}{ET101}{}{}{}{OG}%CR</text:p>
          </table:table-cell>
          <table:table-cell table:number-columns-repeated="1021"/>
        </table:table-row>
        <table:table-row table:style-name="ro2">
          <table:table-cell table:style-name="ce5" table:formula="of:=IF(OR([$MallaSPC.B245]=&quot;&quot;;[$MallaSPC.C245]=&quot;&quot;;[$MallaSPC.F245]=&quot;&quot;);&quot;%&quot;;&quot;&quot;)">
            <text:p/>
          </table:table-cell>
          <table:table-cell table:style-name="ce5" table:formula="of:=IF([.A243]=&quot;%&quot;;&quot;&quot;;IF([$MallaSPC.F245]=&quot;E&quot;;[.$B$1];IF([$MallaSPC.F245]=&quot;O&quot;;[.$C$1];&quot;&quot;)))" office:value-type="string" office:string-value="Elective">
            <text:p>Elective</text:p>
          </table:table-cell>
          <table:table-cell table:style-name="ce5" table:formula="of:=IF([.A243]=&quot;%&quot;;&quot;&quot;;&quot;\&quot;&amp;[.$D$1]&amp;&quot;{&quot;&amp;[$MallaSPC.B245]&amp;&quot;}{&quot;&amp;[.B243]&amp;&quot;}{&quot;&amp;[$MallaSPC.C245]&amp;&quot;}{&quot;&amp;[$MallaSPC.D245]&amp;&quot;}{&quot;&amp;[$MallaSPC.E245]&amp;&quot;}{&quot;&amp;[$MallaSPC.G245]&amp;&quot;}{&quot;&amp;[$MallaSPC.H245]&amp;&quot;}{&quot;&amp;[$MallaSPC.I245]&amp;&quot;}{&quot;&amp;[$MallaSPC.J245]&amp;&quot;}{&quot;&amp;[$MallaSPC.K245]&amp;&quot;}{&quot;&amp;[$MallaSPC.L245]&amp;&quot;}{&quot;&amp;[$MallaSPC.M245]&amp;&quot;}{&quot;&amp;[$MallaSPC.N245]&amp;&quot;}{&quot;&amp;[$MallaSPC.O245]&amp;&quot;}{&quot;&amp;[$MallaSPC.P245]&amp;&quot;}{&quot;&amp;[$MallaSPC.Q245]&amp;&quot;}{&quot;&amp;[$MallaSPC.R245]&amp;&quot;}%&quot;&amp;[$MallaSPC.S245]&amp;[$MallaSPC.T245]&amp;[$MallaSPC.U245]&amp;[MallaSPC.V245]&amp;[MallaSPC.W245]&amp;[MallaSPC.X245]&amp;[MallaSPC.Y245]&amp;[MallaSPC.Z245]&amp;[MallaSPC.AA245]&amp;[MallaSPC.AB245]&amp;[MallaSPC.AC245])" office:value-type="string" office:string-value="\course{10}{Elective}{CS356}{}{Programación de Video Juegos}{4}{2}{2}{2}{2}{6}{Advanced}{CS261T,CS355,CS250W}{}{}{G1}{IT}%SPC,UCSP">
            <text:p>\course{10}{Elective}{CS356}{}{Programación de Video Juegos}{4}{2}{2}{2}{2}{6}{Advanced}{CS261T,CS355,CS250W}{}{}{G1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46]=&quot;&quot;;[$MallaSPC.C246]=&quot;&quot;;[$MallaSPC.F246]=&quot;&quot;);&quot;%&quot;;&quot;&quot;)">
            <text:p/>
          </table:table-cell>
          <table:table-cell table:style-name="ce5" table:formula="of:=IF([.A244]=&quot;%&quot;;&quot;&quot;;IF([$MallaSPC.F246]=&quot;E&quot;;[.$B$1];IF([$MallaSPC.F246]=&quot;O&quot;;[.$C$1];&quot;&quot;)))" office:value-type="string" office:string-value="Mandatory">
            <text:p>Mandatory</text:p>
          </table:table-cell>
          <table:table-cell table:style-name="ce5" table:formula="of:=IF([.A244]=&quot;%&quot;;&quot;&quot;;&quot;\&quot;&amp;[.$D$1]&amp;&quot;{&quot;&amp;[$MallaSPC.B246]&amp;&quot;}{&quot;&amp;[.B244]&amp;&quot;}{&quot;&amp;[$MallaSPC.C246]&amp;&quot;}{&quot;&amp;[$MallaSPC.D246]&amp;&quot;}{&quot;&amp;[$MallaSPC.E246]&amp;&quot;}{&quot;&amp;[$MallaSPC.G246]&amp;&quot;}{&quot;&amp;[$MallaSPC.H246]&amp;&quot;}{&quot;&amp;[$MallaSPC.I246]&amp;&quot;}{&quot;&amp;[$MallaSPC.J246]&amp;&quot;}{&quot;&amp;[$MallaSPC.K246]&amp;&quot;}{&quot;&amp;[$MallaSPC.L246]&amp;&quot;}{&quot;&amp;[$MallaSPC.M246]&amp;&quot;}{&quot;&amp;[$MallaSPC.N246]&amp;&quot;}{&quot;&amp;[$MallaSPC.O246]&amp;&quot;}{&quot;&amp;[$MallaSPC.P246]&amp;&quot;}{&quot;&amp;[$MallaSPC.Q246]&amp;&quot;}{&quot;&amp;[$MallaSPC.R246]&amp;&quot;}%&quot;&amp;[$MallaSPC.S246]&amp;[$MallaSPC.T246]&amp;[$MallaSPC.U246]&amp;[MallaSPC.V246]&amp;[MallaSPC.W246]&amp;[MallaSPC.X246]&amp;[MallaSPC.Y246]&amp;[MallaSPC.Z246]&amp;[MallaSPC.AA246]&amp;[MallaSPC.AB246]&amp;[MallaSPC.AC246])" office:value-type="string" office:string-value="\course{10}{Mandatory}{CS356}{}{Programación de Video Juegos}{2}{2}{2}{2}{2}{6}{Advanced}{CS261T,CS355,CS250W}{}{}{}{CS}%CR">
            <text:p>\course{10}{Mandatory}{CS356}{}{Programación de Video Juegos}{2}{2}{2}{2}{2}{6}{Advanced}{CS261T,CS355,CS250W}{}{}{}{CS}%CR</text:p>
          </table:table-cell>
          <table:table-cell table:number-columns-repeated="1021"/>
        </table:table-row>
        <table:table-row table:style-name="ro2">
          <table:table-cell table:style-name="ce5" table:formula="of:=IF(OR([$MallaSPC.B247]=&quot;&quot;;[$MallaSPC.C247]=&quot;&quot;;[$MallaSPC.F247]=&quot;&quot;);&quot;%&quot;;&quot;&quot;)">
            <text:p/>
          </table:table-cell>
          <table:table-cell table:style-name="ce5" table:formula="of:=IF([.A245]=&quot;%&quot;;&quot;&quot;;IF([$MallaSPC.F247]=&quot;E&quot;;[.$B$1];IF([$MallaSPC.F247]=&quot;O&quot;;[.$C$1];&quot;&quot;)))" office:value-type="string" office:string-value="Mandatory">
            <text:p>Mandatory</text:p>
          </table:table-cell>
          <table:table-cell table:style-name="ce5" table:formula="of:=IF([.A245]=&quot;%&quot;;&quot;&quot;;&quot;\&quot;&amp;[.$D$1]&amp;&quot;{&quot;&amp;[$MallaSPC.B247]&amp;&quot;}{&quot;&amp;[.B245]&amp;&quot;}{&quot;&amp;[$MallaSPC.C247]&amp;&quot;}{&quot;&amp;[$MallaSPC.D247]&amp;&quot;}{&quot;&amp;[$MallaSPC.E247]&amp;&quot;}{&quot;&amp;[$MallaSPC.G247]&amp;&quot;}{&quot;&amp;[$MallaSPC.H247]&amp;&quot;}{&quot;&amp;[$MallaSPC.I247]&amp;&quot;}{&quot;&amp;[$MallaSPC.J247]&amp;&quot;}{&quot;&amp;[$MallaSPC.K247]&amp;&quot;}{&quot;&amp;[$MallaSPC.L247]&amp;&quot;}{&quot;&amp;[$MallaSPC.M247]&amp;&quot;}{&quot;&amp;[$MallaSPC.N247]&amp;&quot;}{&quot;&amp;[$MallaSPC.O247]&amp;&quot;}{&quot;&amp;[$MallaSPC.P247]&amp;&quot;}{&quot;&amp;[$MallaSPC.Q247]&amp;&quot;}{&quot;&amp;[$MallaSPC.R247]&amp;&quot;}%&quot;&amp;[$MallaSPC.S247]&amp;[$MallaSPC.T247]&amp;[$MallaSPC.U247]&amp;[MallaSPC.V247]&amp;[MallaSPC.W247]&amp;[MallaSPC.X247]&amp;[MallaSPC.Y247]&amp;[MallaSPC.Z247]&amp;[MallaSPC.AA247]&amp;[MallaSPC.AB247]&amp;[MallaSPC.AC247])" office:value-type="string" office:string-value="\course{10}{Mandatory}{FG220}{}{Análisis de la Realidad Peruana}{2}{1}{2}{}{}{3}{}{FG221}{}{}{}{FG}%UCSP">
            <text:p>\course{10}{Mandatory}{FG220}{}{Análisis de la Realidad Peruana}{2}{1}{2}{}{}{3}{}{FG221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48]=&quot;&quot;;[$MallaSPC.C248]=&quot;&quot;;[$MallaSPC.F248]=&quot;&quot;);&quot;%&quot;;&quot;&quot;)">
            <text:p/>
          </table:table-cell>
          <table:table-cell table:style-name="ce5" table:formula="of:=IF([.A246]=&quot;%&quot;;&quot;&quot;;IF([$MallaSPC.F248]=&quot;E&quot;;[.$B$1];IF([$MallaSPC.F248]=&quot;O&quot;;[.$C$1];&quot;&quot;)))" office:value-type="string" office:string-value="Mandatory">
            <text:p>Mandatory</text:p>
          </table:table-cell>
          <table:table-cell table:style-name="ce5" table:formula="of:=IF([.A246]=&quot;%&quot;;&quot;&quot;;&quot;\&quot;&amp;[.$D$1]&amp;&quot;{&quot;&amp;[$MallaSPC.B248]&amp;&quot;}{&quot;&amp;[.B246]&amp;&quot;}{&quot;&amp;[$MallaSPC.C248]&amp;&quot;}{&quot;&amp;[$MallaSPC.D248]&amp;&quot;}{&quot;&amp;[$MallaSPC.E248]&amp;&quot;}{&quot;&amp;[$MallaSPC.G248]&amp;&quot;}{&quot;&amp;[$MallaSPC.H248]&amp;&quot;}{&quot;&amp;[$MallaSPC.I248]&amp;&quot;}{&quot;&amp;[$MallaSPC.J248]&amp;&quot;}{&quot;&amp;[$MallaSPC.K248]&amp;&quot;}{&quot;&amp;[$MallaSPC.L248]&amp;&quot;}{&quot;&amp;[$MallaSPC.M248]&amp;&quot;}{&quot;&amp;[$MallaSPC.N248]&amp;&quot;}{&quot;&amp;[$MallaSPC.O248]&amp;&quot;}{&quot;&amp;[$MallaSPC.P248]&amp;&quot;}{&quot;&amp;[$MallaSPC.Q248]&amp;&quot;}{&quot;&amp;[$MallaSPC.R248]&amp;&quot;}%&quot;&amp;[$MallaSPC.S248]&amp;[$MallaSPC.T248]&amp;[$MallaSPC.U248]&amp;[MallaSPC.V248]&amp;[MallaSPC.W248]&amp;[MallaSPC.X248]&amp;[MallaSPC.Y248]&amp;[MallaSPC.Z248]&amp;[MallaSPC.AA248]&amp;[MallaSPC.AB248]&amp;[MallaSPC.AC248])" office:value-type="string" office:string-value="\course{10}{Mandatory}{FG211}{}{Ética Profesional}{3}{2}{2}{}{}{4}{}{}{}{}{}{FG}%SPC,UNI">
            <text:p>\course{10}{Mandatory}{FG211}{}{Ética Profesional}{3}{2}{2}{}{}{4}{}{}{}{}{}{FG}%SPC,UNI</text:p>
          </table:table-cell>
          <table:table-cell table:number-columns-repeated="1021"/>
        </table:table-row>
        <table:table-row table:style-name="ro2">
          <table:table-cell table:style-name="ce5" table:formula="of:=IF(OR([$MallaSPC.B249]=&quot;&quot;;[$MallaSPC.C249]=&quot;&quot;;[$MallaSPC.F249]=&quot;&quot;);&quot;%&quot;;&quot;&quot;)">
            <text:p/>
          </table:table-cell>
          <table:table-cell table:style-name="ce5" table:formula="of:=IF([.A247]=&quot;%&quot;;&quot;&quot;;IF([$MallaSPC.F249]=&quot;E&quot;;[.$B$1];IF([$MallaSPC.F249]=&quot;O&quot;;[.$C$1];&quot;&quot;)))" office:value-type="string" office:string-value="Mandatory">
            <text:p>Mandatory</text:p>
          </table:table-cell>
          <table:table-cell table:style-name="ce5" table:formula="of:=IF([.A247]=&quot;%&quot;;&quot;&quot;;&quot;\&quot;&amp;[.$D$1]&amp;&quot;{&quot;&amp;[$MallaSPC.B249]&amp;&quot;}{&quot;&amp;[.B247]&amp;&quot;}{&quot;&amp;[$MallaSPC.C249]&amp;&quot;}{&quot;&amp;[$MallaSPC.D249]&amp;&quot;}{&quot;&amp;[$MallaSPC.E249]&amp;&quot;}{&quot;&amp;[$MallaSPC.G249]&amp;&quot;}{&quot;&amp;[$MallaSPC.H249]&amp;&quot;}{&quot;&amp;[$MallaSPC.I249]&amp;&quot;}{&quot;&amp;[$MallaSPC.J249]&amp;&quot;}{&quot;&amp;[$MallaSPC.K249]&amp;&quot;}{&quot;&amp;[$MallaSPC.L249]&amp;&quot;}{&quot;&amp;[$MallaSPC.M249]&amp;&quot;}{&quot;&amp;[$MallaSPC.N249]&amp;&quot;}{&quot;&amp;[$MallaSPC.O249]&amp;&quot;}{&quot;&amp;[$MallaSPC.P249]&amp;&quot;}{&quot;&amp;[$MallaSPC.Q249]&amp;&quot;}{&quot;&amp;[$MallaSPC.R249]&amp;&quot;}%&quot;&amp;[$MallaSPC.S249]&amp;[$MallaSPC.T249]&amp;[$MallaSPC.U249]&amp;[MallaSPC.V249]&amp;[MallaSPC.W249]&amp;[MallaSPC.X249]&amp;[MallaSPC.Y249]&amp;[MallaSPC.Z249]&amp;[MallaSPC.AA249]&amp;[MallaSPC.AB249]&amp;[MallaSPC.AC249])" office:value-type="string" office:string-value="\course{10}{Mandatory}{FG211}{}{Ética Profesional}{2}{1}{2}{}{}{3}{}{FG204A}{}{}{}{FG}%UCSP">
            <text:p>\course{10}{Mandatory}{FG211}{}{Ética Profesional}{2}{1}{2}{}{}{3}{}{FG204A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50]=&quot;&quot;;[$MallaSPC.C250]=&quot;&quot;;[$MallaSPC.F250]=&quot;&quot;);&quot;%&quot;;&quot;&quot;)">
            <text:p/>
          </table:table-cell>
          <table:table-cell table:style-name="ce5" table:formula="of:=IF([.A248]=&quot;%&quot;;&quot;&quot;;IF([$MallaSPC.F250]=&quot;E&quot;;[.$B$1];IF([$MallaSPC.F250]=&quot;O&quot;;[.$C$1];&quot;&quot;)))" office:value-type="string" office:string-value="Mandatory">
            <text:p>Mandatory</text:p>
          </table:table-cell>
          <table:table-cell table:style-name="ce5" table:formula="of:=IF([.A248]=&quot;%&quot;;&quot;&quot;;&quot;\&quot;&amp;[.$D$1]&amp;&quot;{&quot;&amp;[$MallaSPC.B250]&amp;&quot;}{&quot;&amp;[.B248]&amp;&quot;}{&quot;&amp;[$MallaSPC.C250]&amp;&quot;}{&quot;&amp;[$MallaSPC.D250]&amp;&quot;}{&quot;&amp;[$MallaSPC.E250]&amp;&quot;}{&quot;&amp;[$MallaSPC.G250]&amp;&quot;}{&quot;&amp;[$MallaSPC.H250]&amp;&quot;}{&quot;&amp;[$MallaSPC.I250]&amp;&quot;}{&quot;&amp;[$MallaSPC.J250]&amp;&quot;}{&quot;&amp;[$MallaSPC.K250]&amp;&quot;}{&quot;&amp;[$MallaSPC.L250]&amp;&quot;}{&quot;&amp;[$MallaSPC.M250]&amp;&quot;}{&quot;&amp;[$MallaSPC.N250]&amp;&quot;}{&quot;&amp;[$MallaSPC.O250]&amp;&quot;}{&quot;&amp;[$MallaSPC.P250]&amp;&quot;}{&quot;&amp;[$MallaSPC.Q250]&amp;&quot;}{&quot;&amp;[$MallaSPC.R250]&amp;&quot;}%&quot;&amp;[$MallaSPC.S250]&amp;[$MallaSPC.T250]&amp;[$MallaSPC.U250]&amp;[MallaSPC.V250]&amp;[MallaSPC.W250]&amp;[MallaSPC.X250]&amp;[MallaSPC.Y250]&amp;[MallaSPC.Z250]&amp;[MallaSPC.AA250]&amp;[MallaSPC.AB250]&amp;[MallaSPC.AC250])" office:value-type="string" office:string-value="\course{10}{Mandatory}{FG211}{}{Ética Profesional}{3}{2}{2}{}{}{4}{}{CS402}{}{}{}{FG}%UNSA">
            <text:p>\course{10}{Mandatory}{FG211}{}{Ética Profesional}{3}{2}{2}{}{}{4}{}{CS402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251]=&quot;&quot;;[$MallaSPC.C251]=&quot;&quot;;[$MallaSPC.F251]=&quot;&quot;);&quot;%&quot;;&quot;&quot;)">
            <text:p/>
          </table:table-cell>
          <table:table-cell table:style-name="ce5" table:formula="of:=IF([.A249]=&quot;%&quot;;&quot;&quot;;IF([$MallaSPC.F251]=&quot;E&quot;;[.$B$1];IF([$MallaSPC.F251]=&quot;O&quot;;[.$C$1];&quot;&quot;)))" office:value-type="string" office:string-value="Mandatory">
            <text:p>Mandatory</text:p>
          </table:table-cell>
          <table:table-cell table:style-name="ce5" table:formula="of:=IF([.A249]=&quot;%&quot;;&quot;&quot;;&quot;\&quot;&amp;[.$D$1]&amp;&quot;{&quot;&amp;[$MallaSPC.B251]&amp;&quot;}{&quot;&amp;[.B249]&amp;&quot;}{&quot;&amp;[$MallaSPC.C251]&amp;&quot;}{&quot;&amp;[$MallaSPC.D251]&amp;&quot;}{&quot;&amp;[$MallaSPC.E251]&amp;&quot;}{&quot;&amp;[$MallaSPC.G251]&amp;&quot;}{&quot;&amp;[$MallaSPC.H251]&amp;&quot;}{&quot;&amp;[$MallaSPC.I251]&amp;&quot;}{&quot;&amp;[$MallaSPC.J251]&amp;&quot;}{&quot;&amp;[$MallaSPC.K251]&amp;&quot;}{&quot;&amp;[$MallaSPC.L251]&amp;&quot;}{&quot;&amp;[$MallaSPC.M251]&amp;&quot;}{&quot;&amp;[$MallaSPC.N251]&amp;&quot;}{&quot;&amp;[$MallaSPC.O251]&amp;&quot;}{&quot;&amp;[$MallaSPC.P251]&amp;&quot;}{&quot;&amp;[$MallaSPC.Q251]&amp;&quot;}{&quot;&amp;[$MallaSPC.R251]&amp;&quot;}%&quot;&amp;[$MallaSPC.S251]&amp;[$MallaSPC.T251]&amp;[$MallaSPC.U251]&amp;[MallaSPC.V251]&amp;[MallaSPC.W251]&amp;[MallaSPC.X251]&amp;[MallaSPC.Y251]&amp;[MallaSPC.Z251]&amp;[MallaSPC.AA251]&amp;[MallaSPC.AB251]&amp;[MallaSPC.AC251])" office:value-type="string" office:string-value="\course{10}{Mandatory}{FG120}{}{Constitución y Realidad Nacional}{3}{2}{2}{}{}{4}{}{}{}{}{}{FG}%UNSA">
            <text:p>\course{10}{Mandatory}{FG120}{}{Constitución y Realidad Nacional}{3}{2}{2}{}{}{4}{}{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252]=&quot;&quot;;[$MallaSPC.C252]=&quot;&quot;;[$MallaSPC.F252]=&quot;&quot;);&quot;%&quot;;&quot;&quot;)">
            <text:p/>
          </table:table-cell>
          <table:table-cell table:style-name="ce5" table:formula="of:=IF([.A250]=&quot;%&quot;;&quot;&quot;;IF([$MallaSPC.F252]=&quot;E&quot;;[.$B$1];IF([$MallaSPC.F252]=&quot;O&quot;;[.$C$1];&quot;&quot;)))" office:value-type="string" office:string-value="Mandatory">
            <text:p>Mandatory</text:p>
          </table:table-cell>
          <table:table-cell table:style-name="ce5" table:formula="of:=IF([.A250]=&quot;%&quot;;&quot;&quot;;&quot;\&quot;&amp;[.$D$1]&amp;&quot;{&quot;&amp;[$MallaSPC.B252]&amp;&quot;}{&quot;&amp;[.B250]&amp;&quot;}{&quot;&amp;[$MallaSPC.C252]&amp;&quot;}{&quot;&amp;[$MallaSPC.D252]&amp;&quot;}{&quot;&amp;[$MallaSPC.E252]&amp;&quot;}{&quot;&amp;[$MallaSPC.G252]&amp;&quot;}{&quot;&amp;[$MallaSPC.H252]&amp;&quot;}{&quot;&amp;[$MallaSPC.I252]&amp;&quot;}{&quot;&amp;[$MallaSPC.J252]&amp;&quot;}{&quot;&amp;[$MallaSPC.K252]&amp;&quot;}{&quot;&amp;[$MallaSPC.L252]&amp;&quot;}{&quot;&amp;[$MallaSPC.M252]&amp;&quot;}{&quot;&amp;[$MallaSPC.N252]&amp;&quot;}{&quot;&amp;[$MallaSPC.O252]&amp;&quot;}{&quot;&amp;[$MallaSPC.P252]&amp;&quot;}{&quot;&amp;[$MallaSPC.Q252]&amp;&quot;}{&quot;&amp;[$MallaSPC.R252]&amp;&quot;}%&quot;&amp;[$MallaSPC.S252]&amp;[$MallaSPC.T252]&amp;[$MallaSPC.U252]&amp;[MallaSPC.V252]&amp;[MallaSPC.W252]&amp;[MallaSPC.X252]&amp;[MallaSPC.Y252]&amp;[MallaSPC.Z252]&amp;[MallaSPC.AA252]&amp;[MallaSPC.AB252]&amp;[MallaSPC.AC252])" office:value-type="string" office:string-value="\course{10}{Mandatory}{CS411}{}{Pasantía II}{5}{}{}{}{}{0}{}{CS410}{}{}{}{}%USGP">
            <text:p>\course{10}{Mandatory}{CS411}{}{Pasantía II}{5}{}{}{}{}{0}{}{CS410}{}{}{}{}%USGP</text:p>
          </table:table-cell>
          <table:table-cell table:number-columns-repeated="1021"/>
        </table:table-row>
        <table:table-row table:style-name="ro2">
          <table:table-cell table:style-name="ce5" table:formula="of:=IF(OR([$MallaSPC.B253]=&quot;&quot;;[$MallaSPC.C253]=&quot;&quot;;[$MallaSPC.F253]=&quot;&quot;);&quot;%&quot;;&quot;&quot;)">
            <text:p/>
          </table:table-cell>
          <table:table-cell table:style-name="ce5" table:formula="of:=IF([.A251]=&quot;%&quot;;&quot;&quot;;IF([$MallaSPC.F253]=&quot;E&quot;;[.$B$1];IF([$MallaSPC.F253]=&quot;O&quot;;[.$C$1];&quot;&quot;)))" office:value-type="string" office:string-value="Mandatory">
            <text:p>Mandatory</text:p>
          </table:table-cell>
          <table:table-cell table:style-name="ce5" table:formula="of:=IF([.A251]=&quot;%&quot;;&quot;&quot;;&quot;\&quot;&amp;[.$D$1]&amp;&quot;{&quot;&amp;[$MallaSPC.B253]&amp;&quot;}{&quot;&amp;[.B251]&amp;&quot;}{&quot;&amp;[$MallaSPC.C253]&amp;&quot;}{&quot;&amp;[$MallaSPC.D253]&amp;&quot;}{&quot;&amp;[$MallaSPC.E253]&amp;&quot;}{&quot;&amp;[$MallaSPC.G253]&amp;&quot;}{&quot;&amp;[$MallaSPC.H253]&amp;&quot;}{&quot;&amp;[$MallaSPC.I253]&amp;&quot;}{&quot;&amp;[$MallaSPC.J253]&amp;&quot;}{&quot;&amp;[$MallaSPC.K253]&amp;&quot;}{&quot;&amp;[$MallaSPC.L253]&amp;&quot;}{&quot;&amp;[$MallaSPC.M253]&amp;&quot;}{&quot;&amp;[$MallaSPC.N253]&amp;&quot;}{&quot;&amp;[$MallaSPC.O253]&amp;&quot;}{&quot;&amp;[$MallaSPC.P253]&amp;&quot;}{&quot;&amp;[$MallaSPC.Q253]&amp;&quot;}{&quot;&amp;[$MallaSPC.R253]&amp;&quot;}%&quot;&amp;[$MallaSPC.S253]&amp;[$MallaSPC.T253]&amp;[$MallaSPC.U253]&amp;[MallaSPC.V253]&amp;[MallaSPC.W253]&amp;[MallaSPC.X253]&amp;[MallaSPC.Y253]&amp;[MallaSPC.Z253]&amp;[MallaSPC.AA253]&amp;[MallaSPC.AB253]&amp;[MallaSPC.AC253])" office:value-type="string" office:string-value="\course{10}{Mandatory}{FG350}{}{Liderazgo y Desempeño}{2}{1}{2}{}{}{3}{}{}{}{}{}{FG}%SPC,UTEA,UCSP">
            <text:p>\course{10}{Mandatory}{FG350}{}{Liderazgo y Desempeño}{2}{1}{2}{}{}{3}{}{}{}{}{}{FG}%SPC,UTEA,UCSP</text:p>
          </table:table-cell>
          <table:table-cell table:number-columns-repeated="1021"/>
        </table:table-row>
        <table:table-row table:style-name="ro2">
          <table:table-cell table:style-name="ce5" table:formula="of:=IF(OR([$MallaSPC.B254]=&quot;&quot;;[$MallaSPC.C254]=&quot;&quot;;[$MallaSPC.F254]=&quot;&quot;);&quot;%&quot;;&quot;&quot;)">
            <text:p/>
          </table:table-cell>
          <table:table-cell table:style-name="ce5" table:formula="of:=IF([.A252]=&quot;%&quot;;&quot;&quot;;IF([$MallaSPC.F254]=&quot;E&quot;;[.$B$1];IF([$MallaSPC.F254]=&quot;O&quot;;[.$C$1];&quot;&quot;)))" office:value-type="string" office:string-value="Mandatory">
            <text:p>Mandatory</text:p>
          </table:table-cell>
          <table:table-cell table:style-name="ce5" table:formula="of:=IF([.A252]=&quot;%&quot;;&quot;&quot;;&quot;\&quot;&amp;[.$D$1]&amp;&quot;{&quot;&amp;[$MallaSPC.B254]&amp;&quot;}{&quot;&amp;[.B252]&amp;&quot;}{&quot;&amp;[$MallaSPC.C254]&amp;&quot;}{&quot;&amp;[$MallaSPC.D254]&amp;&quot;}{&quot;&amp;[$MallaSPC.E254]&amp;&quot;}{&quot;&amp;[$MallaSPC.G254]&amp;&quot;}{&quot;&amp;[$MallaSPC.H254]&amp;&quot;}{&quot;&amp;[$MallaSPC.I254]&amp;&quot;}{&quot;&amp;[$MallaSPC.J254]&amp;&quot;}{&quot;&amp;[$MallaSPC.K254]&amp;&quot;}{&quot;&amp;[$MallaSPC.L254]&amp;&quot;}{&quot;&amp;[$MallaSPC.M254]&amp;&quot;}{&quot;&amp;[$MallaSPC.N254]&amp;&quot;}{&quot;&amp;[$MallaSPC.O254]&amp;&quot;}{&quot;&amp;[$MallaSPC.P254]&amp;&quot;}{&quot;&amp;[$MallaSPC.Q254]&amp;&quot;}{&quot;&amp;[$MallaSPC.R254]&amp;&quot;}%&quot;&amp;[$MallaSPC.S254]&amp;[$MallaSPC.T254]&amp;[$MallaSPC.U254]&amp;[MallaSPC.V254]&amp;[MallaSPC.W254]&amp;[MallaSPC.X254]&amp;[MallaSPC.Y254]&amp;[MallaSPC.Z254]&amp;[MallaSPC.AA254]&amp;[MallaSPC.AB254]&amp;[MallaSPC.AC254])" office:value-type="string" office:string-value="\course{10}{Mandatory}{FG350}{}{Liderazgo y Desempeño}{3}{2}{2}{}{}{4}{}{}{}{}{}{FG}%UNSA">
            <text:p>\course{10}{Mandatory}{FG350}{}{Liderazgo y Desempeño}{3}{2}{2}{}{}{4}{}{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255]=&quot;&quot;;[$MallaSPC.C255]=&quot;&quot;;[$MallaSPC.F255]=&quot;&quot;);&quot;%&quot;;&quot;&quot;)">
            <text:p/>
          </table:table-cell>
          <table:table-cell table:style-name="ce5" table:formula="of:=IF([.A253]=&quot;%&quot;;&quot;&quot;;IF([$MallaSPC.F255]=&quot;E&quot;;[.$B$1];IF([$MallaSPC.F255]=&quot;O&quot;;[.$C$1];&quot;&quot;)))" office:value-type="string" office:string-value="Mandatory">
            <text:p>Mandatory</text:p>
          </table:table-cell>
          <table:table-cell table:style-name="ce5" table:formula="of:=IF([.A253]=&quot;%&quot;;&quot;&quot;;&quot;\&quot;&amp;[.$D$1]&amp;&quot;{&quot;&amp;[$MallaSPC.B255]&amp;&quot;}{&quot;&amp;[.B253]&amp;&quot;}{&quot;&amp;[$MallaSPC.C255]&amp;&quot;}{&quot;&amp;[$MallaSPC.D255]&amp;&quot;}{&quot;&amp;[$MallaSPC.E255]&amp;&quot;}{&quot;&amp;[$MallaSPC.G255]&amp;&quot;}{&quot;&amp;[$MallaSPC.H255]&amp;&quot;}{&quot;&amp;[$MallaSPC.I255]&amp;&quot;}{&quot;&amp;[$MallaSPC.J255]&amp;&quot;}{&quot;&amp;[$MallaSPC.K255]&amp;&quot;}{&quot;&amp;[$MallaSPC.L255]&amp;&quot;}{&quot;&amp;[$MallaSPC.M255]&amp;&quot;}{&quot;&amp;[$MallaSPC.N255]&amp;&quot;}{&quot;&amp;[$MallaSPC.O255]&amp;&quot;}{&quot;&amp;[$MallaSPC.P255]&amp;&quot;}{&quot;&amp;[$MallaSPC.Q255]&amp;&quot;}{&quot;&amp;[$MallaSPC.R255]&amp;&quot;}%&quot;&amp;[$MallaSPC.S255]&amp;[$MallaSPC.T255]&amp;[$MallaSPC.U255]&amp;[MallaSPC.V255]&amp;[MallaSPC.W255]&amp;[MallaSPC.X255]&amp;[MallaSPC.Y255]&amp;[MallaSPC.Z255]&amp;[MallaSPC.AA255]&amp;[MallaSPC.AB255]&amp;[MallaSPC.AC255])" office:value-type="string" office:string-value="\course{10}{Mandatory}{FG301}{}{Enseñanza Social de la Iglesia}{4}{4}{4}{}{4}{12}{}{}{}{}{}{FG}%UJPII">
            <text:p>\course{10}{Mandatory}{FG301}{}{Enseñanza Social de la Iglesia}{4}{4}{4}{}{4}{12}{}{}{}{}{}{FG}%UJPII</text:p>
          </table:table-cell>
          <table:table-cell table:number-columns-repeated="1021"/>
        </table:table-row>
        <table:table-row table:style-name="ro2">
          <table:table-cell table:style-name="ce5" table:formula="of:=IF(OR([$MallaSPC.B257]=&quot;&quot;;[$MallaSPC.C257]=&quot;&quot;;[$MallaSPC.F257]=&quot;&quot;);&quot;%&quot;;&quot;&quot;)" office:value-type="string" office:string-value="%">
            <text:p>%</text:p>
          </table:table-cell>
          <table:table-cell table:style-name="ce5" table:formula="of:=IF([.A254]=&quot;%&quot;;&quot;&quot;;IF([$MallaSPC.F257]=&quot;E&quot;;[.$B$1];IF([$MallaSPC.F257]=&quot;O&quot;;[.$C$1];&quot;&quot;)))">
            <text:p/>
          </table:table-cell>
          <table:table-cell table:style-name="ce5" table:formula="of:=IF([.A254]=&quot;%&quot;;&quot;&quot;;&quot;\&quot;&amp;[.$D$1]&amp;&quot;{&quot;&amp;[$MallaSPC.B257]&amp;&quot;}{&quot;&amp;[.B254]&amp;&quot;}{&quot;&amp;[$MallaSPC.C257]&amp;&quot;}{&quot;&amp;[$MallaSPC.D257]&amp;&quot;}{&quot;&amp;[$MallaSPC.E257]&amp;&quot;}{&quot;&amp;[$MallaSPC.G257]&amp;&quot;}{&quot;&amp;[$MallaSPC.H257]&amp;&quot;}{&quot;&amp;[$MallaSPC.I257]&amp;&quot;}{&quot;&amp;[$MallaSPC.J257]&amp;&quot;}{&quot;&amp;[$MallaSPC.K257]&amp;&quot;}{&quot;&amp;[$MallaSPC.L257]&amp;&quot;}{&quot;&amp;[$MallaSPC.M257]&amp;&quot;}{&quot;&amp;[$MallaSPC.N257]&amp;&quot;}{&quot;&amp;[$MallaSPC.O257]&amp;&quot;}{&quot;&amp;[$MallaSPC.P257]&amp;&quot;}{&quot;&amp;[$MallaSPC.Q257]&amp;&quot;}{&quot;&amp;[$MallaSPC.R257]&amp;&quot;}%&quot;&amp;[$MallaSPC.S257]&amp;[$MallaSPC.T257]&amp;[$MallaSPC.U257]&amp;[MallaSPC.V257]&amp;[MallaSPC.W257]&amp;[MallaSPC.X257]&amp;[MallaSPC.Y257]&amp;[MallaSPC.Z257]&amp;[MallaSPC.AA25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58]=&quot;&quot;;[$MallaSPC.C258]=&quot;&quot;;[$MallaSPC.F258]=&quot;&quot;);&quot;%&quot;;&quot;&quot;)" office:value-type="string" office:string-value="%">
            <text:p>%</text:p>
          </table:table-cell>
          <table:table-cell table:style-name="ce5" table:formula="of:=IF([.A255]=&quot;%&quot;;&quot;&quot;;IF([$MallaSPC.F258]=&quot;E&quot;;[.$B$1];IF([$MallaSPC.F258]=&quot;O&quot;;[.$C$1];&quot;&quot;)))">
            <text:p/>
          </table:table-cell>
          <table:table-cell table:style-name="ce5" table:formula="of:=IF([.A255]=&quot;%&quot;;&quot;&quot;;&quot;\&quot;&amp;[.$D$1]&amp;&quot;{&quot;&amp;[$MallaSPC.B258]&amp;&quot;}{&quot;&amp;[.B255]&amp;&quot;}{&quot;&amp;[$MallaSPC.C258]&amp;&quot;}{&quot;&amp;[$MallaSPC.D258]&amp;&quot;}{&quot;&amp;[$MallaSPC.E258]&amp;&quot;}{&quot;&amp;[$MallaSPC.G258]&amp;&quot;}{&quot;&amp;[$MallaSPC.H258]&amp;&quot;}{&quot;&amp;[$MallaSPC.I258]&amp;&quot;}{&quot;&amp;[$MallaSPC.J258]&amp;&quot;}{&quot;&amp;[$MallaSPC.K258]&amp;&quot;}{&quot;&amp;[$MallaSPC.L258]&amp;&quot;}{&quot;&amp;[$MallaSPC.M258]&amp;&quot;}{&quot;&amp;[$MallaSPC.N258]&amp;&quot;}{&quot;&amp;[$MallaSPC.O258]&amp;&quot;}{&quot;&amp;[$MallaSPC.P258]&amp;&quot;}{&quot;&amp;[$MallaSPC.Q258]&amp;&quot;}{&quot;&amp;[$MallaSPC.R258]&amp;&quot;}%&quot;&amp;[$MallaSPC.S258]&amp;[$MallaSPC.T258]&amp;[$MallaSPC.U258]&amp;[MallaSPC.V258]&amp;[MallaSPC.W258]&amp;[MallaSPC.X258]&amp;[MallaSPC.Y258]&amp;[MallaSPC.Z258]&amp;[MallaSPC.AA25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59]=&quot;&quot;;[$MallaSPC.C259]=&quot;&quot;;[$MallaSPC.F259]=&quot;&quot;);&quot;%&quot;;&quot;&quot;)" office:value-type="string" office:string-value="%">
            <text:p>%</text:p>
          </table:table-cell>
          <table:table-cell table:style-name="ce5" table:formula="of:=IF([.A256]=&quot;%&quot;;&quot;&quot;;IF([$MallaSPC.F259]=&quot;E&quot;;[.$B$1];IF([$MallaSPC.F259]=&quot;O&quot;;[.$C$1];&quot;&quot;)))">
            <text:p/>
          </table:table-cell>
          <table:table-cell table:style-name="ce5" table:formula="of:=IF([.A256]=&quot;%&quot;;&quot;&quot;;&quot;\&quot;&amp;[.$D$1]&amp;&quot;{&quot;&amp;[$MallaSPC.B259]&amp;&quot;}{&quot;&amp;[.B256]&amp;&quot;}{&quot;&amp;[$MallaSPC.C259]&amp;&quot;}{&quot;&amp;[$MallaSPC.D259]&amp;&quot;}{&quot;&amp;[$MallaSPC.E259]&amp;&quot;}{&quot;&amp;[$MallaSPC.G259]&amp;&quot;}{&quot;&amp;[$MallaSPC.H259]&amp;&quot;}{&quot;&amp;[$MallaSPC.I259]&amp;&quot;}{&quot;&amp;[$MallaSPC.J259]&amp;&quot;}{&quot;&amp;[$MallaSPC.K259]&amp;&quot;}{&quot;&amp;[$MallaSPC.L259]&amp;&quot;}{&quot;&amp;[$MallaSPC.M259]&amp;&quot;}{&quot;&amp;[$MallaSPC.N259]&amp;&quot;}{&quot;&amp;[$MallaSPC.O259]&amp;&quot;}{&quot;&amp;[$MallaSPC.P259]&amp;&quot;}{&quot;&amp;[$MallaSPC.Q259]&amp;&quot;}{&quot;&amp;[$MallaSPC.R259]&amp;&quot;}%&quot;&amp;[$MallaSPC.S259]&amp;[$MallaSPC.T259]&amp;[$MallaSPC.U259]&amp;[MallaSPC.V259]&amp;[MallaSPC.W259]&amp;[MallaSPC.X259]&amp;[MallaSPC.Y259]&amp;[MallaSPC.Z259]&amp;[MallaSPC.AA25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62]=&quot;&quot;;[$MallaSPC.C262]=&quot;&quot;;[$MallaSPC.F262]=&quot;&quot;);&quot;%&quot;;&quot;&quot;)">
            <text:p/>
          </table:table-cell>
          <table:table-cell table:style-name="ce5" table:formula="of:=IF([.A257]=&quot;%&quot;;&quot;&quot;;IF([$MallaSPC.F262]=&quot;E&quot;;[.$B$1];IF([$MallaSPC.F262]=&quot;O&quot;;[.$C$1];&quot;&quot;)))" office:value-type="string" office:string-value="Mandatory">
            <text:p>Mandatory</text:p>
          </table:table-cell>
          <table:table-cell table:style-name="ce5" table:formula="of:=IF([.A257]=&quot;%&quot;;&quot;&quot;;&quot;\&quot;&amp;[.$D$1]&amp;&quot;{&quot;&amp;[$MallaSPC.B262]&amp;&quot;}{&quot;&amp;[.B257]&amp;&quot;}{&quot;&amp;[$MallaSPC.C262]&amp;&quot;}{&quot;&amp;[$MallaSPC.D262]&amp;&quot;}{&quot;&amp;[$MallaSPC.E262]&amp;&quot;}{&quot;&amp;[$MallaSPC.G262]&amp;&quot;}{&quot;&amp;[$MallaSPC.H262]&amp;&quot;}{&quot;&amp;[$MallaSPC.I262]&amp;&quot;}{&quot;&amp;[$MallaSPC.J262]&amp;&quot;}{&quot;&amp;[$MallaSPC.K262]&amp;&quot;}{&quot;&amp;[$MallaSPC.L262]&amp;&quot;}{&quot;&amp;[$MallaSPC.M262]&amp;&quot;}{&quot;&amp;[$MallaSPC.N262]&amp;&quot;}{&quot;&amp;[$MallaSPC.O262]&amp;&quot;}{&quot;&amp;[$MallaSPC.P262]&amp;&quot;}{&quot;&amp;[$MallaSPC.Q262]&amp;&quot;}{&quot;&amp;[$MallaSPC.R262]&amp;&quot;}%&quot;&amp;[$MallaSPC.S262]&amp;[$MallaSPC.T262]&amp;[$MallaSPC.U262]&amp;[MallaSPC.V262]&amp;[MallaSPC.W262]&amp;[MallaSPC.X262]&amp;[MallaSPC.Y262]&amp;[MallaSPC.Z262]&amp;[MallaSPC.AA262])" office:value-type="string" office:string-value="\course{1}{Mandatory}{CS100}{}{Introducción a Computación}{3}{2}{2}{}{4}{4}{Advanced}{}{}{}{}{IS}%SPC,UNSA,UCSPUNSA">
            <text:p>\course{1}{Mandatory}{CS100}{}{Introducción a Computación}{3}{2}{2}{}{4}{4}{Advanced}{}{}{}{}{IS}%SPC,UNSA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63]=&quot;&quot;;[$MallaSPC.C263]=&quot;&quot;;[$MallaSPC.F263]=&quot;&quot;);&quot;%&quot;;&quot;&quot;)">
            <text:p/>
          </table:table-cell>
          <table:table-cell table:style-name="ce5" table:formula="of:=IF([.A258]=&quot;%&quot;;&quot;&quot;;IF([$MallaSPC.F263]=&quot;E&quot;;[.$B$1];IF([$MallaSPC.F263]=&quot;O&quot;;[.$C$1];&quot;&quot;)))" office:value-type="string" office:string-value="Mandatory">
            <text:p>Mandatory</text:p>
          </table:table-cell>
          <table:table-cell table:style-name="ce5" table:formula="of:=IF([.A258]=&quot;%&quot;;&quot;&quot;;&quot;\&quot;&amp;[.$D$1]&amp;&quot;{&quot;&amp;[$MallaSPC.B263]&amp;&quot;}{&quot;&amp;[.B258]&amp;&quot;}{&quot;&amp;[$MallaSPC.C263]&amp;&quot;}{&quot;&amp;[$MallaSPC.D263]&amp;&quot;}{&quot;&amp;[$MallaSPC.E263]&amp;&quot;}{&quot;&amp;[$MallaSPC.G263]&amp;&quot;}{&quot;&amp;[$MallaSPC.H263]&amp;&quot;}{&quot;&amp;[$MallaSPC.I263]&amp;&quot;}{&quot;&amp;[$MallaSPC.J263]&amp;&quot;}{&quot;&amp;[$MallaSPC.K263]&amp;&quot;}{&quot;&amp;[$MallaSPC.L263]&amp;&quot;}{&quot;&amp;[$MallaSPC.M263]&amp;&quot;}{&quot;&amp;[$MallaSPC.N263]&amp;&quot;}{&quot;&amp;[$MallaSPC.O263]&amp;&quot;}{&quot;&amp;[$MallaSPC.P263]&amp;&quot;}{&quot;&amp;[$MallaSPC.Q263]&amp;&quot;}{&quot;&amp;[$MallaSPC.R263]&amp;&quot;}%&quot;&amp;[$MallaSPC.S263]&amp;[$MallaSPC.T263]&amp;[$MallaSPC.U263]&amp;[MallaSPC.V263]&amp;[MallaSPC.W263]&amp;[MallaSPC.X263]&amp;[MallaSPC.Y263]&amp;[MallaSPC.Z263]&amp;[MallaSPC.AA263])" office:value-type="string" office:string-value="\course{1}{Mandatory}{CS101O}{CS101}{Fundamentos de la Programación}{6}{4}{}{4}{2}{2}{Advanced}{}{}{}{}{CS}%SPC,NT,UCSPUNSA">
            <text:p>\course{1}{Mandatory}{CS101O}{CS101}{Fundamentos de la Programación}{6}{4}{}{4}{2}{2}{Advanced}{}{}{}{}{CS}%SPC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66]=&quot;&quot;;[$MallaSPC.C266]=&quot;&quot;;[$MallaSPC.F266]=&quot;&quot;);&quot;%&quot;;&quot;&quot;)" office:value-type="string" office:string-value="%">
            <text:p>%</text:p>
          </table:table-cell>
          <table:table-cell table:style-name="ce5" table:formula="of:=IF([.A259]=&quot;%&quot;;&quot;&quot;;IF([$MallaSPC.F266]=&quot;E&quot;;[.$B$1];IF([$MallaSPC.F266]=&quot;O&quot;;[.$C$1];&quot;&quot;)))">
            <text:p/>
          </table:table-cell>
          <table:table-cell table:style-name="ce5" table:formula="of:=IF([.A259]=&quot;%&quot;;&quot;&quot;;&quot;\&quot;&amp;[.$D$1]&amp;&quot;{&quot;&amp;[$MallaSPC.B266]&amp;&quot;}{&quot;&amp;[.B259]&amp;&quot;}{&quot;&amp;[$MallaSPC.C266]&amp;&quot;}{&quot;&amp;[$MallaSPC.D266]&amp;&quot;}{&quot;&amp;[$MallaSPC.E266]&amp;&quot;}{&quot;&amp;[$MallaSPC.G266]&amp;&quot;}{&quot;&amp;[$MallaSPC.H266]&amp;&quot;}{&quot;&amp;[$MallaSPC.I266]&amp;&quot;}{&quot;&amp;[$MallaSPC.J266]&amp;&quot;}{&quot;&amp;[$MallaSPC.K266]&amp;&quot;}{&quot;&amp;[$MallaSPC.L266]&amp;&quot;}{&quot;&amp;[$MallaSPC.M266]&amp;&quot;}{&quot;&amp;[$MallaSPC.N266]&amp;&quot;}{&quot;&amp;[$MallaSPC.O266]&amp;&quot;}{&quot;&amp;[$MallaSPC.P266]&amp;&quot;}{&quot;&amp;[$MallaSPC.Q266]&amp;&quot;}{&quot;&amp;[$MallaSPC.R266]&amp;&quot;}%&quot;&amp;[$MallaSPC.S266]&amp;[$MallaSPC.T266]&amp;[$MallaSPC.U266]&amp;[MallaSPC.V266]&amp;[MallaSPC.W266]&amp;[MallaSPC.X266]&amp;[MallaSPC.Y266]&amp;[MallaSPC.Z266]&amp;[MallaSPC.AA26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64]=&quot;&quot;;[$MallaSPC.C264]=&quot;&quot;;[$MallaSPC.F264]=&quot;&quot;);&quot;%&quot;;&quot;&quot;)">
            <text:p/>
          </table:table-cell>
          <table:table-cell table:style-name="ce5" table:formula="of:=IF([.A260]=&quot;%&quot;;&quot;&quot;;IF([$MallaSPC.F264]=&quot;E&quot;;[.$B$1];IF([$MallaSPC.F264]=&quot;O&quot;;[.$C$1];&quot;&quot;)))" office:value-type="string" office:string-value="Mandatory">
            <text:p>Mandatory</text:p>
          </table:table-cell>
          <table:table-cell table:style-name="ce5" table:formula="of:=IF([.A260]=&quot;%&quot;;&quot;&quot;;&quot;\&quot;&amp;[.$D$1]&amp;&quot;{&quot;&amp;[$MallaSPC.B264]&amp;&quot;}{&quot;&amp;[.B260]&amp;&quot;}{&quot;&amp;[$MallaSPC.C264]&amp;&quot;}{&quot;&amp;[$MallaSPC.D264]&amp;&quot;}{&quot;&amp;[$MallaSPC.E264]&amp;&quot;}{&quot;&amp;[$MallaSPC.G264]&amp;&quot;}{&quot;&amp;[$MallaSPC.H264]&amp;&quot;}{&quot;&amp;[$MallaSPC.I264]&amp;&quot;}{&quot;&amp;[$MallaSPC.J264]&amp;&quot;}{&quot;&amp;[$MallaSPC.K264]&amp;&quot;}{&quot;&amp;[$MallaSPC.L264]&amp;&quot;}{&quot;&amp;[$MallaSPC.M264]&amp;&quot;}{&quot;&amp;[$MallaSPC.N264]&amp;&quot;}{&quot;&amp;[$MallaSPC.O264]&amp;&quot;}{&quot;&amp;[$MallaSPC.P264]&amp;&quot;}{&quot;&amp;[$MallaSPC.Q264]&amp;&quot;}{&quot;&amp;[$MallaSPC.R264]&amp;&quot;}%&quot;&amp;[$MallaSPC.S264]&amp;[$MallaSPC.T264]&amp;[$MallaSPC.U264]&amp;[MallaSPC.V264]&amp;[MallaSPC.W264]&amp;[MallaSPC.X264]&amp;[MallaSPC.Y264]&amp;[MallaSPC.Z264]&amp;[MallaSPC.AA264])" office:value-type="string" office:string-value="\course{1}{Mandatory}{FG101}{FH101}{Comunicación Oral y Escrita}{3}{2}{2}{}{}{}{}{}{}{}{}{FG}%SPC,NT,UCSPUNSA">
            <text:p>\course{1}{Mandatory}{FG101}{FH101}{Comunicación Oral y Escrita}{3}{2}{2}{}{}{}{}{}{}{}{}{FG}%SPC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67]=&quot;&quot;;[$MallaSPC.C267]=&quot;&quot;;[$MallaSPC.F267]=&quot;&quot;);&quot;%&quot;;&quot;&quot;)">
            <text:p/>
          </table:table-cell>
          <table:table-cell table:style-name="ce5" table:formula="of:=IF([.A261]=&quot;%&quot;;&quot;&quot;;IF([$MallaSPC.F267]=&quot;E&quot;;[.$B$1];IF([$MallaSPC.F267]=&quot;O&quot;;[.$C$1];&quot;&quot;)))" office:value-type="string" office:string-value="Mandatory">
            <text:p>Mandatory</text:p>
          </table:table-cell>
          <table:table-cell table:style-name="ce5" table:formula="of:=IF([.A261]=&quot;%&quot;;&quot;&quot;;&quot;\&quot;&amp;[.$D$1]&amp;&quot;{&quot;&amp;[$MallaSPC.B267]&amp;&quot;}{&quot;&amp;[.B261]&amp;&quot;}{&quot;&amp;[$MallaSPC.C267]&amp;&quot;}{&quot;&amp;[$MallaSPC.D267]&amp;&quot;}{&quot;&amp;[$MallaSPC.E267]&amp;&quot;}{&quot;&amp;[$MallaSPC.G267]&amp;&quot;}{&quot;&amp;[$MallaSPC.H267]&amp;&quot;}{&quot;&amp;[$MallaSPC.I267]&amp;&quot;}{&quot;&amp;[$MallaSPC.J267]&amp;&quot;}{&quot;&amp;[$MallaSPC.K267]&amp;&quot;}{&quot;&amp;[$MallaSPC.L267]&amp;&quot;}{&quot;&amp;[$MallaSPC.M267]&amp;&quot;}{&quot;&amp;[$MallaSPC.N267]&amp;&quot;}{&quot;&amp;[$MallaSPC.O267]&amp;&quot;}{&quot;&amp;[$MallaSPC.P267]&amp;&quot;}{&quot;&amp;[$MallaSPC.Q267]&amp;&quot;}{&quot;&amp;[$MallaSPC.R267]&amp;&quot;}%&quot;&amp;[$MallaSPC.S267]&amp;[$MallaSPC.T267]&amp;[$MallaSPC.U267]&amp;[MallaSPC.V267]&amp;[MallaSPC.W267]&amp;[MallaSPC.X267]&amp;[MallaSPC.Y267]&amp;[MallaSPC.Z267]&amp;[MallaSPC.AA267])" office:value-type="string" office:string-value="\course{1}{Mandatory}{ID101}{FH105}{Inglés I}{2}{2}{}{}{}{}{}{}{}{}{}{FG}%UTEA">
            <text:p>\course{1}{Mandatory}{ID101}{FH105}{Inglés I}{2}{2}{}{}{}{}{}{}{}{}{}{FG}%UTEA</text:p>
          </table:table-cell>
          <table:table-cell table:number-columns-repeated="1021"/>
        </table:table-row>
        <table:table-row table:style-name="ro2">
          <table:table-cell table:style-name="ce5" table:formula="of:=IF(OR([$MallaSPC.B268]=&quot;&quot;;[$MallaSPC.C268]=&quot;&quot;;[$MallaSPC.F268]=&quot;&quot;);&quot;%&quot;;&quot;&quot;)">
            <text:p/>
          </table:table-cell>
          <table:table-cell table:style-name="ce5" table:formula="of:=IF([.A262]=&quot;%&quot;;&quot;&quot;;IF([$MallaSPC.F268]=&quot;E&quot;;[.$B$1];IF([$MallaSPC.F268]=&quot;O&quot;;[.$C$1];&quot;&quot;)))" office:value-type="string" office:string-value="Mandatory">
            <text:p>Mandatory</text:p>
          </table:table-cell>
          <table:table-cell table:style-name="ce5" table:formula="of:=IF([.A262]=&quot;%&quot;;&quot;&quot;;&quot;\&quot;&amp;[.$D$1]&amp;&quot;{&quot;&amp;[$MallaSPC.B268]&amp;&quot;}{&quot;&amp;[.B262]&amp;&quot;}{&quot;&amp;[$MallaSPC.C268]&amp;&quot;}{&quot;&amp;[$MallaSPC.D268]&amp;&quot;}{&quot;&amp;[$MallaSPC.E268]&amp;&quot;}{&quot;&amp;[$MallaSPC.G268]&amp;&quot;}{&quot;&amp;[$MallaSPC.H268]&amp;&quot;}{&quot;&amp;[$MallaSPC.I268]&amp;&quot;}{&quot;&amp;[$MallaSPC.J268]&amp;&quot;}{&quot;&amp;[$MallaSPC.K268]&amp;&quot;}{&quot;&amp;[$MallaSPC.L268]&amp;&quot;}{&quot;&amp;[$MallaSPC.M268]&amp;&quot;}{&quot;&amp;[$MallaSPC.N268]&amp;&quot;}{&quot;&amp;[$MallaSPC.O268]&amp;&quot;}{&quot;&amp;[$MallaSPC.P268]&amp;&quot;}{&quot;&amp;[$MallaSPC.Q268]&amp;&quot;}{&quot;&amp;[$MallaSPC.R268]&amp;&quot;}%&quot;&amp;[$MallaSPC.S268]&amp;[$MallaSPC.T268]&amp;[$MallaSPC.U268]&amp;[MallaSPC.V268]&amp;[MallaSPC.W268]&amp;[MallaSPC.X268]&amp;[MallaSPC.Y268]&amp;[MallaSPC.Z268]&amp;[MallaSPC.AA268])" office:value-type="string" office:string-value="\course{1}{Mandatory}{FG102}{}{Metodología del Estudio}{3}{2}{2}{}{}{}{}{}{}{}{}{FG}%">
            <text:p>\course{1}{Mandatory}{FG102}{}{Metodología del Estudio}{3}{2}{2}{}{}{}{}{}{}{}{}{FG}%</text:p>
          </table:table-cell>
          <table:table-cell table:number-columns-repeated="1021"/>
        </table:table-row>
        <table:table-row table:style-name="ro2">
          <table:table-cell table:style-name="ce5" table:formula="of:=IF(OR([$MallaSPC.B269]=&quot;&quot;;[$MallaSPC.C269]=&quot;&quot;;[$MallaSPC.F269]=&quot;&quot;);&quot;%&quot;;&quot;&quot;)">
            <text:p/>
          </table:table-cell>
          <table:table-cell table:style-name="ce5" table:formula="of:=IF([.A263]=&quot;%&quot;;&quot;&quot;;IF([$MallaSPC.F269]=&quot;E&quot;;[.$B$1];IF([$MallaSPC.F269]=&quot;O&quot;;[.$C$1];&quot;&quot;)))" office:value-type="string" office:string-value="Mandatory">
            <text:p>Mandatory</text:p>
          </table:table-cell>
          <table:table-cell table:style-name="ce5" table:formula="of:=IF([.A263]=&quot;%&quot;;&quot;&quot;;&quot;\&quot;&amp;[.$D$1]&amp;&quot;{&quot;&amp;[$MallaSPC.B269]&amp;&quot;}{&quot;&amp;[.B263]&amp;&quot;}{&quot;&amp;[$MallaSPC.C269]&amp;&quot;}{&quot;&amp;[$MallaSPC.D269]&amp;&quot;}{&quot;&amp;[$MallaSPC.E269]&amp;&quot;}{&quot;&amp;[$MallaSPC.G269]&amp;&quot;}{&quot;&amp;[$MallaSPC.H269]&amp;&quot;}{&quot;&amp;[$MallaSPC.I269]&amp;&quot;}{&quot;&amp;[$MallaSPC.J269]&amp;&quot;}{&quot;&amp;[$MallaSPC.K269]&amp;&quot;}{&quot;&amp;[$MallaSPC.L269]&amp;&quot;}{&quot;&amp;[$MallaSPC.M269]&amp;&quot;}{&quot;&amp;[$MallaSPC.N269]&amp;&quot;}{&quot;&amp;[$MallaSPC.O269]&amp;&quot;}{&quot;&amp;[$MallaSPC.P269]&amp;&quot;}{&quot;&amp;[$MallaSPC.Q269]&amp;&quot;}{&quot;&amp;[$MallaSPC.R269]&amp;&quot;}%&quot;&amp;[$MallaSPC.S269]&amp;[$MallaSPC.T269]&amp;[$MallaSPC.U269]&amp;[MallaSPC.V269]&amp;[MallaSPC.W269]&amp;[MallaSPC.X269]&amp;[MallaSPC.Y269]&amp;[MallaSPC.Z269]&amp;[MallaSPC.AA269])" office:value-type="string" office:string-value="\course{1}{Mandatory}{FG103}{}{Introducción a la Vida Universitaria}{2}{1}{2}{}{}{}{}{}{}{}{}{FG}%UCSP">
            <text:p>\course{1}{Mandatory}{FG103}{}{Introducción a la Vida Universitaria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70]=&quot;&quot;;[$MallaSPC.C270]=&quot;&quot;;[$MallaSPC.F270]=&quot;&quot;);&quot;%&quot;;&quot;&quot;)">
            <text:p/>
          </table:table-cell>
          <table:table-cell table:style-name="ce5" table:formula="of:=IF([.A264]=&quot;%&quot;;&quot;&quot;;IF([$MallaSPC.F270]=&quot;E&quot;;[.$B$1];IF([$MallaSPC.F270]=&quot;O&quot;;[.$C$1];&quot;&quot;)))" office:value-type="string" office:string-value="Elective">
            <text:p>Elective</text:p>
          </table:table-cell>
          <table:table-cell table:style-name="ce5" table:formula="of:=IF([.A264]=&quot;%&quot;;&quot;&quot;;&quot;\&quot;&amp;[.$D$1]&amp;&quot;{&quot;&amp;[$MallaSPC.B270]&amp;&quot;}{&quot;&amp;[.B264]&amp;&quot;}{&quot;&amp;[$MallaSPC.C270]&amp;&quot;}{&quot;&amp;[$MallaSPC.D270]&amp;&quot;}{&quot;&amp;[$MallaSPC.E270]&amp;&quot;}{&quot;&amp;[$MallaSPC.G270]&amp;&quot;}{&quot;&amp;[$MallaSPC.H270]&amp;&quot;}{&quot;&amp;[$MallaSPC.I270]&amp;&quot;}{&quot;&amp;[$MallaSPC.J270]&amp;&quot;}{&quot;&amp;[$MallaSPC.K270]&amp;&quot;}{&quot;&amp;[$MallaSPC.L270]&amp;&quot;}{&quot;&amp;[$MallaSPC.M270]&amp;&quot;}{&quot;&amp;[$MallaSPC.N270]&amp;&quot;}{&quot;&amp;[$MallaSPC.O270]&amp;&quot;}{&quot;&amp;[$MallaSPC.P270]&amp;&quot;}{&quot;&amp;[$MallaSPC.Q270]&amp;&quot;}{&quot;&amp;[$MallaSPC.R270]&amp;&quot;}%&quot;&amp;[$MallaSPC.S270]&amp;[$MallaSPC.T270]&amp;[$MallaSPC.U270]&amp;[MallaSPC.V270]&amp;[MallaSPC.W270]&amp;[MallaSPC.X270]&amp;[MallaSPC.Y270]&amp;[MallaSPC.Z270]&amp;[MallaSPC.AA270])" office:value-type="string" office:string-value="\course{1}{Elective}{FG106}{}{Teatro}{2}{1}{2}{}{}{}{}{}{}{}{}{FG}%UCSP">
            <text:p>\course{1}{Elective}{FG106}{}{Teatro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71]=&quot;&quot;;[$MallaSPC.C271]=&quot;&quot;;[$MallaSPC.F271]=&quot;&quot;);&quot;%&quot;;&quot;&quot;)" office:value-type="string" office:string-value="%">
            <text:p>%</text:p>
          </table:table-cell>
          <table:table-cell table:style-name="ce5" table:formula="of:=IF([.A265]=&quot;%&quot;;&quot;&quot;;IF([$MallaSPC.F271]=&quot;E&quot;;[.$B$1];IF([$MallaSPC.F271]=&quot;O&quot;;[.$C$1];&quot;&quot;)))">
            <text:p/>
          </table:table-cell>
          <table:table-cell table:style-name="ce5" table:formula="of:=IF([.A265]=&quot;%&quot;;&quot;&quot;;&quot;\&quot;&amp;[.$D$1]&amp;&quot;{&quot;&amp;[$MallaSPC.B271]&amp;&quot;}{&quot;&amp;[.B265]&amp;&quot;}{&quot;&amp;[$MallaSPC.C271]&amp;&quot;}{&quot;&amp;[$MallaSPC.D271]&amp;&quot;}{&quot;&amp;[$MallaSPC.E271]&amp;&quot;}{&quot;&amp;[$MallaSPC.G271]&amp;&quot;}{&quot;&amp;[$MallaSPC.H271]&amp;&quot;}{&quot;&amp;[$MallaSPC.I271]&amp;&quot;}{&quot;&amp;[$MallaSPC.J271]&amp;&quot;}{&quot;&amp;[$MallaSPC.K271]&amp;&quot;}{&quot;&amp;[$MallaSPC.L271]&amp;&quot;}{&quot;&amp;[$MallaSPC.M271]&amp;&quot;}{&quot;&amp;[$MallaSPC.N271]&amp;&quot;}{&quot;&amp;[$MallaSPC.O271]&amp;&quot;}{&quot;&amp;[$MallaSPC.P271]&amp;&quot;}{&quot;&amp;[$MallaSPC.Q271]&amp;&quot;}{&quot;&amp;[$MallaSPC.R271]&amp;&quot;}%&quot;&amp;[$MallaSPC.S271]&amp;[$MallaSPC.T271]&amp;[$MallaSPC.U271]&amp;[MallaSPC.V271]&amp;[MallaSPC.W271]&amp;[MallaSPC.X271]&amp;[MallaSPC.Y271]&amp;[MallaSPC.Z271]&amp;[MallaSPC.AA27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72]=&quot;&quot;;[$MallaSPC.C272]=&quot;&quot;;[$MallaSPC.F272]=&quot;&quot;);&quot;%&quot;;&quot;&quot;)" office:value-type="string" office:string-value="%">
            <text:p>%</text:p>
          </table:table-cell>
          <table:table-cell table:style-name="ce5" table:formula="of:=IF([.A266]=&quot;%&quot;;&quot;&quot;;IF([$MallaSPC.F272]=&quot;E&quot;;[.$B$1];IF([$MallaSPC.F272]=&quot;O&quot;;[.$C$1];&quot;&quot;)))">
            <text:p/>
          </table:table-cell>
          <table:table-cell table:style-name="ce5" table:formula="of:=IF([.A266]=&quot;%&quot;;&quot;&quot;;&quot;\&quot;&amp;[.$D$1]&amp;&quot;{&quot;&amp;[$MallaSPC.B272]&amp;&quot;}{&quot;&amp;[.B266]&amp;&quot;}{&quot;&amp;[$MallaSPC.C272]&amp;&quot;}{&quot;&amp;[$MallaSPC.D272]&amp;&quot;}{&quot;&amp;[$MallaSPC.E272]&amp;&quot;}{&quot;&amp;[$MallaSPC.G272]&amp;&quot;}{&quot;&amp;[$MallaSPC.H272]&amp;&quot;}{&quot;&amp;[$MallaSPC.I272]&amp;&quot;}{&quot;&amp;[$MallaSPC.J272]&amp;&quot;}{&quot;&amp;[$MallaSPC.K272]&amp;&quot;}{&quot;&amp;[$MallaSPC.L272]&amp;&quot;}{&quot;&amp;[$MallaSPC.M272]&amp;&quot;}{&quot;&amp;[$MallaSPC.N272]&amp;&quot;}{&quot;&amp;[$MallaSPC.O272]&amp;&quot;}{&quot;&amp;[$MallaSPC.P272]&amp;&quot;}{&quot;&amp;[$MallaSPC.Q272]&amp;&quot;}{&quot;&amp;[$MallaSPC.R272]&amp;&quot;}%&quot;&amp;[$MallaSPC.S272]&amp;[$MallaSPC.T272]&amp;[$MallaSPC.U272]&amp;[MallaSPC.V272]&amp;[MallaSPC.W272]&amp;[MallaSPC.X272]&amp;[MallaSPC.Y272]&amp;[MallaSPC.Z272]&amp;[MallaSPC.AA27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73]=&quot;&quot;;[$MallaSPC.C273]=&quot;&quot;;[$MallaSPC.F273]=&quot;&quot;);&quot;%&quot;;&quot;&quot;)" office:value-type="string" office:string-value="%">
            <text:p>%</text:p>
          </table:table-cell>
          <table:table-cell table:style-name="ce5" table:formula="of:=IF([.A267]=&quot;%&quot;;&quot;&quot;;IF([$MallaSPC.F273]=&quot;E&quot;;[.$B$1];IF([$MallaSPC.F273]=&quot;O&quot;;[.$C$1];&quot;&quot;)))">
            <text:p/>
          </table:table-cell>
          <table:table-cell table:style-name="ce5" table:formula="of:=IF([.A267]=&quot;%&quot;;&quot;&quot;;&quot;\&quot;&amp;[.$D$1]&amp;&quot;{&quot;&amp;[$MallaSPC.B273]&amp;&quot;}{&quot;&amp;[.B267]&amp;&quot;}{&quot;&amp;[$MallaSPC.C273]&amp;&quot;}{&quot;&amp;[$MallaSPC.D273]&amp;&quot;}{&quot;&amp;[$MallaSPC.E273]&amp;&quot;}{&quot;&amp;[$MallaSPC.G273]&amp;&quot;}{&quot;&amp;[$MallaSPC.H273]&amp;&quot;}{&quot;&amp;[$MallaSPC.I273]&amp;&quot;}{&quot;&amp;[$MallaSPC.J273]&amp;&quot;}{&quot;&amp;[$MallaSPC.K273]&amp;&quot;}{&quot;&amp;[$MallaSPC.L273]&amp;&quot;}{&quot;&amp;[$MallaSPC.M273]&amp;&quot;}{&quot;&amp;[$MallaSPC.N273]&amp;&quot;}{&quot;&amp;[$MallaSPC.O273]&amp;&quot;}{&quot;&amp;[$MallaSPC.P273]&amp;&quot;}{&quot;&amp;[$MallaSPC.Q273]&amp;&quot;}{&quot;&amp;[$MallaSPC.R273]&amp;&quot;}%&quot;&amp;[$MallaSPC.S273]&amp;[$MallaSPC.T273]&amp;[$MallaSPC.U273]&amp;[MallaSPC.V273]&amp;[MallaSPC.W273]&amp;[MallaSPC.X273]&amp;[MallaSPC.Y273]&amp;[MallaSPC.Z273]&amp;[MallaSPC.AA27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76]=&quot;&quot;;[$MallaSPC.C276]=&quot;&quot;;[$MallaSPC.F276]=&quot;&quot;);&quot;%&quot;;&quot;&quot;)">
            <text:p/>
          </table:table-cell>
          <table:table-cell table:style-name="ce5" table:formula="of:=IF([.A268]=&quot;%&quot;;&quot;&quot;;IF([$MallaSPC.F276]=&quot;E&quot;;[.$B$1];IF([$MallaSPC.F276]=&quot;O&quot;;[.$C$1];&quot;&quot;)))" office:value-type="string" office:string-value="Mandatory">
            <text:p>Mandatory</text:p>
          </table:table-cell>
          <table:table-cell table:style-name="ce5" table:formula="of:=IF([.A268]=&quot;%&quot;;&quot;&quot;;&quot;\&quot;&amp;[.$D$1]&amp;&quot;{&quot;&amp;[$MallaSPC.B276]&amp;&quot;}{&quot;&amp;[.B268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IS102}{}{Fundamentos de Sistemas de Información}{4}{3}{2}{}{}{}{}{}{}{}{}{IS}%SPC,UCSPUNSA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76]=&quot;&quot;;[$MallaSPC.C276]=&quot;&quot;;[$MallaSPC.F276]=&quot;&quot;);&quot;%&quot;;&quot;&quot;)">
            <text:p/>
          </table:table-cell>
          <table:table-cell table:style-name="ce5" table:formula="of:=IF([.A269]=&quot;%&quot;;&quot;&quot;;IF([$MallaSPC.F276]=&quot;E&quot;;[.$B$1];IF([$MallaSPC.F276]=&quot;O&quot;;[.$C$1];&quot;&quot;)))" office:value-type="string" office:string-value="Mandatory">
            <text:p>Mandatory</text:p>
          </table:table-cell>
          <table:table-cell table:style-name="ce5" table:formula="of:=IF([.A269]=&quot;%&quot;;&quot;&quot;;&quot;\&quot;&amp;[.$D$1]&amp;&quot;{&quot;&amp;[$MallaSPC.B276]&amp;&quot;}{&quot;&amp;[.B269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IS102}{}{Fundamentos de Sistemas de Información}{4}{3}{2}{}{}{}{}{}{}{}{}{IS}%SPC,UCSPUNSA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#REF!]#ref!#ref!=&quot;&quot;;[$MallaSPC.C#REF!]#ref!#ref!=&quot;&quot;;[$MallaSPC.F#REF!]#ref!#ref!=&quot;&quot;);&quot;%&quot;;&quot;&quot;)" office:value-type="string" office:string-value="Err:508">
            <text:p>Err:508</text:p>
          </table:table-cell>
          <table:table-cell table:style-name="ce5" table:formula="of:=IF([.A270]=&quot;%&quot;;&quot;&quot;;IF([$MallaSPC.F#REF!]#ref!#ref!=&quot;E&quot;;[.$B$1];IF([$MallaSPC.F#REF!]#ref!#ref!=&quot;O&quot;;[.$C$1];&quot;&quot;)))" office:value-type="string" office:string-value="Err:508">
            <text:p>Err:508</text:p>
          </table:table-cell>
          <table:table-cell table:style-name="ce5" table:formula="of:=IF([.A270]=&quot;%&quot;;&quot;&quot;;&quot;\&quot;&amp;[.$D$1]&amp;&quot;{&quot;&amp;[$MallaSPC.B#REF!]#ref!#ref!&amp;&quot;}{&quot;&amp;[.B270]&amp;&quot;}{&quot;&amp;[$MallaSPC.C#REF!]#ref!#ref!&amp;&quot;}{&quot;&amp;[$MallaSPC.D#REF!]#ref!#ref!&amp;&quot;}{&quot;&amp;[$MallaSPC.E#REF!]#ref!#ref!&amp;&quot;}{&quot;&amp;[$MallaSPC.G#REF!]#ref!#ref!&amp;&quot;}{&quot;&amp;[$MallaSPC.H#REF!]#ref!#ref!&amp;&quot;}{&quot;&amp;[$MallaSPC.I#REF!]#ref!#ref!&amp;&quot;}{&quot;&amp;[$MallaSPC.J#REF!]#ref!#ref!&amp;&quot;}{&quot;&amp;[$MallaSPC.K#REF!]#ref!#ref!&amp;&quot;}{&quot;&amp;[$MallaSPC.L#REF!]#ref!#ref!&amp;&quot;}{&quot;&amp;[$MallaSPC.M#REF!]#ref!#ref!&amp;&quot;}{&quot;&amp;[$MallaSPC.N#REF!]#ref!#ref!&amp;&quot;}{&quot;&amp;[$MallaSPC.O#REF!]#ref!#ref!&amp;&quot;}{&quot;&amp;[$MallaSPC.P#REF!]#ref!#ref!&amp;&quot;}{&quot;&amp;[$MallaSPC.Q#REF!]#ref!#ref!&amp;&quot;}{&quot;&amp;[$MallaSPC.R#REF!]#ref!#ref!&amp;&quot;}%&quot;&amp;[$MallaSPC.S#REF!]#ref!#ref!&amp;[$MallaSPC.T#REF!]#ref!#ref!&amp;[$MallaSPC.U#REF!]#ref!#ref!&amp;[MallaSPC.V#REF!]#ref!#ref!&amp;[MallaSPC.W#REF!]#ref!#ref!&amp;[MallaSPC.X#REF!]#ref!#ref!&amp;[MallaSPC.Y#REF!]#ref!#ref!&amp;[MallaSPC.Z#REF!]#ref!#ref!&amp;[MallaSPC.AA#REF!]#ref!#ref!)" office:value-type="string" office:string-value="Err:508">
            <text:p>Err:508</text:p>
          </table:table-cell>
          <table:table-cell table:number-columns-repeated="1021"/>
        </table:table-row>
        <table:table-row table:style-name="ro2">
          <table:table-cell table:style-name="ce5" table:formula="of:=IF(OR([$MallaSPC.B277]=&quot;&quot;;[$MallaSPC.C277]=&quot;&quot;;[$MallaSPC.F277]=&quot;&quot;);&quot;%&quot;;&quot;&quot;)">
            <text:p/>
          </table:table-cell>
          <table:table-cell table:style-name="ce5" table:formula="of:=IF([.A271]=&quot;%&quot;;&quot;&quot;;IF([$MallaSPC.F277]=&quot;E&quot;;[.$B$1];IF([$MallaSPC.F277]=&quot;O&quot;;[.$C$1];&quot;&quot;)))" office:value-type="string" office:string-value="Mandatory">
            <text:p>Mandatory</text:p>
          </table:table-cell>
          <table:table-cell table:style-name="ce5" table:formula="of:=IF([.A271]=&quot;%&quot;;&quot;&quot;;&quot;\&quot;&amp;[.$D$1]&amp;&quot;{&quot;&amp;[$MallaSPC.B277]&amp;&quot;}{&quot;&amp;[.B271]&amp;&quot;}{&quot;&amp;[$MallaSPC.C277]&amp;&quot;}{&quot;&amp;[$MallaSPC.D277]&amp;&quot;}{&quot;&amp;[$MallaSPC.E277]&amp;&quot;}{&quot;&amp;[$MallaSPC.G277]&amp;&quot;}{&quot;&amp;[$MallaSPC.H277]&amp;&quot;}{&quot;&amp;[$MallaSPC.I277]&amp;&quot;}{&quot;&amp;[$MallaSPC.J277]&amp;&quot;}{&quot;&amp;[$MallaSPC.K277]&amp;&quot;}{&quot;&amp;[$MallaSPC.L277]&amp;&quot;}{&quot;&amp;[$MallaSPC.M277]&amp;&quot;}{&quot;&amp;[$MallaSPC.N277]&amp;&quot;}{&quot;&amp;[$MallaSPC.O277]&amp;&quot;}{&quot;&amp;[$MallaSPC.P277]&amp;&quot;}{&quot;&amp;[$MallaSPC.Q277]&amp;&quot;}{&quot;&amp;[$MallaSPC.R277]&amp;&quot;}%&quot;&amp;[$MallaSPC.S277]&amp;[$MallaSPC.T277]&amp;[$MallaSPC.U277]&amp;[MallaSPC.V277]&amp;[MallaSPC.W277]&amp;[MallaSPC.X277]&amp;[MallaSPC.Y277]&amp;[MallaSPC.Z277]&amp;[MallaSPC.AA277])" office:value-type="string" office:string-value="\course{2}{Mandatory}{CS101O}{CS102}{Programación Orientada a Objetos}{6}{4}{}{4}{4}{4}{Advanced}{CS101O}{}{}{}{CS}%UNSAUNSA">
            <text:p>\course{2}{Mandatory}{CS101O}{CS102}{Programación Orientada a Objetos}{6}{4}{}{4}{4}{4}{Advanced}{CS101O}{}{}{}{CS}%UNSAUNSA</text:p>
          </table:table-cell>
          <table:table-cell table:number-columns-repeated="1021"/>
        </table:table-row>
        <table:table-row table:style-name="ro2">
          <table:table-cell table:style-name="ce5" table:formula="of:=IF(OR([$MallaSPC.B275]=&quot;&quot;;[$MallaSPC.C275]=&quot;&quot;;[$MallaSPC.F275]=&quot;&quot;);&quot;%&quot;;&quot;&quot;)">
            <text:p/>
          </table:table-cell>
          <table:table-cell table:style-name="ce5" table:formula="of:=IF([.A272]=&quot;%&quot;;&quot;&quot;;IF([$MallaSPC.F275]=&quot;E&quot;;[.$B$1];IF([$MallaSPC.F275]=&quot;O&quot;;[.$C$1];&quot;&quot;)))" office:value-type="string" office:string-value="Mandatory">
            <text:p>Mandatory</text:p>
          </table:table-cell>
          <table:table-cell table:style-name="ce5" table:formula="of:=IF([.A272]=&quot;%&quot;;&quot;&quot;;&quot;\&quot;&amp;[.$D$1]&amp;&quot;{&quot;&amp;[$MallaSPC.B275]&amp;&quot;}{&quot;&amp;[.B272]&amp;&quot;}{&quot;&amp;[$MallaSPC.C275]&amp;&quot;}{&quot;&amp;[$MallaSPC.D275]&amp;&quot;}{&quot;&amp;[$MallaSPC.E275]&amp;&quot;}{&quot;&amp;[$MallaSPC.G275]&amp;&quot;}{&quot;&amp;[$MallaSPC.H275]&amp;&quot;}{&quot;&amp;[$MallaSPC.I275]&amp;&quot;}{&quot;&amp;[$MallaSPC.J275]&amp;&quot;}{&quot;&amp;[$MallaSPC.K275]&amp;&quot;}{&quot;&amp;[$MallaSPC.L275]&amp;&quot;}{&quot;&amp;[$MallaSPC.M275]&amp;&quot;}{&quot;&amp;[$MallaSPC.N275]&amp;&quot;}{&quot;&amp;[$MallaSPC.O275]&amp;&quot;}{&quot;&amp;[$MallaSPC.P275]&amp;&quot;}{&quot;&amp;[$MallaSPC.Q275]&amp;&quot;}{&quot;&amp;[$MallaSPC.R275]&amp;&quot;}%&quot;&amp;[$MallaSPC.S275]&amp;[$MallaSPC.T275]&amp;[$MallaSPC.U275]&amp;[MallaSPC.V275]&amp;[MallaSPC.W275]&amp;[MallaSPC.X275]&amp;[MallaSPC.Y275]&amp;[MallaSPC.Z275]&amp;[MallaSPC.AA275])" office:value-type="string" office:string-value="\course{2}{Mandatory}{CS105}{CB105}{Estructuras Discretas I}{3}{2}{2}{}{2}{2}{Advanced}{}{}{}{}{MC}%SPC,2E,NT,UCSPUNSA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75]=&quot;&quot;;[$MallaSPC.C275]=&quot;&quot;;[$MallaSPC.F275]=&quot;&quot;);&quot;%&quot;;&quot;&quot;)">
            <text:p/>
          </table:table-cell>
          <table:table-cell table:style-name="ce5" table:formula="of:=IF([.A273]=&quot;%&quot;;&quot;&quot;;IF([$MallaSPC.F275]=&quot;E&quot;;[.$B$1];IF([$MallaSPC.F275]=&quot;O&quot;;[.$C$1];&quot;&quot;)))" office:value-type="string" office:string-value="Mandatory">
            <text:p>Mandatory</text:p>
          </table:table-cell>
          <table:table-cell table:style-name="ce5" table:formula="of:=IF([.A273]=&quot;%&quot;;&quot;&quot;;&quot;\&quot;&amp;[.$D$1]&amp;&quot;{&quot;&amp;[$MallaSPC.B275]&amp;&quot;}{&quot;&amp;[.B273]&amp;&quot;}{&quot;&amp;[$MallaSPC.C275]&amp;&quot;}{&quot;&amp;[$MallaSPC.D275]&amp;&quot;}{&quot;&amp;[$MallaSPC.E275]&amp;&quot;}{&quot;&amp;[$MallaSPC.G275]&amp;&quot;}{&quot;&amp;[$MallaSPC.H275]&amp;&quot;}{&quot;&amp;[$MallaSPC.I275]&amp;&quot;}{&quot;&amp;[$MallaSPC.J275]&amp;&quot;}{&quot;&amp;[$MallaSPC.K275]&amp;&quot;}{&quot;&amp;[$MallaSPC.L275]&amp;&quot;}{&quot;&amp;[$MallaSPC.M275]&amp;&quot;}{&quot;&amp;[$MallaSPC.N275]&amp;&quot;}{&quot;&amp;[$MallaSPC.O275]&amp;&quot;}{&quot;&amp;[$MallaSPC.P275]&amp;&quot;}{&quot;&amp;[$MallaSPC.Q275]&amp;&quot;}{&quot;&amp;[$MallaSPC.R275]&amp;&quot;}%&quot;&amp;[$MallaSPC.S275]&amp;[$MallaSPC.T275]&amp;[$MallaSPC.U275]&amp;[MallaSPC.V275]&amp;[MallaSPC.W275]&amp;[MallaSPC.X275]&amp;[MallaSPC.Y275]&amp;[MallaSPC.Z275]&amp;[MallaSPC.AA275])" office:value-type="string" office:string-value="\course{2}{Mandatory}{CS105}{CB105}{Estructuras Discretas I}{3}{2}{2}{}{2}{2}{Advanced}{}{}{}{}{MC}%SPC,2E,NT,UCSPUNSA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74]=&quot;&quot;;[$MallaSPC.C274]=&quot;&quot;;[$MallaSPC.F274]=&quot;&quot;);&quot;%&quot;;&quot;&quot;)">
            <text:p/>
          </table:table-cell>
          <table:table-cell table:style-name="ce5" table:formula="of:=IF([.A274]=&quot;%&quot;;&quot;&quot;;IF([$MallaSPC.F274]=&quot;E&quot;;[.$B$1];IF([$MallaSPC.F274]=&quot;O&quot;;[.$C$1];&quot;&quot;)))" office:value-type="string" office:string-value="Mandatory">
            <text:p>Mandatory</text:p>
          </table:table-cell>
          <table:table-cell table:style-name="ce5" table:formula="of:=IF([.A274]=&quot;%&quot;;&quot;&quot;;&quot;\&quot;&amp;[.$D$1]&amp;&quot;{&quot;&amp;[$MallaSPC.B274]&amp;&quot;}{&quot;&amp;[.B274]&amp;&quot;}{&quot;&amp;[$MallaSPC.C274]&amp;&quot;}{&quot;&amp;[$MallaSPC.D274]&amp;&quot;}{&quot;&amp;[$MallaSPC.E274]&amp;&quot;}{&quot;&amp;[$MallaSPC.G274]&amp;&quot;}{&quot;&amp;[$MallaSPC.H274]&amp;&quot;}{&quot;&amp;[$MallaSPC.I274]&amp;&quot;}{&quot;&amp;[$MallaSPC.J274]&amp;&quot;}{&quot;&amp;[$MallaSPC.K274]&amp;&quot;}{&quot;&amp;[$MallaSPC.L274]&amp;&quot;}{&quot;&amp;[$MallaSPC.M274]&amp;&quot;}{&quot;&amp;[$MallaSPC.N274]&amp;&quot;}{&quot;&amp;[$MallaSPC.O274]&amp;&quot;}{&quot;&amp;[$MallaSPC.P274]&amp;&quot;}{&quot;&amp;[$MallaSPC.Q274]&amp;&quot;}{&quot;&amp;[$MallaSPC.R274]&amp;&quot;}%&quot;&amp;[$MallaSPC.S274]&amp;[$MallaSPC.T274]&amp;[$MallaSPC.U274]&amp;[MallaSPC.V274]&amp;[MallaSPC.W274]&amp;[MallaSPC.X274]&amp;[MallaSPC.Y274]&amp;[MallaSPC.Z274]&amp;[MallaSPC.AA274])" office:value-type="string" office:string-value="\course{2}{Mandatory}{CB103}{}{Cálculo en varias variables}{5}{3}{2}{2}{}{}{}{CB102}{}{}{}{CB}%SPC,NT,UCSPUNSA">
            <text:p>\course{2}{Mandatory}{CB103}{}{Cálculo en varias variables}{5}{3}{2}{2}{}{}{}{CB102}{}{}{}{CB}%SPC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80]=&quot;&quot;;[$MallaSPC.C280]=&quot;&quot;;[$MallaSPC.F280]=&quot;&quot;);&quot;%&quot;;&quot;&quot;)">
            <text:p/>
          </table:table-cell>
          <table:table-cell table:style-name="ce5" table:formula="of:=IF([.A275]=&quot;%&quot;;&quot;&quot;;IF([$MallaSPC.F280]=&quot;E&quot;;[.$B$1];IF([$MallaSPC.F280]=&quot;O&quot;;[.$C$1];&quot;&quot;)))" office:value-type="string" office:string-value="Mandatory">
            <text:p>Mandatory</text:p>
          </table:table-cell>
          <table:table-cell table:style-name="ce5" table:formula="of:=IF([.A275]=&quot;%&quot;;&quot;&quot;;&quot;\&quot;&amp;[.$D$1]&amp;&quot;{&quot;&amp;[$MallaSPC.B280]&amp;&quot;}{&quot;&amp;[.B275]&amp;&quot;}{&quot;&amp;[$MallaSPC.C280]&amp;&quot;}{&quot;&amp;[$MallaSPC.D280]&amp;&quot;}{&quot;&amp;[$MallaSPC.E280]&amp;&quot;}{&quot;&amp;[$MallaSPC.G280]&amp;&quot;}{&quot;&amp;[$MallaSPC.H280]&amp;&quot;}{&quot;&amp;[$MallaSPC.I280]&amp;&quot;}{&quot;&amp;[$MallaSPC.J280]&amp;&quot;}{&quot;&amp;[$MallaSPC.K280]&amp;&quot;}{&quot;&amp;[$MallaSPC.L280]&amp;&quot;}{&quot;&amp;[$MallaSPC.M280]&amp;&quot;}{&quot;&amp;[$MallaSPC.N280]&amp;&quot;}{&quot;&amp;[$MallaSPC.O280]&amp;&quot;}{&quot;&amp;[$MallaSPC.P280]&amp;&quot;}{&quot;&amp;[$MallaSPC.Q280]&amp;&quot;}{&quot;&amp;[$MallaSPC.R280]&amp;&quot;}%&quot;&amp;[$MallaSPC.S280]&amp;[$MallaSPC.T280]&amp;[$MallaSPC.U280]&amp;[MallaSPC.V280]&amp;[MallaSPC.W280]&amp;[MallaSPC.X280]&amp;[MallaSPC.Y280]&amp;[MallaSPC.Z280]&amp;[MallaSPC.AA280])" office:value-type="string" office:string-value="\course{2}{Mandatory}{FG104}{}{Introducción a la Filosofía}{3}{3}{}{}{}{}{}{}{}{}{}{FG}%UCSP">
            <text:p>\course{2}{Mandatory}{FG104}{}{Introducción a la Filosofía}{3}{3}{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81]=&quot;&quot;;[$MallaSPC.C281]=&quot;&quot;;[$MallaSPC.F281]=&quot;&quot;);&quot;%&quot;;&quot;&quot;)">
            <text:p/>
          </table:table-cell>
          <table:table-cell table:style-name="ce5" table:formula="of:=IF([.A276]=&quot;%&quot;;&quot;&quot;;IF([$MallaSPC.F281]=&quot;E&quot;;[.$B$1];IF([$MallaSPC.F281]=&quot;O&quot;;[.$C$1];&quot;&quot;)))" office:value-type="string" office:string-value="Elective">
            <text:p>Elective</text:p>
          </table:table-cell>
          <table:table-cell table:style-name="ce5" table:formula="of:=IF([.A276]=&quot;%&quot;;&quot;&quot;;&quot;\&quot;&amp;[.$D$1]&amp;&quot;{&quot;&amp;[$MallaSPC.B281]&amp;&quot;}{&quot;&amp;[.B276]&amp;&quot;}{&quot;&amp;[$MallaSPC.C281]&amp;&quot;}{&quot;&amp;[$MallaSPC.D281]&amp;&quot;}{&quot;&amp;[$MallaSPC.E281]&amp;&quot;}{&quot;&amp;[$MallaSPC.G281]&amp;&quot;}{&quot;&amp;[$MallaSPC.H281]&amp;&quot;}{&quot;&amp;[$MallaSPC.I281]&amp;&quot;}{&quot;&amp;[$MallaSPC.J281]&amp;&quot;}{&quot;&amp;[$MallaSPC.K281]&amp;&quot;}{&quot;&amp;[$MallaSPC.L281]&amp;&quot;}{&quot;&amp;[$MallaSPC.M281]&amp;&quot;}{&quot;&amp;[$MallaSPC.N281]&amp;&quot;}{&quot;&amp;[$MallaSPC.O281]&amp;&quot;}{&quot;&amp;[$MallaSPC.P281]&amp;&quot;}{&quot;&amp;[$MallaSPC.Q281]&amp;&quot;}{&quot;&amp;[$MallaSPC.R281]&amp;&quot;}%&quot;&amp;[$MallaSPC.S281]&amp;[$MallaSPC.T281]&amp;[$MallaSPC.U281]&amp;[MallaSPC.V281]&amp;[MallaSPC.W281]&amp;[MallaSPC.X281]&amp;[MallaSPC.Y281]&amp;[MallaSPC.Z281]&amp;[MallaSPC.AA281])" office:value-type="string" office:string-value="\course{2}{Elective}{FG112}{}{Matrimonio y Familia}{3}{3}{}{}{}{}{}{}{}{}{G1}{FG}%UCSP">
            <text:p>\course{2}{Elective}{FG112}{}{Matrimonio y Familia}{3}{3}{}{}{}{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82]=&quot;&quot;;[$MallaSPC.C282]=&quot;&quot;;[$MallaSPC.F282]=&quot;&quot;);&quot;%&quot;;&quot;&quot;)">
            <text:p/>
          </table:table-cell>
          <table:table-cell table:style-name="ce5" table:formula="of:=IF([.A277]=&quot;%&quot;;&quot;&quot;;IF([$MallaSPC.F282]=&quot;E&quot;;[.$B$1];IF([$MallaSPC.F282]=&quot;O&quot;;[.$C$1];&quot;&quot;)))" office:value-type="string" office:string-value="Elective">
            <text:p>Elective</text:p>
          </table:table-cell>
          <table:table-cell table:style-name="ce5" table:formula="of:=IF([.A277]=&quot;%&quot;;&quot;&quot;;&quot;\&quot;&amp;[.$D$1]&amp;&quot;{&quot;&amp;[$MallaSPC.B282]&amp;&quot;}{&quot;&amp;[.B277]&amp;&quot;}{&quot;&amp;[$MallaSPC.C282]&amp;&quot;}{&quot;&amp;[$MallaSPC.D282]&amp;&quot;}{&quot;&amp;[$MallaSPC.E282]&amp;&quot;}{&quot;&amp;[$MallaSPC.G282]&amp;&quot;}{&quot;&amp;[$MallaSPC.H282]&amp;&quot;}{&quot;&amp;[$MallaSPC.I282]&amp;&quot;}{&quot;&amp;[$MallaSPC.J282]&amp;&quot;}{&quot;&amp;[$MallaSPC.K282]&amp;&quot;}{&quot;&amp;[$MallaSPC.L282]&amp;&quot;}{&quot;&amp;[$MallaSPC.M282]&amp;&quot;}{&quot;&amp;[$MallaSPC.N282]&amp;&quot;}{&quot;&amp;[$MallaSPC.O282]&amp;&quot;}{&quot;&amp;[$MallaSPC.P282]&amp;&quot;}{&quot;&amp;[$MallaSPC.Q282]&amp;&quot;}{&quot;&amp;[$MallaSPC.R282]&amp;&quot;}%&quot;&amp;[$MallaSPC.S282]&amp;[$MallaSPC.T282]&amp;[$MallaSPC.U282]&amp;[MallaSPC.V282]&amp;[MallaSPC.W282]&amp;[MallaSPC.X282]&amp;[MallaSPC.Y282]&amp;[MallaSPC.Z282]&amp;[MallaSPC.AA282])" office:value-type="string" office:string-value="\course{2}{Elective}{FG105}{}{Apreciación de la Música}{2}{1}{2}{}{}{}{}{}{}{}{G1}{FG}%UCSP">
            <text:p>\course{2}{Elective}{FG105}{}{Apreciación de la Música}{2}{1}{2}{}{}{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83]=&quot;&quot;;[$MallaSPC.C283]=&quot;&quot;;[$MallaSPC.F283]=&quot;&quot;);&quot;%&quot;;&quot;&quot;)">
            <text:p/>
          </table:table-cell>
          <table:table-cell table:style-name="ce5" table:formula="of:=IF([.A278]=&quot;%&quot;;&quot;&quot;;IF([$MallaSPC.F283]=&quot;E&quot;;[.$B$1];IF([$MallaSPC.F283]=&quot;O&quot;;[.$C$1];&quot;&quot;)))" office:value-type="string" office:string-value="Elective">
            <text:p>Elective</text:p>
          </table:table-cell>
          <table:table-cell table:style-name="ce5" table:formula="of:=IF([.A278]=&quot;%&quot;;&quot;&quot;;&quot;\&quot;&amp;[.$D$1]&amp;&quot;{&quot;&amp;[$MallaSPC.B283]&amp;&quot;}{&quot;&amp;[.B278]&amp;&quot;}{&quot;&amp;[$MallaSPC.C283]&amp;&quot;}{&quot;&amp;[$MallaSPC.D283]&amp;&quot;}{&quot;&amp;[$MallaSPC.E283]&amp;&quot;}{&quot;&amp;[$MallaSPC.G283]&amp;&quot;}{&quot;&amp;[$MallaSPC.H283]&amp;&quot;}{&quot;&amp;[$MallaSPC.I283]&amp;&quot;}{&quot;&amp;[$MallaSPC.J283]&amp;&quot;}{&quot;&amp;[$MallaSPC.K283]&amp;&quot;}{&quot;&amp;[$MallaSPC.L283]&amp;&quot;}{&quot;&amp;[$MallaSPC.M283]&amp;&quot;}{&quot;&amp;[$MallaSPC.N283]&amp;&quot;}{&quot;&amp;[$MallaSPC.O283]&amp;&quot;}{&quot;&amp;[$MallaSPC.P283]&amp;&quot;}{&quot;&amp;[$MallaSPC.Q283]&amp;&quot;}{&quot;&amp;[$MallaSPC.R283]&amp;&quot;}%&quot;&amp;[$MallaSPC.S283]&amp;[$MallaSPC.T283]&amp;[$MallaSPC.U283]&amp;[MallaSPC.V283]&amp;[MallaSPC.W283]&amp;[MallaSPC.X283]&amp;[MallaSPC.Y283]&amp;[MallaSPC.Z283]&amp;[MallaSPC.AA283])" office:value-type="string" office:string-value="\course{2}{Elective}{FG106}{}{Teatro}{2}{1}{2}{}{}{}{}{}{}{}{G1}{FG}%UCSP">
            <text:p>\course{2}{Elective}{FG106}{}{Teatro}{2}{1}{2}{}{}{}{}{}{}{}{G1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279]=&quot;&quot;;[$MallaSPC.C279]=&quot;&quot;;[$MallaSPC.F279]=&quot;&quot;);&quot;%&quot;;&quot;&quot;)">
            <text:p/>
          </table:table-cell>
          <table:table-cell table:style-name="ce5" table:formula="of:=IF([.A279]=&quot;%&quot;;&quot;&quot;;IF([$MallaSPC.F279]=&quot;E&quot;;[.$B$1];IF([$MallaSPC.F279]=&quot;O&quot;;[.$C$1];&quot;&quot;)))" office:value-type="string" office:string-value="Mandatory">
            <text:p>Mandatory</text:p>
          </table:table-cell>
          <table:table-cell table:style-name="ce5" table:formula="of:=IF([.A279]=&quot;%&quot;;&quot;&quot;;&quot;\&quot;&amp;[.$D$1]&amp;&quot;{&quot;&amp;[$MallaSPC.B279]&amp;&quot;}{&quot;&amp;[.B279]&amp;&quot;}{&quot;&amp;[$MallaSPC.C279]&amp;&quot;}{&quot;&amp;[$MallaSPC.D279]&amp;&quot;}{&quot;&amp;[$MallaSPC.E279]&amp;&quot;}{&quot;&amp;[$MallaSPC.G279]&amp;&quot;}{&quot;&amp;[$MallaSPC.H279]&amp;&quot;}{&quot;&amp;[$MallaSPC.I279]&amp;&quot;}{&quot;&amp;[$MallaSPC.J279]&amp;&quot;}{&quot;&amp;[$MallaSPC.K279]&amp;&quot;}{&quot;&amp;[$MallaSPC.L279]&amp;&quot;}{&quot;&amp;[$MallaSPC.M279]&amp;&quot;}{&quot;&amp;[$MallaSPC.N279]&amp;&quot;}{&quot;&amp;[$MallaSPC.O279]&amp;&quot;}{&quot;&amp;[$MallaSPC.P279]&amp;&quot;}{&quot;&amp;[$MallaSPC.Q279]&amp;&quot;}{&quot;&amp;[$MallaSPC.R279]&amp;&quot;}%&quot;&amp;[$MallaSPC.S279]&amp;[$MallaSPC.T279]&amp;[$MallaSPC.U279]&amp;[MallaSPC.V279]&amp;[MallaSPC.W279]&amp;[MallaSPC.X279]&amp;[MallaSPC.Y279]&amp;[MallaSPC.Z279]&amp;[MallaSPC.AA279])" office:value-type="string" office:string-value="\course{2}{Mandatory}{ID102}{FH106}{Inglés II}{2}{1}{2}{}{}{}{}{ID101}{}{}{}{FG}%UNSAUNSA">
            <text:p>\course{2}{Mandatory}{ID102}{FH106}{Inglés II}{2}{1}{2}{}{}{}{}{ID101}{}{}{}{FG}%UNSAUNSA</text:p>
          </table:table-cell>
          <table:table-cell table:number-columns-repeated="1021"/>
        </table:table-row>
        <table:table-row table:style-name="ro2">
          <table:table-cell table:style-name="ce5" table:formula="of:=IF(OR([$MallaSPC.B285]=&quot;&quot;;[$MallaSPC.C285]=&quot;&quot;;[$MallaSPC.F285]=&quot;&quot;);&quot;%&quot;;&quot;&quot;)">
            <text:p/>
          </table:table-cell>
          <table:table-cell table:style-name="ce5" table:formula="of:=IF([.A280]=&quot;%&quot;;&quot;&quot;;IF([$MallaSPC.F285]=&quot;E&quot;;[.$B$1];IF([$MallaSPC.F285]=&quot;O&quot;;[.$C$1];&quot;&quot;)))" office:value-type="string" office:string-value="Mandatory">
            <text:p>Mandatory</text:p>
          </table:table-cell>
          <table:table-cell table:style-name="ce5" table:formula="of:=IF([.A280]=&quot;%&quot;;&quot;&quot;;&quot;\&quot;&amp;[.$D$1]&amp;&quot;{&quot;&amp;[$MallaSPC.B285]&amp;&quot;}{&quot;&amp;[.B280]&amp;&quot;}{&quot;&amp;[$MallaSPC.C285]&amp;&quot;}{&quot;&amp;[$MallaSPC.D285]&amp;&quot;}{&quot;&amp;[$MallaSPC.E285]&amp;&quot;}{&quot;&amp;[$MallaSPC.G285]&amp;&quot;}{&quot;&amp;[$MallaSPC.H285]&amp;&quot;}{&quot;&amp;[$MallaSPC.I285]&amp;&quot;}{&quot;&amp;[$MallaSPC.J285]&amp;&quot;}{&quot;&amp;[$MallaSPC.K285]&amp;&quot;}{&quot;&amp;[$MallaSPC.L285]&amp;&quot;}{&quot;&amp;[$MallaSPC.M285]&amp;&quot;}{&quot;&amp;[$MallaSPC.N285]&amp;&quot;}{&quot;&amp;[$MallaSPC.O285]&amp;&quot;}{&quot;&amp;[$MallaSPC.P285]&amp;&quot;}{&quot;&amp;[$MallaSPC.Q285]&amp;&quot;}{&quot;&amp;[$MallaSPC.R285]&amp;&quot;}%&quot;&amp;[$MallaSPC.S285]&amp;[$MallaSPC.T285]&amp;[$MallaSPC.U285]&amp;[MallaSPC.V285]&amp;[MallaSPC.W285]&amp;[MallaSPC.X285]&amp;[MallaSPC.Y285]&amp;[MallaSPC.Z285]&amp;[MallaSPC.AA285])" office:value-type="string" office:string-value="\course{2}{Mandatory}{CS181}{}{Historia de la Computación}{2}{1}{2}{}{}{}{}{}{}{}{}{CS}%">
            <text:p>\course{2}{Mandatory}{CS181}{}{Historia de la Computación}{2}{1}{2}{}{}{}{}{}{}{}{}{CS}%</text:p>
          </table:table-cell>
          <table:table-cell table:number-columns-repeated="1021"/>
        </table:table-row>
        <table:table-row table:style-name="ro2">
          <table:table-cell table:style-name="ce5" table:formula="of:=IF(OR([$MallaSPC.B286]=&quot;&quot;;[$MallaSPC.C286]=&quot;&quot;;[$MallaSPC.F286]=&quot;&quot;);&quot;%&quot;;&quot;&quot;)" office:value-type="string" office:string-value="%">
            <text:p>%</text:p>
          </table:table-cell>
          <table:table-cell table:style-name="ce5" table:formula="of:=IF([.A281]=&quot;%&quot;;&quot;&quot;;IF([$MallaSPC.F286]=&quot;E&quot;;[.$B$1];IF([$MallaSPC.F286]=&quot;O&quot;;[.$C$1];&quot;&quot;)))">
            <text:p/>
          </table:table-cell>
          <table:table-cell table:style-name="ce5" table:formula="of:=IF([.A281]=&quot;%&quot;;&quot;&quot;;&quot;\&quot;&amp;[.$D$1]&amp;&quot;{&quot;&amp;[$MallaSPC.B286]&amp;&quot;}{&quot;&amp;[.B281]&amp;&quot;}{&quot;&amp;[$MallaSPC.C286]&amp;&quot;}{&quot;&amp;[$MallaSPC.D286]&amp;&quot;}{&quot;&amp;[$MallaSPC.E286]&amp;&quot;}{&quot;&amp;[$MallaSPC.G286]&amp;&quot;}{&quot;&amp;[$MallaSPC.H286]&amp;&quot;}{&quot;&amp;[$MallaSPC.I286]&amp;&quot;}{&quot;&amp;[$MallaSPC.J286]&amp;&quot;}{&quot;&amp;[$MallaSPC.K286]&amp;&quot;}{&quot;&amp;[$MallaSPC.L286]&amp;&quot;}{&quot;&amp;[$MallaSPC.M286]&amp;&quot;}{&quot;&amp;[$MallaSPC.N286]&amp;&quot;}{&quot;&amp;[$MallaSPC.O286]&amp;&quot;}{&quot;&amp;[$MallaSPC.P286]&amp;&quot;}{&quot;&amp;[$MallaSPC.Q286]&amp;&quot;}{&quot;&amp;[$MallaSPC.R286]&amp;&quot;}%&quot;&amp;[$MallaSPC.S286]&amp;[$MallaSPC.T286]&amp;[$MallaSPC.U286]&amp;[MallaSPC.V286]&amp;[MallaSPC.W286]&amp;[MallaSPC.X286]&amp;[MallaSPC.Y286]&amp;[MallaSPC.Z286]&amp;[MallaSPC.AA28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87]=&quot;&quot;;[$MallaSPC.C287]=&quot;&quot;;[$MallaSPC.F287]=&quot;&quot;);&quot;%&quot;;&quot;&quot;)" office:value-type="string" office:string-value="%">
            <text:p>%</text:p>
          </table:table-cell>
          <table:table-cell table:style-name="ce5" table:formula="of:=IF([.A282]=&quot;%&quot;;&quot;&quot;;IF([$MallaSPC.F287]=&quot;E&quot;;[.$B$1];IF([$MallaSPC.F287]=&quot;O&quot;;[.$C$1];&quot;&quot;)))">
            <text:p/>
          </table:table-cell>
          <table:table-cell table:style-name="ce5" table:formula="of:=IF([.A282]=&quot;%&quot;;&quot;&quot;;&quot;\&quot;&amp;[.$D$1]&amp;&quot;{&quot;&amp;[$MallaSPC.B287]&amp;&quot;}{&quot;&amp;[.B282]&amp;&quot;}{&quot;&amp;[$MallaSPC.C287]&amp;&quot;}{&quot;&amp;[$MallaSPC.D287]&amp;&quot;}{&quot;&amp;[$MallaSPC.E287]&amp;&quot;}{&quot;&amp;[$MallaSPC.G287]&amp;&quot;}{&quot;&amp;[$MallaSPC.H287]&amp;&quot;}{&quot;&amp;[$MallaSPC.I287]&amp;&quot;}{&quot;&amp;[$MallaSPC.J287]&amp;&quot;}{&quot;&amp;[$MallaSPC.K287]&amp;&quot;}{&quot;&amp;[$MallaSPC.L287]&amp;&quot;}{&quot;&amp;[$MallaSPC.M287]&amp;&quot;}{&quot;&amp;[$MallaSPC.N287]&amp;&quot;}{&quot;&amp;[$MallaSPC.O287]&amp;&quot;}{&quot;&amp;[$MallaSPC.P287]&amp;&quot;}{&quot;&amp;[$MallaSPC.Q287]&amp;&quot;}{&quot;&amp;[$MallaSPC.R287]&amp;&quot;}%&quot;&amp;[$MallaSPC.S287]&amp;[$MallaSPC.T287]&amp;[$MallaSPC.U287]&amp;[MallaSPC.V287]&amp;[MallaSPC.W287]&amp;[MallaSPC.X287]&amp;[MallaSPC.Y287]&amp;[MallaSPC.Z287]&amp;[MallaSPC.AA28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88]=&quot;&quot;;[$MallaSPC.C288]=&quot;&quot;;[$MallaSPC.F288]=&quot;&quot;);&quot;%&quot;;&quot;&quot;)" office:value-type="string" office:string-value="%">
            <text:p>%</text:p>
          </table:table-cell>
          <table:table-cell table:style-name="ce5" table:formula="of:=IF([.A283]=&quot;%&quot;;&quot;&quot;;IF([$MallaSPC.F288]=&quot;E&quot;;[.$B$1];IF([$MallaSPC.F288]=&quot;O&quot;;[.$C$1];&quot;&quot;)))">
            <text:p/>
          </table:table-cell>
          <table:table-cell table:style-name="ce5" table:formula="of:=IF([.A283]=&quot;%&quot;;&quot;&quot;;&quot;\&quot;&amp;[.$D$1]&amp;&quot;{&quot;&amp;[$MallaSPC.B288]&amp;&quot;}{&quot;&amp;[.B283]&amp;&quot;}{&quot;&amp;[$MallaSPC.C288]&amp;&quot;}{&quot;&amp;[$MallaSPC.D288]&amp;&quot;}{&quot;&amp;[$MallaSPC.E288]&amp;&quot;}{&quot;&amp;[$MallaSPC.G288]&amp;&quot;}{&quot;&amp;[$MallaSPC.H288]&amp;&quot;}{&quot;&amp;[$MallaSPC.I288]&amp;&quot;}{&quot;&amp;[$MallaSPC.J288]&amp;&quot;}{&quot;&amp;[$MallaSPC.K288]&amp;&quot;}{&quot;&amp;[$MallaSPC.L288]&amp;&quot;}{&quot;&amp;[$MallaSPC.M288]&amp;&quot;}{&quot;&amp;[$MallaSPC.N288]&amp;&quot;}{&quot;&amp;[$MallaSPC.O288]&amp;&quot;}{&quot;&amp;[$MallaSPC.P288]&amp;&quot;}{&quot;&amp;[$MallaSPC.Q288]&amp;&quot;}{&quot;&amp;[$MallaSPC.R288]&amp;&quot;}%&quot;&amp;[$MallaSPC.S288]&amp;[$MallaSPC.T288]&amp;[$MallaSPC.U288]&amp;[MallaSPC.V288]&amp;[MallaSPC.W288]&amp;[MallaSPC.X288]&amp;[MallaSPC.Y288]&amp;[MallaSPC.Z288]&amp;[MallaSPC.AA28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89]=&quot;&quot;;[$MallaSPC.C289]=&quot;&quot;;[$MallaSPC.F289]=&quot;&quot;);&quot;%&quot;;&quot;&quot;)" office:value-type="string" office:string-value="%">
            <text:p>%</text:p>
          </table:table-cell>
          <table:table-cell table:style-name="ce5" table:formula="of:=IF([.A284]=&quot;%&quot;;&quot;&quot;;IF([$MallaSPC.F289]=&quot;E&quot;;[.$B$1];IF([$MallaSPC.F289]=&quot;O&quot;;[.$C$1];&quot;&quot;)))">
            <text:p/>
          </table:table-cell>
          <table:table-cell table:style-name="ce5" table:formula="of:=IF([.A284]=&quot;%&quot;;&quot;&quot;;&quot;\&quot;&amp;[.$D$1]&amp;&quot;{&quot;&amp;[$MallaSPC.B289]&amp;&quot;}{&quot;&amp;[.B284]&amp;&quot;}{&quot;&amp;[$MallaSPC.C289]&amp;&quot;}{&quot;&amp;[$MallaSPC.D289]&amp;&quot;}{&quot;&amp;[$MallaSPC.E289]&amp;&quot;}{&quot;&amp;[$MallaSPC.G289]&amp;&quot;}{&quot;&amp;[$MallaSPC.H289]&amp;&quot;}{&quot;&amp;[$MallaSPC.I289]&amp;&quot;}{&quot;&amp;[$MallaSPC.J289]&amp;&quot;}{&quot;&amp;[$MallaSPC.K289]&amp;&quot;}{&quot;&amp;[$MallaSPC.L289]&amp;&quot;}{&quot;&amp;[$MallaSPC.M289]&amp;&quot;}{&quot;&amp;[$MallaSPC.N289]&amp;&quot;}{&quot;&amp;[$MallaSPC.O289]&amp;&quot;}{&quot;&amp;[$MallaSPC.P289]&amp;&quot;}{&quot;&amp;[$MallaSPC.Q289]&amp;&quot;}{&quot;&amp;[$MallaSPC.R289]&amp;&quot;}%&quot;&amp;[$MallaSPC.S289]&amp;[$MallaSPC.T289]&amp;[$MallaSPC.U289]&amp;[MallaSPC.V289]&amp;[MallaSPC.W289]&amp;[MallaSPC.X289]&amp;[MallaSPC.Y289]&amp;[MallaSPC.Z289]&amp;[MallaSPC.AA28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92]=&quot;&quot;;[$MallaSPC.C292]=&quot;&quot;;[$MallaSPC.F292]=&quot;&quot;);&quot;%&quot;;&quot;&quot;)">
            <text:p/>
          </table:table-cell>
          <table:table-cell table:style-name="ce5" table:formula="of:=IF([.A285]=&quot;%&quot;;&quot;&quot;;IF([$MallaSPC.F292]=&quot;E&quot;;[.$B$1];IF([$MallaSPC.F292]=&quot;O&quot;;[.$C$1];&quot;&quot;)))" office:value-type="string" office:string-value="Mandatory">
            <text:p>Mandatory</text:p>
          </table:table-cell>
          <table:table-cell table:style-name="ce5" table:formula="of:=IF([.A285]=&quot;%&quot;;&quot;&quot;;&quot;\&quot;&amp;[.$D$1]&amp;&quot;{&quot;&amp;[$MallaSPC.B292]&amp;&quot;}{&quot;&amp;[.B285]&amp;&quot;}{&quot;&amp;[$MallaSPC.C292]&amp;&quot;}{&quot;&amp;[$MallaSPC.D292]&amp;&quot;}{&quot;&amp;[$MallaSPC.E292]&amp;&quot;}{&quot;&amp;[$MallaSPC.G292]&amp;&quot;}{&quot;&amp;[$MallaSPC.H292]&amp;&quot;}{&quot;&amp;[$MallaSPC.I292]&amp;&quot;}{&quot;&amp;[$MallaSPC.J292]&amp;&quot;}{&quot;&amp;[$MallaSPC.K292]&amp;&quot;}{&quot;&amp;[$MallaSPC.L292]&amp;&quot;}{&quot;&amp;[$MallaSPC.M292]&amp;&quot;}{&quot;&amp;[$MallaSPC.N292]&amp;&quot;}{&quot;&amp;[$MallaSPC.O292]&amp;&quot;}{&quot;&amp;[$MallaSPC.P292]&amp;&quot;}{&quot;&amp;[$MallaSPC.Q292]&amp;&quot;}{&quot;&amp;[$MallaSPC.R292]&amp;&quot;}%&quot;&amp;[$MallaSPC.S292]&amp;[$MallaSPC.T292]&amp;[$MallaSPC.U292]&amp;[MallaSPC.V292]&amp;[MallaSPC.W292]&amp;[MallaSPC.X292]&amp;[MallaSPC.Y292]&amp;[MallaSPC.Z292]&amp;[MallaSPC.AA292])" office:value-type="string" office:string-value="\course{3}{Mandatory}{CS250W}{IS319}{Interacción Humano Computador}{3}{1}{2}{2}{2}{2}{Advanced}{IS201}{}{}{}{CS}%UNSAUNSA">
            <text:p>\course{3}{Mandatory}{CS250W}{IS319}{Interacción Humano Computador}{3}{1}{2}{2}{2}{2}{Advanced}{IS201}{}{}{}{CS}%UNSAUNSA</text:p>
          </table:table-cell>
          <table:table-cell table:number-columns-repeated="1021"/>
        </table:table-row>
        <table:table-row table:style-name="ro2">
          <table:table-cell table:style-name="ce5" table:formula="of:=IF(OR([$MallaSPC.B291]=&quot;&quot;;[$MallaSPC.C291]=&quot;&quot;;[$MallaSPC.F291]=&quot;&quot;);&quot;%&quot;;&quot;&quot;)">
            <text:p/>
          </table:table-cell>
          <table:table-cell table:style-name="ce5" table:formula="of:=IF([.A286]=&quot;%&quot;;&quot;&quot;;IF([$MallaSPC.F291]=&quot;E&quot;;[.$B$1];IF([$MallaSPC.F291]=&quot;O&quot;;[.$C$1];&quot;&quot;)))" office:value-type="string" office:string-value="Mandatory">
            <text:p>Mandatory</text:p>
          </table:table-cell>
          <table:table-cell table:style-name="ce5" table:formula="of:=IF([.A286]=&quot;%&quot;;&quot;&quot;;&quot;\&quot;&amp;[.$D$1]&amp;&quot;{&quot;&amp;[$MallaSPC.B291]&amp;&quot;}{&quot;&amp;[.B286]&amp;&quot;}{&quot;&amp;[$MallaSPC.C291]&amp;&quot;}{&quot;&amp;[$MallaSPC.D291]&amp;&quot;}{&quot;&amp;[$MallaSPC.E291]&amp;&quot;}{&quot;&amp;[$MallaSPC.G291]&amp;&quot;}{&quot;&amp;[$MallaSPC.H291]&amp;&quot;}{&quot;&amp;[$MallaSPC.I291]&amp;&quot;}{&quot;&amp;[$MallaSPC.J291]&amp;&quot;}{&quot;&amp;[$MallaSPC.K291]&amp;&quot;}{&quot;&amp;[$MallaSPC.L291]&amp;&quot;}{&quot;&amp;[$MallaSPC.M291]&amp;&quot;}{&quot;&amp;[$MallaSPC.N291]&amp;&quot;}{&quot;&amp;[$MallaSPC.O291]&amp;&quot;}{&quot;&amp;[$MallaSPC.P291]&amp;&quot;}{&quot;&amp;[$MallaSPC.Q291]&amp;&quot;}{&quot;&amp;[$MallaSPC.R291]&amp;&quot;}%&quot;&amp;[$MallaSPC.S291]&amp;[$MallaSPC.T291]&amp;[$MallaSPC.U291]&amp;[MallaSPC.V291]&amp;[MallaSPC.W291]&amp;[MallaSPC.X291]&amp;[MallaSPC.Y291]&amp;[MallaSPC.Z291]&amp;[MallaSPC.AA291])" office:value-type="string" office:string-value="\course{3}{Mandatory}{CS106}{CB106}{Estructuras Discretas II}{4}{2}{2}{2}{2}{2}{Advanced}{CS105}{}{}{}{MC}%SPC,NT,UCSPUNSA">
            <text:p>\course{3}{Mandatory}{CS106}{CB106}{Estructuras Discretas II}{4}{2}{2}{2}{2}{2}{Advanced}{CS105}{}{}{}{MC}%SPC,NT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297]=&quot;&quot;;[$MallaSPC.C297]=&quot;&quot;;[$MallaSPC.F297]=&quot;&quot;);&quot;%&quot;;&quot;&quot;)">
            <text:p/>
          </table:table-cell>
          <table:table-cell table:style-name="ce5" table:formula="of:=IF([.A287]=&quot;%&quot;;&quot;&quot;;IF([$MallaSPC.F297]=&quot;E&quot;;[.$B$1];IF([$MallaSPC.F297]=&quot;O&quot;;[.$C$1];&quot;&quot;)))" office:value-type="string" office:string-value="Mandatory">
            <text:p>Mandatory</text:p>
          </table:table-cell>
          <table:table-cell table:style-name="ce5" table:formula="of:=IF([.A287]=&quot;%&quot;;&quot;&quot;;&quot;\&quot;&amp;[.$D$1]&amp;&quot;{&quot;&amp;[$MallaSPC.B297]&amp;&quot;}{&quot;&amp;[.B287]&amp;&quot;}{&quot;&amp;[$MallaSPC.C297]&amp;&quot;}{&quot;&amp;[$MallaSPC.D297]&amp;&quot;}{&quot;&amp;[$MallaSPC.E297]&amp;&quot;}{&quot;&amp;[$MallaSPC.G297]&amp;&quot;}{&quot;&amp;[$MallaSPC.H297]&amp;&quot;}{&quot;&amp;[$MallaSPC.I297]&amp;&quot;}{&quot;&amp;[$MallaSPC.J297]&amp;&quot;}{&quot;&amp;[$MallaSPC.K297]&amp;&quot;}{&quot;&amp;[$MallaSPC.L297]&amp;&quot;}{&quot;&amp;[$MallaSPC.M297]&amp;&quot;}{&quot;&amp;[$MallaSPC.N297]&amp;&quot;}{&quot;&amp;[$MallaSPC.O297]&amp;&quot;}{&quot;&amp;[$MallaSPC.P297]&amp;&quot;}{&quot;&amp;[$MallaSPC.Q297]&amp;&quot;}{&quot;&amp;[$MallaSPC.R297]&amp;&quot;}%&quot;&amp;[$MallaSPC.S297]&amp;[$MallaSPC.T297]&amp;[$MallaSPC.U297]&amp;[MallaSPC.V297]&amp;[MallaSPC.W297]&amp;[MallaSPC.X297]&amp;[MallaSPC.Y297]&amp;[MallaSPC.Z297]&amp;[MallaSPC.AA297])" office:value-type="string" office:string-value="\course{3}{Mandatory}{CS102O}{IS102O}{Desarrollo de Sistemas Empresariales}{4}{2}{2}{2}{2}{2}{Advanced}{CS101O,UCSP=Inglés(200)}{}{}{}{IS}%SPC,NT,UCSP">
            <text:p>\course{3}{Mandatory}{CS102O}{IS102O}{Desarrollo de Sistemas Empresariales}{4}{2}{2}{2}{2}{2}{Advanced}{CS101O,UCSP=Inglés(200)}{}{}{}{IS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298]=&quot;&quot;;[$MallaSPC.C298]=&quot;&quot;;[$MallaSPC.F298]=&quot;&quot;);&quot;%&quot;;&quot;&quot;)" office:value-type="string" office:string-value="%">
            <text:p>%</text:p>
          </table:table-cell>
          <table:table-cell table:style-name="ce5" table:formula="of:=IF([.A288]=&quot;%&quot;;&quot;&quot;;IF([$MallaSPC.F298]=&quot;E&quot;;[.$B$1];IF([$MallaSPC.F298]=&quot;O&quot;;[.$C$1];&quot;&quot;)))">
            <text:p/>
          </table:table-cell>
          <table:table-cell table:style-name="ce5" table:formula="of:=IF([.A288]=&quot;%&quot;;&quot;&quot;;&quot;\&quot;&amp;[.$D$1]&amp;&quot;{&quot;&amp;[$MallaSPC.B298]&amp;&quot;}{&quot;&amp;[.B288]&amp;&quot;}{&quot;&amp;[$MallaSPC.C298]&amp;&quot;}{&quot;&amp;[$MallaSPC.D298]&amp;&quot;}{&quot;&amp;[$MallaSPC.E298]&amp;&quot;}{&quot;&amp;[$MallaSPC.G298]&amp;&quot;}{&quot;&amp;[$MallaSPC.H298]&amp;&quot;}{&quot;&amp;[$MallaSPC.I298]&amp;&quot;}{&quot;&amp;[$MallaSPC.J298]&amp;&quot;}{&quot;&amp;[$MallaSPC.K298]&amp;&quot;}{&quot;&amp;[$MallaSPC.L298]&amp;&quot;}{&quot;&amp;[$MallaSPC.M298]&amp;&quot;}{&quot;&amp;[$MallaSPC.N298]&amp;&quot;}{&quot;&amp;[$MallaSPC.O298]&amp;&quot;}{&quot;&amp;[$MallaSPC.P298]&amp;&quot;}{&quot;&amp;[$MallaSPC.Q298]&amp;&quot;}{&quot;&amp;[$MallaSPC.R298]&amp;&quot;}%&quot;&amp;[$MallaSPC.S298]&amp;[$MallaSPC.T298]&amp;[$MallaSPC.U298]&amp;[MallaSPC.V298]&amp;[MallaSPC.W298]&amp;[MallaSPC.X298]&amp;[MallaSPC.Y298]&amp;[MallaSPC.Z298]&amp;[MallaSPC.AA29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299]=&quot;&quot;;[$MallaSPC.C299]=&quot;&quot;;[$MallaSPC.F299]=&quot;&quot;);&quot;%&quot;;&quot;&quot;)">
            <text:p/>
          </table:table-cell>
          <table:table-cell table:style-name="ce5" table:formula="of:=IF([.A289]=&quot;%&quot;;&quot;&quot;;IF([$MallaSPC.F299]=&quot;E&quot;;[.$B$1];IF([$MallaSPC.F299]=&quot;O&quot;;[.$C$1];&quot;&quot;)))" office:value-type="string" office:string-value="Mandatory">
            <text:p>Mandatory</text:p>
          </table:table-cell>
          <table:table-cell table:style-name="ce5" table:formula="of:=IF([.A289]=&quot;%&quot;;&quot;&quot;;&quot;\&quot;&amp;[.$D$1]&amp;&quot;{&quot;&amp;[$MallaSPC.B299]&amp;&quot;}{&quot;&amp;[.B289]&amp;&quot;}{&quot;&amp;[$MallaSPC.C299]&amp;&quot;}{&quot;&amp;[$MallaSPC.D299]&amp;&quot;}{&quot;&amp;[$MallaSPC.E299]&amp;&quot;}{&quot;&amp;[$MallaSPC.G299]&amp;&quot;}{&quot;&amp;[$MallaSPC.H299]&amp;&quot;}{&quot;&amp;[$MallaSPC.I299]&amp;&quot;}{&quot;&amp;[$MallaSPC.J299]&amp;&quot;}{&quot;&amp;[$MallaSPC.K299]&amp;&quot;}{&quot;&amp;[$MallaSPC.L299]&amp;&quot;}{&quot;&amp;[$MallaSPC.M299]&amp;&quot;}{&quot;&amp;[$MallaSPC.N299]&amp;&quot;}{&quot;&amp;[$MallaSPC.O299]&amp;&quot;}{&quot;&amp;[$MallaSPC.P299]&amp;&quot;}{&quot;&amp;[$MallaSPC.Q299]&amp;&quot;}{&quot;&amp;[$MallaSPC.R299]&amp;&quot;}%&quot;&amp;[$MallaSPC.S299]&amp;[$MallaSPC.T299]&amp;[$MallaSPC.U299]&amp;[MallaSPC.V299]&amp;[MallaSPC.W299]&amp;[MallaSPC.X299]&amp;[MallaSPC.Y299]&amp;[MallaSPC.Z299]&amp;[MallaSPC.AA299])" office:value-type="string" office:string-value="\course{3}{Mandatory}{CB103}{}{Cálculo en varias variables}{3}{2}{2}{}{}{}{}{CB102}{}{}{}{CB}%SPC,NT,UCSP">
            <text:p>\course{3}{Mandatory}{CB103}{}{Cálculo en varias variables}{3}{2}{2}{}{}{}{}{CB102}{}{}{}{CB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00]=&quot;&quot;;[$MallaSPC.C300]=&quot;&quot;;[$MallaSPC.F300]=&quot;&quot;);&quot;%&quot;;&quot;&quot;)" office:value-type="string" office:string-value="%">
            <text:p>%</text:p>
          </table:table-cell>
          <table:table-cell table:style-name="ce5" table:formula="of:=IF([.A290]=&quot;%&quot;;&quot;&quot;;IF([$MallaSPC.F300]=&quot;E&quot;;[.$B$1];IF([$MallaSPC.F300]=&quot;O&quot;;[.$C$1];&quot;&quot;)))">
            <text:p/>
          </table:table-cell>
          <table:table-cell table:style-name="ce5" table:formula="of:=IF([.A290]=&quot;%&quot;;&quot;&quot;;&quot;\&quot;&amp;[.$D$1]&amp;&quot;{&quot;&amp;[$MallaSPC.B300]&amp;&quot;}{&quot;&amp;[.B290]&amp;&quot;}{&quot;&amp;[$MallaSPC.C300]&amp;&quot;}{&quot;&amp;[$MallaSPC.D300]&amp;&quot;}{&quot;&amp;[$MallaSPC.E300]&amp;&quot;}{&quot;&amp;[$MallaSPC.G300]&amp;&quot;}{&quot;&amp;[$MallaSPC.H300]&amp;&quot;}{&quot;&amp;[$MallaSPC.I300]&amp;&quot;}{&quot;&amp;[$MallaSPC.J300]&amp;&quot;}{&quot;&amp;[$MallaSPC.K300]&amp;&quot;}{&quot;&amp;[$MallaSPC.L300]&amp;&quot;}{&quot;&amp;[$MallaSPC.M300]&amp;&quot;}{&quot;&amp;[$MallaSPC.N300]&amp;&quot;}{&quot;&amp;[$MallaSPC.O300]&amp;&quot;}{&quot;&amp;[$MallaSPC.P300]&amp;&quot;}{&quot;&amp;[$MallaSPC.Q300]&amp;&quot;}{&quot;&amp;[$MallaSPC.R300]&amp;&quot;}%&quot;&amp;[$MallaSPC.S300]&amp;[$MallaSPC.T300]&amp;[$MallaSPC.U300]&amp;[MallaSPC.V300]&amp;[MallaSPC.W300]&amp;[MallaSPC.X300]&amp;[MallaSPC.Y300]&amp;[MallaSPC.Z300]&amp;[MallaSPC.AA30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1]=&quot;&quot;;[$MallaSPC.C301]=&quot;&quot;;[$MallaSPC.F301]=&quot;&quot;);&quot;%&quot;;&quot;&quot;)" office:value-type="string" office:string-value="%">
            <text:p>%</text:p>
          </table:table-cell>
          <table:table-cell table:style-name="ce5" table:formula="of:=IF([.A291]=&quot;%&quot;;&quot;&quot;;IF([$MallaSPC.F301]=&quot;E&quot;;[.$B$1];IF([$MallaSPC.F301]=&quot;O&quot;;[.$C$1];&quot;&quot;)))">
            <text:p/>
          </table:table-cell>
          <table:table-cell table:style-name="ce5" table:formula="of:=IF([.A291]=&quot;%&quot;;&quot;&quot;;&quot;\&quot;&amp;[.$D$1]&amp;&quot;{&quot;&amp;[$MallaSPC.B301]&amp;&quot;}{&quot;&amp;[.B291]&amp;&quot;}{&quot;&amp;[$MallaSPC.C301]&amp;&quot;}{&quot;&amp;[$MallaSPC.D301]&amp;&quot;}{&quot;&amp;[$MallaSPC.E301]&amp;&quot;}{&quot;&amp;[$MallaSPC.G301]&amp;&quot;}{&quot;&amp;[$MallaSPC.H301]&amp;&quot;}{&quot;&amp;[$MallaSPC.I301]&amp;&quot;}{&quot;&amp;[$MallaSPC.J301]&amp;&quot;}{&quot;&amp;[$MallaSPC.K301]&amp;&quot;}{&quot;&amp;[$MallaSPC.L301]&amp;&quot;}{&quot;&amp;[$MallaSPC.M301]&amp;&quot;}{&quot;&amp;[$MallaSPC.N301]&amp;&quot;}{&quot;&amp;[$MallaSPC.O301]&amp;&quot;}{&quot;&amp;[$MallaSPC.P301]&amp;&quot;}{&quot;&amp;[$MallaSPC.Q301]&amp;&quot;}{&quot;&amp;[$MallaSPC.R301]&amp;&quot;}%&quot;&amp;[$MallaSPC.S301]&amp;[$MallaSPC.T301]&amp;[$MallaSPC.U301]&amp;[MallaSPC.V301]&amp;[MallaSPC.W301]&amp;[MallaSPC.X301]&amp;[MallaSPC.Y301]&amp;[MallaSPC.Z301]&amp;[MallaSPC.AA30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2]=&quot;&quot;;[$MallaSPC.C302]=&quot;&quot;;[$MallaSPC.F302]=&quot;&quot;);&quot;%&quot;;&quot;&quot;)" office:value-type="string" office:string-value="%">
            <text:p>%</text:p>
          </table:table-cell>
          <table:table-cell table:style-name="ce5" table:formula="of:=IF([.A292]=&quot;%&quot;;&quot;&quot;;IF([$MallaSPC.F302]=&quot;E&quot;;[.$B$1];IF([$MallaSPC.F302]=&quot;O&quot;;[.$C$1];&quot;&quot;)))">
            <text:p/>
          </table:table-cell>
          <table:table-cell table:style-name="ce5" table:formula="of:=IF([.A292]=&quot;%&quot;;&quot;&quot;;&quot;\&quot;&amp;[.$D$1]&amp;&quot;{&quot;&amp;[$MallaSPC.B302]&amp;&quot;}{&quot;&amp;[.B292]&amp;&quot;}{&quot;&amp;[$MallaSPC.C302]&amp;&quot;}{&quot;&amp;[$MallaSPC.D302]&amp;&quot;}{&quot;&amp;[$MallaSPC.E302]&amp;&quot;}{&quot;&amp;[$MallaSPC.G302]&amp;&quot;}{&quot;&amp;[$MallaSPC.H302]&amp;&quot;}{&quot;&amp;[$MallaSPC.I302]&amp;&quot;}{&quot;&amp;[$MallaSPC.J302]&amp;&quot;}{&quot;&amp;[$MallaSPC.K302]&amp;&quot;}{&quot;&amp;[$MallaSPC.L302]&amp;&quot;}{&quot;&amp;[$MallaSPC.M302]&amp;&quot;}{&quot;&amp;[$MallaSPC.N302]&amp;&quot;}{&quot;&amp;[$MallaSPC.O302]&amp;&quot;}{&quot;&amp;[$MallaSPC.P302]&amp;&quot;}{&quot;&amp;[$MallaSPC.Q302]&amp;&quot;}{&quot;&amp;[$MallaSPC.R302]&amp;&quot;}%&quot;&amp;[$MallaSPC.S302]&amp;[$MallaSPC.T302]&amp;[$MallaSPC.U302]&amp;[MallaSPC.V302]&amp;[MallaSPC.W302]&amp;[MallaSPC.X302]&amp;[MallaSPC.Y302]&amp;[MallaSPC.Z302]&amp;[MallaSPC.AA30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3]=&quot;&quot;;[$MallaSPC.C303]=&quot;&quot;;[$MallaSPC.F303]=&quot;&quot;);&quot;%&quot;;&quot;&quot;)" office:value-type="string" office:string-value="%">
            <text:p>%</text:p>
          </table:table-cell>
          <table:table-cell table:style-name="ce5" table:formula="of:=IF([.A293]=&quot;%&quot;;&quot;&quot;;IF([$MallaSPC.F303]=&quot;E&quot;;[.$B$1];IF([$MallaSPC.F303]=&quot;O&quot;;[.$C$1];&quot;&quot;)))">
            <text:p/>
          </table:table-cell>
          <table:table-cell table:style-name="ce5" table:formula="of:=IF([.A293]=&quot;%&quot;;&quot;&quot;;&quot;\&quot;&amp;[.$D$1]&amp;&quot;{&quot;&amp;[$MallaSPC.B303]&amp;&quot;}{&quot;&amp;[.B293]&amp;&quot;}{&quot;&amp;[$MallaSPC.C303]&amp;&quot;}{&quot;&amp;[$MallaSPC.D303]&amp;&quot;}{&quot;&amp;[$MallaSPC.E303]&amp;&quot;}{&quot;&amp;[$MallaSPC.G303]&amp;&quot;}{&quot;&amp;[$MallaSPC.H303]&amp;&quot;}{&quot;&amp;[$MallaSPC.I303]&amp;&quot;}{&quot;&amp;[$MallaSPC.J303]&amp;&quot;}{&quot;&amp;[$MallaSPC.K303]&amp;&quot;}{&quot;&amp;[$MallaSPC.L303]&amp;&quot;}{&quot;&amp;[$MallaSPC.M303]&amp;&quot;}{&quot;&amp;[$MallaSPC.N303]&amp;&quot;}{&quot;&amp;[$MallaSPC.O303]&amp;&quot;}{&quot;&amp;[$MallaSPC.P303]&amp;&quot;}{&quot;&amp;[$MallaSPC.Q303]&amp;&quot;}{&quot;&amp;[$MallaSPC.R303]&amp;&quot;}%&quot;&amp;[$MallaSPC.S303]&amp;[$MallaSPC.T303]&amp;[$MallaSPC.U303]&amp;[MallaSPC.V303]&amp;[MallaSPC.W303]&amp;[MallaSPC.X303]&amp;[MallaSPC.Y303]&amp;[MallaSPC.Z303]&amp;[MallaSPC.AA30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4]=&quot;&quot;;[$MallaSPC.C304]=&quot;&quot;;[$MallaSPC.F304]=&quot;&quot;);&quot;%&quot;;&quot;&quot;)">
            <text:p/>
          </table:table-cell>
          <table:table-cell table:style-name="ce5" table:formula="of:=IF([.A294]=&quot;%&quot;;&quot;&quot;;IF([$MallaSPC.F304]=&quot;E&quot;;[.$B$1];IF([$MallaSPC.F304]=&quot;O&quot;;[.$C$1];&quot;&quot;)))" office:value-type="string" office:string-value="Mandatory">
            <text:p>Mandatory</text:p>
          </table:table-cell>
          <table:table-cell table:style-name="ce5" table:formula="of:=IF([.A294]=&quot;%&quot;;&quot;&quot;;&quot;\&quot;&amp;[.$D$1]&amp;&quot;{&quot;&amp;[$MallaSPC.B304]&amp;&quot;}{&quot;&amp;[.B294]&amp;&quot;}{&quot;&amp;[$MallaSPC.C304]&amp;&quot;}{&quot;&amp;[$MallaSPC.D304]&amp;&quot;}{&quot;&amp;[$MallaSPC.E304]&amp;&quot;}{&quot;&amp;[$MallaSPC.G304]&amp;&quot;}{&quot;&amp;[$MallaSPC.H304]&amp;&quot;}{&quot;&amp;[$MallaSPC.I304]&amp;&quot;}{&quot;&amp;[$MallaSPC.J304]&amp;&quot;}{&quot;&amp;[$MallaSPC.K304]&amp;&quot;}{&quot;&amp;[$MallaSPC.L304]&amp;&quot;}{&quot;&amp;[$MallaSPC.M304]&amp;&quot;}{&quot;&amp;[$MallaSPC.N304]&amp;&quot;}{&quot;&amp;[$MallaSPC.O304]&amp;&quot;}{&quot;&amp;[$MallaSPC.P304]&amp;&quot;}{&quot;&amp;[$MallaSPC.Q304]&amp;&quot;}{&quot;&amp;[$MallaSPC.R304]&amp;&quot;}%&quot;&amp;[$MallaSPC.S304]&amp;[$MallaSPC.T304]&amp;[$MallaSPC.U304]&amp;[MallaSPC.V304]&amp;[MallaSPC.W304]&amp;[MallaSPC.X304]&amp;[MallaSPC.Y304]&amp;[MallaSPC.Z304]&amp;[MallaSPC.AA304])" office:value-type="string" office:string-value="\course{3}{Mandatory}{FG107}{}{Fundamentos Antropológicos de la Ciencia de la Computación}{2}{1}{2}{}{}{}{}{}{}{}{}{FG}%UCSP">
            <text:p>\course{3}{Mandatory}{FG107}{}{Fundamentos Antropológicos de la Ciencia de la Computación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05]=&quot;&quot;;[$MallaSPC.C305]=&quot;&quot;;[$MallaSPC.F305]=&quot;&quot;);&quot;%&quot;;&quot;&quot;)">
            <text:p/>
          </table:table-cell>
          <table:table-cell table:style-name="ce5" table:formula="of:=IF([.A295]=&quot;%&quot;;&quot;&quot;;IF([$MallaSPC.F305]=&quot;E&quot;;[.$B$1];IF([$MallaSPC.F305]=&quot;O&quot;;[.$C$1];&quot;&quot;)))" office:value-type="string" office:string-value="Elective">
            <text:p>Elective</text:p>
          </table:table-cell>
          <table:table-cell table:style-name="ce5" table:formula="of:=IF([.A295]=&quot;%&quot;;&quot;&quot;;&quot;\&quot;&amp;[.$D$1]&amp;&quot;{&quot;&amp;[$MallaSPC.B305]&amp;&quot;}{&quot;&amp;[.B295]&amp;&quot;}{&quot;&amp;[$MallaSPC.C305]&amp;&quot;}{&quot;&amp;[$MallaSPC.D305]&amp;&quot;}{&quot;&amp;[$MallaSPC.E305]&amp;&quot;}{&quot;&amp;[$MallaSPC.G305]&amp;&quot;}{&quot;&amp;[$MallaSPC.H305]&amp;&quot;}{&quot;&amp;[$MallaSPC.I305]&amp;&quot;}{&quot;&amp;[$MallaSPC.J305]&amp;&quot;}{&quot;&amp;[$MallaSPC.K305]&amp;&quot;}{&quot;&amp;[$MallaSPC.L305]&amp;&quot;}{&quot;&amp;[$MallaSPC.M305]&amp;&quot;}{&quot;&amp;[$MallaSPC.N305]&amp;&quot;}{&quot;&amp;[$MallaSPC.O305]&amp;&quot;}{&quot;&amp;[$MallaSPC.P305]&amp;&quot;}{&quot;&amp;[$MallaSPC.Q305]&amp;&quot;}{&quot;&amp;[$MallaSPC.R305]&amp;&quot;}%&quot;&amp;[$MallaSPC.S305]&amp;[$MallaSPC.T305]&amp;[$MallaSPC.U305]&amp;[MallaSPC.V305]&amp;[MallaSPC.W305]&amp;[MallaSPC.X305]&amp;[MallaSPC.Y305]&amp;[MallaSPC.Z305]&amp;[MallaSPC.AA305])" office:value-type="string" office:string-value="\course{3}{Elective}{FG201}{}{Artes Plásticas}{2}{1}{2}{}{}{}{}{}{}{}{}{FG}%UCSP">
            <text:p>\course{3}{Elective}{FG201}{}{Artes Plásticas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06]=&quot;&quot;;[$MallaSPC.C306]=&quot;&quot;;[$MallaSPC.F306]=&quot;&quot;);&quot;%&quot;;&quot;&quot;)">
            <text:p/>
          </table:table-cell>
          <table:table-cell table:style-name="ce5" table:formula="of:=IF([.A296]=&quot;%&quot;;&quot;&quot;;IF([$MallaSPC.F306]=&quot;E&quot;;[.$B$1];IF([$MallaSPC.F306]=&quot;O&quot;;[.$C$1];&quot;&quot;)))" office:value-type="string" office:string-value="Elective">
            <text:p>Elective</text:p>
          </table:table-cell>
          <table:table-cell table:style-name="ce5" table:formula="of:=IF([.A296]=&quot;%&quot;;&quot;&quot;;&quot;\&quot;&amp;[.$D$1]&amp;&quot;{&quot;&amp;[$MallaSPC.B306]&amp;&quot;}{&quot;&amp;[.B296]&amp;&quot;}{&quot;&amp;[$MallaSPC.C306]&amp;&quot;}{&quot;&amp;[$MallaSPC.D306]&amp;&quot;}{&quot;&amp;[$MallaSPC.E306]&amp;&quot;}{&quot;&amp;[$MallaSPC.G306]&amp;&quot;}{&quot;&amp;[$MallaSPC.H306]&amp;&quot;}{&quot;&amp;[$MallaSPC.I306]&amp;&quot;}{&quot;&amp;[$MallaSPC.J306]&amp;&quot;}{&quot;&amp;[$MallaSPC.K306]&amp;&quot;}{&quot;&amp;[$MallaSPC.L306]&amp;&quot;}{&quot;&amp;[$MallaSPC.M306]&amp;&quot;}{&quot;&amp;[$MallaSPC.N306]&amp;&quot;}{&quot;&amp;[$MallaSPC.O306]&amp;&quot;}{&quot;&amp;[$MallaSPC.P306]&amp;&quot;}{&quot;&amp;[$MallaSPC.Q306]&amp;&quot;}{&quot;&amp;[$MallaSPC.R306]&amp;&quot;}%&quot;&amp;[$MallaSPC.S306]&amp;[$MallaSPC.T306]&amp;[$MallaSPC.U306]&amp;[MallaSPC.V306]&amp;[MallaSPC.W306]&amp;[MallaSPC.X306]&amp;[MallaSPC.Y306]&amp;[MallaSPC.Z306]&amp;[MallaSPC.AA306])" office:value-type="string" office:string-value="\course{3}{Elective}{FG202}{}{Apreciación Literaria}{2}{1}{2}{}{}{}{}{}{}{}{}{FG}%UCSP">
            <text:p>\course{3}{Elective}{FG202}{}{Apreciación Literaria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07]=&quot;&quot;;[$MallaSPC.C307]=&quot;&quot;;[$MallaSPC.F307]=&quot;&quot;);&quot;%&quot;;&quot;&quot;)">
            <text:p/>
          </table:table-cell>
          <table:table-cell table:style-name="ce5" table:formula="of:=IF([.A297]=&quot;%&quot;;&quot;&quot;;IF([$MallaSPC.F307]=&quot;E&quot;;[.$B$1];IF([$MallaSPC.F307]=&quot;O&quot;;[.$C$1];&quot;&quot;)))" office:value-type="string" office:string-value="Elective">
            <text:p>Elective</text:p>
          </table:table-cell>
          <table:table-cell table:style-name="ce5" table:formula="of:=IF([.A297]=&quot;%&quot;;&quot;&quot;;&quot;\&quot;&amp;[.$D$1]&amp;&quot;{&quot;&amp;[$MallaSPC.B307]&amp;&quot;}{&quot;&amp;[.B297]&amp;&quot;}{&quot;&amp;[$MallaSPC.C307]&amp;&quot;}{&quot;&amp;[$MallaSPC.D307]&amp;&quot;}{&quot;&amp;[$MallaSPC.E307]&amp;&quot;}{&quot;&amp;[$MallaSPC.G307]&amp;&quot;}{&quot;&amp;[$MallaSPC.H307]&amp;&quot;}{&quot;&amp;[$MallaSPC.I307]&amp;&quot;}{&quot;&amp;[$MallaSPC.J307]&amp;&quot;}{&quot;&amp;[$MallaSPC.K307]&amp;&quot;}{&quot;&amp;[$MallaSPC.L307]&amp;&quot;}{&quot;&amp;[$MallaSPC.M307]&amp;&quot;}{&quot;&amp;[$MallaSPC.N307]&amp;&quot;}{&quot;&amp;[$MallaSPC.O307]&amp;&quot;}{&quot;&amp;[$MallaSPC.P307]&amp;&quot;}{&quot;&amp;[$MallaSPC.Q307]&amp;&quot;}{&quot;&amp;[$MallaSPC.R307]&amp;&quot;}%&quot;&amp;[$MallaSPC.S307]&amp;[$MallaSPC.T307]&amp;[$MallaSPC.U307]&amp;[MallaSPC.V307]&amp;[MallaSPC.W307]&amp;[MallaSPC.X307]&amp;[MallaSPC.Y307]&amp;[MallaSPC.Z307]&amp;[MallaSPC.AA307])" office:value-type="string" office:string-value="\course{3}{Elective}{FG203}{}{Oratoria y Expresión Personal}{2}{1}{2}{}{}{}{}{}{}{}{}{FG}%UCSP">
            <text:p>\course{3}{Elective}{FG203}{}{Oratoria y Expresión Personal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08]=&quot;&quot;;[$MallaSPC.C308]=&quot;&quot;;[$MallaSPC.F308]=&quot;&quot;);&quot;%&quot;;&quot;&quot;)" office:value-type="string" office:string-value="%">
            <text:p>%</text:p>
          </table:table-cell>
          <table:table-cell table:style-name="ce5" table:formula="of:=IF([.A298]=&quot;%&quot;;&quot;&quot;;IF([$MallaSPC.F308]=&quot;E&quot;;[.$B$1];IF([$MallaSPC.F308]=&quot;O&quot;;[.$C$1];&quot;&quot;)))">
            <text:p/>
          </table:table-cell>
          <table:table-cell table:style-name="ce5" table:formula="of:=IF([.A298]=&quot;%&quot;;&quot;&quot;;&quot;\&quot;&amp;[.$D$1]&amp;&quot;{&quot;&amp;[$MallaSPC.B308]&amp;&quot;}{&quot;&amp;[.B298]&amp;&quot;}{&quot;&amp;[$MallaSPC.C308]&amp;&quot;}{&quot;&amp;[$MallaSPC.D308]&amp;&quot;}{&quot;&amp;[$MallaSPC.E308]&amp;&quot;}{&quot;&amp;[$MallaSPC.G308]&amp;&quot;}{&quot;&amp;[$MallaSPC.H308]&amp;&quot;}{&quot;&amp;[$MallaSPC.I308]&amp;&quot;}{&quot;&amp;[$MallaSPC.J308]&amp;&quot;}{&quot;&amp;[$MallaSPC.K308]&amp;&quot;}{&quot;&amp;[$MallaSPC.L308]&amp;&quot;}{&quot;&amp;[$MallaSPC.M308]&amp;&quot;}{&quot;&amp;[$MallaSPC.N308]&amp;&quot;}{&quot;&amp;[$MallaSPC.O308]&amp;&quot;}{&quot;&amp;[$MallaSPC.P308]&amp;&quot;}{&quot;&amp;[$MallaSPC.Q308]&amp;&quot;}{&quot;&amp;[$MallaSPC.R308]&amp;&quot;}%&quot;&amp;[$MallaSPC.S308]&amp;[$MallaSPC.T308]&amp;[$MallaSPC.U308]&amp;[MallaSPC.V308]&amp;[MallaSPC.W308]&amp;[MallaSPC.X308]&amp;[MallaSPC.Y308]&amp;[MallaSPC.Z308]&amp;[MallaSPC.AA30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09]=&quot;&quot;;[$MallaSPC.C309]=&quot;&quot;;[$MallaSPC.F309]=&quot;&quot;);&quot;%&quot;;&quot;&quot;)" office:value-type="string" office:string-value="%">
            <text:p>%</text:p>
          </table:table-cell>
          <table:table-cell table:style-name="ce5" table:formula="of:=IF([.A299]=&quot;%&quot;;&quot;&quot;;IF([$MallaSPC.F309]=&quot;E&quot;;[.$B$1];IF([$MallaSPC.F309]=&quot;O&quot;;[.$C$1];&quot;&quot;)))">
            <text:p/>
          </table:table-cell>
          <table:table-cell table:style-name="ce5" table:formula="of:=IF([.A299]=&quot;%&quot;;&quot;&quot;;&quot;\&quot;&amp;[.$D$1]&amp;&quot;{&quot;&amp;[$MallaSPC.B309]&amp;&quot;}{&quot;&amp;[.B299]&amp;&quot;}{&quot;&amp;[$MallaSPC.C309]&amp;&quot;}{&quot;&amp;[$MallaSPC.D309]&amp;&quot;}{&quot;&amp;[$MallaSPC.E309]&amp;&quot;}{&quot;&amp;[$MallaSPC.G309]&amp;&quot;}{&quot;&amp;[$MallaSPC.H309]&amp;&quot;}{&quot;&amp;[$MallaSPC.I309]&amp;&quot;}{&quot;&amp;[$MallaSPC.J309]&amp;&quot;}{&quot;&amp;[$MallaSPC.K309]&amp;&quot;}{&quot;&amp;[$MallaSPC.L309]&amp;&quot;}{&quot;&amp;[$MallaSPC.M309]&amp;&quot;}{&quot;&amp;[$MallaSPC.N309]&amp;&quot;}{&quot;&amp;[$MallaSPC.O309]&amp;&quot;}{&quot;&amp;[$MallaSPC.P309]&amp;&quot;}{&quot;&amp;[$MallaSPC.Q309]&amp;&quot;}{&quot;&amp;[$MallaSPC.R309]&amp;&quot;}%&quot;&amp;[$MallaSPC.S309]&amp;[$MallaSPC.T309]&amp;[$MallaSPC.U309]&amp;[MallaSPC.V309]&amp;[MallaSPC.W309]&amp;[MallaSPC.X309]&amp;[MallaSPC.Y309]&amp;[MallaSPC.Z309]&amp;[MallaSPC.AA30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10]=&quot;&quot;;[$MallaSPC.C310]=&quot;&quot;;[$MallaSPC.F310]=&quot;&quot;);&quot;%&quot;;&quot;&quot;)" office:value-type="string" office:string-value="%">
            <text:p>%</text:p>
          </table:table-cell>
          <table:table-cell table:style-name="ce5" table:formula="of:=IF([.A300]=&quot;%&quot;;&quot;&quot;;IF([$MallaSPC.F310]=&quot;E&quot;;[.$B$1];IF([$MallaSPC.F310]=&quot;O&quot;;[.$C$1];&quot;&quot;)))">
            <text:p/>
          </table:table-cell>
          <table:table-cell table:style-name="ce5" table:formula="of:=IF([.A300]=&quot;%&quot;;&quot;&quot;;&quot;\&quot;&amp;[.$D$1]&amp;&quot;{&quot;&amp;[$MallaSPC.B310]&amp;&quot;}{&quot;&amp;[.B300]&amp;&quot;}{&quot;&amp;[$MallaSPC.C310]&amp;&quot;}{&quot;&amp;[$MallaSPC.D310]&amp;&quot;}{&quot;&amp;[$MallaSPC.E310]&amp;&quot;}{&quot;&amp;[$MallaSPC.G310]&amp;&quot;}{&quot;&amp;[$MallaSPC.H310]&amp;&quot;}{&quot;&amp;[$MallaSPC.I310]&amp;&quot;}{&quot;&amp;[$MallaSPC.J310]&amp;&quot;}{&quot;&amp;[$MallaSPC.K310]&amp;&quot;}{&quot;&amp;[$MallaSPC.L310]&amp;&quot;}{&quot;&amp;[$MallaSPC.M310]&amp;&quot;}{&quot;&amp;[$MallaSPC.N310]&amp;&quot;}{&quot;&amp;[$MallaSPC.O310]&amp;&quot;}{&quot;&amp;[$MallaSPC.P310]&amp;&quot;}{&quot;&amp;[$MallaSPC.Q310]&amp;&quot;}{&quot;&amp;[$MallaSPC.R310]&amp;&quot;}%&quot;&amp;[$MallaSPC.S310]&amp;[$MallaSPC.T310]&amp;[$MallaSPC.U310]&amp;[MallaSPC.V310]&amp;[MallaSPC.W310]&amp;[MallaSPC.X310]&amp;[MallaSPC.Y310]&amp;[MallaSPC.Z310]&amp;[MallaSPC.AA31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11]=&quot;&quot;;[$MallaSPC.C311]=&quot;&quot;;[$MallaSPC.F311]=&quot;&quot;);&quot;%&quot;;&quot;&quot;)" office:value-type="string" office:string-value="%">
            <text:p>%</text:p>
          </table:table-cell>
          <table:table-cell table:style-name="ce5" table:formula="of:=IF([.A301]=&quot;%&quot;;&quot;&quot;;IF([$MallaSPC.F311]=&quot;E&quot;;[.$B$1];IF([$MallaSPC.F311]=&quot;O&quot;;[.$C$1];&quot;&quot;)))">
            <text:p/>
          </table:table-cell>
          <table:table-cell table:style-name="ce5" table:formula="of:=IF([.A301]=&quot;%&quot;;&quot;&quot;;&quot;\&quot;&amp;[.$D$1]&amp;&quot;{&quot;&amp;[$MallaSPC.B311]&amp;&quot;}{&quot;&amp;[.B301]&amp;&quot;}{&quot;&amp;[$MallaSPC.C311]&amp;&quot;}{&quot;&amp;[$MallaSPC.D311]&amp;&quot;}{&quot;&amp;[$MallaSPC.E311]&amp;&quot;}{&quot;&amp;[$MallaSPC.G311]&amp;&quot;}{&quot;&amp;[$MallaSPC.H311]&amp;&quot;}{&quot;&amp;[$MallaSPC.I311]&amp;&quot;}{&quot;&amp;[$MallaSPC.J311]&amp;&quot;}{&quot;&amp;[$MallaSPC.K311]&amp;&quot;}{&quot;&amp;[$MallaSPC.L311]&amp;&quot;}{&quot;&amp;[$MallaSPC.M311]&amp;&quot;}{&quot;&amp;[$MallaSPC.N311]&amp;&quot;}{&quot;&amp;[$MallaSPC.O311]&amp;&quot;}{&quot;&amp;[$MallaSPC.P311]&amp;&quot;}{&quot;&amp;[$MallaSPC.Q311]&amp;&quot;}{&quot;&amp;[$MallaSPC.R311]&amp;&quot;}%&quot;&amp;[$MallaSPC.S311]&amp;[$MallaSPC.T311]&amp;[$MallaSPC.U311]&amp;[MallaSPC.V311]&amp;[MallaSPC.W311]&amp;[MallaSPC.X311]&amp;[MallaSPC.Y311]&amp;[MallaSPC.Z311]&amp;[MallaSPC.AA31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12]=&quot;&quot;;[$MallaSPC.C312]=&quot;&quot;;[$MallaSPC.F312]=&quot;&quot;);&quot;%&quot;;&quot;&quot;)" office:value-type="string" office:string-value="%">
            <text:p>%</text:p>
          </table:table-cell>
          <table:table-cell table:style-name="ce5" table:formula="of:=IF([.A302]=&quot;%&quot;;&quot;&quot;;IF([$MallaSPC.F312]=&quot;E&quot;;[.$B$1];IF([$MallaSPC.F312]=&quot;O&quot;;[.$C$1];&quot;&quot;)))">
            <text:p/>
          </table:table-cell>
          <table:table-cell table:style-name="ce5" table:formula="of:=IF([.A302]=&quot;%&quot;;&quot;&quot;;&quot;\&quot;&amp;[.$D$1]&amp;&quot;{&quot;&amp;[$MallaSPC.B312]&amp;&quot;}{&quot;&amp;[.B302]&amp;&quot;}{&quot;&amp;[$MallaSPC.C312]&amp;&quot;}{&quot;&amp;[$MallaSPC.D312]&amp;&quot;}{&quot;&amp;[$MallaSPC.E312]&amp;&quot;}{&quot;&amp;[$MallaSPC.G312]&amp;&quot;}{&quot;&amp;[$MallaSPC.H312]&amp;&quot;}{&quot;&amp;[$MallaSPC.I312]&amp;&quot;}{&quot;&amp;[$MallaSPC.J312]&amp;&quot;}{&quot;&amp;[$MallaSPC.K312]&amp;&quot;}{&quot;&amp;[$MallaSPC.L312]&amp;&quot;}{&quot;&amp;[$MallaSPC.M312]&amp;&quot;}{&quot;&amp;[$MallaSPC.N312]&amp;&quot;}{&quot;&amp;[$MallaSPC.O312]&amp;&quot;}{&quot;&amp;[$MallaSPC.P312]&amp;&quot;}{&quot;&amp;[$MallaSPC.Q312]&amp;&quot;}{&quot;&amp;[$MallaSPC.R312]&amp;&quot;}%&quot;&amp;[$MallaSPC.S312]&amp;[$MallaSPC.T312]&amp;[$MallaSPC.U312]&amp;[MallaSPC.V312]&amp;[MallaSPC.W312]&amp;[MallaSPC.X312]&amp;[MallaSPC.Y312]&amp;[MallaSPC.Z312]&amp;[MallaSPC.AA31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16]=&quot;&quot;;[$MallaSPC.C316]=&quot;&quot;;[$MallaSPC.F316]=&quot;&quot;);&quot;%&quot;;&quot;&quot;)">
            <text:p/>
          </table:table-cell>
          <table:table-cell table:style-name="ce5" table:formula="of:=IF([.A303]=&quot;%&quot;;&quot;&quot;;IF([$MallaSPC.F316]=&quot;E&quot;;[.$B$1];IF([$MallaSPC.F316]=&quot;O&quot;;[.$C$1];&quot;&quot;)))" office:value-type="string" office:string-value="Mandatory">
            <text:p>Mandatory</text:p>
          </table:table-cell>
          <table:table-cell table:style-name="ce5" table:formula="of:=IF([.A303]=&quot;%&quot;;&quot;&quot;;&quot;\&quot;&amp;[.$D$1]&amp;&quot;{&quot;&amp;[$MallaSPC.B316]&amp;&quot;}{&quot;&amp;[.B303]&amp;&quot;}{&quot;&amp;[$MallaSPC.C316]&amp;&quot;}{&quot;&amp;[$MallaSPC.D316]&amp;&quot;}{&quot;&amp;[$MallaSPC.E316]&amp;&quot;}{&quot;&amp;[$MallaSPC.G316]&amp;&quot;}{&quot;&amp;[$MallaSPC.H316]&amp;&quot;}{&quot;&amp;[$MallaSPC.I316]&amp;&quot;}{&quot;&amp;[$MallaSPC.J316]&amp;&quot;}{&quot;&amp;[$MallaSPC.K316]&amp;&quot;}{&quot;&amp;[$MallaSPC.L316]&amp;&quot;}{&quot;&amp;[$MallaSPC.M316]&amp;&quot;}{&quot;&amp;[$MallaSPC.N316]&amp;&quot;}{&quot;&amp;[$MallaSPC.O316]&amp;&quot;}{&quot;&amp;[$MallaSPC.P316]&amp;&quot;}{&quot;&amp;[$MallaSPC.Q316]&amp;&quot;}{&quot;&amp;[$MallaSPC.R316]&amp;&quot;}%&quot;&amp;[$MallaSPC.S316]&amp;[$MallaSPC.T316]&amp;[$MallaSPC.U316]&amp;[MallaSPC.V316]&amp;[MallaSPC.W316]&amp;[MallaSPC.X316]&amp;[MallaSPC.Y316]&amp;[MallaSPC.Z316]&amp;[MallaSPC.AA316])" office:value-type="string" office:string-value="\course{4}{Mandatory}{CS103O}{}{Algoritmos y Estructuras de Datos}{4}{2}{2}{2}{2}{2}{Advanced}{CS102O, CS106}{}{}{}{CS}%SPC,UCSP">
            <text:p>\course{4}{Mandatory}{CS103O}{}{Algoritmos y Estructuras de Datos}{4}{2}{2}{2}{2}{2}{Advanced}{CS102O, CS106}{}{}{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17]=&quot;&quot;;[$MallaSPC.C317]=&quot;&quot;;[$MallaSPC.F317]=&quot;&quot;);&quot;%&quot;;&quot;&quot;)">
            <text:p/>
          </table:table-cell>
          <table:table-cell table:style-name="ce5" table:formula="of:=IF([.A304]=&quot;%&quot;;&quot;&quot;;IF([$MallaSPC.F317]=&quot;E&quot;;[.$B$1];IF([$MallaSPC.F317]=&quot;O&quot;;[.$C$1];&quot;&quot;)))" office:value-type="string" office:string-value="Mandatory">
            <text:p>Mandatory</text:p>
          </table:table-cell>
          <table:table-cell table:style-name="ce5" table:formula="of:=IF([.A304]=&quot;%&quot;;&quot;&quot;;&quot;\&quot;&amp;[.$D$1]&amp;&quot;{&quot;&amp;[$MallaSPC.B317]&amp;&quot;}{&quot;&amp;[.B304]&amp;&quot;}{&quot;&amp;[$MallaSPC.C317]&amp;&quot;}{&quot;&amp;[$MallaSPC.D317]&amp;&quot;}{&quot;&amp;[$MallaSPC.E317]&amp;&quot;}{&quot;&amp;[$MallaSPC.G317]&amp;&quot;}{&quot;&amp;[$MallaSPC.H317]&amp;&quot;}{&quot;&amp;[$MallaSPC.I317]&amp;&quot;}{&quot;&amp;[$MallaSPC.J317]&amp;&quot;}{&quot;&amp;[$MallaSPC.K317]&amp;&quot;}{&quot;&amp;[$MallaSPC.L317]&amp;&quot;}{&quot;&amp;[$MallaSPC.M317]&amp;&quot;}{&quot;&amp;[$MallaSPC.N317]&amp;&quot;}{&quot;&amp;[$MallaSPC.O317]&amp;&quot;}{&quot;&amp;[$MallaSPC.P317]&amp;&quot;}{&quot;&amp;[$MallaSPC.Q317]&amp;&quot;}{&quot;&amp;[$MallaSPC.R317]&amp;&quot;}%&quot;&amp;[$MallaSPC.S317]&amp;[$MallaSPC.T317]&amp;[$MallaSPC.U317]&amp;[MallaSPC.V317]&amp;[MallaSPC.W317]&amp;[MallaSPC.X317]&amp;[MallaSPC.Y317]&amp;[MallaSPC.Z317]&amp;[MallaSPC.AA317])" office:value-type="string" office:string-value="\course{4}{Mandatory}{IS202}{}{Desarrollo de Negocios Electrónicos}{4}{2}{2}{2}{2}{2}{Advanced}{IT131, IS319}{}{}{}{IS}%SPC,UCSP">
            <text:p>\course{4}{Mandatory}{IS202}{}{Desarrollo de Negocios Electrónicos}{4}{2}{2}{2}{2}{2}{Advanced}{IT131, IS319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18]=&quot;&quot;;[$MallaSPC.C318]=&quot;&quot;;[$MallaSPC.F318]=&quot;&quot;);&quot;%&quot;;&quot;&quot;)">
            <text:p/>
          </table:table-cell>
          <table:table-cell table:style-name="ce5" table:formula="of:=IF([.A305]=&quot;%&quot;;&quot;&quot;;IF([$MallaSPC.F318]=&quot;E&quot;;[.$B$1];IF([$MallaSPC.F318]=&quot;O&quot;;[.$C$1];&quot;&quot;)))" office:value-type="string" office:string-value="Mandatory">
            <text:p>Mandatory</text:p>
          </table:table-cell>
          <table:table-cell table:style-name="ce5" table:formula="of:=IF([.A305]=&quot;%&quot;;&quot;&quot;;&quot;\&quot;&amp;[.$D$1]&amp;&quot;{&quot;&amp;[$MallaSPC.B318]&amp;&quot;}{&quot;&amp;[.B305]&amp;&quot;}{&quot;&amp;[$MallaSPC.C318]&amp;&quot;}{&quot;&amp;[$MallaSPC.D318]&amp;&quot;}{&quot;&amp;[$MallaSPC.E318]&amp;&quot;}{&quot;&amp;[$MallaSPC.G318]&amp;&quot;}{&quot;&amp;[$MallaSPC.H318]&amp;&quot;}{&quot;&amp;[$MallaSPC.I318]&amp;&quot;}{&quot;&amp;[$MallaSPC.J318]&amp;&quot;}{&quot;&amp;[$MallaSPC.K318]&amp;&quot;}{&quot;&amp;[$MallaSPC.L318]&amp;&quot;}{&quot;&amp;[$MallaSPC.M318]&amp;&quot;}{&quot;&amp;[$MallaSPC.N318]&amp;&quot;}{&quot;&amp;[$MallaSPC.O318]&amp;&quot;}{&quot;&amp;[$MallaSPC.P318]&amp;&quot;}{&quot;&amp;[$MallaSPC.Q318]&amp;&quot;}{&quot;&amp;[$MallaSPC.R318]&amp;&quot;}%&quot;&amp;[$MallaSPC.S318]&amp;[$MallaSPC.T318]&amp;[$MallaSPC.U318]&amp;[MallaSPC.V318]&amp;[MallaSPC.W318]&amp;[MallaSPC.X318]&amp;[MallaSPC.Y318]&amp;[MallaSPC.Z318]&amp;[MallaSPC.AA318])" office:value-type="string" office:string-value="\course{4}{Mandatory}{IS204}{IT204}{Hardware y Software de TI}{4}{2}{}{4}{4}{4}{Advanced}{IS201}{}{}{}{IT}%SPC,UCSP">
            <text:p>\course{4}{Mandatory}{IS204}{IT204}{Hardware y Software de TI}{4}{2}{}{4}{4}{4}{Advanced}{IS201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19]=&quot;&quot;;[$MallaSPC.C319]=&quot;&quot;;[$MallaSPC.F319]=&quot;&quot;);&quot;%&quot;;&quot;&quot;)">
            <text:p/>
          </table:table-cell>
          <table:table-cell table:style-name="ce5" table:formula="of:=IF([.A306]=&quot;%&quot;;&quot;&quot;;IF([$MallaSPC.F319]=&quot;E&quot;;[.$B$1];IF([$MallaSPC.F319]=&quot;O&quot;;[.$C$1];&quot;&quot;)))" office:value-type="string" office:string-value="Mandatory">
            <text:p>Mandatory</text:p>
          </table:table-cell>
          <table:table-cell table:style-name="ce5" table:formula="of:=IF([.A306]=&quot;%&quot;;&quot;&quot;;&quot;\&quot;&amp;[.$D$1]&amp;&quot;{&quot;&amp;[$MallaSPC.B319]&amp;&quot;}{&quot;&amp;[.B306]&amp;&quot;}{&quot;&amp;[$MallaSPC.C319]&amp;&quot;}{&quot;&amp;[$MallaSPC.D319]&amp;&quot;}{&quot;&amp;[$MallaSPC.E319]&amp;&quot;}{&quot;&amp;[$MallaSPC.G319]&amp;&quot;}{&quot;&amp;[$MallaSPC.H319]&amp;&quot;}{&quot;&amp;[$MallaSPC.I319]&amp;&quot;}{&quot;&amp;[$MallaSPC.J319]&amp;&quot;}{&quot;&amp;[$MallaSPC.K319]&amp;&quot;}{&quot;&amp;[$MallaSPC.L319]&amp;&quot;}{&quot;&amp;[$MallaSPC.M319]&amp;&quot;}{&quot;&amp;[$MallaSPC.N319]&amp;&quot;}{&quot;&amp;[$MallaSPC.O319]&amp;&quot;}{&quot;&amp;[$MallaSPC.P319]&amp;&quot;}{&quot;&amp;[$MallaSPC.Q319]&amp;&quot;}{&quot;&amp;[$MallaSPC.R319]&amp;&quot;}%&quot;&amp;[$MallaSPC.S319]&amp;[$MallaSPC.T319]&amp;[$MallaSPC.U319]&amp;[MallaSPC.V319]&amp;[MallaSPC.W319]&amp;[MallaSPC.X319]&amp;[MallaSPC.Y319]&amp;[MallaSPC.Z319]&amp;[MallaSPC.AA319])" office:value-type="string" office:string-value="\course{4}{Mandatory}{CB203}{}{Estadística y Probabilidades}{4}{2}{2}{2}{2}{2}{Advanced}{CB103}{}{}{}{MC}%SPC,NT,UCSP">
            <text:p>\course{4}{Mandatory}{CB203}{}{Estadística y Probabilidades}{4}{2}{2}{2}{2}{2}{Advanced}{CB103}{}{}{}{MC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20]=&quot;&quot;;[$MallaSPC.C320]=&quot;&quot;;[$MallaSPC.F320]=&quot;&quot;);&quot;%&quot;;&quot;&quot;)">
            <text:p/>
          </table:table-cell>
          <table:table-cell table:style-name="ce5" table:formula="of:=IF([.A307]=&quot;%&quot;;&quot;&quot;;IF([$MallaSPC.F320]=&quot;E&quot;;[.$B$1];IF([$MallaSPC.F320]=&quot;O&quot;;[.$C$1];&quot;&quot;)))" office:value-type="string" office:string-value="Mandatory">
            <text:p>Mandatory</text:p>
          </table:table-cell>
          <table:table-cell table:style-name="ce5" table:formula="of:=IF([.A307]=&quot;%&quot;;&quot;&quot;;&quot;\&quot;&amp;[.$D$1]&amp;&quot;{&quot;&amp;[$MallaSPC.B320]&amp;&quot;}{&quot;&amp;[.B307]&amp;&quot;}{&quot;&amp;[$MallaSPC.C320]&amp;&quot;}{&quot;&amp;[$MallaSPC.D320]&amp;&quot;}{&quot;&amp;[$MallaSPC.E320]&amp;&quot;}{&quot;&amp;[$MallaSPC.G320]&amp;&quot;}{&quot;&amp;[$MallaSPC.H320]&amp;&quot;}{&quot;&amp;[$MallaSPC.I320]&amp;&quot;}{&quot;&amp;[$MallaSPC.J320]&amp;&quot;}{&quot;&amp;[$MallaSPC.K320]&amp;&quot;}{&quot;&amp;[$MallaSPC.L320]&amp;&quot;}{&quot;&amp;[$MallaSPC.M320]&amp;&quot;}{&quot;&amp;[$MallaSPC.N320]&amp;&quot;}{&quot;&amp;[$MallaSPC.O320]&amp;&quot;}{&quot;&amp;[$MallaSPC.P320]&amp;&quot;}{&quot;&amp;[$MallaSPC.Q320]&amp;&quot;}{&quot;&amp;[$MallaSPC.R320]&amp;&quot;}%&quot;&amp;[$MallaSPC.S320]&amp;[$MallaSPC.T320]&amp;[$MallaSPC.U320]&amp;[MallaSPC.V320]&amp;[MallaSPC.W320]&amp;[MallaSPC.X320]&amp;[MallaSPC.Y320]&amp;[MallaSPC.Z320]&amp;[MallaSPC.AA320])" office:value-type="string" office:string-value="\course{4}{Mandatory}{ID104}{}{Inglés IV}{3}{3}{}{}{}{}{}{ID103}{}{}{}{FG}%UNSA">
            <text:p>\course{4}{Mandatory}{ID104}{}{Inglés IV}{3}{3}{}{}{}{}{}{ID103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321]=&quot;&quot;;[$MallaSPC.C321]=&quot;&quot;;[$MallaSPC.F321]=&quot;&quot;);&quot;%&quot;;&quot;&quot;)" office:value-type="string" office:string-value="%">
            <text:p>%</text:p>
          </table:table-cell>
          <table:table-cell table:style-name="ce5" table:formula="of:=IF([.A308]=&quot;%&quot;;&quot;&quot;;IF([$MallaSPC.F321]=&quot;E&quot;;[.$B$1];IF([$MallaSPC.F321]=&quot;O&quot;;[.$C$1];&quot;&quot;)))">
            <text:p/>
          </table:table-cell>
          <table:table-cell table:style-name="ce5" table:formula="of:=IF([.A308]=&quot;%&quot;;&quot;&quot;;&quot;\&quot;&amp;[.$D$1]&amp;&quot;{&quot;&amp;[$MallaSPC.B321]&amp;&quot;}{&quot;&amp;[.B308]&amp;&quot;}{&quot;&amp;[$MallaSPC.C321]&amp;&quot;}{&quot;&amp;[$MallaSPC.D321]&amp;&quot;}{&quot;&amp;[$MallaSPC.E321]&amp;&quot;}{&quot;&amp;[$MallaSPC.G321]&amp;&quot;}{&quot;&amp;[$MallaSPC.H321]&amp;&quot;}{&quot;&amp;[$MallaSPC.I321]&amp;&quot;}{&quot;&amp;[$MallaSPC.J321]&amp;&quot;}{&quot;&amp;[$MallaSPC.K321]&amp;&quot;}{&quot;&amp;[$MallaSPC.L321]&amp;&quot;}{&quot;&amp;[$MallaSPC.M321]&amp;&quot;}{&quot;&amp;[$MallaSPC.N321]&amp;&quot;}{&quot;&amp;[$MallaSPC.O321]&amp;&quot;}{&quot;&amp;[$MallaSPC.P321]&amp;&quot;}{&quot;&amp;[$MallaSPC.Q321]&amp;&quot;}{&quot;&amp;[$MallaSPC.R321]&amp;&quot;}%&quot;&amp;[$MallaSPC.S321]&amp;[$MallaSPC.T321]&amp;[$MallaSPC.U321]&amp;[MallaSPC.V321]&amp;[MallaSPC.W321]&amp;[MallaSPC.X321]&amp;[MallaSPC.Y321]&amp;[MallaSPC.Z321]&amp;[MallaSPC.AA32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2]=&quot;&quot;;[$MallaSPC.C322]=&quot;&quot;;[$MallaSPC.F322]=&quot;&quot;);&quot;%&quot;;&quot;&quot;)" office:value-type="string" office:string-value="%">
            <text:p>%</text:p>
          </table:table-cell>
          <table:table-cell table:style-name="ce5" table:formula="of:=IF([.A309]=&quot;%&quot;;&quot;&quot;;IF([$MallaSPC.F322]=&quot;E&quot;;[.$B$1];IF([$MallaSPC.F322]=&quot;O&quot;;[.$C$1];&quot;&quot;)))">
            <text:p/>
          </table:table-cell>
          <table:table-cell table:style-name="ce5" table:formula="of:=IF([.A309]=&quot;%&quot;;&quot;&quot;;&quot;\&quot;&amp;[.$D$1]&amp;&quot;{&quot;&amp;[$MallaSPC.B322]&amp;&quot;}{&quot;&amp;[.B309]&amp;&quot;}{&quot;&amp;[$MallaSPC.C322]&amp;&quot;}{&quot;&amp;[$MallaSPC.D322]&amp;&quot;}{&quot;&amp;[$MallaSPC.E322]&amp;&quot;}{&quot;&amp;[$MallaSPC.G322]&amp;&quot;}{&quot;&amp;[$MallaSPC.H322]&amp;&quot;}{&quot;&amp;[$MallaSPC.I322]&amp;&quot;}{&quot;&amp;[$MallaSPC.J322]&amp;&quot;}{&quot;&amp;[$MallaSPC.K322]&amp;&quot;}{&quot;&amp;[$MallaSPC.L322]&amp;&quot;}{&quot;&amp;[$MallaSPC.M322]&amp;&quot;}{&quot;&amp;[$MallaSPC.N322]&amp;&quot;}{&quot;&amp;[$MallaSPC.O322]&amp;&quot;}{&quot;&amp;[$MallaSPC.P322]&amp;&quot;}{&quot;&amp;[$MallaSPC.Q322]&amp;&quot;}{&quot;&amp;[$MallaSPC.R322]&amp;&quot;}%&quot;&amp;[$MallaSPC.S322]&amp;[$MallaSPC.T322]&amp;[$MallaSPC.U322]&amp;[MallaSPC.V322]&amp;[MallaSPC.W322]&amp;[MallaSPC.X322]&amp;[MallaSPC.Y322]&amp;[MallaSPC.Z322]&amp;[MallaSPC.AA32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3]=&quot;&quot;;[$MallaSPC.C323]=&quot;&quot;;[$MallaSPC.F323]=&quot;&quot;);&quot;%&quot;;&quot;&quot;)" office:value-type="string" office:string-value="%">
            <text:p>%</text:p>
          </table:table-cell>
          <table:table-cell table:style-name="ce5" table:formula="of:=IF([.A310]=&quot;%&quot;;&quot;&quot;;IF([$MallaSPC.F323]=&quot;E&quot;;[.$B$1];IF([$MallaSPC.F323]=&quot;O&quot;;[.$C$1];&quot;&quot;)))">
            <text:p/>
          </table:table-cell>
          <table:table-cell table:style-name="ce5" table:formula="of:=IF([.A310]=&quot;%&quot;;&quot;&quot;;&quot;\&quot;&amp;[.$D$1]&amp;&quot;{&quot;&amp;[$MallaSPC.B323]&amp;&quot;}{&quot;&amp;[.B310]&amp;&quot;}{&quot;&amp;[$MallaSPC.C323]&amp;&quot;}{&quot;&amp;[$MallaSPC.D323]&amp;&quot;}{&quot;&amp;[$MallaSPC.E323]&amp;&quot;}{&quot;&amp;[$MallaSPC.G323]&amp;&quot;}{&quot;&amp;[$MallaSPC.H323]&amp;&quot;}{&quot;&amp;[$MallaSPC.I323]&amp;&quot;}{&quot;&amp;[$MallaSPC.J323]&amp;&quot;}{&quot;&amp;[$MallaSPC.K323]&amp;&quot;}{&quot;&amp;[$MallaSPC.L323]&amp;&quot;}{&quot;&amp;[$MallaSPC.M323]&amp;&quot;}{&quot;&amp;[$MallaSPC.N323]&amp;&quot;}{&quot;&amp;[$MallaSPC.O323]&amp;&quot;}{&quot;&amp;[$MallaSPC.P323]&amp;&quot;}{&quot;&amp;[$MallaSPC.Q323]&amp;&quot;}{&quot;&amp;[$MallaSPC.R323]&amp;&quot;}%&quot;&amp;[$MallaSPC.S323]&amp;[$MallaSPC.T323]&amp;[$MallaSPC.U323]&amp;[MallaSPC.V323]&amp;[MallaSPC.W323]&amp;[MallaSPC.X323]&amp;[MallaSPC.Y323]&amp;[MallaSPC.Z323]&amp;[MallaSPC.AA32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4]=&quot;&quot;;[$MallaSPC.C324]=&quot;&quot;;[$MallaSPC.F324]=&quot;&quot;);&quot;%&quot;;&quot;&quot;)">
            <text:p/>
          </table:table-cell>
          <table:table-cell table:style-name="ce5" table:formula="of:=IF([.A311]=&quot;%&quot;;&quot;&quot;;IF([$MallaSPC.F324]=&quot;E&quot;;[.$B$1];IF([$MallaSPC.F324]=&quot;O&quot;;[.$C$1];&quot;&quot;)))" office:value-type="string" office:string-value="Mandatory">
            <text:p>Mandatory</text:p>
          </table:table-cell>
          <table:table-cell table:style-name="ce5" table:formula="of:=IF([.A311]=&quot;%&quot;;&quot;&quot;;&quot;\&quot;&amp;[.$D$1]&amp;&quot;{&quot;&amp;[$MallaSPC.B324]&amp;&quot;}{&quot;&amp;[.B311]&amp;&quot;}{&quot;&amp;[$MallaSPC.C324]&amp;&quot;}{&quot;&amp;[$MallaSPC.D324]&amp;&quot;}{&quot;&amp;[$MallaSPC.E324]&amp;&quot;}{&quot;&amp;[$MallaSPC.G324]&amp;&quot;}{&quot;&amp;[$MallaSPC.H324]&amp;&quot;}{&quot;&amp;[$MallaSPC.I324]&amp;&quot;}{&quot;&amp;[$MallaSPC.J324]&amp;&quot;}{&quot;&amp;[$MallaSPC.K324]&amp;&quot;}{&quot;&amp;[$MallaSPC.L324]&amp;&quot;}{&quot;&amp;[$MallaSPC.M324]&amp;&quot;}{&quot;&amp;[$MallaSPC.N324]&amp;&quot;}{&quot;&amp;[$MallaSPC.O324]&amp;&quot;}{&quot;&amp;[$MallaSPC.P324]&amp;&quot;}{&quot;&amp;[$MallaSPC.Q324]&amp;&quot;}{&quot;&amp;[$MallaSPC.R324]&amp;&quot;}%&quot;&amp;[$MallaSPC.S324]&amp;[$MallaSPC.T324]&amp;[$MallaSPC.U324]&amp;[MallaSPC.V324]&amp;[MallaSPC.W324]&amp;[MallaSPC.X324]&amp;[MallaSPC.Y324]&amp;[MallaSPC.Z324]&amp;[MallaSPC.AA324])" office:value-type="string" office:string-value="\course{4}{Mandatory}{FG204}{}{Teología I}{3}{3}{}{}{}{}{}{}{}{}{}{FG}%UCSP">
            <text:p>\course{4}{Mandatory}{FG204}{}{Teología I}{3}{3}{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25]=&quot;&quot;;[$MallaSPC.C325]=&quot;&quot;;[$MallaSPC.F325]=&quot;&quot;);&quot;%&quot;;&quot;&quot;)" office:value-type="string" office:string-value="%">
            <text:p>%</text:p>
          </table:table-cell>
          <table:table-cell table:style-name="ce5" table:formula="of:=IF([.A312]=&quot;%&quot;;&quot;&quot;;IF([$MallaSPC.F325]=&quot;E&quot;;[.$B$1];IF([$MallaSPC.F325]=&quot;O&quot;;[.$C$1];&quot;&quot;)))">
            <text:p/>
          </table:table-cell>
          <table:table-cell table:style-name="ce5" table:formula="of:=IF([.A312]=&quot;%&quot;;&quot;&quot;;&quot;\&quot;&amp;[.$D$1]&amp;&quot;{&quot;&amp;[$MallaSPC.B325]&amp;&quot;}{&quot;&amp;[.B312]&amp;&quot;}{&quot;&amp;[$MallaSPC.C325]&amp;&quot;}{&quot;&amp;[$MallaSPC.D325]&amp;&quot;}{&quot;&amp;[$MallaSPC.E325]&amp;&quot;}{&quot;&amp;[$MallaSPC.G325]&amp;&quot;}{&quot;&amp;[$MallaSPC.H325]&amp;&quot;}{&quot;&amp;[$MallaSPC.I325]&amp;&quot;}{&quot;&amp;[$MallaSPC.J325]&amp;&quot;}{&quot;&amp;[$MallaSPC.K325]&amp;&quot;}{&quot;&amp;[$MallaSPC.L325]&amp;&quot;}{&quot;&amp;[$MallaSPC.M325]&amp;&quot;}{&quot;&amp;[$MallaSPC.N325]&amp;&quot;}{&quot;&amp;[$MallaSPC.O325]&amp;&quot;}{&quot;&amp;[$MallaSPC.P325]&amp;&quot;}{&quot;&amp;[$MallaSPC.Q325]&amp;&quot;}{&quot;&amp;[$MallaSPC.R325]&amp;&quot;}%&quot;&amp;[$MallaSPC.S325]&amp;[$MallaSPC.T325]&amp;[$MallaSPC.U325]&amp;[MallaSPC.V325]&amp;[MallaSPC.W325]&amp;[MallaSPC.X325]&amp;[MallaSPC.Y325]&amp;[MallaSPC.Z325]&amp;[MallaSPC.AA32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6]=&quot;&quot;;[$MallaSPC.C326]=&quot;&quot;;[$MallaSPC.F326]=&quot;&quot;);&quot;%&quot;;&quot;&quot;)" office:value-type="string" office:string-value="%">
            <text:p>%</text:p>
          </table:table-cell>
          <table:table-cell table:style-name="ce5" table:formula="of:=IF([.A313]=&quot;%&quot;;&quot;&quot;;IF([$MallaSPC.F326]=&quot;E&quot;;[.$B$1];IF([$MallaSPC.F326]=&quot;O&quot;;[.$C$1];&quot;&quot;)))">
            <text:p/>
          </table:table-cell>
          <table:table-cell table:style-name="ce5" table:formula="of:=IF([.A313]=&quot;%&quot;;&quot;&quot;;&quot;\&quot;&amp;[.$D$1]&amp;&quot;{&quot;&amp;[$MallaSPC.B326]&amp;&quot;}{&quot;&amp;[.B313]&amp;&quot;}{&quot;&amp;[$MallaSPC.C326]&amp;&quot;}{&quot;&amp;[$MallaSPC.D326]&amp;&quot;}{&quot;&amp;[$MallaSPC.E326]&amp;&quot;}{&quot;&amp;[$MallaSPC.G326]&amp;&quot;}{&quot;&amp;[$MallaSPC.H326]&amp;&quot;}{&quot;&amp;[$MallaSPC.I326]&amp;&quot;}{&quot;&amp;[$MallaSPC.J326]&amp;&quot;}{&quot;&amp;[$MallaSPC.K326]&amp;&quot;}{&quot;&amp;[$MallaSPC.L326]&amp;&quot;}{&quot;&amp;[$MallaSPC.M326]&amp;&quot;}{&quot;&amp;[$MallaSPC.N326]&amp;&quot;}{&quot;&amp;[$MallaSPC.O326]&amp;&quot;}{&quot;&amp;[$MallaSPC.P326]&amp;&quot;}{&quot;&amp;[$MallaSPC.Q326]&amp;&quot;}{&quot;&amp;[$MallaSPC.R326]&amp;&quot;}%&quot;&amp;[$MallaSPC.S326]&amp;[$MallaSPC.T326]&amp;[$MallaSPC.U326]&amp;[MallaSPC.V326]&amp;[MallaSPC.W326]&amp;[MallaSPC.X326]&amp;[MallaSPC.Y326]&amp;[MallaSPC.Z326]&amp;[MallaSPC.AA32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7]=&quot;&quot;;[$MallaSPC.C327]=&quot;&quot;;[$MallaSPC.F327]=&quot;&quot;);&quot;%&quot;;&quot;&quot;)" office:value-type="string" office:string-value="%">
            <text:p>%</text:p>
          </table:table-cell>
          <table:table-cell table:style-name="ce5" table:formula="of:=IF([.A314]=&quot;%&quot;;&quot;&quot;;IF([$MallaSPC.F327]=&quot;E&quot;;[.$B$1];IF([$MallaSPC.F327]=&quot;O&quot;;[.$C$1];&quot;&quot;)))">
            <text:p/>
          </table:table-cell>
          <table:table-cell table:style-name="ce5" table:formula="of:=IF([.A314]=&quot;%&quot;;&quot;&quot;;&quot;\&quot;&amp;[.$D$1]&amp;&quot;{&quot;&amp;[$MallaSPC.B327]&amp;&quot;}{&quot;&amp;[.B314]&amp;&quot;}{&quot;&amp;[$MallaSPC.C327]&amp;&quot;}{&quot;&amp;[$MallaSPC.D327]&amp;&quot;}{&quot;&amp;[$MallaSPC.E327]&amp;&quot;}{&quot;&amp;[$MallaSPC.G327]&amp;&quot;}{&quot;&amp;[$MallaSPC.H327]&amp;&quot;}{&quot;&amp;[$MallaSPC.I327]&amp;&quot;}{&quot;&amp;[$MallaSPC.J327]&amp;&quot;}{&quot;&amp;[$MallaSPC.K327]&amp;&quot;}{&quot;&amp;[$MallaSPC.L327]&amp;&quot;}{&quot;&amp;[$MallaSPC.M327]&amp;&quot;}{&quot;&amp;[$MallaSPC.N327]&amp;&quot;}{&quot;&amp;[$MallaSPC.O327]&amp;&quot;}{&quot;&amp;[$MallaSPC.P327]&amp;&quot;}{&quot;&amp;[$MallaSPC.Q327]&amp;&quot;}{&quot;&amp;[$MallaSPC.R327]&amp;&quot;}%&quot;&amp;[$MallaSPC.S327]&amp;[$MallaSPC.T327]&amp;[$MallaSPC.U327]&amp;[MallaSPC.V327]&amp;[MallaSPC.W327]&amp;[MallaSPC.X327]&amp;[MallaSPC.Y327]&amp;[MallaSPC.Z327]&amp;[MallaSPC.AA32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8]=&quot;&quot;;[$MallaSPC.C328]=&quot;&quot;;[$MallaSPC.F328]=&quot;&quot;);&quot;%&quot;;&quot;&quot;)" office:value-type="string" office:string-value="%">
            <text:p>%</text:p>
          </table:table-cell>
          <table:table-cell table:style-name="ce5" table:formula="of:=IF([.A315]=&quot;%&quot;;&quot;&quot;;IF([$MallaSPC.F328]=&quot;E&quot;;[.$B$1];IF([$MallaSPC.F328]=&quot;O&quot;;[.$C$1];&quot;&quot;)))">
            <text:p/>
          </table:table-cell>
          <table:table-cell table:style-name="ce5" table:formula="of:=IF([.A315]=&quot;%&quot;;&quot;&quot;;&quot;\&quot;&amp;[.$D$1]&amp;&quot;{&quot;&amp;[$MallaSPC.B328]&amp;&quot;}{&quot;&amp;[.B315]&amp;&quot;}{&quot;&amp;[$MallaSPC.C328]&amp;&quot;}{&quot;&amp;[$MallaSPC.D328]&amp;&quot;}{&quot;&amp;[$MallaSPC.E328]&amp;&quot;}{&quot;&amp;[$MallaSPC.G328]&amp;&quot;}{&quot;&amp;[$MallaSPC.H328]&amp;&quot;}{&quot;&amp;[$MallaSPC.I328]&amp;&quot;}{&quot;&amp;[$MallaSPC.J328]&amp;&quot;}{&quot;&amp;[$MallaSPC.K328]&amp;&quot;}{&quot;&amp;[$MallaSPC.L328]&amp;&quot;}{&quot;&amp;[$MallaSPC.M328]&amp;&quot;}{&quot;&amp;[$MallaSPC.N328]&amp;&quot;}{&quot;&amp;[$MallaSPC.O328]&amp;&quot;}{&quot;&amp;[$MallaSPC.P328]&amp;&quot;}{&quot;&amp;[$MallaSPC.Q328]&amp;&quot;}{&quot;&amp;[$MallaSPC.R328]&amp;&quot;}%&quot;&amp;[$MallaSPC.S328]&amp;[$MallaSPC.T328]&amp;[$MallaSPC.U328]&amp;[MallaSPC.V328]&amp;[MallaSPC.W328]&amp;[MallaSPC.X328]&amp;[MallaSPC.Y328]&amp;[MallaSPC.Z328]&amp;[MallaSPC.AA32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29]=&quot;&quot;;[$MallaSPC.C329]=&quot;&quot;;[$MallaSPC.F329]=&quot;&quot;);&quot;%&quot;;&quot;&quot;)">
            <text:p/>
          </table:table-cell>
          <table:table-cell table:style-name="ce5" table:formula="of:=IF([.A316]=&quot;%&quot;;&quot;&quot;;IF([$MallaSPC.F329]=&quot;E&quot;;[.$B$1];IF([$MallaSPC.F329]=&quot;O&quot;;[.$C$1];&quot;&quot;)))" office:value-type="string" office:string-value="Mandatory">
            <text:p>Mandatory</text:p>
          </table:table-cell>
          <table:table-cell table:style-name="ce5" table:formula="of:=IF([.A316]=&quot;%&quot;;&quot;&quot;;&quot;\&quot;&amp;[.$D$1]&amp;&quot;{&quot;&amp;[$MallaSPC.B329]&amp;&quot;}{&quot;&amp;[.B316]&amp;&quot;}{&quot;&amp;[$MallaSPC.C329]&amp;&quot;}{&quot;&amp;[$MallaSPC.D329]&amp;&quot;}{&quot;&amp;[$MallaSPC.E329]&amp;&quot;}{&quot;&amp;[$MallaSPC.G329]&amp;&quot;}{&quot;&amp;[$MallaSPC.H329]&amp;&quot;}{&quot;&amp;[$MallaSPC.I329]&amp;&quot;}{&quot;&amp;[$MallaSPC.J329]&amp;&quot;}{&quot;&amp;[$MallaSPC.K329]&amp;&quot;}{&quot;&amp;[$MallaSPC.L329]&amp;&quot;}{&quot;&amp;[$MallaSPC.M329]&amp;&quot;}{&quot;&amp;[$MallaSPC.N329]&amp;&quot;}{&quot;&amp;[$MallaSPC.O329]&amp;&quot;}{&quot;&amp;[$MallaSPC.P329]&amp;&quot;}{&quot;&amp;[$MallaSPC.Q329]&amp;&quot;}{&quot;&amp;[$MallaSPC.R329]&amp;&quot;}%&quot;&amp;[$MallaSPC.S329]&amp;[$MallaSPC.T329]&amp;[$MallaSPC.U329]&amp;[MallaSPC.V329]&amp;[MallaSPC.W329]&amp;[MallaSPC.X329]&amp;[MallaSPC.Y329]&amp;[MallaSPC.Z329]&amp;[MallaSPC.AA329])" office:value-type="string" office:string-value="\course{5}{Mandatory}{CB210}{}{Investigación Operativa I}{4}{2}{2}{2}{2}{2}{Advanced}{CB203}{}{}{}{CB}%SPC">
            <text:p>\course{5}{Mandatory}{CB210}{}{Investigación Operativa I}{4}{2}{2}{2}{2}{2}{Advanced}{CB203}{}{}{}{CB}%SPC</text:p>
          </table:table-cell>
          <table:table-cell table:number-columns-repeated="1021"/>
        </table:table-row>
        <table:table-row table:style-name="ro2">
          <table:table-cell table:style-name="ce5" table:formula="of:=IF(OR([$MallaSPC.B330]=&quot;&quot;;[$MallaSPC.C330]=&quot;&quot;;[$MallaSPC.F330]=&quot;&quot;);&quot;%&quot;;&quot;&quot;)">
            <text:p/>
          </table:table-cell>
          <table:table-cell table:style-name="ce5" table:formula="of:=IF([.A317]=&quot;%&quot;;&quot;&quot;;IF([$MallaSPC.F330]=&quot;E&quot;;[.$B$1];IF([$MallaSPC.F330]=&quot;O&quot;;[.$C$1];&quot;&quot;)))" office:value-type="string" office:string-value="Mandatory">
            <text:p>Mandatory</text:p>
          </table:table-cell>
          <table:table-cell table:style-name="ce5" table:formula="of:=IF([.A317]=&quot;%&quot;;&quot;&quot;;&quot;\&quot;&amp;[.$D$1]&amp;&quot;{&quot;&amp;[$MallaSPC.B330]&amp;&quot;}{&quot;&amp;[.B317]&amp;&quot;}{&quot;&amp;[$MallaSPC.C330]&amp;&quot;}{&quot;&amp;[$MallaSPC.D330]&amp;&quot;}{&quot;&amp;[$MallaSPC.E330]&amp;&quot;}{&quot;&amp;[$MallaSPC.G330]&amp;&quot;}{&quot;&amp;[$MallaSPC.H330]&amp;&quot;}{&quot;&amp;[$MallaSPC.I330]&amp;&quot;}{&quot;&amp;[$MallaSPC.J330]&amp;&quot;}{&quot;&amp;[$MallaSPC.K330]&amp;&quot;}{&quot;&amp;[$MallaSPC.L330]&amp;&quot;}{&quot;&amp;[$MallaSPC.M330]&amp;&quot;}{&quot;&amp;[$MallaSPC.N330]&amp;&quot;}{&quot;&amp;[$MallaSPC.O330]&amp;&quot;}{&quot;&amp;[$MallaSPC.P330]&amp;&quot;}{&quot;&amp;[$MallaSPC.Q330]&amp;&quot;}{&quot;&amp;[$MallaSPC.R330]&amp;&quot;}%&quot;&amp;[$MallaSPC.S330]&amp;[$MallaSPC.T330]&amp;[$MallaSPC.U330]&amp;[MallaSPC.V330]&amp;[MallaSPC.W330]&amp;[MallaSPC.X330]&amp;[MallaSPC.Y330]&amp;[MallaSPC.Z330]&amp;[MallaSPC.AA330])" office:value-type="string" office:string-value="\course{5}{Mandatory}{CS250W}{IS319}{Interacción Humano Computador}{3}{1}{2}{2}{2}{2}{Advanced}{IS205}{}{}{}{CS}%SPC,UCSP">
            <text:p>\course{5}{Mandatory}{CS250W}{IS319}{Interacción Humano Computador}{3}{1}{2}{2}{2}{2}{Advanced}{IS205}{}{}{}{C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293]=&quot;&quot;;[$MallaSPC.C293]=&quot;&quot;;[$MallaSPC.F293]=&quot;&quot;);&quot;%&quot;;&quot;&quot;)">
            <text:p/>
          </table:table-cell>
          <table:table-cell table:style-name="ce5" table:formula="of:=IF([.A318]=&quot;%&quot;;&quot;&quot;;IF([$MallaSPC.F293]=&quot;E&quot;;[.$B$1];IF([$MallaSPC.F293]=&quot;O&quot;;[.$C$1];&quot;&quot;)))" office:value-type="string" office:string-value="Mandatory">
            <text:p>Mandatory</text:p>
          </table:table-cell>
          <table:table-cell table:style-name="ce5" table:formula="of:=IF([.A318]=&quot;%&quot;;&quot;&quot;;&quot;\&quot;&amp;[.$D$1]&amp;&quot;{&quot;&amp;[$MallaSPC.B293]&amp;&quot;}{&quot;&amp;[.B318]&amp;&quot;}{&quot;&amp;[$MallaSPC.C293]&amp;&quot;}{&quot;&amp;[$MallaSPC.D293]&amp;&quot;}{&quot;&amp;[$MallaSPC.E293]&amp;&quot;}{&quot;&amp;[$MallaSPC.G293]&amp;&quot;}{&quot;&amp;[$MallaSPC.H293]&amp;&quot;}{&quot;&amp;[$MallaSPC.I293]&amp;&quot;}{&quot;&amp;[$MallaSPC.J293]&amp;&quot;}{&quot;&amp;[$MallaSPC.K293]&amp;&quot;}{&quot;&amp;[$MallaSPC.L293]&amp;&quot;}{&quot;&amp;[$MallaSPC.M293]&amp;&quot;}{&quot;&amp;[$MallaSPC.N293]&amp;&quot;}{&quot;&amp;[$MallaSPC.O293]&amp;&quot;}{&quot;&amp;[$MallaSPC.P293]&amp;&quot;}{&quot;&amp;[$MallaSPC.Q293]&amp;&quot;}{&quot;&amp;[$MallaSPC.R293]&amp;&quot;}%&quot;&amp;[$MallaSPC.S293]&amp;[$MallaSPC.T293]&amp;[$MallaSPC.U293]&amp;[MallaSPC.V293]&amp;[MallaSPC.W293]&amp;[MallaSPC.X293]&amp;[MallaSPC.Y293]&amp;[MallaSPC.Z293]&amp;[MallaSPC.AA293])" office:value-type="string" office:string-value="\course{3}{Mandatory}{FG350}{FH102}{Liderazgo y Desempeño}{2}{2}{}{}{}{}{}{}{}{}{}{OG}%SPC,UCSPUNSA">
            <text:p>\course{3}{Mandatory}{FG350}{FH102}{Liderazgo y Desempeño}{2}{2}{}{}{}{}{}{}{}{}{}{OG}%SPC,UCSPUNSA</text:p>
          </table:table-cell>
          <table:table-cell table:number-columns-repeated="1021"/>
        </table:table-row>
        <table:table-row table:style-name="ro2">
          <table:table-cell table:style-name="ce5" table:formula="of:=IF(OR([$MallaSPC.B332]=&quot;&quot;;[$MallaSPC.C332]=&quot;&quot;;[$MallaSPC.F332]=&quot;&quot;);&quot;%&quot;;&quot;&quot;)">
            <text:p/>
          </table:table-cell>
          <table:table-cell table:style-name="ce5" table:formula="of:=IF([.A319]=&quot;%&quot;;&quot;&quot;;IF([$MallaSPC.F332]=&quot;E&quot;;[.$B$1];IF([$MallaSPC.F332]=&quot;O&quot;;[.$C$1];&quot;&quot;)))" office:value-type="string" office:string-value="Mandatory">
            <text:p>Mandatory</text:p>
          </table:table-cell>
          <table:table-cell table:style-name="ce5" table:formula="of:=IF([.A319]=&quot;%&quot;;&quot;&quot;;&quot;\&quot;&amp;[.$D$1]&amp;&quot;{&quot;&amp;[$MallaSPC.B332]&amp;&quot;}{&quot;&amp;[.B319]&amp;&quot;}{&quot;&amp;[$MallaSPC.C332]&amp;&quot;}{&quot;&amp;[$MallaSPC.D332]&amp;&quot;}{&quot;&amp;[$MallaSPC.E332]&amp;&quot;}{&quot;&amp;[$MallaSPC.G332]&amp;&quot;}{&quot;&amp;[$MallaSPC.H332]&amp;&quot;}{&quot;&amp;[$MallaSPC.I332]&amp;&quot;}{&quot;&amp;[$MallaSPC.J332]&amp;&quot;}{&quot;&amp;[$MallaSPC.K332]&amp;&quot;}{&quot;&amp;[$MallaSPC.L332]&amp;&quot;}{&quot;&amp;[$MallaSPC.M332]&amp;&quot;}{&quot;&amp;[$MallaSPC.N332]&amp;&quot;}{&quot;&amp;[$MallaSPC.O332]&amp;&quot;}{&quot;&amp;[$MallaSPC.P332]&amp;&quot;}{&quot;&amp;[$MallaSPC.Q332]&amp;&quot;}{&quot;&amp;[$MallaSPC.R332]&amp;&quot;}%&quot;&amp;[$MallaSPC.S332]&amp;[$MallaSPC.T332]&amp;[$MallaSPC.U332]&amp;[MallaSPC.V332]&amp;[MallaSPC.W332]&amp;[MallaSPC.X332]&amp;[MallaSPC.Y332]&amp;[MallaSPC.Z332]&amp;[MallaSPC.AA332])" office:value-type="string" office:string-value="\course{5}{Mandatory}{CS231W}{IT311}{Infraestructura de Tecnología de la Información}{4}{2}{2}{2}{2}{2}{Advanced}{IS204}{}{}{}{IT}%SPC,UCSP">
            <text:p>\course{5}{Mandatory}{CS231W}{IT311}{Infraestructura de Tecnología de la Información}{4}{2}{2}{2}{2}{2}{Advanced}{IS204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33]=&quot;&quot;;[$MallaSPC.C333]=&quot;&quot;;[$MallaSPC.F333]=&quot;&quot;);&quot;%&quot;;&quot;&quot;)">
            <text:p/>
          </table:table-cell>
          <table:table-cell table:style-name="ce5" table:formula="of:=IF([.A320]=&quot;%&quot;;&quot;&quot;;IF([$MallaSPC.F333]=&quot;E&quot;;[.$B$1];IF([$MallaSPC.F333]=&quot;O&quot;;[.$C$1];&quot;&quot;)))" office:value-type="string" office:string-value="Mandatory">
            <text:p>Mandatory</text:p>
          </table:table-cell>
          <table:table-cell table:style-name="ce5" table:formula="of:=IF([.A320]=&quot;%&quot;;&quot;&quot;;&quot;\&quot;&amp;[.$D$1]&amp;&quot;{&quot;&amp;[$MallaSPC.B333]&amp;&quot;}{&quot;&amp;[.B320]&amp;&quot;}{&quot;&amp;[$MallaSPC.C333]&amp;&quot;}{&quot;&amp;[$MallaSPC.D333]&amp;&quot;}{&quot;&amp;[$MallaSPC.E333]&amp;&quot;}{&quot;&amp;[$MallaSPC.G333]&amp;&quot;}{&quot;&amp;[$MallaSPC.H333]&amp;&quot;}{&quot;&amp;[$MallaSPC.I333]&amp;&quot;}{&quot;&amp;[$MallaSPC.J333]&amp;&quot;}{&quot;&amp;[$MallaSPC.K333]&amp;&quot;}{&quot;&amp;[$MallaSPC.L333]&amp;&quot;}{&quot;&amp;[$MallaSPC.M333]&amp;&quot;}{&quot;&amp;[$MallaSPC.N333]&amp;&quot;}{&quot;&amp;[$MallaSPC.O333]&amp;&quot;}{&quot;&amp;[$MallaSPC.P333]&amp;&quot;}{&quot;&amp;[$MallaSPC.Q333]&amp;&quot;}{&quot;&amp;[$MallaSPC.R333]&amp;&quot;}%&quot;&amp;[$MallaSPC.S333]&amp;[$MallaSPC.T333]&amp;[$MallaSPC.U333]&amp;[MallaSPC.V333]&amp;[MallaSPC.W333]&amp;[MallaSPC.X333]&amp;[MallaSPC.Y333]&amp;[MallaSPC.Z333]&amp;[MallaSPC.AA333])" office:value-type="string" office:string-value="\course{5}{Mandatory}{IS203}{}{Teoría y Práctica de Sistemas de Información}{4}{2}{2}{2}{2}{2}{Advanced}{IS202}{}{}{}{IS}%SPC,UCSP">
            <text:p>\course{5}{Mandatory}{IS203}{}{Teoría y Práctica de Sistemas de Información}{4}{2}{2}{2}{2}{2}{Advanced}{IS202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34]=&quot;&quot;;[$MallaSPC.C334]=&quot;&quot;;[$MallaSPC.F334]=&quot;&quot;);&quot;%&quot;;&quot;&quot;)">
            <text:p/>
          </table:table-cell>
          <table:table-cell table:style-name="ce5" table:formula="of:=IF([.A321]=&quot;%&quot;;&quot;&quot;;IF([$MallaSPC.F334]=&quot;E&quot;;[.$B$1];IF([$MallaSPC.F334]=&quot;O&quot;;[.$C$1];&quot;&quot;)))" office:value-type="string" office:string-value="Mandatory">
            <text:p>Mandatory</text:p>
          </table:table-cell>
          <table:table-cell table:style-name="ce5" table:formula="of:=IF([.A321]=&quot;%&quot;;&quot;&quot;;&quot;\&quot;&amp;[.$D$1]&amp;&quot;{&quot;&amp;[$MallaSPC.B334]&amp;&quot;}{&quot;&amp;[.B321]&amp;&quot;}{&quot;&amp;[$MallaSPC.C334]&amp;&quot;}{&quot;&amp;[$MallaSPC.D334]&amp;&quot;}{&quot;&amp;[$MallaSPC.E334]&amp;&quot;}{&quot;&amp;[$MallaSPC.G334]&amp;&quot;}{&quot;&amp;[$MallaSPC.H334]&amp;&quot;}{&quot;&amp;[$MallaSPC.I334]&amp;&quot;}{&quot;&amp;[$MallaSPC.J334]&amp;&quot;}{&quot;&amp;[$MallaSPC.K334]&amp;&quot;}{&quot;&amp;[$MallaSPC.L334]&amp;&quot;}{&quot;&amp;[$MallaSPC.M334]&amp;&quot;}{&quot;&amp;[$MallaSPC.N334]&amp;&quot;}{&quot;&amp;[$MallaSPC.O334]&amp;&quot;}{&quot;&amp;[$MallaSPC.P334]&amp;&quot;}{&quot;&amp;[$MallaSPC.Q334]&amp;&quot;}{&quot;&amp;[$MallaSPC.R334]&amp;&quot;}%&quot;&amp;[$MallaSPC.S334]&amp;[$MallaSPC.T334]&amp;[$MallaSPC.U334]&amp;[MallaSPC.V334]&amp;[MallaSPC.W334]&amp;[MallaSPC.X334]&amp;[MallaSPC.Y334]&amp;[MallaSPC.Z334]&amp;[MallaSPC.AA334])" office:value-type="string" office:string-value="\course{5}{Mandatory}{CS290T}{IS312A}{Análisis y Diseño de Sistemas I}{4}{2}{2}{2}{2}{2}{Advanced}{CS103O, UCSP=Inglés(300)}{}{}{}{SE}%SPC,2E,NT,UCSP">
            <text:p>\course{5}{Mandatory}{CS290T}{IS312A}{Análisis y Diseño de Sistemas I}{4}{2}{2}{2}{2}{2}{Advanced}{CS103O, UCSP=Inglés(300)}{}{}{}{SE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35]=&quot;&quot;;[$MallaSPC.C335]=&quot;&quot;;[$MallaSPC.F335]=&quot;&quot;);&quot;%&quot;;&quot;&quot;)" office:value-type="string" office:string-value="%">
            <text:p>%</text:p>
          </table:table-cell>
          <table:table-cell table:style-name="ce5" table:formula="of:=IF([.A322]=&quot;%&quot;;&quot;&quot;;IF([$MallaSPC.F335]=&quot;E&quot;;[.$B$1];IF([$MallaSPC.F335]=&quot;O&quot;;[.$C$1];&quot;&quot;)))">
            <text:p/>
          </table:table-cell>
          <table:table-cell table:style-name="ce5" table:formula="of:=IF([.A322]=&quot;%&quot;;&quot;&quot;;&quot;\&quot;&amp;[.$D$1]&amp;&quot;{&quot;&amp;[$MallaSPC.B335]&amp;&quot;}{&quot;&amp;[.B322]&amp;&quot;}{&quot;&amp;[$MallaSPC.C335]&amp;&quot;}{&quot;&amp;[$MallaSPC.D335]&amp;&quot;}{&quot;&amp;[$MallaSPC.E335]&amp;&quot;}{&quot;&amp;[$MallaSPC.G335]&amp;&quot;}{&quot;&amp;[$MallaSPC.H335]&amp;&quot;}{&quot;&amp;[$MallaSPC.I335]&amp;&quot;}{&quot;&amp;[$MallaSPC.J335]&amp;&quot;}{&quot;&amp;[$MallaSPC.K335]&amp;&quot;}{&quot;&amp;[$MallaSPC.L335]&amp;&quot;}{&quot;&amp;[$MallaSPC.M335]&amp;&quot;}{&quot;&amp;[$MallaSPC.N335]&amp;&quot;}{&quot;&amp;[$MallaSPC.O335]&amp;&quot;}{&quot;&amp;[$MallaSPC.P335]&amp;&quot;}{&quot;&amp;[$MallaSPC.Q335]&amp;&quot;}{&quot;&amp;[$MallaSPC.R335]&amp;&quot;}%&quot;&amp;[$MallaSPC.S335]&amp;[$MallaSPC.T335]&amp;[$MallaSPC.U335]&amp;[MallaSPC.V335]&amp;[MallaSPC.W335]&amp;[MallaSPC.X335]&amp;[MallaSPC.Y335]&amp;[MallaSPC.Z335]&amp;[MallaSPC.AA33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36]=&quot;&quot;;[$MallaSPC.C336]=&quot;&quot;;[$MallaSPC.F336]=&quot;&quot;);&quot;%&quot;;&quot;&quot;)">
            <text:p/>
          </table:table-cell>
          <table:table-cell table:style-name="ce5" table:formula="of:=IF([.A323]=&quot;%&quot;;&quot;&quot;;IF([$MallaSPC.F336]=&quot;E&quot;;[.$B$1];IF([$MallaSPC.F336]=&quot;O&quot;;[.$C$1];&quot;&quot;)))" office:value-type="string" office:string-value="Mandatory">
            <text:p>Mandatory</text:p>
          </table:table-cell>
          <table:table-cell table:style-name="ce5" table:formula="of:=IF([.A323]=&quot;%&quot;;&quot;&quot;;&quot;\&quot;&amp;[.$D$1]&amp;&quot;{&quot;&amp;[$MallaSPC.B336]&amp;&quot;}{&quot;&amp;[.B323]&amp;&quot;}{&quot;&amp;[$MallaSPC.C336]&amp;&quot;}{&quot;&amp;[$MallaSPC.D336]&amp;&quot;}{&quot;&amp;[$MallaSPC.E336]&amp;&quot;}{&quot;&amp;[$MallaSPC.G336]&amp;&quot;}{&quot;&amp;[$MallaSPC.H336]&amp;&quot;}{&quot;&amp;[$MallaSPC.I336]&amp;&quot;}{&quot;&amp;[$MallaSPC.J336]&amp;&quot;}{&quot;&amp;[$MallaSPC.K336]&amp;&quot;}{&quot;&amp;[$MallaSPC.L336]&amp;&quot;}{&quot;&amp;[$MallaSPC.M336]&amp;&quot;}{&quot;&amp;[$MallaSPC.N336]&amp;&quot;}{&quot;&amp;[$MallaSPC.O336]&amp;&quot;}{&quot;&amp;[$MallaSPC.P336]&amp;&quot;}{&quot;&amp;[$MallaSPC.Q336]&amp;&quot;}{&quot;&amp;[$MallaSPC.R336]&amp;&quot;}%&quot;&amp;[$MallaSPC.S336]&amp;[$MallaSPC.T336]&amp;[$MallaSPC.U336]&amp;[MallaSPC.V336]&amp;[MallaSPC.W336]&amp;[MallaSPC.X336]&amp;[MallaSPC.Y336]&amp;[MallaSPC.Z336]&amp;[MallaSPC.AA336])" office:value-type="string" office:string-value="\course{5}{Mandatory}{ID105}{}{Inglés V}{3}{3}{}{}{}{}{}{ID104}{}{}{}{FG}%UNSA">
            <text:p>\course{5}{Mandatory}{ID105}{}{Inglés V}{3}{3}{}{}{}{}{}{ID104}{}{}{}{FG}%UNSA</text:p>
          </table:table-cell>
          <table:table-cell table:number-columns-repeated="1021"/>
        </table:table-row>
        <table:table-row table:style-name="ro2">
          <table:table-cell table:style-name="ce5" table:formula="of:=IF(OR([$MallaSPC.B337]=&quot;&quot;;[$MallaSPC.C337]=&quot;&quot;;[$MallaSPC.F337]=&quot;&quot;);&quot;%&quot;;&quot;&quot;)">
            <text:p/>
          </table:table-cell>
          <table:table-cell table:style-name="ce5" table:formula="of:=IF([.A324]=&quot;%&quot;;&quot;&quot;;IF([$MallaSPC.F337]=&quot;E&quot;;[.$B$1];IF([$MallaSPC.F337]=&quot;O&quot;;[.$C$1];&quot;&quot;)))" office:value-type="string" office:string-value="Mandatory">
            <text:p>Mandatory</text:p>
          </table:table-cell>
          <table:table-cell table:style-name="ce5" table:formula="of:=IF([.A324]=&quot;%&quot;;&quot;&quot;;&quot;\&quot;&amp;[.$D$1]&amp;&quot;{&quot;&amp;[$MallaSPC.B337]&amp;&quot;}{&quot;&amp;[.B324]&amp;&quot;}{&quot;&amp;[$MallaSPC.C337]&amp;&quot;}{&quot;&amp;[$MallaSPC.D337]&amp;&quot;}{&quot;&amp;[$MallaSPC.E337]&amp;&quot;}{&quot;&amp;[$MallaSPC.G337]&amp;&quot;}{&quot;&amp;[$MallaSPC.H337]&amp;&quot;}{&quot;&amp;[$MallaSPC.I337]&amp;&quot;}{&quot;&amp;[$MallaSPC.J337]&amp;&quot;}{&quot;&amp;[$MallaSPC.K337]&amp;&quot;}{&quot;&amp;[$MallaSPC.L337]&amp;&quot;}{&quot;&amp;[$MallaSPC.M337]&amp;&quot;}{&quot;&amp;[$MallaSPC.N337]&amp;&quot;}{&quot;&amp;[$MallaSPC.O337]&amp;&quot;}{&quot;&amp;[$MallaSPC.P337]&amp;&quot;}{&quot;&amp;[$MallaSPC.Q337]&amp;&quot;}{&quot;&amp;[$MallaSPC.R337]&amp;&quot;}%&quot;&amp;[$MallaSPC.S337]&amp;[$MallaSPC.T337]&amp;[$MallaSPC.U337]&amp;[MallaSPC.V337]&amp;[MallaSPC.W337]&amp;[MallaSPC.X337]&amp;[MallaSPC.Y337]&amp;[MallaSPC.Z337]&amp;[MallaSPC.AA337])" office:value-type="string" office:string-value="\course{5}{Mandatory}{FG205}{}{Historia de la Cultura}{3}{3}{}{}{}{}{}{}{}{}{}{FG}%UCSP">
            <text:p>\course{5}{Mandatory}{FG205}{}{Historia de la Cultura}{3}{3}{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38]=&quot;&quot;;[$MallaSPC.C338]=&quot;&quot;;[$MallaSPC.F338]=&quot;&quot;);&quot;%&quot;;&quot;&quot;)">
            <text:p/>
          </table:table-cell>
          <table:table-cell table:style-name="ce5" table:formula="of:=IF([.A325]=&quot;%&quot;;&quot;&quot;;IF([$MallaSPC.F338]=&quot;E&quot;;[.$B$1];IF([$MallaSPC.F338]=&quot;O&quot;;[.$C$1];&quot;&quot;)))" office:value-type="string" office:string-value="Mandatory">
            <text:p>Mandatory</text:p>
          </table:table-cell>
          <table:table-cell table:style-name="ce5" table:formula="of:=IF([.A325]=&quot;%&quot;;&quot;&quot;;&quot;\&quot;&amp;[.$D$1]&amp;&quot;{&quot;&amp;[$MallaSPC.B338]&amp;&quot;}{&quot;&amp;[.B325]&amp;&quot;}{&quot;&amp;[$MallaSPC.C338]&amp;&quot;}{&quot;&amp;[$MallaSPC.D338]&amp;&quot;}{&quot;&amp;[$MallaSPC.E338]&amp;&quot;}{&quot;&amp;[$MallaSPC.G338]&amp;&quot;}{&quot;&amp;[$MallaSPC.H338]&amp;&quot;}{&quot;&amp;[$MallaSPC.I338]&amp;&quot;}{&quot;&amp;[$MallaSPC.J338]&amp;&quot;}{&quot;&amp;[$MallaSPC.K338]&amp;&quot;}{&quot;&amp;[$MallaSPC.L338]&amp;&quot;}{&quot;&amp;[$MallaSPC.M338]&amp;&quot;}{&quot;&amp;[$MallaSPC.N338]&amp;&quot;}{&quot;&amp;[$MallaSPC.O338]&amp;&quot;}{&quot;&amp;[$MallaSPC.P338]&amp;&quot;}{&quot;&amp;[$MallaSPC.Q338]&amp;&quot;}{&quot;&amp;[$MallaSPC.R338]&amp;&quot;}%&quot;&amp;[$MallaSPC.S338]&amp;[$MallaSPC.T338]&amp;[$MallaSPC.U338]&amp;[MallaSPC.V338]&amp;[MallaSPC.W338]&amp;[MallaSPC.X338]&amp;[MallaSPC.Y338]&amp;[MallaSPC.Z338]&amp;[MallaSPC.AA338])" office:value-type="string" office:string-value="\course{5}{Mandatory}{FG204A}{}{Teología II}{3}{3}{}{}{}{}{}{FG204,FG210}{}{}{}{FG}%UCSP">
            <text:p>\course{5}{Mandatory}{FG204A}{}{Teología II}{3}{3}{}{}{}{}{}{FG204,FG210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39]=&quot;&quot;;[$MallaSPC.C339]=&quot;&quot;;[$MallaSPC.F339]=&quot;&quot;);&quot;%&quot;;&quot;&quot;)" office:value-type="string" office:string-value="%">
            <text:p>%</text:p>
          </table:table-cell>
          <table:table-cell table:style-name="ce5" table:formula="of:=IF([.A326]=&quot;%&quot;;&quot;&quot;;IF([$MallaSPC.F339]=&quot;E&quot;;[.$B$1];IF([$MallaSPC.F339]=&quot;O&quot;;[.$C$1];&quot;&quot;)))">
            <text:p/>
          </table:table-cell>
          <table:table-cell table:style-name="ce5" table:formula="of:=IF([.A326]=&quot;%&quot;;&quot;&quot;;&quot;\&quot;&amp;[.$D$1]&amp;&quot;{&quot;&amp;[$MallaSPC.B339]&amp;&quot;}{&quot;&amp;[.B326]&amp;&quot;}{&quot;&amp;[$MallaSPC.C339]&amp;&quot;}{&quot;&amp;[$MallaSPC.D339]&amp;&quot;}{&quot;&amp;[$MallaSPC.E339]&amp;&quot;}{&quot;&amp;[$MallaSPC.G339]&amp;&quot;}{&quot;&amp;[$MallaSPC.H339]&amp;&quot;}{&quot;&amp;[$MallaSPC.I339]&amp;&quot;}{&quot;&amp;[$MallaSPC.J339]&amp;&quot;}{&quot;&amp;[$MallaSPC.K339]&amp;&quot;}{&quot;&amp;[$MallaSPC.L339]&amp;&quot;}{&quot;&amp;[$MallaSPC.M339]&amp;&quot;}{&quot;&amp;[$MallaSPC.N339]&amp;&quot;}{&quot;&amp;[$MallaSPC.O339]&amp;&quot;}{&quot;&amp;[$MallaSPC.P339]&amp;&quot;}{&quot;&amp;[$MallaSPC.Q339]&amp;&quot;}{&quot;&amp;[$MallaSPC.R339]&amp;&quot;}%&quot;&amp;[$MallaSPC.S339]&amp;[$MallaSPC.T339]&amp;[$MallaSPC.U339]&amp;[MallaSPC.V339]&amp;[MallaSPC.W339]&amp;[MallaSPC.X339]&amp;[MallaSPC.Y339]&amp;[MallaSPC.Z339]&amp;[MallaSPC.AA33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40]=&quot;&quot;;[$MallaSPC.C340]=&quot;&quot;;[$MallaSPC.F340]=&quot;&quot;);&quot;%&quot;;&quot;&quot;)" office:value-type="string" office:string-value="%">
            <text:p>%</text:p>
          </table:table-cell>
          <table:table-cell table:style-name="ce5" table:formula="of:=IF([.A327]=&quot;%&quot;;&quot;&quot;;IF([$MallaSPC.F340]=&quot;E&quot;;[.$B$1];IF([$MallaSPC.F340]=&quot;O&quot;;[.$C$1];&quot;&quot;)))">
            <text:p/>
          </table:table-cell>
          <table:table-cell table:style-name="ce5" table:formula="of:=IF([.A327]=&quot;%&quot;;&quot;&quot;;&quot;\&quot;&amp;[.$D$1]&amp;&quot;{&quot;&amp;[$MallaSPC.B340]&amp;&quot;}{&quot;&amp;[.B327]&amp;&quot;}{&quot;&amp;[$MallaSPC.C340]&amp;&quot;}{&quot;&amp;[$MallaSPC.D340]&amp;&quot;}{&quot;&amp;[$MallaSPC.E340]&amp;&quot;}{&quot;&amp;[$MallaSPC.G340]&amp;&quot;}{&quot;&amp;[$MallaSPC.H340]&amp;&quot;}{&quot;&amp;[$MallaSPC.I340]&amp;&quot;}{&quot;&amp;[$MallaSPC.J340]&amp;&quot;}{&quot;&amp;[$MallaSPC.K340]&amp;&quot;}{&quot;&amp;[$MallaSPC.L340]&amp;&quot;}{&quot;&amp;[$MallaSPC.M340]&amp;&quot;}{&quot;&amp;[$MallaSPC.N340]&amp;&quot;}{&quot;&amp;[$MallaSPC.O340]&amp;&quot;}{&quot;&amp;[$MallaSPC.P340]&amp;&quot;}{&quot;&amp;[$MallaSPC.Q340]&amp;&quot;}{&quot;&amp;[$MallaSPC.R340]&amp;&quot;}%&quot;&amp;[$MallaSPC.S340]&amp;[$MallaSPC.T340]&amp;[$MallaSPC.U340]&amp;[MallaSPC.V340]&amp;[MallaSPC.W340]&amp;[MallaSPC.X340]&amp;[MallaSPC.Y340]&amp;[MallaSPC.Z340]&amp;[MallaSPC.AA34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41]=&quot;&quot;;[$MallaSPC.C341]=&quot;&quot;;[$MallaSPC.F341]=&quot;&quot;);&quot;%&quot;;&quot;&quot;)" office:value-type="string" office:string-value="%">
            <text:p>%</text:p>
          </table:table-cell>
          <table:table-cell table:style-name="ce5" table:formula="of:=IF([.A328]=&quot;%&quot;;&quot;&quot;;IF([$MallaSPC.F341]=&quot;E&quot;;[.$B$1];IF([$MallaSPC.F341]=&quot;O&quot;;[.$C$1];&quot;&quot;)))">
            <text:p/>
          </table:table-cell>
          <table:table-cell table:style-name="ce5" table:formula="of:=IF([.A328]=&quot;%&quot;;&quot;&quot;;&quot;\&quot;&amp;[.$D$1]&amp;&quot;{&quot;&amp;[$MallaSPC.B341]&amp;&quot;}{&quot;&amp;[.B328]&amp;&quot;}{&quot;&amp;[$MallaSPC.C341]&amp;&quot;}{&quot;&amp;[$MallaSPC.D341]&amp;&quot;}{&quot;&amp;[$MallaSPC.E341]&amp;&quot;}{&quot;&amp;[$MallaSPC.G341]&amp;&quot;}{&quot;&amp;[$MallaSPC.H341]&amp;&quot;}{&quot;&amp;[$MallaSPC.I341]&amp;&quot;}{&quot;&amp;[$MallaSPC.J341]&amp;&quot;}{&quot;&amp;[$MallaSPC.K341]&amp;&quot;}{&quot;&amp;[$MallaSPC.L341]&amp;&quot;}{&quot;&amp;[$MallaSPC.M341]&amp;&quot;}{&quot;&amp;[$MallaSPC.N341]&amp;&quot;}{&quot;&amp;[$MallaSPC.O341]&amp;&quot;}{&quot;&amp;[$MallaSPC.P341]&amp;&quot;}{&quot;&amp;[$MallaSPC.Q341]&amp;&quot;}{&quot;&amp;[$MallaSPC.R341]&amp;&quot;}%&quot;&amp;[$MallaSPC.S341]&amp;[$MallaSPC.T341]&amp;[$MallaSPC.U341]&amp;[MallaSPC.V341]&amp;[MallaSPC.W341]&amp;[MallaSPC.X341]&amp;[MallaSPC.Y341]&amp;[MallaSPC.Z341]&amp;[MallaSPC.AA34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42]=&quot;&quot;;[$MallaSPC.C342]=&quot;&quot;;[$MallaSPC.F342]=&quot;&quot;);&quot;%&quot;;&quot;&quot;)">
            <text:p/>
          </table:table-cell>
          <table:table-cell table:style-name="ce5" table:formula="of:=IF([.A329]=&quot;%&quot;;&quot;&quot;;IF([$MallaSPC.F342]=&quot;E&quot;;[.$B$1];IF([$MallaSPC.F342]=&quot;O&quot;;[.$C$1];&quot;&quot;)))" office:value-type="string" office:string-value="Mandatory">
            <text:p>Mandatory</text:p>
          </table:table-cell>
          <table:table-cell table:style-name="ce5" table:formula="of:=IF([.A329]=&quot;%&quot;;&quot;&quot;;&quot;\&quot;&amp;[.$D$1]&amp;&quot;{&quot;&amp;[$MallaSPC.B342]&amp;&quot;}{&quot;&amp;[.B329]&amp;&quot;}{&quot;&amp;[$MallaSPC.C342]&amp;&quot;}{&quot;&amp;[$MallaSPC.D342]&amp;&quot;}{&quot;&amp;[$MallaSPC.E342]&amp;&quot;}{&quot;&amp;[$MallaSPC.G342]&amp;&quot;}{&quot;&amp;[$MallaSPC.H342]&amp;&quot;}{&quot;&amp;[$MallaSPC.I342]&amp;&quot;}{&quot;&amp;[$MallaSPC.J342]&amp;&quot;}{&quot;&amp;[$MallaSPC.K342]&amp;&quot;}{&quot;&amp;[$MallaSPC.L342]&amp;&quot;}{&quot;&amp;[$MallaSPC.M342]&amp;&quot;}{&quot;&amp;[$MallaSPC.N342]&amp;&quot;}{&quot;&amp;[$MallaSPC.O342]&amp;&quot;}{&quot;&amp;[$MallaSPC.P342]&amp;&quot;}{&quot;&amp;[$MallaSPC.Q342]&amp;&quot;}{&quot;&amp;[$MallaSPC.R342]&amp;&quot;}%&quot;&amp;[$MallaSPC.S342]&amp;[$MallaSPC.T342]&amp;[$MallaSPC.U342]&amp;[MallaSPC.V342]&amp;[MallaSPC.W342]&amp;[MallaSPC.X342]&amp;[MallaSPC.Y342]&amp;[MallaSPC.Z342]&amp;[MallaSPC.AA342])" office:value-type="string" office:string-value="\course{6}{Mandatory}{IS207}{}{Análisis y Diseño Lógico}{4}{2}{2}{2}{2}{2}{Advanced}{CS103O}{}{}{}{SE}%SPC,UCSP">
            <text:p>\course{6}{Mandatory}{IS207}{}{Análisis y Diseño Lógico}{4}{2}{2}{2}{2}{2}{Advanced}{CS103O}{}{}{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43]=&quot;&quot;;[$MallaSPC.C343]=&quot;&quot;;[$MallaSPC.F343]=&quot;&quot;);&quot;%&quot;;&quot;&quot;)">
            <text:p/>
          </table:table-cell>
          <table:table-cell table:style-name="ce5" table:formula="of:=IF([.A330]=&quot;%&quot;;&quot;&quot;;IF([$MallaSPC.F343]=&quot;E&quot;;[.$B$1];IF([$MallaSPC.F343]=&quot;O&quot;;[.$C$1];&quot;&quot;)))" office:value-type="string" office:string-value="Mandatory">
            <text:p>Mandatory</text:p>
          </table:table-cell>
          <table:table-cell table:style-name="ce5" table:formula="of:=IF([.A330]=&quot;%&quot;;&quot;&quot;;&quot;\&quot;&amp;[.$D$1]&amp;&quot;{&quot;&amp;[$MallaSPC.B343]&amp;&quot;}{&quot;&amp;[.B330]&amp;&quot;}{&quot;&amp;[$MallaSPC.C343]&amp;&quot;}{&quot;&amp;[$MallaSPC.D343]&amp;&quot;}{&quot;&amp;[$MallaSPC.E343]&amp;&quot;}{&quot;&amp;[$MallaSPC.G343]&amp;&quot;}{&quot;&amp;[$MallaSPC.H343]&amp;&quot;}{&quot;&amp;[$MallaSPC.I343]&amp;&quot;}{&quot;&amp;[$MallaSPC.J343]&amp;&quot;}{&quot;&amp;[$MallaSPC.K343]&amp;&quot;}{&quot;&amp;[$MallaSPC.L343]&amp;&quot;}{&quot;&amp;[$MallaSPC.M343]&amp;&quot;}{&quot;&amp;[$MallaSPC.N343]&amp;&quot;}{&quot;&amp;[$MallaSPC.O343]&amp;&quot;}{&quot;&amp;[$MallaSPC.P343]&amp;&quot;}{&quot;&amp;[$MallaSPC.Q343]&amp;&quot;}{&quot;&amp;[$MallaSPC.R343]&amp;&quot;}%&quot;&amp;[$MallaSPC.S343]&amp;[$MallaSPC.T343]&amp;[$MallaSPC.U343]&amp;[MallaSPC.V343]&amp;[MallaSPC.W343]&amp;[MallaSPC.X343]&amp;[MallaSPC.Y343]&amp;[MallaSPC.Z343]&amp;[MallaSPC.AA343])" office:value-type="string" office:string-value="\course{6}{Mandatory}{CB210}{}{Investigación Operativa I}{3}{2}{2}{}{}{}{}{CB103}{}{}{}{CB}%UCSP">
            <text:p>\course{6}{Mandatory}{CB210}{}{Investigación Operativa I}{3}{2}{2}{}{}{}{}{CB103}{}{}{}{CB}%UCSP</text:p>
          </table:table-cell>
          <table:table-cell table:number-columns-repeated="1021"/>
        </table:table-row>
        <table:table-row table:style-name="ro2">
          <table:table-cell table:style-name="ce5" table:formula="of:=IF(OR([$MallaSPC.B344]=&quot;&quot;;[$MallaSPC.C344]=&quot;&quot;;[$MallaSPC.F344]=&quot;&quot;);&quot;%&quot;;&quot;&quot;)">
            <text:p/>
          </table:table-cell>
          <table:table-cell table:style-name="ce5" table:formula="of:=IF([.A331]=&quot;%&quot;;&quot;&quot;;IF([$MallaSPC.F344]=&quot;E&quot;;[.$B$1];IF([$MallaSPC.F344]=&quot;O&quot;;[.$C$1];&quot;&quot;)))" office:value-type="string" office:string-value="Mandatory">
            <text:p>Mandatory</text:p>
          </table:table-cell>
          <table:table-cell table:style-name="ce5" table:formula="of:=IF([.A331]=&quot;%&quot;;&quot;&quot;;&quot;\&quot;&amp;[.$D$1]&amp;&quot;{&quot;&amp;[$MallaSPC.B344]&amp;&quot;}{&quot;&amp;[.B331]&amp;&quot;}{&quot;&amp;[$MallaSPC.C344]&amp;&quot;}{&quot;&amp;[$MallaSPC.D344]&amp;&quot;}{&quot;&amp;[$MallaSPC.E344]&amp;&quot;}{&quot;&amp;[$MallaSPC.G344]&amp;&quot;}{&quot;&amp;[$MallaSPC.H344]&amp;&quot;}{&quot;&amp;[$MallaSPC.I344]&amp;&quot;}{&quot;&amp;[$MallaSPC.J344]&amp;&quot;}{&quot;&amp;[$MallaSPC.K344]&amp;&quot;}{&quot;&amp;[$MallaSPC.L344]&amp;&quot;}{&quot;&amp;[$MallaSPC.M344]&amp;&quot;}{&quot;&amp;[$MallaSPC.N344]&amp;&quot;}{&quot;&amp;[$MallaSPC.O344]&amp;&quot;}{&quot;&amp;[$MallaSPC.P344]&amp;&quot;}{&quot;&amp;[$MallaSPC.Q344]&amp;&quot;}{&quot;&amp;[$MallaSPC.R344]&amp;&quot;}%&quot;&amp;[$MallaSPC.S344]&amp;[$MallaSPC.T344]&amp;[$MallaSPC.U344]&amp;[MallaSPC.V344]&amp;[MallaSPC.W344]&amp;[MallaSPC.X344]&amp;[MallaSPC.Y344]&amp;[MallaSPC.Z344]&amp;[MallaSPC.AA344])" office:value-type="string" office:string-value="\course{6}{Mandatory}{CB211}{}{Investigación Operativa II}{4}{2}{2}{2}{2}{2}{Advanced}{CB210}{}{}{}{CB}%SPC">
            <text:p>\course{6}{Mandatory}{CB211}{}{Investigación Operativa II}{4}{2}{2}{2}{2}{2}{Advanced}{CB210}{}{}{}{CB}%SPC</text:p>
          </table:table-cell>
          <table:table-cell table:number-columns-repeated="1021"/>
        </table:table-row>
        <table:table-row table:style-name="ro2">
          <table:table-cell table:style-name="ce5" table:formula="of:=IF(OR([$MallaSPC.B345]=&quot;&quot;;[$MallaSPC.C345]=&quot;&quot;;[$MallaSPC.F345]=&quot;&quot;);&quot;%&quot;;&quot;&quot;)">
            <text:p/>
          </table:table-cell>
          <table:table-cell table:style-name="ce5" table:formula="of:=IF([.A332]=&quot;%&quot;;&quot;&quot;;IF([$MallaSPC.F345]=&quot;E&quot;;[.$B$1];IF([$MallaSPC.F345]=&quot;O&quot;;[.$C$1];&quot;&quot;)))" office:value-type="string" office:string-value="Mandatory">
            <text:p>Mandatory</text:p>
          </table:table-cell>
          <table:table-cell table:style-name="ce5" table:formula="of:=IF([.A332]=&quot;%&quot;;&quot;&quot;;&quot;\&quot;&amp;[.$D$1]&amp;&quot;{&quot;&amp;[$MallaSPC.B345]&amp;&quot;}{&quot;&amp;[.B332]&amp;&quot;}{&quot;&amp;[$MallaSPC.C345]&amp;&quot;}{&quot;&amp;[$MallaSPC.D345]&amp;&quot;}{&quot;&amp;[$MallaSPC.E345]&amp;&quot;}{&quot;&amp;[$MallaSPC.G345]&amp;&quot;}{&quot;&amp;[$MallaSPC.H345]&amp;&quot;}{&quot;&amp;[$MallaSPC.I345]&amp;&quot;}{&quot;&amp;[$MallaSPC.J345]&amp;&quot;}{&quot;&amp;[$MallaSPC.K345]&amp;&quot;}{&quot;&amp;[$MallaSPC.L345]&amp;&quot;}{&quot;&amp;[$MallaSPC.M345]&amp;&quot;}{&quot;&amp;[$MallaSPC.N345]&amp;&quot;}{&quot;&amp;[$MallaSPC.O345]&amp;&quot;}{&quot;&amp;[$MallaSPC.P345]&amp;&quot;}{&quot;&amp;[$MallaSPC.Q345]&amp;&quot;}{&quot;&amp;[$MallaSPC.R345]&amp;&quot;}%&quot;&amp;[$MallaSPC.S345]&amp;[$MallaSPC.T345]&amp;[$MallaSPC.U345]&amp;[MallaSPC.V345]&amp;[MallaSPC.W345]&amp;[MallaSPC.X345]&amp;[MallaSPC.Y345]&amp;[MallaSPC.Z345]&amp;[MallaSPC.AA345])" office:value-type="string" office:string-value="\course{6}{Mandatory}{IS206}{IT206}{Redes y Telecomunicaciones}{5}{2}{2}{4}{4}{4}{Advanced}{CS231W}{}{}{}{IT}%SPC,UCSP">
            <text:p>\course{6}{Mandatory}{IS206}{IT206}{Redes y Telecomunicaciones}{5}{2}{2}{4}{4}{4}{Advanced}{CS231W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46]=&quot;&quot;;[$MallaSPC.C346]=&quot;&quot;;[$MallaSPC.F346]=&quot;&quot;);&quot;%&quot;;&quot;&quot;)">
            <text:p/>
          </table:table-cell>
          <table:table-cell table:style-name="ce5" table:formula="of:=IF([.A333]=&quot;%&quot;;&quot;&quot;;IF([$MallaSPC.F346]=&quot;E&quot;;[.$B$1];IF([$MallaSPC.F346]=&quot;O&quot;;[.$C$1];&quot;&quot;)))" office:value-type="string" office:string-value="Mandatory">
            <text:p>Mandatory</text:p>
          </table:table-cell>
          <table:table-cell table:style-name="ce5" table:formula="of:=IF([.A333]=&quot;%&quot;;&quot;&quot;;&quot;\&quot;&amp;[.$D$1]&amp;&quot;{&quot;&amp;[$MallaSPC.B346]&amp;&quot;}{&quot;&amp;[.B333]&amp;&quot;}{&quot;&amp;[$MallaSPC.C346]&amp;&quot;}{&quot;&amp;[$MallaSPC.D346]&amp;&quot;}{&quot;&amp;[$MallaSPC.E346]&amp;&quot;}{&quot;&amp;[$MallaSPC.G346]&amp;&quot;}{&quot;&amp;[$MallaSPC.H346]&amp;&quot;}{&quot;&amp;[$MallaSPC.I346]&amp;&quot;}{&quot;&amp;[$MallaSPC.J346]&amp;&quot;}{&quot;&amp;[$MallaSPC.K346]&amp;&quot;}{&quot;&amp;[$MallaSPC.L346]&amp;&quot;}{&quot;&amp;[$MallaSPC.M346]&amp;&quot;}{&quot;&amp;[$MallaSPC.N346]&amp;&quot;}{&quot;&amp;[$MallaSPC.O346]&amp;&quot;}{&quot;&amp;[$MallaSPC.P346]&amp;&quot;}{&quot;&amp;[$MallaSPC.Q346]&amp;&quot;}{&quot;&amp;[$MallaSPC.R346]&amp;&quot;}%&quot;&amp;[$MallaSPC.S346]&amp;[$MallaSPC.T346]&amp;[$MallaSPC.U346]&amp;[MallaSPC.V346]&amp;[MallaSPC.W346]&amp;[MallaSPC.X346]&amp;[MallaSPC.Y346]&amp;[MallaSPC.Z346]&amp;[MallaSPC.AA346])" office:value-type="string" office:string-value="\course{6}{Mandatory}{CS390}{IS312B}{Análisis y Diseño de Sistemas II}{4}{2}{2}{2}{2}{2}{Advanced}{IS312A, IS203}{}{}{}{SE}%SPC,NT,UCSP">
            <text:p>\course{6}{Mandatory}{CS390}{IS312B}{Análisis y Diseño de Sistemas II}{4}{2}{2}{2}{2}{2}{Advanced}{IS312A, IS203}{}{}{}{SE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47]=&quot;&quot;;[$MallaSPC.C347]=&quot;&quot;;[$MallaSPC.F347]=&quot;&quot;);&quot;%&quot;;&quot;&quot;)" office:value-type="string" office:string-value="%">
            <text:p>%</text:p>
          </table:table-cell>
          <table:table-cell table:style-name="ce5" table:formula="of:=IF([.A334]=&quot;%&quot;;&quot;&quot;;IF([$MallaSPC.F347]=&quot;E&quot;;[.$B$1];IF([$MallaSPC.F347]=&quot;O&quot;;[.$C$1];&quot;&quot;)))">
            <text:p/>
          </table:table-cell>
          <table:table-cell table:style-name="ce5" table:formula="of:=IF([.A334]=&quot;%&quot;;&quot;&quot;;&quot;\&quot;&amp;[.$D$1]&amp;&quot;{&quot;&amp;[$MallaSPC.B347]&amp;&quot;}{&quot;&amp;[.B334]&amp;&quot;}{&quot;&amp;[$MallaSPC.C347]&amp;&quot;}{&quot;&amp;[$MallaSPC.D347]&amp;&quot;}{&quot;&amp;[$MallaSPC.E347]&amp;&quot;}{&quot;&amp;[$MallaSPC.G347]&amp;&quot;}{&quot;&amp;[$MallaSPC.H347]&amp;&quot;}{&quot;&amp;[$MallaSPC.I347]&amp;&quot;}{&quot;&amp;[$MallaSPC.J347]&amp;&quot;}{&quot;&amp;[$MallaSPC.K347]&amp;&quot;}{&quot;&amp;[$MallaSPC.L347]&amp;&quot;}{&quot;&amp;[$MallaSPC.M347]&amp;&quot;}{&quot;&amp;[$MallaSPC.N347]&amp;&quot;}{&quot;&amp;[$MallaSPC.O347]&amp;&quot;}{&quot;&amp;[$MallaSPC.P347]&amp;&quot;}{&quot;&amp;[$MallaSPC.Q347]&amp;&quot;}{&quot;&amp;[$MallaSPC.R347]&amp;&quot;}%&quot;&amp;[$MallaSPC.S347]&amp;[$MallaSPC.T347]&amp;[$MallaSPC.U347]&amp;[MallaSPC.V347]&amp;[MallaSPC.W347]&amp;[MallaSPC.X347]&amp;[MallaSPC.Y347]&amp;[MallaSPC.Z347]&amp;[MallaSPC.AA34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48]=&quot;&quot;;[$MallaSPC.C348]=&quot;&quot;;[$MallaSPC.F348]=&quot;&quot;);&quot;%&quot;;&quot;&quot;)" office:value-type="string" office:string-value="%">
            <text:p>%</text:p>
          </table:table-cell>
          <table:table-cell table:style-name="ce5" table:formula="of:=IF([.A335]=&quot;%&quot;;&quot;&quot;;IF([$MallaSPC.F348]=&quot;E&quot;;[.$B$1];IF([$MallaSPC.F348]=&quot;O&quot;;[.$C$1];&quot;&quot;)))">
            <text:p/>
          </table:table-cell>
          <table:table-cell table:style-name="ce5" table:formula="of:=IF([.A335]=&quot;%&quot;;&quot;&quot;;&quot;\&quot;&amp;[.$D$1]&amp;&quot;{&quot;&amp;[$MallaSPC.B348]&amp;&quot;}{&quot;&amp;[.B335]&amp;&quot;}{&quot;&amp;[$MallaSPC.C348]&amp;&quot;}{&quot;&amp;[$MallaSPC.D348]&amp;&quot;}{&quot;&amp;[$MallaSPC.E348]&amp;&quot;}{&quot;&amp;[$MallaSPC.G348]&amp;&quot;}{&quot;&amp;[$MallaSPC.H348]&amp;&quot;}{&quot;&amp;[$MallaSPC.I348]&amp;&quot;}{&quot;&amp;[$MallaSPC.J348]&amp;&quot;}{&quot;&amp;[$MallaSPC.K348]&amp;&quot;}{&quot;&amp;[$MallaSPC.L348]&amp;&quot;}{&quot;&amp;[$MallaSPC.M348]&amp;&quot;}{&quot;&amp;[$MallaSPC.N348]&amp;&quot;}{&quot;&amp;[$MallaSPC.O348]&amp;&quot;}{&quot;&amp;[$MallaSPC.P348]&amp;&quot;}{&quot;&amp;[$MallaSPC.Q348]&amp;&quot;}{&quot;&amp;[$MallaSPC.R348]&amp;&quot;}%&quot;&amp;[$MallaSPC.S348]&amp;[$MallaSPC.T348]&amp;[$MallaSPC.U348]&amp;[MallaSPC.V348]&amp;[MallaSPC.W348]&amp;[MallaSPC.X348]&amp;[MallaSPC.Y348]&amp;[MallaSPC.Z348]&amp;[MallaSPC.AA34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49]=&quot;&quot;;[$MallaSPC.C349]=&quot;&quot;;[$MallaSPC.F349]=&quot;&quot;);&quot;%&quot;;&quot;&quot;)">
            <text:p/>
          </table:table-cell>
          <table:table-cell table:style-name="ce5" table:formula="of:=IF([.A336]=&quot;%&quot;;&quot;&quot;;IF([$MallaSPC.F349]=&quot;E&quot;;[.$B$1];IF([$MallaSPC.F349]=&quot;O&quot;;[.$C$1];&quot;&quot;)))" office:value-type="string" office:string-value="Mandatory">
            <text:p>Mandatory</text:p>
          </table:table-cell>
          <table:table-cell table:style-name="ce5" table:formula="of:=IF([.A336]=&quot;%&quot;;&quot;&quot;;&quot;\&quot;&amp;[.$D$1]&amp;&quot;{&quot;&amp;[$MallaSPC.B349]&amp;&quot;}{&quot;&amp;[.B336]&amp;&quot;}{&quot;&amp;[$MallaSPC.C349]&amp;&quot;}{&quot;&amp;[$MallaSPC.D349]&amp;&quot;}{&quot;&amp;[$MallaSPC.E349]&amp;&quot;}{&quot;&amp;[$MallaSPC.G349]&amp;&quot;}{&quot;&amp;[$MallaSPC.H349]&amp;&quot;}{&quot;&amp;[$MallaSPC.I349]&amp;&quot;}{&quot;&amp;[$MallaSPC.J349]&amp;&quot;}{&quot;&amp;[$MallaSPC.K349]&amp;&quot;}{&quot;&amp;[$MallaSPC.L349]&amp;&quot;}{&quot;&amp;[$MallaSPC.M349]&amp;&quot;}{&quot;&amp;[$MallaSPC.N349]&amp;&quot;}{&quot;&amp;[$MallaSPC.O349]&amp;&quot;}{&quot;&amp;[$MallaSPC.P349]&amp;&quot;}{&quot;&amp;[$MallaSPC.Q349]&amp;&quot;}{&quot;&amp;[$MallaSPC.R349]&amp;&quot;}%&quot;&amp;[$MallaSPC.S349]&amp;[$MallaSPC.T349]&amp;[$MallaSPC.U349]&amp;[MallaSPC.V349]&amp;[MallaSPC.W349]&amp;[MallaSPC.X349]&amp;[MallaSPC.Y349]&amp;[MallaSPC.Z349]&amp;[MallaSPC.AA349])" office:value-type="string" office:string-value="\course{6}{Mandatory}{CS225T}{}{Sistemas Operativos}{4}{2}{2}{2}{2}{2}{Advanced}{IT204}{}{}{}{CS}%SPC,2E,NT,UCSP">
            <text:p>\course{6}{Mandatory}{CS225T}{}{Sistemas Operativos}{4}{2}{2}{2}{2}{2}{Advanced}{IT204}{}{}{}{CS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50]=&quot;&quot;;[$MallaSPC.C350]=&quot;&quot;;[$MallaSPC.F350]=&quot;&quot;);&quot;%&quot;;&quot;&quot;)">
            <text:p/>
          </table:table-cell>
          <table:table-cell table:style-name="ce5" table:formula="of:=IF([.A337]=&quot;%&quot;;&quot;&quot;;IF([$MallaSPC.F350]=&quot;E&quot;;[.$B$1];IF([$MallaSPC.F350]=&quot;O&quot;;[.$C$1];&quot;&quot;)))" office:value-type="string" office:string-value="Mandatory">
            <text:p>Mandatory</text:p>
          </table:table-cell>
          <table:table-cell table:style-name="ce5" table:formula="of:=IF([.A337]=&quot;%&quot;;&quot;&quot;;&quot;\&quot;&amp;[.$D$1]&amp;&quot;{&quot;&amp;[$MallaSPC.B350]&amp;&quot;}{&quot;&amp;[.B337]&amp;&quot;}{&quot;&amp;[$MallaSPC.C350]&amp;&quot;}{&quot;&amp;[$MallaSPC.D350]&amp;&quot;}{&quot;&amp;[$MallaSPC.E350]&amp;&quot;}{&quot;&amp;[$MallaSPC.G350]&amp;&quot;}{&quot;&amp;[$MallaSPC.H350]&amp;&quot;}{&quot;&amp;[$MallaSPC.I350]&amp;&quot;}{&quot;&amp;[$MallaSPC.J350]&amp;&quot;}{&quot;&amp;[$MallaSPC.K350]&amp;&quot;}{&quot;&amp;[$MallaSPC.L350]&amp;&quot;}{&quot;&amp;[$MallaSPC.M350]&amp;&quot;}{&quot;&amp;[$MallaSPC.N350]&amp;&quot;}{&quot;&amp;[$MallaSPC.O350]&amp;&quot;}{&quot;&amp;[$MallaSPC.P350]&amp;&quot;}{&quot;&amp;[$MallaSPC.Q350]&amp;&quot;}{&quot;&amp;[$MallaSPC.R350]&amp;&quot;}%&quot;&amp;[$MallaSPC.S350]&amp;[$MallaSPC.T350]&amp;[$MallaSPC.U350]&amp;[MallaSPC.V350]&amp;[MallaSPC.W350]&amp;[MallaSPC.X350]&amp;[MallaSPC.Y350]&amp;[MallaSPC.Z350]&amp;[MallaSPC.AA350])" office:value-type="string" office:string-value="\course{6}{Mandatory}{FG221}{}{Historia de la Ciencia y Tecnología}{2}{1}{2}{}{}{}{}{}{}{}{}{FG}%UCSP">
            <text:p>\course{6}{Mandatory}{FG221}{}{Historia de la Ciencia y Tecnología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51]=&quot;&quot;;[$MallaSPC.C351]=&quot;&quot;;[$MallaSPC.F351]=&quot;&quot;);&quot;%&quot;;&quot;&quot;)" office:value-type="string" office:string-value="%">
            <text:p>%</text:p>
          </table:table-cell>
          <table:table-cell table:style-name="ce5" table:formula="of:=IF([.A338]=&quot;%&quot;;&quot;&quot;;IF([$MallaSPC.F351]=&quot;E&quot;;[.$B$1];IF([$MallaSPC.F351]=&quot;O&quot;;[.$C$1];&quot;&quot;)))">
            <text:p/>
          </table:table-cell>
          <table:table-cell table:style-name="ce5" table:formula="of:=IF([.A338]=&quot;%&quot;;&quot;&quot;;&quot;\&quot;&amp;[.$D$1]&amp;&quot;{&quot;&amp;[$MallaSPC.B351]&amp;&quot;}{&quot;&amp;[.B338]&amp;&quot;}{&quot;&amp;[$MallaSPC.C351]&amp;&quot;}{&quot;&amp;[$MallaSPC.D351]&amp;&quot;}{&quot;&amp;[$MallaSPC.E351]&amp;&quot;}{&quot;&amp;[$MallaSPC.G351]&amp;&quot;}{&quot;&amp;[$MallaSPC.H351]&amp;&quot;}{&quot;&amp;[$MallaSPC.I351]&amp;&quot;}{&quot;&amp;[$MallaSPC.J351]&amp;&quot;}{&quot;&amp;[$MallaSPC.K351]&amp;&quot;}{&quot;&amp;[$MallaSPC.L351]&amp;&quot;}{&quot;&amp;[$MallaSPC.M351]&amp;&quot;}{&quot;&amp;[$MallaSPC.N351]&amp;&quot;}{&quot;&amp;[$MallaSPC.O351]&amp;&quot;}{&quot;&amp;[$MallaSPC.P351]&amp;&quot;}{&quot;&amp;[$MallaSPC.Q351]&amp;&quot;}{&quot;&amp;[$MallaSPC.R351]&amp;&quot;}%&quot;&amp;[$MallaSPC.S351]&amp;[$MallaSPC.T351]&amp;[$MallaSPC.U351]&amp;[MallaSPC.V351]&amp;[MallaSPC.W351]&amp;[MallaSPC.X351]&amp;[MallaSPC.Y351]&amp;[MallaSPC.Z351]&amp;[MallaSPC.AA35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52]=&quot;&quot;;[$MallaSPC.C352]=&quot;&quot;;[$MallaSPC.F352]=&quot;&quot;);&quot;%&quot;;&quot;&quot;)" office:value-type="string" office:string-value="%">
            <text:p>%</text:p>
          </table:table-cell>
          <table:table-cell table:style-name="ce5" table:formula="of:=IF([.A339]=&quot;%&quot;;&quot;&quot;;IF([$MallaSPC.F352]=&quot;E&quot;;[.$B$1];IF([$MallaSPC.F352]=&quot;O&quot;;[.$C$1];&quot;&quot;)))">
            <text:p/>
          </table:table-cell>
          <table:table-cell table:style-name="ce5" table:formula="of:=IF([.A339]=&quot;%&quot;;&quot;&quot;;&quot;\&quot;&amp;[.$D$1]&amp;&quot;{&quot;&amp;[$MallaSPC.B352]&amp;&quot;}{&quot;&amp;[.B339]&amp;&quot;}{&quot;&amp;[$MallaSPC.C352]&amp;&quot;}{&quot;&amp;[$MallaSPC.D352]&amp;&quot;}{&quot;&amp;[$MallaSPC.E352]&amp;&quot;}{&quot;&amp;[$MallaSPC.G352]&amp;&quot;}{&quot;&amp;[$MallaSPC.H352]&amp;&quot;}{&quot;&amp;[$MallaSPC.I352]&amp;&quot;}{&quot;&amp;[$MallaSPC.J352]&amp;&quot;}{&quot;&amp;[$MallaSPC.K352]&amp;&quot;}{&quot;&amp;[$MallaSPC.L352]&amp;&quot;}{&quot;&amp;[$MallaSPC.M352]&amp;&quot;}{&quot;&amp;[$MallaSPC.N352]&amp;&quot;}{&quot;&amp;[$MallaSPC.O352]&amp;&quot;}{&quot;&amp;[$MallaSPC.P352]&amp;&quot;}{&quot;&amp;[$MallaSPC.Q352]&amp;&quot;}{&quot;&amp;[$MallaSPC.R352]&amp;&quot;}%&quot;&amp;[$MallaSPC.S352]&amp;[$MallaSPC.T352]&amp;[$MallaSPC.U352]&amp;[MallaSPC.V352]&amp;[MallaSPC.W352]&amp;[MallaSPC.X352]&amp;[MallaSPC.Y352]&amp;[MallaSPC.Z352]&amp;[MallaSPC.AA35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53]=&quot;&quot;;[$MallaSPC.C353]=&quot;&quot;;[$MallaSPC.F353]=&quot;&quot;);&quot;%&quot;;&quot;&quot;)" office:value-type="string" office:string-value="%">
            <text:p>%</text:p>
          </table:table-cell>
          <table:table-cell table:style-name="ce5" table:formula="of:=IF([.A340]=&quot;%&quot;;&quot;&quot;;IF([$MallaSPC.F353]=&quot;E&quot;;[.$B$1];IF([$MallaSPC.F353]=&quot;O&quot;;[.$C$1];&quot;&quot;)))">
            <text:p/>
          </table:table-cell>
          <table:table-cell table:style-name="ce5" table:formula="of:=IF([.A340]=&quot;%&quot;;&quot;&quot;;&quot;\&quot;&amp;[.$D$1]&amp;&quot;{&quot;&amp;[$MallaSPC.B353]&amp;&quot;}{&quot;&amp;[.B340]&amp;&quot;}{&quot;&amp;[$MallaSPC.C353]&amp;&quot;}{&quot;&amp;[$MallaSPC.D353]&amp;&quot;}{&quot;&amp;[$MallaSPC.E353]&amp;&quot;}{&quot;&amp;[$MallaSPC.G353]&amp;&quot;}{&quot;&amp;[$MallaSPC.H353]&amp;&quot;}{&quot;&amp;[$MallaSPC.I353]&amp;&quot;}{&quot;&amp;[$MallaSPC.J353]&amp;&quot;}{&quot;&amp;[$MallaSPC.K353]&amp;&quot;}{&quot;&amp;[$MallaSPC.L353]&amp;&quot;}{&quot;&amp;[$MallaSPC.M353]&amp;&quot;}{&quot;&amp;[$MallaSPC.N353]&amp;&quot;}{&quot;&amp;[$MallaSPC.O353]&amp;&quot;}{&quot;&amp;[$MallaSPC.P353]&amp;&quot;}{&quot;&amp;[$MallaSPC.Q353]&amp;&quot;}{&quot;&amp;[$MallaSPC.R353]&amp;&quot;}%&quot;&amp;[$MallaSPC.S353]&amp;[$MallaSPC.T353]&amp;[$MallaSPC.U353]&amp;[MallaSPC.V353]&amp;[MallaSPC.W353]&amp;[MallaSPC.X353]&amp;[MallaSPC.Y353]&amp;[MallaSPC.Z353]&amp;[MallaSPC.AA35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54]=&quot;&quot;;[$MallaSPC.C354]=&quot;&quot;;[$MallaSPC.F354]=&quot;&quot;);&quot;%&quot;;&quot;&quot;)" office:value-type="string" office:string-value="%">
            <text:p>%</text:p>
          </table:table-cell>
          <table:table-cell table:style-name="ce5" table:formula="of:=IF([.A341]=&quot;%&quot;;&quot;&quot;;IF([$MallaSPC.F354]=&quot;E&quot;;[.$B$1];IF([$MallaSPC.F354]=&quot;O&quot;;[.$C$1];&quot;&quot;)))">
            <text:p/>
          </table:table-cell>
          <table:table-cell table:style-name="ce5" table:formula="of:=IF([.A341]=&quot;%&quot;;&quot;&quot;;&quot;\&quot;&amp;[.$D$1]&amp;&quot;{&quot;&amp;[$MallaSPC.B354]&amp;&quot;}{&quot;&amp;[.B341]&amp;&quot;}{&quot;&amp;[$MallaSPC.C354]&amp;&quot;}{&quot;&amp;[$MallaSPC.D354]&amp;&quot;}{&quot;&amp;[$MallaSPC.E354]&amp;&quot;}{&quot;&amp;[$MallaSPC.G354]&amp;&quot;}{&quot;&amp;[$MallaSPC.H354]&amp;&quot;}{&quot;&amp;[$MallaSPC.I354]&amp;&quot;}{&quot;&amp;[$MallaSPC.J354]&amp;&quot;}{&quot;&amp;[$MallaSPC.K354]&amp;&quot;}{&quot;&amp;[$MallaSPC.L354]&amp;&quot;}{&quot;&amp;[$MallaSPC.M354]&amp;&quot;}{&quot;&amp;[$MallaSPC.N354]&amp;&quot;}{&quot;&amp;[$MallaSPC.O354]&amp;&quot;}{&quot;&amp;[$MallaSPC.P354]&amp;&quot;}{&quot;&amp;[$MallaSPC.Q354]&amp;&quot;}{&quot;&amp;[$MallaSPC.R354]&amp;&quot;}%&quot;&amp;[$MallaSPC.S354]&amp;[$MallaSPC.T354]&amp;[$MallaSPC.U354]&amp;[MallaSPC.V354]&amp;[MallaSPC.W354]&amp;[MallaSPC.X354]&amp;[MallaSPC.Y354]&amp;[MallaSPC.Z354]&amp;[MallaSPC.AA354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55]=&quot;&quot;;[$MallaSPC.C355]=&quot;&quot;;[$MallaSPC.F355]=&quot;&quot;);&quot;%&quot;;&quot;&quot;)">
            <text:p/>
          </table:table-cell>
          <table:table-cell table:style-name="ce5" table:formula="of:=IF([.A342]=&quot;%&quot;;&quot;&quot;;IF([$MallaSPC.F355]=&quot;E&quot;;[.$B$1];IF([$MallaSPC.F355]=&quot;O&quot;;[.$C$1];&quot;&quot;)))" office:value-type="string" office:string-value="Mandatory">
            <text:p>Mandatory</text:p>
          </table:table-cell>
          <table:table-cell table:style-name="ce5" table:formula="of:=IF([.A342]=&quot;%&quot;;&quot;&quot;;&quot;\&quot;&amp;[.$D$1]&amp;&quot;{&quot;&amp;[$MallaSPC.B355]&amp;&quot;}{&quot;&amp;[.B342]&amp;&quot;}{&quot;&amp;[$MallaSPC.C355]&amp;&quot;}{&quot;&amp;[$MallaSPC.D355]&amp;&quot;}{&quot;&amp;[$MallaSPC.E355]&amp;&quot;}{&quot;&amp;[$MallaSPC.G355]&amp;&quot;}{&quot;&amp;[$MallaSPC.H355]&amp;&quot;}{&quot;&amp;[$MallaSPC.I355]&amp;&quot;}{&quot;&amp;[$MallaSPC.J355]&amp;&quot;}{&quot;&amp;[$MallaSPC.K355]&amp;&quot;}{&quot;&amp;[$MallaSPC.L355]&amp;&quot;}{&quot;&amp;[$MallaSPC.M355]&amp;&quot;}{&quot;&amp;[$MallaSPC.N355]&amp;&quot;}{&quot;&amp;[$MallaSPC.O355]&amp;&quot;}{&quot;&amp;[$MallaSPC.P355]&amp;&quot;}{&quot;&amp;[$MallaSPC.Q355]&amp;&quot;}{&quot;&amp;[$MallaSPC.R355]&amp;&quot;}%&quot;&amp;[$MallaSPC.S355]&amp;[$MallaSPC.T355]&amp;[$MallaSPC.U355]&amp;[MallaSPC.V355]&amp;[MallaSPC.W355]&amp;[MallaSPC.X355]&amp;[MallaSPC.Y355]&amp;[MallaSPC.Z355]&amp;[MallaSPC.AA355])" office:value-type="string" office:string-value="\course{7}{Mandatory}{IS208}{}{Diseño Físico e Implementación con Bases de Datos}{4}{2}{2}{2}{2}{2}{Advanced}{IS207}{}{}{}{IS}%SPC,UCSP">
            <text:p>\course{7}{Mandatory}{IS208}{}{Diseño Físico e Implementación con Bases de Datos}{4}{2}{2}{2}{2}{2}{Advanced}{IS207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56]=&quot;&quot;;[$MallaSPC.C356]=&quot;&quot;;[$MallaSPC.F356]=&quot;&quot;);&quot;%&quot;;&quot;&quot;)">
            <text:p/>
          </table:table-cell>
          <table:table-cell table:style-name="ce5" table:formula="of:=IF([.A343]=&quot;%&quot;;&quot;&quot;;IF([$MallaSPC.F356]=&quot;E&quot;;[.$B$1];IF([$MallaSPC.F356]=&quot;O&quot;;[.$C$1];&quot;&quot;)))" office:value-type="string" office:string-value="Mandatory">
            <text:p>Mandatory</text:p>
          </table:table-cell>
          <table:table-cell table:style-name="ce5" table:formula="of:=IF([.A343]=&quot;%&quot;;&quot;&quot;;&quot;\&quot;&amp;[.$D$1]&amp;&quot;{&quot;&amp;[$MallaSPC.B356]&amp;&quot;}{&quot;&amp;[.B343]&amp;&quot;}{&quot;&amp;[$MallaSPC.C356]&amp;&quot;}{&quot;&amp;[$MallaSPC.D356]&amp;&quot;}{&quot;&amp;[$MallaSPC.E356]&amp;&quot;}{&quot;&amp;[$MallaSPC.G356]&amp;&quot;}{&quot;&amp;[$MallaSPC.H356]&amp;&quot;}{&quot;&amp;[$MallaSPC.I356]&amp;&quot;}{&quot;&amp;[$MallaSPC.J356]&amp;&quot;}{&quot;&amp;[$MallaSPC.K356]&amp;&quot;}{&quot;&amp;[$MallaSPC.L356]&amp;&quot;}{&quot;&amp;[$MallaSPC.M356]&amp;&quot;}{&quot;&amp;[$MallaSPC.N356]&amp;&quot;}{&quot;&amp;[$MallaSPC.O356]&amp;&quot;}{&quot;&amp;[$MallaSPC.P356]&amp;&quot;}{&quot;&amp;[$MallaSPC.Q356]&amp;&quot;}{&quot;&amp;[$MallaSPC.R356]&amp;&quot;}%&quot;&amp;[$MallaSPC.S356]&amp;[$MallaSPC.T356]&amp;[$MallaSPC.U356]&amp;[MallaSPC.V356]&amp;[MallaSPC.W356]&amp;[MallaSPC.X356]&amp;[MallaSPC.Y356]&amp;[MallaSPC.Z356]&amp;[MallaSPC.AA356])" office:value-type="string" office:string-value="\course{7}{Mandatory}{IS210}{}{Gerencia de Proyectos de Información}{4}{2}{2}{2}{2}{2}{Advanced}{CS390,FG350,IS207}{}{}{}{IS}%SPC,UCSP">
            <text:p>\course{7}{Mandatory}{IS210}{}{Gerencia de Proyectos de Información}{4}{2}{2}{2}{2}{2}{Advanced}{CS390,FG350,IS207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57]=&quot;&quot;;[$MallaSPC.C357]=&quot;&quot;;[$MallaSPC.F357]=&quot;&quot;);&quot;%&quot;;&quot;&quot;)">
            <text:p/>
          </table:table-cell>
          <table:table-cell table:style-name="ce5" table:formula="of:=IF([.A344]=&quot;%&quot;;&quot;&quot;;IF([$MallaSPC.F357]=&quot;E&quot;;[.$B$1];IF([$MallaSPC.F357]=&quot;O&quot;;[.$C$1];&quot;&quot;)))" office:value-type="string" office:string-value="Mandatory">
            <text:p>Mandatory</text:p>
          </table:table-cell>
          <table:table-cell table:style-name="ce5" table:formula="of:=IF([.A344]=&quot;%&quot;;&quot;&quot;;&quot;\&quot;&amp;[.$D$1]&amp;&quot;{&quot;&amp;[$MallaSPC.B357]&amp;&quot;}{&quot;&amp;[.B344]&amp;&quot;}{&quot;&amp;[$MallaSPC.C357]&amp;&quot;}{&quot;&amp;[$MallaSPC.D357]&amp;&quot;}{&quot;&amp;[$MallaSPC.E357]&amp;&quot;}{&quot;&amp;[$MallaSPC.G357]&amp;&quot;}{&quot;&amp;[$MallaSPC.H357]&amp;&quot;}{&quot;&amp;[$MallaSPC.I357]&amp;&quot;}{&quot;&amp;[$MallaSPC.J357]&amp;&quot;}{&quot;&amp;[$MallaSPC.K357]&amp;&quot;}{&quot;&amp;[$MallaSPC.L357]&amp;&quot;}{&quot;&amp;[$MallaSPC.M357]&amp;&quot;}{&quot;&amp;[$MallaSPC.N357]&amp;&quot;}{&quot;&amp;[$MallaSPC.O357]&amp;&quot;}{&quot;&amp;[$MallaSPC.P357]&amp;&quot;}{&quot;&amp;[$MallaSPC.Q357]&amp;&quot;}{&quot;&amp;[$MallaSPC.R357]&amp;&quot;}%&quot;&amp;[$MallaSPC.S357]&amp;[$MallaSPC.T357]&amp;[$MallaSPC.U357]&amp;[MallaSPC.V357]&amp;[MallaSPC.W357]&amp;[MallaSPC.X357]&amp;[MallaSPC.Y357]&amp;[MallaSPC.Z357]&amp;[MallaSPC.AA357])" office:value-type="string" office:string-value="\course{7}{Mandatory}{IS316}{}{Políticas y Estrategia}{4}{3}{2}{}{}{}{}{IS312B}{}{}{}{OG}%SPC,UCSP">
            <text:p>\course{7}{Mandatory}{IS316}{}{Políticas y Estrategia}{4}{3}{2}{}{}{}{}{IS312B}{}{}{}{OG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58]=&quot;&quot;;[$MallaSPC.C358]=&quot;&quot;;[$MallaSPC.F358]=&quot;&quot;);&quot;%&quot;;&quot;&quot;)" office:value-type="string" office:string-value="%">
            <text:p>%</text:p>
          </table:table-cell>
          <table:table-cell table:style-name="ce5" table:formula="of:=IF([.A345]=&quot;%&quot;;&quot;&quot;;IF([$MallaSPC.F358]=&quot;E&quot;;[.$B$1];IF([$MallaSPC.F358]=&quot;O&quot;;[.$C$1];&quot;&quot;)))">
            <text:p/>
          </table:table-cell>
          <table:table-cell table:style-name="ce5" table:formula="of:=IF([.A345]=&quot;%&quot;;&quot;&quot;;&quot;\&quot;&amp;[.$D$1]&amp;&quot;{&quot;&amp;[$MallaSPC.B358]&amp;&quot;}{&quot;&amp;[.B345]&amp;&quot;}{&quot;&amp;[$MallaSPC.C358]&amp;&quot;}{&quot;&amp;[$MallaSPC.D358]&amp;&quot;}{&quot;&amp;[$MallaSPC.E358]&amp;&quot;}{&quot;&amp;[$MallaSPC.G358]&amp;&quot;}{&quot;&amp;[$MallaSPC.H358]&amp;&quot;}{&quot;&amp;[$MallaSPC.I358]&amp;&quot;}{&quot;&amp;[$MallaSPC.J358]&amp;&quot;}{&quot;&amp;[$MallaSPC.K358]&amp;&quot;}{&quot;&amp;[$MallaSPC.L358]&amp;&quot;}{&quot;&amp;[$MallaSPC.M358]&amp;&quot;}{&quot;&amp;[$MallaSPC.N358]&amp;&quot;}{&quot;&amp;[$MallaSPC.O358]&amp;&quot;}{&quot;&amp;[$MallaSPC.P358]&amp;&quot;}{&quot;&amp;[$MallaSPC.Q358]&amp;&quot;}{&quot;&amp;[$MallaSPC.R358]&amp;&quot;}%&quot;&amp;[$MallaSPC.S358]&amp;[$MallaSPC.T358]&amp;[$MallaSPC.U358]&amp;[MallaSPC.V358]&amp;[MallaSPC.W358]&amp;[MallaSPC.X358]&amp;[MallaSPC.Y358]&amp;[MallaSPC.Z358]&amp;[MallaSPC.AA35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59]=&quot;&quot;;[$MallaSPC.C359]=&quot;&quot;;[$MallaSPC.F359]=&quot;&quot;);&quot;%&quot;;&quot;&quot;)">
            <text:p/>
          </table:table-cell>
          <table:table-cell table:style-name="ce5" table:formula="of:=IF([.A346]=&quot;%&quot;;&quot;&quot;;IF([$MallaSPC.F359]=&quot;E&quot;;[.$B$1];IF([$MallaSPC.F359]=&quot;O&quot;;[.$C$1];&quot;&quot;)))" office:value-type="string" office:string-value="Mandatory">
            <text:p>Mandatory</text:p>
          </table:table-cell>
          <table:table-cell table:style-name="ce5" table:formula="of:=IF([.A346]=&quot;%&quot;;&quot;&quot;;&quot;\&quot;&amp;[.$D$1]&amp;&quot;{&quot;&amp;[$MallaSPC.B359]&amp;&quot;}{&quot;&amp;[.B346]&amp;&quot;}{&quot;&amp;[$MallaSPC.C359]&amp;&quot;}{&quot;&amp;[$MallaSPC.D359]&amp;&quot;}{&quot;&amp;[$MallaSPC.E359]&amp;&quot;}{&quot;&amp;[$MallaSPC.G359]&amp;&quot;}{&quot;&amp;[$MallaSPC.H359]&amp;&quot;}{&quot;&amp;[$MallaSPC.I359]&amp;&quot;}{&quot;&amp;[$MallaSPC.J359]&amp;&quot;}{&quot;&amp;[$MallaSPC.K359]&amp;&quot;}{&quot;&amp;[$MallaSPC.L359]&amp;&quot;}{&quot;&amp;[$MallaSPC.M359]&amp;&quot;}{&quot;&amp;[$MallaSPC.N359]&amp;&quot;}{&quot;&amp;[$MallaSPC.O359]&amp;&quot;}{&quot;&amp;[$MallaSPC.P359]&amp;&quot;}{&quot;&amp;[$MallaSPC.Q359]&amp;&quot;}{&quot;&amp;[$MallaSPC.R359]&amp;&quot;}%&quot;&amp;[$MallaSPC.S359]&amp;[$MallaSPC.T359]&amp;[$MallaSPC.U359]&amp;[MallaSPC.V359]&amp;[MallaSPC.W359]&amp;[MallaSPC.X359]&amp;[MallaSPC.Y359]&amp;[MallaSPC.Z359]&amp;[MallaSPC.AA359])" office:value-type="string" office:string-value="\course{7}{Mandatory}{CS401}{IS401}{Proyecto I}{3}{2}{2}{}{}{}{}{IS312A,CB211}{}{}{}{SE}%SPC">
            <text:p>\course{7}{Mandatory}{CS401}{IS401}{Proyecto I}{3}{2}{2}{}{}{}{}{IS312A,CB211}{}{}{}{SE}%SPC</text:p>
          </table:table-cell>
          <table:table-cell table:number-columns-repeated="1021"/>
        </table:table-row>
        <table:table-row table:style-name="ro2">
          <table:table-cell table:style-name="ce5" table:formula="of:=IF(OR([$MallaSPC.B360]=&quot;&quot;;[$MallaSPC.C360]=&quot;&quot;;[$MallaSPC.F360]=&quot;&quot;);&quot;%&quot;;&quot;&quot;)">
            <text:p/>
          </table:table-cell>
          <table:table-cell table:style-name="ce5" table:formula="of:=IF([.A347]=&quot;%&quot;;&quot;&quot;;IF([$MallaSPC.F360]=&quot;E&quot;;[.$B$1];IF([$MallaSPC.F360]=&quot;O&quot;;[.$C$1];&quot;&quot;)))" office:value-type="string" office:string-value="Mandatory">
            <text:p>Mandatory</text:p>
          </table:table-cell>
          <table:table-cell table:style-name="ce5" table:formula="of:=IF([.A347]=&quot;%&quot;;&quot;&quot;;&quot;\&quot;&amp;[.$D$1]&amp;&quot;{&quot;&amp;[$MallaSPC.B360]&amp;&quot;}{&quot;&amp;[.B347]&amp;&quot;}{&quot;&amp;[$MallaSPC.C360]&amp;&quot;}{&quot;&amp;[$MallaSPC.D360]&amp;&quot;}{&quot;&amp;[$MallaSPC.E360]&amp;&quot;}{&quot;&amp;[$MallaSPC.G360]&amp;&quot;}{&quot;&amp;[$MallaSPC.H360]&amp;&quot;}{&quot;&amp;[$MallaSPC.I360]&amp;&quot;}{&quot;&amp;[$MallaSPC.J360]&amp;&quot;}{&quot;&amp;[$MallaSPC.K360]&amp;&quot;}{&quot;&amp;[$MallaSPC.L360]&amp;&quot;}{&quot;&amp;[$MallaSPC.M360]&amp;&quot;}{&quot;&amp;[$MallaSPC.N360]&amp;&quot;}{&quot;&amp;[$MallaSPC.O360]&amp;&quot;}{&quot;&amp;[$MallaSPC.P360]&amp;&quot;}{&quot;&amp;[$MallaSPC.Q360]&amp;&quot;}{&quot;&amp;[$MallaSPC.R360]&amp;&quot;}%&quot;&amp;[$MallaSPC.S360]&amp;[$MallaSPC.T360]&amp;[$MallaSPC.U360]&amp;[MallaSPC.V360]&amp;[MallaSPC.W360]&amp;[MallaSPC.X360]&amp;[MallaSPC.Y360]&amp;[MallaSPC.Z360]&amp;[MallaSPC.AA360])" office:value-type="string" office:string-value="\course{7}{Mandatory}{CS401}{IS401}{Proyecto I}{3}{2}{2}{}{}{}{}{IS312A,CB210}{}{}{}{SE}%UCSP">
            <text:p>\course{7}{Mandatory}{CS401}{IS401}{Proyecto I}{3}{2}{2}{}{}{}{}{IS312A,CB210}{}{}{}{SE}%UCSP</text:p>
          </table:table-cell>
          <table:table-cell table:number-columns-repeated="1021"/>
        </table:table-row>
        <table:table-row table:style-name="ro2">
          <table:table-cell table:style-name="ce5" table:formula="of:=IF(OR([$MallaSPC.B361]=&quot;&quot;;[$MallaSPC.C361]=&quot;&quot;;[$MallaSPC.F361]=&quot;&quot;);&quot;%&quot;;&quot;&quot;)">
            <text:p/>
          </table:table-cell>
          <table:table-cell table:style-name="ce5" table:formula="of:=IF([.A348]=&quot;%&quot;;&quot;&quot;;IF([$MallaSPC.F361]=&quot;E&quot;;[.$B$1];IF([$MallaSPC.F361]=&quot;O&quot;;[.$C$1];&quot;&quot;)))" office:value-type="string" office:string-value="Mandatory">
            <text:p>Mandatory</text:p>
          </table:table-cell>
          <table:table-cell table:style-name="ce5" table:formula="of:=IF([.A348]=&quot;%&quot;;&quot;&quot;;&quot;\&quot;&amp;[.$D$1]&amp;&quot;{&quot;&amp;[$MallaSPC.B361]&amp;&quot;}{&quot;&amp;[.B348]&amp;&quot;}{&quot;&amp;[$MallaSPC.C361]&amp;&quot;}{&quot;&amp;[$MallaSPC.D361]&amp;&quot;}{&quot;&amp;[$MallaSPC.E361]&amp;&quot;}{&quot;&amp;[$MallaSPC.G361]&amp;&quot;}{&quot;&amp;[$MallaSPC.H361]&amp;&quot;}{&quot;&amp;[$MallaSPC.I361]&amp;&quot;}{&quot;&amp;[$MallaSPC.J361]&amp;&quot;}{&quot;&amp;[$MallaSPC.K361]&amp;&quot;}{&quot;&amp;[$MallaSPC.L361]&amp;&quot;}{&quot;&amp;[$MallaSPC.M361]&amp;&quot;}{&quot;&amp;[$MallaSPC.N361]&amp;&quot;}{&quot;&amp;[$MallaSPC.O361]&amp;&quot;}{&quot;&amp;[$MallaSPC.P361]&amp;&quot;}{&quot;&amp;[$MallaSPC.Q361]&amp;&quot;}{&quot;&amp;[$MallaSPC.R361]&amp;&quot;}%&quot;&amp;[$MallaSPC.S361]&amp;[$MallaSPC.T361]&amp;[$MallaSPC.U361]&amp;[MallaSPC.V361]&amp;[MallaSPC.W361]&amp;[MallaSPC.X361]&amp;[MallaSPC.Y361]&amp;[MallaSPC.Z361]&amp;[MallaSPC.AA361])" office:value-type="string" office:string-value="\course{7}{Mandatory}{IS313}{}{Modelos Empresariales}{4}{2}{4}{}{}{}{}{IS202, UCSP=Inglés(400)}{}{}{}{OG}%SPC,UCSP">
            <text:p>\course{7}{Mandatory}{IS313}{}{Modelos Empresariales}{4}{2}{4}{}{}{}{}{IS202, UCSP=Inglés(400)}{}{}{}{OG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62]=&quot;&quot;;[$MallaSPC.C362]=&quot;&quot;;[$MallaSPC.F362]=&quot;&quot;);&quot;%&quot;;&quot;&quot;)" office:value-type="string" office:string-value="%">
            <text:p>%</text:p>
          </table:table-cell>
          <table:table-cell table:style-name="ce5" table:formula="of:=IF([.A349]=&quot;%&quot;;&quot;&quot;;IF([$MallaSPC.F362]=&quot;E&quot;;[.$B$1];IF([$MallaSPC.F362]=&quot;O&quot;;[.$C$1];&quot;&quot;)))">
            <text:p/>
          </table:table-cell>
          <table:table-cell table:style-name="ce5" table:formula="of:=IF([.A349]=&quot;%&quot;;&quot;&quot;;&quot;\&quot;&amp;[.$D$1]&amp;&quot;{&quot;&amp;[$MallaSPC.B362]&amp;&quot;}{&quot;&amp;[.B349]&amp;&quot;}{&quot;&amp;[$MallaSPC.C362]&amp;&quot;}{&quot;&amp;[$MallaSPC.D362]&amp;&quot;}{&quot;&amp;[$MallaSPC.E362]&amp;&quot;}{&quot;&amp;[$MallaSPC.G362]&amp;&quot;}{&quot;&amp;[$MallaSPC.H362]&amp;&quot;}{&quot;&amp;[$MallaSPC.I362]&amp;&quot;}{&quot;&amp;[$MallaSPC.J362]&amp;&quot;}{&quot;&amp;[$MallaSPC.K362]&amp;&quot;}{&quot;&amp;[$MallaSPC.L362]&amp;&quot;}{&quot;&amp;[$MallaSPC.M362]&amp;&quot;}{&quot;&amp;[$MallaSPC.N362]&amp;&quot;}{&quot;&amp;[$MallaSPC.O362]&amp;&quot;}{&quot;&amp;[$MallaSPC.P362]&amp;&quot;}{&quot;&amp;[$MallaSPC.Q362]&amp;&quot;}{&quot;&amp;[$MallaSPC.R362]&amp;&quot;}%&quot;&amp;[$MallaSPC.S362]&amp;[$MallaSPC.T362]&amp;[$MallaSPC.U362]&amp;[MallaSPC.V362]&amp;[MallaSPC.W362]&amp;[MallaSPC.X362]&amp;[MallaSPC.Y362]&amp;[MallaSPC.Z362]&amp;[MallaSPC.AA36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63]=&quot;&quot;;[$MallaSPC.C363]=&quot;&quot;;[$MallaSPC.F363]=&quot;&quot;);&quot;%&quot;;&quot;&quot;)">
            <text:p/>
          </table:table-cell>
          <table:table-cell table:style-name="ce5" table:formula="of:=IF([.A350]=&quot;%&quot;;&quot;&quot;;IF([$MallaSPC.F363]=&quot;E&quot;;[.$B$1];IF([$MallaSPC.F363]=&quot;O&quot;;[.$C$1];&quot;&quot;)))" office:value-type="string" office:string-value="Mandatory">
            <text:p>Mandatory</text:p>
          </table:table-cell>
          <table:table-cell table:style-name="ce5" table:formula="of:=IF([.A350]=&quot;%&quot;;&quot;&quot;;&quot;\&quot;&amp;[.$D$1]&amp;&quot;{&quot;&amp;[$MallaSPC.B363]&amp;&quot;}{&quot;&amp;[.B350]&amp;&quot;}{&quot;&amp;[$MallaSPC.C363]&amp;&quot;}{&quot;&amp;[$MallaSPC.D363]&amp;&quot;}{&quot;&amp;[$MallaSPC.E363]&amp;&quot;}{&quot;&amp;[$MallaSPC.G363]&amp;&quot;}{&quot;&amp;[$MallaSPC.H363]&amp;&quot;}{&quot;&amp;[$MallaSPC.I363]&amp;&quot;}{&quot;&amp;[$MallaSPC.J363]&amp;&quot;}{&quot;&amp;[$MallaSPC.K363]&amp;&quot;}{&quot;&amp;[$MallaSPC.L363]&amp;&quot;}{&quot;&amp;[$MallaSPC.M363]&amp;&quot;}{&quot;&amp;[$MallaSPC.N363]&amp;&quot;}{&quot;&amp;[$MallaSPC.O363]&amp;&quot;}{&quot;&amp;[$MallaSPC.P363]&amp;&quot;}{&quot;&amp;[$MallaSPC.Q363]&amp;&quot;}{&quot;&amp;[$MallaSPC.R363]&amp;&quot;}%&quot;&amp;[$MallaSPC.S363]&amp;[$MallaSPC.T363]&amp;[$MallaSPC.U363]&amp;[MallaSPC.V363]&amp;[MallaSPC.W363]&amp;[MallaSPC.X363]&amp;[MallaSPC.Y363]&amp;[MallaSPC.Z363]&amp;[MallaSPC.AA363])" office:value-type="string" office:string-value="\course{7}{Mandatory}{FG210}{}{Ética General}{3}{3}{}{}{}{}{}{}{}{}{}{FG}%SPC">
            <text:p>\course{7}{Mandatory}{FG210}{}{Ética General}{3}{3}{}{}{}{}{}{}{}{}{}{FG}%SPC</text:p>
          </table:table-cell>
          <table:table-cell table:number-columns-repeated="1021"/>
        </table:table-row>
        <table:table-row table:style-name="ro2">
          <table:table-cell table:style-name="ce5" table:formula="of:=IF(OR([$MallaSPC.B364]=&quot;&quot;;[$MallaSPC.C364]=&quot;&quot;;[$MallaSPC.F364]=&quot;&quot;);&quot;%&quot;;&quot;&quot;)">
            <text:p/>
          </table:table-cell>
          <table:table-cell table:style-name="ce5" table:formula="of:=IF([.A351]=&quot;%&quot;;&quot;&quot;;IF([$MallaSPC.F364]=&quot;E&quot;;[.$B$1];IF([$MallaSPC.F364]=&quot;O&quot;;[.$C$1];&quot;&quot;)))" office:value-type="string" office:string-value="Mandatory">
            <text:p>Mandatory</text:p>
          </table:table-cell>
          <table:table-cell table:style-name="ce5" table:formula="of:=IF([.A351]=&quot;%&quot;;&quot;&quot;;&quot;\&quot;&amp;[.$D$1]&amp;&quot;{&quot;&amp;[$MallaSPC.B364]&amp;&quot;}{&quot;&amp;[.B351]&amp;&quot;}{&quot;&amp;[$MallaSPC.C364]&amp;&quot;}{&quot;&amp;[$MallaSPC.D364]&amp;&quot;}{&quot;&amp;[$MallaSPC.E364]&amp;&quot;}{&quot;&amp;[$MallaSPC.G364]&amp;&quot;}{&quot;&amp;[$MallaSPC.H364]&amp;&quot;}{&quot;&amp;[$MallaSPC.I364]&amp;&quot;}{&quot;&amp;[$MallaSPC.J364]&amp;&quot;}{&quot;&amp;[$MallaSPC.K364]&amp;&quot;}{&quot;&amp;[$MallaSPC.L364]&amp;&quot;}{&quot;&amp;[$MallaSPC.M364]&amp;&quot;}{&quot;&amp;[$MallaSPC.N364]&amp;&quot;}{&quot;&amp;[$MallaSPC.O364]&amp;&quot;}{&quot;&amp;[$MallaSPC.P364]&amp;&quot;}{&quot;&amp;[$MallaSPC.Q364]&amp;&quot;}{&quot;&amp;[$MallaSPC.R364]&amp;&quot;}%&quot;&amp;[$MallaSPC.S364]&amp;[$MallaSPC.T364]&amp;[$MallaSPC.U364]&amp;[MallaSPC.V364]&amp;[MallaSPC.W364]&amp;[MallaSPC.X364]&amp;[MallaSPC.Y364]&amp;[MallaSPC.Z364]&amp;[MallaSPC.AA364])" office:value-type="string" office:string-value="\course{7}{Mandatory}{FG210}{}{Ética General}{3}{3}{}{}{}{}{}{FG104}{}{}{}{FG}%UCSP">
            <text:p>\course{7}{Mandatory}{FG210}{}{Ética General}{3}{3}{}{}{}{}{}{FG104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65]=&quot;&quot;;[$MallaSPC.C365]=&quot;&quot;;[$MallaSPC.F365]=&quot;&quot;);&quot;%&quot;;&quot;&quot;)" office:value-type="string" office:string-value="%">
            <text:p>%</text:p>
          </table:table-cell>
          <table:table-cell table:style-name="ce5" table:formula="of:=IF([.A352]=&quot;%&quot;;&quot;&quot;;IF([$MallaSPC.F365]=&quot;E&quot;;[.$B$1];IF([$MallaSPC.F365]=&quot;O&quot;;[.$C$1];&quot;&quot;)))">
            <text:p/>
          </table:table-cell>
          <table:table-cell table:style-name="ce5" table:formula="of:=IF([.A352]=&quot;%&quot;;&quot;&quot;;&quot;\&quot;&amp;[.$D$1]&amp;&quot;{&quot;&amp;[$MallaSPC.B365]&amp;&quot;}{&quot;&amp;[.B352]&amp;&quot;}{&quot;&amp;[$MallaSPC.C365]&amp;&quot;}{&quot;&amp;[$MallaSPC.D365]&amp;&quot;}{&quot;&amp;[$MallaSPC.E365]&amp;&quot;}{&quot;&amp;[$MallaSPC.G365]&amp;&quot;}{&quot;&amp;[$MallaSPC.H365]&amp;&quot;}{&quot;&amp;[$MallaSPC.I365]&amp;&quot;}{&quot;&amp;[$MallaSPC.J365]&amp;&quot;}{&quot;&amp;[$MallaSPC.K365]&amp;&quot;}{&quot;&amp;[$MallaSPC.L365]&amp;&quot;}{&quot;&amp;[$MallaSPC.M365]&amp;&quot;}{&quot;&amp;[$MallaSPC.N365]&amp;&quot;}{&quot;&amp;[$MallaSPC.O365]&amp;&quot;}{&quot;&amp;[$MallaSPC.P365]&amp;&quot;}{&quot;&amp;[$MallaSPC.Q365]&amp;&quot;}{&quot;&amp;[$MallaSPC.R365]&amp;&quot;}%&quot;&amp;[$MallaSPC.S365]&amp;[$MallaSPC.T365]&amp;[$MallaSPC.U365]&amp;[MallaSPC.V365]&amp;[MallaSPC.W365]&amp;[MallaSPC.X365]&amp;[MallaSPC.Y365]&amp;[MallaSPC.Z365]&amp;[MallaSPC.AA36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66]=&quot;&quot;;[$MallaSPC.C366]=&quot;&quot;;[$MallaSPC.F366]=&quot;&quot;);&quot;%&quot;;&quot;&quot;)" office:value-type="string" office:string-value="%">
            <text:p>%</text:p>
          </table:table-cell>
          <table:table-cell table:style-name="ce5" table:formula="of:=IF([.A353]=&quot;%&quot;;&quot;&quot;;IF([$MallaSPC.F366]=&quot;E&quot;;[.$B$1];IF([$MallaSPC.F366]=&quot;O&quot;;[.$C$1];&quot;&quot;)))">
            <text:p/>
          </table:table-cell>
          <table:table-cell table:style-name="ce5" table:formula="of:=IF([.A353]=&quot;%&quot;;&quot;&quot;;&quot;\&quot;&amp;[.$D$1]&amp;&quot;{&quot;&amp;[$MallaSPC.B366]&amp;&quot;}{&quot;&amp;[.B353]&amp;&quot;}{&quot;&amp;[$MallaSPC.C366]&amp;&quot;}{&quot;&amp;[$MallaSPC.D366]&amp;&quot;}{&quot;&amp;[$MallaSPC.E366]&amp;&quot;}{&quot;&amp;[$MallaSPC.G366]&amp;&quot;}{&quot;&amp;[$MallaSPC.H366]&amp;&quot;}{&quot;&amp;[$MallaSPC.I366]&amp;&quot;}{&quot;&amp;[$MallaSPC.J366]&amp;&quot;}{&quot;&amp;[$MallaSPC.K366]&amp;&quot;}{&quot;&amp;[$MallaSPC.L366]&amp;&quot;}{&quot;&amp;[$MallaSPC.M366]&amp;&quot;}{&quot;&amp;[$MallaSPC.N366]&amp;&quot;}{&quot;&amp;[$MallaSPC.O366]&amp;&quot;}{&quot;&amp;[$MallaSPC.P366]&amp;&quot;}{&quot;&amp;[$MallaSPC.Q366]&amp;&quot;}{&quot;&amp;[$MallaSPC.R366]&amp;&quot;}%&quot;&amp;[$MallaSPC.S366]&amp;[$MallaSPC.T366]&amp;[$MallaSPC.U366]&amp;[MallaSPC.V366]&amp;[MallaSPC.W366]&amp;[MallaSPC.X366]&amp;[MallaSPC.Y366]&amp;[MallaSPC.Z366]&amp;[MallaSPC.AA36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67]=&quot;&quot;;[$MallaSPC.C367]=&quot;&quot;;[$MallaSPC.F367]=&quot;&quot;);&quot;%&quot;;&quot;&quot;)" office:value-type="string" office:string-value="%">
            <text:p>%</text:p>
          </table:table-cell>
          <table:table-cell table:style-name="ce5" table:formula="of:=IF([.A354]=&quot;%&quot;;&quot;&quot;;IF([$MallaSPC.F367]=&quot;E&quot;;[.$B$1];IF([$MallaSPC.F367]=&quot;O&quot;;[.$C$1];&quot;&quot;)))">
            <text:p/>
          </table:table-cell>
          <table:table-cell table:style-name="ce5" table:formula="of:=IF([.A354]=&quot;%&quot;;&quot;&quot;;&quot;\&quot;&amp;[.$D$1]&amp;&quot;{&quot;&amp;[$MallaSPC.B367]&amp;&quot;}{&quot;&amp;[.B354]&amp;&quot;}{&quot;&amp;[$MallaSPC.C367]&amp;&quot;}{&quot;&amp;[$MallaSPC.D367]&amp;&quot;}{&quot;&amp;[$MallaSPC.E367]&amp;&quot;}{&quot;&amp;[$MallaSPC.G367]&amp;&quot;}{&quot;&amp;[$MallaSPC.H367]&amp;&quot;}{&quot;&amp;[$MallaSPC.I367]&amp;&quot;}{&quot;&amp;[$MallaSPC.J367]&amp;&quot;}{&quot;&amp;[$MallaSPC.K367]&amp;&quot;}{&quot;&amp;[$MallaSPC.L367]&amp;&quot;}{&quot;&amp;[$MallaSPC.M367]&amp;&quot;}{&quot;&amp;[$MallaSPC.N367]&amp;&quot;}{&quot;&amp;[$MallaSPC.O367]&amp;&quot;}{&quot;&amp;[$MallaSPC.P367]&amp;&quot;}{&quot;&amp;[$MallaSPC.Q367]&amp;&quot;}{&quot;&amp;[$MallaSPC.R367]&amp;&quot;}%&quot;&amp;[$MallaSPC.S367]&amp;[$MallaSPC.T367]&amp;[$MallaSPC.U367]&amp;[MallaSPC.V367]&amp;[MallaSPC.W367]&amp;[MallaSPC.X367]&amp;[MallaSPC.Y367]&amp;[MallaSPC.Z367]&amp;[MallaSPC.AA36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68]=&quot;&quot;;[$MallaSPC.C368]=&quot;&quot;;[$MallaSPC.F368]=&quot;&quot;);&quot;%&quot;;&quot;&quot;)" office:value-type="string" office:string-value="%">
            <text:p>%</text:p>
          </table:table-cell>
          <table:table-cell table:style-name="ce5" table:formula="of:=IF([.A355]=&quot;%&quot;;&quot;&quot;;IF([$MallaSPC.F368]=&quot;E&quot;;[.$B$1];IF([$MallaSPC.F368]=&quot;O&quot;;[.$C$1];&quot;&quot;)))">
            <text:p/>
          </table:table-cell>
          <table:table-cell table:style-name="ce5" table:formula="of:=IF([.A355]=&quot;%&quot;;&quot;&quot;;&quot;\&quot;&amp;[.$D$1]&amp;&quot;{&quot;&amp;[$MallaSPC.B368]&amp;&quot;}{&quot;&amp;[.B355]&amp;&quot;}{&quot;&amp;[$MallaSPC.C368]&amp;&quot;}{&quot;&amp;[$MallaSPC.D368]&amp;&quot;}{&quot;&amp;[$MallaSPC.E368]&amp;&quot;}{&quot;&amp;[$MallaSPC.G368]&amp;&quot;}{&quot;&amp;[$MallaSPC.H368]&amp;&quot;}{&quot;&amp;[$MallaSPC.I368]&amp;&quot;}{&quot;&amp;[$MallaSPC.J368]&amp;&quot;}{&quot;&amp;[$MallaSPC.K368]&amp;&quot;}{&quot;&amp;[$MallaSPC.L368]&amp;&quot;}{&quot;&amp;[$MallaSPC.M368]&amp;&quot;}{&quot;&amp;[$MallaSPC.N368]&amp;&quot;}{&quot;&amp;[$MallaSPC.O368]&amp;&quot;}{&quot;&amp;[$MallaSPC.P368]&amp;&quot;}{&quot;&amp;[$MallaSPC.Q368]&amp;&quot;}{&quot;&amp;[$MallaSPC.R368]&amp;&quot;}%&quot;&amp;[$MallaSPC.S368]&amp;[$MallaSPC.T368]&amp;[$MallaSPC.U368]&amp;[MallaSPC.V368]&amp;[MallaSPC.W368]&amp;[MallaSPC.X368]&amp;[MallaSPC.Y368]&amp;[MallaSPC.Z368]&amp;[MallaSPC.AA36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69]=&quot;&quot;;[$MallaSPC.C369]=&quot;&quot;;[$MallaSPC.F369]=&quot;&quot;);&quot;%&quot;;&quot;&quot;)">
            <text:p/>
          </table:table-cell>
          <table:table-cell table:style-name="ce5" table:formula="of:=IF([.A356]=&quot;%&quot;;&quot;&quot;;IF([$MallaSPC.F369]=&quot;E&quot;;[.$B$1];IF([$MallaSPC.F369]=&quot;O&quot;;[.$C$1];&quot;&quot;)))" office:value-type="string" office:string-value="Mandatory">
            <text:p>Mandatory</text:p>
          </table:table-cell>
          <table:table-cell table:style-name="ce5" table:formula="of:=IF([.A356]=&quot;%&quot;;&quot;&quot;;&quot;\&quot;&amp;[.$D$1]&amp;&quot;{&quot;&amp;[$MallaSPC.B369]&amp;&quot;}{&quot;&amp;[.B356]&amp;&quot;}{&quot;&amp;[$MallaSPC.C369]&amp;&quot;}{&quot;&amp;[$MallaSPC.D369]&amp;&quot;}{&quot;&amp;[$MallaSPC.E369]&amp;&quot;}{&quot;&amp;[$MallaSPC.G369]&amp;&quot;}{&quot;&amp;[$MallaSPC.H369]&amp;&quot;}{&quot;&amp;[$MallaSPC.I369]&amp;&quot;}{&quot;&amp;[$MallaSPC.J369]&amp;&quot;}{&quot;&amp;[$MallaSPC.K369]&amp;&quot;}{&quot;&amp;[$MallaSPC.L369]&amp;&quot;}{&quot;&amp;[$MallaSPC.M369]&amp;&quot;}{&quot;&amp;[$MallaSPC.N369]&amp;&quot;}{&quot;&amp;[$MallaSPC.O369]&amp;&quot;}{&quot;&amp;[$MallaSPC.P369]&amp;&quot;}{&quot;&amp;[$MallaSPC.Q369]&amp;&quot;}{&quot;&amp;[$MallaSPC.R369]&amp;&quot;}%&quot;&amp;[$MallaSPC.S369]&amp;[$MallaSPC.T369]&amp;[$MallaSPC.U369]&amp;[MallaSPC.V369]&amp;[MallaSPC.W369]&amp;[MallaSPC.X369]&amp;[MallaSPC.Y369]&amp;[MallaSPC.Z369]&amp;[MallaSPC.AA369])" office:value-type="string" office:string-value="\course{8}{Mandatory}{CS271T}{IT301}{Gerenciamiento de Datos}{4}{2}{2}{2}{2}{2}{Advanced}{IS206,IS208}{}{}{}{IT}%SPC,NT,UCSP">
            <text:p>\course{8}{Mandatory}{CS271T}{IT301}{Gerenciamiento de Datos}{4}{2}{2}{2}{2}{2}{Advanced}{IS206,IS208}{}{}{}{IT}%SPC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70]=&quot;&quot;;[$MallaSPC.C370]=&quot;&quot;;[$MallaSPC.F370]=&quot;&quot;);&quot;%&quot;;&quot;&quot;)">
            <text:p/>
          </table:table-cell>
          <table:table-cell table:style-name="ce5" table:formula="of:=IF([.A357]=&quot;%&quot;;&quot;&quot;;IF([$MallaSPC.F370]=&quot;E&quot;;[.$B$1];IF([$MallaSPC.F370]=&quot;O&quot;;[.$C$1];&quot;&quot;)))" office:value-type="string" office:string-value="Mandatory">
            <text:p>Mandatory</text:p>
          </table:table-cell>
          <table:table-cell table:style-name="ce5" table:formula="of:=IF([.A357]=&quot;%&quot;;&quot;&quot;;&quot;\&quot;&amp;[.$D$1]&amp;&quot;{&quot;&amp;[$MallaSPC.B370]&amp;&quot;}{&quot;&amp;[.B357]&amp;&quot;}{&quot;&amp;[$MallaSPC.C370]&amp;&quot;}{&quot;&amp;[$MallaSPC.D370]&amp;&quot;}{&quot;&amp;[$MallaSPC.E370]&amp;&quot;}{&quot;&amp;[$MallaSPC.G370]&amp;&quot;}{&quot;&amp;[$MallaSPC.H370]&amp;&quot;}{&quot;&amp;[$MallaSPC.I370]&amp;&quot;}{&quot;&amp;[$MallaSPC.J370]&amp;&quot;}{&quot;&amp;[$MallaSPC.K370]&amp;&quot;}{&quot;&amp;[$MallaSPC.L370]&amp;&quot;}{&quot;&amp;[$MallaSPC.M370]&amp;&quot;}{&quot;&amp;[$MallaSPC.N370]&amp;&quot;}{&quot;&amp;[$MallaSPC.O370]&amp;&quot;}{&quot;&amp;[$MallaSPC.P370]&amp;&quot;}{&quot;&amp;[$MallaSPC.Q370]&amp;&quot;}{&quot;&amp;[$MallaSPC.R370]&amp;&quot;}%&quot;&amp;[$MallaSPC.S370]&amp;[$MallaSPC.T370]&amp;[$MallaSPC.U370]&amp;[MallaSPC.V370]&amp;[MallaSPC.W370]&amp;[MallaSPC.X370]&amp;[MallaSPC.Y370]&amp;[MallaSPC.Z370]&amp;[MallaSPC.AA370])" office:value-type="string" office:string-value="\course{8}{Mandatory}{IS315}{}{Gerencia de Cambios y de Proyectos de Sistemas de Información}{4}{2}{2}{2}{2}{2}{Advanced}{IS210}{}{}{}{IS}%SPC,UCSP">
            <text:p>\course{8}{Mandatory}{IS315}{}{Gerencia de Cambios y de Proyectos de Sistemas de Información}{4}{2}{2}{2}{2}{2}{Advanced}{IS210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71]=&quot;&quot;;[$MallaSPC.C371]=&quot;&quot;;[$MallaSPC.F371]=&quot;&quot;);&quot;%&quot;;&quot;&quot;)">
            <text:p/>
          </table:table-cell>
          <table:table-cell table:style-name="ce5" table:formula="of:=IF([.A358]=&quot;%&quot;;&quot;&quot;;IF([$MallaSPC.F371]=&quot;E&quot;;[.$B$1];IF([$MallaSPC.F371]=&quot;O&quot;;[.$C$1];&quot;&quot;)))" office:value-type="string" office:string-value="Mandatory">
            <text:p>Mandatory</text:p>
          </table:table-cell>
          <table:table-cell table:style-name="ce5" table:formula="of:=IF([.A358]=&quot;%&quot;;&quot;&quot;;&quot;\&quot;&amp;[.$D$1]&amp;&quot;{&quot;&amp;[$MallaSPC.B371]&amp;&quot;}{&quot;&amp;[.B358]&amp;&quot;}{&quot;&amp;[$MallaSPC.C371]&amp;&quot;}{&quot;&amp;[$MallaSPC.D371]&amp;&quot;}{&quot;&amp;[$MallaSPC.E371]&amp;&quot;}{&quot;&amp;[$MallaSPC.G371]&amp;&quot;}{&quot;&amp;[$MallaSPC.H371]&amp;&quot;}{&quot;&amp;[$MallaSPC.I371]&amp;&quot;}{&quot;&amp;[$MallaSPC.J371]&amp;&quot;}{&quot;&amp;[$MallaSPC.K371]&amp;&quot;}{&quot;&amp;[$MallaSPC.L371]&amp;&quot;}{&quot;&amp;[$MallaSPC.M371]&amp;&quot;}{&quot;&amp;[$MallaSPC.N371]&amp;&quot;}{&quot;&amp;[$MallaSPC.O371]&amp;&quot;}{&quot;&amp;[$MallaSPC.P371]&amp;&quot;}{&quot;&amp;[$MallaSPC.Q371]&amp;&quot;}{&quot;&amp;[$MallaSPC.R371]&amp;&quot;}%&quot;&amp;[$MallaSPC.S371]&amp;[$MallaSPC.T371]&amp;[$MallaSPC.U371]&amp;[MallaSPC.V371]&amp;[MallaSPC.W371]&amp;[MallaSPC.X371]&amp;[MallaSPC.Y371]&amp;[MallaSPC.Z371]&amp;[MallaSPC.AA371])" office:value-type="string" office:string-value="\course{8}{Mandatory}{CS402}{IS402}{Proyecto II}{3}{2}{2}{}{}{}{}{IS401,CS390,CB211}{}{}{}{SE}%SPC">
            <text:p>\course{8}{Mandatory}{CS402}{IS402}{Proyecto II}{3}{2}{2}{}{}{}{}{IS401,CS390,CB211}{}{}{}{SE}%SPC</text:p>
          </table:table-cell>
          <table:table-cell table:number-columns-repeated="1021"/>
        </table:table-row>
        <table:table-row table:style-name="ro2">
          <table:table-cell table:style-name="ce5" table:formula="of:=IF(OR([$MallaSPC.B372]=&quot;&quot;;[$MallaSPC.C372]=&quot;&quot;;[$MallaSPC.F372]=&quot;&quot;);&quot;%&quot;;&quot;&quot;)">
            <text:p/>
          </table:table-cell>
          <table:table-cell table:style-name="ce5" table:formula="of:=IF([.A359]=&quot;%&quot;;&quot;&quot;;IF([$MallaSPC.F372]=&quot;E&quot;;[.$B$1];IF([$MallaSPC.F372]=&quot;O&quot;;[.$C$1];&quot;&quot;)))" office:value-type="string" office:string-value="Mandatory">
            <text:p>Mandatory</text:p>
          </table:table-cell>
          <table:table-cell table:style-name="ce5" table:formula="of:=IF([.A359]=&quot;%&quot;;&quot;&quot;;&quot;\&quot;&amp;[.$D$1]&amp;&quot;{&quot;&amp;[$MallaSPC.B372]&amp;&quot;}{&quot;&amp;[.B359]&amp;&quot;}{&quot;&amp;[$MallaSPC.C372]&amp;&quot;}{&quot;&amp;[$MallaSPC.D372]&amp;&quot;}{&quot;&amp;[$MallaSPC.E372]&amp;&quot;}{&quot;&amp;[$MallaSPC.G372]&amp;&quot;}{&quot;&amp;[$MallaSPC.H372]&amp;&quot;}{&quot;&amp;[$MallaSPC.I372]&amp;&quot;}{&quot;&amp;[$MallaSPC.J372]&amp;&quot;}{&quot;&amp;[$MallaSPC.K372]&amp;&quot;}{&quot;&amp;[$MallaSPC.L372]&amp;&quot;}{&quot;&amp;[$MallaSPC.M372]&amp;&quot;}{&quot;&amp;[$MallaSPC.N372]&amp;&quot;}{&quot;&amp;[$MallaSPC.O372]&amp;&quot;}{&quot;&amp;[$MallaSPC.P372]&amp;&quot;}{&quot;&amp;[$MallaSPC.Q372]&amp;&quot;}{&quot;&amp;[$MallaSPC.R372]&amp;&quot;}%&quot;&amp;[$MallaSPC.S372]&amp;[$MallaSPC.T372]&amp;[$MallaSPC.U372]&amp;[MallaSPC.V372]&amp;[MallaSPC.W372]&amp;[MallaSPC.X372]&amp;[MallaSPC.Y372]&amp;[MallaSPC.Z372]&amp;[MallaSPC.AA372])" office:value-type="string" office:string-value="\course{8}{Mandatory}{CS402}{IS402}{Proyecto II}{3}{2}{2}{}{}{}{}{IS401, CS390}{}{}{}{SE}%UCSP">
            <text:p>\course{8}{Mandatory}{CS402}{IS402}{Proyecto II}{3}{2}{2}{}{}{}{}{IS401, CS390}{}{}{}{SE}%UCSP</text:p>
          </table:table-cell>
          <table:table-cell table:number-columns-repeated="1021"/>
        </table:table-row>
        <table:table-row table:style-name="ro2">
          <table:table-cell table:style-name="ce5" table:formula="of:=IF(OR([$MallaSPC.B373]=&quot;&quot;;[$MallaSPC.C373]=&quot;&quot;;[$MallaSPC.F373]=&quot;&quot;);&quot;%&quot;;&quot;&quot;)">
            <text:p/>
          </table:table-cell>
          <table:table-cell table:style-name="ce5" table:formula="of:=IF([.A360]=&quot;%&quot;;&quot;&quot;;IF([$MallaSPC.F373]=&quot;E&quot;;[.$B$1];IF([$MallaSPC.F373]=&quot;O&quot;;[.$C$1];&quot;&quot;)))" office:value-type="string" office:string-value="Mandatory">
            <text:p>Mandatory</text:p>
          </table:table-cell>
          <table:table-cell table:style-name="ce5" table:formula="of:=IF([.A360]=&quot;%&quot;;&quot;&quot;;&quot;\&quot;&amp;[.$D$1]&amp;&quot;{&quot;&amp;[$MallaSPC.B373]&amp;&quot;}{&quot;&amp;[.B360]&amp;&quot;}{&quot;&amp;[$MallaSPC.C373]&amp;&quot;}{&quot;&amp;[$MallaSPC.D373]&amp;&quot;}{&quot;&amp;[$MallaSPC.E373]&amp;&quot;}{&quot;&amp;[$MallaSPC.G373]&amp;&quot;}{&quot;&amp;[$MallaSPC.H373]&amp;&quot;}{&quot;&amp;[$MallaSPC.I373]&amp;&quot;}{&quot;&amp;[$MallaSPC.J373]&amp;&quot;}{&quot;&amp;[$MallaSPC.K373]&amp;&quot;}{&quot;&amp;[$MallaSPC.L373]&amp;&quot;}{&quot;&amp;[$MallaSPC.M373]&amp;&quot;}{&quot;&amp;[$MallaSPC.N373]&amp;&quot;}{&quot;&amp;[$MallaSPC.O373]&amp;&quot;}{&quot;&amp;[$MallaSPC.P373]&amp;&quot;}{&quot;&amp;[$MallaSPC.Q373]&amp;&quot;}{&quot;&amp;[$MallaSPC.R373]&amp;&quot;}%&quot;&amp;[$MallaSPC.S373]&amp;[$MallaSPC.T373]&amp;[$MallaSPC.U373]&amp;[MallaSPC.V373]&amp;[MallaSPC.W373]&amp;[MallaSPC.X373]&amp;[MallaSPC.Y373]&amp;[MallaSPC.Z373]&amp;[MallaSPC.AA373])" office:value-type="string" office:string-value="\course{8}{Mandatory}{ET101}{}{Formación de Empresas de Base Tecnológica I}{4}{2}{4}{}{}{}{}{IS316, IS313}{}{}{}{OG}%SPC,UCSP">
            <text:p>\course{8}{Mandatory}{ET101}{}{Formación de Empresas de Base Tecnológica I}{4}{2}{4}{}{}{}{}{IS316, IS313}{}{}{}{OG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74]=&quot;&quot;;[$MallaSPC.C374]=&quot;&quot;;[$MallaSPC.F374]=&quot;&quot;);&quot;%&quot;;&quot;&quot;)">
            <text:p/>
          </table:table-cell>
          <table:table-cell table:style-name="ce5" table:formula="of:=IF([.A361]=&quot;%&quot;;&quot;&quot;;IF([$MallaSPC.F374]=&quot;E&quot;;[.$B$1];IF([$MallaSPC.F374]=&quot;O&quot;;[.$C$1];&quot;&quot;)))" office:value-type="string" office:string-value="Mandatory">
            <text:p>Mandatory</text:p>
          </table:table-cell>
          <table:table-cell table:style-name="ce5" table:formula="of:=IF([.A361]=&quot;%&quot;;&quot;&quot;;&quot;\&quot;&amp;[.$D$1]&amp;&quot;{&quot;&amp;[$MallaSPC.B374]&amp;&quot;}{&quot;&amp;[.B361]&amp;&quot;}{&quot;&amp;[$MallaSPC.C374]&amp;&quot;}{&quot;&amp;[$MallaSPC.D374]&amp;&quot;}{&quot;&amp;[$MallaSPC.E374]&amp;&quot;}{&quot;&amp;[$MallaSPC.G374]&amp;&quot;}{&quot;&amp;[$MallaSPC.H374]&amp;&quot;}{&quot;&amp;[$MallaSPC.I374]&amp;&quot;}{&quot;&amp;[$MallaSPC.J374]&amp;&quot;}{&quot;&amp;[$MallaSPC.K374]&amp;&quot;}{&quot;&amp;[$MallaSPC.L374]&amp;&quot;}{&quot;&amp;[$MallaSPC.M374]&amp;&quot;}{&quot;&amp;[$MallaSPC.N374]&amp;&quot;}{&quot;&amp;[$MallaSPC.O374]&amp;&quot;}{&quot;&amp;[$MallaSPC.P374]&amp;&quot;}{&quot;&amp;[$MallaSPC.Q374]&amp;&quot;}{&quot;&amp;[$MallaSPC.R374]&amp;&quot;}%&quot;&amp;[$MallaSPC.S374]&amp;[$MallaSPC.T374]&amp;[$MallaSPC.U374]&amp;[MallaSPC.V374]&amp;[MallaSPC.W374]&amp;[MallaSPC.X374]&amp;[MallaSPC.Y374]&amp;[MallaSPC.Z374]&amp;[MallaSPC.AA374])" office:value-type="string" office:string-value="\course{8}{Mandatory}{FG211}{IS351}{Ética Profesional}{4}{4}{}{}{}{}{}{FG210}{}{}{}{IS}%SPC,UCSP">
            <text:p>\course{8}{Mandatory}{FG211}{IS351}{Ética Profesional}{4}{4}{}{}{}{}{}{FG210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75]=&quot;&quot;;[$MallaSPC.C375]=&quot;&quot;;[$MallaSPC.F375]=&quot;&quot;);&quot;%&quot;;&quot;&quot;)">
            <text:p/>
          </table:table-cell>
          <table:table-cell table:style-name="ce5" table:formula="of:=IF([.A362]=&quot;%&quot;;&quot;&quot;;IF([$MallaSPC.F375]=&quot;E&quot;;[.$B$1];IF([$MallaSPC.F375]=&quot;O&quot;;[.$C$1];&quot;&quot;)))" office:value-type="string" office:string-value="Mandatory">
            <text:p>Mandatory</text:p>
          </table:table-cell>
          <table:table-cell table:style-name="ce5" table:formula="of:=IF([.A362]=&quot;%&quot;;&quot;&quot;;&quot;\&quot;&amp;[.$D$1]&amp;&quot;{&quot;&amp;[$MallaSPC.B375]&amp;&quot;}{&quot;&amp;[.B362]&amp;&quot;}{&quot;&amp;[$MallaSPC.C375]&amp;&quot;}{&quot;&amp;[$MallaSPC.D375]&amp;&quot;}{&quot;&amp;[$MallaSPC.E375]&amp;&quot;}{&quot;&amp;[$MallaSPC.G375]&amp;&quot;}{&quot;&amp;[$MallaSPC.H375]&amp;&quot;}{&quot;&amp;[$MallaSPC.I375]&amp;&quot;}{&quot;&amp;[$MallaSPC.J375]&amp;&quot;}{&quot;&amp;[$MallaSPC.K375]&amp;&quot;}{&quot;&amp;[$MallaSPC.L375]&amp;&quot;}{&quot;&amp;[$MallaSPC.M375]&amp;&quot;}{&quot;&amp;[$MallaSPC.N375]&amp;&quot;}{&quot;&amp;[$MallaSPC.O375]&amp;&quot;}{&quot;&amp;[$MallaSPC.P375]&amp;&quot;}{&quot;&amp;[$MallaSPC.Q375]&amp;&quot;}{&quot;&amp;[$MallaSPC.R375]&amp;&quot;}%&quot;&amp;[$MallaSPC.S375]&amp;[$MallaSPC.T375]&amp;[$MallaSPC.U375]&amp;[MallaSPC.V375]&amp;[MallaSPC.W375]&amp;[MallaSPC.X375]&amp;[MallaSPC.Y375]&amp;[MallaSPC.Z375]&amp;[MallaSPC.AA375])" office:value-type="string" office:string-value="\course{8}{Mandatory}{IS320}{}{Seguridad de la Información}{3}{2}{}{2}{2}{2}{Advanced}{IS313}{}{}{}{IS}%SPC">
            <text:p>\course{8}{Mandatory}{IS320}{}{Seguridad de la Información}{3}{2}{}{2}{2}{2}{Advanced}{IS313}{}{}{}{IS}%SPC</text:p>
          </table:table-cell>
          <table:table-cell table:number-columns-repeated="1021"/>
        </table:table-row>
        <table:table-row table:style-name="ro2">
          <table:table-cell table:style-name="ce5" table:formula="of:=IF(OR([$MallaSPC.B376]=&quot;&quot;;[$MallaSPC.C376]=&quot;&quot;;[$MallaSPC.F376]=&quot;&quot;);&quot;%&quot;;&quot;&quot;)" office:value-type="string" office:string-value="%">
            <text:p>%</text:p>
          </table:table-cell>
          <table:table-cell table:style-name="ce5" table:formula="of:=IF([.A363]=&quot;%&quot;;&quot;&quot;;IF([$MallaSPC.F376]=&quot;E&quot;;[.$B$1];IF([$MallaSPC.F376]=&quot;O&quot;;[.$C$1];&quot;&quot;)))">
            <text:p/>
          </table:table-cell>
          <table:table-cell table:style-name="ce5" table:formula="of:=IF([.A363]=&quot;%&quot;;&quot;&quot;;&quot;\&quot;&amp;[.$D$1]&amp;&quot;{&quot;&amp;[$MallaSPC.B376]&amp;&quot;}{&quot;&amp;[.B363]&amp;&quot;}{&quot;&amp;[$MallaSPC.C376]&amp;&quot;}{&quot;&amp;[$MallaSPC.D376]&amp;&quot;}{&quot;&amp;[$MallaSPC.E376]&amp;&quot;}{&quot;&amp;[$MallaSPC.G376]&amp;&quot;}{&quot;&amp;[$MallaSPC.H376]&amp;&quot;}{&quot;&amp;[$MallaSPC.I376]&amp;&quot;}{&quot;&amp;[$MallaSPC.J376]&amp;&quot;}{&quot;&amp;[$MallaSPC.K376]&amp;&quot;}{&quot;&amp;[$MallaSPC.L376]&amp;&quot;}{&quot;&amp;[$MallaSPC.M376]&amp;&quot;}{&quot;&amp;[$MallaSPC.N376]&amp;&quot;}{&quot;&amp;[$MallaSPC.O376]&amp;&quot;}{&quot;&amp;[$MallaSPC.P376]&amp;&quot;}{&quot;&amp;[$MallaSPC.Q376]&amp;&quot;}{&quot;&amp;[$MallaSPC.R376]&amp;&quot;}%&quot;&amp;[$MallaSPC.S376]&amp;[$MallaSPC.T376]&amp;[$MallaSPC.U376]&amp;[MallaSPC.V376]&amp;[MallaSPC.W376]&amp;[MallaSPC.X376]&amp;[MallaSPC.Y376]&amp;[MallaSPC.Z376]&amp;[MallaSPC.AA376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77]=&quot;&quot;;[$MallaSPC.C377]=&quot;&quot;;[$MallaSPC.F377]=&quot;&quot;);&quot;%&quot;;&quot;&quot;)" office:value-type="string" office:string-value="%">
            <text:p>%</text:p>
          </table:table-cell>
          <table:table-cell table:style-name="ce5" table:formula="of:=IF([.A364]=&quot;%&quot;;&quot;&quot;;IF([$MallaSPC.F377]=&quot;E&quot;;[.$B$1];IF([$MallaSPC.F377]=&quot;O&quot;;[.$C$1];&quot;&quot;)))">
            <text:p/>
          </table:table-cell>
          <table:table-cell table:style-name="ce5" table:formula="of:=IF([.A364]=&quot;%&quot;;&quot;&quot;;&quot;\&quot;&amp;[.$D$1]&amp;&quot;{&quot;&amp;[$MallaSPC.B377]&amp;&quot;}{&quot;&amp;[.B364]&amp;&quot;}{&quot;&amp;[$MallaSPC.C377]&amp;&quot;}{&quot;&amp;[$MallaSPC.D377]&amp;&quot;}{&quot;&amp;[$MallaSPC.E377]&amp;&quot;}{&quot;&amp;[$MallaSPC.G377]&amp;&quot;}{&quot;&amp;[$MallaSPC.H377]&amp;&quot;}{&quot;&amp;[$MallaSPC.I377]&amp;&quot;}{&quot;&amp;[$MallaSPC.J377]&amp;&quot;}{&quot;&amp;[$MallaSPC.K377]&amp;&quot;}{&quot;&amp;[$MallaSPC.L377]&amp;&quot;}{&quot;&amp;[$MallaSPC.M377]&amp;&quot;}{&quot;&amp;[$MallaSPC.N377]&amp;&quot;}{&quot;&amp;[$MallaSPC.O377]&amp;&quot;}{&quot;&amp;[$MallaSPC.P377]&amp;&quot;}{&quot;&amp;[$MallaSPC.Q377]&amp;&quot;}{&quot;&amp;[$MallaSPC.R377]&amp;&quot;}%&quot;&amp;[$MallaSPC.S377]&amp;[$MallaSPC.T377]&amp;[$MallaSPC.U377]&amp;[MallaSPC.V377]&amp;[MallaSPC.W377]&amp;[MallaSPC.X377]&amp;[MallaSPC.Y377]&amp;[MallaSPC.Z377]&amp;[MallaSPC.AA37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78]=&quot;&quot;;[$MallaSPC.C378]=&quot;&quot;;[$MallaSPC.F378]=&quot;&quot;);&quot;%&quot;;&quot;&quot;)" office:value-type="string" office:string-value="%">
            <text:p>%</text:p>
          </table:table-cell>
          <table:table-cell table:style-name="ce5" table:formula="of:=IF([.A365]=&quot;%&quot;;&quot;&quot;;IF([$MallaSPC.F378]=&quot;E&quot;;[.$B$1];IF([$MallaSPC.F378]=&quot;O&quot;;[.$C$1];&quot;&quot;)))">
            <text:p/>
          </table:table-cell>
          <table:table-cell table:style-name="ce5" table:formula="of:=IF([.A365]=&quot;%&quot;;&quot;&quot;;&quot;\&quot;&amp;[.$D$1]&amp;&quot;{&quot;&amp;[$MallaSPC.B378]&amp;&quot;}{&quot;&amp;[.B365]&amp;&quot;}{&quot;&amp;[$MallaSPC.C378]&amp;&quot;}{&quot;&amp;[$MallaSPC.D378]&amp;&quot;}{&quot;&amp;[$MallaSPC.E378]&amp;&quot;}{&quot;&amp;[$MallaSPC.G378]&amp;&quot;}{&quot;&amp;[$MallaSPC.H378]&amp;&quot;}{&quot;&amp;[$MallaSPC.I378]&amp;&quot;}{&quot;&amp;[$MallaSPC.J378]&amp;&quot;}{&quot;&amp;[$MallaSPC.K378]&amp;&quot;}{&quot;&amp;[$MallaSPC.L378]&amp;&quot;}{&quot;&amp;[$MallaSPC.M378]&amp;&quot;}{&quot;&amp;[$MallaSPC.N378]&amp;&quot;}{&quot;&amp;[$MallaSPC.O378]&amp;&quot;}{&quot;&amp;[$MallaSPC.P378]&amp;&quot;}{&quot;&amp;[$MallaSPC.Q378]&amp;&quot;}{&quot;&amp;[$MallaSPC.R378]&amp;&quot;}%&quot;&amp;[$MallaSPC.S378]&amp;[$MallaSPC.T378]&amp;[$MallaSPC.U378]&amp;[MallaSPC.V378]&amp;[MallaSPC.W378]&amp;[MallaSPC.X378]&amp;[MallaSPC.Y378]&amp;[MallaSPC.Z378]&amp;[MallaSPC.AA37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79]=&quot;&quot;;[$MallaSPC.C379]=&quot;&quot;;[$MallaSPC.F379]=&quot;&quot;);&quot;%&quot;;&quot;&quot;)" office:value-type="string" office:string-value="%">
            <text:p>%</text:p>
          </table:table-cell>
          <table:table-cell table:style-name="ce5" table:formula="of:=IF([.A366]=&quot;%&quot;;&quot;&quot;;IF([$MallaSPC.F379]=&quot;E&quot;;[.$B$1];IF([$MallaSPC.F379]=&quot;O&quot;;[.$C$1];&quot;&quot;)))">
            <text:p/>
          </table:table-cell>
          <table:table-cell table:style-name="ce5" table:formula="of:=IF([.A366]=&quot;%&quot;;&quot;&quot;;&quot;\&quot;&amp;[.$D$1]&amp;&quot;{&quot;&amp;[$MallaSPC.B379]&amp;&quot;}{&quot;&amp;[.B366]&amp;&quot;}{&quot;&amp;[$MallaSPC.C379]&amp;&quot;}{&quot;&amp;[$MallaSPC.D379]&amp;&quot;}{&quot;&amp;[$MallaSPC.E379]&amp;&quot;}{&quot;&amp;[$MallaSPC.G379]&amp;&quot;}{&quot;&amp;[$MallaSPC.H379]&amp;&quot;}{&quot;&amp;[$MallaSPC.I379]&amp;&quot;}{&quot;&amp;[$MallaSPC.J379]&amp;&quot;}{&quot;&amp;[$MallaSPC.K379]&amp;&quot;}{&quot;&amp;[$MallaSPC.L379]&amp;&quot;}{&quot;&amp;[$MallaSPC.M379]&amp;&quot;}{&quot;&amp;[$MallaSPC.N379]&amp;&quot;}{&quot;&amp;[$MallaSPC.O379]&amp;&quot;}{&quot;&amp;[$MallaSPC.P379]&amp;&quot;}{&quot;&amp;[$MallaSPC.Q379]&amp;&quot;}{&quot;&amp;[$MallaSPC.R379]&amp;&quot;}%&quot;&amp;[$MallaSPC.S379]&amp;[$MallaSPC.T379]&amp;[$MallaSPC.U379]&amp;[MallaSPC.V379]&amp;[MallaSPC.W379]&amp;[MallaSPC.X379]&amp;[MallaSPC.Y379]&amp;[MallaSPC.Z379]&amp;[MallaSPC.AA37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80]=&quot;&quot;;[$MallaSPC.C380]=&quot;&quot;;[$MallaSPC.F380]=&quot;&quot;);&quot;%&quot;;&quot;&quot;)" office:value-type="string" office:string-value="%">
            <text:p>%</text:p>
          </table:table-cell>
          <table:table-cell table:style-name="ce5" table:formula="of:=IF([.A367]=&quot;%&quot;;&quot;&quot;;IF([$MallaSPC.F380]=&quot;E&quot;;[.$B$1];IF([$MallaSPC.F380]=&quot;O&quot;;[.$C$1];&quot;&quot;)))">
            <text:p/>
          </table:table-cell>
          <table:table-cell table:style-name="ce5" table:formula="of:=IF([.A367]=&quot;%&quot;;&quot;&quot;;&quot;\&quot;&amp;[.$D$1]&amp;&quot;{&quot;&amp;[$MallaSPC.B380]&amp;&quot;}{&quot;&amp;[.B367]&amp;&quot;}{&quot;&amp;[$MallaSPC.C380]&amp;&quot;}{&quot;&amp;[$MallaSPC.D380]&amp;&quot;}{&quot;&amp;[$MallaSPC.E380]&amp;&quot;}{&quot;&amp;[$MallaSPC.G380]&amp;&quot;}{&quot;&amp;[$MallaSPC.H380]&amp;&quot;}{&quot;&amp;[$MallaSPC.I380]&amp;&quot;}{&quot;&amp;[$MallaSPC.J380]&amp;&quot;}{&quot;&amp;[$MallaSPC.K380]&amp;&quot;}{&quot;&amp;[$MallaSPC.L380]&amp;&quot;}{&quot;&amp;[$MallaSPC.M380]&amp;&quot;}{&quot;&amp;[$MallaSPC.N380]&amp;&quot;}{&quot;&amp;[$MallaSPC.O380]&amp;&quot;}{&quot;&amp;[$MallaSPC.P380]&amp;&quot;}{&quot;&amp;[$MallaSPC.Q380]&amp;&quot;}{&quot;&amp;[$MallaSPC.R380]&amp;&quot;}%&quot;&amp;[$MallaSPC.S380]&amp;[$MallaSPC.T380]&amp;[$MallaSPC.U380]&amp;[MallaSPC.V380]&amp;[MallaSPC.W380]&amp;[MallaSPC.X380]&amp;[MallaSPC.Y380]&amp;[MallaSPC.Z380]&amp;[MallaSPC.AA38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81]=&quot;&quot;;[$MallaSPC.C381]=&quot;&quot;;[$MallaSPC.F381]=&quot;&quot;);&quot;%&quot;;&quot;&quot;)">
            <text:p/>
          </table:table-cell>
          <table:table-cell table:style-name="ce5" table:formula="of:=IF([.A368]=&quot;%&quot;;&quot;&quot;;IF([$MallaSPC.F381]=&quot;E&quot;;[.$B$1];IF([$MallaSPC.F381]=&quot;O&quot;;[.$C$1];&quot;&quot;)))" office:value-type="string" office:string-value="Mandatory">
            <text:p>Mandatory</text:p>
          </table:table-cell>
          <table:table-cell table:style-name="ce5" table:formula="of:=IF([.A368]=&quot;%&quot;;&quot;&quot;;&quot;\&quot;&amp;[.$D$1]&amp;&quot;{&quot;&amp;[$MallaSPC.B381]&amp;&quot;}{&quot;&amp;[.B368]&amp;&quot;}{&quot;&amp;[$MallaSPC.C381]&amp;&quot;}{&quot;&amp;[$MallaSPC.D381]&amp;&quot;}{&quot;&amp;[$MallaSPC.E381]&amp;&quot;}{&quot;&amp;[$MallaSPC.G381]&amp;&quot;}{&quot;&amp;[$MallaSPC.H381]&amp;&quot;}{&quot;&amp;[$MallaSPC.I381]&amp;&quot;}{&quot;&amp;[$MallaSPC.J381]&amp;&quot;}{&quot;&amp;[$MallaSPC.K381]&amp;&quot;}{&quot;&amp;[$MallaSPC.L381]&amp;&quot;}{&quot;&amp;[$MallaSPC.M381]&amp;&quot;}{&quot;&amp;[$MallaSPC.N381]&amp;&quot;}{&quot;&amp;[$MallaSPC.O381]&amp;&quot;}{&quot;&amp;[$MallaSPC.P381]&amp;&quot;}{&quot;&amp;[$MallaSPC.Q381]&amp;&quot;}{&quot;&amp;[$MallaSPC.R381]&amp;&quot;}%&quot;&amp;[$MallaSPC.S381]&amp;[$MallaSPC.T381]&amp;[$MallaSPC.U381]&amp;[MallaSPC.V381]&amp;[MallaSPC.W381]&amp;[MallaSPC.X381]&amp;[MallaSPC.Y381]&amp;[MallaSPC.Z381]&amp;[MallaSPC.AA381])" office:value-type="string" office:string-value="\course{9}{Mandatory}{IS209}{}{Diseño e Implementación en Ambientes Emergentes}{4}{2}{2}{2}{2}{2}{Advanced}{IS208,CS225T}{}{}{}{IS}%SPC,UCSP">
            <text:p>\course{9}{Mandatory}{IS209}{}{Diseño e Implementación en Ambientes Emergentes}{4}{2}{2}{2}{2}{2}{Advanced}{IS208,CS225T}{}{}{}{IS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82]=&quot;&quot;;[$MallaSPC.C382]=&quot;&quot;;[$MallaSPC.F382]=&quot;&quot;);&quot;%&quot;;&quot;&quot;)">
            <text:p/>
          </table:table-cell>
          <table:table-cell table:style-name="ce5" table:formula="of:=IF([.A369]=&quot;%&quot;;&quot;&quot;;IF([$MallaSPC.F382]=&quot;E&quot;;[.$B$1];IF([$MallaSPC.F382]=&quot;O&quot;;[.$C$1];&quot;&quot;)))" office:value-type="string" office:string-value="Mandatory">
            <text:p>Mandatory</text:p>
          </table:table-cell>
          <table:table-cell table:style-name="ce5" table:formula="of:=IF([.A369]=&quot;%&quot;;&quot;&quot;;&quot;\&quot;&amp;[.$D$1]&amp;&quot;{&quot;&amp;[$MallaSPC.B382]&amp;&quot;}{&quot;&amp;[.B369]&amp;&quot;}{&quot;&amp;[$MallaSPC.C382]&amp;&quot;}{&quot;&amp;[$MallaSPC.D382]&amp;&quot;}{&quot;&amp;[$MallaSPC.E382]&amp;&quot;}{&quot;&amp;[$MallaSPC.G382]&amp;&quot;}{&quot;&amp;[$MallaSPC.H382]&amp;&quot;}{&quot;&amp;[$MallaSPC.I382]&amp;&quot;}{&quot;&amp;[$MallaSPC.J382]&amp;&quot;}{&quot;&amp;[$MallaSPC.K382]&amp;&quot;}{&quot;&amp;[$MallaSPC.L382]&amp;&quot;}{&quot;&amp;[$MallaSPC.M382]&amp;&quot;}{&quot;&amp;[$MallaSPC.N382]&amp;&quot;}{&quot;&amp;[$MallaSPC.O382]&amp;&quot;}{&quot;&amp;[$MallaSPC.P382]&amp;&quot;}{&quot;&amp;[$MallaSPC.Q382]&amp;&quot;}{&quot;&amp;[$MallaSPC.R382]&amp;&quot;}%&quot;&amp;[$MallaSPC.S382]&amp;[$MallaSPC.T382]&amp;[$MallaSPC.U382]&amp;[MallaSPC.V382]&amp;[MallaSPC.W382]&amp;[MallaSPC.X382]&amp;[MallaSPC.Y382]&amp;[MallaSPC.Z382]&amp;[MallaSPC.AA382])" office:value-type="string" office:string-value="\course{9}{Mandatory}{CS391}{}{Calidad de Software}{4}{3}{2}{}{}{}{}{IS315}{}{}{}{SE}%SPC,UCSP">
            <text:p>\course{9}{Mandatory}{CS391}{}{Calidad de Software}{4}{3}{2}{}{}{}{}{IS315}{}{}{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83]=&quot;&quot;;[$MallaSPC.C383]=&quot;&quot;;[$MallaSPC.F383]=&quot;&quot;);&quot;%&quot;;&quot;&quot;)">
            <text:p/>
          </table:table-cell>
          <table:table-cell table:style-name="ce5" table:formula="of:=IF([.A370]=&quot;%&quot;;&quot;&quot;;IF([$MallaSPC.F383]=&quot;E&quot;;[.$B$1];IF([$MallaSPC.F383]=&quot;O&quot;;[.$C$1];&quot;&quot;)))" office:value-type="string" office:string-value="Mandatory">
            <text:p>Mandatory</text:p>
          </table:table-cell>
          <table:table-cell table:style-name="ce5" table:formula="of:=IF([.A370]=&quot;%&quot;;&quot;&quot;;&quot;\&quot;&amp;[.$D$1]&amp;&quot;{&quot;&amp;[$MallaSPC.B383]&amp;&quot;}{&quot;&amp;[.B370]&amp;&quot;}{&quot;&amp;[$MallaSPC.C383]&amp;&quot;}{&quot;&amp;[$MallaSPC.D383]&amp;&quot;}{&quot;&amp;[$MallaSPC.E383]&amp;&quot;}{&quot;&amp;[$MallaSPC.G383]&amp;&quot;}{&quot;&amp;[$MallaSPC.H383]&amp;&quot;}{&quot;&amp;[$MallaSPC.I383]&amp;&quot;}{&quot;&amp;[$MallaSPC.J383]&amp;&quot;}{&quot;&amp;[$MallaSPC.K383]&amp;&quot;}{&quot;&amp;[$MallaSPC.L383]&amp;&quot;}{&quot;&amp;[$MallaSPC.M383]&amp;&quot;}{&quot;&amp;[$MallaSPC.N383]&amp;&quot;}{&quot;&amp;[$MallaSPC.O383]&amp;&quot;}{&quot;&amp;[$MallaSPC.P383]&amp;&quot;}{&quot;&amp;[$MallaSPC.Q383]&amp;&quot;}{&quot;&amp;[$MallaSPC.R383]&amp;&quot;}%&quot;&amp;[$MallaSPC.S383]&amp;[$MallaSPC.T383]&amp;[$MallaSPC.U383]&amp;[MallaSPC.V383]&amp;[MallaSPC.W383]&amp;[MallaSPC.X383]&amp;[MallaSPC.Y383]&amp;[MallaSPC.Z383]&amp;[MallaSPC.AA383])" office:value-type="string" office:string-value="\course{9}{Mandatory}{CS230W}{IT303}{Comunicación de Datos y Redes}{3}{1}{2}{2}{2}{2}{Advanced}{CS271T}{}{}{}{IT}%SPC,2E,UCSP">
            <text:p>\course{9}{Mandatory}{CS230W}{IT303}{Comunicación de Datos y Redes}{3}{1}{2}{2}{2}{2}{Advanced}{CS271T}{}{}{}{IT}%SPC,2E,UCSP</text:p>
          </table:table-cell>
          <table:table-cell table:number-columns-repeated="1021"/>
        </table:table-row>
        <table:table-row table:style-name="ro2">
          <table:table-cell table:style-name="ce5" table:formula="of:=IF(OR([$MallaSPC.B384]=&quot;&quot;;[$MallaSPC.C384]=&quot;&quot;;[$MallaSPC.F384]=&quot;&quot;);&quot;%&quot;;&quot;&quot;)">
            <text:p/>
          </table:table-cell>
          <table:table-cell table:style-name="ce5" table:formula="of:=IF([.A371]=&quot;%&quot;;&quot;&quot;;IF([$MallaSPC.F384]=&quot;E&quot;;[.$B$1];IF([$MallaSPC.F384]=&quot;O&quot;;[.$C$1];&quot;&quot;)))" office:value-type="string" office:string-value="Mandatory">
            <text:p>Mandatory</text:p>
          </table:table-cell>
          <table:table-cell table:style-name="ce5" table:formula="of:=IF([.A371]=&quot;%&quot;;&quot;&quot;;&quot;\&quot;&amp;[.$D$1]&amp;&quot;{&quot;&amp;[$MallaSPC.B384]&amp;&quot;}{&quot;&amp;[.B371]&amp;&quot;}{&quot;&amp;[$MallaSPC.C384]&amp;&quot;}{&quot;&amp;[$MallaSPC.D384]&amp;&quot;}{&quot;&amp;[$MallaSPC.E384]&amp;&quot;}{&quot;&amp;[$MallaSPC.G384]&amp;&quot;}{&quot;&amp;[$MallaSPC.H384]&amp;&quot;}{&quot;&amp;[$MallaSPC.I384]&amp;&quot;}{&quot;&amp;[$MallaSPC.J384]&amp;&quot;}{&quot;&amp;[$MallaSPC.K384]&amp;&quot;}{&quot;&amp;[$MallaSPC.L384]&amp;&quot;}{&quot;&amp;[$MallaSPC.M384]&amp;&quot;}{&quot;&amp;[$MallaSPC.N384]&amp;&quot;}{&quot;&amp;[$MallaSPC.O384]&amp;&quot;}{&quot;&amp;[$MallaSPC.P384]&amp;&quot;}{&quot;&amp;[$MallaSPC.Q384]&amp;&quot;}{&quot;&amp;[$MallaSPC.R384]&amp;&quot;}%&quot;&amp;[$MallaSPC.S384]&amp;[$MallaSPC.T384]&amp;[$MallaSPC.U384]&amp;[MallaSPC.V384]&amp;[MallaSPC.W384]&amp;[MallaSPC.X384]&amp;[MallaSPC.Y384]&amp;[MallaSPC.Z384]&amp;[MallaSPC.AA384])" office:value-type="string" office:string-value="\course{9}{Mandatory}{IS317}{IS403}{Proyecto Final Integrado}{4}{3}{2}{}{}{}{}{IS315,IS402}{}{}{}{SE}%SPC,UCSP">
            <text:p>\course{9}{Mandatory}{IS317}{IS403}{Proyecto Final Integrado}{4}{3}{2}{}{}{}{}{IS315,IS402}{}{}{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85]=&quot;&quot;;[$MallaSPC.C385]=&quot;&quot;;[$MallaSPC.F385]=&quot;&quot;);&quot;%&quot;;&quot;&quot;)">
            <text:p/>
          </table:table-cell>
          <table:table-cell table:style-name="ce5" table:formula="of:=IF([.A372]=&quot;%&quot;;&quot;&quot;;IF([$MallaSPC.F385]=&quot;E&quot;;[.$B$1];IF([$MallaSPC.F385]=&quot;O&quot;;[.$C$1];&quot;&quot;)))" office:value-type="string" office:string-value="Mandatory">
            <text:p>Mandatory</text:p>
          </table:table-cell>
          <table:table-cell table:style-name="ce5" table:formula="of:=IF([.A372]=&quot;%&quot;;&quot;&quot;;&quot;\&quot;&amp;[.$D$1]&amp;&quot;{&quot;&amp;[$MallaSPC.B385]&amp;&quot;}{&quot;&amp;[.B372]&amp;&quot;}{&quot;&amp;[$MallaSPC.C385]&amp;&quot;}{&quot;&amp;[$MallaSPC.D385]&amp;&quot;}{&quot;&amp;[$MallaSPC.E385]&amp;&quot;}{&quot;&amp;[$MallaSPC.G385]&amp;&quot;}{&quot;&amp;[$MallaSPC.H385]&amp;&quot;}{&quot;&amp;[$MallaSPC.I385]&amp;&quot;}{&quot;&amp;[$MallaSPC.J385]&amp;&quot;}{&quot;&amp;[$MallaSPC.K385]&amp;&quot;}{&quot;&amp;[$MallaSPC.L385]&amp;&quot;}{&quot;&amp;[$MallaSPC.M385]&amp;&quot;}{&quot;&amp;[$MallaSPC.N385]&amp;&quot;}{&quot;&amp;[$MallaSPC.O385]&amp;&quot;}{&quot;&amp;[$MallaSPC.P385]&amp;&quot;}{&quot;&amp;[$MallaSPC.Q385]&amp;&quot;}{&quot;&amp;[$MallaSPC.R385]&amp;&quot;}%&quot;&amp;[$MallaSPC.S385]&amp;[$MallaSPC.T385]&amp;[$MallaSPC.U385]&amp;[MallaSPC.V385]&amp;[MallaSPC.W385]&amp;[MallaSPC.X385]&amp;[MallaSPC.Y385]&amp;[MallaSPC.Z385]&amp;[MallaSPC.AA385])" office:value-type="string" office:string-value="\course{9}{Mandatory}{ET102}{}{Formación de Empresas de Base Tecnológica II}{4}{2}{4}{}{}{}{}{ET101}{}{}{}{OG}%SPC,UCSP">
            <text:p>\course{9}{Mandatory}{ET102}{}{Formación de Empresas de Base Tecnológica II}{4}{2}{4}{}{}{}{}{ET101}{}{}{}{OG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86]=&quot;&quot;;[$MallaSPC.C386]=&quot;&quot;;[$MallaSPC.F386]=&quot;&quot;);&quot;%&quot;;&quot;&quot;)">
            <text:p/>
          </table:table-cell>
          <table:table-cell table:style-name="ce5" table:formula="of:=IF([.A373]=&quot;%&quot;;&quot;&quot;;IF([$MallaSPC.F386]=&quot;E&quot;;[.$B$1];IF([$MallaSPC.F386]=&quot;O&quot;;[.$C$1];&quot;&quot;)))" office:value-type="string" office:string-value="Mandatory">
            <text:p>Mandatory</text:p>
          </table:table-cell>
          <table:table-cell table:style-name="ce5" table:formula="of:=IF([.A373]=&quot;%&quot;;&quot;&quot;;&quot;\&quot;&amp;[.$D$1]&amp;&quot;{&quot;&amp;[$MallaSPC.B386]&amp;&quot;}{&quot;&amp;[.B373]&amp;&quot;}{&quot;&amp;[$MallaSPC.C386]&amp;&quot;}{&quot;&amp;[$MallaSPC.D386]&amp;&quot;}{&quot;&amp;[$MallaSPC.E386]&amp;&quot;}{&quot;&amp;[$MallaSPC.G386]&amp;&quot;}{&quot;&amp;[$MallaSPC.H386]&amp;&quot;}{&quot;&amp;[$MallaSPC.I386]&amp;&quot;}{&quot;&amp;[$MallaSPC.J386]&amp;&quot;}{&quot;&amp;[$MallaSPC.K386]&amp;&quot;}{&quot;&amp;[$MallaSPC.L386]&amp;&quot;}{&quot;&amp;[$MallaSPC.M386]&amp;&quot;}{&quot;&amp;[$MallaSPC.N386]&amp;&quot;}{&quot;&amp;[$MallaSPC.O386]&amp;&quot;}{&quot;&amp;[$MallaSPC.P386]&amp;&quot;}{&quot;&amp;[$MallaSPC.Q386]&amp;&quot;}{&quot;&amp;[$MallaSPC.R386]&amp;&quot;}%&quot;&amp;[$MallaSPC.S386]&amp;[$MallaSPC.T386]&amp;[$MallaSPC.U386]&amp;[MallaSPC.V386]&amp;[MallaSPC.W386]&amp;[MallaSPC.X386]&amp;[MallaSPC.Y386]&amp;[MallaSPC.Z386]&amp;[MallaSPC.AA386])" office:value-type="string" office:string-value="\course{9}{Mandatory}{FG301}{}{Enseñanza Social de la Iglesia}{3}{3}{}{}{}{}{}{FG204A}{}{}{}{FG}%UCSP">
            <text:p>\course{9}{Mandatory}{FG301}{}{Enseñanza Social de la Iglesia}{3}{3}{}{}{}{}{}{FG204A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387]=&quot;&quot;;[$MallaSPC.C387]=&quot;&quot;;[$MallaSPC.F387]=&quot;&quot;);&quot;%&quot;;&quot;&quot;)">
            <text:p/>
          </table:table-cell>
          <table:table-cell table:style-name="ce5" table:formula="of:=IF([.A374]=&quot;%&quot;;&quot;&quot;;IF([$MallaSPC.F387]=&quot;E&quot;;[.$B$1];IF([$MallaSPC.F387]=&quot;O&quot;;[.$C$1];&quot;&quot;)))" office:value-type="string" office:string-value="Mandatory">
            <text:p>Mandatory</text:p>
          </table:table-cell>
          <table:table-cell table:style-name="ce5" table:formula="of:=IF([.A374]=&quot;%&quot;;&quot;&quot;;&quot;\&quot;&amp;[.$D$1]&amp;&quot;{&quot;&amp;[$MallaSPC.B387]&amp;&quot;}{&quot;&amp;[.B374]&amp;&quot;}{&quot;&amp;[$MallaSPC.C387]&amp;&quot;}{&quot;&amp;[$MallaSPC.D387]&amp;&quot;}{&quot;&amp;[$MallaSPC.E387]&amp;&quot;}{&quot;&amp;[$MallaSPC.G387]&amp;&quot;}{&quot;&amp;[$MallaSPC.H387]&amp;&quot;}{&quot;&amp;[$MallaSPC.I387]&amp;&quot;}{&quot;&amp;[$MallaSPC.J387]&amp;&quot;}{&quot;&amp;[$MallaSPC.K387]&amp;&quot;}{&quot;&amp;[$MallaSPC.L387]&amp;&quot;}{&quot;&amp;[$MallaSPC.M387]&amp;&quot;}{&quot;&amp;[$MallaSPC.N387]&amp;&quot;}{&quot;&amp;[$MallaSPC.O387]&amp;&quot;}{&quot;&amp;[$MallaSPC.P387]&amp;&quot;}{&quot;&amp;[$MallaSPC.Q387]&amp;&quot;}{&quot;&amp;[$MallaSPC.R387]&amp;&quot;}%&quot;&amp;[$MallaSPC.S387]&amp;[$MallaSPC.T387]&amp;[$MallaSPC.U387]&amp;[MallaSPC.V387]&amp;[MallaSPC.W387]&amp;[MallaSPC.X387]&amp;[MallaSPC.Y387]&amp;[MallaSPC.Z387]&amp;[MallaSPC.AA387])" office:value-type="string" office:string-value="\course{9}{Mandatory}{IS321}{}{Auditoría de Sistemas}{3}{2}{}{2}{2}{2}{Advanced}{IS320}{}{}{}{IS}%SPC">
            <text:p>\course{9}{Mandatory}{IS321}{}{Auditoría de Sistemas}{3}{2}{}{2}{2}{2}{Advanced}{IS320}{}{}{}{IS}%SPC</text:p>
          </table:table-cell>
          <table:table-cell table:number-columns-repeated="1021"/>
        </table:table-row>
        <table:table-row table:style-name="ro2">
          <table:table-cell table:style-name="ce5" table:formula="of:=IF(OR([$MallaSPC.B388]=&quot;&quot;;[$MallaSPC.C388]=&quot;&quot;;[$MallaSPC.F388]=&quot;&quot;);&quot;%&quot;;&quot;&quot;)" office:value-type="string" office:string-value="%">
            <text:p>%</text:p>
          </table:table-cell>
          <table:table-cell table:style-name="ce5" table:formula="of:=IF([.A375]=&quot;%&quot;;&quot;&quot;;IF([$MallaSPC.F388]=&quot;E&quot;;[.$B$1];IF([$MallaSPC.F388]=&quot;O&quot;;[.$C$1];&quot;&quot;)))">
            <text:p/>
          </table:table-cell>
          <table:table-cell table:style-name="ce5" table:formula="of:=IF([.A375]=&quot;%&quot;;&quot;&quot;;&quot;\&quot;&amp;[.$D$1]&amp;&quot;{&quot;&amp;[$MallaSPC.B388]&amp;&quot;}{&quot;&amp;[.B375]&amp;&quot;}{&quot;&amp;[$MallaSPC.C388]&amp;&quot;}{&quot;&amp;[$MallaSPC.D388]&amp;&quot;}{&quot;&amp;[$MallaSPC.E388]&amp;&quot;}{&quot;&amp;[$MallaSPC.G388]&amp;&quot;}{&quot;&amp;[$MallaSPC.H388]&amp;&quot;}{&quot;&amp;[$MallaSPC.I388]&amp;&quot;}{&quot;&amp;[$MallaSPC.J388]&amp;&quot;}{&quot;&amp;[$MallaSPC.K388]&amp;&quot;}{&quot;&amp;[$MallaSPC.L388]&amp;&quot;}{&quot;&amp;[$MallaSPC.M388]&amp;&quot;}{&quot;&amp;[$MallaSPC.N388]&amp;&quot;}{&quot;&amp;[$MallaSPC.O388]&amp;&quot;}{&quot;&amp;[$MallaSPC.P388]&amp;&quot;}{&quot;&amp;[$MallaSPC.Q388]&amp;&quot;}{&quot;&amp;[$MallaSPC.R388]&amp;&quot;}%&quot;&amp;[$MallaSPC.S388]&amp;[$MallaSPC.T388]&amp;[$MallaSPC.U388]&amp;[MallaSPC.V388]&amp;[MallaSPC.W388]&amp;[MallaSPC.X388]&amp;[MallaSPC.Y388]&amp;[MallaSPC.Z388]&amp;[MallaSPC.AA388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89]=&quot;&quot;;[$MallaSPC.C389]=&quot;&quot;;[$MallaSPC.F389]=&quot;&quot;);&quot;%&quot;;&quot;&quot;)" office:value-type="string" office:string-value="%">
            <text:p>%</text:p>
          </table:table-cell>
          <table:table-cell table:style-name="ce5" table:formula="of:=IF([.A376]=&quot;%&quot;;&quot;&quot;;IF([$MallaSPC.F389]=&quot;E&quot;;[.$B$1];IF([$MallaSPC.F389]=&quot;O&quot;;[.$C$1];&quot;&quot;)))">
            <text:p/>
          </table:table-cell>
          <table:table-cell table:style-name="ce5" table:formula="of:=IF([.A376]=&quot;%&quot;;&quot;&quot;;&quot;\&quot;&amp;[.$D$1]&amp;&quot;{&quot;&amp;[$MallaSPC.B389]&amp;&quot;}{&quot;&amp;[.B376]&amp;&quot;}{&quot;&amp;[$MallaSPC.C389]&amp;&quot;}{&quot;&amp;[$MallaSPC.D389]&amp;&quot;}{&quot;&amp;[$MallaSPC.E389]&amp;&quot;}{&quot;&amp;[$MallaSPC.G389]&amp;&quot;}{&quot;&amp;[$MallaSPC.H389]&amp;&quot;}{&quot;&amp;[$MallaSPC.I389]&amp;&quot;}{&quot;&amp;[$MallaSPC.J389]&amp;&quot;}{&quot;&amp;[$MallaSPC.K389]&amp;&quot;}{&quot;&amp;[$MallaSPC.L389]&amp;&quot;}{&quot;&amp;[$MallaSPC.M389]&amp;&quot;}{&quot;&amp;[$MallaSPC.N389]&amp;&quot;}{&quot;&amp;[$MallaSPC.O389]&amp;&quot;}{&quot;&amp;[$MallaSPC.P389]&amp;&quot;}{&quot;&amp;[$MallaSPC.Q389]&amp;&quot;}{&quot;&amp;[$MallaSPC.R389]&amp;&quot;}%&quot;&amp;[$MallaSPC.S389]&amp;[$MallaSPC.T389]&amp;[$MallaSPC.U389]&amp;[MallaSPC.V389]&amp;[MallaSPC.W389]&amp;[MallaSPC.X389]&amp;[MallaSPC.Y389]&amp;[MallaSPC.Z389]&amp;[MallaSPC.AA389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90]=&quot;&quot;;[$MallaSPC.C390]=&quot;&quot;;[$MallaSPC.F390]=&quot;&quot;);&quot;%&quot;;&quot;&quot;)" office:value-type="string" office:string-value="%">
            <text:p>%</text:p>
          </table:table-cell>
          <table:table-cell table:style-name="ce5" table:formula="of:=IF([.A377]=&quot;%&quot;;&quot;&quot;;IF([$MallaSPC.F390]=&quot;E&quot;;[.$B$1];IF([$MallaSPC.F390]=&quot;O&quot;;[.$C$1];&quot;&quot;)))">
            <text:p/>
          </table:table-cell>
          <table:table-cell table:style-name="ce5" table:formula="of:=IF([.A377]=&quot;%&quot;;&quot;&quot;;&quot;\&quot;&amp;[.$D$1]&amp;&quot;{&quot;&amp;[$MallaSPC.B390]&amp;&quot;}{&quot;&amp;[.B377]&amp;&quot;}{&quot;&amp;[$MallaSPC.C390]&amp;&quot;}{&quot;&amp;[$MallaSPC.D390]&amp;&quot;}{&quot;&amp;[$MallaSPC.E390]&amp;&quot;}{&quot;&amp;[$MallaSPC.G390]&amp;&quot;}{&quot;&amp;[$MallaSPC.H390]&amp;&quot;}{&quot;&amp;[$MallaSPC.I390]&amp;&quot;}{&quot;&amp;[$MallaSPC.J390]&amp;&quot;}{&quot;&amp;[$MallaSPC.K390]&amp;&quot;}{&quot;&amp;[$MallaSPC.L390]&amp;&quot;}{&quot;&amp;[$MallaSPC.M390]&amp;&quot;}{&quot;&amp;[$MallaSPC.N390]&amp;&quot;}{&quot;&amp;[$MallaSPC.O390]&amp;&quot;}{&quot;&amp;[$MallaSPC.P390]&amp;&quot;}{&quot;&amp;[$MallaSPC.Q390]&amp;&quot;}{&quot;&amp;[$MallaSPC.R390]&amp;&quot;}%&quot;&amp;[$MallaSPC.S390]&amp;[$MallaSPC.T390]&amp;[$MallaSPC.U390]&amp;[MallaSPC.V390]&amp;[MallaSPC.W390]&amp;[MallaSPC.X390]&amp;[MallaSPC.Y390]&amp;[MallaSPC.Z390]&amp;[MallaSPC.AA390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91]=&quot;&quot;;[$MallaSPC.C391]=&quot;&quot;;[$MallaSPC.F391]=&quot;&quot;);&quot;%&quot;;&quot;&quot;)" office:value-type="string" office:string-value="%">
            <text:p>%</text:p>
          </table:table-cell>
          <table:table-cell table:style-name="ce5" table:formula="of:=IF([.A378]=&quot;%&quot;;&quot;&quot;;IF([$MallaSPC.F391]=&quot;E&quot;;[.$B$1];IF([$MallaSPC.F391]=&quot;O&quot;;[.$C$1];&quot;&quot;)))">
            <text:p/>
          </table:table-cell>
          <table:table-cell table:style-name="ce5" table:formula="of:=IF([.A378]=&quot;%&quot;;&quot;&quot;;&quot;\&quot;&amp;[.$D$1]&amp;&quot;{&quot;&amp;[$MallaSPC.B391]&amp;&quot;}{&quot;&amp;[.B378]&amp;&quot;}{&quot;&amp;[$MallaSPC.C391]&amp;&quot;}{&quot;&amp;[$MallaSPC.D391]&amp;&quot;}{&quot;&amp;[$MallaSPC.E391]&amp;&quot;}{&quot;&amp;[$MallaSPC.G391]&amp;&quot;}{&quot;&amp;[$MallaSPC.H391]&amp;&quot;}{&quot;&amp;[$MallaSPC.I391]&amp;&quot;}{&quot;&amp;[$MallaSPC.J391]&amp;&quot;}{&quot;&amp;[$MallaSPC.K391]&amp;&quot;}{&quot;&amp;[$MallaSPC.L391]&amp;&quot;}{&quot;&amp;[$MallaSPC.M391]&amp;&quot;}{&quot;&amp;[$MallaSPC.N391]&amp;&quot;}{&quot;&amp;[$MallaSPC.O391]&amp;&quot;}{&quot;&amp;[$MallaSPC.P391]&amp;&quot;}{&quot;&amp;[$MallaSPC.Q391]&amp;&quot;}{&quot;&amp;[$MallaSPC.R391]&amp;&quot;}%&quot;&amp;[$MallaSPC.S391]&amp;[$MallaSPC.T391]&amp;[$MallaSPC.U391]&amp;[MallaSPC.V391]&amp;[MallaSPC.W391]&amp;[MallaSPC.X391]&amp;[MallaSPC.Y391]&amp;[MallaSPC.Z391]&amp;[MallaSPC.AA39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92]=&quot;&quot;;[$MallaSPC.C392]=&quot;&quot;;[$MallaSPC.F392]=&quot;&quot;);&quot;%&quot;;&quot;&quot;)" office:value-type="string" office:string-value="%">
            <text:p>%</text:p>
          </table:table-cell>
          <table:table-cell table:style-name="ce5" table:formula="of:=IF([.A379]=&quot;%&quot;;&quot;&quot;;IF([$MallaSPC.F392]=&quot;E&quot;;[.$B$1];IF([$MallaSPC.F392]=&quot;O&quot;;[.$C$1];&quot;&quot;)))">
            <text:p/>
          </table:table-cell>
          <table:table-cell table:style-name="ce5" table:formula="of:=IF([.A379]=&quot;%&quot;;&quot;&quot;;&quot;\&quot;&amp;[.$D$1]&amp;&quot;{&quot;&amp;[$MallaSPC.B392]&amp;&quot;}{&quot;&amp;[.B379]&amp;&quot;}{&quot;&amp;[$MallaSPC.C392]&amp;&quot;}{&quot;&amp;[$MallaSPC.D392]&amp;&quot;}{&quot;&amp;[$MallaSPC.E392]&amp;&quot;}{&quot;&amp;[$MallaSPC.G392]&amp;&quot;}{&quot;&amp;[$MallaSPC.H392]&amp;&quot;}{&quot;&amp;[$MallaSPC.I392]&amp;&quot;}{&quot;&amp;[$MallaSPC.J392]&amp;&quot;}{&quot;&amp;[$MallaSPC.K392]&amp;&quot;}{&quot;&amp;[$MallaSPC.L392]&amp;&quot;}{&quot;&amp;[$MallaSPC.M392]&amp;&quot;}{&quot;&amp;[$MallaSPC.N392]&amp;&quot;}{&quot;&amp;[$MallaSPC.O392]&amp;&quot;}{&quot;&amp;[$MallaSPC.P392]&amp;&quot;}{&quot;&amp;[$MallaSPC.Q392]&amp;&quot;}{&quot;&amp;[$MallaSPC.R392]&amp;&quot;}%&quot;&amp;[$MallaSPC.S392]&amp;[$MallaSPC.T392]&amp;[$MallaSPC.U392]&amp;[MallaSPC.V392]&amp;[MallaSPC.W392]&amp;[MallaSPC.X392]&amp;[MallaSPC.Y392]&amp;[MallaSPC.Z392]&amp;[MallaSPC.AA39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93]=&quot;&quot;;[$MallaSPC.C393]=&quot;&quot;;[$MallaSPC.F393]=&quot;&quot;);&quot;%&quot;;&quot;&quot;)">
            <text:p/>
          </table:table-cell>
          <table:table-cell table:style-name="ce5" table:formula="of:=IF([.A380]=&quot;%&quot;;&quot;&quot;;IF([$MallaSPC.F393]=&quot;E&quot;;[.$B$1];IF([$MallaSPC.F393]=&quot;O&quot;;[.$C$1];&quot;&quot;)))" office:value-type="string" office:string-value="Mandatory">
            <text:p>Mandatory</text:p>
          </table:table-cell>
          <table:table-cell table:style-name="ce5" table:formula="of:=IF([.A380]=&quot;%&quot;;&quot;&quot;;&quot;\&quot;&amp;[.$D$1]&amp;&quot;{&quot;&amp;[$MallaSPC.B393]&amp;&quot;}{&quot;&amp;[.B380]&amp;&quot;}{&quot;&amp;[$MallaSPC.C393]&amp;&quot;}{&quot;&amp;[$MallaSPC.D393]&amp;&quot;}{&quot;&amp;[$MallaSPC.E393]&amp;&quot;}{&quot;&amp;[$MallaSPC.G393]&amp;&quot;}{&quot;&amp;[$MallaSPC.H393]&amp;&quot;}{&quot;&amp;[$MallaSPC.I393]&amp;&quot;}{&quot;&amp;[$MallaSPC.J393]&amp;&quot;}{&quot;&amp;[$MallaSPC.K393]&amp;&quot;}{&quot;&amp;[$MallaSPC.L393]&amp;&quot;}{&quot;&amp;[$MallaSPC.M393]&amp;&quot;}{&quot;&amp;[$MallaSPC.N393]&amp;&quot;}{&quot;&amp;[$MallaSPC.O393]&amp;&quot;}{&quot;&amp;[$MallaSPC.P393]&amp;&quot;}{&quot;&amp;[$MallaSPC.Q393]&amp;&quot;}{&quot;&amp;[$MallaSPC.R393]&amp;&quot;}%&quot;&amp;[$MallaSPC.S393]&amp;[$MallaSPC.T393]&amp;[$MallaSPC.U393]&amp;[MallaSPC.V393]&amp;[MallaSPC.W393]&amp;[MallaSPC.X393]&amp;[MallaSPC.Y393]&amp;[MallaSPC.Z393]&amp;[MallaSPC.AA393])" office:value-type="string" office:string-value="\course{10}{Mandatory}{CS370}{}{Tópicos en Bases de Datos}{4}{2}{2}{2}{2}{2}{Advanced}{CS271T}{}{}{}{CS}%SPC,2E,NT,UCSP">
            <text:p>\course{10}{Mandatory}{CS370}{}{Tópicos en Bases de Datos}{4}{2}{2}{2}{2}{2}{Advanced}{CS271T}{}{}{}{CS}%SPC,2E,NT,UCSP</text:p>
          </table:table-cell>
          <table:table-cell table:number-columns-repeated="1021"/>
        </table:table-row>
        <table:table-row table:style-name="ro2">
          <table:table-cell table:style-name="ce5" table:formula="of:=IF(OR([$MallaSPC.B394]=&quot;&quot;;[$MallaSPC.C394]=&quot;&quot;;[$MallaSPC.F394]=&quot;&quot;);&quot;%&quot;;&quot;&quot;)">
            <text:p/>
          </table:table-cell>
          <table:table-cell table:style-name="ce5" table:formula="of:=IF([.A381]=&quot;%&quot;;&quot;&quot;;IF([$MallaSPC.F394]=&quot;E&quot;;[.$B$1];IF([$MallaSPC.F394]=&quot;O&quot;;[.$C$1];&quot;&quot;)))" office:value-type="string" office:string-value="Mandatory">
            <text:p>Mandatory</text:p>
          </table:table-cell>
          <table:table-cell table:style-name="ce5" table:formula="of:=IF([.A381]=&quot;%&quot;;&quot;&quot;;&quot;\&quot;&amp;[.$D$1]&amp;&quot;{&quot;&amp;[$MallaSPC.B394]&amp;&quot;}{&quot;&amp;[.B381]&amp;&quot;}{&quot;&amp;[$MallaSPC.C394]&amp;&quot;}{&quot;&amp;[$MallaSPC.D394]&amp;&quot;}{&quot;&amp;[$MallaSPC.E394]&amp;&quot;}{&quot;&amp;[$MallaSPC.G394]&amp;&quot;}{&quot;&amp;[$MallaSPC.H394]&amp;&quot;}{&quot;&amp;[$MallaSPC.I394]&amp;&quot;}{&quot;&amp;[$MallaSPC.J394]&amp;&quot;}{&quot;&amp;[$MallaSPC.K394]&amp;&quot;}{&quot;&amp;[$MallaSPC.L394]&amp;&quot;}{&quot;&amp;[$MallaSPC.M394]&amp;&quot;}{&quot;&amp;[$MallaSPC.N394]&amp;&quot;}{&quot;&amp;[$MallaSPC.O394]&amp;&quot;}{&quot;&amp;[$MallaSPC.P394]&amp;&quot;}{&quot;&amp;[$MallaSPC.Q394]&amp;&quot;}{&quot;&amp;[$MallaSPC.R394]&amp;&quot;}%&quot;&amp;[$MallaSPC.S394]&amp;[$MallaSPC.T394]&amp;[$MallaSPC.U394]&amp;[MallaSPC.V394]&amp;[MallaSPC.W394]&amp;[MallaSPC.X394]&amp;[MallaSPC.Y394]&amp;[MallaSPC.Z394]&amp;[MallaSPC.AA394])" office:value-type="string" office:string-value="\course{10}{Mandatory}{IS314}{IT314}{Tecnologías Emergentes}{4}{3}{2}{}{}{}{}{IS312B}{}{}{}{IT}%SPC,UCSP">
            <text:p>\course{10}{Mandatory}{IS314}{IT314}{Tecnologías Emergentes}{4}{3}{2}{}{}{}{}{IS312B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95]=&quot;&quot;;[$MallaSPC.C395]=&quot;&quot;;[$MallaSPC.F395]=&quot;&quot;);&quot;%&quot;;&quot;&quot;)">
            <text:p/>
          </table:table-cell>
          <table:table-cell table:style-name="ce5" table:formula="of:=IF([.A382]=&quot;%&quot;;&quot;&quot;;IF([$MallaSPC.F395]=&quot;E&quot;;[.$B$1];IF([$MallaSPC.F395]=&quot;O&quot;;[.$C$1];&quot;&quot;)))" office:value-type="string" office:string-value="Mandatory">
            <text:p>Mandatory</text:p>
          </table:table-cell>
          <table:table-cell table:style-name="ce5" table:formula="of:=IF([.A382]=&quot;%&quot;;&quot;&quot;;&quot;\&quot;&amp;[.$D$1]&amp;&quot;{&quot;&amp;[$MallaSPC.B395]&amp;&quot;}{&quot;&amp;[.B382]&amp;&quot;}{&quot;&amp;[$MallaSPC.C395]&amp;&quot;}{&quot;&amp;[$MallaSPC.D395]&amp;&quot;}{&quot;&amp;[$MallaSPC.E395]&amp;&quot;}{&quot;&amp;[$MallaSPC.G395]&amp;&quot;}{&quot;&amp;[$MallaSPC.H395]&amp;&quot;}{&quot;&amp;[$MallaSPC.I395]&amp;&quot;}{&quot;&amp;[$MallaSPC.J395]&amp;&quot;}{&quot;&amp;[$MallaSPC.K395]&amp;&quot;}{&quot;&amp;[$MallaSPC.L395]&amp;&quot;}{&quot;&amp;[$MallaSPC.M395]&amp;&quot;}{&quot;&amp;[$MallaSPC.N395]&amp;&quot;}{&quot;&amp;[$MallaSPC.O395]&amp;&quot;}{&quot;&amp;[$MallaSPC.P395]&amp;&quot;}{&quot;&amp;[$MallaSPC.Q395]&amp;&quot;}{&quot;&amp;[$MallaSPC.R395]&amp;&quot;}%&quot;&amp;[$MallaSPC.S395]&amp;[$MallaSPC.T395]&amp;[$MallaSPC.U395]&amp;[MallaSPC.V395]&amp;[MallaSPC.W395]&amp;[MallaSPC.X395]&amp;[MallaSPC.Y395]&amp;[MallaSPC.Z395]&amp;[MallaSPC.AA395])" office:value-type="string" office:string-value="\course{10}{Mandatory}{IS318}{}{Implicaciones de la Digitalización}{4}{3}{2}{}{}{}{}{FG211}{}{}{}{IT}%SPC,UCSP">
            <text:p>\course{10}{Mandatory}{IS318}{}{Implicaciones de la Digitalización}{4}{3}{2}{}{}{}{}{FG211}{}{}{}{IT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96]=&quot;&quot;;[$MallaSPC.C396]=&quot;&quot;;[$MallaSPC.F396]=&quot;&quot;);&quot;%&quot;;&quot;&quot;)">
            <text:p/>
          </table:table-cell>
          <table:table-cell table:style-name="ce5" table:formula="of:=IF([.A383]=&quot;%&quot;;&quot;&quot;;IF([$MallaSPC.F396]=&quot;E&quot;;[.$B$1];IF([$MallaSPC.F396]=&quot;O&quot;;[.$C$1];&quot;&quot;)))" office:value-type="string" office:string-value="Mandatory">
            <text:p>Mandatory</text:p>
          </table:table-cell>
          <table:table-cell table:style-name="ce5" table:formula="of:=IF([.A383]=&quot;%&quot;;&quot;&quot;;&quot;\&quot;&amp;[.$D$1]&amp;&quot;{&quot;&amp;[$MallaSPC.B396]&amp;&quot;}{&quot;&amp;[.B383]&amp;&quot;}{&quot;&amp;[$MallaSPC.C396]&amp;&quot;}{&quot;&amp;[$MallaSPC.D396]&amp;&quot;}{&quot;&amp;[$MallaSPC.E396]&amp;&quot;}{&quot;&amp;[$MallaSPC.G396]&amp;&quot;}{&quot;&amp;[$MallaSPC.H396]&amp;&quot;}{&quot;&amp;[$MallaSPC.I396]&amp;&quot;}{&quot;&amp;[$MallaSPC.J396]&amp;&quot;}{&quot;&amp;[$MallaSPC.K396]&amp;&quot;}{&quot;&amp;[$MallaSPC.L396]&amp;&quot;}{&quot;&amp;[$MallaSPC.M396]&amp;&quot;}{&quot;&amp;[$MallaSPC.N396]&amp;&quot;}{&quot;&amp;[$MallaSPC.O396]&amp;&quot;}{&quot;&amp;[$MallaSPC.P396]&amp;&quot;}{&quot;&amp;[$MallaSPC.Q396]&amp;&quot;}{&quot;&amp;[$MallaSPC.R396]&amp;&quot;}%&quot;&amp;[$MallaSPC.S396]&amp;[$MallaSPC.T396]&amp;[$MallaSPC.U396]&amp;[MallaSPC.V396]&amp;[MallaSPC.W396]&amp;[MallaSPC.X396]&amp;[MallaSPC.Y396]&amp;[MallaSPC.Z396]&amp;[MallaSPC.AA396])" office:value-type="string" office:string-value="\course{10}{Mandatory}{CS404}{IS404}{Seminario de Tesis}{3}{2}{2}{}{}{}{}{IS403}{}{}{}{SE}%SPC,UCSP">
            <text:p>\course{10}{Mandatory}{CS404}{IS404}{Seminario de Tesis}{3}{2}{2}{}{}{}{}{IS403}{}{}{}{SE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97]=&quot;&quot;;[$MallaSPC.C397]=&quot;&quot;;[$MallaSPC.F397]=&quot;&quot;);&quot;%&quot;;&quot;&quot;)" office:value-type="string" office:string-value="%">
            <text:p>%</text:p>
          </table:table-cell>
          <table:table-cell table:style-name="ce5" table:formula="of:=IF([.A384]=&quot;%&quot;;&quot;&quot;;IF([$MallaSPC.F397]=&quot;E&quot;;[.$B$1];IF([$MallaSPC.F397]=&quot;O&quot;;[.$C$1];&quot;&quot;)))">
            <text:p/>
          </table:table-cell>
          <table:table-cell table:style-name="ce5" table:formula="of:=IF([.A384]=&quot;%&quot;;&quot;&quot;;&quot;\&quot;&amp;[.$D$1]&amp;&quot;{&quot;&amp;[$MallaSPC.B397]&amp;&quot;}{&quot;&amp;[.B384]&amp;&quot;}{&quot;&amp;[$MallaSPC.C397]&amp;&quot;}{&quot;&amp;[$MallaSPC.D397]&amp;&quot;}{&quot;&amp;[$MallaSPC.E397]&amp;&quot;}{&quot;&amp;[$MallaSPC.G397]&amp;&quot;}{&quot;&amp;[$MallaSPC.H397]&amp;&quot;}{&quot;&amp;[$MallaSPC.I397]&amp;&quot;}{&quot;&amp;[$MallaSPC.J397]&amp;&quot;}{&quot;&amp;[$MallaSPC.K397]&amp;&quot;}{&quot;&amp;[$MallaSPC.L397]&amp;&quot;}{&quot;&amp;[$MallaSPC.M397]&amp;&quot;}{&quot;&amp;[$MallaSPC.N397]&amp;&quot;}{&quot;&amp;[$MallaSPC.O397]&amp;&quot;}{&quot;&amp;[$MallaSPC.P397]&amp;&quot;}{&quot;&amp;[$MallaSPC.Q397]&amp;&quot;}{&quot;&amp;[$MallaSPC.R397]&amp;&quot;}%&quot;&amp;[$MallaSPC.S397]&amp;[$MallaSPC.T397]&amp;[$MallaSPC.U397]&amp;[MallaSPC.V397]&amp;[MallaSPC.W397]&amp;[MallaSPC.X397]&amp;[MallaSPC.Y397]&amp;[MallaSPC.Z397]&amp;[MallaSPC.AA397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398]=&quot;&quot;;[$MallaSPC.C398]=&quot;&quot;;[$MallaSPC.F398]=&quot;&quot;);&quot;%&quot;;&quot;&quot;)">
            <text:p/>
          </table:table-cell>
          <table:table-cell table:style-name="ce5" table:formula="of:=IF([.A385]=&quot;%&quot;;&quot;&quot;;IF([$MallaSPC.F398]=&quot;E&quot;;[.$B$1];IF([$MallaSPC.F398]=&quot;O&quot;;[.$C$1];&quot;&quot;)))" office:value-type="string" office:string-value="Mandatory">
            <text:p>Mandatory</text:p>
          </table:table-cell>
          <table:table-cell table:style-name="ce5" table:formula="of:=IF([.A385]=&quot;%&quot;;&quot;&quot;;&quot;\&quot;&amp;[.$D$1]&amp;&quot;{&quot;&amp;[$MallaSPC.B398]&amp;&quot;}{&quot;&amp;[.B385]&amp;&quot;}{&quot;&amp;[$MallaSPC.C398]&amp;&quot;}{&quot;&amp;[$MallaSPC.D398]&amp;&quot;}{&quot;&amp;[$MallaSPC.E398]&amp;&quot;}{&quot;&amp;[$MallaSPC.G398]&amp;&quot;}{&quot;&amp;[$MallaSPC.H398]&amp;&quot;}{&quot;&amp;[$MallaSPC.I398]&amp;&quot;}{&quot;&amp;[$MallaSPC.J398]&amp;&quot;}{&quot;&amp;[$MallaSPC.K398]&amp;&quot;}{&quot;&amp;[$MallaSPC.L398]&amp;&quot;}{&quot;&amp;[$MallaSPC.M398]&amp;&quot;}{&quot;&amp;[$MallaSPC.N398]&amp;&quot;}{&quot;&amp;[$MallaSPC.O398]&amp;&quot;}{&quot;&amp;[$MallaSPC.P398]&amp;&quot;}{&quot;&amp;[$MallaSPC.Q398]&amp;&quot;}{&quot;&amp;[$MallaSPC.R398]&amp;&quot;}%&quot;&amp;[$MallaSPC.S398]&amp;[$MallaSPC.T398]&amp;[$MallaSPC.U398]&amp;[MallaSPC.V398]&amp;[MallaSPC.W398]&amp;[MallaSPC.X398]&amp;[MallaSPC.Y398]&amp;[MallaSPC.Z398]&amp;[MallaSPC.AA398])" office:value-type="string" office:string-value="\course{10}{Mandatory}{ET103}{}{Formación de Empresas de Base Tecnológica III}{4}{2}{4}{}{}{}{}{ET102}{}{}{}{OG}%SPC,UCSP">
            <text:p>\course{10}{Mandatory}{ET103}{}{Formación de Empresas de Base Tecnológica III}{4}{2}{4}{}{}{}{}{ET102}{}{}{}{OG}%SPC,UCSP</text:p>
          </table:table-cell>
          <table:table-cell table:number-columns-repeated="1021"/>
        </table:table-row>
        <table:table-row table:style-name="ro2">
          <table:table-cell table:style-name="ce5" table:formula="of:=IF(OR([$MallaSPC.B399]=&quot;&quot;;[$MallaSPC.C399]=&quot;&quot;;[$MallaSPC.F399]=&quot;&quot;);&quot;%&quot;;&quot;&quot;)">
            <text:p/>
          </table:table-cell>
          <table:table-cell table:style-name="ce5" table:formula="of:=IF([.A386]=&quot;%&quot;;&quot;&quot;;IF([$MallaSPC.F399]=&quot;E&quot;;[.$B$1];IF([$MallaSPC.F399]=&quot;O&quot;;[.$C$1];&quot;&quot;)))" office:value-type="string" office:string-value="Mandatory">
            <text:p>Mandatory</text:p>
          </table:table-cell>
          <table:table-cell table:style-name="ce5" table:formula="of:=IF([.A386]=&quot;%&quot;;&quot;&quot;;&quot;\&quot;&amp;[.$D$1]&amp;&quot;{&quot;&amp;[$MallaSPC.B399]&amp;&quot;}{&quot;&amp;[.B386]&amp;&quot;}{&quot;&amp;[$MallaSPC.C399]&amp;&quot;}{&quot;&amp;[$MallaSPC.D399]&amp;&quot;}{&quot;&amp;[$MallaSPC.E399]&amp;&quot;}{&quot;&amp;[$MallaSPC.G399]&amp;&quot;}{&quot;&amp;[$MallaSPC.H399]&amp;&quot;}{&quot;&amp;[$MallaSPC.I399]&amp;&quot;}{&quot;&amp;[$MallaSPC.J399]&amp;&quot;}{&quot;&amp;[$MallaSPC.K399]&amp;&quot;}{&quot;&amp;[$MallaSPC.L399]&amp;&quot;}{&quot;&amp;[$MallaSPC.M399]&amp;&quot;}{&quot;&amp;[$MallaSPC.N399]&amp;&quot;}{&quot;&amp;[$MallaSPC.O399]&amp;&quot;}{&quot;&amp;[$MallaSPC.P399]&amp;&quot;}{&quot;&amp;[$MallaSPC.Q399]&amp;&quot;}{&quot;&amp;[$MallaSPC.R399]&amp;&quot;}%&quot;&amp;[$MallaSPC.S399]&amp;[$MallaSPC.T399]&amp;[$MallaSPC.U399]&amp;[MallaSPC.V399]&amp;[MallaSPC.W399]&amp;[MallaSPC.X399]&amp;[MallaSPC.Y399]&amp;[MallaSPC.Z399]&amp;[MallaSPC.AA399])" office:value-type="string" office:string-value="\course{10}{Mandatory}{HU302}{}{Visión Cristiana de nuestro tiempo}{3}{3}{}{}{}{}{}{FG301}{}{}{}{FG}%">
            <text:p>\course{10}{Mandatory}{HU302}{}{Visión Cristiana de nuestro tiempo}{3}{3}{}{}{}{}{}{FG301}{}{}{}{FG}%</text:p>
          </table:table-cell>
          <table:table-cell table:number-columns-repeated="1021"/>
        </table:table-row>
        <table:table-row table:style-name="ro2">
          <table:table-cell table:style-name="ce5" table:formula="of:=IF(OR([$MallaSPC.B400]=&quot;&quot;;[$MallaSPC.C400]=&quot;&quot;;[$MallaSPC.F400]=&quot;&quot;);&quot;%&quot;;&quot;&quot;)">
            <text:p/>
          </table:table-cell>
          <table:table-cell table:style-name="ce5" table:formula="of:=IF([.A387]=&quot;%&quot;;&quot;&quot;;IF([$MallaSPC.F400]=&quot;E&quot;;[.$B$1];IF([$MallaSPC.F400]=&quot;O&quot;;[.$C$1];&quot;&quot;)))" office:value-type="string" office:string-value="Mandatory">
            <text:p>Mandatory</text:p>
          </table:table-cell>
          <table:table-cell table:style-name="ce5" table:formula="of:=IF([.A387]=&quot;%&quot;;&quot;&quot;;&quot;\&quot;&amp;[.$D$1]&amp;&quot;{&quot;&amp;[$MallaSPC.B400]&amp;&quot;}{&quot;&amp;[.B387]&amp;&quot;}{&quot;&amp;[$MallaSPC.C400]&amp;&quot;}{&quot;&amp;[$MallaSPC.D400]&amp;&quot;}{&quot;&amp;[$MallaSPC.E400]&amp;&quot;}{&quot;&amp;[$MallaSPC.G400]&amp;&quot;}{&quot;&amp;[$MallaSPC.H400]&amp;&quot;}{&quot;&amp;[$MallaSPC.I400]&amp;&quot;}{&quot;&amp;[$MallaSPC.J400]&amp;&quot;}{&quot;&amp;[$MallaSPC.K400]&amp;&quot;}{&quot;&amp;[$MallaSPC.L400]&amp;&quot;}{&quot;&amp;[$MallaSPC.M400]&amp;&quot;}{&quot;&amp;[$MallaSPC.N400]&amp;&quot;}{&quot;&amp;[$MallaSPC.O400]&amp;&quot;}{&quot;&amp;[$MallaSPC.P400]&amp;&quot;}{&quot;&amp;[$MallaSPC.Q400]&amp;&quot;}{&quot;&amp;[$MallaSPC.R400]&amp;&quot;}%&quot;&amp;[$MallaSPC.S400]&amp;[$MallaSPC.T400]&amp;[$MallaSPC.U400]&amp;[MallaSPC.V400]&amp;[MallaSPC.W400]&amp;[MallaSPC.X400]&amp;[MallaSPC.Y400]&amp;[MallaSPC.Z400]&amp;[MallaSPC.AA400])" office:value-type="string" office:string-value="\course{10}{Mandatory}{FG220}{}{Análisis de la Realidad Peruana}{2}{1}{2}{}{}{}{}{}{}{}{}{FG}%UCSP">
            <text:p>\course{10}{Mandatory}{FG220}{}{Análisis de la Realidad Peruana}{2}{1}{2}{}{}{}{}{}{}{}{}{FG}%UCSP</text:p>
          </table:table-cell>
          <table:table-cell table:number-columns-repeated="1021"/>
        </table:table-row>
        <table:table-row table:style-name="ro2">
          <table:table-cell table:style-name="ce5" table:formula="of:=IF(OR([$MallaSPC.B401]=&quot;&quot;;[$MallaSPC.C401]=&quot;&quot;;[$MallaSPC.F401]=&quot;&quot;);&quot;%&quot;;&quot;&quot;)" office:value-type="string" office:string-value="%">
            <text:p>%</text:p>
          </table:table-cell>
          <table:table-cell table:style-name="ce5" table:formula="of:=IF([.A388]=&quot;%&quot;;&quot;&quot;;IF([$MallaSPC.F401]=&quot;E&quot;;[.$B$1];IF([$MallaSPC.F401]=&quot;O&quot;;[.$C$1];&quot;&quot;)))">
            <text:p/>
          </table:table-cell>
          <table:table-cell table:style-name="ce5" table:formula="of:=IF([.A388]=&quot;%&quot;;&quot;&quot;;&quot;\&quot;&amp;[.$D$1]&amp;&quot;{&quot;&amp;[$MallaSPC.B401]&amp;&quot;}{&quot;&amp;[.B388]&amp;&quot;}{&quot;&amp;[$MallaSPC.C401]&amp;&quot;}{&quot;&amp;[$MallaSPC.D401]&amp;&quot;}{&quot;&amp;[$MallaSPC.E401]&amp;&quot;}{&quot;&amp;[$MallaSPC.G401]&amp;&quot;}{&quot;&amp;[$MallaSPC.H401]&amp;&quot;}{&quot;&amp;[$MallaSPC.I401]&amp;&quot;}{&quot;&amp;[$MallaSPC.J401]&amp;&quot;}{&quot;&amp;[$MallaSPC.K401]&amp;&quot;}{&quot;&amp;[$MallaSPC.L401]&amp;&quot;}{&quot;&amp;[$MallaSPC.M401]&amp;&quot;}{&quot;&amp;[$MallaSPC.N401]&amp;&quot;}{&quot;&amp;[$MallaSPC.O401]&amp;&quot;}{&quot;&amp;[$MallaSPC.P401]&amp;&quot;}{&quot;&amp;[$MallaSPC.Q401]&amp;&quot;}{&quot;&amp;[$MallaSPC.R401]&amp;&quot;}%&quot;&amp;[$MallaSPC.S401]&amp;[$MallaSPC.T401]&amp;[$MallaSPC.U401]&amp;[MallaSPC.V401]&amp;[MallaSPC.W401]&amp;[MallaSPC.X401]&amp;[MallaSPC.Y401]&amp;[MallaSPC.Z401]&amp;[MallaSPC.AA401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402]=&quot;&quot;;[$MallaSPC.C402]=&quot;&quot;;[$MallaSPC.F402]=&quot;&quot;);&quot;%&quot;;&quot;&quot;)" office:value-type="string" office:string-value="%">
            <text:p>%</text:p>
          </table:table-cell>
          <table:table-cell table:style-name="ce5" table:formula="of:=IF([.A389]=&quot;%&quot;;&quot;&quot;;IF([$MallaSPC.F402]=&quot;E&quot;;[.$B$1];IF([$MallaSPC.F402]=&quot;O&quot;;[.$C$1];&quot;&quot;)))">
            <text:p/>
          </table:table-cell>
          <table:table-cell table:style-name="ce5" table:formula="of:=IF([.A389]=&quot;%&quot;;&quot;&quot;;&quot;\&quot;&amp;[.$D$1]&amp;&quot;{&quot;&amp;[$MallaSPC.B402]&amp;&quot;}{&quot;&amp;[.B389]&amp;&quot;}{&quot;&amp;[$MallaSPC.C402]&amp;&quot;}{&quot;&amp;[$MallaSPC.D402]&amp;&quot;}{&quot;&amp;[$MallaSPC.E402]&amp;&quot;}{&quot;&amp;[$MallaSPC.G402]&amp;&quot;}{&quot;&amp;[$MallaSPC.H402]&amp;&quot;}{&quot;&amp;[$MallaSPC.I402]&amp;&quot;}{&quot;&amp;[$MallaSPC.J402]&amp;&quot;}{&quot;&amp;[$MallaSPC.K402]&amp;&quot;}{&quot;&amp;[$MallaSPC.L402]&amp;&quot;}{&quot;&amp;[$MallaSPC.M402]&amp;&quot;}{&quot;&amp;[$MallaSPC.N402]&amp;&quot;}{&quot;&amp;[$MallaSPC.O402]&amp;&quot;}{&quot;&amp;[$MallaSPC.P402]&amp;&quot;}{&quot;&amp;[$MallaSPC.Q402]&amp;&quot;}{&quot;&amp;[$MallaSPC.R402]&amp;&quot;}%&quot;&amp;[$MallaSPC.S402]&amp;[$MallaSPC.T402]&amp;[$MallaSPC.U402]&amp;[MallaSPC.V402]&amp;[MallaSPC.W402]&amp;[MallaSPC.X402]&amp;[MallaSPC.Y402]&amp;[MallaSPC.Z402]&amp;[MallaSPC.AA402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403]=&quot;&quot;;[$MallaSPC.C403]=&quot;&quot;;[$MallaSPC.F403]=&quot;&quot;);&quot;%&quot;;&quot;&quot;)" office:value-type="string" office:string-value="%">
            <text:p>%</text:p>
          </table:table-cell>
          <table:table-cell table:style-name="ce5" table:formula="of:=IF([.A390]=&quot;%&quot;;&quot;&quot;;IF([$MallaSPC.F403]=&quot;E&quot;;[.$B$1];IF([$MallaSPC.F403]=&quot;O&quot;;[.$C$1];&quot;&quot;)))">
            <text:p/>
          </table:table-cell>
          <table:table-cell table:style-name="ce5" table:formula="of:=IF([.A390]=&quot;%&quot;;&quot;&quot;;&quot;\&quot;&amp;[.$D$1]&amp;&quot;{&quot;&amp;[$MallaSPC.B403]&amp;&quot;}{&quot;&amp;[.B390]&amp;&quot;}{&quot;&amp;[$MallaSPC.C403]&amp;&quot;}{&quot;&amp;[$MallaSPC.D403]&amp;&quot;}{&quot;&amp;[$MallaSPC.E403]&amp;&quot;}{&quot;&amp;[$MallaSPC.G403]&amp;&quot;}{&quot;&amp;[$MallaSPC.H403]&amp;&quot;}{&quot;&amp;[$MallaSPC.I403]&amp;&quot;}{&quot;&amp;[$MallaSPC.J403]&amp;&quot;}{&quot;&amp;[$MallaSPC.K403]&amp;&quot;}{&quot;&amp;[$MallaSPC.L403]&amp;&quot;}{&quot;&amp;[$MallaSPC.M403]&amp;&quot;}{&quot;&amp;[$MallaSPC.N403]&amp;&quot;}{&quot;&amp;[$MallaSPC.O403]&amp;&quot;}{&quot;&amp;[$MallaSPC.P403]&amp;&quot;}{&quot;&amp;[$MallaSPC.Q403]&amp;&quot;}{&quot;&amp;[$MallaSPC.R403]&amp;&quot;}%&quot;&amp;[$MallaSPC.S403]&amp;[$MallaSPC.T403]&amp;[$MallaSPC.U403]&amp;[MallaSPC.V403]&amp;[MallaSPC.W403]&amp;[MallaSPC.X403]&amp;[MallaSPC.Y403]&amp;[MallaSPC.Z403]&amp;[MallaSPC.AA403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404]=&quot;&quot;;[$MallaSPC.C404]=&quot;&quot;;[$MallaSPC.F404]=&quot;&quot;);&quot;%&quot;;&quot;&quot;)" office:value-type="string" office:string-value="%">
            <text:p>%</text:p>
          </table:table-cell>
          <table:table-cell table:style-name="ce5" table:formula="of:=IF([.A391]=&quot;%&quot;;&quot;&quot;;IF([$MallaSPC.F404]=&quot;E&quot;;[.$B$1];IF([$MallaSPC.F404]=&quot;O&quot;;[.$C$1];&quot;&quot;)))">
            <text:p/>
          </table:table-cell>
          <table:table-cell table:style-name="ce5" table:formula="of:=IF([.A391]=&quot;%&quot;;&quot;&quot;;&quot;\&quot;&amp;[.$D$1]&amp;&quot;{&quot;&amp;[$MallaSPC.B404]&amp;&quot;}{&quot;&amp;[.B391]&amp;&quot;}{&quot;&amp;[$MallaSPC.C404]&amp;&quot;}{&quot;&amp;[$MallaSPC.D404]&amp;&quot;}{&quot;&amp;[$MallaSPC.E404]&amp;&quot;}{&quot;&amp;[$MallaSPC.G404]&amp;&quot;}{&quot;&amp;[$MallaSPC.H404]&amp;&quot;}{&quot;&amp;[$MallaSPC.I404]&amp;&quot;}{&quot;&amp;[$MallaSPC.J404]&amp;&quot;}{&quot;&amp;[$MallaSPC.K404]&amp;&quot;}{&quot;&amp;[$MallaSPC.L404]&amp;&quot;}{&quot;&amp;[$MallaSPC.M404]&amp;&quot;}{&quot;&amp;[$MallaSPC.N404]&amp;&quot;}{&quot;&amp;[$MallaSPC.O404]&amp;&quot;}{&quot;&amp;[$MallaSPC.P404]&amp;&quot;}{&quot;&amp;[$MallaSPC.Q404]&amp;&quot;}{&quot;&amp;[$MallaSPC.R404]&amp;&quot;}%&quot;&amp;[$MallaSPC.S404]&amp;[$MallaSPC.T404]&amp;[$MallaSPC.U404]&amp;[MallaSPC.V404]&amp;[MallaSPC.W404]&amp;[MallaSPC.X404]&amp;[MallaSPC.Y404]&amp;[MallaSPC.Z404]&amp;[MallaSPC.AA404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405]=&quot;&quot;;[$MallaSPC.C405]=&quot;&quot;;[$MallaSPC.F405]=&quot;&quot;);&quot;%&quot;;&quot;&quot;)" office:value-type="string" office:string-value="%">
            <text:p>%</text:p>
          </table:table-cell>
          <table:table-cell table:style-name="ce5" table:formula="of:=IF([.A392]=&quot;%&quot;;&quot;&quot;;IF([$MallaSPC.F405]=&quot;E&quot;;[.$B$1];IF([$MallaSPC.F405]=&quot;O&quot;;[.$C$1];&quot;&quot;)))">
            <text:p/>
          </table:table-cell>
          <table:table-cell table:style-name="ce5" table:formula="of:=IF([.A392]=&quot;%&quot;;&quot;&quot;;&quot;\&quot;&amp;[.$D$1]&amp;&quot;{&quot;&amp;[$MallaSPC.B405]&amp;&quot;}{&quot;&amp;[.B392]&amp;&quot;}{&quot;&amp;[$MallaSPC.C405]&amp;&quot;}{&quot;&amp;[$MallaSPC.D405]&amp;&quot;}{&quot;&amp;[$MallaSPC.E405]&amp;&quot;}{&quot;&amp;[$MallaSPC.G405]&amp;&quot;}{&quot;&amp;[$MallaSPC.H405]&amp;&quot;}{&quot;&amp;[$MallaSPC.I405]&amp;&quot;}{&quot;&amp;[$MallaSPC.J405]&amp;&quot;}{&quot;&amp;[$MallaSPC.K405]&amp;&quot;}{&quot;&amp;[$MallaSPC.L405]&amp;&quot;}{&quot;&amp;[$MallaSPC.M405]&amp;&quot;}{&quot;&amp;[$MallaSPC.N405]&amp;&quot;}{&quot;&amp;[$MallaSPC.O405]&amp;&quot;}{&quot;&amp;[$MallaSPC.P405]&amp;&quot;}{&quot;&amp;[$MallaSPC.Q405]&amp;&quot;}{&quot;&amp;[$MallaSPC.R405]&amp;&quot;}%&quot;&amp;[$MallaSPC.S405]&amp;[$MallaSPC.T405]&amp;[$MallaSPC.U405]&amp;[MallaSPC.V405]&amp;[MallaSPC.W405]&amp;[MallaSPC.X405]&amp;[MallaSPC.Y405]&amp;[MallaSPC.Z405]&amp;[MallaSPC.AA405])">
            <text:p/>
          </table:table-cell>
          <table:table-cell table:number-columns-repeated="1021"/>
        </table:table-row>
        <table:table-row table:style-name="ro2">
          <table:table-cell table:style-name="ce5" table:formula="of:=IF(OR([$MallaSPC.B406]=&quot;&quot;;[$MallaSPC.C406]=&quot;&quot;;[$MallaSPC.F406]=&quot;&quot;);&quot;%&quot;;&quot;&quot;)" office:value-type="string" office:string-value="%">
            <text:p>%</text:p>
          </table:table-cell>
          <table:table-cell table:style-name="ce5" table:formula="of:=IF([.A393]=&quot;%&quot;;&quot;&quot;;IF([$MallaSPC.F406]=&quot;E&quot;;[.$B$1];IF([$MallaSPC.F406]=&quot;O&quot;;[.$C$1];&quot;&quot;)))">
            <text:p/>
          </table:table-cell>
          <table:table-cell table:style-name="ce5" table:formula="of:=IF([.A393]=&quot;%&quot;;&quot;&quot;;&quot;\&quot;&amp;[.$D$1]&amp;&quot;{&quot;&amp;[$MallaSPC.B406]&amp;&quot;}{&quot;&amp;[.B393]&amp;&quot;}{&quot;&amp;[$MallaSPC.C406]&amp;&quot;}{&quot;&amp;[$MallaSPC.D406]&amp;&quot;}{&quot;&amp;[$MallaSPC.E406]&amp;&quot;}{&quot;&amp;[$MallaSPC.G406]&amp;&quot;}{&quot;&amp;[$MallaSPC.H406]&amp;&quot;}{&quot;&amp;[$MallaSPC.I406]&amp;&quot;}{&quot;&amp;[$MallaSPC.J406]&amp;&quot;}{&quot;&amp;[$MallaSPC.K406]&amp;&quot;}{&quot;&amp;[$MallaSPC.L406]&amp;&quot;}{&quot;&amp;[$MallaSPC.M406]&amp;&quot;}{&quot;&amp;[$MallaSPC.N406]&amp;&quot;}{&quot;&amp;[$MallaSPC.O406]&amp;&quot;}{&quot;&amp;[$MallaSPC.P406]&amp;&quot;}{&quot;&amp;[$MallaSPC.Q406]&amp;&quot;}{&quot;&amp;[$MallaSPC.R406]&amp;&quot;}%&quot;&amp;[$MallaSPC.S406]&amp;[$MallaSPC.T406]&amp;[$MallaSPC.U406]&amp;[MallaSPC.V406]&amp;[MallaSPC.W406]&amp;[MallaSPC.X406]&amp;[MallaSPC.Y406]&amp;[MallaSPC.Z406]&amp;[MallaSPC.AA406])">
            <text:p/>
          </table:table-cell>
          <table:table-cell table:number-columns-repeated="1021"/>
        </table:table-row>
        <table:table-row table:style-name="ro2" table:number-rows-repeated="10481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2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llaSPC.A2:MallaSPC.AA2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s" fo:country="P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38in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ndiente" style:family="table-cell" style:parent-style-name="Default">
      <style:table-cell-properties fo:background-color="#993300"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3300" fo:border="0.0138in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993300" fo:border="0.0138in solid #000000"/>
      <style:text-properties fo:color="#000000" fo:font-size="11pt" style:font-size-asian="11pt" style:font-size-complex="11pt"/>
    </style:style>
    <style:style style:name="LabMissing" style:family="table-cell" style:parent-style-name="Default">
      <style:table-cell-properties fo:background-color="#ff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2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aSPC" style:display-name="PageStyle_MallaS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94</meta:editing-cycles>
    <meta:editing-duration>P1DT18H29M7S</meta:editing-duration>
    <meta:creation-date>2010-04-22T15:50:30</meta:creation-date>
    <meta:generator>LibreOffice/3.3$Unix LibreOffice_project/330m19$Build-401</meta:generator>
    <meta:initial-creator>Ernesto Cuadros-Vargas</meta:initial-creator>
    <dc:date>2011-12-29T12:22:17</dc:date>
    <dc:creator>ecuadros </dc:creator>
    <meta:document-statistic meta:table-count="3" meta:cell-count="12353" meta:object-count="0"/>
    <meta:user-defined meta:name="Info 1"/>
    <meta:user-defined meta:name="Info 2"/>
    <meta:user-defined meta:name="Info 3"/>
    <meta:user-defined meta:name="Info 4"/>
  </office:meta>
</office:document-meta>
</file>